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16.1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0.85mm"/>
    </style:style>
    <style:style style:name="co7" style:family="table-column">
      <style:table-column-properties fo:break-before="auto" style:column-width="33.57mm"/>
    </style:style>
    <style:style style:name="co8" style:family="table-column">
      <style:table-column-properties fo:break-before="auto" style:column-width="48.01mm"/>
    </style:style>
    <style:style style:name="co9" style:family="table-column">
      <style:table-column-properties fo:break-before="auto" style:column-width="52.63mm"/>
    </style:style>
    <style:style style:name="co10" style:family="table-column">
      <style:table-column-properties fo:break-before="auto" style:column-width="7.97mm"/>
    </style:style>
    <style:style style:name="co11" style:family="table-column">
      <style:table-column-properties fo:break-before="auto" style:column-width="33.04mm"/>
    </style:style>
    <style:style style:name="co12" style:family="table-column">
      <style:table-column-properties fo:break-before="auto" style:column-width="52.09mm"/>
    </style:style>
    <style:style style:name="co13" style:family="table-column">
      <style:table-column-properties fo:break-before="auto" style:column-width="67.35mm"/>
    </style:style>
    <style:style style:name="co14" style:family="table-column">
      <style:table-column-properties fo:break-before="auto" style:column-width="32.76mm"/>
    </style:style>
    <style:style style:name="co15" style:family="table-column">
      <style:table-column-properties fo:break-before="auto" style:column-width="27.85mm"/>
    </style:style>
    <style:style style:name="co16" style:family="table-column">
      <style:table-column-properties fo:break-before="auto" style:column-width="37.94mm"/>
    </style:style>
    <style:style style:name="co17" style:family="table-column">
      <style:table-column-properties fo:break-before="auto" style:column-width="41.75mm"/>
    </style:style>
    <style:style style:name="co18" style:family="table-column">
      <style:table-column-properties fo:break-before="auto" style:column-width="43.66mm"/>
    </style:style>
    <style:style style:name="co19" style:family="table-column">
      <style:table-column-properties fo:break-before="auto" style:column-width="56.73mm"/>
    </style:style>
    <style:style style:name="co20" style:family="table-column">
      <style:table-column-properties fo:break-before="auto" style:column-width="58.63mm"/>
    </style:style>
    <style:style style:name="co21" style:family="table-column">
      <style:table-column-properties fo:break-before="auto" style:column-width="49.37mm"/>
    </style:style>
    <style:style style:name="co22" style:family="table-column">
      <style:table-column-properties fo:break-before="auto" style:column-width="51.28mm"/>
    </style:style>
    <style:style style:name="co23" style:family="table-column">
      <style:table-column-properties fo:break-before="auto" style:column-width="42.3mm"/>
    </style:style>
    <style:style style:name="co24" style:family="table-column">
      <style:table-column-properties fo:break-before="auto" style:column-width="43.92mm"/>
    </style:style>
    <style:style style:name="co25" style:family="table-column">
      <style:table-column-properties fo:break-before="auto" style:column-width="42.56mm"/>
    </style:style>
    <style:style style:name="co26" style:family="table-column">
      <style:table-column-properties fo:break-before="auto" style:column-width="40.66mm"/>
    </style:style>
    <style:style style:name="co27" style:family="table-column">
      <style:table-column-properties fo:break-before="auto" style:column-width="39.56mm"/>
    </style:style>
    <style:style style:name="co28" style:family="table-column">
      <style:table-column-properties fo:break-before="auto" style:column-width="97.03mm"/>
    </style:style>
    <style:style style:name="co29" style:family="table-column">
      <style:table-column-properties fo:break-before="auto" style:column-width="103.56mm"/>
    </style:style>
    <style:style style:name="co30" style:family="table-column">
      <style:table-column-properties fo:break-before="auto" style:column-width="50.18mm"/>
    </style:style>
    <style:style style:name="co31" style:family="table-column">
      <style:table-column-properties fo:break-before="auto" style:column-width="56.44mm"/>
    </style:style>
    <style:style style:name="co32" style:family="table-column">
      <style:table-column-properties fo:break-before="auto" style:column-width="58.08mm"/>
    </style:style>
    <style:style style:name="co33" style:family="table-column">
      <style:table-column-properties fo:break-before="auto" style:column-width="47.73mm"/>
    </style:style>
    <style:style style:name="co34" style:family="table-column">
      <style:table-column-properties fo:break-before="auto" style:column-width="25.95mm"/>
    </style:style>
    <style:style style:name="co35" style:family="table-column">
      <style:table-column-properties fo:break-before="auto" style:column-width="24.85mm"/>
    </style:style>
    <style:style style:name="co36" style:family="table-column">
      <style:table-column-properties fo:break-before="auto" style:column-width="28.95mm"/>
    </style:style>
    <style:style style:name="co37" style:family="table-column">
      <style:table-column-properties fo:break-before="auto" style:column-width="27.04mm"/>
    </style:style>
    <style:style style:name="co38" style:family="table-column">
      <style:table-column-properties fo:break-before="auto" style:column-width="25.4mm"/>
    </style:style>
    <style:style style:name="co39" style:family="table-column">
      <style:table-column-properties fo:break-before="auto" style:column-width="25.14mm"/>
    </style:style>
    <style:style style:name="co40" style:family="table-column">
      <style:table-column-properties fo:break-before="auto" style:column-width="45.28mm"/>
    </style:style>
    <style:style style:name="co41" style:family="table-column">
      <style:table-column-properties fo:break-before="auto" style:column-width="41.2mm"/>
    </style:style>
    <style:style style:name="co42" style:family="table-column">
      <style:table-column-properties fo:break-before="auto" style:column-width="101.94mm"/>
    </style:style>
    <style:style style:name="co43" style:family="table-column">
      <style:table-column-properties fo:break-before="auto" style:column-width="108.46mm"/>
    </style:style>
    <style:style style:name="co44" style:family="table-column">
      <style:table-column-properties fo:break-before="auto" style:column-width="55.09mm"/>
    </style:style>
    <style:style style:name="co45" style:family="table-column">
      <style:table-column-properties fo:break-before="auto" style:column-width="61.63mm"/>
    </style:style>
    <style:style style:name="co46" style:family="table-column">
      <style:table-column-properties fo:break-before="auto" style:column-width="37.66mm"/>
    </style:style>
    <style:style style:name="co47" style:family="table-column">
      <style:table-column-properties fo:break-before="auto" style:column-width="57.82mm"/>
    </style:style>
    <style:style style:name="co48" style:family="table-column">
      <style:table-column-properties fo:break-before="auto" style:column-width="109.56mm"/>
    </style:style>
    <style:style style:name="co49" style:family="table-column">
      <style:table-column-properties fo:break-before="auto" style:column-width="62.72mm"/>
    </style:style>
    <style:style style:name="co50" style:family="table-column">
      <style:table-column-properties fo:break-before="auto" style:column-width="69.25mm"/>
    </style:style>
    <style:style style:name="co51" style:family="table-column">
      <style:table-column-properties fo:break-before="auto" style:column-width="91.58mm"/>
    </style:style>
    <style:style style:name="co52" style:family="table-column">
      <style:table-column-properties fo:break-before="auto" style:column-width="98.13mm"/>
    </style:style>
    <style:style style:name="co53" style:family="table-column">
      <style:table-column-properties fo:break-before="auto" style:column-width="44.75mm"/>
    </style:style>
    <style:style style:name="co54" style:family="table-column">
      <style:table-column-properties fo:break-before="auto" style:column-width="46.37mm"/>
    </style:style>
    <style:style style:name="co5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/>
      <table:table table:name="exp028cor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" table:default-cell-style-name="ce1"/>
        <table:table-column table:style-name="co27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9" table:default-cell-style-name="ce1"/>
        <table:table-column table:style-name="co4" table:default-cell-style-name="ce1"/>
        <table:table-column table:style-name="co3" table:default-cell-style-name="ce1"/>
        <table:table-column table:style-name="co31" table:default-cell-style-name="ce1"/>
        <table:table-column table:style-name="co4" table:default-cell-style-name="ce1"/>
        <table:table-column table:style-name="co3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5" table:default-cell-style-name="ce1"/>
        <table:table-column table:style-name="co34" table:number-columns-repeated="2" table:default-cell-style-name="ce1"/>
        <table:table-column table:style-name="co35" table:number-columns-repeated="2" table:default-cell-style-name="ce1"/>
        <table:table-column table:style-name="co36" table:default-cell-style-name="ce1"/>
        <table:table-column table:style-name="co37" table:number-columns-repeated="2" table:default-cell-style-name="ce1"/>
        <table:table-column table:style-name="co34" table:number-columns-repeated="2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1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22" table:default-cell-style-name="ce1"/>
        <table:table-column table:style-name="co54" table:default-cell-style-name="ce1"/>
        <table:table-column table:style-name="co2" table:number-columns-repeated="5" table:default-cell-style-name="ce1"/>
        <table:table-column table:style-name="co55" table:number-columns-repeated="943" table:default-cell-style-name="ce1"/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content_id</text:p>
          </table:table-cell>
          <table:table-cell office:value-type="string" calcext:value-type="string">
            <text:p>content_type_id</text:p>
          </table:table-cell>
          <table:table-cell office:value-type="string" calcext:value-type="string">
            <text:p>task_container_id</text:p>
          </table:table-cell>
          <table:table-cell office:value-type="string" calcext:value-type="string">
            <text:p>user_answer</text:p>
          </table:table-cell>
          <table:table-cell office:value-type="string" calcext:value-type="string">
            <text:p>answered_correctly</text:p>
          </table:table-cell>
          <table:table-cell office:value-type="string" calcext:value-type="string">
            <text:p>prior_question_elapsed_time</text:p>
          </table:table-cell>
          <table:table-cell office:value-type="string" calcext:value-type="string">
            <text:p>prior_question_had_explanation</text:p>
          </table:table-cell>
          <table:table-cell office:value-type="string" calcext:value-type="string">
            <text:p>question_id</text:p>
          </table:table-cell>
          <table:table-cell office:value-type="string" calcext:value-type="string">
            <text:p>bundle_id</text:p>
          </table:table-cell>
          <table:table-cell office:value-type="string" calcext:value-type="string">
            <text:p>correct_answer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arget_enc_user_id</text:p>
          </table:table-cell>
          <table:table-cell office:value-type="string" calcext:value-type="string">
            <text:p>shiftdiff_timestamp_by_user_id</text:p>
          </table:table-cell>
          <table:table-cell office:value-type="string" calcext:value-type="string">
            <text:p>shiftdiff_timestamp_by_user_id_cap200k</text:p>
          </table:table-cell>
          <table:table-cell office:value-type="string" calcext:value-type="string">
            <text:p>study_time</text:p>
          </table:table-cell>
          <table:table-cell office:value-type="string" calcext:value-type="string">
            <text:p>count_enc_user_id</text:p>
          </table:table-cell>
          <table:table-cell office:value-type="string" calcext:value-type="string">
            <text:p>previous_5_ans</text:p>
          </table:table-cell>
          <table:table-cell office:value-type="string" calcext:value-type="string">
            <text:p>target_enc_content_id</text:p>
          </table:table-cell>
          <table:table-cell office:value-type="string" calcext:value-type="string">
            <text:p>past5_timestamp_vslast</text:p>
          </table:table-cell>
          <table:table-cell office:value-type="string" calcext:value-type="string">
            <text:p>past20_timestamp_vslast</text:p>
          </table:table-cell>
          <table:table-cell office:value-type="string" calcext:value-type="string">
            <text:p>past50_answered_correctly_mean</text:p>
          </table:table-cell>
          <table:table-cell office:value-type="string" calcext:value-type="string">
            <text:p>past100_answered_correctly_mean</text:p>
          </table:table-cell>
          <table:table-cell office:value-type="string" calcext:value-type="string">
            <text:p>past5_content_type_id_mean</text:p>
          </table:table-cell>
          <table:table-cell office:value-type="string" calcext:value-type="string">
            <text:p>past15_content_type_id_mean</text:p>
          </table:table-cell>
          <table:table-cell office:value-type="string" calcext:value-type="string">
            <text:p>elapsed_time_content_id</text:p>
          </table:table-cell>
          <table:table-cell office:value-type="string" calcext:value-type="string">
            <text:p>diff_shiftdiff_elapsed_time</text:p>
          </table:table-cell>
          <table:table-cell office:value-type="string" calcext:value-type="string">
            <text:p>content_ua_table2_mean</text:p>
          </table:table-cell>
          <table:table-cell office:value-type="string" calcext:value-type="string">
            <text:p>content_ua_table2_sum</text:p>
          </table:table-cell>
          <table:table-cell office:value-type="string" calcext:value-type="string">
            <text:p>content_ua_table2_max</text:p>
          </table:table-cell>
          <table:table-cell office:value-type="string" calcext:value-type="string">
            <text:p>content_ua_table2_min</text:p>
          </table:table-cell>
          <table:table-cell office:value-type="string" calcext:value-type="string">
            <text:p>content_ua_table2_last</text:p>
          </table:table-cell>
          <table:table-cell office:value-type="string" calcext:value-type="string">
            <text:p>mean_shiftdiff_timestamp_by_user_id_cap200k_by_user_id</text:p>
          </table:table-cell>
          <table:table-cell office:value-type="string" calcext:value-type="string">
            <text:p>diff_mean_shiftdiff_timestamp_by_user_id_cap200k_by_user_id</text:p>
          </table:table-cell>
          <table:table-cell office:value-type="string" calcext:value-type="string">
            <text:p>mean_study_time_by_user_id</text:p>
          </table:table-cell>
          <table:table-cell office:value-type="string" calcext:value-type="string">
            <text:p>diff_mean_study_time_by_user_id</text:p>
          </table:table-cell>
          <table:table-cell office:value-type="string" calcext:value-type="string">
            <text:p>user_rate_sum_part_2</text:p>
          </table:table-cell>
          <table:table-cell office:value-type="string" calcext:value-type="string">
            <text:p>user_rate_mean_part_2</text:p>
          </table:table-cell>
          <table:table-cell office:value-type="string" calcext:value-type="string">
            <text:p>diff_rate_mean_target_enc_part_2</text:p>
          </table:table-cell>
          <table:table-cell office:value-type="string" calcext:value-type="string">
            <text:p>user_rate_sum_part_5</text:p>
          </table:table-cell>
          <table:table-cell office:value-type="string" calcext:value-type="string">
            <text:p>user_rate_mean_part_5</text:p>
          </table:table-cell>
          <table:table-cell office:value-type="string" calcext:value-type="string">
            <text:p>diff_rate_mean_target_enc_part_5</text:p>
          </table:table-cell>
          <table:table-cell office:value-type="string" calcext:value-type="string">
            <text:p>previous_answer_index_content_id</text:p>
          </table:table-cell>
          <table:table-cell office:value-type="string" calcext:value-type="string">
            <text:p>previous_answer_content_id</text:p>
          </table:table-cell>
          <table:table-cell office:value-type="string" calcext:value-type="string">
            <text:p>ql_table2_mean</text:p>
          </table:table-cell>
          <table:table-cell office:value-type="string" calcext:value-type="string">
            <text:p>ql_table2_sum</text:p>
          </table:table-cell>
          <table:table-cell office:value-type="string" calcext:value-type="string">
            <text:p>ql_table2_max</text:p>
          </table:table-cell>
          <table:table-cell office:value-type="string" calcext:value-type="string">
            <text:p>ql_table2_min</text:p>
          </table:table-cell>
          <table:table-cell office:value-type="string" calcext:value-type="string">
            <text:p>ql_table2_last</text:p>
          </table:table-cell>
          <table:table-cell office:value-type="string" calcext:value-type="string">
            <text:p>qq_table2_mean</text:p>
          </table:table-cell>
          <table:table-cell office:value-type="string" calcext:value-type="string">
            <text:p>qq_table2_sum</text:p>
          </table:table-cell>
          <table:table-cell office:value-type="string" calcext:value-type="string">
            <text:p>qq_table2_max</text:p>
          </table:table-cell>
          <table:table-cell office:value-type="string" calcext:value-type="string">
            <text:p>qq_table2_min</text:p>
          </table:table-cell>
          <table:table-cell office:value-type="string" calcext:value-type="string">
            <text:p>qq_table2_last</text:p>
          </table:table-cell>
          <table:table-cell office:value-type="string" calcext:value-type="string">
            <text:p>content_rating</text:p>
          </table:table-cell>
          <table:table-cell office:value-type="string" calcext:value-type="string">
            <text:p>user_id_rating</text:p>
          </table:table-cell>
          <table:table-cell office:value-type="string" calcext:value-type="string">
            <text:p>rating_diff_content_user_id</text:p>
          </table:table-cell>
          <table:table-cell office:value-type="string" calcext:value-type="string">
            <text:p>prev_ans_te</text:p>
          </table:table-cell>
          <table:table-cell office:value-type="string" calcext:value-type="string">
            <text:p>mean_shiftdiff_timestamp_by_user_id_cap200k_by_content_id</text:p>
          </table:table-cell>
          <table:table-cell office:value-type="string" calcext:value-type="string">
            <text:p>diff_mean_shiftdiff_timestamp_by_user_id_cap200k_by_content_id</text:p>
          </table:table-cell>
          <table:table-cell office:value-type="string" calcext:value-type="string">
            <text:p>mean_study_time_by_content_id</text:p>
          </table:table-cell>
          <table:table-cell office:value-type="string" calcext:value-type="string">
            <text:p>diff_mean_study_time_by_content_id</text:p>
          </table:table-cell>
          <table:table-cell office:value-type="string" calcext:value-type="string">
            <text:p>['user_id', 'part']_rating</text:p>
          </table:table-cell>
          <table:table-cell office:value-type="string" calcext:value-type="string">
            <text:p>rating_diff_content_['user_id', 'part']</text:p>
          </table:table-cell>
          <table:table-cell office:value-type="string" calcext:value-type="string">
            <text:p>mean_shiftdiff_timestamp_by_user_id_cap200k_by_['user_id', 'part']</text:p>
          </table:table-cell>
          <table:table-cell office:value-type="string" calcext:value-type="string">
            <text:p>diff_mean_shiftdiff_timestamp_by_user_id_cap200k_by_['user_id', 'part']</text:p>
          </table:table-cell>
          <table:table-cell office:value-type="string" calcext:value-type="string">
            <text:p>mean_study_time_by_['user_id', 'part']</text:p>
          </table:table-cell>
          <table:table-cell office:value-type="string" calcext:value-type="string">
            <text:p>diff_mean_study_time_by_['user_id', 'part']</text:p>
          </table:table-cell>
          <table:table-cell office:value-type="string" calcext:value-type="string">
            <text:p>mean_shiftdiff_timestamp_by_user_id_cap200k_by_part</text:p>
          </table:table-cell>
          <table:table-cell office:value-type="string" calcext:value-type="string">
            <text:p>diff_mean_shiftdiff_timestamp_by_user_id_cap200k_by_part</text:p>
          </table:table-cell>
          <table:table-cell office:value-type="string" calcext:value-type="string">
            <text:p>mean_study_time_by_part</text:p>
          </table:table-cell>
          <table:table-cell office:value-type="string" calcext:value-type="string">
            <text:p>diff_mean_study_time_by_part</text:p>
          </table:table-cell>
          <table:table-cell office:value-type="string" calcext:value-type="string">
            <text:p>target_enc_previous_5_ans</text:p>
          </table:table-cell>
          <table:table-cell office:value-type="string" calcext:value-type="string">
            <text:p>te_mean</text:p>
          </table:table-cell>
          <table:table-cell office:value-type="string" calcext:value-type="string">
            <text:p>te_max</text:p>
          </table:table-cell>
          <table:table-cell office:value-type="string" calcext:value-type="string">
            <text:p>te_min</text:p>
          </table:table-cell>
          <table:table-cell office:value-type="string" calcext:value-type="string">
            <text:p>te_std</text:p>
          </table:table-cell>
          <table:table-cell office:value-type="string" calcext:value-type="string">
            <text:p>te_peak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float" office:value="1" calcext:value-type="float">
            <text:p>1</text:p>
          </table:table-cell>
          <table:table-cell office:value-type="float" office:value="0.00224064761375678" calcext:value-type="float">
            <text:p>0.0022406476</text:p>
          </table:table-cell>
          <table:table-cell office:value-type="float" office:value="0.0611641648514874" calcext:value-type="float">
            <text:p>0.0611641649</text:p>
          </table:table-cell>
          <table:table-cell/>
          <table:table-cell office:value-type="float" office:value="0.590273322433623" calcext:value-type="float">
            <text:p>0.5902733224</text:p>
          </table:table-cell>
          <table:table-cell office:value-type="float" office:value="0.000326453413952883" calcext:value-type="float">
            <text:p>0.0003264534</text:p>
          </table:table-cell>
          <table:table-cell office:value-type="float" office:value="0.0176474123623286" calcext:value-type="float">
            <text:p>0.0176474124</text:p>
          </table:table-cell>
          <table:table-cell office:value-type="float" office:value="-0.000236949386904622" calcext:value-type="float">
            <text:p>-0.0002369494</text:p>
          </table:table-cell>
          <table:table-cell office:value-type="float" office:value="0.176141326961644" calcext:value-type="float">
            <text:p>0.176141327</text:p>
          </table:table-cell>
          <table:table-cell office:value-type="float" office:value="0.0611641648514874" calcext:value-type="float">
            <text:p>0.0611641649</text:p>
          </table:table-cell>
          <table:table-cell office:value-type="float" office:value="0.0611639853233832" calcext:value-type="float">
            <text:p>0.0611639853</text:p>
          </table:table-cell>
          <table:table-cell office:value-type="float" office:value="-0.000693039753811068" calcext:value-type="float">
            <text:p>-0.0006930398</text:p>
          </table:table-cell>
          <table:table-cell office:value-type="float" office:value="0.0143535752438953" calcext:value-type="float">
            <text:p>0.0143535752</text:p>
          </table:table-cell>
          <table:table-cell/>
          <table:table-cell office:value-type="float" office:value="0.0750869980811891" calcext:value-type="float">
            <text:p>0.0750869981</text:p>
          </table:table-cell>
          <table:table-cell office:value-type="float" office:value="0.0471917847528147" calcext:value-type="float">
            <text:p>0.0471917848</text:p>
          </table:table-cell>
          <table:table-cell office:value-type="float" office:value="0.047325984721423" calcext:value-type="float">
            <text:p>0.0473259847</text:p>
          </table:table-cell>
          <table:table-cell office:value-type="float" office:value="0.0477793280497256" calcext:value-type="float">
            <text:p>0.047779328</text:p>
          </table:table-cell>
          <table:table-cell office:value-type="float" office:value="0.583558539203153" calcext:value-type="float">
            <text:p>0.5835585392</text:p>
          </table:table-cell>
          <table:table-cell office:value-type="float" office:value="0.0122173709103853" calcext:value-type="float">
            <text:p>0.0122173709</text:p>
          </table:table-cell>
          <table:table-cell office:value-type="float" office:value="0.0670079307814252" calcext:value-type="float">
            <text:p>0.0670079308</text:p>
          </table:table-cell>
          <table:table-cell office:value-type="float" office:value="0.0821693701073052" calcext:value-type="float">
            <text:p>0.0821693701</text:p>
          </table:table-cell>
          <table:table-cell office:value-type="float" office:value="0.161319557431577" calcext:value-type="float">
            <text:p>0.1613195574</text:p>
          </table:table-cell>
          <table:table-cell office:value-type="float" office:value="0.0561651486894928" calcext:value-type="float">
            <text:p>0.0561651487</text:p>
          </table:table-cell>
          <table:table-cell office:value-type="float" office:value="0.0656210224641273" calcext:value-type="float">
            <text:p>0.0656210225</text:p>
          </table:table-cell>
          <table:table-cell office:value-type="float" office:value="-0.005066991843218" calcext:value-type="float">
            <text:p>-0.0050669918</text:p>
          </table:table-cell>
          <table:table-cell office:value-type="float" office:value="-0.00483700352675645" calcext:value-type="float">
            <text:p>-0.0048370035</text:p>
          </table:table-cell>
          <table:table-cell office:value-type="float" office:value="0.0115515506840028" calcext:value-type="float">
            <text:p>0.0115515507</text:p>
          </table:table-cell>
          <table:table-cell office:value-type="float" office:value="0.0479927155325211" calcext:value-type="float">
            <text:p>0.0479927155</text:p>
          </table:table-cell>
          <table:table-cell office:value-type="float" office:value="0.135648114675682" calcext:value-type="float">
            <text:p>0.1356481147</text:p>
          </table:table-cell>
          <table:table-cell office:value-type="float" office:value="0.246976590681049" calcext:value-type="float">
            <text:p>0.2469765907</text:p>
          </table:table-cell>
          <table:table-cell office:value-type="float" office:value="-0.0834466256703767" calcext:value-type="float">
            <text:p>-0.0834466257</text:p>
          </table:table-cell>
          <table:table-cell office:value-type="float" office:value="0.107735261394431" calcext:value-type="float">
            <text:p>0.1077352614</text:p>
          </table:table-cell>
          <table:table-cell office:value-type="float" office:value="0.110999587321584" calcext:value-type="float">
            <text:p>0.1109995873</text:p>
          </table:table-cell>
          <table:table-cell office:value-type="float" office:value="0.137608382253826" calcext:value-type="float">
            <text:p>0.1376083823</text:p>
          </table:table-cell>
          <table:table-cell office:value-type="float" office:value="-0.0254906184227019" calcext:value-type="float">
            <text:p>-0.0254906184</text:p>
          </table:table-cell>
          <table:table-cell office:value-type="float" office:value="0.134252587451004" calcext:value-type="float">
            <text:p>0.1342525875</text:p>
          </table:table-cell>
          <table:table-cell office:value-type="float" office:value="-0.014143556976262" calcext:value-type="float">
            <text:p>-0.014143557</text:p>
          </table:table-cell>
          <table:table-cell office:value-type="float" office:value="-0.183434871028842" calcext:value-type="float">
            <text:p>-0.183434871</text:p>
          </table:table-cell>
          <table:table-cell office:value-type="float" office:value="-0.0173347881500352" calcext:value-type="float">
            <text:p>-0.0173347882</text:p>
          </table:table-cell>
          <table:table-cell office:value-type="float" office:value="-0.0520356449390864" calcext:value-type="float">
            <text:p>-0.0520356449</text:p>
          </table:table-cell>
          <table:table-cell office:value-type="float" office:value="-0.0647676499651543" calcext:value-type="float">
            <text:p>-0.06476765</text:p>
          </table:table-cell>
          <table:table-cell office:value-type="float" office:value="0.00585902923492675" calcext:value-type="float">
            <text:p>0.0058590292</text:p>
          </table:table-cell>
          <table:table-cell office:value-type="float" office:value="-0.0319216191294116" calcext:value-type="float">
            <text:p>-0.0319216191</text:p>
          </table:table-cell>
          <table:table-cell office:value-type="float" office:value="0.00314964576646164" calcext:value-type="float">
            <text:p>0.0031496458</text:p>
          </table:table-cell>
          <table:table-cell office:value-type="float" office:value="-0.00740592009009849" calcext:value-type="float">
            <text:p>-0.0074059201</text:p>
          </table:table-cell>
          <table:table-cell office:value-type="float" office:value="0.0226954525508815" calcext:value-type="float">
            <text:p>0.0226954526</text:p>
          </table:table-cell>
          <table:table-cell office:value-type="float" office:value="0.332435247035342" calcext:value-type="float">
            <text:p>0.332435247</text:p>
          </table:table-cell>
          <table:table-cell office:value-type="float" office:value="0.0507807513773683" calcext:value-type="float">
            <text:p>0.0507807514</text:p>
          </table:table-cell>
          <table:table-cell office:value-type="float" office:value="-0.0144665848275299" calcext:value-type="float">
            <text:p>-0.0144665848</text:p>
          </table:table-cell>
          <table:table-cell office:value-type="float" office:value="0.0216651395195814" calcext:value-type="float">
            <text:p>0.0216651395</text:p>
          </table:table-cell>
          <table:table-cell office:value-type="float" office:value="0.0715191739467807" calcext:value-type="float">
            <text:p>0.0715191739</text:p>
          </table:table-cell>
          <table:table-cell office:value-type="float" office:value="-0.0352001329873578" calcext:value-type="float">
            <text:p>-0.035200133</text:p>
          </table:table-cell>
          <table:table-cell office:value-type="float" office:value="0.0664237822412984" calcext:value-type="float">
            <text:p>0.0664237822</text:p>
          </table:table-cell>
          <table:table-cell office:value-type="float" office:value="0.0764246398450077" calcext:value-type="float">
            <text:p>0.0764246398</text:p>
          </table:table-cell>
          <table:table-cell office:value-type="float" office:value="0.068515051912671" calcext:value-type="float">
            <text:p>0.0685150519</text:p>
          </table:table-cell>
          <table:table-cell office:value-type="float" office:value="-0.0405619248364194" calcext:value-type="float">
            <text:p>-0.0405619248</text:p>
          </table:table-cell>
          <table:table-cell office:value-type="float" office:value="-0.0148505679151773" calcext:value-type="float">
            <text:p>-0.0148505679</text:p>
          </table:table-cell>
          <table:table-cell office:value-type="float" office:value="-0.0292446460472325" calcext:value-type="float">
            <text:p>-0.029244646</text:p>
          </table:table-cell>
          <table:table-cell office:value-type="float" office:value="0.174984196933166" calcext:value-type="float">
            <text:p>0.1749841969</text:p>
          </table:table-cell>
          <table:table-cell office:value-type="float" office:value="0.0450758963419136" calcext:value-type="float">
            <text:p>0.0450758963</text:p>
          </table:table-cell>
          <table:table-cell office:value-type="float" office:value="0.0239323789221522" calcext:value-type="float">
            <text:p>0.0239323789</text:p>
          </table:table-cell>
          <table:table-cell office:value-type="float" office:value="0.0455464784631176" calcext:value-type="float">
            <text:p>0.0455464785</text:p>
          </table:table-cell>
          <table:table-cell office:value-type="float" office:value="0.0252558451371756" calcext:value-type="float">
            <text:p>0.0252558451</text:p>
          </table:table-cell>
          <table:table-cell office:value-type="float" office:value="-0.0358845309975571" calcext:value-type="float">
            <text:p>-0.035884531</text:p>
          </table:table-cell>
          <table:table-cell office:value-type="float" office:value="-0.0282462868095644" calcext:value-type="float">
            <text:p>-0.0282462868</text:p>
          </table:table-cell>
          <table:table-cell office:value-type="float" office:value="0.0698232084878859" calcext:value-type="float">
            <text:p>0.0698232085</text:p>
          </table:table-cell>
          <table:table-cell office:value-type="float" office:value="-0.00972518019301411" calcext:value-type="float">
            <text:p>-0.0097251802</text:p>
          </table:table-cell>
          <table:table-cell office:value-type="float" office:value="0.0635040196719912" calcext:value-type="float">
            <text:p>0.0635040197</text:p>
          </table:table-cell>
          <table:table-cell office:value-type="float" office:value="0.00259170791089986" calcext:value-type="float">
            <text:p>0.0025917079</text:p>
          </table:table-cell>
          <table:table-cell office:value-type="float" office:value="0.015050948704487" calcext:value-type="float">
            <text:p>0.0150509487</text:p>
          </table:table-cell>
          <table:table-cell office:value-type="float" office:value="0.0483996528988383" calcext:value-type="float">
            <text:p>0.0483996529</text:p>
          </table:table-cell>
          <table:table-cell office:value-type="float" office:value="0.0165806269782838" calcext:value-type="float">
            <text:p>0.016580627</text:p>
          </table:table-cell>
          <table:table-cell office:value-type="float" office:value="0.0470659012863067" calcext:value-type="float">
            <text:p>0.0470659013</text:p>
          </table:table-cell>
          <table:table-cell office:value-type="float" office:value="0.0451153938699835" calcext:value-type="float">
            <text:p>0.0451153939</text:p>
          </table:table-cell>
          <table:table-cell office:value-type="float" office:value="0.0929284291155108" calcext:value-type="float">
            <text:p>0.0929284291</text:p>
          </table:table-cell>
          <table:table-cell office:value-type="float" office:value="0.055622569704359" calcext:value-type="float">
            <text:p>0.0556225697</text:p>
          </table:table-cell>
          <table:table-cell office:value-type="float" office:value="0.0945770315082777" calcext:value-type="float">
            <text:p>0.0945770315</text:p>
          </table:table-cell>
          <table:table-cell office:value-type="float" office:value="-0.0559418966768648" calcext:value-type="float">
            <text:p>-0.0559418967</text:p>
          </table:table-cell>
          <table:table-cell office:value-type="float" office:value="-0.0561357835087682" calcext:value-type="float">
            <text:p>-0.0561357835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user_id</text:p>
          </table:table-cell>
          <table:table-cell office:value-type="float" office:value="0.00224064761375678" calcext:value-type="float">
            <text:p>0.0022406476</text:p>
          </table:table-cell>
          <table:table-cell office:value-type="float" office:value="1" calcext:value-type="float">
            <text:p>1</text:p>
          </table:table-cell>
          <table:table-cell office:value-type="float" office:value="0.000066096136140501" calcext:value-type="float">
            <text:p>6.6096136140501E-05</text:p>
          </table:table-cell>
          <table:table-cell/>
          <table:table-cell office:value-type="float" office:value="0.00291569000829345" calcext:value-type="float">
            <text:p>0.00291569</text:p>
          </table:table-cell>
          <table:table-cell office:value-type="float" office:value="0.00077921306547567" calcext:value-type="float">
            <text:p>0.0007792131</text:p>
          </table:table-cell>
          <table:table-cell office:value-type="float" office:value="0.00602863534092122" calcext:value-type="float">
            <text:p>0.0060286353</text:p>
          </table:table-cell>
          <table:table-cell office:value-type="float" office:value="-0.000448962126657421" calcext:value-type="float">
            <text:p>-0.0004489621</text:p>
          </table:table-cell>
          <table:table-cell office:value-type="float" office:value="-0.00707393579976031" calcext:value-type="float">
            <text:p>-0.0070739358</text:p>
          </table:table-cell>
          <table:table-cell office:value-type="float" office:value="0.000066096136140501" calcext:value-type="float">
            <text:p>6.6096136140501E-05</text:p>
          </table:table-cell>
          <table:table-cell office:value-type="float" office:value="0.0000611253608128954" calcext:value-type="float">
            <text:p>6.11253608128954E-05</text:p>
          </table:table-cell>
          <table:table-cell office:value-type="float" office:value="0.000062118274659049" calcext:value-type="float">
            <text:p>6.2118274659049E-05</text:p>
          </table:table-cell>
          <table:table-cell office:value-type="float" office:value="-0.010784635934996" calcext:value-type="float">
            <text:p>-0.0107846359</text:p>
          </table:table-cell>
          <table:table-cell/>
          <table:table-cell office:value-type="float" office:value="-0.00747727655106802" calcext:value-type="float">
            <text:p>-0.0074772766</text:p>
          </table:table-cell>
          <table:table-cell office:value-type="float" office:value="-0.00242596096489876" calcext:value-type="float">
            <text:p>-0.002425961</text:p>
          </table:table-cell>
          <table:table-cell office:value-type="float" office:value="0.0220458096411527" calcext:value-type="float">
            <text:p>0.0220458096</text:p>
          </table:table-cell>
          <table:table-cell office:value-type="float" office:value="0.0226022990164288" calcext:value-type="float">
            <text:p>0.022602299</text:p>
          </table:table-cell>
          <table:table-cell office:value-type="float" office:value="0.0184546330671221" calcext:value-type="float">
            <text:p>0.0184546331</text:p>
          </table:table-cell>
          <table:table-cell office:value-type="float" office:value="0.0209526637965531" calcext:value-type="float">
            <text:p>0.0209526638</text:p>
          </table:table-cell>
          <table:table-cell office:value-type="float" office:value="-0.00335139739474335" calcext:value-type="float">
            <text:p>-0.0033513974</text:p>
          </table:table-cell>
          <table:table-cell office:value-type="float" office:value="-0.00257949324911286" calcext:value-type="float">
            <text:p>-0.0025794932</text:p>
          </table:table-cell>
          <table:table-cell office:value-type="float" office:value="-0.00726455133233032" calcext:value-type="float">
            <text:p>-0.0072645513</text:p>
          </table:table-cell>
          <table:table-cell office:value-type="float" office:value="0.01816676967267" calcext:value-type="float">
            <text:p>0.0181667697</text:p>
          </table:table-cell>
          <table:table-cell office:value-type="float" office:value="0.0192203883687224" calcext:value-type="float">
            <text:p>0.0192203884</text:p>
          </table:table-cell>
          <table:table-cell office:value-type="float" office:value="0.000572774108399648" calcext:value-type="float">
            <text:p>0.0005727741</text:p>
          </table:table-cell>
          <table:table-cell office:value-type="float" office:value="0.00132019651915641" calcext:value-type="float">
            <text:p>0.0013201965</text:p>
          </table:table-cell>
          <table:table-cell office:value-type="float" office:value="0.00977794335775572" calcext:value-type="float">
            <text:p>0.0097779434</text:p>
          </table:table-cell>
          <table:table-cell office:value-type="float" office:value="0.0218445352220849" calcext:value-type="float">
            <text:p>0.0218445352</text:p>
          </table:table-cell>
          <table:table-cell office:value-type="float" office:value="0.0229022604318488" calcext:value-type="float">
            <text:p>0.0229022604</text:p>
          </table:table-cell>
          <table:table-cell office:value-type="float" office:value="0.00913898929832499" calcext:value-type="float">
            <text:p>0.0091389893</text:p>
          </table:table-cell>
          <table:table-cell office:value-type="float" office:value="0.015058493150497" calcext:value-type="float">
            <text:p>0.0150584932</text:p>
          </table:table-cell>
          <table:table-cell office:value-type="float" office:value="0.016441382577287" calcext:value-type="float">
            <text:p>0.0164413826</text:p>
          </table:table-cell>
          <table:table-cell office:value-type="float" office:value="0.0140438159077033" calcext:value-type="float">
            <text:p>0.0140438159</text:p>
          </table:table-cell>
          <table:table-cell office:value-type="float" office:value="0.0354346318110888" calcext:value-type="float">
            <text:p>0.0354346318</text:p>
          </table:table-cell>
          <table:table-cell office:value-type="float" office:value="0.00476073905336583" calcext:value-type="float">
            <text:p>0.0047607391</text:p>
          </table:table-cell>
          <table:table-cell office:value-type="float" office:value="0.0383995702730766" calcext:value-type="float">
            <text:p>0.0383995703</text:p>
          </table:table-cell>
          <table:table-cell office:value-type="float" office:value="0.00599569620363386" calcext:value-type="float">
            <text:p>0.0059956962</text:p>
          </table:table-cell>
          <table:table-cell office:value-type="float" office:value="-0.140286019972788" calcext:value-type="float">
            <text:p>-0.14028602</text:p>
          </table:table-cell>
          <table:table-cell office:value-type="float" office:value="-0.0209996556669371" calcext:value-type="float">
            <text:p>-0.0209996557</text:p>
          </table:table-cell>
          <table:table-cell office:value-type="float" office:value="-0.0124337416964037" calcext:value-type="float">
            <text:p>-0.0124337417</text:p>
          </table:table-cell>
          <table:table-cell office:value-type="float" office:value="-0.0420766130111804" calcext:value-type="float">
            <text:p>-0.042076613</text:p>
          </table:table-cell>
          <table:table-cell office:value-type="float" office:value="0.00169712760995591" calcext:value-type="float">
            <text:p>0.0016971276</text:p>
          </table:table-cell>
          <table:table-cell office:value-type="float" office:value="0.00356557863904875" calcext:value-type="float">
            <text:p>0.0035655786</text:p>
          </table:table-cell>
          <table:table-cell office:value-type="float" office:value="-0.00534524278137951" calcext:value-type="float">
            <text:p>-0.0053452428</text:p>
          </table:table-cell>
          <table:table-cell office:value-type="float" office:value="-0.00343495275794159" calcext:value-type="float">
            <text:p>-0.0034349528</text:p>
          </table:table-cell>
          <table:table-cell office:value-type="float" office:value="-0.00394155215009359" calcext:value-type="float">
            <text:p>-0.0039415522</text:p>
          </table:table-cell>
          <table:table-cell office:value-type="float" office:value="-0.00276243118547164" calcext:value-type="float">
            <text:p>-0.0027624312</text:p>
          </table:table-cell>
          <table:table-cell office:value-type="float" office:value="-0.000183740509641126" calcext:value-type="float">
            <text:p>-0.0001837405</text:p>
          </table:table-cell>
          <table:table-cell office:value-type="float" office:value="-0.00869913181335802" calcext:value-type="float">
            <text:p>-0.0086991318</text:p>
          </table:table-cell>
          <table:table-cell office:value-type="float" office:value="-0.00454872497354666" calcext:value-type="float">
            <text:p>-0.004548725</text:p>
          </table:table-cell>
          <table:table-cell office:value-type="float" office:value="-0.00188866504311445" calcext:value-type="float">
            <text:p>-0.001888665</text:p>
          </table:table-cell>
          <table:table-cell office:value-type="float" office:value="0.000688295581074801" calcext:value-type="float">
            <text:p>0.0006882956</text:p>
          </table:table-cell>
          <table:table-cell office:value-type="float" office:value="-0.00134222891788378" calcext:value-type="float">
            <text:p>-0.0013422289</text:p>
          </table:table-cell>
          <table:table-cell office:value-type="float" office:value="-0.00281766219233336" calcext:value-type="float">
            <text:p>-0.0028176622</text:p>
          </table:table-cell>
          <table:table-cell office:value-type="float" office:value="-0.00204825600357511" calcext:value-type="float">
            <text:p>-0.002048256</text:p>
          </table:table-cell>
          <table:table-cell office:value-type="float" office:value="0.00352540800997075" calcext:value-type="float">
            <text:p>0.003525408</text:p>
          </table:table-cell>
          <table:table-cell office:value-type="float" office:value="0.0312870199169558" calcext:value-type="float">
            <text:p>0.0312870199</text:p>
          </table:table-cell>
          <table:table-cell office:value-type="float" office:value="-0.0138125924176313" calcext:value-type="float">
            <text:p>-0.0138125924</text:p>
          </table:table-cell>
          <table:table-cell office:value-type="float" office:value="0.00687961851756264" calcext:value-type="float">
            <text:p>0.0068796185</text:p>
          </table:table-cell>
          <table:table-cell office:value-type="float" office:value="0.0252849129121931" calcext:value-type="float">
            <text:p>0.0252849129</text:p>
          </table:table-cell>
          <table:table-cell office:value-type="float" office:value="0.00756068527671863" calcext:value-type="float">
            <text:p>0.0075606853</text:p>
          </table:table-cell>
          <table:table-cell office:value-type="float" office:value="0.0264488689492025" calcext:value-type="float">
            <text:p>0.0264488689</text:p>
          </table:table-cell>
          <table:table-cell office:value-type="float" office:value="0.00817803677347675" calcext:value-type="float">
            <text:p>0.0081780368</text:p>
          </table:table-cell>
          <table:table-cell office:value-type="float" office:value="0.0239462337959077" calcext:value-type="float">
            <text:p>0.0239462338</text:p>
          </table:table-cell>
          <table:table-cell office:value-type="float" office:value="-0.0113655990376576" calcext:value-type="float">
            <text:p>-0.011365599</text:p>
          </table:table-cell>
          <table:table-cell office:value-type="float" office:value="0.0268074063738472" calcext:value-type="float">
            <text:p>0.0268074064</text:p>
          </table:table-cell>
          <table:table-cell office:value-type="float" office:value="0.00215474693806962" calcext:value-type="float">
            <text:p>0.0021547469</text:p>
          </table:table-cell>
          <table:table-cell office:value-type="float" office:value="0.0276836141974894" calcext:value-type="float">
            <text:p>0.0276836142</text:p>
          </table:table-cell>
          <table:table-cell office:value-type="float" office:value="0.0036470824865741" calcext:value-type="float">
            <text:p>0.0036470825</text:p>
          </table:table-cell>
          <table:table-cell office:value-type="float" office:value="0.0249862133812874" calcext:value-type="float">
            <text:p>0.0249862134</text:p>
          </table:table-cell>
          <table:table-cell office:value-type="float" office:value="0.00857819263476293" calcext:value-type="float">
            <text:p>0.0085781926</text:p>
          </table:table-cell>
          <table:table-cell office:value-type="float" office:value="0.0266320555707138" calcext:value-type="float">
            <text:p>0.0266320556</text:p>
          </table:table-cell>
          <table:table-cell office:value-type="float" office:value="0.00880946918209147" calcext:value-type="float">
            <text:p>0.0088094692</text:p>
          </table:table-cell>
          <table:table-cell office:value-type="float" office:value="0.00671240507021667" calcext:value-type="float">
            <text:p>0.0067124051</text:p>
          </table:table-cell>
          <table:table-cell office:value-type="float" office:value="-0.00367565296231758" calcext:value-type="float">
            <text:p>-0.003675653</text:p>
          </table:table-cell>
          <table:table-cell office:value-type="float" office:value="-0.00138165665276625" calcext:value-type="float">
            <text:p>-0.0013816567</text:p>
          </table:table-cell>
          <table:table-cell office:value-type="float" office:value="-0.0062385597856249" calcext:value-type="float">
            <text:p>-0.0062385598</text:p>
          </table:table-cell>
          <table:table-cell office:value-type="float" office:value="0.00558394188101034" calcext:value-type="float">
            <text:p>0.0055839419</text:p>
          </table:table-cell>
          <table:table-cell office:value-type="float" office:value="0.00555225503890355" calcext:value-type="float">
            <text:p>0.005552255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content_id</text:p>
          </table:table-cell>
          <table:table-cell office:value-type="float" office:value="0.0611641648514874" calcext:value-type="float">
            <text:p>0.0611641649</text:p>
          </table:table-cell>
          <table:table-cell office:value-type="float" office:value="0.000066096136140501" calcext:value-type="float">
            <text:p>6.6096136140501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694969103904087" calcext:value-type="float">
            <text:p>0.0694969104</text:p>
          </table:table-cell>
          <table:table-cell office:value-type="float" office:value="0.00838141965321193" calcext:value-type="float">
            <text:p>0.0083814197</text:p>
          </table:table-cell>
          <table:table-cell office:value-type="float" office:value="-0.0209052349457701" calcext:value-type="float">
            <text:p>-0.0209052349</text:p>
          </table:table-cell>
          <table:table-cell office:value-type="float" office:value="0.155504132613642" calcext:value-type="float">
            <text:p>0.1555041326</text:p>
          </table:table-cell>
          <table:table-cell office:value-type="float" office:value="0.0168836155925597" calcext:value-type="float">
            <text:p>0.0168836156</text:p>
          </table:table-cell>
          <table:table-cell office:value-type="float" office:value="1" calcext:value-type="float">
            <text:p>1</text:p>
          </table:table-cell>
          <table:table-cell office:value-type="float" office:value="0.999999968799026" calcext:value-type="float">
            <text:p>0.9999999688</text:p>
          </table:table-cell>
          <table:table-cell office:value-type="float" office:value="0.0166545203002028" calcext:value-type="float">
            <text:p>0.0166545203</text:p>
          </table:table-cell>
          <table:table-cell office:value-type="float" office:value="0.548864727526144" calcext:value-type="float">
            <text:p>0.5488647275</text:p>
          </table:table-cell>
          <table:table-cell/>
          <table:table-cell office:value-type="float" office:value="0.00785240776213704" calcext:value-type="float">
            <text:p>0.0078524078</text:p>
          </table:table-cell>
          <table:table-cell office:value-type="float" office:value="-0.00646739919611183" calcext:value-type="float">
            <text:p>-0.0064673992</text:p>
          </table:table-cell>
          <table:table-cell office:value-type="float" office:value="0.118321915129961" calcext:value-type="float">
            <text:p>0.1183219151</text:p>
          </table:table-cell>
          <table:table-cell office:value-type="float" office:value="0.0783907348623932" calcext:value-type="float">
            <text:p>0.0783907349</text:p>
          </table:table-cell>
          <table:table-cell office:value-type="float" office:value="0.0810477253152283" calcext:value-type="float">
            <text:p>0.0810477253</text:p>
          </table:table-cell>
          <table:table-cell office:value-type="float" office:value="0.0640996246027419" calcext:value-type="float">
            <text:p>0.0640996246</text:p>
          </table:table-cell>
          <table:table-cell office:value-type="float" office:value="-0.0618297725357802" calcext:value-type="float">
            <text:p>-0.0618297725</text:p>
          </table:table-cell>
          <table:table-cell office:value-type="float" office:value="0.000885515233500634" calcext:value-type="float">
            <text:p>0.0008855152</text:p>
          </table:table-cell>
          <table:table-cell office:value-type="float" office:value="0.00452364286777795" calcext:value-type="float">
            <text:p>0.0045236429</text:p>
          </table:table-cell>
          <table:table-cell office:value-type="float" office:value="-0.00603073946928271" calcext:value-type="float">
            <text:p>-0.0060307395</text:p>
          </table:table-cell>
          <table:table-cell office:value-type="float" office:value="0.00477777772523314" calcext:value-type="float">
            <text:p>0.0047777777</text:p>
          </table:table-cell>
          <table:table-cell office:value-type="float" office:value="-0.0141368218015375" calcext:value-type="float">
            <text:p>-0.0141368218</text:p>
          </table:table-cell>
          <table:table-cell office:value-type="float" office:value="-0.00198501225377911" calcext:value-type="float">
            <text:p>-0.0019850123</text:p>
          </table:table-cell>
          <table:table-cell office:value-type="float" office:value="0.436759695158032" calcext:value-type="float">
            <text:p>0.4367596952</text:p>
          </table:table-cell>
          <table:table-cell office:value-type="float" office:value="0.0725063310145762" calcext:value-type="float">
            <text:p>0.072506331</text:p>
          </table:table-cell>
          <table:table-cell office:value-type="float" office:value="-0.0140887610668131" calcext:value-type="float">
            <text:p>-0.0140887611</text:p>
          </table:table-cell>
          <table:table-cell office:value-type="float" office:value="0.0443454120695092" calcext:value-type="float">
            <text:p>0.0443454121</text:p>
          </table:table-cell>
          <table:table-cell office:value-type="float" office:value="-0.0414130549775231" calcext:value-type="float">
            <text:p>-0.041413055</text:p>
          </table:table-cell>
          <table:table-cell office:value-type="float" office:value="-0.0102697407658113" calcext:value-type="float">
            <text:p>-0.0102697408</text:p>
          </table:table-cell>
          <table:table-cell office:value-type="float" office:value="-0.0210417893478337" calcext:value-type="float">
            <text:p>-0.0210417893</text:p>
          </table:table-cell>
          <table:table-cell office:value-type="float" office:value="0.0923056159551369" calcext:value-type="float">
            <text:p>0.092305616</text:p>
          </table:table-cell>
          <table:table-cell office:value-type="float" office:value="0.0823462022562469" calcext:value-type="float">
            <text:p>0.0823462023</text:p>
          </table:table-cell>
          <table:table-cell office:value-type="float" office:value="0.0812016666381078" calcext:value-type="float">
            <text:p>0.0812016666</text:p>
          </table:table-cell>
          <table:table-cell office:value-type="float" office:value="0.0470563250626325" calcext:value-type="float">
            <text:p>0.0470563251</text:p>
          </table:table-cell>
          <table:table-cell office:value-type="float" office:value="0.0204688319295268" calcext:value-type="float">
            <text:p>0.0204688319</text:p>
          </table:table-cell>
          <table:table-cell office:value-type="float" office:value="0.0382859830707159" calcext:value-type="float">
            <text:p>0.0382859831</text:p>
          </table:table-cell>
          <table:table-cell office:value-type="float" office:value="0.0698896650438623" calcext:value-type="float">
            <text:p>0.069889665</text:p>
          </table:table-cell>
          <table:table-cell office:value-type="float" office:value="0.0296243780564321" calcext:value-type="float">
            <text:p>0.0296243781</text:p>
          </table:table-cell>
          <table:table-cell office:value-type="float" office:value="0.0453715031580257" calcext:value-type="float">
            <text:p>0.0453715032</text:p>
          </table:table-cell>
          <table:table-cell office:value-type="float" office:value="0.0944511956311691" calcext:value-type="float">
            <text:p>0.0944511956</text:p>
          </table:table-cell>
          <table:table-cell office:value-type="float" office:value="-0.0373696110451409" calcext:value-type="float">
            <text:p>-0.037369611</text:p>
          </table:table-cell>
          <table:table-cell office:value-type="float" office:value="-0.048173193636549" calcext:value-type="float">
            <text:p>-0.0481731936</text:p>
          </table:table-cell>
          <table:table-cell office:value-type="float" office:value="-0.0799463423010473" calcext:value-type="float">
            <text:p>-0.0799463423</text:p>
          </table:table-cell>
          <table:table-cell office:value-type="float" office:value="0.0170110080310805" calcext:value-type="float">
            <text:p>0.017011008</text:p>
          </table:table-cell>
          <table:table-cell office:value-type="float" office:value="-0.0724761444518022" calcext:value-type="float">
            <text:p>-0.0724761445</text:p>
          </table:table-cell>
          <table:table-cell office:value-type="float" office:value="-0.0848839644846154" calcext:value-type="float">
            <text:p>-0.0848839645</text:p>
          </table:table-cell>
          <table:table-cell office:value-type="float" office:value="-0.0776373255699577" calcext:value-type="float">
            <text:p>-0.0776373256</text:p>
          </table:table-cell>
          <table:table-cell office:value-type="float" office:value="-0.0783774999405807" calcext:value-type="float">
            <text:p>-0.0783774999</text:p>
          </table:table-cell>
          <table:table-cell office:value-type="float" office:value="-0.255338635501836" calcext:value-type="float">
            <text:p>-0.2553386355</text:p>
          </table:table-cell>
          <table:table-cell office:value-type="float" office:value="-0.101151081160963" calcext:value-type="float">
            <text:p>-0.1011510812</text:p>
          </table:table-cell>
          <table:table-cell office:value-type="float" office:value="-0.0594467367349537" calcext:value-type="float">
            <text:p>-0.0594467367</text:p>
          </table:table-cell>
          <table:table-cell office:value-type="float" office:value="-0.0812268018745562" calcext:value-type="float">
            <text:p>-0.0812268019</text:p>
          </table:table-cell>
          <table:table-cell office:value-type="float" office:value="0.0830382160380094" calcext:value-type="float">
            <text:p>0.083038216</text:p>
          </table:table-cell>
          <table:table-cell office:value-type="float" office:value="0.0775826163642306" calcext:value-type="float">
            <text:p>0.0775826164</text:p>
          </table:table-cell>
          <table:table-cell office:value-type="float" office:value="0.0341460576329227" calcext:value-type="float">
            <text:p>0.0341460576</text:p>
          </table:table-cell>
          <table:table-cell office:value-type="float" office:value="0.0396092957010602" calcext:value-type="float">
            <text:p>0.0396092957</text:p>
          </table:table-cell>
          <table:table-cell office:value-type="float" office:value="0.182522000841519" calcext:value-type="float">
            <text:p>0.1825220008</text:p>
          </table:table-cell>
          <table:table-cell office:value-type="float" office:value="0.00140227071295226" calcext:value-type="float">
            <text:p>0.0014022707</text:p>
          </table:table-cell>
          <table:table-cell office:value-type="float" office:value="0.12679837154502" calcext:value-type="float">
            <text:p>0.1267983715</text:p>
          </table:table-cell>
          <table:table-cell office:value-type="float" office:value="0.00140361638831601" calcext:value-type="float">
            <text:p>0.0014036164</text:p>
          </table:table-cell>
          <table:table-cell office:value-type="float" office:value="0.0866517748734672" calcext:value-type="float">
            <text:p>0.0866517749</text:p>
          </table:table-cell>
          <table:table-cell office:value-type="float" office:value="0.0408029930776271" calcext:value-type="float">
            <text:p>0.0408029931</text:p>
          </table:table-cell>
          <table:table-cell office:value-type="float" office:value="0.149641199878094" calcext:value-type="float">
            <text:p>0.1496411999</text:p>
          </table:table-cell>
          <table:table-cell office:value-type="float" office:value="0.00482699605663677" calcext:value-type="float">
            <text:p>0.0048269961</text:p>
          </table:table-cell>
          <table:table-cell office:value-type="float" office:value="0.103010709011407" calcext:value-type="float">
            <text:p>0.103010709</text:p>
          </table:table-cell>
          <table:table-cell office:value-type="float" office:value="0.00546330564263989" calcext:value-type="float">
            <text:p>0.0054633056</text:p>
          </table:table-cell>
          <table:table-cell office:value-type="float" office:value="0.185797433816985" calcext:value-type="float">
            <text:p>0.1857974338</text:p>
          </table:table-cell>
          <table:table-cell office:value-type="float" office:value="0.00587033554139718" calcext:value-type="float">
            <text:p>0.0058703355</text:p>
          </table:table-cell>
          <table:table-cell office:value-type="float" office:value="0.124360462397839" calcext:value-type="float">
            <text:p>0.1243604624</text:p>
          </table:table-cell>
          <table:table-cell office:value-type="float" office:value="0.00764150504972884" calcext:value-type="float">
            <text:p>0.007641505</text:p>
          </table:table-cell>
          <table:table-cell office:value-type="float" office:value="-0.0210718498458639" calcext:value-type="float">
            <text:p>-0.0210718498</text:p>
          </table:table-cell>
          <table:table-cell office:value-type="float" office:value="-0.0424611261146232" calcext:value-type="float">
            <text:p>-0.0424611261</text:p>
          </table:table-cell>
          <table:table-cell office:value-type="float" office:value="-0.00655511254969141" calcext:value-type="float">
            <text:p>-0.0065551125</text:p>
          </table:table-cell>
          <table:table-cell office:value-type="float" office:value="-0.0623028355788885" calcext:value-type="float">
            <text:p>-0.0623028356</text:p>
          </table:table-cell>
          <table:table-cell office:value-type="float" office:value="0.0641060282894701" calcext:value-type="float">
            <text:p>0.0641060283</text:p>
          </table:table-cell>
          <table:table-cell office:value-type="float" office:value="0.0613051291082364" calcext:value-type="float">
            <text:p>0.0613051291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content_type_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k_container_id</text:p>
          </table:table-cell>
          <table:table-cell office:value-type="float" office:value="0.590273322433623" calcext:value-type="float">
            <text:p>0.5902733224</text:p>
          </table:table-cell>
          <table:table-cell office:value-type="float" office:value="0.00291569000829345" calcext:value-type="float">
            <text:p>0.00291569</text:p>
          </table:table-cell>
          <table:table-cell office:value-type="float" office:value="0.0694969103904087" calcext:value-type="float">
            <text:p>0.06949691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34848673529739" calcext:value-type="float">
            <text:p>0.0034848674</text:p>
          </table:table-cell>
          <table:table-cell office:value-type="float" office:value="0.0188873591583505" calcext:value-type="float">
            <text:p>0.0188873592</text:p>
          </table:table-cell>
          <table:table-cell office:value-type="float" office:value="-0.0210835018249511" calcext:value-type="float">
            <text:p>-0.0210835018</text:p>
          </table:table-cell>
          <table:table-cell office:value-type="float" office:value="0.170157492563302" calcext:value-type="float">
            <text:p>0.1701574926</text:p>
          </table:table-cell>
          <table:table-cell office:value-type="float" office:value="0.0694969103904087" calcext:value-type="float">
            <text:p>0.0694969104</text:p>
          </table:table-cell>
          <table:table-cell office:value-type="float" office:value="0.069487389773271" calcext:value-type="float">
            <text:p>0.0694873898</text:p>
          </table:table-cell>
          <table:table-cell office:value-type="float" office:value="0.00165180435312552" calcext:value-type="float">
            <text:p>0.0016518044</text:p>
          </table:table-cell>
          <table:table-cell office:value-type="float" office:value="0.034878742491303" calcext:value-type="float">
            <text:p>0.0348787425</text:p>
          </table:table-cell>
          <table:table-cell/>
          <table:table-cell office:value-type="float" office:value="0.0789581909741245" calcext:value-type="float">
            <text:p>0.078958191</text:p>
          </table:table-cell>
          <table:table-cell office:value-type="float" office:value="-0.0172677821571538" calcext:value-type="float">
            <text:p>-0.0172677822</text:p>
          </table:table-cell>
          <table:table-cell office:value-type="float" office:value="0.0287718442036167" calcext:value-type="float">
            <text:p>0.0287718442</text:p>
          </table:table-cell>
          <table:table-cell office:value-type="float" office:value="0.0339149339636748" calcext:value-type="float">
            <text:p>0.033914934</text:p>
          </table:table-cell>
          <table:table-cell office:value-type="float" office:value="0.982361954300619" calcext:value-type="float">
            <text:p>0.9823619543</text:p>
          </table:table-cell>
          <table:table-cell office:value-type="float" office:value="0.0496599292416718" calcext:value-type="float">
            <text:p>0.0496599292</text:p>
          </table:table-cell>
          <table:table-cell office:value-type="float" office:value="0.0690306689644546" calcext:value-type="float">
            <text:p>0.069030669</text:p>
          </table:table-cell>
          <table:table-cell office:value-type="float" office:value="-0.0294488239111381" calcext:value-type="float">
            <text:p>-0.0294488239</text:p>
          </table:table-cell>
          <table:table-cell office:value-type="float" office:value="-0.058962770427894" calcext:value-type="float">
            <text:p>-0.0589627704</text:p>
          </table:table-cell>
          <table:table-cell office:value-type="float" office:value="0.0690000227680882" calcext:value-type="float">
            <text:p>0.0690000228</text:p>
          </table:table-cell>
          <table:table-cell office:value-type="float" office:value="0.0839101517055163" calcext:value-type="float">
            <text:p>0.0839101517</text:p>
          </table:table-cell>
          <table:table-cell office:value-type="float" office:value="-0.0288286754765753" calcext:value-type="float">
            <text:p>-0.0288286755</text:p>
          </table:table-cell>
          <table:table-cell office:value-type="float" office:value="-0.0434662612851723" calcext:value-type="float">
            <text:p>-0.0434662613</text:p>
          </table:table-cell>
          <table:table-cell office:value-type="float" office:value="0.038788520198016" calcext:value-type="float">
            <text:p>0.0387885202</text:p>
          </table:table-cell>
          <table:table-cell office:value-type="float" office:value="0.0254792308756225" calcext:value-type="float">
            <text:p>0.0254792309</text:p>
          </table:table-cell>
          <table:table-cell office:value-type="float" office:value="0.211831617572941" calcext:value-type="float">
            <text:p>0.2118316176</text:p>
          </table:table-cell>
          <table:table-cell office:value-type="float" office:value="0.271866952244879" calcext:value-type="float">
            <text:p>0.2718669522</text:p>
          </table:table-cell>
          <table:table-cell office:value-type="float" office:value="-0.0788772844661761" calcext:value-type="float">
            <text:p>-0.0788772845</text:p>
          </table:table-cell>
          <table:table-cell office:value-type="float" office:value="0.16780360051419" calcext:value-type="float">
            <text:p>0.1678036005</text:p>
          </table:table-cell>
          <table:table-cell office:value-type="float" office:value="0.150420125779749" calcext:value-type="float">
            <text:p>0.1504201258</text:p>
          </table:table-cell>
          <table:table-cell office:value-type="float" office:value="0.129375910231022" calcext:value-type="float">
            <text:p>0.1293759102</text:p>
          </table:table-cell>
          <table:table-cell office:value-type="float" office:value="-0.0420254954491129" calcext:value-type="float">
            <text:p>-0.0420254954</text:p>
          </table:table-cell>
          <table:table-cell office:value-type="float" office:value="0.124735531252169" calcext:value-type="float">
            <text:p>0.1247355313</text:p>
          </table:table-cell>
          <table:table-cell office:value-type="float" office:value="-0.024913712695887" calcext:value-type="float">
            <text:p>-0.0249137127</text:p>
          </table:table-cell>
          <table:table-cell office:value-type="float" office:value="-0.396185941698168" calcext:value-type="float">
            <text:p>-0.3961859417</text:p>
          </table:table-cell>
          <table:table-cell office:value-type="float" office:value="-0.0198550798095289" calcext:value-type="float">
            <text:p>-0.0198550798</text:p>
          </table:table-cell>
          <table:table-cell office:value-type="float" office:value="-0.055356013806176" calcext:value-type="float">
            <text:p>-0.0553560138</text:p>
          </table:table-cell>
          <table:table-cell office:value-type="float" office:value="-0.285079039112355" calcext:value-type="float">
            <text:p>-0.2850790391</text:p>
          </table:table-cell>
          <table:table-cell office:value-type="float" office:value="0.00259000304516589" calcext:value-type="float">
            <text:p>0.002590003</text:p>
          </table:table-cell>
          <table:table-cell office:value-type="float" office:value="-0.0355042257125424" calcext:value-type="float">
            <text:p>-0.0355042257</text:p>
          </table:table-cell>
          <table:table-cell office:value-type="float" office:value="-0.00339879804632976" calcext:value-type="float">
            <text:p>-0.003398798</text:p>
          </table:table-cell>
          <table:table-cell office:value-type="float" office:value="-0.019314481619415" calcext:value-type="float">
            <text:p>-0.0193144816</text:p>
          </table:table-cell>
          <table:table-cell office:value-type="float" office:value="0.0291489424035217" calcext:value-type="float">
            <text:p>0.0291489424</text:p>
          </table:table-cell>
          <table:table-cell office:value-type="float" office:value="0.55264473849548" calcext:value-type="float">
            <text:p>0.5526447385</text:p>
          </table:table-cell>
          <table:table-cell office:value-type="float" office:value="0.0733315045643336" calcext:value-type="float">
            <text:p>0.0733315046</text:p>
          </table:table-cell>
          <table:table-cell office:value-type="float" office:value="-0.0288571653168893" calcext:value-type="float">
            <text:p>-0.0288571653</text:p>
          </table:table-cell>
          <table:table-cell office:value-type="float" office:value="0.0302758274916533" calcext:value-type="float">
            <text:p>0.0302758275</text:p>
          </table:table-cell>
          <table:table-cell office:value-type="float" office:value="0.0803419914228213" calcext:value-type="float">
            <text:p>0.0803419914</text:p>
          </table:table-cell>
          <table:table-cell office:value-type="float" office:value="-0.133799142721684" calcext:value-type="float">
            <text:p>-0.1337991427</text:p>
          </table:table-cell>
          <table:table-cell office:value-type="float" office:value="0.0657324056992433" calcext:value-type="float">
            <text:p>0.0657324057</text:p>
          </table:table-cell>
          <table:table-cell office:value-type="float" office:value="0.0936051575413726" calcext:value-type="float">
            <text:p>0.0936051575</text:p>
          </table:table-cell>
          <table:table-cell office:value-type="float" office:value="0.075322590653332" calcext:value-type="float">
            <text:p>0.0753225907</text:p>
          </table:table-cell>
          <table:table-cell office:value-type="float" office:value="-0.031296932357644" calcext:value-type="float">
            <text:p>-0.0312969324</text:p>
          </table:table-cell>
          <table:table-cell office:value-type="float" office:value="0.0187204877606209" calcext:value-type="float">
            <text:p>0.0187204878</text:p>
          </table:table-cell>
          <table:table-cell office:value-type="float" office:value="-0.0390186543877797" calcext:value-type="float">
            <text:p>-0.0390186544</text:p>
          </table:table-cell>
          <table:table-cell office:value-type="float" office:value="0.201790469545734" calcext:value-type="float">
            <text:p>0.2017904695</text:p>
          </table:table-cell>
          <table:table-cell office:value-type="float" office:value="0.0986486787978123" calcext:value-type="float">
            <text:p>0.0986486788</text:p>
          </table:table-cell>
          <table:table-cell office:value-type="float" office:value="-0.0450700756279047" calcext:value-type="float">
            <text:p>-0.0450700756</text:p>
          </table:table-cell>
          <table:table-cell office:value-type="float" office:value="0.100120664089343" calcext:value-type="float">
            <text:p>0.1001206641</text:p>
          </table:table-cell>
          <table:table-cell office:value-type="float" office:value="-0.0341915586421427" calcext:value-type="float">
            <text:p>-0.0341915586</text:p>
          </table:table-cell>
          <table:table-cell office:value-type="float" office:value="-0.0253100400562167" calcext:value-type="float">
            <text:p>-0.0253100401</text:p>
          </table:table-cell>
          <table:table-cell office:value-type="float" office:value="-0.0305293544674261" calcext:value-type="float">
            <text:p>-0.0305293545</text:p>
          </table:table-cell>
          <table:table-cell office:value-type="float" office:value="0.0745974196372755" calcext:value-type="float">
            <text:p>0.0745974196</text:p>
          </table:table-cell>
          <table:table-cell office:value-type="float" office:value="-0.0434959726389172" calcext:value-type="float">
            <text:p>-0.0434959726</text:p>
          </table:table-cell>
          <table:table-cell office:value-type="float" office:value="0.0669687600359961" calcext:value-type="float">
            <text:p>0.06696876</text:p>
          </table:table-cell>
          <table:table-cell office:value-type="float" office:value="-0.0206440988129496" calcext:value-type="float">
            <text:p>-0.0206440988</text:p>
          </table:table-cell>
          <table:table-cell office:value-type="float" office:value="0.0699823855744746" calcext:value-type="float">
            <text:p>0.0699823856</text:p>
          </table:table-cell>
          <table:table-cell office:value-type="float" office:value="-0.0178459006982745" calcext:value-type="float">
            <text:p>-0.0178459007</text:p>
          </table:table-cell>
          <table:table-cell office:value-type="float" office:value="0.0727461850300214" calcext:value-type="float">
            <text:p>0.072746185</text:p>
          </table:table-cell>
          <table:table-cell office:value-type="float" office:value="-0.0102599217540675" calcext:value-type="float">
            <text:p>-0.0102599218</text:p>
          </table:table-cell>
          <table:table-cell office:value-type="float" office:value="0.0441049240042694" calcext:value-type="float">
            <text:p>0.044104924</text:p>
          </table:table-cell>
          <table:table-cell office:value-type="float" office:value="0.0958263985987731" calcext:value-type="float">
            <text:p>0.0958263986</text:p>
          </table:table-cell>
          <table:table-cell office:value-type="float" office:value="0.0610283795818005" calcext:value-type="float">
            <text:p>0.0610283796</text:p>
          </table:table-cell>
          <table:table-cell office:value-type="float" office:value="0.0998127690340429" calcext:value-type="float">
            <text:p>0.099812769</text:p>
          </table:table-cell>
          <table:table-cell office:value-type="float" office:value="-0.0574221942223825" calcext:value-type="float">
            <text:p>-0.0574221942</text:p>
          </table:table-cell>
          <table:table-cell office:value-type="float" office:value="-0.0573623440117483" calcext:value-type="float">
            <text:p>-0.057362344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user_answer</text:p>
          </table:table-cell>
          <table:table-cell office:value-type="float" office:value="0.000326453413952883" calcext:value-type="float">
            <text:p>0.0003264534</text:p>
          </table:table-cell>
          <table:table-cell office:value-type="float" office:value="0.00077921306547567" calcext:value-type="float">
            <text:p>0.0007792131</text:p>
          </table:table-cell>
          <table:table-cell office:value-type="float" office:value="0.00838141965321193" calcext:value-type="float">
            <text:p>0.0083814197</text:p>
          </table:table-cell>
          <table:table-cell/>
          <table:table-cell office:value-type="float" office:value="0.0034848673529739" calcext:value-type="float">
            <text:p>0.0034848674</text:p>
          </table:table-cell>
          <table:table-cell office:value-type="float" office:value="1" calcext:value-type="float">
            <text:p>1</text:p>
          </table:table-cell>
          <table:table-cell office:value-type="float" office:value="0.00571398523883379" calcext:value-type="float">
            <text:p>0.0057139852</text:p>
          </table:table-cell>
          <table:table-cell office:value-type="float" office:value="0.0137529195894017" calcext:value-type="float">
            <text:p>0.0137529196</text:p>
          </table:table-cell>
          <table:table-cell office:value-type="float" office:value="-0.00146452606484245" calcext:value-type="float">
            <text:p>-0.0014645261</text:p>
          </table:table-cell>
          <table:table-cell office:value-type="float" office:value="0.00838141965321193" calcext:value-type="float">
            <text:p>0.0083814197</text:p>
          </table:table-cell>
          <table:table-cell office:value-type="float" office:value="0.00837780882512994" calcext:value-type="float">
            <text:p>0.0083778088</text:p>
          </table:table-cell>
          <table:table-cell office:value-type="float" office:value="0.515171627229202" calcext:value-type="float">
            <text:p>0.5151716272</text:p>
          </table:table-cell>
          <table:table-cell office:value-type="float" office:value="0.0294995321174634" calcext:value-type="float">
            <text:p>0.0294995321</text:p>
          </table:table-cell>
          <table:table-cell/>
          <table:table-cell office:value-type="float" office:value="0.006550572792881" calcext:value-type="float">
            <text:p>0.0065505728</text:p>
          </table:table-cell>
          <table:table-cell office:value-type="float" office:value="0.00142959260307466" calcext:value-type="float">
            <text:p>0.0014295926</text:p>
          </table:table-cell>
          <table:table-cell office:value-type="float" office:value="0.0276331984352195" calcext:value-type="float">
            <text:p>0.0276331984</text:p>
          </table:table-cell>
          <table:table-cell office:value-type="float" office:value="0.024081664665374" calcext:value-type="float">
            <text:p>0.0240816647</text:p>
          </table:table-cell>
          <table:table-cell office:value-type="float" office:value="0.00538858800598235" calcext:value-type="float">
            <text:p>0.005388588</text:p>
          </table:table-cell>
          <table:table-cell office:value-type="float" office:value="0.0231722525501527" calcext:value-type="float">
            <text:p>0.0231722526</text:p>
          </table:table-cell>
          <table:table-cell office:value-type="float" office:value="-0.0142689382620405" calcext:value-type="float">
            <text:p>-0.0142689383</text:p>
          </table:table-cell>
          <table:table-cell office:value-type="float" office:value="0.000577308570782384" calcext:value-type="float">
            <text:p>0.0005773086</text:p>
          </table:table-cell>
          <table:table-cell office:value-type="float" office:value="-0.000994206508982962" calcext:value-type="float">
            <text:p>-0.0009942065</text:p>
          </table:table-cell>
          <table:table-cell office:value-type="float" office:value="0.00645713582868715" calcext:value-type="float">
            <text:p>0.0064571358</text:p>
          </table:table-cell>
          <table:table-cell office:value-type="float" office:value="0.00823996919197334" calcext:value-type="float">
            <text:p>0.0082399692</text:p>
          </table:table-cell>
          <table:table-cell office:value-type="float" office:value="0.00197565988512694" calcext:value-type="float">
            <text:p>0.0019756599</text:p>
          </table:table-cell>
          <table:table-cell office:value-type="float" office:value="0.00212313934893319" calcext:value-type="float">
            <text:p>0.0021231393</text:p>
          </table:table-cell>
          <table:table-cell office:value-type="float" office:value="0.0403610448957446" calcext:value-type="float">
            <text:p>0.0403610449</text:p>
          </table:table-cell>
          <table:table-cell office:value-type="float" office:value="0.0241091269365592" calcext:value-type="float">
            <text:p>0.0241091269</text:p>
          </table:table-cell>
          <table:table-cell office:value-type="float" office:value="0.0138075794847054" calcext:value-type="float">
            <text:p>0.0138075795</text:p>
          </table:table-cell>
          <table:table-cell office:value-type="float" office:value="-0.00329646919747098" calcext:value-type="float">
            <text:p>-0.0032964692</text:p>
          </table:table-cell>
          <table:table-cell office:value-type="float" office:value="0.0153504729352521" calcext:value-type="float">
            <text:p>0.0153504729</text:p>
          </table:table-cell>
          <table:table-cell office:value-type="float" office:value="0.0079030563047684" calcext:value-type="float">
            <text:p>0.0079030563</text:p>
          </table:table-cell>
          <table:table-cell office:value-type="float" office:value="0.00370955499270405" calcext:value-type="float">
            <text:p>0.003709555</text:p>
          </table:table-cell>
          <table:table-cell office:value-type="float" office:value="0.0150797880788729" calcext:value-type="float">
            <text:p>0.0150797881</text:p>
          </table:table-cell>
          <table:table-cell office:value-type="float" office:value="0.0229900865563751" calcext:value-type="float">
            <text:p>0.0229900866</text:p>
          </table:table-cell>
          <table:table-cell office:value-type="float" office:value="0.0140231010042101" calcext:value-type="float">
            <text:p>0.014023101</text:p>
          </table:table-cell>
          <table:table-cell office:value-type="float" office:value="0.019974040576127" calcext:value-type="float">
            <text:p>0.0199740406</text:p>
          </table:table-cell>
          <table:table-cell office:value-type="float" office:value="0.000997226068612882" calcext:value-type="float">
            <text:p>0.0009972261</text:p>
          </table:table-cell>
          <table:table-cell office:value-type="float" office:value="0.00480216579870407" calcext:value-type="float">
            <text:p>0.0048021658</text:p>
          </table:table-cell>
          <table:table-cell office:value-type="float" office:value="0.0102608106507641" calcext:value-type="float">
            <text:p>0.0102608107</text:p>
          </table:table-cell>
          <table:table-cell office:value-type="float" office:value="0.00166327513989181" calcext:value-type="float">
            <text:p>0.0016632751</text:p>
          </table:table-cell>
          <table:table-cell office:value-type="float" office:value="0.00622581738723425" calcext:value-type="float">
            <text:p>0.0062258174</text:p>
          </table:table-cell>
          <table:table-cell office:value-type="float" office:value="0.00990756320226977" calcext:value-type="float">
            <text:p>0.0099075632</text:p>
          </table:table-cell>
          <table:table-cell office:value-type="float" office:value="-0.000228384561317897" calcext:value-type="float">
            <text:p>-0.0002283846</text:p>
          </table:table-cell>
          <table:table-cell office:value-type="float" office:value="0.0000544897559418746" calcext:value-type="float">
            <text:p>5.44897559418746E-05</text:p>
          </table:table-cell>
          <table:table-cell office:value-type="float" office:value="-0.0066101312452649" calcext:value-type="float">
            <text:p>-0.0066101312</text:p>
          </table:table-cell>
          <table:table-cell office:value-type="float" office:value="0.00460207037982712" calcext:value-type="float">
            <text:p>0.0046020704</text:p>
          </table:table-cell>
          <table:table-cell office:value-type="float" office:value="-0.00555677572713507" calcext:value-type="float">
            <text:p>-0.0055567757</text:p>
          </table:table-cell>
          <table:table-cell office:value-type="float" office:value="-0.00786099679484693" calcext:value-type="float">
            <text:p>-0.0078609968</text:p>
          </table:table-cell>
          <table:table-cell office:value-type="float" office:value="-0.00641249944456071" calcext:value-type="float">
            <text:p>-0.0064124994</text:p>
          </table:table-cell>
          <table:table-cell office:value-type="float" office:value="-0.00787701868999707" calcext:value-type="float">
            <text:p>-0.0078770187</text:p>
          </table:table-cell>
          <table:table-cell office:value-type="float" office:value="-0.0110889166041091" calcext:value-type="float">
            <text:p>-0.0110889166</text:p>
          </table:table-cell>
          <table:table-cell office:value-type="float" office:value="-0.00900044401729896" calcext:value-type="float">
            <text:p>-0.009000444</text:p>
          </table:table-cell>
          <table:table-cell office:value-type="float" office:value="-0.00795953322133535" calcext:value-type="float">
            <text:p>-0.0079595332</text:p>
          </table:table-cell>
          <table:table-cell office:value-type="float" office:value="-0.00845638708248672" calcext:value-type="float">
            <text:p>-0.0084563871</text:p>
          </table:table-cell>
          <table:table-cell office:value-type="float" office:value="0.0151091531003971" calcext:value-type="float">
            <text:p>0.0151091531</text:p>
          </table:table-cell>
          <table:table-cell office:value-type="float" office:value="0.0110330459163478" calcext:value-type="float">
            <text:p>0.0110330459</text:p>
          </table:table-cell>
          <table:table-cell office:value-type="float" office:value="0.00789414920996991" calcext:value-type="float">
            <text:p>0.0078941492</text:p>
          </table:table-cell>
          <table:table-cell office:value-type="float" office:value="-0.00935119713533757" calcext:value-type="float">
            <text:p>-0.0093511971</text:p>
          </table:table-cell>
          <table:table-cell office:value-type="float" office:value="0.0340996405609153" calcext:value-type="float">
            <text:p>0.0340996406</text:p>
          </table:table-cell>
          <table:table-cell office:value-type="float" office:value="0.00746314637549736" calcext:value-type="float">
            <text:p>0.0074631464</text:p>
          </table:table-cell>
          <table:table-cell office:value-type="float" office:value="0.0321468938946167" calcext:value-type="float">
            <text:p>0.0321468939</text:p>
          </table:table-cell>
          <table:table-cell office:value-type="float" office:value="0.00566348096383003" calcext:value-type="float">
            <text:p>0.005663481</text:p>
          </table:table-cell>
          <table:table-cell office:value-type="float" office:value="0.00799229952003494" calcext:value-type="float">
            <text:p>0.0079922995</text:p>
          </table:table-cell>
          <table:table-cell office:value-type="float" office:value="0.00870755853251814" calcext:value-type="float">
            <text:p>0.0087075585</text:p>
          </table:table-cell>
          <table:table-cell office:value-type="float" office:value="0.0327972276207316" calcext:value-type="float">
            <text:p>0.0327972276</text:p>
          </table:table-cell>
          <table:table-cell office:value-type="float" office:value="0.00364121406022453" calcext:value-type="float">
            <text:p>0.0036412141</text:p>
          </table:table-cell>
          <table:table-cell office:value-type="float" office:value="0.0302094332306676" calcext:value-type="float">
            <text:p>0.0302094332</text:p>
          </table:table-cell>
          <table:table-cell office:value-type="float" office:value="0.00315262554668256" calcext:value-type="float">
            <text:p>0.0031526255</text:p>
          </table:table-cell>
          <table:table-cell office:value-type="float" office:value="0.0339871511860104" calcext:value-type="float">
            <text:p>0.0339871512</text:p>
          </table:table-cell>
          <table:table-cell office:value-type="float" office:value="0.00867883278537841" calcext:value-type="float">
            <text:p>0.0086788328</text:p>
          </table:table-cell>
          <table:table-cell office:value-type="float" office:value="0.0320109324934194" calcext:value-type="float">
            <text:p>0.0320109325</text:p>
          </table:table-cell>
          <table:table-cell office:value-type="float" office:value="0.00678232749916787" calcext:value-type="float">
            <text:p>0.0067823275</text:p>
          </table:table-cell>
          <table:table-cell office:value-type="float" office:value="-0.000343181670076707" calcext:value-type="float">
            <text:p>-0.0003431817</text:p>
          </table:table-cell>
          <table:table-cell office:value-type="float" office:value="-0.00714671324775457" calcext:value-type="float">
            <text:p>-0.0071467132</text:p>
          </table:table-cell>
          <table:table-cell office:value-type="float" office:value="-0.0062288511942436" calcext:value-type="float">
            <text:p>-0.0062288512</text:p>
          </table:table-cell>
          <table:table-cell office:value-type="float" office:value="-0.00644561713140379" calcext:value-type="float">
            <text:p>-0.0064456171</text:p>
          </table:table-cell>
          <table:table-cell office:value-type="float" office:value="0.00115121735577509" calcext:value-type="float">
            <text:p>0.0011512174</text:p>
          </table:table-cell>
          <table:table-cell office:value-type="float" office:value="0.00185453863508898" calcext:value-type="float">
            <text:p>0.0018545386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answered_correctly</text:p>
          </table:table-cell>
          <table:table-cell office:value-type="float" office:value="0.0176474123623286" calcext:value-type="float">
            <text:p>0.0176474124</text:p>
          </table:table-cell>
          <table:table-cell office:value-type="float" office:value="0.00602863534092122" calcext:value-type="float">
            <text:p>0.0060286353</text:p>
          </table:table-cell>
          <table:table-cell office:value-type="float" office:value="-0.0209052349457701" calcext:value-type="float">
            <text:p>-0.0209052349</text:p>
          </table:table-cell>
          <table:table-cell/>
          <table:table-cell office:value-type="float" office:value="0.0188873591583505" calcext:value-type="float">
            <text:p>0.0188873592</text:p>
          </table:table-cell>
          <table:table-cell office:value-type="float" office:value="0.00571398523883379" calcext:value-type="float">
            <text:p>0.0057139852</text:p>
          </table:table-cell>
          <table:table-cell office:value-type="float" office:value="1" calcext:value-type="float">
            <text:p>1</text:p>
          </table:table-cell>
          <table:table-cell office:value-type="float" office:value="-0.00825889050292032" calcext:value-type="float">
            <text:p>-0.0082588905</text:p>
          </table:table-cell>
          <table:table-cell office:value-type="float" office:value="0.0978746078775977" calcext:value-type="float">
            <text:p>0.0978746079</text:p>
          </table:table-cell>
          <table:table-cell office:value-type="float" office:value="-0.0209052349457701" calcext:value-type="float">
            <text:p>-0.0209052349</text:p>
          </table:table-cell>
          <table:table-cell office:value-type="float" office:value="-0.0209046603869182" calcext:value-type="float">
            <text:p>-0.0209046604</text:p>
          </table:table-cell>
          <table:table-cell office:value-type="float" office:value="-0.0179974381877092" calcext:value-type="float">
            <text:p>-0.0179974382</text:p>
          </table:table-cell>
          <table:table-cell office:value-type="float" office:value="-0.0728757633379562" calcext:value-type="float">
            <text:p>-0.0728757633</text:p>
          </table:table-cell>
          <table:table-cell/>
          <table:table-cell office:value-type="float" office:value="0.186602996158168" calcext:value-type="float">
            <text:p>0.1866029962</text:p>
          </table:table-cell>
          <table:table-cell office:value-type="float" office:value="-0.0071729834201962" calcext:value-type="float">
            <text:p>-0.0071729834</text:p>
          </table:table-cell>
          <table:table-cell office:value-type="float" office:value="-0.0334422421543243" calcext:value-type="float">
            <text:p>-0.0334422422</text:p>
          </table:table-cell>
          <table:table-cell office:value-type="float" office:value="-0.0322231931242694" calcext:value-type="float">
            <text:p>-0.0322231931</text:p>
          </table:table-cell>
          <table:table-cell office:value-type="float" office:value="0.0232738656675592" calcext:value-type="float">
            <text:p>0.0232738657</text:p>
          </table:table-cell>
          <table:table-cell office:value-type="float" office:value="0.0239200105015875" calcext:value-type="float">
            <text:p>0.0239200105</text:p>
          </table:table-cell>
          <table:table-cell office:value-type="float" office:value="0.362723479968735" calcext:value-type="float">
            <text:p>0.36272348</text:p>
          </table:table-cell>
          <table:table-cell office:value-type="float" office:value="-0.00677549932976077" calcext:value-type="float">
            <text:p>-0.0067754993</text:p>
          </table:table-cell>
          <table:table-cell office:value-type="float" office:value="-0.0114319908072345" calcext:value-type="float">
            <text:p>-0.0114319908</text:p>
          </table:table-cell>
          <table:table-cell office:value-type="float" office:value="0.200987312957999" calcext:value-type="float">
            <text:p>0.200987313</text:p>
          </table:table-cell>
          <table:table-cell office:value-type="float" office:value="0.200742148028687" calcext:value-type="float">
            <text:p>0.200742148</text:p>
          </table:table-cell>
          <table:table-cell office:value-type="float" office:value="0.0231159743874748" calcext:value-type="float">
            <text:p>0.0231159744</text:p>
          </table:table-cell>
          <table:table-cell office:value-type="float" office:value="0.013307555301151" calcext:value-type="float">
            <text:p>0.0133075553</text:p>
          </table:table-cell>
          <table:table-cell office:value-type="float" office:value="-0.0600179462629619" calcext:value-type="float">
            <text:p>-0.0600179463</text:p>
          </table:table-cell>
          <table:table-cell office:value-type="float" office:value="-0.0278767483180952" calcext:value-type="float">
            <text:p>-0.0278767483</text:p>
          </table:table-cell>
          <table:table-cell office:value-type="float" office:value="0.112423905975664" calcext:value-type="float">
            <text:p>0.112423906</text:p>
          </table:table-cell>
          <table:table-cell office:value-type="float" office:value="0.1203409137544" calcext:value-type="float">
            <text:p>0.1203409138</text:p>
          </table:table-cell>
          <table:table-cell office:value-type="float" office:value="-0.0242372442027504" calcext:value-type="float">
            <text:p>-0.0242372442</text:p>
          </table:table-cell>
          <table:table-cell office:value-type="float" office:value="0.087196383940685" calcext:value-type="float">
            <text:p>0.0871963839</text:p>
          </table:table-cell>
          <table:table-cell office:value-type="float" office:value="0.134580735609515" calcext:value-type="float">
            <text:p>0.1345807356</text:p>
          </table:table-cell>
          <table:table-cell office:value-type="float" office:value="0.0574077292798661" calcext:value-type="float">
            <text:p>0.0574077293</text:p>
          </table:table-cell>
          <table:table-cell office:value-type="float" office:value="-0.0717254556555451" calcext:value-type="float">
            <text:p>-0.0717254557</text:p>
          </table:table-cell>
          <table:table-cell office:value-type="float" office:value="0.0645336556005992" calcext:value-type="float">
            <text:p>0.0645336556</text:p>
          </table:table-cell>
          <table:table-cell office:value-type="float" office:value="-0.068812535230163" calcext:value-type="float">
            <text:p>-0.0688125352</text:p>
          </table:table-cell>
          <table:table-cell office:value-type="float" office:value="0.0515688161565069" calcext:value-type="float">
            <text:p>0.0515688162</text:p>
          </table:table-cell>
          <table:table-cell office:value-type="float" office:value="0.0891719035273975" calcext:value-type="float">
            <text:p>0.0891719035</text:p>
          </table:table-cell>
          <table:table-cell office:value-type="float" office:value="-0.170533612174075" calcext:value-type="float">
            <text:p>-0.1705336122</text:p>
          </table:table-cell>
          <table:table-cell office:value-type="float" office:value="0.0706517971934385" calcext:value-type="float">
            <text:p>0.0706517972</text:p>
          </table:table-cell>
          <table:table-cell office:value-type="float" office:value="0.120773252230538" calcext:value-type="float">
            <text:p>0.1207732522</text:p>
          </table:table-cell>
          <table:table-cell office:value-type="float" office:value="-0.18912692201934" calcext:value-type="float">
            <text:p>-0.189126922</text:p>
          </table:table-cell>
          <table:table-cell office:value-type="float" office:value="0.0526818552316733" calcext:value-type="float">
            <text:p>0.0526818552</text:p>
          </table:table-cell>
          <table:table-cell office:value-type="float" office:value="0.0720050662407146" calcext:value-type="float">
            <text:p>0.0720050662</text:p>
          </table:table-cell>
          <table:table-cell office:value-type="float" office:value="0.369899126586548" calcext:value-type="float">
            <text:p>0.3698991266</text:p>
          </table:table-cell>
          <table:table-cell office:value-type="float" office:value="0.0627543348093248" calcext:value-type="float">
            <text:p>0.0627543348</text:p>
          </table:table-cell>
          <table:table-cell office:value-type="float" office:value="0.364919164198712" calcext:value-type="float">
            <text:p>0.3649191642</text:p>
          </table:table-cell>
          <table:table-cell office:value-type="float" office:value="0.37089669882959" calcext:value-type="float">
            <text:p>0.3708966988</text:p>
          </table:table-cell>
          <table:table-cell office:value-type="float" office:value="0.368618915355258" calcext:value-type="float">
            <text:p>0.3686189154</text:p>
          </table:table-cell>
          <table:table-cell office:value-type="float" office:value="0.390594617193885" calcext:value-type="float">
            <text:p>0.3905946172</text:p>
          </table:table-cell>
          <table:table-cell office:value-type="float" office:value="0.160266096124181" calcext:value-type="float">
            <text:p>0.1602660961</text:p>
          </table:table-cell>
          <table:table-cell office:value-type="float" office:value="0.384887635530198" calcext:value-type="float">
            <text:p>0.3848876355</text:p>
          </table:table-cell>
          <table:table-cell office:value-type="float" office:value="0.387467888516032" calcext:value-type="float">
            <text:p>0.3874678885</text:p>
          </table:table-cell>
          <table:table-cell office:value-type="float" office:value="0.388396247350618" calcext:value-type="float">
            <text:p>0.3883962474</text:p>
          </table:table-cell>
          <table:table-cell office:value-type="float" office:value="-0.347794421620783" calcext:value-type="float">
            <text:p>-0.3477944216</text:p>
          </table:table-cell>
          <table:table-cell office:value-type="float" office:value="0.167567571688573" calcext:value-type="float">
            <text:p>0.1675675717</text:p>
          </table:table-cell>
          <table:table-cell office:value-type="float" office:value="-0.411540067190585" calcext:value-type="float">
            <text:p>-0.4115400672</text:p>
          </table:table-cell>
          <table:table-cell office:value-type="float" office:value="0.457407139666187" calcext:value-type="float">
            <text:p>0.4574071397</text:p>
          </table:table-cell>
          <table:table-cell office:value-type="float" office:value="0.00535280214420041" calcext:value-type="float">
            <text:p>0.0053528021</text:p>
          </table:table-cell>
          <table:table-cell office:value-type="float" office:value="-0.0480457848740649" calcext:value-type="float">
            <text:p>-0.0480457849</text:p>
          </table:table-cell>
          <table:table-cell office:value-type="float" office:value="0.00828657971892759" calcext:value-type="float">
            <text:p>0.0082865797</text:p>
          </table:table-cell>
          <table:table-cell office:value-type="float" office:value="-0.0470199274759259" calcext:value-type="float">
            <text:p>-0.0470199275</text:p>
          </table:table-cell>
          <table:table-cell office:value-type="float" office:value="0.14848965228352" calcext:value-type="float">
            <text:p>0.1484896523</text:p>
          </table:table-cell>
          <table:table-cell office:value-type="float" office:value="-0.405969534447237" calcext:value-type="float">
            <text:p>-0.4059695344</text:p>
          </table:table-cell>
          <table:table-cell office:value-type="float" office:value="0.0364086541909732" calcext:value-type="float">
            <text:p>0.0364086542</text:p>
          </table:table-cell>
          <table:table-cell office:value-type="float" office:value="-0.0933731029826506" calcext:value-type="float">
            <text:p>-0.093373103</text:p>
          </table:table-cell>
          <table:table-cell office:value-type="float" office:value="0.0423115018191626" calcext:value-type="float">
            <text:p>0.0423115018</text:p>
          </table:table-cell>
          <table:table-cell office:value-type="float" office:value="-0.0891887502954317" calcext:value-type="float">
            <text:p>-0.0891887503</text:p>
          </table:table-cell>
          <table:table-cell office:value-type="float" office:value="-0.00349062509713911" calcext:value-type="float">
            <text:p>-0.0034906251</text:p>
          </table:table-cell>
          <table:table-cell office:value-type="float" office:value="-0.0397529921174653" calcext:value-type="float">
            <text:p>-0.0397529921</text:p>
          </table:table-cell>
          <table:table-cell office:value-type="float" office:value="0.00119974174869217" calcext:value-type="float">
            <text:p>0.0011997417</text:p>
          </table:table-cell>
          <table:table-cell office:value-type="float" office:value="-0.0406093895732863" calcext:value-type="float">
            <text:p>-0.0406093896</text:p>
          </table:table-cell>
          <table:table-cell office:value-type="float" office:value="0.17344784351456" calcext:value-type="float">
            <text:p>0.1734478435</text:p>
          </table:table-cell>
          <table:table-cell office:value-type="float" office:value="0.38062078138587" calcext:value-type="float">
            <text:p>0.3806207814</text:p>
          </table:table-cell>
          <table:table-cell office:value-type="float" office:value="0.323345340176466" calcext:value-type="float">
            <text:p>0.3233453402</text:p>
          </table:table-cell>
          <table:table-cell office:value-type="float" office:value="0.33491970310043" calcext:value-type="float">
            <text:p>0.3349197031</text:p>
          </table:table-cell>
          <table:table-cell office:value-type="float" office:value="-0.0994644759622643" calcext:value-type="float">
            <text:p>-0.099464476</text:p>
          </table:table-cell>
          <table:table-cell office:value-type="float" office:value="-0.0966148633915505" calcext:value-type="float">
            <text:p>-0.0966148634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prior_question_elapsed_time</text:p>
          </table:table-cell>
          <table:table-cell office:value-type="float" office:value="-0.000236949386904622" calcext:value-type="float">
            <text:p>-0.0002369494</text:p>
          </table:table-cell>
          <table:table-cell office:value-type="float" office:value="-0.000448962126657421" calcext:value-type="float">
            <text:p>-0.0004489621</text:p>
          </table:table-cell>
          <table:table-cell office:value-type="float" office:value="0.155504132613642" calcext:value-type="float">
            <text:p>0.1555041326</text:p>
          </table:table-cell>
          <table:table-cell/>
          <table:table-cell office:value-type="float" office:value="-0.0210835018249511" calcext:value-type="float">
            <text:p>-0.0210835018</text:p>
          </table:table-cell>
          <table:table-cell office:value-type="float" office:value="0.0137529195894017" calcext:value-type="float">
            <text:p>0.0137529196</text:p>
          </table:table-cell>
          <table:table-cell office:value-type="float" office:value="-0.00825889050292032" calcext:value-type="float">
            <text:p>-0.0082588905</text:p>
          </table:table-cell>
          <table:table-cell office:value-type="float" office:value="1" calcext:value-type="float">
            <text:p>1</text:p>
          </table:table-cell>
          <table:table-cell office:value-type="float" office:value="-0.00423054324318278" calcext:value-type="float">
            <text:p>-0.0042305432</text:p>
          </table:table-cell>
          <table:table-cell office:value-type="float" office:value="0.155504132613642" calcext:value-type="float">
            <text:p>0.1555041326</text:p>
          </table:table-cell>
          <table:table-cell office:value-type="float" office:value="0.155470657724955" calcext:value-type="float">
            <text:p>0.1554706577</text:p>
          </table:table-cell>
          <table:table-cell office:value-type="float" office:value="0.0117914051153304" calcext:value-type="float">
            <text:p>0.0117914051</text:p>
          </table:table-cell>
          <table:table-cell office:value-type="float" office:value="0.237140751150652" calcext:value-type="float">
            <text:p>0.2371407512</text:p>
          </table:table-cell>
          <table:table-cell/>
          <table:table-cell office:value-type="float" office:value="-0.0185522017362791" calcext:value-type="float">
            <text:p>-0.0185522017</text:p>
          </table:table-cell>
          <table:table-cell office:value-type="float" office:value="0.0049391469780902" calcext:value-type="float">
            <text:p>0.004939147</text:p>
          </table:table-cell>
          <table:table-cell office:value-type="float" office:value="0.289364114889861" calcext:value-type="float">
            <text:p>0.2893641149</text:p>
          </table:table-cell>
          <table:table-cell office:value-type="float" office:value="0.00787542622586228" calcext:value-type="float">
            <text:p>0.0078754262</text:p>
          </table:table-cell>
          <table:table-cell office:value-type="float" office:value="-0.0104277896224348" calcext:value-type="float">
            <text:p>-0.0104277896</text:p>
          </table:table-cell>
          <table:table-cell office:value-type="float" office:value="0.119531605465426" calcext:value-type="float">
            <text:p>0.1195316055</text:p>
          </table:table-cell>
          <table:table-cell office:value-type="float" office:value="-0.0206472338355642" calcext:value-type="float">
            <text:p>-0.0206472338</text:p>
          </table:table-cell>
          <table:table-cell office:value-type="float" office:value="-0.00125134203339998" calcext:value-type="float">
            <text:p>-0.001251342</text:p>
          </table:table-cell>
          <table:table-cell office:value-type="float" office:value="-0.00656542604311224" calcext:value-type="float">
            <text:p>-0.006565426</text:p>
          </table:table-cell>
          <table:table-cell office:value-type="float" office:value="-0.0183841460364915" calcext:value-type="float">
            <text:p>-0.018384146</text:p>
          </table:table-cell>
          <table:table-cell office:value-type="float" office:value="-0.0119555479208649" calcext:value-type="float">
            <text:p>-0.0119555479</text:p>
          </table:table-cell>
          <table:table-cell office:value-type="float" office:value="-0.00492373931691022" calcext:value-type="float">
            <text:p>-0.0049237393</text:p>
          </table:table-cell>
          <table:table-cell office:value-type="float" office:value="0.00717878779330747" calcext:value-type="float">
            <text:p>0.0071787878</text:p>
          </table:table-cell>
          <table:table-cell office:value-type="float" office:value="0.272690475523649" calcext:value-type="float">
            <text:p>0.2726904755</text:p>
          </table:table-cell>
          <table:table-cell office:value-type="float" office:value="0.269866605033441" calcext:value-type="float">
            <text:p>0.269866605</text:p>
          </table:table-cell>
          <table:table-cell office:value-type="float" office:value="0.0239928015667785" calcext:value-type="float">
            <text:p>0.0239928016</text:p>
          </table:table-cell>
          <table:table-cell office:value-type="float" office:value="0.0332992933040332" calcext:value-type="float">
            <text:p>0.0332992933</text:p>
          </table:table-cell>
          <table:table-cell office:value-type="float" office:value="-0.00573884112983946" calcext:value-type="float">
            <text:p>-0.0057388411</text:p>
          </table:table-cell>
          <table:table-cell office:value-type="float" office:value="0.00242164290227323" calcext:value-type="float">
            <text:p>0.0024216429</text:p>
          </table:table-cell>
          <table:table-cell office:value-type="float" office:value="0.0112824441587041" calcext:value-type="float">
            <text:p>0.0112824442</text:p>
          </table:table-cell>
          <table:table-cell office:value-type="float" office:value="0.227817599738434" calcext:value-type="float">
            <text:p>0.2278175997</text:p>
          </table:table-cell>
          <table:table-cell office:value-type="float" office:value="0.200671365090789" calcext:value-type="float">
            <text:p>0.2006713651</text:p>
          </table:table-cell>
          <table:table-cell office:value-type="float" office:value="0.169105984286708" calcext:value-type="float">
            <text:p>0.1691059843</text:p>
          </table:table-cell>
          <table:table-cell office:value-type="float" office:value="-0.0758851033572455" calcext:value-type="float">
            <text:p>-0.0758851034</text:p>
          </table:table-cell>
          <table:table-cell office:value-type="float" office:value="0.012621699759216" calcext:value-type="float">
            <text:p>0.0126216998</text:p>
          </table:table-cell>
          <table:table-cell office:value-type="float" office:value="-0.00850000363699549" calcext:value-type="float">
            <text:p>-0.0085000036</text:p>
          </table:table-cell>
          <table:table-cell office:value-type="float" office:value="0.00678010039033366" calcext:value-type="float">
            <text:p>0.0067801004</text:p>
          </table:table-cell>
          <table:table-cell office:value-type="float" office:value="0.0163520714585681" calcext:value-type="float">
            <text:p>0.0163520715</text:p>
          </table:table-cell>
          <table:table-cell office:value-type="float" office:value="-0.00615361079624947" calcext:value-type="float">
            <text:p>-0.0061536108</text:p>
          </table:table-cell>
          <table:table-cell office:value-type="float" office:value="0.0157726929252857" calcext:value-type="float">
            <text:p>0.0157726929</text:p>
          </table:table-cell>
          <table:table-cell office:value-type="float" office:value="-0.0445934928990653" calcext:value-type="float">
            <text:p>-0.0445934929</text:p>
          </table:table-cell>
          <table:table-cell office:value-type="float" office:value="-0.0514934326189787" calcext:value-type="float">
            <text:p>-0.0514934326</text:p>
          </table:table-cell>
          <table:table-cell office:value-type="float" office:value="-0.0409823282524421" calcext:value-type="float">
            <text:p>-0.0409823283</text:p>
          </table:table-cell>
          <table:table-cell office:value-type="float" office:value="-0.00511071374606062" calcext:value-type="float">
            <text:p>-0.0051107137</text:p>
          </table:table-cell>
          <table:table-cell office:value-type="float" office:value="-0.0375763200696801" calcext:value-type="float">
            <text:p>-0.0375763201</text:p>
          </table:table-cell>
          <table:table-cell office:value-type="float" office:value="-0.0461282411729183" calcext:value-type="float">
            <text:p>-0.0461282412</text:p>
          </table:table-cell>
          <table:table-cell office:value-type="float" office:value="-0.0413167433787414" calcext:value-type="float">
            <text:p>-0.0413167434</text:p>
          </table:table-cell>
          <table:table-cell office:value-type="float" office:value="-0.0236571803873537" calcext:value-type="float">
            <text:p>-0.0236571804</text:p>
          </table:table-cell>
          <table:table-cell office:value-type="float" office:value="-0.0245988310509019" calcext:value-type="float">
            <text:p>-0.0245988311</text:p>
          </table:table-cell>
          <table:table-cell office:value-type="float" office:value="-0.0253391600145885" calcext:value-type="float">
            <text:p>-0.02533916</text:p>
          </table:table-cell>
          <table:table-cell office:value-type="float" office:value="-0.0267814510058015" calcext:value-type="float">
            <text:p>-0.026781451</text:p>
          </table:table-cell>
          <table:table-cell office:value-type="float" office:value="-0.0254462688046275" calcext:value-type="float">
            <text:p>-0.0254462688</text:p>
          </table:table-cell>
          <table:table-cell office:value-type="float" office:value="0.029681912706342" calcext:value-type="float">
            <text:p>0.0296819127</text:p>
          </table:table-cell>
          <table:table-cell office:value-type="float" office:value="0.0198086456108292" calcext:value-type="float">
            <text:p>0.0198086456</text:p>
          </table:table-cell>
          <table:table-cell office:value-type="float" office:value="0.0164904559534949" calcext:value-type="float">
            <text:p>0.016490456</text:p>
          </table:table-cell>
          <table:table-cell office:value-type="float" office:value="0.0626646926564745" calcext:value-type="float">
            <text:p>0.0626646927</text:p>
          </table:table-cell>
          <table:table-cell office:value-type="float" office:value="0.208330309770182" calcext:value-type="float">
            <text:p>0.2083303098</text:p>
          </table:table-cell>
          <table:table-cell office:value-type="float" office:value="0.20223344441676" calcext:value-type="float">
            <text:p>0.2022334444</text:p>
          </table:table-cell>
          <table:table-cell office:value-type="float" office:value="0.181193589984336" calcext:value-type="float">
            <text:p>0.18119359</text:p>
          </table:table-cell>
          <table:table-cell office:value-type="float" office:value="-0.129113587814169" calcext:value-type="float">
            <text:p>-0.1291135878</text:p>
          </table:table-cell>
          <table:table-cell office:value-type="float" office:value="0.00174398574643721" calcext:value-type="float">
            <text:p>0.0017439857</text:p>
          </table:table-cell>
          <table:table-cell office:value-type="float" office:value="0.0147973397362347" calcext:value-type="float">
            <text:p>0.0147973397</text:p>
          </table:table-cell>
          <table:table-cell office:value-type="float" office:value="0.29142698994476" calcext:value-type="float">
            <text:p>0.2914269899</text:p>
          </table:table-cell>
          <table:table-cell office:value-type="float" office:value="0.0994926630512752" calcext:value-type="float">
            <text:p>0.0994926631</text:p>
          </table:table-cell>
          <table:table-cell office:value-type="float" office:value="0.202466522769757" calcext:value-type="float">
            <text:p>0.2024665228</text:p>
          </table:table-cell>
          <table:table-cell office:value-type="float" office:value="-0.195963316781466" calcext:value-type="float">
            <text:p>-0.1959633168</text:p>
          </table:table-cell>
          <table:table-cell office:value-type="float" office:value="0.205837204497404" calcext:value-type="float">
            <text:p>0.2058372045</text:p>
          </table:table-cell>
          <table:table-cell office:value-type="float" office:value="0.206867142915799" calcext:value-type="float">
            <text:p>0.2068671429</text:p>
          </table:table-cell>
          <table:table-cell office:value-type="float" office:value="0.180237303562349" calcext:value-type="float">
            <text:p>0.1802373036</text:p>
          </table:table-cell>
          <table:table-cell office:value-type="float" office:value="-0.119379859402372" calcext:value-type="float">
            <text:p>-0.1193798594</text:p>
          </table:table-cell>
          <table:table-cell office:value-type="float" office:value="-0.0450029564987113" calcext:value-type="float">
            <text:p>-0.0450029565</text:p>
          </table:table-cell>
          <table:table-cell office:value-type="float" office:value="-0.0364527365902943" calcext:value-type="float">
            <text:p>-0.0364527366</text:p>
          </table:table-cell>
          <table:table-cell office:value-type="float" office:value="-0.0279131675308535" calcext:value-type="float">
            <text:p>-0.0279131675</text:p>
          </table:table-cell>
          <table:table-cell office:value-type="float" office:value="-0.0295135648956987" calcext:value-type="float">
            <text:p>-0.0295135649</text:p>
          </table:table-cell>
          <table:table-cell office:value-type="float" office:value="0.00921310177440036" calcext:value-type="float">
            <text:p>0.0092131018</text:p>
          </table:table-cell>
          <table:table-cell office:value-type="float" office:value="0.00896492817270821" calcext:value-type="float">
            <text:p>0.0089649282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prior_question_had_explanation</text:p>
          </table:table-cell>
          <table:table-cell office:value-type="float" office:value="0.176141326961644" calcext:value-type="float">
            <text:p>0.176141327</text:p>
          </table:table-cell>
          <table:table-cell office:value-type="float" office:value="-0.00707393579976031" calcext:value-type="float">
            <text:p>-0.0070739358</text:p>
          </table:table-cell>
          <table:table-cell office:value-type="float" office:value="0.0168836155925597" calcext:value-type="float">
            <text:p>0.0168836156</text:p>
          </table:table-cell>
          <table:table-cell/>
          <table:table-cell office:value-type="float" office:value="0.170157492563302" calcext:value-type="float">
            <text:p>0.1701574926</text:p>
          </table:table-cell>
          <table:table-cell office:value-type="float" office:value="-0.00146452606484245" calcext:value-type="float">
            <text:p>-0.0014645261</text:p>
          </table:table-cell>
          <table:table-cell office:value-type="float" office:value="0.0978746078775977" calcext:value-type="float">
            <text:p>0.0978746079</text:p>
          </table:table-cell>
          <table:table-cell office:value-type="float" office:value="-0.00423054324318278" calcext:value-type="float">
            <text:p>-0.0042305432</text:p>
          </table:table-cell>
          <table:table-cell office:value-type="float" office:value="1" calcext:value-type="float">
            <text:p>1</text:p>
          </table:table-cell>
          <table:table-cell office:value-type="float" office:value="0.0168836155925597" calcext:value-type="float">
            <text:p>0.0168836156</text:p>
          </table:table-cell>
          <table:table-cell office:value-type="float" office:value="0.0169001164336114" calcext:value-type="float">
            <text:p>0.0169001164</text:p>
          </table:table-cell>
          <table:table-cell office:value-type="float" office:value="-0.0187591019336803" calcext:value-type="float">
            <text:p>-0.0187591019</text:p>
          </table:table-cell>
          <table:table-cell office:value-type="float" office:value="-0.0307316903161169" calcext:value-type="float">
            <text:p>-0.0307316903</text:p>
          </table:table-cell>
          <table:table-cell/>
          <table:table-cell office:value-type="float" office:value="0.227744212143166" calcext:value-type="float">
            <text:p>0.2277442121</text:p>
          </table:table-cell>
          <table:table-cell office:value-type="float" office:value="-0.0304932310778168" calcext:value-type="float">
            <text:p>-0.0304932311</text:p>
          </table:table-cell>
          <table:table-cell office:value-type="float" office:value="0.0551329005810888" calcext:value-type="float">
            <text:p>0.0551329006</text:p>
          </table:table-cell>
          <table:table-cell office:value-type="float" office:value="0.0489404498500638" calcext:value-type="float">
            <text:p>0.0489404499</text:p>
          </table:table-cell>
          <table:table-cell office:value-type="float" office:value="0.163828011781583" calcext:value-type="float">
            <text:p>0.1638280118</text:p>
          </table:table-cell>
          <table:table-cell office:value-type="float" office:value="-0.0595772908240565" calcext:value-type="float">
            <text:p>-0.0595772908</text:p>
          </table:table-cell>
          <table:table-cell office:value-type="float" office:value="0.208646943350068" calcext:value-type="float">
            <text:p>0.2086469434</text:p>
          </table:table-cell>
          <table:table-cell office:value-type="float" office:value="-0.0158904090780108" calcext:value-type="float">
            <text:p>-0.0158904091</text:p>
          </table:table-cell>
          <table:table-cell office:value-type="float" office:value="-0.00866274507311286" calcext:value-type="float">
            <text:p>-0.0086627451</text:p>
          </table:table-cell>
          <table:table-cell office:value-type="float" office:value="0.221075474847121" calcext:value-type="float">
            <text:p>0.2210754748</text:p>
          </table:table-cell>
          <table:table-cell office:value-type="float" office:value="0.225036449383084" calcext:value-type="float">
            <text:p>0.2250364494</text:p>
          </table:table-cell>
          <table:table-cell office:value-type="float" office:value="0.0699764574523026" calcext:value-type="float">
            <text:p>0.0699764575</text:p>
          </table:table-cell>
          <table:table-cell office:value-type="float" office:value="0.130459144022058" calcext:value-type="float">
            <text:p>0.130459144</text:p>
          </table:table-cell>
          <table:table-cell office:value-type="float" office:value="0.000749373397881071" calcext:value-type="float">
            <text:p>0.0007493734</text:p>
          </table:table-cell>
          <table:table-cell office:value-type="float" office:value="0.0573889625498631" calcext:value-type="float">
            <text:p>0.0573889625</text:p>
          </table:table-cell>
          <table:table-cell office:value-type="float" office:value="0.265485251141754" calcext:value-type="float">
            <text:p>0.2654852511</text:p>
          </table:table-cell>
          <table:table-cell office:value-type="float" office:value="0.664476523049216" calcext:value-type="float">
            <text:p>0.664476523</text:p>
          </table:table-cell>
          <table:table-cell office:value-type="float" office:value="-0.354818076883057" calcext:value-type="float">
            <text:p>-0.3548180769</text:p>
          </table:table-cell>
          <table:table-cell office:value-type="float" office:value="0.191529064194073" calcext:value-type="float">
            <text:p>0.1915290642</text:p>
          </table:table-cell>
          <table:table-cell office:value-type="float" office:value="0.408958636714693" calcext:value-type="float">
            <text:p>0.4089586367</text:p>
          </table:table-cell>
          <table:table-cell office:value-type="float" office:value="0.311234407478812" calcext:value-type="float">
            <text:p>0.3112344075</text:p>
          </table:table-cell>
          <table:table-cell office:value-type="float" office:value="-0.117274581162739" calcext:value-type="float">
            <text:p>-0.1172745812</text:p>
          </table:table-cell>
          <table:table-cell office:value-type="float" office:value="0.28621385218061" calcext:value-type="float">
            <text:p>0.2862138522</text:p>
          </table:table-cell>
          <table:table-cell office:value-type="float" office:value="-0.0896164191194938" calcext:value-type="float">
            <text:p>-0.0896164191</text:p>
          </table:table-cell>
          <table:table-cell office:value-type="float" office:value="-0.0357649072789403" calcext:value-type="float">
            <text:p>-0.0357649073</text:p>
          </table:table-cell>
          <table:table-cell office:value-type="float" office:value="0.00972106089593439" calcext:value-type="float">
            <text:p>0.0097210609</text:p>
          </table:table-cell>
          <table:table-cell office:value-type="float" office:value="-0.155778482218552" calcext:value-type="float">
            <text:p>-0.1557784822</text:p>
          </table:table-cell>
          <table:table-cell office:value-type="float" office:value="-0.0217543698001655" calcext:value-type="float">
            <text:p>-0.0217543698</text:p>
          </table:table-cell>
          <table:table-cell office:value-type="float" office:value="0.0564304369916182" calcext:value-type="float">
            <text:p>0.056430437</text:p>
          </table:table-cell>
          <table:table-cell office:value-type="float" office:value="-0.0894420125258374" calcext:value-type="float">
            <text:p>-0.0894420125</text:p>
          </table:table-cell>
          <table:table-cell office:value-type="float" office:value="0.072686401696193" calcext:value-type="float">
            <text:p>0.0726864017</text:p>
          </table:table-cell>
          <table:table-cell office:value-type="float" office:value="0.0781203421806754" calcext:value-type="float">
            <text:p>0.0781203422</text:p>
          </table:table-cell>
          <table:table-cell office:value-type="float" office:value="-0.0140480753542859" calcext:value-type="float">
            <text:p>-0.0140480754</text:p>
          </table:table-cell>
          <table:table-cell office:value-type="float" office:value="-0.0283910980207144" calcext:value-type="float">
            <text:p>-0.028391098</text:p>
          </table:table-cell>
          <table:table-cell office:value-type="float" office:value="-0.0158172267374107" calcext:value-type="float">
            <text:p>-0.0158172267</text:p>
          </table:table-cell>
          <table:table-cell office:value-type="float" office:value="-0.0111375990993092" calcext:value-type="float">
            <text:p>-0.0111375991</text:p>
          </table:table-cell>
          <table:table-cell office:value-type="float" office:value="-0.014402028021316" calcext:value-type="float">
            <text:p>-0.014402028</text:p>
          </table:table-cell>
          <table:table-cell office:value-type="float" office:value="0.261013797663516" calcext:value-type="float">
            <text:p>0.2610137977</text:p>
          </table:table-cell>
          <table:table-cell office:value-type="float" office:value="0.238567854250767" calcext:value-type="float">
            <text:p>0.2385678543</text:p>
          </table:table-cell>
          <table:table-cell office:value-type="float" office:value="0.273181093892914" calcext:value-type="float">
            <text:p>0.2731810939</text:p>
          </table:table-cell>
          <table:table-cell office:value-type="float" office:value="0.248088412531401" calcext:value-type="float">
            <text:p>0.2480884125</text:p>
          </table:table-cell>
          <table:table-cell office:value-type="float" office:value="0.254198835380125" calcext:value-type="float">
            <text:p>0.2541988354</text:p>
          </table:table-cell>
          <table:table-cell office:value-type="float" office:value="-0.130245101675385" calcext:value-type="float">
            <text:p>-0.1302451017</text:p>
          </table:table-cell>
          <table:table-cell office:value-type="float" office:value="0.0758596159364115" calcext:value-type="float">
            <text:p>0.0758596159</text:p>
          </table:table-cell>
          <table:table-cell office:value-type="float" office:value="-0.161263477462738" calcext:value-type="float">
            <text:p>-0.1612634775</text:p>
          </table:table-cell>
          <table:table-cell office:value-type="float" office:value="0.41395081558876" calcext:value-type="float">
            <text:p>0.4139508156</text:p>
          </table:table-cell>
          <table:table-cell office:value-type="float" office:value="0.0693643174462521" calcext:value-type="float">
            <text:p>0.0693643174</text:p>
          </table:table-cell>
          <table:table-cell office:value-type="float" office:value="0.0137774450170553" calcext:value-type="float">
            <text:p>0.013777445</text:p>
          </table:table-cell>
          <table:table-cell office:value-type="float" office:value="0.0667237979267583" calcext:value-type="float">
            <text:p>0.0667237979</text:p>
          </table:table-cell>
          <table:table-cell office:value-type="float" office:value="0.0104390480906224" calcext:value-type="float">
            <text:p>0.0104390481</text:p>
          </table:table-cell>
          <table:table-cell office:value-type="float" office:value="0.0105596987400481" calcext:value-type="float">
            <text:p>0.0105596987</text:p>
          </table:table-cell>
          <table:table-cell office:value-type="float" office:value="-0.151810278341489" calcext:value-type="float">
            <text:p>-0.1518102783</text:p>
          </table:table-cell>
          <table:table-cell office:value-type="float" office:value="0.122906260395426" calcext:value-type="float">
            <text:p>0.1229062604</text:p>
          </table:table-cell>
          <table:table-cell office:value-type="float" office:value="-0.0599216155267981" calcext:value-type="float">
            <text:p>-0.0599216155</text:p>
          </table:table-cell>
          <table:table-cell office:value-type="float" office:value="0.102366216517421" calcext:value-type="float">
            <text:p>0.1023662165</text:p>
          </table:table-cell>
          <table:table-cell office:value-type="float" office:value="-0.0356729060614692" calcext:value-type="float">
            <text:p>-0.0356729061</text:p>
          </table:table-cell>
          <table:table-cell office:value-type="float" office:value="-0.0918478902848925" calcext:value-type="float">
            <text:p>-0.0918478903</text:p>
          </table:table-cell>
          <table:table-cell office:value-type="float" office:value="0.141380227672347" calcext:value-type="float">
            <text:p>0.1413802277</text:p>
          </table:table-cell>
          <table:table-cell office:value-type="float" office:value="-0.0894185364458126" calcext:value-type="float">
            <text:p>-0.0894185364</text:p>
          </table:table-cell>
          <table:table-cell office:value-type="float" office:value="0.124409334673507" calcext:value-type="float">
            <text:p>0.1244093347</text:p>
          </table:table-cell>
          <table:table-cell office:value-type="float" office:value="0.236088712971702" calcext:value-type="float">
            <text:p>0.236088713</text:p>
          </table:table-cell>
          <table:table-cell office:value-type="float" office:value="0.302551883359405" calcext:value-type="float">
            <text:p>0.3025518834</text:p>
          </table:table-cell>
          <table:table-cell office:value-type="float" office:value="0.170637752390484" calcext:value-type="float">
            <text:p>0.1706377524</text:p>
          </table:table-cell>
          <table:table-cell office:value-type="float" office:value="0.299943781899272" calcext:value-type="float">
            <text:p>0.2999437819</text:p>
          </table:table-cell>
          <table:table-cell office:value-type="float" office:value="-0.190868998196863" calcext:value-type="float">
            <text:p>-0.1908689982</text:p>
          </table:table-cell>
          <table:table-cell office:value-type="float" office:value="-0.182691419117394" calcext:value-type="float">
            <text:p>-0.1826914191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question_id</text:p>
          </table:table-cell>
          <table:table-cell office:value-type="float" office:value="0.0611641648514874" calcext:value-type="float">
            <text:p>0.0611641649</text:p>
          </table:table-cell>
          <table:table-cell office:value-type="float" office:value="0.000066096136140501" calcext:value-type="float">
            <text:p>6.6096136140501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694969103904087" calcext:value-type="float">
            <text:p>0.0694969104</text:p>
          </table:table-cell>
          <table:table-cell office:value-type="float" office:value="0.00838141965321193" calcext:value-type="float">
            <text:p>0.0083814197</text:p>
          </table:table-cell>
          <table:table-cell office:value-type="float" office:value="-0.0209052349457701" calcext:value-type="float">
            <text:p>-0.0209052349</text:p>
          </table:table-cell>
          <table:table-cell office:value-type="float" office:value="0.155504132613642" calcext:value-type="float">
            <text:p>0.1555041326</text:p>
          </table:table-cell>
          <table:table-cell office:value-type="float" office:value="0.0168836155925597" calcext:value-type="float">
            <text:p>0.0168836156</text:p>
          </table:table-cell>
          <table:table-cell office:value-type="float" office:value="1" calcext:value-type="float">
            <text:p>1</text:p>
          </table:table-cell>
          <table:table-cell office:value-type="float" office:value="0.999999968799026" calcext:value-type="float">
            <text:p>0.9999999688</text:p>
          </table:table-cell>
          <table:table-cell office:value-type="float" office:value="0.0166545203002028" calcext:value-type="float">
            <text:p>0.0166545203</text:p>
          </table:table-cell>
          <table:table-cell office:value-type="float" office:value="0.548864727526144" calcext:value-type="float">
            <text:p>0.5488647275</text:p>
          </table:table-cell>
          <table:table-cell/>
          <table:table-cell office:value-type="float" office:value="0.00785240776213704" calcext:value-type="float">
            <text:p>0.0078524078</text:p>
          </table:table-cell>
          <table:table-cell office:value-type="float" office:value="-0.00646739919611183" calcext:value-type="float">
            <text:p>-0.0064673992</text:p>
          </table:table-cell>
          <table:table-cell office:value-type="float" office:value="0.118321915129961" calcext:value-type="float">
            <text:p>0.1183219151</text:p>
          </table:table-cell>
          <table:table-cell office:value-type="float" office:value="0.0783907348623932" calcext:value-type="float">
            <text:p>0.0783907349</text:p>
          </table:table-cell>
          <table:table-cell office:value-type="float" office:value="0.0810477253152283" calcext:value-type="float">
            <text:p>0.0810477253</text:p>
          </table:table-cell>
          <table:table-cell office:value-type="float" office:value="0.0640996246027419" calcext:value-type="float">
            <text:p>0.0640996246</text:p>
          </table:table-cell>
          <table:table-cell office:value-type="float" office:value="-0.0618297725357802" calcext:value-type="float">
            <text:p>-0.0618297725</text:p>
          </table:table-cell>
          <table:table-cell office:value-type="float" office:value="0.000885515233500634" calcext:value-type="float">
            <text:p>0.0008855152</text:p>
          </table:table-cell>
          <table:table-cell office:value-type="float" office:value="0.00452364286777795" calcext:value-type="float">
            <text:p>0.0045236429</text:p>
          </table:table-cell>
          <table:table-cell office:value-type="float" office:value="-0.00603073946928271" calcext:value-type="float">
            <text:p>-0.0060307395</text:p>
          </table:table-cell>
          <table:table-cell office:value-type="float" office:value="0.00477777772523314" calcext:value-type="float">
            <text:p>0.0047777777</text:p>
          </table:table-cell>
          <table:table-cell office:value-type="float" office:value="-0.0141368218015375" calcext:value-type="float">
            <text:p>-0.0141368218</text:p>
          </table:table-cell>
          <table:table-cell office:value-type="float" office:value="-0.00198501225377911" calcext:value-type="float">
            <text:p>-0.0019850123</text:p>
          </table:table-cell>
          <table:table-cell office:value-type="float" office:value="0.436759695158032" calcext:value-type="float">
            <text:p>0.4367596952</text:p>
          </table:table-cell>
          <table:table-cell office:value-type="float" office:value="0.0725063310145762" calcext:value-type="float">
            <text:p>0.072506331</text:p>
          </table:table-cell>
          <table:table-cell office:value-type="float" office:value="-0.0140887610668131" calcext:value-type="float">
            <text:p>-0.0140887611</text:p>
          </table:table-cell>
          <table:table-cell office:value-type="float" office:value="0.0443454120695092" calcext:value-type="float">
            <text:p>0.0443454121</text:p>
          </table:table-cell>
          <table:table-cell office:value-type="float" office:value="-0.0414130549775231" calcext:value-type="float">
            <text:p>-0.041413055</text:p>
          </table:table-cell>
          <table:table-cell office:value-type="float" office:value="-0.0102697407658113" calcext:value-type="float">
            <text:p>-0.0102697408</text:p>
          </table:table-cell>
          <table:table-cell office:value-type="float" office:value="-0.0210417893478337" calcext:value-type="float">
            <text:p>-0.0210417893</text:p>
          </table:table-cell>
          <table:table-cell office:value-type="float" office:value="0.0923056159551369" calcext:value-type="float">
            <text:p>0.092305616</text:p>
          </table:table-cell>
          <table:table-cell office:value-type="float" office:value="0.0823462022562469" calcext:value-type="float">
            <text:p>0.0823462023</text:p>
          </table:table-cell>
          <table:table-cell office:value-type="float" office:value="0.0812016666381078" calcext:value-type="float">
            <text:p>0.0812016666</text:p>
          </table:table-cell>
          <table:table-cell office:value-type="float" office:value="0.0470563250626325" calcext:value-type="float">
            <text:p>0.0470563251</text:p>
          </table:table-cell>
          <table:table-cell office:value-type="float" office:value="0.0204688319295268" calcext:value-type="float">
            <text:p>0.0204688319</text:p>
          </table:table-cell>
          <table:table-cell office:value-type="float" office:value="0.0382859830707159" calcext:value-type="float">
            <text:p>0.0382859831</text:p>
          </table:table-cell>
          <table:table-cell office:value-type="float" office:value="0.0698896650438623" calcext:value-type="float">
            <text:p>0.069889665</text:p>
          </table:table-cell>
          <table:table-cell office:value-type="float" office:value="0.0296243780564321" calcext:value-type="float">
            <text:p>0.0296243781</text:p>
          </table:table-cell>
          <table:table-cell office:value-type="float" office:value="0.0453715031580257" calcext:value-type="float">
            <text:p>0.0453715032</text:p>
          </table:table-cell>
          <table:table-cell office:value-type="float" office:value="0.0944511956311691" calcext:value-type="float">
            <text:p>0.0944511956</text:p>
          </table:table-cell>
          <table:table-cell office:value-type="float" office:value="-0.0373696110451409" calcext:value-type="float">
            <text:p>-0.037369611</text:p>
          </table:table-cell>
          <table:table-cell office:value-type="float" office:value="-0.048173193636549" calcext:value-type="float">
            <text:p>-0.0481731936</text:p>
          </table:table-cell>
          <table:table-cell office:value-type="float" office:value="-0.0799463423010473" calcext:value-type="float">
            <text:p>-0.0799463423</text:p>
          </table:table-cell>
          <table:table-cell office:value-type="float" office:value="0.0170110080310805" calcext:value-type="float">
            <text:p>0.017011008</text:p>
          </table:table-cell>
          <table:table-cell office:value-type="float" office:value="-0.0724761444518022" calcext:value-type="float">
            <text:p>-0.0724761445</text:p>
          </table:table-cell>
          <table:table-cell office:value-type="float" office:value="-0.0848839644846154" calcext:value-type="float">
            <text:p>-0.0848839645</text:p>
          </table:table-cell>
          <table:table-cell office:value-type="float" office:value="-0.0776373255699577" calcext:value-type="float">
            <text:p>-0.0776373256</text:p>
          </table:table-cell>
          <table:table-cell office:value-type="float" office:value="-0.0783774999405807" calcext:value-type="float">
            <text:p>-0.0783774999</text:p>
          </table:table-cell>
          <table:table-cell office:value-type="float" office:value="-0.255338635501836" calcext:value-type="float">
            <text:p>-0.2553386355</text:p>
          </table:table-cell>
          <table:table-cell office:value-type="float" office:value="-0.101151081160963" calcext:value-type="float">
            <text:p>-0.1011510812</text:p>
          </table:table-cell>
          <table:table-cell office:value-type="float" office:value="-0.0594467367349537" calcext:value-type="float">
            <text:p>-0.0594467367</text:p>
          </table:table-cell>
          <table:table-cell office:value-type="float" office:value="-0.0812268018745562" calcext:value-type="float">
            <text:p>-0.0812268019</text:p>
          </table:table-cell>
          <table:table-cell office:value-type="float" office:value="0.0830382160380094" calcext:value-type="float">
            <text:p>0.083038216</text:p>
          </table:table-cell>
          <table:table-cell office:value-type="float" office:value="0.0775826163642306" calcext:value-type="float">
            <text:p>0.0775826164</text:p>
          </table:table-cell>
          <table:table-cell office:value-type="float" office:value="0.0341460576329227" calcext:value-type="float">
            <text:p>0.0341460576</text:p>
          </table:table-cell>
          <table:table-cell office:value-type="float" office:value="0.0396092957010602" calcext:value-type="float">
            <text:p>0.0396092957</text:p>
          </table:table-cell>
          <table:table-cell office:value-type="float" office:value="0.182522000841519" calcext:value-type="float">
            <text:p>0.1825220008</text:p>
          </table:table-cell>
          <table:table-cell office:value-type="float" office:value="0.00140227071295226" calcext:value-type="float">
            <text:p>0.0014022707</text:p>
          </table:table-cell>
          <table:table-cell office:value-type="float" office:value="0.12679837154502" calcext:value-type="float">
            <text:p>0.1267983715</text:p>
          </table:table-cell>
          <table:table-cell office:value-type="float" office:value="0.00140361638831601" calcext:value-type="float">
            <text:p>0.0014036164</text:p>
          </table:table-cell>
          <table:table-cell office:value-type="float" office:value="0.0866517748734672" calcext:value-type="float">
            <text:p>0.0866517749</text:p>
          </table:table-cell>
          <table:table-cell office:value-type="float" office:value="0.0408029930776271" calcext:value-type="float">
            <text:p>0.0408029931</text:p>
          </table:table-cell>
          <table:table-cell office:value-type="float" office:value="0.149641199878094" calcext:value-type="float">
            <text:p>0.1496411999</text:p>
          </table:table-cell>
          <table:table-cell office:value-type="float" office:value="0.00482699605663677" calcext:value-type="float">
            <text:p>0.0048269961</text:p>
          </table:table-cell>
          <table:table-cell office:value-type="float" office:value="0.103010709011407" calcext:value-type="float">
            <text:p>0.103010709</text:p>
          </table:table-cell>
          <table:table-cell office:value-type="float" office:value="0.00546330564263989" calcext:value-type="float">
            <text:p>0.0054633056</text:p>
          </table:table-cell>
          <table:table-cell office:value-type="float" office:value="0.185797433816985" calcext:value-type="float">
            <text:p>0.1857974338</text:p>
          </table:table-cell>
          <table:table-cell office:value-type="float" office:value="0.00587033554139718" calcext:value-type="float">
            <text:p>0.0058703355</text:p>
          </table:table-cell>
          <table:table-cell office:value-type="float" office:value="0.124360462397839" calcext:value-type="float">
            <text:p>0.1243604624</text:p>
          </table:table-cell>
          <table:table-cell office:value-type="float" office:value="0.00764150504972884" calcext:value-type="float">
            <text:p>0.007641505</text:p>
          </table:table-cell>
          <table:table-cell office:value-type="float" office:value="-0.0210718498458639" calcext:value-type="float">
            <text:p>-0.0210718498</text:p>
          </table:table-cell>
          <table:table-cell office:value-type="float" office:value="-0.0424611261146232" calcext:value-type="float">
            <text:p>-0.0424611261</text:p>
          </table:table-cell>
          <table:table-cell office:value-type="float" office:value="-0.00655511254969141" calcext:value-type="float">
            <text:p>-0.0065551125</text:p>
          </table:table-cell>
          <table:table-cell office:value-type="float" office:value="-0.0623028355788885" calcext:value-type="float">
            <text:p>-0.0623028356</text:p>
          </table:table-cell>
          <table:table-cell office:value-type="float" office:value="0.0641060282894701" calcext:value-type="float">
            <text:p>0.0641060283</text:p>
          </table:table-cell>
          <table:table-cell office:value-type="float" office:value="0.0613051291082364" calcext:value-type="float">
            <text:p>0.0613051291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bundle_id</text:p>
          </table:table-cell>
          <table:table-cell office:value-type="float" office:value="0.0611639853233832" calcext:value-type="float">
            <text:p>0.0611639853</text:p>
          </table:table-cell>
          <table:table-cell office:value-type="float" office:value="0.0000611253608128954" calcext:value-type="float">
            <text:p>6.11253608128954E-05</text:p>
          </table:table-cell>
          <table:table-cell office:value-type="float" office:value="0.999999968799026" calcext:value-type="float">
            <text:p>0.9999999688</text:p>
          </table:table-cell>
          <table:table-cell/>
          <table:table-cell office:value-type="float" office:value="0.069487389773271" calcext:value-type="float">
            <text:p>0.0694873898</text:p>
          </table:table-cell>
          <table:table-cell office:value-type="float" office:value="0.00837780882512994" calcext:value-type="float">
            <text:p>0.0083778088</text:p>
          </table:table-cell>
          <table:table-cell office:value-type="float" office:value="-0.0209046603869182" calcext:value-type="float">
            <text:p>-0.0209046604</text:p>
          </table:table-cell>
          <table:table-cell office:value-type="float" office:value="0.155470657724955" calcext:value-type="float">
            <text:p>0.1554706577</text:p>
          </table:table-cell>
          <table:table-cell office:value-type="float" office:value="0.0169001164336114" calcext:value-type="float">
            <text:p>0.0169001164</text:p>
          </table:table-cell>
          <table:table-cell office:value-type="float" office:value="0.999999968799026" calcext:value-type="float">
            <text:p>0.9999999688</text:p>
          </table:table-cell>
          <table:table-cell office:value-type="float" office:value="1" calcext:value-type="float">
            <text:p>1</text:p>
          </table:table-cell>
          <table:table-cell office:value-type="float" office:value="0.0166554325964602" calcext:value-type="float">
            <text:p>0.0166554326</text:p>
          </table:table-cell>
          <table:table-cell office:value-type="float" office:value="0.548803049960543" calcext:value-type="float">
            <text:p>0.54880305</text:p>
          </table:table-cell>
          <table:table-cell/>
          <table:table-cell office:value-type="float" office:value="0.00785020207222251" calcext:value-type="float">
            <text:p>0.0078502021</text:p>
          </table:table-cell>
          <table:table-cell office:value-type="float" office:value="-0.00646793316446836" calcext:value-type="float">
            <text:p>-0.0064679332</text:p>
          </table:table-cell>
          <table:table-cell office:value-type="float" office:value="0.118211047709747" calcext:value-type="float">
            <text:p>0.1182110477</text:p>
          </table:table-cell>
          <table:table-cell office:value-type="float" office:value="0.0782850466277426" calcext:value-type="float">
            <text:p>0.0782850466</text:p>
          </table:table-cell>
          <table:table-cell office:value-type="float" office:value="0.0810288720155272" calcext:value-type="float">
            <text:p>0.081028872</text:p>
          </table:table-cell>
          <table:table-cell office:value-type="float" office:value="0.0639651877446013" calcext:value-type="float">
            <text:p>0.0639651877</text:p>
          </table:table-cell>
          <table:table-cell office:value-type="float" office:value="-0.0618305237135785" calcext:value-type="float">
            <text:p>-0.0618305237</text:p>
          </table:table-cell>
          <table:table-cell office:value-type="float" office:value="0.000891283521824492" calcext:value-type="float">
            <text:p>0.0008912835</text:p>
          </table:table-cell>
          <table:table-cell office:value-type="float" office:value="0.00453608846660564" calcext:value-type="float">
            <text:p>0.0045360885</text:p>
          </table:table-cell>
          <table:table-cell office:value-type="float" office:value="-0.00603324852638322" calcext:value-type="float">
            <text:p>-0.0060332485</text:p>
          </table:table-cell>
          <table:table-cell office:value-type="float" office:value="0.00477497719372896" calcext:value-type="float">
            <text:p>0.0047749772</text:p>
          </table:table-cell>
          <table:table-cell office:value-type="float" office:value="-0.0141315115246499" calcext:value-type="float">
            <text:p>-0.0141315115</text:p>
          </table:table-cell>
          <table:table-cell office:value-type="float" office:value="-0.00198015401903609" calcext:value-type="float">
            <text:p>-0.001980154</text:p>
          </table:table-cell>
          <table:table-cell office:value-type="float" office:value="0.436662366956349" calcext:value-type="float">
            <text:p>0.436662367</text:p>
          </table:table-cell>
          <table:table-cell office:value-type="float" office:value="0.0724020817123934" calcext:value-type="float">
            <text:p>0.0724020817</text:p>
          </table:table-cell>
          <table:table-cell office:value-type="float" office:value="-0.0141049253052977" calcext:value-type="float">
            <text:p>-0.0141049253</text:p>
          </table:table-cell>
          <table:table-cell office:value-type="float" office:value="0.0443330712474042" calcext:value-type="float">
            <text:p>0.0443330712</text:p>
          </table:table-cell>
          <table:table-cell office:value-type="float" office:value="-0.0414404253213855" calcext:value-type="float">
            <text:p>-0.0414404253</text:p>
          </table:table-cell>
          <table:table-cell office:value-type="float" office:value="-0.0102745722656492" calcext:value-type="float">
            <text:p>-0.0102745723</text:p>
          </table:table-cell>
          <table:table-cell office:value-type="float" office:value="-0.0210507517451786" calcext:value-type="float">
            <text:p>-0.0210507517</text:p>
          </table:table-cell>
          <table:table-cell office:value-type="float" office:value="0.0922415174772968" calcext:value-type="float">
            <text:p>0.0922415175</text:p>
          </table:table-cell>
          <table:table-cell office:value-type="float" office:value="0.0822560506029639" calcext:value-type="float">
            <text:p>0.0822560506</text:p>
          </table:table-cell>
          <table:table-cell office:value-type="float" office:value="0.0811352401630176" calcext:value-type="float">
            <text:p>0.0811352402</text:p>
          </table:table-cell>
          <table:table-cell office:value-type="float" office:value="0.0469711310848891" calcext:value-type="float">
            <text:p>0.0469711311</text:p>
          </table:table-cell>
          <table:table-cell office:value-type="float" office:value="0.0204720748977917" calcext:value-type="float">
            <text:p>0.0204720749</text:p>
          </table:table-cell>
          <table:table-cell office:value-type="float" office:value="0.0382809121686331" calcext:value-type="float">
            <text:p>0.0382809122</text:p>
          </table:table-cell>
          <table:table-cell office:value-type="float" office:value="0.0698856239527785" calcext:value-type="float">
            <text:p>0.069885624</text:p>
          </table:table-cell>
          <table:table-cell office:value-type="float" office:value="0.0296217497334305" calcext:value-type="float">
            <text:p>0.0296217497</text:p>
          </table:table-cell>
          <table:table-cell office:value-type="float" office:value="0.0453560561328878" calcext:value-type="float">
            <text:p>0.0453560561</text:p>
          </table:table-cell>
          <table:table-cell office:value-type="float" office:value="0.0944467029700488" calcext:value-type="float">
            <text:p>0.094446703</text:p>
          </table:table-cell>
          <table:table-cell office:value-type="float" office:value="-0.0373625302682409" calcext:value-type="float">
            <text:p>-0.0373625303</text:p>
          </table:table-cell>
          <table:table-cell office:value-type="float" office:value="-0.0481644483682523" calcext:value-type="float">
            <text:p>-0.0481644484</text:p>
          </table:table-cell>
          <table:table-cell office:value-type="float" office:value="-0.0799546182351427" calcext:value-type="float">
            <text:p>-0.0799546182</text:p>
          </table:table-cell>
          <table:table-cell office:value-type="float" office:value="0.0169837412457055" calcext:value-type="float">
            <text:p>0.0169837412</text:p>
          </table:table-cell>
          <table:table-cell office:value-type="float" office:value="-0.0724869326589977" calcext:value-type="float">
            <text:p>-0.0724869327</text:p>
          </table:table-cell>
          <table:table-cell office:value-type="float" office:value="-0.0848875853724452" calcext:value-type="float">
            <text:p>-0.0848875854</text:p>
          </table:table-cell>
          <table:table-cell office:value-type="float" office:value="-0.0776448357874121" calcext:value-type="float">
            <text:p>-0.0776448358</text:p>
          </table:table-cell>
          <table:table-cell office:value-type="float" office:value="-0.0783820400328398" calcext:value-type="float">
            <text:p>-0.07838204</text:p>
          </table:table-cell>
          <table:table-cell office:value-type="float" office:value="-0.255345326502694" calcext:value-type="float">
            <text:p>-0.2553453265</text:p>
          </table:table-cell>
          <table:table-cell office:value-type="float" office:value="-0.101156044319847" calcext:value-type="float">
            <text:p>-0.1011560443</text:p>
          </table:table-cell>
          <table:table-cell office:value-type="float" office:value="-0.0594464958279681" calcext:value-type="float">
            <text:p>-0.0594464958</text:p>
          </table:table-cell>
          <table:table-cell office:value-type="float" office:value="-0.0812288383534639" calcext:value-type="float">
            <text:p>-0.0812288384</text:p>
          </table:table-cell>
          <table:table-cell office:value-type="float" office:value="0.0830359234033628" calcext:value-type="float">
            <text:p>0.0830359234</text:p>
          </table:table-cell>
          <table:table-cell office:value-type="float" office:value="0.0775725350840657" calcext:value-type="float">
            <text:p>0.0775725351</text:p>
          </table:table-cell>
          <table:table-cell office:value-type="float" office:value="0.0341494434745116" calcext:value-type="float">
            <text:p>0.0341494435</text:p>
          </table:table-cell>
          <table:table-cell office:value-type="float" office:value="0.0395948122002944" calcext:value-type="float">
            <text:p>0.0395948122</text:p>
          </table:table-cell>
          <table:table-cell office:value-type="float" office:value="0.182350009429449" calcext:value-type="float">
            <text:p>0.1823500094</text:p>
          </table:table-cell>
          <table:table-cell office:value-type="float" office:value="0.00140176736466136" calcext:value-type="float">
            <text:p>0.0014017674</text:p>
          </table:table-cell>
          <table:table-cell office:value-type="float" office:value="0.126626152406322" calcext:value-type="float">
            <text:p>0.1266261524</text:p>
          </table:table-cell>
          <table:table-cell office:value-type="float" office:value="0.001402697777247" calcext:value-type="float">
            <text:p>0.0014026978</text:p>
          </table:table-cell>
          <table:table-cell office:value-type="float" office:value="0.0866695895887024" calcext:value-type="float">
            <text:p>0.0866695896</text:p>
          </table:table-cell>
          <table:table-cell office:value-type="float" office:value="0.0408065258245085" calcext:value-type="float">
            <text:p>0.0408065258</text:p>
          </table:table-cell>
          <table:table-cell office:value-type="float" office:value="0.149494602146133" calcext:value-type="float">
            <text:p>0.1494946021</text:p>
          </table:table-cell>
          <table:table-cell office:value-type="float" office:value="0.00482993671285142" calcext:value-type="float">
            <text:p>0.0048299367</text:p>
          </table:table-cell>
          <table:table-cell office:value-type="float" office:value="0.102861845143754" calcext:value-type="float">
            <text:p>0.1028618451</text:p>
          </table:table-cell>
          <table:table-cell office:value-type="float" office:value="0.00546619209473491" calcext:value-type="float">
            <text:p>0.0054661921</text:p>
          </table:table-cell>
          <table:table-cell office:value-type="float" office:value="0.185619033976955" calcext:value-type="float">
            <text:p>0.185619034</text:p>
          </table:table-cell>
          <table:table-cell office:value-type="float" office:value="0.00586818262473085" calcext:value-type="float">
            <text:p>0.0058681826</text:p>
          </table:table-cell>
          <table:table-cell office:value-type="float" office:value="0.12418121683354" calcext:value-type="float">
            <text:p>0.1241812168</text:p>
          </table:table-cell>
          <table:table-cell office:value-type="float" office:value="0.00763949548624854" calcext:value-type="float">
            <text:p>0.0076394955</text:p>
          </table:table-cell>
          <table:table-cell office:value-type="float" office:value="-0.0210779641631353" calcext:value-type="float">
            <text:p>-0.0210779642</text:p>
          </table:table-cell>
          <table:table-cell office:value-type="float" office:value="-0.0424643901331858" calcext:value-type="float">
            <text:p>-0.0424643901</text:p>
          </table:table-cell>
          <table:table-cell office:value-type="float" office:value="-0.00656144734507103" calcext:value-type="float">
            <text:p>-0.0065614473</text:p>
          </table:table-cell>
          <table:table-cell office:value-type="float" office:value="-0.0623014928746313" calcext:value-type="float">
            <text:p>-0.0623014929</text:p>
          </table:table-cell>
          <table:table-cell office:value-type="float" office:value="0.0640992613400809" calcext:value-type="float">
            <text:p>0.0640992613</text:p>
          </table:table-cell>
          <table:table-cell office:value-type="float" office:value="0.0612985718526799" calcext:value-type="float">
            <text:p>0.0612985719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correct_answer</text:p>
          </table:table-cell>
          <table:table-cell office:value-type="float" office:value="-0.000693039753811068" calcext:value-type="float">
            <text:p>-0.0006930398</text:p>
          </table:table-cell>
          <table:table-cell office:value-type="float" office:value="0.000062118274659049" calcext:value-type="float">
            <text:p>6.2118274659049E-05</text:p>
          </table:table-cell>
          <table:table-cell office:value-type="float" office:value="0.0166545203002028" calcext:value-type="float">
            <text:p>0.0166545203</text:p>
          </table:table-cell>
          <table:table-cell/>
          <table:table-cell office:value-type="float" office:value="0.00165180435312552" calcext:value-type="float">
            <text:p>0.0016518044</text:p>
          </table:table-cell>
          <table:table-cell office:value-type="float" office:value="0.515171627229202" calcext:value-type="float">
            <text:p>0.5151716272</text:p>
          </table:table-cell>
          <table:table-cell office:value-type="float" office:value="-0.0179974381877092" calcext:value-type="float">
            <text:p>-0.0179974382</text:p>
          </table:table-cell>
          <table:table-cell office:value-type="float" office:value="0.0117914051153304" calcext:value-type="float">
            <text:p>0.0117914051</text:p>
          </table:table-cell>
          <table:table-cell office:value-type="float" office:value="-0.0187591019336803" calcext:value-type="float">
            <text:p>-0.0187591019</text:p>
          </table:table-cell>
          <table:table-cell office:value-type="float" office:value="0.0166545203002028" calcext:value-type="float">
            <text:p>0.0166545203</text:p>
          </table:table-cell>
          <table:table-cell office:value-type="float" office:value="0.0166554325964602" calcext:value-type="float">
            <text:p>0.0166554326</text:p>
          </table:table-cell>
          <table:table-cell office:value-type="float" office:value="1" calcext:value-type="float">
            <text:p>1</text:p>
          </table:table-cell>
          <table:table-cell office:value-type="float" office:value="0.0490347659016159" calcext:value-type="float">
            <text:p>0.0490347659</text:p>
          </table:table-cell>
          <table:table-cell/>
          <table:table-cell office:value-type="float" office:value="-0.00262370621833762" calcext:value-type="float">
            <text:p>-0.0026237062</text:p>
          </table:table-cell>
          <table:table-cell office:value-type="float" office:value="-0.000583979152012535" calcext:value-type="float">
            <text:p>-0.0005839792</text:p>
          </table:table-cell>
          <table:table-cell office:value-type="float" office:value="0.0219650624823529" calcext:value-type="float">
            <text:p>0.0219650625</text:p>
          </table:table-cell>
          <table:table-cell office:value-type="float" office:value="0.0186163852355883" calcext:value-type="float">
            <text:p>0.0186163852</text:p>
          </table:table-cell>
          <table:table-cell office:value-type="float" office:value="0.0034793690134789" calcext:value-type="float">
            <text:p>0.003479369</text:p>
          </table:table-cell>
          <table:table-cell office:value-type="float" office:value="0.019411666382673" calcext:value-type="float">
            <text:p>0.0194116664</text:p>
          </table:table-cell>
          <table:table-cell office:value-type="float" office:value="-0.0495795528357846" calcext:value-type="float">
            <text:p>-0.0495795528</text:p>
          </table:table-cell>
          <table:table-cell office:value-type="float" office:value="-0.000867408951406428" calcext:value-type="float">
            <text:p>-0.000867409</text:p>
          </table:table-cell>
          <table:table-cell office:value-type="float" office:value="-0.0045536174330448" calcext:value-type="float">
            <text:p>-0.0045536174</text:p>
          </table:table-cell>
          <table:table-cell office:value-type="float" office:value="-0.00574694056427747" calcext:value-type="float">
            <text:p>-0.0057469406</text:p>
          </table:table-cell>
          <table:table-cell office:value-type="float" office:value="-0.00425508753904673" calcext:value-type="float">
            <text:p>-0.0042550875</text:p>
          </table:table-cell>
          <table:table-cell office:value-type="float" office:value="0.000430028899299237" calcext:value-type="float">
            <text:p>0.0004300289</text:p>
          </table:table-cell>
          <table:table-cell office:value-type="float" office:value="-0.0010592447952755" calcext:value-type="float">
            <text:p>-0.0010592448</text:p>
          </table:table-cell>
          <table:table-cell office:value-type="float" office:value="0.0561922371585905" calcext:value-type="float">
            <text:p>0.0561922372</text:p>
          </table:table-cell>
          <table:table-cell office:value-type="float" office:value="0.0163571201465289" calcext:value-type="float">
            <text:p>0.0163571201</text:p>
          </table:table-cell>
          <table:table-cell office:value-type="float" office:value="0.00595404181500732" calcext:value-type="float">
            <text:p>0.0059540418</text:p>
          </table:table-cell>
          <table:table-cell office:value-type="float" office:value="-0.0196106203883633" calcext:value-type="float">
            <text:p>-0.0196106204</text:p>
          </table:table-cell>
          <table:table-cell office:value-type="float" office:value="0.0238133310149815" calcext:value-type="float">
            <text:p>0.023813331</text:p>
          </table:table-cell>
          <table:table-cell office:value-type="float" office:value="0.00616522650906046" calcext:value-type="float">
            <text:p>0.0061652265</text:p>
          </table:table-cell>
          <table:table-cell office:value-type="float" office:value="-0.0119600248263552" calcext:value-type="float">
            <text:p>-0.0119600248</text:p>
          </table:table-cell>
          <table:table-cell office:value-type="float" office:value="0.00823709725741764" calcext:value-type="float">
            <text:p>0.0082370973</text:p>
          </table:table-cell>
          <table:table-cell office:value-type="float" office:value="0.020450108622508" calcext:value-type="float">
            <text:p>0.0204501086</text:p>
          </table:table-cell>
          <table:table-cell office:value-type="float" office:value="0.00812476163108419" calcext:value-type="float">
            <text:p>0.0081247616</text:p>
          </table:table-cell>
          <table:table-cell office:value-type="float" office:value="0.0168131335698255" calcext:value-type="float">
            <text:p>0.0168131336</text:p>
          </table:table-cell>
          <table:table-cell office:value-type="float" office:value="0.0050280580848197" calcext:value-type="float">
            <text:p>0.0050280581</text:p>
          </table:table-cell>
          <table:table-cell office:value-type="float" office:value="0.00781101762763429" calcext:value-type="float">
            <text:p>0.0078110176</text:p>
          </table:table-cell>
          <table:table-cell office:value-type="float" office:value="0.0330218497767635" calcext:value-type="float">
            <text:p>0.0330218498</text:p>
          </table:table-cell>
          <table:table-cell office:value-type="float" office:value="0.00568390264136806" calcext:value-type="float">
            <text:p>0.0056839026</text:p>
          </table:table-cell>
          <table:table-cell office:value-type="float" office:value="0.0118388872596767" calcext:value-type="float">
            <text:p>0.0118388873</text:p>
          </table:table-cell>
          <table:table-cell office:value-type="float" office:value="0.0407213931236211" calcext:value-type="float">
            <text:p>0.0407213931</text:p>
          </table:table-cell>
          <table:table-cell office:value-type="float" office:value="0.000120748665860661" calcext:value-type="float">
            <text:p>0.0001207487</text:p>
          </table:table-cell>
          <table:table-cell office:value-type="float" office:value="-0.000476401306545694" calcext:value-type="float">
            <text:p>-0.0004764013</text:p>
          </table:table-cell>
          <table:table-cell office:value-type="float" office:value="-0.0340712836545292" calcext:value-type="float">
            <text:p>-0.0340712837</text:p>
          </table:table-cell>
          <table:table-cell office:value-type="float" office:value="0.000453752798631603" calcext:value-type="float">
            <text:p>0.0004537528</text:p>
          </table:table-cell>
          <table:table-cell office:value-type="float" office:value="-0.0330060692069427" calcext:value-type="float">
            <text:p>-0.0330060692</text:p>
          </table:table-cell>
          <table:table-cell office:value-type="float" office:value="-0.0349729935921022" calcext:value-type="float">
            <text:p>-0.0349729936</text:p>
          </table:table-cell>
          <table:table-cell office:value-type="float" office:value="-0.0335556720835432" calcext:value-type="float">
            <text:p>-0.0335556721</text:p>
          </table:table-cell>
          <table:table-cell office:value-type="float" office:value="-0.045601386406809" calcext:value-type="float">
            <text:p>-0.0456013864</text:p>
          </table:table-cell>
          <table:table-cell office:value-type="float" office:value="-0.030281022837147" calcext:value-type="float">
            <text:p>-0.0302810228</text:p>
          </table:table-cell>
          <table:table-cell office:value-type="float" office:value="-0.0471291869694842" calcext:value-type="float">
            <text:p>-0.047129187</text:p>
          </table:table-cell>
          <table:table-cell office:value-type="float" office:value="-0.0441525364395842" calcext:value-type="float">
            <text:p>-0.0441525364</text:p>
          </table:table-cell>
          <table:table-cell office:value-type="float" office:value="-0.0461751766305386" calcext:value-type="float">
            <text:p>-0.0461751766</text:p>
          </table:table-cell>
          <table:table-cell office:value-type="float" office:value="0.0410839220945264" calcext:value-type="float">
            <text:p>0.0410839221</text:p>
          </table:table-cell>
          <table:table-cell office:value-type="float" office:value="0.0104572858869758" calcext:value-type="float">
            <text:p>0.0104572859</text:p>
          </table:table-cell>
          <table:table-cell office:value-type="float" office:value="0.0321204717221957" calcext:value-type="float">
            <text:p>0.0321204717</text:p>
          </table:table-cell>
          <table:table-cell office:value-type="float" office:value="-0.0431651639323936" calcext:value-type="float">
            <text:p>-0.0431651639</text:p>
          </table:table-cell>
          <table:table-cell office:value-type="float" office:value="0.0340035899159561" calcext:value-type="float">
            <text:p>0.0340035899</text:p>
          </table:table-cell>
          <table:table-cell office:value-type="float" office:value="0.000159441980331125" calcext:value-type="float">
            <text:p>0.000159442</text:p>
          </table:table-cell>
          <table:table-cell office:value-type="float" office:value="0.0311324930948217" calcext:value-type="float">
            <text:p>0.0311324931</text:p>
          </table:table-cell>
          <table:table-cell office:value-type="float" office:value="-0.000450990920013864" calcext:value-type="float">
            <text:p>-0.0004509909</text:p>
          </table:table-cell>
          <table:table-cell office:value-type="float" office:value="0.00930196396158781" calcext:value-type="float">
            <text:p>0.009301964</text:p>
          </table:table-cell>
          <table:table-cell office:value-type="float" office:value="0.0336990295286272" calcext:value-type="float">
            <text:p>0.0336990295</text:p>
          </table:table-cell>
          <table:table-cell office:value-type="float" office:value="0.0235475369748385" calcext:value-type="float">
            <text:p>0.023547537</text:p>
          </table:table-cell>
          <table:table-cell office:value-type="float" office:value="0.0058430662926123" calcext:value-type="float">
            <text:p>0.0058430663</text:p>
          </table:table-cell>
          <table:table-cell office:value-type="float" office:value="0.0206940647285669" calcext:value-type="float">
            <text:p>0.0206940647</text:p>
          </table:table-cell>
          <table:table-cell office:value-type="float" office:value="0.0051684287663173" calcext:value-type="float">
            <text:p>0.0051684288</text:p>
          </table:table-cell>
          <table:table-cell office:value-type="float" office:value="0.0356196339792575" calcext:value-type="float">
            <text:p>0.035619634</text:p>
          </table:table-cell>
          <table:table-cell office:value-type="float" office:value="0.000212810036059322" calcext:value-type="float">
            <text:p>0.00021281</text:p>
          </table:table-cell>
          <table:table-cell office:value-type="float" office:value="0.0309062359881171" calcext:value-type="float">
            <text:p>0.030906236</text:p>
          </table:table-cell>
          <table:table-cell office:value-type="float" office:value="0.0008315416078829" calcext:value-type="float">
            <text:p>0.0008315416</text:p>
          </table:table-cell>
          <table:table-cell office:value-type="float" office:value="-0.0140265827412697" calcext:value-type="float">
            <text:p>-0.0140265827</text:p>
          </table:table-cell>
          <table:table-cell office:value-type="float" office:value="-0.0390992078257209" calcext:value-type="float">
            <text:p>-0.0390992078</text:p>
          </table:table-cell>
          <table:table-cell office:value-type="float" office:value="-0.0234264306818425" calcext:value-type="float">
            <text:p>-0.0234264307</text:p>
          </table:table-cell>
          <table:table-cell office:value-type="float" office:value="-0.041828949670047" calcext:value-type="float">
            <text:p>-0.0418289497</text:p>
          </table:table-cell>
          <table:table-cell office:value-type="float" office:value="0.0254861489593219" calcext:value-type="float">
            <text:p>0.025486149</text:p>
          </table:table-cell>
          <table:table-cell office:value-type="float" office:value="0.0257765795452228" calcext:value-type="float">
            <text:p>0.0257765795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part</text:p>
          </table:table-cell>
          <table:table-cell office:value-type="float" office:value="0.0143535752438953" calcext:value-type="float">
            <text:p>0.0143535752</text:p>
          </table:table-cell>
          <table:table-cell office:value-type="float" office:value="-0.010784635934996" calcext:value-type="float">
            <text:p>-0.0107846359</text:p>
          </table:table-cell>
          <table:table-cell office:value-type="float" office:value="0.548864727526144" calcext:value-type="float">
            <text:p>0.5488647275</text:p>
          </table:table-cell>
          <table:table-cell/>
          <table:table-cell office:value-type="float" office:value="0.034878742491303" calcext:value-type="float">
            <text:p>0.0348787425</text:p>
          </table:table-cell>
          <table:table-cell office:value-type="float" office:value="0.0294995321174634" calcext:value-type="float">
            <text:p>0.0294995321</text:p>
          </table:table-cell>
          <table:table-cell office:value-type="float" office:value="-0.0728757633379562" calcext:value-type="float">
            <text:p>-0.0728757633</text:p>
          </table:table-cell>
          <table:table-cell office:value-type="float" office:value="0.237140751150652" calcext:value-type="float">
            <text:p>0.2371407512</text:p>
          </table:table-cell>
          <table:table-cell office:value-type="float" office:value="-0.0307316903161169" calcext:value-type="float">
            <text:p>-0.0307316903</text:p>
          </table:table-cell>
          <table:table-cell office:value-type="float" office:value="0.548864727526144" calcext:value-type="float">
            <text:p>0.5488647275</text:p>
          </table:table-cell>
          <table:table-cell office:value-type="float" office:value="0.548803049960543" calcext:value-type="float">
            <text:p>0.54880305</text:p>
          </table:table-cell>
          <table:table-cell office:value-type="float" office:value="0.0490347659016159" calcext:value-type="float">
            <text:p>0.04903476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321630189961703" calcext:value-type="float">
            <text:p>-0.032163019</text:p>
          </table:table-cell>
          <table:table-cell office:value-type="float" office:value="-0.000604838687247769" calcext:value-type="float">
            <text:p>-0.0006048387</text:p>
          </table:table-cell>
          <table:table-cell office:value-type="float" office:value="0.287369159514774" calcext:value-type="float">
            <text:p>0.2873691595</text:p>
          </table:table-cell>
          <table:table-cell office:value-type="float" office:value="0.22985803177162" calcext:value-type="float">
            <text:p>0.2298580318</text:p>
          </table:table-cell>
          <table:table-cell office:value-type="float" office:value="0.0514541007918965" calcext:value-type="float">
            <text:p>0.0514541008</text:p>
          </table:table-cell>
          <table:table-cell office:value-type="float" office:value="0.251685462947899" calcext:value-type="float">
            <text:p>0.2516854629</text:p>
          </table:table-cell>
          <table:table-cell office:value-type="float" office:value="-0.211645579225904" calcext:value-type="float">
            <text:p>-0.2116455792</text:p>
          </table:table-cell>
          <table:table-cell office:value-type="float" office:value="-0.0109225063305211" calcext:value-type="float">
            <text:p>-0.0109225063</text:p>
          </table:table-cell>
          <table:table-cell office:value-type="float" office:value="-0.0159016793021043" calcext:value-type="float">
            <text:p>-0.0159016793</text:p>
          </table:table-cell>
          <table:table-cell office:value-type="float" office:value="-0.0644342454239762" calcext:value-type="float">
            <text:p>-0.0644342454</text:p>
          </table:table-cell>
          <table:table-cell office:value-type="float" office:value="-0.0475009743784331" calcext:value-type="float">
            <text:p>-0.0475009744</text:p>
          </table:table-cell>
          <table:table-cell office:value-type="float" office:value="-0.000692083981543708" calcext:value-type="float">
            <text:p>-0.000692084</text:p>
          </table:table-cell>
          <table:table-cell office:value-type="float" office:value="0.00226554721329496" calcext:value-type="float">
            <text:p>0.0022655472</text:p>
          </table:table-cell>
          <table:table-cell office:value-type="float" office:value="0.663531006584757" calcext:value-type="float">
            <text:p>0.6635310066</text:p>
          </table:table-cell>
          <table:table-cell office:value-type="float" office:value="0.222339373712344" calcext:value-type="float">
            <text:p>0.2223393737</text:p>
          </table:table-cell>
          <table:table-cell office:value-type="float" office:value="-0.103760443021773" calcext:value-type="float">
            <text:p>-0.103760443</text:p>
          </table:table-cell>
          <table:table-cell office:value-type="float" office:value="0.0305898350321075" calcext:value-type="float">
            <text:p>0.030589835</text:p>
          </table:table-cell>
          <table:table-cell office:value-type="float" office:value="-0.0737540153737304" calcext:value-type="float">
            <text:p>-0.0737540154</text:p>
          </table:table-cell>
          <table:table-cell office:value-type="float" office:value="-0.0782332069497838" calcext:value-type="float">
            <text:p>-0.0782332069</text:p>
          </table:table-cell>
          <table:table-cell office:value-type="float" office:value="-0.122889138723592" calcext:value-type="float">
            <text:p>-0.1228891387</text:p>
          </table:table-cell>
          <table:table-cell office:value-type="float" office:value="0.141670462710562" calcext:value-type="float">
            <text:p>0.1416704627</text:p>
          </table:table-cell>
          <table:table-cell office:value-type="float" office:value="0.247875023218135" calcext:value-type="float">
            <text:p>0.2478750232</text:p>
          </table:table-cell>
          <table:table-cell office:value-type="float" office:value="0.130365308698825" calcext:value-type="float">
            <text:p>0.1303653087</text:p>
          </table:table-cell>
          <table:table-cell office:value-type="float" office:value="0.192411451701036" calcext:value-type="float">
            <text:p>0.1924114517</text:p>
          </table:table-cell>
          <table:table-cell office:value-type="float" office:value="0.0649958309979176" calcext:value-type="float">
            <text:p>0.064995831</text:p>
          </table:table-cell>
          <table:table-cell office:value-type="float" office:value="0.0741524646858269" calcext:value-type="float">
            <text:p>0.0741524647</text:p>
          </table:table-cell>
          <table:table-cell office:value-type="float" office:value="0.196826262757007" calcext:value-type="float">
            <text:p>0.1968262628</text:p>
          </table:table-cell>
          <table:table-cell office:value-type="float" office:value="0.0578475146241584" calcext:value-type="float">
            <text:p>0.0578475146</text:p>
          </table:table-cell>
          <table:table-cell office:value-type="float" office:value="0.0907649149679168" calcext:value-type="float">
            <text:p>0.090764915</text:p>
          </table:table-cell>
          <table:table-cell office:value-type="float" office:value="0.227583659814865" calcext:value-type="float">
            <text:p>0.2275836598</text:p>
          </table:table-cell>
          <table:table-cell office:value-type="float" office:value="-0.00720333557200833" calcext:value-type="float">
            <text:p>-0.0072033356</text:p>
          </table:table-cell>
          <table:table-cell office:value-type="float" office:value="-0.0139089117106784" calcext:value-type="float">
            <text:p>-0.0139089117</text:p>
          </table:table-cell>
          <table:table-cell office:value-type="float" office:value="-0.199059063547068" calcext:value-type="float">
            <text:p>-0.1990590635</text:p>
          </table:table-cell>
          <table:table-cell office:value-type="float" office:value="0.0123492309253875" calcext:value-type="float">
            <text:p>0.0123492309</text:p>
          </table:table-cell>
          <table:table-cell office:value-type="float" office:value="-0.188861290338956" calcext:value-type="float">
            <text:p>-0.1888612903</text:p>
          </table:table-cell>
          <table:table-cell office:value-type="float" office:value="-0.206318452733564" calcext:value-type="float">
            <text:p>-0.2063184527</text:p>
          </table:table-cell>
          <table:table-cell office:value-type="float" office:value="-0.193579635886778" calcext:value-type="float">
            <text:p>-0.1935796359</text:p>
          </table:table-cell>
          <table:table-cell office:value-type="float" office:value="-0.210062840319935" calcext:value-type="float">
            <text:p>-0.2100628403</text:p>
          </table:table-cell>
          <table:table-cell office:value-type="float" office:value="-0.203447800740488" calcext:value-type="float">
            <text:p>-0.2034478007</text:p>
          </table:table-cell>
          <table:table-cell office:value-type="float" office:value="-0.216362002288909" calcext:value-type="float">
            <text:p>-0.2163620023</text:p>
          </table:table-cell>
          <table:table-cell office:value-type="float" office:value="-0.203414240429884" calcext:value-type="float">
            <text:p>-0.2034142404</text:p>
          </table:table-cell>
          <table:table-cell office:value-type="float" office:value="-0.211492698263739" calcext:value-type="float">
            <text:p>-0.2114926983</text:p>
          </table:table-cell>
          <table:table-cell office:value-type="float" office:value="0.241301773545162" calcext:value-type="float">
            <text:p>0.2413017735</text:p>
          </table:table-cell>
          <table:table-cell office:value-type="float" office:value="0.107651637480467" calcext:value-type="float">
            <text:p>0.1076516375</text:p>
          </table:table-cell>
          <table:table-cell office:value-type="float" office:value="0.163449702848177" calcext:value-type="float">
            <text:p>0.1634497028</text:p>
          </table:table-cell>
          <table:table-cell office:value-type="float" office:value="-0.00255841329373817" calcext:value-type="float">
            <text:p>-0.0025584133</text:p>
          </table:table-cell>
          <table:table-cell office:value-type="float" office:value="0.44715599965809" calcext:value-type="float">
            <text:p>0.4471559997</text:p>
          </table:table-cell>
          <table:table-cell office:value-type="float" office:value="0.000172444012143163" calcext:value-type="float">
            <text:p>0.000172444</text:p>
          </table:table-cell>
          <table:table-cell office:value-type="float" office:value="0.377640862727685" calcext:value-type="float">
            <text:p>0.3776408627</text:p>
          </table:table-cell>
          <table:table-cell office:value-type="float" office:value="-0.000375372726213747" calcext:value-type="float">
            <text:p>-0.0003753727</text:p>
          </table:table-cell>
          <table:table-cell office:value-type="float" office:value="0.0821971873280769" calcext:value-type="float">
            <text:p>0.0821971873</text:p>
          </table:table-cell>
          <table:table-cell office:value-type="float" office:value="0.175383870486382" calcext:value-type="float">
            <text:p>0.1753838705</text:p>
          </table:table-cell>
          <table:table-cell office:value-type="float" office:value="0.347598366959374" calcext:value-type="float">
            <text:p>0.347598367</text:p>
          </table:table-cell>
          <table:table-cell office:value-type="float" office:value="0.0302368205543748" calcext:value-type="float">
            <text:p>0.0302368206</text:p>
          </table:table-cell>
          <table:table-cell office:value-type="float" office:value="0.291139163572238" calcext:value-type="float">
            <text:p>0.2911391636</text:p>
          </table:table-cell>
          <table:table-cell office:value-type="float" office:value="0.0272242077683089" calcext:value-type="float">
            <text:p>0.0272242078</text:p>
          </table:table-cell>
          <table:table-cell office:value-type="float" office:value="0.468029711058568" calcext:value-type="float">
            <text:p>0.4680297111</text:p>
          </table:table-cell>
          <table:table-cell office:value-type="float" office:value="0.00121636213895011" calcext:value-type="float">
            <text:p>0.0012163621</text:p>
          </table:table-cell>
          <table:table-cell office:value-type="float" office:value="0.390407285205938" calcext:value-type="float">
            <text:p>0.3904072852</text:p>
          </table:table-cell>
          <table:table-cell office:value-type="float" office:value="0.00396110008907163" calcext:value-type="float">
            <text:p>0.0039611001</text:p>
          </table:table-cell>
          <table:table-cell office:value-type="float" office:value="-0.0722644455497717" calcext:value-type="float">
            <text:p>-0.0722644455</text:p>
          </table:table-cell>
          <table:table-cell office:value-type="float" office:value="-0.177284203778245" calcext:value-type="float">
            <text:p>-0.1772842038</text:p>
          </table:table-cell>
          <table:table-cell office:value-type="float" office:value="-0.188851231583815" calcext:value-type="float">
            <text:p>-0.1888512316</text:p>
          </table:table-cell>
          <table:table-cell office:value-type="float" office:value="-0.137948507818159" calcext:value-type="float">
            <text:p>-0.1379485078</text:p>
          </table:table-cell>
          <table:table-cell office:value-type="float" office:value="-0.00335941746164975" calcext:value-type="float">
            <text:p>-0.0033594175</text:p>
          </table:table-cell>
          <table:table-cell office:value-type="float" office:value="-0.00521629790203131" calcext:value-type="float">
            <text:p>-0.0052162979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t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get_enc_user_id</text:p>
          </table:table-cell>
          <table:table-cell office:value-type="float" office:value="0.0750869980811891" calcext:value-type="float">
            <text:p>0.0750869981</text:p>
          </table:table-cell>
          <table:table-cell office:value-type="float" office:value="-0.00747727655106802" calcext:value-type="float">
            <text:p>-0.0074772766</text:p>
          </table:table-cell>
          <table:table-cell office:value-type="float" office:value="0.00785240776213704" calcext:value-type="float">
            <text:p>0.0078524078</text:p>
          </table:table-cell>
          <table:table-cell/>
          <table:table-cell office:value-type="float" office:value="0.0789581909741245" calcext:value-type="float">
            <text:p>0.078958191</text:p>
          </table:table-cell>
          <table:table-cell office:value-type="float" office:value="0.006550572792881" calcext:value-type="float">
            <text:p>0.0065505728</text:p>
          </table:table-cell>
          <table:table-cell office:value-type="float" office:value="0.186602996158168" calcext:value-type="float">
            <text:p>0.1866029962</text:p>
          </table:table-cell>
          <table:table-cell office:value-type="float" office:value="-0.0185522017362791" calcext:value-type="float">
            <text:p>-0.0185522017</text:p>
          </table:table-cell>
          <table:table-cell office:value-type="float" office:value="0.227744212143166" calcext:value-type="float">
            <text:p>0.2277442121</text:p>
          </table:table-cell>
          <table:table-cell office:value-type="float" office:value="0.00785240776213704" calcext:value-type="float">
            <text:p>0.0078524078</text:p>
          </table:table-cell>
          <table:table-cell office:value-type="float" office:value="0.00785020207222251" calcext:value-type="float">
            <text:p>0.0078502021</text:p>
          </table:table-cell>
          <table:table-cell office:value-type="float" office:value="-0.00262370621833762" calcext:value-type="float">
            <text:p>-0.0026237062</text:p>
          </table:table-cell>
          <table:table-cell office:value-type="float" office:value="-0.0321630189961703" calcext:value-type="float">
            <text:p>-0.0321630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20732338126437" calcext:value-type="float">
            <text:p>-0.0207323381</text:p>
          </table:table-cell>
          <table:table-cell office:value-type="float" office:value="0.0488639508328724" calcext:value-type="float">
            <text:p>0.0488639508</text:p>
          </table:table-cell>
          <table:table-cell office:value-type="float" office:value="0.0571026997147944" calcext:value-type="float">
            <text:p>0.0571026997</text:p>
          </table:table-cell>
          <table:table-cell office:value-type="float" office:value="0.0884060700886065" calcext:value-type="float">
            <text:p>0.0884060701</text:p>
          </table:table-cell>
          <table:table-cell office:value-type="float" office:value="0.0299180437381062" calcext:value-type="float">
            <text:p>0.0299180437</text:p>
          </table:table-cell>
          <table:table-cell office:value-type="float" office:value="0.0868061260533535" calcext:value-type="float">
            <text:p>0.0868061261</text:p>
          </table:table-cell>
          <table:table-cell office:value-type="float" office:value="-0.0342543108944442" calcext:value-type="float">
            <text:p>-0.0342543109</text:p>
          </table:table-cell>
          <table:table-cell office:value-type="float" office:value="-0.0544927589538319" calcext:value-type="float">
            <text:p>-0.054492759</text:p>
          </table:table-cell>
          <table:table-cell office:value-type="float" office:value="0.849436667992169" calcext:value-type="float">
            <text:p>0.849436668</text:p>
          </table:table-cell>
          <table:table-cell office:value-type="float" office:value="0.908243294956282" calcext:value-type="float">
            <text:p>0.908243295</text:p>
          </table:table-cell>
          <table:table-cell office:value-type="float" office:value="-0.00416895269434148" calcext:value-type="float">
            <text:p>-0.0041689527</text:p>
          </table:table-cell>
          <table:table-cell office:value-type="float" office:value="0.000227066745343645" calcext:value-type="float">
            <text:p>0.0002270667</text:p>
          </table:table-cell>
          <table:table-cell office:value-type="float" office:value="0.0370794476329329" calcext:value-type="float">
            <text:p>0.0370794476</text:p>
          </table:table-cell>
          <table:table-cell office:value-type="float" office:value="0.0466189516948019" calcext:value-type="float">
            <text:p>0.0466189517</text:p>
          </table:table-cell>
          <table:table-cell office:value-type="float" office:value="0.587739678009198" calcext:value-type="float">
            <text:p>0.587739678</text:p>
          </table:table-cell>
          <table:table-cell office:value-type="float" office:value="0.371965360548504" calcext:value-type="float">
            <text:p>0.3719653605</text:p>
          </table:table-cell>
          <table:table-cell office:value-type="float" office:value="-0.0172282485141487" calcext:value-type="float">
            <text:p>-0.0172282485</text:p>
          </table:table-cell>
          <table:table-cell office:value-type="float" office:value="0.436584390372563" calcext:value-type="float">
            <text:p>0.4365843904</text:p>
          </table:table-cell>
          <table:table-cell office:value-type="float" office:value="0.438393865445305" calcext:value-type="float">
            <text:p>0.4383938654</text:p>
          </table:table-cell>
          <table:table-cell office:value-type="float" office:value="0.148345897969173" calcext:value-type="float">
            <text:p>0.148345898</text:p>
          </table:table-cell>
          <table:table-cell office:value-type="float" office:value="-0.029030102617182" calcext:value-type="float">
            <text:p>-0.0290301026</text:p>
          </table:table-cell>
          <table:table-cell office:value-type="float" office:value="0.175462415708864" calcext:value-type="float">
            <text:p>0.1754624157</text:p>
          </table:table-cell>
          <table:table-cell office:value-type="float" office:value="-0.0238658832406917" calcext:value-type="float">
            <text:p>-0.0238658832</text:p>
          </table:table-cell>
          <table:table-cell office:value-type="float" office:value="0.235217857917051" calcext:value-type="float">
            <text:p>0.2352178579</text:p>
          </table:table-cell>
          <table:table-cell office:value-type="float" office:value="0.477648670828277" calcext:value-type="float">
            <text:p>0.4776486708</text:p>
          </table:table-cell>
          <table:table-cell office:value-type="float" office:value="0.284222148373605" calcext:value-type="float">
            <text:p>0.2842221484</text:p>
          </table:table-cell>
          <table:table-cell office:value-type="float" office:value="0.298818109310656" calcext:value-type="float">
            <text:p>0.2988181093</text:p>
          </table:table-cell>
          <table:table-cell office:value-type="float" office:value="0.697915367872682" calcext:value-type="float">
            <text:p>0.6979153679</text:p>
          </table:table-cell>
          <table:table-cell office:value-type="float" office:value="0.386210569005842" calcext:value-type="float">
            <text:p>0.386210569</text:p>
          </table:table-cell>
          <table:table-cell office:value-type="float" office:value="0.0149838169768597" calcext:value-type="float">
            <text:p>0.014983817</text:p>
          </table:table-cell>
          <table:table-cell office:value-type="float" office:value="0.00563686477037294" calcext:value-type="float">
            <text:p>0.0056368648</text:p>
          </table:table-cell>
          <table:table-cell office:value-type="float" office:value="-0.0010508945030317" calcext:value-type="float">
            <text:p>-0.0010508945</text:p>
          </table:table-cell>
          <table:table-cell office:value-type="float" office:value="0.0155953752847612" calcext:value-type="float">
            <text:p>0.0155953753</text:p>
          </table:table-cell>
          <table:table-cell office:value-type="float" office:value="-0.00198854268867543" calcext:value-type="float">
            <text:p>-0.0019885427</text:p>
          </table:table-cell>
          <table:table-cell office:value-type="float" office:value="0.00075385338691402" calcext:value-type="float">
            <text:p>0.0007538534</text:p>
          </table:table-cell>
          <table:table-cell office:value-type="float" office:value="-0.0012463253529222" calcext:value-type="float">
            <text:p>-0.0012463254</text:p>
          </table:table-cell>
          <table:table-cell office:value-type="float" office:value="0.124446064800894" calcext:value-type="float">
            <text:p>0.1244460648</text:p>
          </table:table-cell>
          <table:table-cell office:value-type="float" office:value="0.200026830408359" calcext:value-type="float">
            <text:p>0.2000268304</text:p>
          </table:table-cell>
          <table:table-cell office:value-type="float" office:value="0.119949389989553" calcext:value-type="float">
            <text:p>0.11994939</text:p>
          </table:table-cell>
          <table:table-cell office:value-type="float" office:value="0.121227467518272" calcext:value-type="float">
            <text:p>0.1212274675</text:p>
          </table:table-cell>
          <table:table-cell office:value-type="float" office:value="0.127994557031011" calcext:value-type="float">
            <text:p>0.127994557</text:p>
          </table:table-cell>
          <table:table-cell office:value-type="float" office:value="-0.038737835960562" calcext:value-type="float">
            <text:p>-0.038737836</text:p>
          </table:table-cell>
          <table:table-cell office:value-type="float" office:value="0.614915385948498" calcext:value-type="float">
            <text:p>0.6149153859</text:p>
          </table:table-cell>
          <table:table-cell office:value-type="float" office:value="-0.371446987804152" calcext:value-type="float">
            <text:p>-0.3714469878</text:p>
          </table:table-cell>
          <table:table-cell office:value-type="float" office:value="0.339632567837982" calcext:value-type="float">
            <text:p>0.3396325678</text:p>
          </table:table-cell>
          <table:table-cell office:value-type="float" office:value="0.0682163872802295" calcext:value-type="float">
            <text:p>0.0682163873</text:p>
          </table:table-cell>
          <table:table-cell office:value-type="float" office:value="0.00655536607714625" calcext:value-type="float">
            <text:p>0.0065553661</text:p>
          </table:table-cell>
          <table:table-cell office:value-type="float" office:value="0.0679950807954864" calcext:value-type="float">
            <text:p>0.0679950808</text:p>
          </table:table-cell>
          <table:table-cell office:value-type="float" office:value="0.0197589366397784" calcext:value-type="float">
            <text:p>0.0197589366</text:p>
          </table:table-cell>
          <table:table-cell office:value-type="float" office:value="0.478396145753155" calcext:value-type="float">
            <text:p>0.4783961458</text:p>
          </table:table-cell>
          <table:table-cell office:value-type="float" office:value="-0.293191038842386" calcext:value-type="float">
            <text:p>-0.2931910388</text:p>
          </table:table-cell>
          <table:table-cell office:value-type="float" office:value="0.0709386570875655" calcext:value-type="float">
            <text:p>0.0709386571</text:p>
          </table:table-cell>
          <table:table-cell office:value-type="float" office:value="-0.00843296663889956" calcext:value-type="float">
            <text:p>-0.0084329666</text:p>
          </table:table-cell>
          <table:table-cell office:value-type="float" office:value="0.0882746316483433" calcext:value-type="float">
            <text:p>0.0882746316</text:p>
          </table:table-cell>
          <table:table-cell office:value-type="float" office:value="-0.00942958266035046" calcext:value-type="float">
            <text:p>-0.0094295827</text:p>
          </table:table-cell>
          <table:table-cell office:value-type="float" office:value="0.00753025332062724" calcext:value-type="float">
            <text:p>0.0075302533</text:p>
          </table:table-cell>
          <table:table-cell office:value-type="float" office:value="0.0561350195440199" calcext:value-type="float">
            <text:p>0.0561350195</text:p>
          </table:table-cell>
          <table:table-cell office:value-type="float" office:value="0.0102489084747188" calcext:value-type="float">
            <text:p>0.0102489085</text:p>
          </table:table-cell>
          <table:table-cell office:value-type="float" office:value="0.0630335577068409" calcext:value-type="float">
            <text:p>0.0630335577</text:p>
          </table:table-cell>
          <table:table-cell office:value-type="float" office:value="0.422332103260571" calcext:value-type="float">
            <text:p>0.4223321033</text:p>
          </table:table-cell>
          <table:table-cell office:value-type="float" office:value="0.671362460639564" calcext:value-type="float">
            <text:p>0.6713624606</text:p>
          </table:table-cell>
          <table:table-cell office:value-type="float" office:value="0.451987952005662" calcext:value-type="float">
            <text:p>0.451987952</text:p>
          </table:table-cell>
          <table:table-cell office:value-type="float" office:value="0.576361148081723" calcext:value-type="float">
            <text:p>0.5763611481</text:p>
          </table:table-cell>
          <table:table-cell office:value-type="float" office:value="-0.240081098071849" calcext:value-type="float">
            <text:p>-0.2400810981</text:p>
          </table:table-cell>
          <table:table-cell office:value-type="float" office:value="-0.250341740948036" calcext:value-type="float">
            <text:p>-0.2503417409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shiftdiff_timestamp_by_user_id</text:p>
          </table:table-cell>
          <table:table-cell office:value-type="float" office:value="0.0471917847528147" calcext:value-type="float">
            <text:p>0.0471917848</text:p>
          </table:table-cell>
          <table:table-cell office:value-type="float" office:value="-0.00242596096489876" calcext:value-type="float">
            <text:p>-0.002425961</text:p>
          </table:table-cell>
          <table:table-cell office:value-type="float" office:value="-0.00646739919611183" calcext:value-type="float">
            <text:p>-0.0064673992</text:p>
          </table:table-cell>
          <table:table-cell/>
          <table:table-cell office:value-type="float" office:value="-0.0172677821571538" calcext:value-type="float">
            <text:p>-0.0172677822</text:p>
          </table:table-cell>
          <table:table-cell office:value-type="float" office:value="0.00142959260307466" calcext:value-type="float">
            <text:p>0.0014295926</text:p>
          </table:table-cell>
          <table:table-cell office:value-type="float" office:value="-0.0071729834201962" calcext:value-type="float">
            <text:p>-0.0071729834</text:p>
          </table:table-cell>
          <table:table-cell office:value-type="float" office:value="0.0049391469780902" calcext:value-type="float">
            <text:p>0.004939147</text:p>
          </table:table-cell>
          <table:table-cell office:value-type="float" office:value="-0.0304932310778168" calcext:value-type="float">
            <text:p>-0.0304932311</text:p>
          </table:table-cell>
          <table:table-cell office:value-type="float" office:value="-0.00646739919611183" calcext:value-type="float">
            <text:p>-0.0064673992</text:p>
          </table:table-cell>
          <table:table-cell office:value-type="float" office:value="-0.00646793316446836" calcext:value-type="float">
            <text:p>-0.0064679332</text:p>
          </table:table-cell>
          <table:table-cell office:value-type="float" office:value="-0.000583979152012535" calcext:value-type="float">
            <text:p>-0.0005839792</text:p>
          </table:table-cell>
          <table:table-cell office:value-type="float" office:value="-0.000604838687247769" calcext:value-type="float">
            <text:p>-0.0006048387</text:p>
          </table:table-cell>
          <table:table-cell/>
          <table:table-cell office:value-type="float" office:value="-0.020732338126437" calcext:value-type="float">
            <text:p>-0.0207323381</text:p>
          </table:table-cell>
          <table:table-cell office:value-type="float" office:value="1" calcext:value-type="float">
            <text:p>1</text:p>
          </table:table-cell>
          <table:table-cell office:value-type="float" office:value="0.0762565642481241" calcext:value-type="float">
            <text:p>0.0762565642</text:p>
          </table:table-cell>
          <table:table-cell office:value-type="float" office:value="0.0782799950126735" calcext:value-type="float">
            <text:p>0.078279995</text:p>
          </table:table-cell>
          <table:table-cell office:value-type="float" office:value="-0.0171538353133676" calcext:value-type="float">
            <text:p>-0.0171538353</text:p>
          </table:table-cell>
          <table:table-cell office:value-type="float" office:value="-0.00132173291990376" calcext:value-type="float">
            <text:p>-0.0013217329</text:p>
          </table:table-cell>
          <table:table-cell office:value-type="float" office:value="-0.00220035629678735" calcext:value-type="float">
            <text:p>-0.0022003563</text:p>
          </table:table-cell>
          <table:table-cell office:value-type="float" office:value="0.587861520500928" calcext:value-type="float">
            <text:p>0.5878615205</text:p>
          </table:table-cell>
          <table:table-cell office:value-type="float" office:value="0.285565149739378" calcext:value-type="float">
            <text:p>0.2855651497</text:p>
          </table:table-cell>
          <table:table-cell office:value-type="float" office:value="-0.0206963916362333" calcext:value-type="float">
            <text:p>-0.0206963916</text:p>
          </table:table-cell>
          <table:table-cell office:value-type="float" office:value="-0.0214231634179253" calcext:value-type="float">
            <text:p>-0.0214231634</text:p>
          </table:table-cell>
          <table:table-cell office:value-type="float" office:value="-0.00429145475158483" calcext:value-type="float">
            <text:p>-0.0042914548</text:p>
          </table:table-cell>
          <table:table-cell office:value-type="float" office:value="-0.00821323509631548" calcext:value-type="float">
            <text:p>-0.0082132351</text:p>
          </table:table-cell>
          <table:table-cell office:value-type="float" office:value="-0.00138821069393689" calcext:value-type="float">
            <text:p>-0.0013882107</text:p>
          </table:table-cell>
          <table:table-cell office:value-type="float" office:value="0.0796592826195651" calcext:value-type="float">
            <text:p>0.0796592826</text:p>
          </table:table-cell>
          <table:table-cell office:value-type="float" office:value="-0.026287481792116" calcext:value-type="float">
            <text:p>-0.0262874818</text:p>
          </table:table-cell>
          <table:table-cell office:value-type="float" office:value="-0.0248913338615466" calcext:value-type="float">
            <text:p>-0.0248913339</text:p>
          </table:table-cell>
          <table:table-cell office:value-type="float" office:value="0.0115931573631081" calcext:value-type="float">
            <text:p>0.0115931574</text:p>
          </table:table-cell>
          <table:table-cell office:value-type="float" office:value="-0.023035696038964" calcext:value-type="float">
            <text:p>-0.023035696</text:p>
          </table:table-cell>
          <table:table-cell office:value-type="float" office:value="-0.0208061411609048" calcext:value-type="float">
            <text:p>-0.0208061412</text:p>
          </table:table-cell>
          <table:table-cell office:value-type="float" office:value="-0.00344734016595893" calcext:value-type="float">
            <text:p>-0.0034473402</text:p>
          </table:table-cell>
          <table:table-cell office:value-type="float" office:value="0.0895916216260746" calcext:value-type="float">
            <text:p>0.0895916216</text:p>
          </table:table-cell>
          <table:table-cell office:value-type="float" office:value="-0.00245902705064678" calcext:value-type="float">
            <text:p>-0.0024590271</text:p>
          </table:table-cell>
          <table:table-cell office:value-type="float" office:value="0.0892009725647062" calcext:value-type="float">
            <text:p>0.0892009726</text:p>
          </table:table-cell>
          <table:table-cell office:value-type="float" office:value="0.00544677664932693" calcext:value-type="float">
            <text:p>0.0054467766</text:p>
          </table:table-cell>
          <table:table-cell office:value-type="float" office:value="-0.00865184245343204" calcext:value-type="float">
            <text:p>-0.0086518425</text:p>
          </table:table-cell>
          <table:table-cell office:value-type="float" office:value="-0.0048047542076011" calcext:value-type="float">
            <text:p>-0.0048047542</text:p>
          </table:table-cell>
          <table:table-cell office:value-type="float" office:value="0.00235943258632999" calcext:value-type="float">
            <text:p>0.0023594326</text:p>
          </table:table-cell>
          <table:table-cell office:value-type="float" office:value="-0.010843626984414" calcext:value-type="float">
            <text:p>-0.010843627</text:p>
          </table:table-cell>
          <table:table-cell office:value-type="float" office:value="-0.00763762345544575" calcext:value-type="float">
            <text:p>-0.0076376235</text:p>
          </table:table-cell>
          <table:table-cell office:value-type="float" office:value="-0.0088611782203409" calcext:value-type="float">
            <text:p>-0.0088611782</text:p>
          </table:table-cell>
          <table:table-cell office:value-type="float" office:value="-0.00919220084769416" calcext:value-type="float">
            <text:p>-0.0091922008</text:p>
          </table:table-cell>
          <table:table-cell office:value-type="float" office:value="-0.00109807754273056" calcext:value-type="float">
            <text:p>-0.0010980775</text:p>
          </table:table-cell>
          <table:table-cell office:value-type="float" office:value="-0.0152524203352189" calcext:value-type="float">
            <text:p>-0.0152524203</text:p>
          </table:table-cell>
          <table:table-cell office:value-type="float" office:value="-0.0032060659560869" calcext:value-type="float">
            <text:p>-0.003206066</text:p>
          </table:table-cell>
          <table:table-cell office:value-type="float" office:value="0.00144838150200075" calcext:value-type="float">
            <text:p>0.0014483815</text:p>
          </table:table-cell>
          <table:table-cell office:value-type="float" office:value="-0.00128788502702763" calcext:value-type="float">
            <text:p>-0.001287885</text:p>
          </table:table-cell>
          <table:table-cell office:value-type="float" office:value="-0.00366652202115768" calcext:value-type="float">
            <text:p>-0.003666522</text:p>
          </table:table-cell>
          <table:table-cell office:value-type="float" office:value="-0.00249091968855066" calcext:value-type="float">
            <text:p>-0.0024909197</text:p>
          </table:table-cell>
          <table:table-cell office:value-type="float" office:value="-0.00366061687337638" calcext:value-type="float">
            <text:p>-0.0036606169</text:p>
          </table:table-cell>
          <table:table-cell office:value-type="float" office:value="-0.00359902524450164" calcext:value-type="float">
            <text:p>-0.0035990252</text:p>
          </table:table-cell>
          <table:table-cell office:value-type="float" office:value="-0.00408267613742381" calcext:value-type="float">
            <text:p>-0.0040826761</text:p>
          </table:table-cell>
          <table:table-cell office:value-type="float" office:value="-0.000147612015329203" calcext:value-type="float">
            <text:p>-0.000147612</text:p>
          </table:table-cell>
          <table:table-cell office:value-type="float" office:value="-0.0109688828041286" calcext:value-type="float">
            <text:p>-0.0109688828</text:p>
          </table:table-cell>
          <table:table-cell office:value-type="float" office:value="0.00584448504656691" calcext:value-type="float">
            <text:p>0.005844485</text:p>
          </table:table-cell>
          <table:table-cell office:value-type="float" office:value="-0.0139010046126484" calcext:value-type="float">
            <text:p>-0.0139010046</text:p>
          </table:table-cell>
          <table:table-cell office:value-type="float" office:value="-0.00172651581616255" calcext:value-type="float">
            <text:p>-0.0017265158</text:p>
          </table:table-cell>
          <table:table-cell office:value-type="float" office:value="0.100786940488861" calcext:value-type="float">
            <text:p>0.1007869405</text:p>
          </table:table-cell>
          <table:table-cell office:value-type="float" office:value="-0.00154775665618136" calcext:value-type="float">
            <text:p>-0.0015477567</text:p>
          </table:table-cell>
          <table:table-cell office:value-type="float" office:value="0.0999389109817463" calcext:value-type="float">
            <text:p>0.099938911</text:p>
          </table:table-cell>
          <table:table-cell office:value-type="float" office:value="-0.00383078818455086" calcext:value-type="float">
            <text:p>-0.0038307882</text:p>
          </table:table-cell>
          <table:table-cell office:value-type="float" office:value="0.00257783311668105" calcext:value-type="float">
            <text:p>0.0025778331</text:p>
          </table:table-cell>
          <table:table-cell office:value-type="float" office:value="0.0170310514777742" calcext:value-type="float">
            <text:p>0.0170310515</text:p>
          </table:table-cell>
          <table:table-cell office:value-type="float" office:value="0.0959467023034872" calcext:value-type="float">
            <text:p>0.0959467023</text:p>
          </table:table-cell>
          <table:table-cell office:value-type="float" office:value="0.01913970185763" calcext:value-type="float">
            <text:p>0.0191397019</text:p>
          </table:table-cell>
          <table:table-cell office:value-type="float" office:value="0.0914440154451826" calcext:value-type="float">
            <text:p>0.0914440154</text:p>
          </table:table-cell>
          <table:table-cell office:value-type="float" office:value="0.00151385909189987" calcext:value-type="float">
            <text:p>0.0015138591</text:p>
          </table:table-cell>
          <table:table-cell office:value-type="float" office:value="0.0956552966528804" calcext:value-type="float">
            <text:p>0.0956552967</text:p>
          </table:table-cell>
          <table:table-cell office:value-type="float" office:value="0.00179151697160063" calcext:value-type="float">
            <text:p>0.001791517</text:p>
          </table:table-cell>
          <table:table-cell office:value-type="float" office:value="0.0952823989036802" calcext:value-type="float">
            <text:p>0.0952823989</text:p>
          </table:table-cell>
          <table:table-cell office:value-type="float" office:value="-0.0186827457448892" calcext:value-type="float">
            <text:p>-0.0186827457</text:p>
          </table:table-cell>
          <table:table-cell office:value-type="float" office:value="-0.017300602849876" calcext:value-type="float">
            <text:p>-0.0173006028</text:p>
          </table:table-cell>
          <table:table-cell office:value-type="float" office:value="-0.00804932736770158" calcext:value-type="float">
            <text:p>-0.0080493274</text:p>
          </table:table-cell>
          <table:table-cell office:value-type="float" office:value="-0.0178317381884711" calcext:value-type="float">
            <text:p>-0.0178317382</text:p>
          </table:table-cell>
          <table:table-cell office:value-type="float" office:value="0.0122194095027509" calcext:value-type="float">
            <text:p>0.0122194095</text:p>
          </table:table-cell>
          <table:table-cell office:value-type="float" office:value="0.01255501842096" calcext:value-type="float">
            <text:p>0.0125550184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shiftdiff_timestamp_by_user_id_cap200k</text:p>
          </table:table-cell>
          <table:table-cell office:value-type="float" office:value="0.047325984721423" calcext:value-type="float">
            <text:p>0.0473259847</text:p>
          </table:table-cell>
          <table:table-cell office:value-type="float" office:value="0.0220458096411527" calcext:value-type="float">
            <text:p>0.0220458096</text:p>
          </table:table-cell>
          <table:table-cell office:value-type="float" office:value="0.118321915129961" calcext:value-type="float">
            <text:p>0.1183219151</text:p>
          </table:table-cell>
          <table:table-cell/>
          <table:table-cell office:value-type="float" office:value="0.0287718442036167" calcext:value-type="float">
            <text:p>0.0287718442</text:p>
          </table:table-cell>
          <table:table-cell office:value-type="float" office:value="0.0276331984352195" calcext:value-type="float">
            <text:p>0.0276331984</text:p>
          </table:table-cell>
          <table:table-cell office:value-type="float" office:value="-0.0334422421543243" calcext:value-type="float">
            <text:p>-0.0334422422</text:p>
          </table:table-cell>
          <table:table-cell office:value-type="float" office:value="0.289364114889861" calcext:value-type="float">
            <text:p>0.2893641149</text:p>
          </table:table-cell>
          <table:table-cell office:value-type="float" office:value="0.0551329005810888" calcext:value-type="float">
            <text:p>0.0551329006</text:p>
          </table:table-cell>
          <table:table-cell office:value-type="float" office:value="0.118321915129961" calcext:value-type="float">
            <text:p>0.1183219151</text:p>
          </table:table-cell>
          <table:table-cell office:value-type="float" office:value="0.118211047709747" calcext:value-type="float">
            <text:p>0.1182110477</text:p>
          </table:table-cell>
          <table:table-cell office:value-type="float" office:value="0.0219650624823529" calcext:value-type="float">
            <text:p>0.0219650625</text:p>
          </table:table-cell>
          <table:table-cell office:value-type="float" office:value="0.287369159514774" calcext:value-type="float">
            <text:p>0.2873691595</text:p>
          </table:table-cell>
          <table:table-cell/>
          <table:table-cell office:value-type="float" office:value="0.0488639508328724" calcext:value-type="float">
            <text:p>0.0488639508</text:p>
          </table:table-cell>
          <table:table-cell office:value-type="float" office:value="0.0762565642481241" calcext:value-type="float">
            <text:p>0.0762565642</text:p>
          </table:table-cell>
          <table:table-cell office:value-type="float" office:value="1" calcext:value-type="float">
            <text:p>1</text:p>
          </table:table-cell>
          <table:table-cell office:value-type="float" office:value="0.957306007351947" calcext:value-type="float">
            <text:p>0.9573060074</text:p>
          </table:table-cell>
          <table:table-cell office:value-type="float" office:value="0.0674065452827583" calcext:value-type="float">
            <text:p>0.0674065453</text:p>
          </table:table-cell>
          <table:table-cell office:value-type="float" office:value="0.434913410427686" calcext:value-type="float">
            <text:p>0.4349134104</text:p>
          </table:table-cell>
          <table:table-cell office:value-type="float" office:value="0.0148603826245968" calcext:value-type="float">
            <text:p>0.0148603826</text:p>
          </table:table-cell>
          <table:table-cell office:value-type="float" office:value="0.0260394482609124" calcext:value-type="float">
            <text:p>0.0260394483</text:p>
          </table:table-cell>
          <table:table-cell office:value-type="float" office:value="-0.0166004685915746" calcext:value-type="float">
            <text:p>-0.0166004686</text:p>
          </table:table-cell>
          <table:table-cell office:value-type="float" office:value="0.0603125792545484" calcext:value-type="float">
            <text:p>0.0603125793</text:p>
          </table:table-cell>
          <table:table-cell office:value-type="float" office:value="0.0656982015858231" calcext:value-type="float">
            <text:p>0.0656982016</text:p>
          </table:table-cell>
          <table:table-cell office:value-type="float" office:value="-0.048414470038483" calcext:value-type="float">
            <text:p>-0.04841447</text:p>
          </table:table-cell>
          <table:table-cell office:value-type="float" office:value="-0.0177848426011153" calcext:value-type="float">
            <text:p>-0.0177848426</text:p>
          </table:table-cell>
          <table:table-cell office:value-type="float" office:value="0.413493304108595" calcext:value-type="float">
            <text:p>0.4134933041</text:p>
          </table:table-cell>
          <table:table-cell office:value-type="float" office:value="0.994366658293826" calcext:value-type="float">
            <text:p>0.9943666583</text:p>
          </table:table-cell>
          <table:table-cell office:value-type="float" office:value="0.111982518897755" calcext:value-type="float">
            <text:p>0.1119825189</text:p>
          </table:table-cell>
          <table:table-cell office:value-type="float" office:value="0.162778466185932" calcext:value-type="float">
            <text:p>0.1627784662</text:p>
          </table:table-cell>
          <table:table-cell office:value-type="float" office:value="0.0262444058728147" calcext:value-type="float">
            <text:p>0.0262444059</text:p>
          </table:table-cell>
          <table:table-cell office:value-type="float" office:value="0.0579861116427973" calcext:value-type="float">
            <text:p>0.0579861116</text:p>
          </table:table-cell>
          <table:table-cell office:value-type="float" office:value="0.106000639202333" calcext:value-type="float">
            <text:p>0.1060006392</text:p>
          </table:table-cell>
          <table:table-cell office:value-type="float" office:value="0.492170558083464" calcext:value-type="float">
            <text:p>0.4921705581</text:p>
          </table:table-cell>
          <table:table-cell office:value-type="float" office:value="0.863042737357226" calcext:value-type="float">
            <text:p>0.8630427374</text:p>
          </table:table-cell>
          <table:table-cell office:value-type="float" office:value="0.487049782637986" calcext:value-type="float">
            <text:p>0.4870497826</text:p>
          </table:table-cell>
          <table:table-cell office:value-type="float" office:value="0.829588614177989" calcext:value-type="float">
            <text:p>0.8295886142</text:p>
          </table:table-cell>
          <table:table-cell office:value-type="float" office:value="-0.0264855087413269" calcext:value-type="float">
            <text:p>-0.0264855087</text:p>
          </table:table-cell>
          <table:table-cell office:value-type="float" office:value="0.0134588741777418" calcext:value-type="float">
            <text:p>0.0134588742</text:p>
          </table:table-cell>
          <table:table-cell office:value-type="float" office:value="0.00360092384901864" calcext:value-type="float">
            <text:p>0.0036009238</text:p>
          </table:table-cell>
          <table:table-cell office:value-type="float" office:value="0.0407791520696854" calcext:value-type="float">
            <text:p>0.0407791521</text:p>
          </table:table-cell>
          <table:table-cell office:value-type="float" office:value="0.0721051720701083" calcext:value-type="float">
            <text:p>0.0721051721</text:p>
          </table:table-cell>
          <table:table-cell office:value-type="float" office:value="0.0353430877175313" calcext:value-type="float">
            <text:p>0.0353430877</text:p>
          </table:table-cell>
          <table:table-cell office:value-type="float" office:value="-0.0952661980439196" calcext:value-type="float">
            <text:p>-0.095266198</text:p>
          </table:table-cell>
          <table:table-cell office:value-type="float" office:value="-0.120589786363627" calcext:value-type="float">
            <text:p>-0.1205897864</text:p>
          </table:table-cell>
          <table:table-cell office:value-type="float" office:value="-0.0346848733589639" calcext:value-type="float">
            <text:p>-0.0346848734</text:p>
          </table:table-cell>
          <table:table-cell office:value-type="float" office:value="0.0660426802505797" calcext:value-type="float">
            <text:p>0.0660426803</text:p>
          </table:table-cell>
          <table:table-cell office:value-type="float" office:value="-0.027404309419724" calcext:value-type="float">
            <text:p>-0.0274043094</text:p>
          </table:table-cell>
          <table:table-cell office:value-type="float" office:value="-0.0489416701792251" calcext:value-type="float">
            <text:p>-0.0489416702</text:p>
          </table:table-cell>
          <table:table-cell office:value-type="float" office:value="-0.039501253534791" calcext:value-type="float">
            <text:p>-0.0395012535</text:p>
          </table:table-cell>
          <table:table-cell office:value-type="float" office:value="0.0118145404995982" calcext:value-type="float">
            <text:p>0.0118145405</text:p>
          </table:table-cell>
          <table:table-cell office:value-type="float" office:value="0.0355451749872936" calcext:value-type="float">
            <text:p>0.035545175</text:p>
          </table:table-cell>
          <table:table-cell office:value-type="float" office:value="0.0133398637302206" calcext:value-type="float">
            <text:p>0.0133398637</text:p>
          </table:table-cell>
          <table:table-cell office:value-type="float" office:value="-0.00442175832451719" calcext:value-type="float">
            <text:p>-0.0044217583</text:p>
          </table:table-cell>
          <table:table-cell office:value-type="float" office:value="0.00175628434161919" calcext:value-type="float">
            <text:p>0.0017562843</text:p>
          </table:table-cell>
          <table:table-cell office:value-type="float" office:value="0.0131866882693562" calcext:value-type="float">
            <text:p>0.0131866883</text:p>
          </table:table-cell>
          <table:table-cell office:value-type="float" office:value="0.0837385622840514" calcext:value-type="float">
            <text:p>0.0837385623</text:p>
          </table:table-cell>
          <table:table-cell office:value-type="float" office:value="-0.0335156633749705" calcext:value-type="float">
            <text:p>-0.0335156634</text:p>
          </table:table-cell>
          <table:table-cell office:value-type="float" office:value="0.198144540022501" calcext:value-type="float">
            <text:p>0.19814454</text:p>
          </table:table-cell>
          <table:table-cell office:value-type="float" office:value="0.640912308418946" calcext:value-type="float">
            <text:p>0.6409123084</text:p>
          </table:table-cell>
          <table:table-cell office:value-type="float" office:value="0.766400896249848" calcext:value-type="float">
            <text:p>0.7664008962</text:p>
          </table:table-cell>
          <table:table-cell office:value-type="float" office:value="0.636378248020103" calcext:value-type="float">
            <text:p>0.636378248</text:p>
          </table:table-cell>
          <table:table-cell office:value-type="float" office:value="0.718366333276204" calcext:value-type="float">
            <text:p>0.7183663333</text:p>
          </table:table-cell>
          <table:table-cell office:value-type="float" office:value="-0.0239391492610403" calcext:value-type="float">
            <text:p>-0.0239391493</text:p>
          </table:table-cell>
          <table:table-cell office:value-type="float" office:value="-0.0300123408730049" calcext:value-type="float">
            <text:p>-0.0300123409</text:p>
          </table:table-cell>
          <table:table-cell office:value-type="float" office:value="0.753027124148392" calcext:value-type="float">
            <text:p>0.7530271241</text:p>
          </table:table-cell>
          <table:table-cell office:value-type="float" office:value="0.638969072310902" calcext:value-type="float">
            <text:p>0.6389690723</text:p>
          </table:table-cell>
          <table:table-cell office:value-type="float" office:value="0.738317013291062" calcext:value-type="float">
            <text:p>0.7383170133</text:p>
          </table:table-cell>
          <table:table-cell office:value-type="float" office:value="0.600410457304061" calcext:value-type="float">
            <text:p>0.6004104573</text:p>
          </table:table-cell>
          <table:table-cell office:value-type="float" office:value="0.616308542894479" calcext:value-type="float">
            <text:p>0.6163085429</text:p>
          </table:table-cell>
          <table:table-cell office:value-type="float" office:value="0.790902919621022" calcext:value-type="float">
            <text:p>0.7909029196</text:p>
          </table:table-cell>
          <table:table-cell office:value-type="float" office:value="0.612690455096716" calcext:value-type="float">
            <text:p>0.6126904551</text:p>
          </table:table-cell>
          <table:table-cell office:value-type="float" office:value="0.742145738668202" calcext:value-type="float">
            <text:p>0.7421457387</text:p>
          </table:table-cell>
          <table:table-cell office:value-type="float" office:value="0.0307218028768084" calcext:value-type="float">
            <text:p>0.0307218029</text:p>
          </table:table-cell>
          <table:table-cell office:value-type="float" office:value="0.0408583176078289" calcext:value-type="float">
            <text:p>0.0408583176</text:p>
          </table:table-cell>
          <table:table-cell office:value-type="float" office:value="0.0354696226813265" calcext:value-type="float">
            <text:p>0.0354696227</text:p>
          </table:table-cell>
          <table:table-cell office:value-type="float" office:value="0.0252103522197923" calcext:value-type="float">
            <text:p>0.0252103522</text:p>
          </table:table-cell>
          <table:table-cell office:value-type="float" office:value="0.00200033877869003" calcext:value-type="float">
            <text:p>0.0020003388</text:p>
          </table:table-cell>
          <table:table-cell office:value-type="float" office:value="0.00172680407423325" calcext:value-type="float">
            <text:p>0.0017268041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study_time</text:p>
          </table:table-cell>
          <table:table-cell office:value-type="float" office:value="0.0477793280497256" calcext:value-type="float">
            <text:p>0.047779328</text:p>
          </table:table-cell>
          <table:table-cell office:value-type="float" office:value="0.0226022990164288" calcext:value-type="float">
            <text:p>0.022602299</text:p>
          </table:table-cell>
          <table:table-cell office:value-type="float" office:value="0.0783907348623932" calcext:value-type="float">
            <text:p>0.0783907349</text:p>
          </table:table-cell>
          <table:table-cell/>
          <table:table-cell office:value-type="float" office:value="0.0339149339636748" calcext:value-type="float">
            <text:p>0.033914934</text:p>
          </table:table-cell>
          <table:table-cell office:value-type="float" office:value="0.024081664665374" calcext:value-type="float">
            <text:p>0.0240816647</text:p>
          </table:table-cell>
          <table:table-cell office:value-type="float" office:value="-0.0322231931242694" calcext:value-type="float">
            <text:p>-0.0322231931</text:p>
          </table:table-cell>
          <table:table-cell office:value-type="float" office:value="0.00787542622586228" calcext:value-type="float">
            <text:p>0.0078754262</text:p>
          </table:table-cell>
          <table:table-cell office:value-type="float" office:value="0.0489404498500638" calcext:value-type="float">
            <text:p>0.0489404499</text:p>
          </table:table-cell>
          <table:table-cell office:value-type="float" office:value="0.0783907348623932" calcext:value-type="float">
            <text:p>0.0783907349</text:p>
          </table:table-cell>
          <table:table-cell office:value-type="float" office:value="0.0782850466277426" calcext:value-type="float">
            <text:p>0.0782850466</text:p>
          </table:table-cell>
          <table:table-cell office:value-type="float" office:value="0.0186163852355883" calcext:value-type="float">
            <text:p>0.0186163852</text:p>
          </table:table-cell>
          <table:table-cell office:value-type="float" office:value="0.22985803177162" calcext:value-type="float">
            <text:p>0.2298580318</text:p>
          </table:table-cell>
          <table:table-cell/>
          <table:table-cell office:value-type="float" office:value="0.0571026997147944" calcext:value-type="float">
            <text:p>0.0571026997</text:p>
          </table:table-cell>
          <table:table-cell office:value-type="float" office:value="0.0782799950126735" calcext:value-type="float">
            <text:p>0.078279995</text:p>
          </table:table-cell>
          <table:table-cell office:value-type="float" office:value="0.957306007351947" calcext:value-type="float">
            <text:p>0.9573060074</text:p>
          </table:table-cell>
          <table:table-cell office:value-type="float" office:value="1" calcext:value-type="float">
            <text:p>1</text:p>
          </table:table-cell>
          <table:table-cell office:value-type="float" office:value="0.0710982783131453" calcext:value-type="float">
            <text:p>0.0710982783</text:p>
          </table:table-cell>
          <table:table-cell office:value-type="float" office:value="0.418001480417949" calcext:value-type="float">
            <text:p>0.4180014804</text:p>
          </table:table-cell>
          <table:table-cell office:value-type="float" office:value="0.0220830854021146" calcext:value-type="float">
            <text:p>0.0220830854</text:p>
          </table:table-cell>
          <table:table-cell office:value-type="float" office:value="0.0276339530872521" calcext:value-type="float">
            <text:p>0.0276339531</text:p>
          </table:table-cell>
          <table:table-cell office:value-type="float" office:value="-0.0152918813208617" calcext:value-type="float">
            <text:p>-0.0152918813</text:p>
          </table:table-cell>
          <table:table-cell office:value-type="float" office:value="0.0688478549195526" calcext:value-type="float">
            <text:p>0.0688478549</text:p>
          </table:table-cell>
          <table:table-cell office:value-type="float" office:value="0.0724700603684596" calcext:value-type="float">
            <text:p>0.0724700604</text:p>
          </table:table-cell>
          <table:table-cell office:value-type="float" office:value="-0.049821908698599" calcext:value-type="float">
            <text:p>-0.0498219087</text:p>
          </table:table-cell>
          <table:table-cell office:value-type="float" office:value="-0.0217477778845185" calcext:value-type="float">
            <text:p>-0.0217477779</text:p>
          </table:table-cell>
          <table:table-cell office:value-type="float" office:value="0.351224389390698" calcext:value-type="float">
            <text:p>0.3512243894</text:p>
          </table:table-cell>
          <table:table-cell office:value-type="float" office:value="0.957106977219911" calcext:value-type="float">
            <text:p>0.9571069772</text:p>
          </table:table-cell>
          <table:table-cell office:value-type="float" office:value="0.109526523385277" calcext:value-type="float">
            <text:p>0.1095265234</text:p>
          </table:table-cell>
          <table:table-cell office:value-type="float" office:value="0.159720798381582" calcext:value-type="float">
            <text:p>0.1597207984</text:p>
          </table:table-cell>
          <table:table-cell office:value-type="float" office:value="0.0292317531760028" calcext:value-type="float">
            <text:p>0.0292317532</text:p>
          </table:table-cell>
          <table:table-cell office:value-type="float" office:value="0.0595473085483321" calcext:value-type="float">
            <text:p>0.0595473085</text:p>
          </table:table-cell>
          <table:table-cell office:value-type="float" office:value="0.1070485223324" calcext:value-type="float">
            <text:p>0.1070485223</text:p>
          </table:table-cell>
          <table:table-cell office:value-type="float" office:value="0.443544264167968" calcext:value-type="float">
            <text:p>0.4435442642</text:p>
          </table:table-cell>
          <table:table-cell office:value-type="float" office:value="0.842219530582785" calcext:value-type="float">
            <text:p>0.8422195306</text:p>
          </table:table-cell>
          <table:table-cell office:value-type="float" office:value="0.45607516475391" calcext:value-type="float">
            <text:p>0.4560751648</text:p>
          </table:table-cell>
          <table:table-cell office:value-type="float" office:value="0.893211053819823" calcext:value-type="float">
            <text:p>0.8932110538</text:p>
          </table:table-cell>
          <table:table-cell office:value-type="float" office:value="-0.0289873363797229" calcext:value-type="float">
            <text:p>-0.0289873364</text:p>
          </table:table-cell>
          <table:table-cell office:value-type="float" office:value="0.0172312863569298" calcext:value-type="float">
            <text:p>0.0172312864</text:p>
          </table:table-cell>
          <table:table-cell office:value-type="float" office:value="0.00258257587503304" calcext:value-type="float">
            <text:p>0.0025825759</text:p>
          </table:table-cell>
          <table:table-cell office:value-type="float" office:value="0.0388972850986429" calcext:value-type="float">
            <text:p>0.0388972851</text:p>
          </table:table-cell>
          <table:table-cell office:value-type="float" office:value="0.078111533187084" calcext:value-type="float">
            <text:p>0.0781115332</text:p>
          </table:table-cell>
          <table:table-cell office:value-type="float" office:value="0.0331416317909953" calcext:value-type="float">
            <text:p>0.0331416318</text:p>
          </table:table-cell>
          <table:table-cell office:value-type="float" office:value="-0.0870058395275431" calcext:value-type="float">
            <text:p>-0.0870058395</text:p>
          </table:table-cell>
          <table:table-cell office:value-type="float" office:value="-0.111526987360842" calcext:value-type="float">
            <text:p>-0.1115269874</text:p>
          </table:table-cell>
          <table:table-cell office:value-type="float" office:value="-0.0242348382747507" calcext:value-type="float">
            <text:p>-0.0242348383</text:p>
          </table:table-cell>
          <table:table-cell office:value-type="float" office:value="0.0678049370701948" calcext:value-type="float">
            <text:p>0.0678049371</text:p>
          </table:table-cell>
          <table:table-cell office:value-type="float" office:value="-0.0178202797504439" calcext:value-type="float">
            <text:p>-0.0178202798</text:p>
          </table:table-cell>
          <table:table-cell office:value-type="float" office:value="-0.0373368283131871" calcext:value-type="float">
            <text:p>-0.0373368283</text:p>
          </table:table-cell>
          <table:table-cell office:value-type="float" office:value="-0.029137115848029" calcext:value-type="float">
            <text:p>-0.0291371158</text:p>
          </table:table-cell>
          <table:table-cell office:value-type="float" office:value="0.0188485120502744" calcext:value-type="float">
            <text:p>0.0188485121</text:p>
          </table:table-cell>
          <table:table-cell office:value-type="float" office:value="0.0447272652293483" calcext:value-type="float">
            <text:p>0.0447272652</text:p>
          </table:table-cell>
          <table:table-cell office:value-type="float" office:value="0.0210010283633438" calcext:value-type="float">
            <text:p>0.0210010284</text:p>
          </table:table-cell>
          <table:table-cell office:value-type="float" office:value="0.00277085971499883" calcext:value-type="float">
            <text:p>0.0027708597</text:p>
          </table:table-cell>
          <table:table-cell office:value-type="float" office:value="0.00888685492689651" calcext:value-type="float">
            <text:p>0.0088868549</text:p>
          </table:table-cell>
          <table:table-cell office:value-type="float" office:value="0.00454056294116294" calcext:value-type="float">
            <text:p>0.0045405629</text:p>
          </table:table-cell>
          <table:table-cell office:value-type="float" office:value="0.0824015215631537" calcext:value-type="float">
            <text:p>0.0824015216</text:p>
          </table:table-cell>
          <table:table-cell office:value-type="float" office:value="-0.0407463272117296" calcext:value-type="float">
            <text:p>-0.0407463272</text:p>
          </table:table-cell>
          <table:table-cell office:value-type="float" office:value="0.19499760890403" calcext:value-type="float">
            <text:p>0.1949976089</text:p>
          </table:table-cell>
          <table:table-cell office:value-type="float" office:value="0.606193585559492" calcext:value-type="float">
            <text:p>0.6061935856</text:p>
          </table:table-cell>
          <table:table-cell office:value-type="float" office:value="0.739835583908366" calcext:value-type="float">
            <text:p>0.7398355839</text:p>
          </table:table-cell>
          <table:table-cell office:value-type="float" office:value="0.60958969400798" calcext:value-type="float">
            <text:p>0.609589694</text:p>
          </table:table-cell>
          <table:table-cell office:value-type="float" office:value="0.792819683824242" calcext:value-type="float">
            <text:p>0.7928196838</text:p>
          </table:table-cell>
          <table:table-cell office:value-type="float" office:value="-0.0239478598975191" calcext:value-type="float">
            <text:p>-0.0239478599</text:p>
          </table:table-cell>
          <table:table-cell office:value-type="float" office:value="-0.036778022340117" calcext:value-type="float">
            <text:p>-0.0367780223</text:p>
          </table:table-cell>
          <table:table-cell office:value-type="float" office:value="0.698169301013072" calcext:value-type="float">
            <text:p>0.698169301</text:p>
          </table:table-cell>
          <table:table-cell office:value-type="float" office:value="0.638236161664417" calcext:value-type="float">
            <text:p>0.6382361617</text:p>
          </table:table-cell>
          <table:table-cell office:value-type="float" office:value="0.709756250689537" calcext:value-type="float">
            <text:p>0.7097562507</text:p>
          </table:table-cell>
          <table:table-cell office:value-type="float" office:value="0.690337781113772" calcext:value-type="float">
            <text:p>0.6903377811</text:p>
          </table:table-cell>
          <table:table-cell office:value-type="float" office:value="0.581874845622933" calcext:value-type="float">
            <text:p>0.5818748456</text:p>
          </table:table-cell>
          <table:table-cell office:value-type="float" office:value="0.763446672506954" calcext:value-type="float">
            <text:p>0.7634466725</text:p>
          </table:table-cell>
          <table:table-cell office:value-type="float" office:value="0.585563155860526" calcext:value-type="float">
            <text:p>0.5855631559</text:p>
          </table:table-cell>
          <table:table-cell office:value-type="float" office:value="0.814239765506915" calcext:value-type="float">
            <text:p>0.8142397655</text:p>
          </table:table-cell>
          <table:table-cell office:value-type="float" office:value="0.0459880086914808" calcext:value-type="float">
            <text:p>0.0459880087</text:p>
          </table:table-cell>
          <table:table-cell office:value-type="float" office:value="0.0547598035443461" calcext:value-type="float">
            <text:p>0.0547598035</text:p>
          </table:table-cell>
          <table:table-cell office:value-type="float" office:value="0.0455910812372817" calcext:value-type="float">
            <text:p>0.0455910812</text:p>
          </table:table-cell>
          <table:table-cell office:value-type="float" office:value="0.0365902974304267" calcext:value-type="float">
            <text:p>0.0365902974</text:p>
          </table:table-cell>
          <table:table-cell office:value-type="float" office:value="-0.00141224103298672" calcext:value-type="float">
            <text:p>-0.001412241</text:p>
          </table:table-cell>
          <table:table-cell office:value-type="float" office:value="-0.00225553228988359" calcext:value-type="float">
            <text:p>-0.0022555323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count_enc_user_id</text:p>
          </table:table-cell>
          <table:table-cell office:value-type="float" office:value="0.583558539203153" calcext:value-type="float">
            <text:p>0.5835585392</text:p>
          </table:table-cell>
          <table:table-cell office:value-type="float" office:value="0.0184546330671221" calcext:value-type="float">
            <text:p>0.0184546331</text:p>
          </table:table-cell>
          <table:table-cell office:value-type="float" office:value="0.0810477253152283" calcext:value-type="float">
            <text:p>0.0810477253</text:p>
          </table:table-cell>
          <table:table-cell/>
          <table:table-cell office:value-type="float" office:value="0.982361954300619" calcext:value-type="float">
            <text:p>0.9823619543</text:p>
          </table:table-cell>
          <table:table-cell office:value-type="float" office:value="0.00538858800598235" calcext:value-type="float">
            <text:p>0.005388588</text:p>
          </table:table-cell>
          <table:table-cell office:value-type="float" office:value="0.0232738656675592" calcext:value-type="float">
            <text:p>0.0232738657</text:p>
          </table:table-cell>
          <table:table-cell office:value-type="float" office:value="-0.0104277896224348" calcext:value-type="float">
            <text:p>-0.0104277896</text:p>
          </table:table-cell>
          <table:table-cell office:value-type="float" office:value="0.163828011781583" calcext:value-type="float">
            <text:p>0.1638280118</text:p>
          </table:table-cell>
          <table:table-cell office:value-type="float" office:value="0.0810477253152283" calcext:value-type="float">
            <text:p>0.0810477253</text:p>
          </table:table-cell>
          <table:table-cell office:value-type="float" office:value="0.0810288720155272" calcext:value-type="float">
            <text:p>0.081028872</text:p>
          </table:table-cell>
          <table:table-cell office:value-type="float" office:value="0.0034793690134789" calcext:value-type="float">
            <text:p>0.003479369</text:p>
          </table:table-cell>
          <table:table-cell office:value-type="float" office:value="0.0514541007918965" calcext:value-type="float">
            <text:p>0.0514541008</text:p>
          </table:table-cell>
          <table:table-cell/>
          <table:table-cell office:value-type="float" office:value="0.0884060700886065" calcext:value-type="float">
            <text:p>0.0884060701</text:p>
          </table:table-cell>
          <table:table-cell office:value-type="float" office:value="-0.0171538353133676" calcext:value-type="float">
            <text:p>-0.0171538353</text:p>
          </table:table-cell>
          <table:table-cell office:value-type="float" office:value="0.0674065452827583" calcext:value-type="float">
            <text:p>0.0674065453</text:p>
          </table:table-cell>
          <table:table-cell office:value-type="float" office:value="0.0710982783131453" calcext:value-type="float">
            <text:p>0.0710982783</text:p>
          </table:table-cell>
          <table:table-cell office:value-type="float" office:value="1" calcext:value-type="float">
            <text:p>1</text:p>
          </table:table-cell>
          <table:table-cell office:value-type="float" office:value="0.0902434431460525" calcext:value-type="float">
            <text:p>0.0902434431</text:p>
          </table:table-cell>
          <table:table-cell office:value-type="float" office:value="0.0709477958422095" calcext:value-type="float">
            <text:p>0.0709477958</text:p>
          </table:table-cell>
          <table:table-cell office:value-type="float" office:value="-0.0304119342294631" calcext:value-type="float">
            <text:p>-0.0304119342</text:p>
          </table:table-cell>
          <table:table-cell office:value-type="float" office:value="-0.0615383744450568" calcext:value-type="float">
            <text:p>-0.0615383744</text:p>
          </table:table-cell>
          <table:table-cell office:value-type="float" office:value="0.0829176826260411" calcext:value-type="float">
            <text:p>0.0829176826</text:p>
          </table:table-cell>
          <table:table-cell office:value-type="float" office:value="0.0987044238868979" calcext:value-type="float">
            <text:p>0.0987044239</text:p>
          </table:table-cell>
          <table:table-cell office:value-type="float" office:value="-0.0269454783290359" calcext:value-type="float">
            <text:p>-0.0269454783</text:p>
          </table:table-cell>
          <table:table-cell office:value-type="float" office:value="-0.0403980537541293" calcext:value-type="float">
            <text:p>-0.0403980538</text:p>
          </table:table-cell>
          <table:table-cell office:value-type="float" office:value="0.0690336237662523" calcext:value-type="float">
            <text:p>0.0690336238</text:p>
          </table:table-cell>
          <table:table-cell office:value-type="float" office:value="0.0622350833646007" calcext:value-type="float">
            <text:p>0.0622350834</text:p>
          </table:table-cell>
          <table:table-cell office:value-type="float" office:value="0.229920611614019" calcext:value-type="float">
            <text:p>0.2299206116</text:p>
          </table:table-cell>
          <table:table-cell office:value-type="float" office:value="0.272363981735644" calcext:value-type="float">
            <text:p>0.2723639817</text:p>
          </table:table-cell>
          <table:table-cell office:value-type="float" office:value="-0.0628684502917723" calcext:value-type="float">
            <text:p>-0.0628684503</text:p>
          </table:table-cell>
          <table:table-cell office:value-type="float" office:value="0.176217443290731" calcext:value-type="float">
            <text:p>0.1762174433</text:p>
          </table:table-cell>
          <table:table-cell office:value-type="float" office:value="0.16153497016474" calcext:value-type="float">
            <text:p>0.1615349702</text:p>
          </table:table-cell>
          <table:table-cell office:value-type="float" office:value="0.207976666633302" calcext:value-type="float">
            <text:p>0.2079766666</text:p>
          </table:table-cell>
          <table:table-cell office:value-type="float" office:value="-0.0432584540481834" calcext:value-type="float">
            <text:p>-0.043258454</text:p>
          </table:table-cell>
          <table:table-cell office:value-type="float" office:value="0.207880439830074" calcext:value-type="float">
            <text:p>0.2078804398</text:p>
          </table:table-cell>
          <table:table-cell office:value-type="float" office:value="-0.0251414871940449" calcext:value-type="float">
            <text:p>-0.0251414872</text:p>
          </table:table-cell>
          <table:table-cell office:value-type="float" office:value="-0.392847752795349" calcext:value-type="float">
            <text:p>-0.3928477528</text:p>
          </table:table-cell>
          <table:table-cell office:value-type="float" office:value="-0.0153950254667624" calcext:value-type="float">
            <text:p>-0.0153950255</text:p>
          </table:table-cell>
          <table:table-cell office:value-type="float" office:value="-0.0535739475830492" calcext:value-type="float">
            <text:p>-0.0535739476</text:p>
          </table:table-cell>
          <table:table-cell office:value-type="float" office:value="-0.260637742491998" calcext:value-type="float">
            <text:p>-0.2606377425</text:p>
          </table:table-cell>
          <table:table-cell office:value-type="float" office:value="0.0227149617620598" calcext:value-type="float">
            <text:p>0.0227149618</text:p>
          </table:table-cell>
          <table:table-cell office:value-type="float" office:value="-0.0251943620388254" calcext:value-type="float">
            <text:p>-0.025194362</text:p>
          </table:table-cell>
          <table:table-cell office:value-type="float" office:value="-0.00612646120245823" calcext:value-type="float">
            <text:p>-0.0061264612</text:p>
          </table:table-cell>
          <table:table-cell office:value-type="float" office:value="-0.0218275746232942" calcext:value-type="float">
            <text:p>-0.0218275746</text:p>
          </table:table-cell>
          <table:table-cell office:value-type="float" office:value="0.0317159737039126" calcext:value-type="float">
            <text:p>0.0317159737</text:p>
          </table:table-cell>
          <table:table-cell office:value-type="float" office:value="0.562412353051345" calcext:value-type="float">
            <text:p>0.5624123531</text:p>
          </table:table-cell>
          <table:table-cell office:value-type="float" office:value="0.0771839602884248" calcext:value-type="float">
            <text:p>0.0771839603</text:p>
          </table:table-cell>
          <table:table-cell office:value-type="float" office:value="-0.0278182482208407" calcext:value-type="float">
            <text:p>-0.0278182482</text:p>
          </table:table-cell>
          <table:table-cell office:value-type="float" office:value="0.0320138567959009" calcext:value-type="float">
            <text:p>0.0320138568</text:p>
          </table:table-cell>
          <table:table-cell office:value-type="float" office:value="0.0837436843652186" calcext:value-type="float">
            <text:p>0.0837436844</text:p>
          </table:table-cell>
          <table:table-cell office:value-type="float" office:value="-0.150183049656258" calcext:value-type="float">
            <text:p>-0.1501830497</text:p>
          </table:table-cell>
          <table:table-cell office:value-type="float" office:value="0.066695998967525" calcext:value-type="float">
            <text:p>0.066695999</text:p>
          </table:table-cell>
          <table:table-cell office:value-type="float" office:value="0.0980795628103915" calcext:value-type="float">
            <text:p>0.0980795628</text:p>
          </table:table-cell>
          <table:table-cell office:value-type="float" office:value="0.0775964148679629" calcext:value-type="float">
            <text:p>0.0775964149</text:p>
          </table:table-cell>
          <table:table-cell office:value-type="float" office:value="-0.0326373642161144" calcext:value-type="float">
            <text:p>-0.0326373642</text:p>
          </table:table-cell>
          <table:table-cell office:value-type="float" office:value="0.040072842064736" calcext:value-type="float">
            <text:p>0.0400728421</text:p>
          </table:table-cell>
          <table:table-cell office:value-type="float" office:value="-0.0518942378871649" calcext:value-type="float">
            <text:p>-0.0518942379</text:p>
          </table:table-cell>
          <table:table-cell office:value-type="float" office:value="0.210135489100219" calcext:value-type="float">
            <text:p>0.2101354891</text:p>
          </table:table-cell>
          <table:table-cell office:value-type="float" office:value="0.150692244252914" calcext:value-type="float">
            <text:p>0.1506922443</text:p>
          </table:table-cell>
          <table:table-cell office:value-type="float" office:value="-0.0382908961779191" calcext:value-type="float">
            <text:p>-0.0382908962</text:p>
          </table:table-cell>
          <table:table-cell office:value-type="float" office:value="0.151922154032328" calcext:value-type="float">
            <text:p>0.151922154</text:p>
          </table:table-cell>
          <table:table-cell office:value-type="float" office:value="-0.02711135208124" calcext:value-type="float">
            <text:p>-0.0271113521</text:p>
          </table:table-cell>
          <table:table-cell office:value-type="float" office:value="-0.0134014038274423" calcext:value-type="float">
            <text:p>-0.0134014038</text:p>
          </table:table-cell>
          <table:table-cell office:value-type="float" office:value="-0.0425652202032435" calcext:value-type="float">
            <text:p>-0.0425652202</text:p>
          </table:table-cell>
          <table:table-cell office:value-type="float" office:value="0.124587284271397" calcext:value-type="float">
            <text:p>0.1245872843</text:p>
          </table:table-cell>
          <table:table-cell office:value-type="float" office:value="-0.04323941118665" calcext:value-type="float">
            <text:p>-0.0432394112</text:p>
          </table:table-cell>
          <table:table-cell office:value-type="float" office:value="0.116667377195322" calcext:value-type="float">
            <text:p>0.1166673772</text:p>
          </table:table-cell>
          <table:table-cell office:value-type="float" office:value="-0.0189124948556975" calcext:value-type="float">
            <text:p>-0.0189124949</text:p>
          </table:table-cell>
          <table:table-cell office:value-type="float" office:value="0.122479339549791" calcext:value-type="float">
            <text:p>0.1224793395</text:p>
          </table:table-cell>
          <table:table-cell office:value-type="float" office:value="-0.0095805064657831" calcext:value-type="float">
            <text:p>-0.0095805065</text:p>
          </table:table-cell>
          <table:table-cell office:value-type="float" office:value="0.12543768937894" calcext:value-type="float">
            <text:p>0.1254376894</text:p>
          </table:table-cell>
          <table:table-cell office:value-type="float" office:value="-0.00212584756672771" calcext:value-type="float">
            <text:p>-0.0021258476</text:p>
          </table:table-cell>
          <table:table-cell office:value-type="float" office:value="0.0522015202266808" calcext:value-type="float">
            <text:p>0.0522015202</text:p>
          </table:table-cell>
          <table:table-cell office:value-type="float" office:value="0.104158779652619" calcext:value-type="float">
            <text:p>0.1041587797</text:p>
          </table:table-cell>
          <table:table-cell office:value-type="float" office:value="0.0746492441007298" calcext:value-type="float">
            <text:p>0.0746492441</text:p>
          </table:table-cell>
          <table:table-cell office:value-type="float" office:value="0.0997746658466155" calcext:value-type="float">
            <text:p>0.0997746658</text:p>
          </table:table-cell>
          <table:table-cell office:value-type="float" office:value="-0.0463574599858078" calcext:value-type="float">
            <text:p>-0.04635746</text:p>
          </table:table-cell>
          <table:table-cell office:value-type="float" office:value="-0.0463088178649314" calcext:value-type="float">
            <text:p>-0.0463088179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previous_5_ans</text:p>
          </table:table-cell>
          <table:table-cell office:value-type="float" office:value="0.0122173709103853" calcext:value-type="float">
            <text:p>0.0122173709</text:p>
          </table:table-cell>
          <table:table-cell office:value-type="float" office:value="0.0209526637965531" calcext:value-type="float">
            <text:p>0.0209526638</text:p>
          </table:table-cell>
          <table:table-cell office:value-type="float" office:value="0.0640996246027419" calcext:value-type="float">
            <text:p>0.0640996246</text:p>
          </table:table-cell>
          <table:table-cell/>
          <table:table-cell office:value-type="float" office:value="0.0496599292416718" calcext:value-type="float">
            <text:p>0.0496599292</text:p>
          </table:table-cell>
          <table:table-cell office:value-type="float" office:value="0.0231722525501527" calcext:value-type="float">
            <text:p>0.0231722526</text:p>
          </table:table-cell>
          <table:table-cell office:value-type="float" office:value="0.0239200105015875" calcext:value-type="float">
            <text:p>0.0239200105</text:p>
          </table:table-cell>
          <table:table-cell office:value-type="float" office:value="0.119531605465426" calcext:value-type="float">
            <text:p>0.1195316055</text:p>
          </table:table-cell>
          <table:table-cell office:value-type="float" office:value="-0.0595772908240565" calcext:value-type="float">
            <text:p>-0.0595772908</text:p>
          </table:table-cell>
          <table:table-cell office:value-type="float" office:value="0.0640996246027419" calcext:value-type="float">
            <text:p>0.0640996246</text:p>
          </table:table-cell>
          <table:table-cell office:value-type="float" office:value="0.0639651877446013" calcext:value-type="float">
            <text:p>0.0639651877</text:p>
          </table:table-cell>
          <table:table-cell office:value-type="float" office:value="0.019411666382673" calcext:value-type="float">
            <text:p>0.0194116664</text:p>
          </table:table-cell>
          <table:table-cell office:value-type="float" office:value="0.251685462947899" calcext:value-type="float">
            <text:p>0.2516854629</text:p>
          </table:table-cell>
          <table:table-cell/>
          <table:table-cell office:value-type="float" office:value="0.0299180437381062" calcext:value-type="float">
            <text:p>0.0299180437</text:p>
          </table:table-cell>
          <table:table-cell office:value-type="float" office:value="-0.00132173291990376" calcext:value-type="float">
            <text:p>-0.0013217329</text:p>
          </table:table-cell>
          <table:table-cell office:value-type="float" office:value="0.434913410427686" calcext:value-type="float">
            <text:p>0.4349134104</text:p>
          </table:table-cell>
          <table:table-cell office:value-type="float" office:value="0.418001480417949" calcext:value-type="float">
            <text:p>0.4180014804</text:p>
          </table:table-cell>
          <table:table-cell office:value-type="float" office:value="0.0902434431460525" calcext:value-type="float">
            <text:p>0.0902434431</text:p>
          </table:table-cell>
          <table:table-cell office:value-type="float" office:value="1" calcext:value-type="float">
            <text:p>1</text:p>
          </table:table-cell>
          <table:table-cell office:value-type="float" office:value="0.0181099446346231" calcext:value-type="float">
            <text:p>0.0181099446</text:p>
          </table:table-cell>
          <table:table-cell office:value-type="float" office:value="-0.0287874061681239" calcext:value-type="float">
            <text:p>-0.0287874062</text:p>
          </table:table-cell>
          <table:table-cell office:value-type="float" office:value="-0.0562321999231341" calcext:value-type="float">
            <text:p>-0.0562321999</text:p>
          </table:table-cell>
          <table:table-cell office:value-type="float" office:value="0.0356791501019221" calcext:value-type="float">
            <text:p>0.0356791501</text:p>
          </table:table-cell>
          <table:table-cell office:value-type="float" office:value="0.0360639877618868" calcext:value-type="float">
            <text:p>0.0360639878</text:p>
          </table:table-cell>
          <table:table-cell office:value-type="float" office:value="0.170817761693728" calcext:value-type="float">
            <text:p>0.1708177617</text:p>
          </table:table-cell>
          <table:table-cell office:value-type="float" office:value="0.0905179508236423" calcext:value-type="float">
            <text:p>0.0905179508</text:p>
          </table:table-cell>
          <table:table-cell office:value-type="float" office:value="0.368992721750217" calcext:value-type="float">
            <text:p>0.3689927218</text:p>
          </table:table-cell>
          <table:table-cell office:value-type="float" office:value="0.410381285856875" calcext:value-type="float">
            <text:p>0.4103812859</text:p>
          </table:table-cell>
          <table:table-cell office:value-type="float" office:value="0.0801059344591096" calcext:value-type="float">
            <text:p>0.0801059345</text:p>
          </table:table-cell>
          <table:table-cell office:value-type="float" office:value="0.0920442370958797" calcext:value-type="float">
            <text:p>0.0920442371</text:p>
          </table:table-cell>
          <table:table-cell office:value-type="float" office:value="0.106627643585781" calcext:value-type="float">
            <text:p>0.1066276436</text:p>
          </table:table-cell>
          <table:table-cell office:value-type="float" office:value="0.030280538538091" calcext:value-type="float">
            <text:p>0.0302805385</text:p>
          </table:table-cell>
          <table:table-cell office:value-type="float" office:value="0.0745403933827856" calcext:value-type="float">
            <text:p>0.0745403934</text:p>
          </table:table-cell>
          <table:table-cell office:value-type="float" office:value="0.295162834172533" calcext:value-type="float">
            <text:p>0.2951628342</text:p>
          </table:table-cell>
          <table:table-cell office:value-type="float" office:value="0.32866553402098" calcext:value-type="float">
            <text:p>0.328665534</text:p>
          </table:table-cell>
          <table:table-cell office:value-type="float" office:value="0.303707347921167" calcext:value-type="float">
            <text:p>0.3037073479</text:p>
          </table:table-cell>
          <table:table-cell office:value-type="float" office:value="0.316547578205296" calcext:value-type="float">
            <text:p>0.3165475782</text:p>
          </table:table-cell>
          <table:table-cell office:value-type="float" office:value="-0.0122662541844268" calcext:value-type="float">
            <text:p>-0.0122662542</text:p>
          </table:table-cell>
          <table:table-cell office:value-type="float" office:value="0.0283736042290152" calcext:value-type="float">
            <text:p>0.0283736042</text:p>
          </table:table-cell>
          <table:table-cell office:value-type="float" office:value="0.0149896913245044" calcext:value-type="float">
            <text:p>0.0149896913</text:p>
          </table:table-cell>
          <table:table-cell office:value-type="float" office:value="0.0157666130700661" calcext:value-type="float">
            <text:p>0.0157666131</text:p>
          </table:table-cell>
          <table:table-cell office:value-type="float" office:value="0.0837205889734458" calcext:value-type="float">
            <text:p>0.083720589</text:p>
          </table:table-cell>
          <table:table-cell office:value-type="float" office:value="0.0168997319714097" calcext:value-type="float">
            <text:p>0.016899732</text:p>
          </table:table-cell>
          <table:table-cell office:value-type="float" office:value="0.0623244765399728" calcext:value-type="float">
            <text:p>0.0623244765</text:p>
          </table:table-cell>
          <table:table-cell office:value-type="float" office:value="0.0866853022168738" calcext:value-type="float">
            <text:p>0.0866853022</text:p>
          </table:table-cell>
          <table:table-cell office:value-type="float" office:value="0.0692664557294952" calcext:value-type="float">
            <text:p>0.0692664557</text:p>
          </table:table-cell>
          <table:table-cell office:value-type="float" office:value="0.118731405163893" calcext:value-type="float">
            <text:p>0.1187314052</text:p>
          </table:table-cell>
          <table:table-cell office:value-type="float" office:value="0.0817184771017362" calcext:value-type="float">
            <text:p>0.0817184771</text:p>
          </table:table-cell>
          <table:table-cell office:value-type="float" office:value="0.0520987120607322" calcext:value-type="float">
            <text:p>0.0520987121</text:p>
          </table:table-cell>
          <table:table-cell office:value-type="float" office:value="0.0708081340859168" calcext:value-type="float">
            <text:p>0.0708081341</text:p>
          </table:table-cell>
          <table:table-cell office:value-type="float" office:value="0.0427805320055594" calcext:value-type="float">
            <text:p>0.042780532</text:p>
          </table:table-cell>
          <table:table-cell office:value-type="float" office:value="-0.00154347809394433" calcext:value-type="float">
            <text:p>-0.0015434781</text:p>
          </table:table-cell>
          <table:table-cell office:value-type="float" office:value="0.0398661760058492" calcext:value-type="float">
            <text:p>0.039866176</text:p>
          </table:table-cell>
          <table:table-cell office:value-type="float" office:value="0.0271674945195206" calcext:value-type="float">
            <text:p>0.0271674945</text:p>
          </table:table-cell>
          <table:table-cell office:value-type="float" office:value="0.029333862465634" calcext:value-type="float">
            <text:p>0.0293338625</text:p>
          </table:table-cell>
          <table:table-cell office:value-type="float" office:value="-0.00722865760730129" calcext:value-type="float">
            <text:p>-0.0072286576</text:p>
          </table:table-cell>
          <table:table-cell office:value-type="float" office:value="0.0616059448753176" calcext:value-type="float">
            <text:p>0.0616059449</text:p>
          </table:table-cell>
          <table:table-cell office:value-type="float" office:value="-0.0402937012258036" calcext:value-type="float">
            <text:p>-0.0402937012</text:p>
          </table:table-cell>
          <table:table-cell office:value-type="float" office:value="0.330553791477046" calcext:value-type="float">
            <text:p>0.3305537915</text:p>
          </table:table-cell>
          <table:table-cell office:value-type="float" office:value="0.709756683019687" calcext:value-type="float">
            <text:p>0.709756683</text:p>
          </table:table-cell>
          <table:table-cell office:value-type="float" office:value="-0.0273565047959217" calcext:value-type="float">
            <text:p>-0.0273565048</text:p>
          </table:table-cell>
          <table:table-cell office:value-type="float" office:value="0.715112686871013" calcext:value-type="float">
            <text:p>0.7151126869</text:p>
          </table:table-cell>
          <table:table-cell office:value-type="float" office:value="-0.0221680216807156" calcext:value-type="float">
            <text:p>-0.0221680217</text:p>
          </table:table-cell>
          <table:table-cell office:value-type="float" office:value="-0.0573457448434677" calcext:value-type="float">
            <text:p>-0.0573457448</text:p>
          </table:table-cell>
          <table:table-cell office:value-type="float" office:value="-0.0385905176799031" calcext:value-type="float">
            <text:p>-0.0385905177</text:p>
          </table:table-cell>
          <table:table-cell office:value-type="float" office:value="0.611923555255079" calcext:value-type="float">
            <text:p>0.6119235553</text:p>
          </table:table-cell>
          <table:table-cell office:value-type="float" office:value="-0.0524499089311713" calcext:value-type="float">
            <text:p>-0.0524499089</text:p>
          </table:table-cell>
          <table:table-cell office:value-type="float" office:value="0.621153064967056" calcext:value-type="float">
            <text:p>0.621153065</text:p>
          </table:table-cell>
          <table:table-cell office:value-type="float" office:value="-0.0434205650556841" calcext:value-type="float">
            <text:p>-0.0434205651</text:p>
          </table:table-cell>
          <table:table-cell office:value-type="float" office:value="0.731554160499103" calcext:value-type="float">
            <text:p>0.7315541605</text:p>
          </table:table-cell>
          <table:table-cell office:value-type="float" office:value="-0.0177740969088017" calcext:value-type="float">
            <text:p>-0.0177740969</text:p>
          </table:table-cell>
          <table:table-cell office:value-type="float" office:value="0.740531494343309" calcext:value-type="float">
            <text:p>0.7405314943</text:p>
          </table:table-cell>
          <table:table-cell office:value-type="float" office:value="-0.0152441713913683" calcext:value-type="float">
            <text:p>-0.0152441714</text:p>
          </table:table-cell>
          <table:table-cell office:value-type="float" office:value="0.155841120763073" calcext:value-type="float">
            <text:p>0.1558411208</text:p>
          </table:table-cell>
          <table:table-cell office:value-type="float" office:value="0.0748161921759458" calcext:value-type="float">
            <text:p>0.0748161922</text:p>
          </table:table-cell>
          <table:table-cell office:value-type="float" office:value="0.0888628410193078" calcext:value-type="float">
            <text:p>0.088862841</text:p>
          </table:table-cell>
          <table:table-cell office:value-type="float" office:value="0.0240597297320692" calcext:value-type="float">
            <text:p>0.0240597297</text:p>
          </table:table-cell>
          <table:table-cell office:value-type="float" office:value="0.048737439473701" calcext:value-type="float">
            <text:p>0.0487374395</text:p>
          </table:table-cell>
          <table:table-cell office:value-type="float" office:value="0.0461337612005406" calcext:value-type="float">
            <text:p>0.0461337612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target_enc_content_id</text:p>
          </table:table-cell>
          <table:table-cell office:value-type="float" office:value="0.0670079307814252" calcext:value-type="float">
            <text:p>0.0670079308</text:p>
          </table:table-cell>
          <table:table-cell office:value-type="float" office:value="-0.00335139739474335" calcext:value-type="float">
            <text:p>-0.0033513974</text:p>
          </table:table-cell>
          <table:table-cell office:value-type="float" office:value="-0.0618297725357802" calcext:value-type="float">
            <text:p>-0.0618297725</text:p>
          </table:table-cell>
          <table:table-cell/>
          <table:table-cell office:value-type="float" office:value="0.0690306689644546" calcext:value-type="float">
            <text:p>0.069030669</text:p>
          </table:table-cell>
          <table:table-cell office:value-type="float" office:value="-0.0142689382620405" calcext:value-type="float">
            <text:p>-0.0142689383</text:p>
          </table:table-cell>
          <table:table-cell office:value-type="float" office:value="0.362723479968735" calcext:value-type="float">
            <text:p>0.36272348</text:p>
          </table:table-cell>
          <table:table-cell office:value-type="float" office:value="-0.0206472338355642" calcext:value-type="float">
            <text:p>-0.0206472338</text:p>
          </table:table-cell>
          <table:table-cell office:value-type="float" office:value="0.208646943350068" calcext:value-type="float">
            <text:p>0.2086469434</text:p>
          </table:table-cell>
          <table:table-cell office:value-type="float" office:value="-0.0618297725357802" calcext:value-type="float">
            <text:p>-0.0618297725</text:p>
          </table:table-cell>
          <table:table-cell office:value-type="float" office:value="-0.0618305237135785" calcext:value-type="float">
            <text:p>-0.0618305237</text:p>
          </table:table-cell>
          <table:table-cell office:value-type="float" office:value="-0.0495795528357846" calcext:value-type="float">
            <text:p>-0.0495795528</text:p>
          </table:table-cell>
          <table:table-cell office:value-type="float" office:value="-0.211645579225904" calcext:value-type="float">
            <text:p>-0.2116455792</text:p>
          </table:table-cell>
          <table:table-cell/>
          <table:table-cell office:value-type="float" office:value="0.0868061260533535" calcext:value-type="float">
            <text:p>0.0868061261</text:p>
          </table:table-cell>
          <table:table-cell office:value-type="float" office:value="-0.00220035629678735" calcext:value-type="float">
            <text:p>-0.0022003563</text:p>
          </table:table-cell>
          <table:table-cell office:value-type="float" office:value="0.0148603826245968" calcext:value-type="float">
            <text:p>0.0148603826</text:p>
          </table:table-cell>
          <table:table-cell office:value-type="float" office:value="0.0220830854021146" calcext:value-type="float">
            <text:p>0.0220830854</text:p>
          </table:table-cell>
          <table:table-cell office:value-type="float" office:value="0.0709477958422095" calcext:value-type="float">
            <text:p>0.0709477958</text:p>
          </table:table-cell>
          <table:table-cell office:value-type="float" office:value="0.0181099446346231" calcext:value-type="float">
            <text:p>0.0181099446</text:p>
          </table:table-cell>
          <table:table-cell office:value-type="float" office:value="1" calcext:value-type="float">
            <text:p>1</text:p>
          </table:table-cell>
          <table:table-cell office:value-type="float" office:value="0.00179339220588895" calcext:value-type="float">
            <text:p>0.0017933922</text:p>
          </table:table-cell>
          <table:table-cell office:value-type="float" office:value="-0.00120591746457456" calcext:value-type="float">
            <text:p>-0.0012059175</text:p>
          </table:table-cell>
          <table:table-cell office:value-type="float" office:value="0.123924067248881" calcext:value-type="float">
            <text:p>0.1239240672</text:p>
          </table:table-cell>
          <table:table-cell office:value-type="float" office:value="0.110573615686245" calcext:value-type="float">
            <text:p>0.1105736157</text:p>
          </table:table-cell>
          <table:table-cell office:value-type="float" office:value="-0.0297985620332078" calcext:value-type="float">
            <text:p>-0.029798562</text:p>
          </table:table-cell>
          <table:table-cell office:value-type="float" office:value="-0.00995909085436482" calcext:value-type="float">
            <text:p>-0.0099590909</text:p>
          </table:table-cell>
          <table:table-cell office:value-type="float" office:value="-0.16425864655973" calcext:value-type="float">
            <text:p>-0.1642586466</text:p>
          </table:table-cell>
          <table:table-cell office:value-type="float" office:value="0.03461386230439" calcext:value-type="float">
            <text:p>0.0346138623</text:p>
          </table:table-cell>
          <table:table-cell office:value-type="float" office:value="0.0973932496444354" calcext:value-type="float">
            <text:p>0.0973932496</text:p>
          </table:table-cell>
          <table:table-cell office:value-type="float" office:value="0.201827361093849" calcext:value-type="float">
            <text:p>0.2018273611</text:p>
          </table:table-cell>
          <table:table-cell office:value-type="float" office:value="-0.102140509516253" calcext:value-type="float">
            <text:p>-0.1021405095</text:p>
          </table:table-cell>
          <table:table-cell office:value-type="float" office:value="0.0658500190607544" calcext:value-type="float">
            <text:p>0.0658500191</text:p>
          </table:table-cell>
          <table:table-cell office:value-type="float" office:value="0.211210421513794" calcext:value-type="float">
            <text:p>0.2112104215</text:p>
          </table:table-cell>
          <table:table-cell office:value-type="float" office:value="0.0674487806783999" calcext:value-type="float">
            <text:p>0.0674487807</text:p>
          </table:table-cell>
          <table:table-cell office:value-type="float" office:value="-0.0220698092944474" calcext:value-type="float">
            <text:p>-0.0220698093</text:p>
          </table:table-cell>
          <table:table-cell office:value-type="float" office:value="0.0681514394735024" calcext:value-type="float">
            <text:p>0.0681514395</text:p>
          </table:table-cell>
          <table:table-cell office:value-type="float" office:value="-0.00961967206044295" calcext:value-type="float">
            <text:p>-0.0096196721</text:p>
          </table:table-cell>
          <table:table-cell office:value-type="float" office:value="-0.0760872106535749" calcext:value-type="float">
            <text:p>-0.0760872107</text:p>
          </table:table-cell>
          <table:table-cell office:value-type="float" office:value="-0.0608261699295705" calcext:value-type="float">
            <text:p>-0.0608261699</text:p>
          </table:table-cell>
          <table:table-cell office:value-type="float" office:value="-0.695274495687528" calcext:value-type="float">
            <text:p>-0.6952744957</text:p>
          </table:table-cell>
          <table:table-cell office:value-type="float" office:value="-0.0745855349451199" calcext:value-type="float">
            <text:p>-0.0745855349</text:p>
          </table:table-cell>
          <table:table-cell office:value-type="float" office:value="-0.0983276107010012" calcext:value-type="float">
            <text:p>-0.0983276107</text:p>
          </table:table-cell>
          <table:table-cell office:value-type="float" office:value="-0.799643344007915" calcext:value-type="float">
            <text:p>-0.799643344</text:p>
          </table:table-cell>
          <table:table-cell office:value-type="float" office:value="-0.055164064425954" calcext:value-type="float">
            <text:p>-0.0551640644</text:p>
          </table:table-cell>
          <table:table-cell office:value-type="float" office:value="-0.062153554933637" calcext:value-type="float">
            <text:p>-0.0621535549</text:p>
          </table:table-cell>
          <table:table-cell office:value-type="float" office:value="0.944356249234739" calcext:value-type="float">
            <text:p>0.9443562492</text:p>
          </table:table-cell>
          <table:table-cell office:value-type="float" office:value="0.21920551004794" calcext:value-type="float">
            <text:p>0.21920551</text:p>
          </table:table-cell>
          <table:table-cell office:value-type="float" office:value="0.931970605950264" calcext:value-type="float">
            <text:p>0.931970606</text:p>
          </table:table-cell>
          <table:table-cell office:value-type="float" office:value="0.932559302624731" calcext:value-type="float">
            <text:p>0.9325593026</text:p>
          </table:table-cell>
          <table:table-cell office:value-type="float" office:value="0.930007417008137" calcext:value-type="float">
            <text:p>0.930007417</text:p>
          </table:table-cell>
          <table:table-cell office:value-type="float" office:value="0.961604008717693" calcext:value-type="float">
            <text:p>0.9616040087</text:p>
          </table:table-cell>
          <table:table-cell office:value-type="float" office:value="0.338472485243747" calcext:value-type="float">
            <text:p>0.3384724852</text:p>
          </table:table-cell>
          <table:table-cell office:value-type="float" office:value="0.951167116385061" calcext:value-type="float">
            <text:p>0.9511671164</text:p>
          </table:table-cell>
          <table:table-cell office:value-type="float" office:value="0.944883960612948" calcext:value-type="float">
            <text:p>0.9448839606</text:p>
          </table:table-cell>
          <table:table-cell office:value-type="float" office:value="0.942849839240514" calcext:value-type="float">
            <text:p>0.9428498392</text:p>
          </table:table-cell>
          <table:table-cell office:value-type="float" office:value="-0.941470994819428" calcext:value-type="float">
            <text:p>-0.9414709948</text:p>
          </table:table-cell>
          <table:table-cell office:value-type="float" office:value="-0.099825625219448" calcext:value-type="float">
            <text:p>-0.0998256252</text:p>
          </table:table-cell>
          <table:table-cell office:value-type="float" office:value="-0.812293365041224" calcext:value-type="float">
            <text:p>-0.812293365</text:p>
          </table:table-cell>
          <table:table-cell office:value-type="float" office:value="0.933075666933494" calcext:value-type="float">
            <text:p>0.9330756669</text:p>
          </table:table-cell>
          <table:table-cell office:value-type="float" office:value="0.026784305227358" calcext:value-type="float">
            <text:p>0.0267843052</text:p>
          </table:table-cell>
          <table:table-cell office:value-type="float" office:value="-0.0030547627961139" calcext:value-type="float">
            <text:p>-0.0030547628</text:p>
          </table:table-cell>
          <table:table-cell office:value-type="float" office:value="0.036538386866748" calcext:value-type="float">
            <text:p>0.0365383869</text:p>
          </table:table-cell>
          <table:table-cell office:value-type="float" office:value="-0.000233959868213045" calcext:value-type="float">
            <text:p>-0.0002339599</text:p>
          </table:table-cell>
          <table:table-cell office:value-type="float" office:value="-0.129199766607126" calcext:value-type="float">
            <text:p>-0.1291997666</text:p>
          </table:table-cell>
          <table:table-cell office:value-type="float" office:value="-0.83636987782985" calcext:value-type="float">
            <text:p>-0.8363698778</text:p>
          </table:table-cell>
          <table:table-cell office:value-type="float" office:value="0.0744351850128752" calcext:value-type="float">
            <text:p>0.074435185</text:p>
          </table:table-cell>
          <table:table-cell office:value-type="float" office:value="-0.0644420863462916" calcext:value-type="float">
            <text:p>-0.0644420863</text:p>
          </table:table-cell>
          <table:table-cell office:value-type="float" office:value="0.0880351209658238" calcext:value-type="float">
            <text:p>0.088035121</text:p>
          </table:table-cell>
          <table:table-cell office:value-type="float" office:value="-0.059072518438053" calcext:value-type="float">
            <text:p>-0.0590725184</text:p>
          </table:table-cell>
          <table:table-cell office:value-type="float" office:value="0.0024258303570226" calcext:value-type="float">
            <text:p>0.0024258304</text:p>
          </table:table-cell>
          <table:table-cell office:value-type="float" office:value="0.0169848982439328" calcext:value-type="float">
            <text:p>0.0169848982</text:p>
          </table:table-cell>
          <table:table-cell office:value-type="float" office:value="0.0169266742909429" calcext:value-type="float">
            <text:p>0.0169266743</text:p>
          </table:table-cell>
          <table:table-cell office:value-type="float" office:value="0.015119461736998" calcext:value-type="float">
            <text:p>0.0151194617</text:p>
          </table:table-cell>
          <table:table-cell office:value-type="float" office:value="0.153249560296022" calcext:value-type="float">
            <text:p>0.1532495603</text:p>
          </table:table-cell>
          <table:table-cell office:value-type="float" office:value="0.742922841267409" calcext:value-type="float">
            <text:p>0.7429228413</text:p>
          </table:table-cell>
          <table:table-cell office:value-type="float" office:value="0.683765077178988" calcext:value-type="float">
            <text:p>0.6837650772</text:p>
          </table:table-cell>
          <table:table-cell office:value-type="float" office:value="0.681592478620773" calcext:value-type="float">
            <text:p>0.6815924786</text:p>
          </table:table-cell>
          <table:table-cell office:value-type="float" office:value="-0.187582484594266" calcext:value-type="float">
            <text:p>-0.1875824846</text:p>
          </table:table-cell>
          <table:table-cell office:value-type="float" office:value="-0.17581886706903" calcext:value-type="float">
            <text:p>-0.1758188671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past5_timestamp_vslast</text:p>
          </table:table-cell>
          <table:table-cell office:value-type="float" office:value="0.0821693701073052" calcext:value-type="float">
            <text:p>0.0821693701</text:p>
          </table:table-cell>
          <table:table-cell office:value-type="float" office:value="-0.00257949324911286" calcext:value-type="float">
            <text:p>-0.0025794932</text:p>
          </table:table-cell>
          <table:table-cell office:value-type="float" office:value="0.000885515233500634" calcext:value-type="float">
            <text:p>0.0008855152</text:p>
          </table:table-cell>
          <table:table-cell/>
          <table:table-cell office:value-type="float" office:value="-0.0294488239111381" calcext:value-type="float">
            <text:p>-0.0294488239</text:p>
          </table:table-cell>
          <table:table-cell office:value-type="float" office:value="0.000577308570782384" calcext:value-type="float">
            <text:p>0.0005773086</text:p>
          </table:table-cell>
          <table:table-cell office:value-type="float" office:value="-0.00677549932976077" calcext:value-type="float">
            <text:p>-0.0067754993</text:p>
          </table:table-cell>
          <table:table-cell office:value-type="float" office:value="-0.00125134203339998" calcext:value-type="float">
            <text:p>-0.001251342</text:p>
          </table:table-cell>
          <table:table-cell office:value-type="float" office:value="-0.0158904090780108" calcext:value-type="float">
            <text:p>-0.0158904091</text:p>
          </table:table-cell>
          <table:table-cell office:value-type="float" office:value="0.000885515233500634" calcext:value-type="float">
            <text:p>0.0008855152</text:p>
          </table:table-cell>
          <table:table-cell office:value-type="float" office:value="0.000891283521824492" calcext:value-type="float">
            <text:p>0.0008912835</text:p>
          </table:table-cell>
          <table:table-cell office:value-type="float" office:value="-0.000867408951406428" calcext:value-type="float">
            <text:p>-0.000867409</text:p>
          </table:table-cell>
          <table:table-cell office:value-type="float" office:value="-0.0109225063305211" calcext:value-type="float">
            <text:p>-0.0109225063</text:p>
          </table:table-cell>
          <table:table-cell/>
          <table:table-cell office:value-type="float" office:value="-0.0342543108944442" calcext:value-type="float">
            <text:p>-0.0342543109</text:p>
          </table:table-cell>
          <table:table-cell office:value-type="float" office:value="0.587861520500928" calcext:value-type="float">
            <text:p>0.5878615205</text:p>
          </table:table-cell>
          <table:table-cell office:value-type="float" office:value="0.0260394482609124" calcext:value-type="float">
            <text:p>0.0260394483</text:p>
          </table:table-cell>
          <table:table-cell office:value-type="float" office:value="0.0276339530872521" calcext:value-type="float">
            <text:p>0.0276339531</text:p>
          </table:table-cell>
          <table:table-cell office:value-type="float" office:value="-0.0304119342294631" calcext:value-type="float">
            <text:p>-0.0304119342</text:p>
          </table:table-cell>
          <table:table-cell office:value-type="float" office:value="-0.0287874061681239" calcext:value-type="float">
            <text:p>-0.0287874062</text:p>
          </table:table-cell>
          <table:table-cell office:value-type="float" office:value="0.00179339220588895" calcext:value-type="float">
            <text:p>0.0017933922</text:p>
          </table:table-cell>
          <table:table-cell office:value-type="float" office:value="1" calcext:value-type="float">
            <text:p>1</text:p>
          </table:table-cell>
          <table:table-cell office:value-type="float" office:value="0.503838770074292" calcext:value-type="float">
            <text:p>0.5038387701</text:p>
          </table:table-cell>
          <table:table-cell office:value-type="float" office:value="-0.0342379690809579" calcext:value-type="float">
            <text:p>-0.0342379691</text:p>
          </table:table-cell>
          <table:table-cell office:value-type="float" office:value="-0.0355710317767018" calcext:value-type="float">
            <text:p>-0.0355710318</text:p>
          </table:table-cell>
          <table:table-cell office:value-type="float" office:value="-0.00590857139965045" calcext:value-type="float">
            <text:p>-0.0059085714</text:p>
          </table:table-cell>
          <table:table-cell office:value-type="float" office:value="-0.0117401284438509" calcext:value-type="float">
            <text:p>-0.0117401284</text:p>
          </table:table-cell>
          <table:table-cell office:value-type="float" office:value="-0.0167201069567373" calcext:value-type="float">
            <text:p>-0.016720107</text:p>
          </table:table-cell>
          <table:table-cell office:value-type="float" office:value="0.0291142410543785" calcext:value-type="float">
            <text:p>0.0291142411</text:p>
          </table:table-cell>
          <table:table-cell office:value-type="float" office:value="-0.0514828431060732" calcext:value-type="float">
            <text:p>-0.0514828431</text:p>
          </table:table-cell>
          <table:table-cell office:value-type="float" office:value="-0.0416898488276282" calcext:value-type="float">
            <text:p>-0.0416898488</text:p>
          </table:table-cell>
          <table:table-cell office:value-type="float" office:value="0.0109218280880549" calcext:value-type="float">
            <text:p>0.0109218281</text:p>
          </table:table-cell>
          <table:table-cell office:value-type="float" office:value="-0.0422902409947223" calcext:value-type="float">
            <text:p>-0.042290241</text:p>
          </table:table-cell>
          <table:table-cell office:value-type="float" office:value="-0.0215822624707407" calcext:value-type="float">
            <text:p>-0.0215822625</text:p>
          </table:table-cell>
          <table:table-cell office:value-type="float" office:value="-0.0187034929003076" calcext:value-type="float">
            <text:p>-0.0187034929</text:p>
          </table:table-cell>
          <table:table-cell office:value-type="float" office:value="0.0400878102381822" calcext:value-type="float">
            <text:p>0.0400878102</text:p>
          </table:table-cell>
          <table:table-cell office:value-type="float" office:value="-0.0174927185820668" calcext:value-type="float">
            <text:p>-0.0174927186</text:p>
          </table:table-cell>
          <table:table-cell office:value-type="float" office:value="0.0393609573050762" calcext:value-type="float">
            <text:p>0.0393609573</text:p>
          </table:table-cell>
          <table:table-cell office:value-type="float" office:value="0.00954327608609025" calcext:value-type="float">
            <text:p>0.0095432761</text:p>
          </table:table-cell>
          <table:table-cell office:value-type="float" office:value="-0.0141649127540145" calcext:value-type="float">
            <text:p>-0.0141649128</text:p>
          </table:table-cell>
          <table:table-cell office:value-type="float" office:value="-0.0112713591143324" calcext:value-type="float">
            <text:p>-0.0112713591</text:p>
          </table:table-cell>
          <table:table-cell office:value-type="float" office:value="0.00354357011719751" calcext:value-type="float">
            <text:p>0.0035435701</text:p>
          </table:table-cell>
          <table:table-cell office:value-type="float" office:value="-0.0203513994158613" calcext:value-type="float">
            <text:p>-0.0203513994</text:p>
          </table:table-cell>
          <table:table-cell office:value-type="float" office:value="-0.0142697641010506" calcext:value-type="float">
            <text:p>-0.0142697641</text:p>
          </table:table-cell>
          <table:table-cell office:value-type="float" office:value="-0.0140906915426177" calcext:value-type="float">
            <text:p>-0.0140906915</text:p>
          </table:table-cell>
          <table:table-cell office:value-type="float" office:value="-0.0138609734665358" calcext:value-type="float">
            <text:p>-0.0138609735</text:p>
          </table:table-cell>
          <table:table-cell office:value-type="float" office:value="-0.00288400272274805" calcext:value-type="float">
            <text:p>-0.0028840027</text:p>
          </table:table-cell>
          <table:table-cell office:value-type="float" office:value="-0.0277585877966598" calcext:value-type="float">
            <text:p>-0.0277585878</text:p>
          </table:table-cell>
          <table:table-cell office:value-type="float" office:value="-0.00642939269070685" calcext:value-type="float">
            <text:p>-0.0064293927</text:p>
          </table:table-cell>
          <table:table-cell office:value-type="float" office:value="0.00156725970685741" calcext:value-type="float">
            <text:p>0.0015672597</text:p>
          </table:table-cell>
          <table:table-cell office:value-type="float" office:value="-0.00266472111419404" calcext:value-type="float">
            <text:p>-0.0026647211</text:p>
          </table:table-cell>
          <table:table-cell office:value-type="float" office:value="-0.00110645491644775" calcext:value-type="float">
            <text:p>-0.0011064549</text:p>
          </table:table-cell>
          <table:table-cell office:value-type="float" office:value="-0.00707296564217953" calcext:value-type="float">
            <text:p>-0.0070729656</text:p>
          </table:table-cell>
          <table:table-cell office:value-type="float" office:value="-0.00136283133614477" calcext:value-type="float">
            <text:p>-0.0013628313</text:p>
          </table:table-cell>
          <table:table-cell office:value-type="float" office:value="-0.000172585893466739" calcext:value-type="float">
            <text:p>-0.0001725859</text:p>
          </table:table-cell>
          <table:table-cell office:value-type="float" office:value="-0.00137319895632678" calcext:value-type="float">
            <text:p>-0.001373199</text:p>
          </table:table-cell>
          <table:table-cell office:value-type="float" office:value="-0.00460614316638236" calcext:value-type="float">
            <text:p>-0.0046061432</text:p>
          </table:table-cell>
          <table:table-cell office:value-type="float" office:value="-0.0199880004628112" calcext:value-type="float">
            <text:p>-0.0199880005</text:p>
          </table:table-cell>
          <table:table-cell office:value-type="float" office:value="0.00674773498941018" calcext:value-type="float">
            <text:p>0.006747735</text:p>
          </table:table-cell>
          <table:table-cell office:value-type="float" office:value="-0.0181511140368217" calcext:value-type="float">
            <text:p>-0.018151114</text:p>
          </table:table-cell>
          <table:table-cell office:value-type="float" office:value="-0.0322828214106349" calcext:value-type="float">
            <text:p>-0.0322828214</text:p>
          </table:table-cell>
          <table:table-cell office:value-type="float" office:value="0.0606172303772366" calcext:value-type="float">
            <text:p>0.0606172304</text:p>
          </table:table-cell>
          <table:table-cell office:value-type="float" office:value="-0.0326725692412039" calcext:value-type="float">
            <text:p>-0.0326725692</text:p>
          </table:table-cell>
          <table:table-cell office:value-type="float" office:value="0.0596735459506161" calcext:value-type="float">
            <text:p>0.059673546</text:p>
          </table:table-cell>
          <table:table-cell office:value-type="float" office:value="-0.00515672872070537" calcext:value-type="float">
            <text:p>-0.0051567287</text:p>
          </table:table-cell>
          <table:table-cell office:value-type="float" office:value="0.00170904932522184" calcext:value-type="float">
            <text:p>0.0017090493</text:p>
          </table:table-cell>
          <table:table-cell office:value-type="float" office:value="-0.0118509431542379" calcext:value-type="float">
            <text:p>-0.0118509432</text:p>
          </table:table-cell>
          <table:table-cell office:value-type="float" office:value="0.0528219140800176" calcext:value-type="float">
            <text:p>0.0528219141</text:p>
          </table:table-cell>
          <table:table-cell office:value-type="float" office:value="-0.0103767216010826" calcext:value-type="float">
            <text:p>-0.0103767216</text:p>
          </table:table-cell>
          <table:table-cell office:value-type="float" office:value="0.0493991349124157" calcext:value-type="float">
            <text:p>0.0493991349</text:p>
          </table:table-cell>
          <table:table-cell office:value-type="float" office:value="-0.0311367524278671" calcext:value-type="float">
            <text:p>-0.0311367524</text:p>
          </table:table-cell>
          <table:table-cell office:value-type="float" office:value="0.0572323674955096" calcext:value-type="float">
            <text:p>0.0572323675</text:p>
          </table:table-cell>
          <table:table-cell office:value-type="float" office:value="-0.0313823823062875" calcext:value-type="float">
            <text:p>-0.0313823823</text:p>
          </table:table-cell>
          <table:table-cell office:value-type="float" office:value="0.0564971702960974" calcext:value-type="float">
            <text:p>0.0564971703</text:p>
          </table:table-cell>
          <table:table-cell office:value-type="float" office:value="-0.0260947106562054" calcext:value-type="float">
            <text:p>-0.0260947107</text:p>
          </table:table-cell>
          <table:table-cell office:value-type="float" office:value="-0.0228958095899381" calcext:value-type="float">
            <text:p>-0.0228958096</text:p>
          </table:table-cell>
          <table:table-cell office:value-type="float" office:value="-0.00868457474040403" calcext:value-type="float">
            <text:p>-0.0086845747</text:p>
          </table:table-cell>
          <table:table-cell office:value-type="float" office:value="-0.0246868687841967" calcext:value-type="float">
            <text:p>-0.0246868688</text:p>
          </table:table-cell>
          <table:table-cell office:value-type="float" office:value="0.0189534215830946" calcext:value-type="float">
            <text:p>0.0189534216</text:p>
          </table:table-cell>
          <table:table-cell office:value-type="float" office:value="0.0196077245690612" calcext:value-type="float">
            <text:p>0.0196077246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past20_timestamp_vslast</text:p>
          </table:table-cell>
          <table:table-cell office:value-type="float" office:value="0.161319557431577" calcext:value-type="float">
            <text:p>0.1613195574</text:p>
          </table:table-cell>
          <table:table-cell office:value-type="float" office:value="-0.00726455133233032" calcext:value-type="float">
            <text:p>-0.0072645513</text:p>
          </table:table-cell>
          <table:table-cell office:value-type="float" office:value="0.00452364286777795" calcext:value-type="float">
            <text:p>0.0045236429</text:p>
          </table:table-cell>
          <table:table-cell/>
          <table:table-cell office:value-type="float" office:value="-0.058962770427894" calcext:value-type="float">
            <text:p>-0.0589627704</text:p>
          </table:table-cell>
          <table:table-cell office:value-type="float" office:value="-0.000994206508982962" calcext:value-type="float">
            <text:p>-0.0009942065</text:p>
          </table:table-cell>
          <table:table-cell office:value-type="float" office:value="-0.0114319908072345" calcext:value-type="float">
            <text:p>-0.0114319908</text:p>
          </table:table-cell>
          <table:table-cell office:value-type="float" office:value="-0.00656542604311224" calcext:value-type="float">
            <text:p>-0.006565426</text:p>
          </table:table-cell>
          <table:table-cell office:value-type="float" office:value="-0.00866274507311286" calcext:value-type="float">
            <text:p>-0.0086627451</text:p>
          </table:table-cell>
          <table:table-cell office:value-type="float" office:value="0.00452364286777795" calcext:value-type="float">
            <text:p>0.0045236429</text:p>
          </table:table-cell>
          <table:table-cell office:value-type="float" office:value="0.00453608846660564" calcext:value-type="float">
            <text:p>0.0045360885</text:p>
          </table:table-cell>
          <table:table-cell office:value-type="float" office:value="-0.0045536174330448" calcext:value-type="float">
            <text:p>-0.0045536174</text:p>
          </table:table-cell>
          <table:table-cell office:value-type="float" office:value="-0.0159016793021043" calcext:value-type="float">
            <text:p>-0.0159016793</text:p>
          </table:table-cell>
          <table:table-cell/>
          <table:table-cell office:value-type="float" office:value="-0.0544927589538319" calcext:value-type="float">
            <text:p>-0.054492759</text:p>
          </table:table-cell>
          <table:table-cell office:value-type="float" office:value="0.285565149739378" calcext:value-type="float">
            <text:p>0.2855651497</text:p>
          </table:table-cell>
          <table:table-cell office:value-type="float" office:value="-0.0166004685915746" calcext:value-type="float">
            <text:p>-0.0166004686</text:p>
          </table:table-cell>
          <table:table-cell office:value-type="float" office:value="-0.0152918813208617" calcext:value-type="float">
            <text:p>-0.0152918813</text:p>
          </table:table-cell>
          <table:table-cell office:value-type="float" office:value="-0.0615383744450568" calcext:value-type="float">
            <text:p>-0.0615383744</text:p>
          </table:table-cell>
          <table:table-cell office:value-type="float" office:value="-0.0562321999231341" calcext:value-type="float">
            <text:p>-0.0562321999</text:p>
          </table:table-cell>
          <table:table-cell office:value-type="float" office:value="-0.00120591746457456" calcext:value-type="float">
            <text:p>-0.0012059175</text:p>
          </table:table-cell>
          <table:table-cell office:value-type="float" office:value="0.503838770074292" calcext:value-type="float">
            <text:p>0.5038387701</text:p>
          </table:table-cell>
          <table:table-cell office:value-type="float" office:value="1" calcext:value-type="float">
            <text:p>1</text:p>
          </table:table-cell>
          <table:table-cell office:value-type="float" office:value="-0.0561727906698209" calcext:value-type="float">
            <text:p>-0.0561727907</text:p>
          </table:table-cell>
          <table:table-cell office:value-type="float" office:value="-0.0594560164519884" calcext:value-type="float">
            <text:p>-0.0594560165</text:p>
          </table:table-cell>
          <table:table-cell office:value-type="float" office:value="-0.010500098756019" calcext:value-type="float">
            <text:p>-0.0105000988</text:p>
          </table:table-cell>
          <table:table-cell office:value-type="float" office:value="-0.019533231128685" calcext:value-type="float">
            <text:p>-0.0195332311</text:p>
          </table:table-cell>
          <table:table-cell office:value-type="float" office:value="-0.0335010144179748" calcext:value-type="float">
            <text:p>-0.0335010144</text:p>
          </table:table-cell>
          <table:table-cell office:value-type="float" office:value="-0.0133711602079424" calcext:value-type="float">
            <text:p>-0.0133711602</text:p>
          </table:table-cell>
          <table:table-cell office:value-type="float" office:value="-0.101393338123828" calcext:value-type="float">
            <text:p>-0.1013933381</text:p>
          </table:table-cell>
          <table:table-cell office:value-type="float" office:value="-0.086886973641707" calcext:value-type="float">
            <text:p>-0.0868869736</text:p>
          </table:table-cell>
          <table:table-cell office:value-type="float" office:value="0.0187834006312295" calcext:value-type="float">
            <text:p>0.0187834006</text:p>
          </table:table-cell>
          <table:table-cell office:value-type="float" office:value="-0.0884074698721029" calcext:value-type="float">
            <text:p>-0.0884074699</text:p>
          </table:table-cell>
          <table:table-cell office:value-type="float" office:value="-0.0430384235125268" calcext:value-type="float">
            <text:p>-0.0430384235</text:p>
          </table:table-cell>
          <table:table-cell office:value-type="float" office:value="-0.0425369304129758" calcext:value-type="float">
            <text:p>-0.0425369304</text:p>
          </table:table-cell>
          <table:table-cell office:value-type="float" office:value="0.00398100931891316" calcext:value-type="float">
            <text:p>0.0039810093</text:p>
          </table:table-cell>
          <table:table-cell office:value-type="float" office:value="-0.040920540342376" calcext:value-type="float">
            <text:p>-0.0409205403</text:p>
          </table:table-cell>
          <table:table-cell office:value-type="float" office:value="0.00220422412678432" calcext:value-type="float">
            <text:p>0.0022042241</text:p>
          </table:table-cell>
          <table:table-cell office:value-type="float" office:value="0.0194354336325802" calcext:value-type="float">
            <text:p>0.0194354336</text:p>
          </table:table-cell>
          <table:table-cell office:value-type="float" office:value="-0.0198669178234902" calcext:value-type="float">
            <text:p>-0.0198669178</text:p>
          </table:table-cell>
          <table:table-cell office:value-type="float" office:value="-0.0124901592878921" calcext:value-type="float">
            <text:p>-0.0124901593</text:p>
          </table:table-cell>
          <table:table-cell office:value-type="float" office:value="0.00749432944061931" calcext:value-type="float">
            <text:p>0.0074943294</text:p>
          </table:table-cell>
          <table:table-cell office:value-type="float" office:value="-0.0330894909899218" calcext:value-type="float">
            <text:p>-0.033089491</text:p>
          </table:table-cell>
          <table:table-cell office:value-type="float" office:value="-0.0185081065410149" calcext:value-type="float">
            <text:p>-0.0185081065</text:p>
          </table:table-cell>
          <table:table-cell office:value-type="float" office:value="-0.0228325285899591" calcext:value-type="float">
            <text:p>-0.0228325286</text:p>
          </table:table-cell>
          <table:table-cell office:value-type="float" office:value="-0.0196785067502529" calcext:value-type="float">
            <text:p>-0.0196785068</text:p>
          </table:table-cell>
          <table:table-cell office:value-type="float" office:value="-0.00568440303250552" calcext:value-type="float">
            <text:p>-0.005684403</text:p>
          </table:table-cell>
          <table:table-cell office:value-type="float" office:value="-0.0573405699340423" calcext:value-type="float">
            <text:p>-0.0573405699</text:p>
          </table:table-cell>
          <table:table-cell office:value-type="float" office:value="-0.0130147539272746" calcext:value-type="float">
            <text:p>-0.0130147539</text:p>
          </table:table-cell>
          <table:table-cell office:value-type="float" office:value="0.00345627406455027" calcext:value-type="float">
            <text:p>0.0034562741</text:p>
          </table:table-cell>
          <table:table-cell office:value-type="float" office:value="-0.00548925185688092" calcext:value-type="float">
            <text:p>-0.0054892519</text:p>
          </table:table-cell>
          <table:table-cell office:value-type="float" office:value="-0.0060547120766751" calcext:value-type="float">
            <text:p>-0.0060547121</text:p>
          </table:table-cell>
          <table:table-cell office:value-type="float" office:value="-0.00422812994750528" calcext:value-type="float">
            <text:p>-0.0042281299</text:p>
          </table:table-cell>
          <table:table-cell office:value-type="float" office:value="-0.00489673080880299" calcext:value-type="float">
            <text:p>-0.0048967308</text:p>
          </table:table-cell>
          <table:table-cell office:value-type="float" office:value="-0.00575887400785225" calcext:value-type="float">
            <text:p>-0.005758874</text:p>
          </table:table-cell>
          <table:table-cell office:value-type="float" office:value="-0.0068373039506216" calcext:value-type="float">
            <text:p>-0.006837304</text:p>
          </table:table-cell>
          <table:table-cell office:value-type="float" office:value="-0.00498341566935203" calcext:value-type="float">
            <text:p>-0.0049834157</text:p>
          </table:table-cell>
          <table:table-cell office:value-type="float" office:value="-0.0390844581502683" calcext:value-type="float">
            <text:p>-0.0390844582</text:p>
          </table:table-cell>
          <table:table-cell office:value-type="float" office:value="0.0175762363305633" calcext:value-type="float">
            <text:p>0.0175762363</text:p>
          </table:table-cell>
          <table:table-cell office:value-type="float" office:value="-0.0425776032758345" calcext:value-type="float">
            <text:p>-0.0425776033</text:p>
          </table:table-cell>
          <table:table-cell office:value-type="float" office:value="-0.0685393074399892" calcext:value-type="float">
            <text:p>-0.0685393074</text:p>
          </table:table-cell>
          <table:table-cell office:value-type="float" office:value="0.0358047536621504" calcext:value-type="float">
            <text:p>0.0358047537</text:p>
          </table:table-cell>
          <table:table-cell office:value-type="float" office:value="-0.0699456304847713" calcext:value-type="float">
            <text:p>-0.0699456305</text:p>
          </table:table-cell>
          <table:table-cell office:value-type="float" office:value="0.0344442056862766" calcext:value-type="float">
            <text:p>0.0344442057</text:p>
          </table:table-cell>
          <table:table-cell office:value-type="float" office:value="-0.0117759849875761" calcext:value-type="float">
            <text:p>-0.011775985</text:p>
          </table:table-cell>
          <table:table-cell office:value-type="float" office:value="0.00884847820038772" calcext:value-type="float">
            <text:p>0.0088484782</text:p>
          </table:table-cell>
          <table:table-cell office:value-type="float" office:value="-0.0497001615485291" calcext:value-type="float">
            <text:p>-0.0497001615</text:p>
          </table:table-cell>
          <table:table-cell office:value-type="float" office:value="0.031262538581762" calcext:value-type="float">
            <text:p>0.0312625386</text:p>
          </table:table-cell>
          <table:table-cell office:value-type="float" office:value="-0.0490458291078618" calcext:value-type="float">
            <text:p>-0.0490458291</text:p>
          </table:table-cell>
          <table:table-cell office:value-type="float" office:value="0.0273205228134431" calcext:value-type="float">
            <text:p>0.0273205228</text:p>
          </table:table-cell>
          <table:table-cell office:value-type="float" office:value="-0.0659556915924298" calcext:value-type="float">
            <text:p>-0.0659556916</text:p>
          </table:table-cell>
          <table:table-cell office:value-type="float" office:value="0.0308091453306694" calcext:value-type="float">
            <text:p>0.0308091453</text:p>
          </table:table-cell>
          <table:table-cell office:value-type="float" office:value="-0.0674606077603667" calcext:value-type="float">
            <text:p>-0.0674606078</text:p>
          </table:table-cell>
          <table:table-cell office:value-type="float" office:value="0.0298025902190225" calcext:value-type="float">
            <text:p>0.0298025902</text:p>
          </table:table-cell>
          <table:table-cell office:value-type="float" office:value="-0.0265043800086999" calcext:value-type="float">
            <text:p>-0.02650438</text:p>
          </table:table-cell>
          <table:table-cell office:value-type="float" office:value="-0.0343977489050309" calcext:value-type="float">
            <text:p>-0.0343977489</text:p>
          </table:table-cell>
          <table:table-cell office:value-type="float" office:value="-0.0153677423394188" calcext:value-type="float">
            <text:p>-0.0153677423</text:p>
          </table:table-cell>
          <table:table-cell office:value-type="float" office:value="-0.0360849404616316" calcext:value-type="float">
            <text:p>-0.0360849405</text:p>
          </table:table-cell>
          <table:table-cell office:value-type="float" office:value="0.0239886037416299" calcext:value-type="float">
            <text:p>0.0239886037</text:p>
          </table:table-cell>
          <table:table-cell office:value-type="float" office:value="0.0253196428769954" calcext:value-type="float">
            <text:p>0.0253196429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past50_answered_correctly_mean</text:p>
          </table:table-cell>
          <table:table-cell office:value-type="float" office:value="0.0561651486894928" calcext:value-type="float">
            <text:p>0.0561651487</text:p>
          </table:table-cell>
          <table:table-cell office:value-type="float" office:value="0.01816676967267" calcext:value-type="float">
            <text:p>0.0181667697</text:p>
          </table:table-cell>
          <table:table-cell office:value-type="float" office:value="-0.00603073946928271" calcext:value-type="float">
            <text:p>-0.0060307395</text:p>
          </table:table-cell>
          <table:table-cell/>
          <table:table-cell office:value-type="float" office:value="0.0690000227680882" calcext:value-type="float">
            <text:p>0.0690000228</text:p>
          </table:table-cell>
          <table:table-cell office:value-type="float" office:value="0.00645713582868715" calcext:value-type="float">
            <text:p>0.0064571358</text:p>
          </table:table-cell>
          <table:table-cell office:value-type="float" office:value="0.200987312957999" calcext:value-type="float">
            <text:p>0.200987313</text:p>
          </table:table-cell>
          <table:table-cell office:value-type="float" office:value="-0.0183841460364915" calcext:value-type="float">
            <text:p>-0.018384146</text:p>
          </table:table-cell>
          <table:table-cell office:value-type="float" office:value="0.221075474847121" calcext:value-type="float">
            <text:p>0.2210754748</text:p>
          </table:table-cell>
          <table:table-cell office:value-type="float" office:value="-0.00603073946928271" calcext:value-type="float">
            <text:p>-0.0060307395</text:p>
          </table:table-cell>
          <table:table-cell office:value-type="float" office:value="-0.00603324852638322" calcext:value-type="float">
            <text:p>-0.0060332485</text:p>
          </table:table-cell>
          <table:table-cell office:value-type="float" office:value="-0.00574694056427747" calcext:value-type="float">
            <text:p>-0.0057469406</text:p>
          </table:table-cell>
          <table:table-cell office:value-type="float" office:value="-0.0644342454239762" calcext:value-type="float">
            <text:p>-0.0644342454</text:p>
          </table:table-cell>
          <table:table-cell/>
          <table:table-cell office:value-type="float" office:value="0.849436667992169" calcext:value-type="float">
            <text:p>0.849436668</text:p>
          </table:table-cell>
          <table:table-cell office:value-type="float" office:value="-0.0206963916362333" calcext:value-type="float">
            <text:p>-0.0206963916</text:p>
          </table:table-cell>
          <table:table-cell office:value-type="float" office:value="0.0603125792545484" calcext:value-type="float">
            <text:p>0.0603125793</text:p>
          </table:table-cell>
          <table:table-cell office:value-type="float" office:value="0.0688478549195526" calcext:value-type="float">
            <text:p>0.0688478549</text:p>
          </table:table-cell>
          <table:table-cell office:value-type="float" office:value="0.0829176826260411" calcext:value-type="float">
            <text:p>0.0829176826</text:p>
          </table:table-cell>
          <table:table-cell office:value-type="float" office:value="0.0356791501019221" calcext:value-type="float">
            <text:p>0.0356791501</text:p>
          </table:table-cell>
          <table:table-cell office:value-type="float" office:value="0.123924067248881" calcext:value-type="float">
            <text:p>0.1239240672</text:p>
          </table:table-cell>
          <table:table-cell office:value-type="float" office:value="-0.0342379690809579" calcext:value-type="float">
            <text:p>-0.0342379691</text:p>
          </table:table-cell>
          <table:table-cell office:value-type="float" office:value="-0.0561727906698209" calcext:value-type="float">
            <text:p>-0.0561727907</text:p>
          </table:table-cell>
          <table:table-cell office:value-type="float" office:value="1" calcext:value-type="float">
            <text:p>1</text:p>
          </table:table-cell>
          <table:table-cell office:value-type="float" office:value="0.939400999378022" calcext:value-type="float">
            <text:p>0.9394009994</text:p>
          </table:table-cell>
          <table:table-cell office:value-type="float" office:value="-0.0140650487695684" calcext:value-type="float">
            <text:p>-0.0140650488</text:p>
          </table:table-cell>
          <table:table-cell office:value-type="float" office:value="-0.0151529149547201" calcext:value-type="float">
            <text:p>-0.015152915</text:p>
          </table:table-cell>
          <table:table-cell office:value-type="float" office:value="0.00702297120485346" calcext:value-type="float">
            <text:p>0.0070229712</text:p>
          </table:table-cell>
          <table:table-cell office:value-type="float" office:value="0.0620659524334825" calcext:value-type="float">
            <text:p>0.0620659524</text:p>
          </table:table-cell>
          <table:table-cell office:value-type="float" office:value="0.554274404988188" calcext:value-type="float">
            <text:p>0.554274405</text:p>
          </table:table-cell>
          <table:table-cell office:value-type="float" office:value="0.356920201756808" calcext:value-type="float">
            <text:p>0.3569202018</text:p>
          </table:table-cell>
          <table:table-cell office:value-type="float" office:value="-0.00201043461996276" calcext:value-type="float">
            <text:p>-0.0020104346</text:p>
          </table:table-cell>
          <table:table-cell office:value-type="float" office:value="0.425104140859716" calcext:value-type="float">
            <text:p>0.4251041409</text:p>
          </table:table-cell>
          <table:table-cell office:value-type="float" office:value="0.412723359124982" calcext:value-type="float">
            <text:p>0.4127233591</text:p>
          </table:table-cell>
          <table:table-cell office:value-type="float" office:value="0.154296178914968" calcext:value-type="float">
            <text:p>0.1542961789</text:p>
          </table:table-cell>
          <table:table-cell office:value-type="float" office:value="-0.0193364003905669" calcext:value-type="float">
            <text:p>-0.0193364004</text:p>
          </table:table-cell>
          <table:table-cell office:value-type="float" office:value="0.18066140675437" calcext:value-type="float">
            <text:p>0.1806614068</text:p>
          </table:table-cell>
          <table:table-cell office:value-type="float" office:value="-0.013301020770948" calcext:value-type="float">
            <text:p>-0.0133010208</text:p>
          </table:table-cell>
          <table:table-cell office:value-type="float" office:value="0.168717058294925" calcext:value-type="float">
            <text:p>0.1687170583</text:p>
          </table:table-cell>
          <table:table-cell office:value-type="float" office:value="0.382965365631538" calcext:value-type="float">
            <text:p>0.3829653656</text:p>
          </table:table-cell>
          <table:table-cell office:value-type="float" office:value="0.191305369518982" calcext:value-type="float">
            <text:p>0.1913053695</text:p>
          </table:table-cell>
          <table:table-cell office:value-type="float" office:value="0.231977897973083" calcext:value-type="float">
            <text:p>0.231977898</text:p>
          </table:table-cell>
          <table:table-cell office:value-type="float" office:value="0.569010219932866" calcext:value-type="float">
            <text:p>0.5690102199</text:p>
          </table:table-cell>
          <table:table-cell office:value-type="float" office:value="0.275551636186749" calcext:value-type="float">
            <text:p>0.2755516362</text:p>
          </table:table-cell>
          <table:table-cell office:value-type="float" office:value="0.0246941539179309" calcext:value-type="float">
            <text:p>0.0246941539</text:p>
          </table:table-cell>
          <table:table-cell office:value-type="float" office:value="0.01219652487867" calcext:value-type="float">
            <text:p>0.0121965249</text:p>
          </table:table-cell>
          <table:table-cell office:value-type="float" office:value="0.0591956008112659" calcext:value-type="float">
            <text:p>0.0591956008</text:p>
          </table:table-cell>
          <table:table-cell office:value-type="float" office:value="-0.0151438215649775" calcext:value-type="float">
            <text:p>-0.0151438216</text:p>
          </table:table-cell>
          <table:table-cell office:value-type="float" office:value="0.0547445050424991" calcext:value-type="float">
            <text:p>0.054744505</text:p>
          </table:table-cell>
          <table:table-cell office:value-type="float" office:value="0.0648671905220741" calcext:value-type="float">
            <text:p>0.0648671905</text:p>
          </table:table-cell>
          <table:table-cell office:value-type="float" office:value="0.0573287029799108" calcext:value-type="float">
            <text:p>0.057328703</text:p>
          </table:table-cell>
          <table:table-cell office:value-type="float" office:value="0.158581639404049" calcext:value-type="float">
            <text:p>0.1585816394</text:p>
          </table:table-cell>
          <table:table-cell office:value-type="float" office:value="0.210433290801983" calcext:value-type="float">
            <text:p>0.2104332908</text:p>
          </table:table-cell>
          <table:table-cell office:value-type="float" office:value="0.153496708232887" calcext:value-type="float">
            <text:p>0.1534967082</text:p>
          </table:table-cell>
          <table:table-cell office:value-type="float" office:value="0.157707871241829" calcext:value-type="float">
            <text:p>0.1577078712</text:p>
          </table:table-cell>
          <table:table-cell office:value-type="float" office:value="0.16377076667944" calcext:value-type="float">
            <text:p>0.1637707667</text:p>
          </table:table-cell>
          <table:table-cell office:value-type="float" office:value="-0.0859828660373833" calcext:value-type="float">
            <text:p>-0.085982866</text:p>
          </table:table-cell>
          <table:table-cell office:value-type="float" office:value="0.66743662453637" calcext:value-type="float">
            <text:p>0.6674366245</text:p>
          </table:table-cell>
          <table:table-cell office:value-type="float" office:value="-0.443595353908385" calcext:value-type="float">
            <text:p>-0.4435953539</text:p>
          </table:table-cell>
          <table:table-cell office:value-type="float" office:value="0.342771402865977" calcext:value-type="float">
            <text:p>0.3427714029</text:p>
          </table:table-cell>
          <table:table-cell office:value-type="float" office:value="0.0610367684670544" calcext:value-type="float">
            <text:p>0.0610367685</text:p>
          </table:table-cell>
          <table:table-cell office:value-type="float" office:value="0.0274396689636733" calcext:value-type="float">
            <text:p>0.027439669</text:p>
          </table:table-cell>
          <table:table-cell office:value-type="float" office:value="0.0640930447091203" calcext:value-type="float">
            <text:p>0.0640930447</text:p>
          </table:table-cell>
          <table:table-cell office:value-type="float" office:value="0.0375493293229755" calcext:value-type="float">
            <text:p>0.0375493293</text:p>
          </table:table-cell>
          <table:table-cell office:value-type="float" office:value="0.510665195529305" calcext:value-type="float">
            <text:p>0.5106651955</text:p>
          </table:table-cell>
          <table:table-cell office:value-type="float" office:value="-0.351898911436607" calcext:value-type="float">
            <text:p>-0.3518989114</text:p>
          </table:table-cell>
          <table:table-cell office:value-type="float" office:value="0.0856543590263197" calcext:value-type="float">
            <text:p>0.085654359</text:p>
          </table:table-cell>
          <table:table-cell office:value-type="float" office:value="-0.00819625937503257" calcext:value-type="float">
            <text:p>-0.0081962594</text:p>
          </table:table-cell>
          <table:table-cell office:value-type="float" office:value="0.101122376235142" calcext:value-type="float">
            <text:p>0.1011223762</text:p>
          </table:table-cell>
          <table:table-cell office:value-type="float" office:value="-0.00593838435801913" calcext:value-type="float">
            <text:p>-0.0059383844</text:p>
          </table:table-cell>
          <table:table-cell office:value-type="float" office:value="0.00562686776570494" calcext:value-type="float">
            <text:p>0.0056268678</text:p>
          </table:table-cell>
          <table:table-cell office:value-type="float" office:value="0.0721428961473977" calcext:value-type="float">
            <text:p>0.0721428961</text:p>
          </table:table-cell>
          <table:table-cell office:value-type="float" office:value="0.0116671633023915" calcext:value-type="float">
            <text:p>0.0116671633</text:p>
          </table:table-cell>
          <table:table-cell office:value-type="float" office:value="0.0764926523194369" calcext:value-type="float">
            <text:p>0.0764926523</text:p>
          </table:table-cell>
          <table:table-cell office:value-type="float" office:value="0.501391865751916" calcext:value-type="float">
            <text:p>0.5013918658</text:p>
          </table:table-cell>
          <table:table-cell office:value-type="float" office:value="0.647457454853287" calcext:value-type="float">
            <text:p>0.6474574549</text:p>
          </table:table-cell>
          <table:table-cell office:value-type="float" office:value="0.443630980976745" calcext:value-type="float">
            <text:p>0.443630981</text:p>
          </table:table-cell>
          <table:table-cell office:value-type="float" office:value="0.548995851159079" calcext:value-type="float">
            <text:p>0.5489958512</text:p>
          </table:table-cell>
          <table:table-cell office:value-type="float" office:value="-0.219312243888641" calcext:value-type="float">
            <text:p>-0.2193122439</text:p>
          </table:table-cell>
          <table:table-cell office:value-type="float" office:value="-0.227863040902138" calcext:value-type="float">
            <text:p>-0.2278630409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past100_answered_correctly_mean</text:p>
          </table:table-cell>
          <table:table-cell office:value-type="float" office:value="0.0656210224641273" calcext:value-type="float">
            <text:p>0.0656210225</text:p>
          </table:table-cell>
          <table:table-cell office:value-type="float" office:value="0.0192203883687224" calcext:value-type="float">
            <text:p>0.0192203884</text:p>
          </table:table-cell>
          <table:table-cell office:value-type="float" office:value="0.00477777772523314" calcext:value-type="float">
            <text:p>0.0047777777</text:p>
          </table:table-cell>
          <table:table-cell/>
          <table:table-cell office:value-type="float" office:value="0.0839101517055163" calcext:value-type="float">
            <text:p>0.0839101517</text:p>
          </table:table-cell>
          <table:table-cell office:value-type="float" office:value="0.00823996919197334" calcext:value-type="float">
            <text:p>0.0082399692</text:p>
          </table:table-cell>
          <table:table-cell office:value-type="float" office:value="0.200742148028687" calcext:value-type="float">
            <text:p>0.200742148</text:p>
          </table:table-cell>
          <table:table-cell office:value-type="float" office:value="-0.0119555479208649" calcext:value-type="float">
            <text:p>-0.0119555479</text:p>
          </table:table-cell>
          <table:table-cell office:value-type="float" office:value="0.225036449383084" calcext:value-type="float">
            <text:p>0.2250364494</text:p>
          </table:table-cell>
          <table:table-cell office:value-type="float" office:value="0.00477777772523314" calcext:value-type="float">
            <text:p>0.0047777777</text:p>
          </table:table-cell>
          <table:table-cell office:value-type="float" office:value="0.00477497719372896" calcext:value-type="float">
            <text:p>0.0047749772</text:p>
          </table:table-cell>
          <table:table-cell office:value-type="float" office:value="-0.00425508753904673" calcext:value-type="float">
            <text:p>-0.0042550875</text:p>
          </table:table-cell>
          <table:table-cell office:value-type="float" office:value="-0.0475009743784331" calcext:value-type="float">
            <text:p>-0.0475009744</text:p>
          </table:table-cell>
          <table:table-cell/>
          <table:table-cell office:value-type="float" office:value="0.908243294956282" calcext:value-type="float">
            <text:p>0.908243295</text:p>
          </table:table-cell>
          <table:table-cell office:value-type="float" office:value="-0.0214231634179253" calcext:value-type="float">
            <text:p>-0.0214231634</text:p>
          </table:table-cell>
          <table:table-cell office:value-type="float" office:value="0.0656982015858231" calcext:value-type="float">
            <text:p>0.0656982016</text:p>
          </table:table-cell>
          <table:table-cell office:value-type="float" office:value="0.0724700603684596" calcext:value-type="float">
            <text:p>0.0724700604</text:p>
          </table:table-cell>
          <table:table-cell office:value-type="float" office:value="0.0987044238868979" calcext:value-type="float">
            <text:p>0.0987044239</text:p>
          </table:table-cell>
          <table:table-cell office:value-type="float" office:value="0.0360639877618868" calcext:value-type="float">
            <text:p>0.0360639878</text:p>
          </table:table-cell>
          <table:table-cell office:value-type="float" office:value="0.110573615686245" calcext:value-type="float">
            <text:p>0.1105736157</text:p>
          </table:table-cell>
          <table:table-cell office:value-type="float" office:value="-0.0355710317767018" calcext:value-type="float">
            <text:p>-0.0355710318</text:p>
          </table:table-cell>
          <table:table-cell office:value-type="float" office:value="-0.0594560164519884" calcext:value-type="float">
            <text:p>-0.0594560165</text:p>
          </table:table-cell>
          <table:table-cell office:value-type="float" office:value="0.939400999378022" calcext:value-type="float">
            <text:p>0.9394009994</text:p>
          </table:table-cell>
          <table:table-cell office:value-type="float" office:value="1" calcext:value-type="float">
            <text:p>1</text:p>
          </table:table-cell>
          <table:table-cell office:value-type="float" office:value="-0.00858716716023843" calcext:value-type="float">
            <text:p>-0.0085871672</text:p>
          </table:table-cell>
          <table:table-cell office:value-type="float" office:value="-0.00664836884790714" calcext:value-type="float">
            <text:p>-0.0066483688</text:p>
          </table:table-cell>
          <table:table-cell office:value-type="float" office:value="0.0199422947623478" calcext:value-type="float">
            <text:p>0.0199422948</text:p>
          </table:table-cell>
          <table:table-cell office:value-type="float" office:value="0.0661727103126644" calcext:value-type="float">
            <text:p>0.0661727103</text:p>
          </table:table-cell>
          <table:table-cell office:value-type="float" office:value="0.576124244405637" calcext:value-type="float">
            <text:p>0.5761242444</text:p>
          </table:table-cell>
          <table:table-cell office:value-type="float" office:value="0.369708949639648" calcext:value-type="float">
            <text:p>0.3697089496</text:p>
          </table:table-cell>
          <table:table-cell office:value-type="float" office:value="-0.0100469693464781" calcext:value-type="float">
            <text:p>-0.0100469693</text:p>
          </table:table-cell>
          <table:table-cell office:value-type="float" office:value="0.438642547408678" calcext:value-type="float">
            <text:p>0.4386425474</text:p>
          </table:table-cell>
          <table:table-cell office:value-type="float" office:value="0.425369314278025" calcext:value-type="float">
            <text:p>0.4253693143</text:p>
          </table:table-cell>
          <table:table-cell office:value-type="float" office:value="0.164716335492776" calcext:value-type="float">
            <text:p>0.1647163355</text:p>
          </table:table-cell>
          <table:table-cell office:value-type="float" office:value="-0.0191403200213137" calcext:value-type="float">
            <text:p>-0.01914032</text:p>
          </table:table-cell>
          <table:table-cell office:value-type="float" office:value="0.192633524279882" calcext:value-type="float">
            <text:p>0.1926335243</text:p>
          </table:table-cell>
          <table:table-cell office:value-type="float" office:value="-0.0152366688874073" calcext:value-type="float">
            <text:p>-0.0152366689</text:p>
          </table:table-cell>
          <table:table-cell office:value-type="float" office:value="0.178285248195115" calcext:value-type="float">
            <text:p>0.1782852482</text:p>
          </table:table-cell>
          <table:table-cell office:value-type="float" office:value="0.414163554799783" calcext:value-type="float">
            <text:p>0.4141635548</text:p>
          </table:table-cell>
          <table:table-cell office:value-type="float" office:value="0.222563348786126" calcext:value-type="float">
            <text:p>0.2225633488</text:p>
          </table:table-cell>
          <table:table-cell office:value-type="float" office:value="0.247037298008723" calcext:value-type="float">
            <text:p>0.247037298</text:p>
          </table:table-cell>
          <table:table-cell office:value-type="float" office:value="0.616029532975154" calcext:value-type="float">
            <text:p>0.616029533</text:p>
          </table:table-cell>
          <table:table-cell office:value-type="float" office:value="0.315951458931141" calcext:value-type="float">
            <text:p>0.3159514589</text:p>
          </table:table-cell>
          <table:table-cell office:value-type="float" office:value="0.0228031702217783" calcext:value-type="float">
            <text:p>0.0228031702</text:p>
          </table:table-cell>
          <table:table-cell office:value-type="float" office:value="0.0105212203419113" calcext:value-type="float">
            <text:p>0.0105212203</text:p>
          </table:table-cell>
          <table:table-cell office:value-type="float" office:value="0.0394508115536812" calcext:value-type="float">
            <text:p>0.0394508116</text:p>
          </table:table-cell>
          <table:table-cell office:value-type="float" office:value="-0.00882018043810031" calcext:value-type="float">
            <text:p>-0.0088201804</text:p>
          </table:table-cell>
          <table:table-cell office:value-type="float" office:value="0.0369982710844761" calcext:value-type="float">
            <text:p>0.0369982711</text:p>
          </table:table-cell>
          <table:table-cell office:value-type="float" office:value="0.043190363675578" calcext:value-type="float">
            <text:p>0.0431903637</text:p>
          </table:table-cell>
          <table:table-cell office:value-type="float" office:value="0.0379055277601611" calcext:value-type="float">
            <text:p>0.0379055278</text:p>
          </table:table-cell>
          <table:table-cell office:value-type="float" office:value="0.146374432398596" calcext:value-type="float">
            <text:p>0.1463744324</text:p>
          </table:table-cell>
          <table:table-cell office:value-type="float" office:value="0.205110692595523" calcext:value-type="float">
            <text:p>0.2051106926</text:p>
          </table:table-cell>
          <table:table-cell office:value-type="float" office:value="0.140755961663086" calcext:value-type="float">
            <text:p>0.1407559617</text:p>
          </table:table-cell>
          <table:table-cell office:value-type="float" office:value="0.145448884009567" calcext:value-type="float">
            <text:p>0.145448884</text:p>
          </table:table-cell>
          <table:table-cell office:value-type="float" office:value="0.150738503022774" calcext:value-type="float">
            <text:p>0.150738503</text:p>
          </table:table-cell>
          <table:table-cell office:value-type="float" office:value="-0.0682183710933385" calcext:value-type="float">
            <text:p>-0.0682183711</text:p>
          </table:table-cell>
          <table:table-cell office:value-type="float" office:value="0.681573746323399" calcext:value-type="float">
            <text:p>0.6815737463</text:p>
          </table:table-cell>
          <table:table-cell office:value-type="float" office:value="-0.434972008982942" calcext:value-type="float">
            <text:p>-0.434972009</text:p>
          </table:table-cell>
          <table:table-cell office:value-type="float" office:value="0.344280092900185" calcext:value-type="float">
            <text:p>0.3442800929</text:p>
          </table:table-cell>
          <table:table-cell office:value-type="float" office:value="0.0674578694395035" calcext:value-type="float">
            <text:p>0.0674578694</text:p>
          </table:table-cell>
          <table:table-cell office:value-type="float" office:value="0.0290789455046146" calcext:value-type="float">
            <text:p>0.0290789455</text:p>
          </table:table-cell>
          <table:table-cell office:value-type="float" office:value="0.0692563780061319" calcext:value-type="float">
            <text:p>0.069256378</text:p>
          </table:table-cell>
          <table:table-cell office:value-type="float" office:value="0.0381502970139466" calcext:value-type="float">
            <text:p>0.038150297</text:p>
          </table:table-cell>
          <table:table-cell office:value-type="float" office:value="0.523947968966795" calcext:value-type="float">
            <text:p>0.523947969</text:p>
          </table:table-cell>
          <table:table-cell office:value-type="float" office:value="-0.342778355427331" calcext:value-type="float">
            <text:p>-0.3427783554</text:p>
          </table:table-cell>
          <table:table-cell office:value-type="float" office:value="0.0922902917147682" calcext:value-type="float">
            <text:p>0.0922902917</text:p>
          </table:table-cell>
          <table:table-cell office:value-type="float" office:value="-0.00775206297347553" calcext:value-type="float">
            <text:p>-0.007752063</text:p>
          </table:table-cell>
          <table:table-cell office:value-type="float" office:value="0.106886380332991" calcext:value-type="float">
            <text:p>0.1068863803</text:p>
          </table:table-cell>
          <table:table-cell office:value-type="float" office:value="-0.00670476740033668" calcext:value-type="float">
            <text:p>-0.0067047674</text:p>
          </table:table-cell>
          <table:table-cell office:value-type="float" office:value="0.00953906055937176" calcext:value-type="float">
            <text:p>0.0095390606</text:p>
          </table:table-cell>
          <table:table-cell office:value-type="float" office:value="0.075930085134922" calcext:value-type="float">
            <text:p>0.0759300851</text:p>
          </table:table-cell>
          <table:table-cell office:value-type="float" office:value="0.0143178310012502" calcext:value-type="float">
            <text:p>0.014317831</text:p>
          </table:table-cell>
          <table:table-cell office:value-type="float" office:value="0.0790582064609784" calcext:value-type="float">
            <text:p>0.0790582065</text:p>
          </table:table-cell>
          <table:table-cell office:value-type="float" office:value="0.468444432210901" calcext:value-type="float">
            <text:p>0.4684444322</text:p>
          </table:table-cell>
          <table:table-cell office:value-type="float" office:value="0.656898034994238" calcext:value-type="float">
            <text:p>0.656898035</text:p>
          </table:table-cell>
          <table:table-cell office:value-type="float" office:value="0.446673942611048" calcext:value-type="float">
            <text:p>0.4466739426</text:p>
          </table:table-cell>
          <table:table-cell office:value-type="float" office:value="0.560396786394834" calcext:value-type="float">
            <text:p>0.5603967864</text:p>
          </table:table-cell>
          <table:table-cell office:value-type="float" office:value="-0.22841914817796" calcext:value-type="float">
            <text:p>-0.2284191482</text:p>
          </table:table-cell>
          <table:table-cell office:value-type="float" office:value="-0.237582784227899" calcext:value-type="float">
            <text:p>-0.2375827842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past5_content_type_id_mean</text:p>
          </table:table-cell>
          <table:table-cell office:value-type="float" office:value="-0.005066991843218" calcext:value-type="float">
            <text:p>-0.0050669918</text:p>
          </table:table-cell>
          <table:table-cell office:value-type="float" office:value="0.000572774108399648" calcext:value-type="float">
            <text:p>0.0005727741</text:p>
          </table:table-cell>
          <table:table-cell office:value-type="float" office:value="-0.0141368218015375" calcext:value-type="float">
            <text:p>-0.0141368218</text:p>
          </table:table-cell>
          <table:table-cell/>
          <table:table-cell office:value-type="float" office:value="-0.0288286754765753" calcext:value-type="float">
            <text:p>-0.0288286755</text:p>
          </table:table-cell>
          <table:table-cell office:value-type="float" office:value="0.00197565988512694" calcext:value-type="float">
            <text:p>0.0019756599</text:p>
          </table:table-cell>
          <table:table-cell office:value-type="float" office:value="0.0231159743874748" calcext:value-type="float">
            <text:p>0.0231159744</text:p>
          </table:table-cell>
          <table:table-cell office:value-type="float" office:value="-0.00492373931691022" calcext:value-type="float">
            <text:p>-0.0049237393</text:p>
          </table:table-cell>
          <table:table-cell office:value-type="float" office:value="0.0699764574523026" calcext:value-type="float">
            <text:p>0.0699764575</text:p>
          </table:table-cell>
          <table:table-cell office:value-type="float" office:value="-0.0141368218015375" calcext:value-type="float">
            <text:p>-0.0141368218</text:p>
          </table:table-cell>
          <table:table-cell office:value-type="float" office:value="-0.0141315115246499" calcext:value-type="float">
            <text:p>-0.0141315115</text:p>
          </table:table-cell>
          <table:table-cell office:value-type="float" office:value="0.000430028899299237" calcext:value-type="float">
            <text:p>0.0004300289</text:p>
          </table:table-cell>
          <table:table-cell office:value-type="float" office:value="-0.000692083981543708" calcext:value-type="float">
            <text:p>-0.000692084</text:p>
          </table:table-cell>
          <table:table-cell/>
          <table:table-cell office:value-type="float" office:value="-0.00416895269434148" calcext:value-type="float">
            <text:p>-0.0041689527</text:p>
          </table:table-cell>
          <table:table-cell office:value-type="float" office:value="-0.00429145475158483" calcext:value-type="float">
            <text:p>-0.0042914548</text:p>
          </table:table-cell>
          <table:table-cell office:value-type="float" office:value="-0.048414470038483" calcext:value-type="float">
            <text:p>-0.04841447</text:p>
          </table:table-cell>
          <table:table-cell office:value-type="float" office:value="-0.049821908698599" calcext:value-type="float">
            <text:p>-0.0498219087</text:p>
          </table:table-cell>
          <table:table-cell office:value-type="float" office:value="-0.0269454783290359" calcext:value-type="float">
            <text:p>-0.0269454783</text:p>
          </table:table-cell>
          <table:table-cell office:value-type="float" office:value="0.170817761693728" calcext:value-type="float">
            <text:p>0.1708177617</text:p>
          </table:table-cell>
          <table:table-cell office:value-type="float" office:value="-0.0297985620332078" calcext:value-type="float">
            <text:p>-0.029798562</text:p>
          </table:table-cell>
          <table:table-cell office:value-type="float" office:value="-0.00590857139965045" calcext:value-type="float">
            <text:p>-0.0059085714</text:p>
          </table:table-cell>
          <table:table-cell office:value-type="float" office:value="-0.010500098756019" calcext:value-type="float">
            <text:p>-0.0105000988</text:p>
          </table:table-cell>
          <table:table-cell office:value-type="float" office:value="-0.0140650487695684" calcext:value-type="float">
            <text:p>-0.0140650488</text:p>
          </table:table-cell>
          <table:table-cell office:value-type="float" office:value="-0.00858716716023843" calcext:value-type="float">
            <text:p>-0.0085871672</text:p>
          </table:table-cell>
          <table:table-cell office:value-type="float" office:value="1" calcext:value-type="float">
            <text:p>1</text:p>
          </table:table-cell>
          <table:table-cell office:value-type="float" office:value="0.593750925933194" calcext:value-type="float">
            <text:p>0.5937509259</text:p>
          </table:table-cell>
          <table:table-cell office:value-type="float" office:value="0.00537645152021715" calcext:value-type="float">
            <text:p>0.0053764515</text:p>
          </table:table-cell>
          <table:table-cell office:value-type="float" office:value="-0.0510981071641539" calcext:value-type="float">
            <text:p>-0.0510981072</text:p>
          </table:table-cell>
          <table:table-cell office:value-type="float" office:value="0.0289834220656739" calcext:value-type="float">
            <text:p>0.0289834221</text:p>
          </table:table-cell>
          <table:table-cell office:value-type="float" office:value="0.0804257477625323" calcext:value-type="float">
            <text:p>0.0804257478</text:p>
          </table:table-cell>
          <table:table-cell office:value-type="float" office:value="-0.0417842660020608" calcext:value-type="float">
            <text:p>-0.041784266</text:p>
          </table:table-cell>
          <table:table-cell office:value-type="float" office:value="0.020679889219971" calcext:value-type="float">
            <text:p>0.0206798892</text:p>
          </table:table-cell>
          <table:table-cell office:value-type="float" office:value="0.0243579563843566" calcext:value-type="float">
            <text:p>0.0243579564</text:p>
          </table:table-cell>
          <table:table-cell office:value-type="float" office:value="0.0584443828713208" calcext:value-type="float">
            <text:p>0.0584443829</text:p>
          </table:table-cell>
          <table:table-cell office:value-type="float" office:value="-0.0895246763360739" calcext:value-type="float">
            <text:p>-0.0895246763</text:p>
          </table:table-cell>
          <table:table-cell office:value-type="float" office:value="0.0412592952622967" calcext:value-type="float">
            <text:p>0.0412592953</text:p>
          </table:table-cell>
          <table:table-cell office:value-type="float" office:value="-0.0768279274172334" calcext:value-type="float">
            <text:p>-0.0768279274</text:p>
          </table:table-cell>
          <table:table-cell office:value-type="float" office:value="-0.000797796133647595" calcext:value-type="float">
            <text:p>-0.0007977961</text:p>
          </table:table-cell>
          <table:table-cell office:value-type="float" office:value="-0.0211291861868334" calcext:value-type="float">
            <text:p>-0.0211291862</text:p>
          </table:table-cell>
          <table:table-cell office:value-type="float" office:value="0.00626116703317917" calcext:value-type="float">
            <text:p>0.006261167</text:p>
          </table:table-cell>
          <table:table-cell office:value-type="float" office:value="-0.00292572812383662" calcext:value-type="float">
            <text:p>-0.0029257281</text:p>
          </table:table-cell>
          <table:table-cell office:value-type="float" office:value="-0.0128396122854588" calcext:value-type="float">
            <text:p>-0.0128396123</text:p>
          </table:table-cell>
          <table:table-cell office:value-type="float" office:value="0.0226229457167078" calcext:value-type="float">
            <text:p>0.0226229457</text:p>
          </table:table-cell>
          <table:table-cell office:value-type="float" office:value="0.270461015063248" calcext:value-type="float">
            <text:p>0.2704610151</text:p>
          </table:table-cell>
          <table:table-cell office:value-type="float" office:value="0.335126295699712" calcext:value-type="float">
            <text:p>0.3351262957</text:p>
          </table:table-cell>
          <table:table-cell office:value-type="float" office:value="0.00584055175849637" calcext:value-type="float">
            <text:p>0.0058405518</text:p>
          </table:table-cell>
          <table:table-cell office:value-type="float" office:value="-0.0150347751413625" calcext:value-type="float">
            <text:p>-0.0150347751</text:p>
          </table:table-cell>
          <table:table-cell office:value-type="float" office:value="0.0156040052032857" calcext:value-type="float">
            <text:p>0.0156040052</text:p>
          </table:table-cell>
          <table:table-cell office:value-type="float" office:value="0.00442175370298987" calcext:value-type="float">
            <text:p>0.0044217537</text:p>
          </table:table-cell>
          <table:table-cell office:value-type="float" office:value="0.0179262568644116" calcext:value-type="float">
            <text:p>0.0179262569</text:p>
          </table:table-cell>
          <table:table-cell office:value-type="float" office:value="0.0174462370837598" calcext:value-type="float">
            <text:p>0.0174462371</text:p>
          </table:table-cell>
          <table:table-cell office:value-type="float" office:value="-0.0122705730294235" calcext:value-type="float">
            <text:p>-0.012270573</text:p>
          </table:table-cell>
          <table:table-cell office:value-type="float" office:value="0.0136277668015422" calcext:value-type="float">
            <text:p>0.0136277668</text:p>
          </table:table-cell>
          <table:table-cell office:value-type="float" office:value="0.0217979252475345" calcext:value-type="float">
            <text:p>0.0217979252</text:p>
          </table:table-cell>
          <table:table-cell office:value-type="float" office:value="0.0228632487383271" calcext:value-type="float">
            <text:p>0.0228632487</text:p>
          </table:table-cell>
          <table:table-cell office:value-type="float" office:value="0.0359881778299172" calcext:value-type="float">
            <text:p>0.0359881778</text:p>
          </table:table-cell>
          <table:table-cell office:value-type="float" office:value="-0.0164563353008222" calcext:value-type="float">
            <text:p>-0.0164563353</text:p>
          </table:table-cell>
          <table:table-cell office:value-type="float" office:value="0.0421029766686347" calcext:value-type="float">
            <text:p>0.0421029767</text:p>
          </table:table-cell>
          <table:table-cell office:value-type="float" office:value="0.110423203768909" calcext:value-type="float">
            <text:p>0.1104232038</text:p>
          </table:table-cell>
          <table:table-cell office:value-type="float" office:value="-0.0127283731711327" calcext:value-type="float">
            <text:p>-0.0127283732</text:p>
          </table:table-cell>
          <table:table-cell office:value-type="float" office:value="-0.0524197676637502" calcext:value-type="float">
            <text:p>-0.0524197677</text:p>
          </table:table-cell>
          <table:table-cell office:value-type="float" office:value="-0.0142751526256212" calcext:value-type="float">
            <text:p>-0.0142751526</text:p>
          </table:table-cell>
          <table:table-cell office:value-type="float" office:value="-0.0518745294254381" calcext:value-type="float">
            <text:p>-0.0518745294</text:p>
          </table:table-cell>
          <table:table-cell office:value-type="float" office:value="-0.0244625253650759" calcext:value-type="float">
            <text:p>-0.0244625254</text:p>
          </table:table-cell>
          <table:table-cell office:value-type="float" office:value="0.0453706820655326" calcext:value-type="float">
            <text:p>0.0453706821</text:p>
          </table:table-cell>
          <table:table-cell office:value-type="float" office:value="0.00686835700625668" calcext:value-type="float">
            <text:p>0.006868357</text:p>
          </table:table-cell>
          <table:table-cell office:value-type="float" office:value="-0.0815859831048189" calcext:value-type="float">
            <text:p>-0.0815859831</text:p>
          </table:table-cell>
          <table:table-cell office:value-type="float" office:value="-0.0121932059641204" calcext:value-type="float">
            <text:p>-0.012193206</text:p>
          </table:table-cell>
          <table:table-cell office:value-type="float" office:value="-0.0581883433283388" calcext:value-type="float">
            <text:p>-0.0581883433</text:p>
          </table:table-cell>
          <table:table-cell office:value-type="float" office:value="-0.031510617303267" calcext:value-type="float">
            <text:p>-0.0315106173</text:p>
          </table:table-cell>
          <table:table-cell office:value-type="float" office:value="-0.0369916104411189" calcext:value-type="float">
            <text:p>-0.0369916104</text:p>
          </table:table-cell>
          <table:table-cell office:value-type="float" office:value="-0.0335988244482992" calcext:value-type="float">
            <text:p>-0.0335988244</text:p>
          </table:table-cell>
          <table:table-cell office:value-type="float" office:value="-0.0373980600165301" calcext:value-type="float">
            <text:p>-0.03739806</text:p>
          </table:table-cell>
          <table:table-cell office:value-type="float" office:value="0.129593775710327" calcext:value-type="float">
            <text:p>0.1295937757</text:p>
          </table:table-cell>
          <table:table-cell office:value-type="float" office:value="0.0184605514986538" calcext:value-type="float">
            <text:p>0.0184605515</text:p>
          </table:table-cell>
          <table:table-cell office:value-type="float" office:value="0.0174742441248992" calcext:value-type="float">
            <text:p>0.0174742441</text:p>
          </table:table-cell>
          <table:table-cell office:value-type="float" office:value="-0.00077442941393158" calcext:value-type="float">
            <text:p>-0.0007744294</text:p>
          </table:table-cell>
          <table:table-cell office:value-type="float" office:value="0.0148496251015926" calcext:value-type="float">
            <text:p>0.0148496251</text:p>
          </table:table-cell>
          <table:table-cell office:value-type="float" office:value="0.0149562473519715" calcext:value-type="float">
            <text:p>0.0149562474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past15_content_type_id_mean</text:p>
          </table:table-cell>
          <table:table-cell office:value-type="float" office:value="-0.00483700352675645" calcext:value-type="float">
            <text:p>-0.0048370035</text:p>
          </table:table-cell>
          <table:table-cell office:value-type="float" office:value="0.00132019651915641" calcext:value-type="float">
            <text:p>0.0013201965</text:p>
          </table:table-cell>
          <table:table-cell office:value-type="float" office:value="-0.00198501225377911" calcext:value-type="float">
            <text:p>-0.0019850123</text:p>
          </table:table-cell>
          <table:table-cell/>
          <table:table-cell office:value-type="float" office:value="-0.0434662612851723" calcext:value-type="float">
            <text:p>-0.0434662613</text:p>
          </table:table-cell>
          <table:table-cell office:value-type="float" office:value="0.00212313934893319" calcext:value-type="float">
            <text:p>0.0021231393</text:p>
          </table:table-cell>
          <table:table-cell office:value-type="float" office:value="0.013307555301151" calcext:value-type="float">
            <text:p>0.0133075553</text:p>
          </table:table-cell>
          <table:table-cell office:value-type="float" office:value="0.00717878779330747" calcext:value-type="float">
            <text:p>0.0071787878</text:p>
          </table:table-cell>
          <table:table-cell office:value-type="float" office:value="0.130459144022058" calcext:value-type="float">
            <text:p>0.130459144</text:p>
          </table:table-cell>
          <table:table-cell office:value-type="float" office:value="-0.00198501225377911" calcext:value-type="float">
            <text:p>-0.0019850123</text:p>
          </table:table-cell>
          <table:table-cell office:value-type="float" office:value="-0.00198015401903609" calcext:value-type="float">
            <text:p>-0.001980154</text:p>
          </table:table-cell>
          <table:table-cell office:value-type="float" office:value="-0.0010592447952755" calcext:value-type="float">
            <text:p>-0.0010592448</text:p>
          </table:table-cell>
          <table:table-cell office:value-type="float" office:value="0.00226554721329496" calcext:value-type="float">
            <text:p>0.0022655472</text:p>
          </table:table-cell>
          <table:table-cell/>
          <table:table-cell office:value-type="float" office:value="0.000227066745343645" calcext:value-type="float">
            <text:p>0.0002270667</text:p>
          </table:table-cell>
          <table:table-cell office:value-type="float" office:value="-0.00821323509631548" calcext:value-type="float">
            <text:p>-0.0082132351</text:p>
          </table:table-cell>
          <table:table-cell office:value-type="float" office:value="-0.0177848426011153" calcext:value-type="float">
            <text:p>-0.0177848426</text:p>
          </table:table-cell>
          <table:table-cell office:value-type="float" office:value="-0.0217477778845185" calcext:value-type="float">
            <text:p>-0.0217477779</text:p>
          </table:table-cell>
          <table:table-cell office:value-type="float" office:value="-0.0403980537541293" calcext:value-type="float">
            <text:p>-0.0403980538</text:p>
          </table:table-cell>
          <table:table-cell office:value-type="float" office:value="0.0905179508236423" calcext:value-type="float">
            <text:p>0.0905179508</text:p>
          </table:table-cell>
          <table:table-cell office:value-type="float" office:value="-0.00995909085436482" calcext:value-type="float">
            <text:p>-0.0099590909</text:p>
          </table:table-cell>
          <table:table-cell office:value-type="float" office:value="-0.0117401284438509" calcext:value-type="float">
            <text:p>-0.0117401284</text:p>
          </table:table-cell>
          <table:table-cell office:value-type="float" office:value="-0.019533231128685" calcext:value-type="float">
            <text:p>-0.0195332311</text:p>
          </table:table-cell>
          <table:table-cell office:value-type="float" office:value="-0.0151529149547201" calcext:value-type="float">
            <text:p>-0.015152915</text:p>
          </table:table-cell>
          <table:table-cell office:value-type="float" office:value="-0.00664836884790714" calcext:value-type="float">
            <text:p>-0.0066483688</text:p>
          </table:table-cell>
          <table:table-cell office:value-type="float" office:value="0.593750925933194" calcext:value-type="float">
            <text:p>0.5937509259</text:p>
          </table:table-cell>
          <table:table-cell office:value-type="float" office:value="1" calcext:value-type="float">
            <text:p>1</text:p>
          </table:table-cell>
          <table:table-cell office:value-type="float" office:value="0.0134239034730833" calcext:value-type="float">
            <text:p>0.0134239035</text:p>
          </table:table-cell>
          <table:table-cell office:value-type="float" office:value="-0.0201034664135397" calcext:value-type="float">
            <text:p>-0.0201034664</text:p>
          </table:table-cell>
          <table:table-cell office:value-type="float" office:value="0.053912233022836" calcext:value-type="float">
            <text:p>0.053912233</text:p>
          </table:table-cell>
          <table:table-cell office:value-type="float" office:value="0.144431185352587" calcext:value-type="float">
            <text:p>0.1444311854</text:p>
          </table:table-cell>
          <table:table-cell office:value-type="float" office:value="-0.0692016179999683" calcext:value-type="float">
            <text:p>-0.069201618</text:p>
          </table:table-cell>
          <table:table-cell office:value-type="float" office:value="0.0393280498148731" calcext:value-type="float">
            <text:p>0.0393280498</text:p>
          </table:table-cell>
          <table:table-cell office:value-type="float" office:value="0.0499977820202589" calcext:value-type="float">
            <text:p>0.049997782</text:p>
          </table:table-cell>
          <table:table-cell office:value-type="float" office:value="0.100817596700091" calcext:value-type="float">
            <text:p>0.1008175967</text:p>
          </table:table-cell>
          <table:table-cell office:value-type="float" office:value="-0.0789305390741865" calcext:value-type="float">
            <text:p>-0.0789305391</text:p>
          </table:table-cell>
          <table:table-cell office:value-type="float" office:value="0.0729740753708567" calcext:value-type="float">
            <text:p>0.0729740754</text:p>
          </table:table-cell>
          <table:table-cell office:value-type="float" office:value="-0.0613064086944743" calcext:value-type="float">
            <text:p>-0.0613064087</text:p>
          </table:table-cell>
          <table:table-cell office:value-type="float" office:value="-0.00207064209755899" calcext:value-type="float">
            <text:p>-0.0020706421</text:p>
          </table:table-cell>
          <table:table-cell office:value-type="float" office:value="-0.0308792957229914" calcext:value-type="float">
            <text:p>-0.0308792957</text:p>
          </table:table-cell>
          <table:table-cell office:value-type="float" office:value="-0.0130453660544809" calcext:value-type="float">
            <text:p>-0.0130453661</text:p>
          </table:table-cell>
          <table:table-cell office:value-type="float" office:value="-0.00476142826832605" calcext:value-type="float">
            <text:p>-0.0047614283</text:p>
          </table:table-cell>
          <table:table-cell office:value-type="float" office:value="-0.0165742653843601" calcext:value-type="float">
            <text:p>-0.0165742654</text:p>
          </table:table-cell>
          <table:table-cell office:value-type="float" office:value="0.00963587760495208" calcext:value-type="float">
            <text:p>0.0096358776</text:p>
          </table:table-cell>
          <table:table-cell office:value-type="float" office:value="0.191349465018252" calcext:value-type="float">
            <text:p>0.191349465</text:p>
          </table:table-cell>
          <table:table-cell office:value-type="float" office:value="0.223946326885185" calcext:value-type="float">
            <text:p>0.2239463269</text:p>
          </table:table-cell>
          <table:table-cell office:value-type="float" office:value="-0.017543802886567" calcext:value-type="float">
            <text:p>-0.0175438029</text:p>
          </table:table-cell>
          <table:table-cell office:value-type="float" office:value="-0.00253035189720395" calcext:value-type="float">
            <text:p>-0.0025303519</text:p>
          </table:table-cell>
          <table:table-cell office:value-type="float" office:value="-0.00749666419903339" calcext:value-type="float">
            <text:p>-0.0074966642</text:p>
          </table:table-cell>
          <table:table-cell office:value-type="float" office:value="-0.0220549090033487" calcext:value-type="float">
            <text:p>-0.022054909</text:p>
          </table:table-cell>
          <table:table-cell office:value-type="float" office:value="-0.0118245514977114" calcext:value-type="float">
            <text:p>-0.0118245515</text:p>
          </table:table-cell>
          <table:table-cell office:value-type="float" office:value="0.0235284429611854" calcext:value-type="float">
            <text:p>0.023528443</text:p>
          </table:table-cell>
          <table:table-cell office:value-type="float" office:value="0.0414427266728345" calcext:value-type="float">
            <text:p>0.0414427267</text:p>
          </table:table-cell>
          <table:table-cell office:value-type="float" office:value="0.0253175013608002" calcext:value-type="float">
            <text:p>0.0253175014</text:p>
          </table:table-cell>
          <table:table-cell office:value-type="float" office:value="0.0214190188728251" calcext:value-type="float">
            <text:p>0.0214190189</text:p>
          </table:table-cell>
          <table:table-cell office:value-type="float" office:value="0.026366872939786" calcext:value-type="float">
            <text:p>0.0263668729</text:p>
          </table:table-cell>
          <table:table-cell office:value-type="float" office:value="0.0221432103376729" calcext:value-type="float">
            <text:p>0.0221432103</text:p>
          </table:table-cell>
          <table:table-cell office:value-type="float" office:value="-0.017626940400305" calcext:value-type="float">
            <text:p>-0.0176269404</text:p>
          </table:table-cell>
          <table:table-cell office:value-type="float" office:value="0.0299955082036642" calcext:value-type="float">
            <text:p>0.0299955082</text:p>
          </table:table-cell>
          <table:table-cell office:value-type="float" office:value="0.132361404774981" calcext:value-type="float">
            <text:p>0.1323614048</text:p>
          </table:table-cell>
          <table:table-cell office:value-type="float" office:value="-0.0000862751421267103" calcext:value-type="float">
            <text:p>-8.62751421267103E-05</text:p>
          </table:table-cell>
          <table:table-cell office:value-type="float" office:value="-0.0230967496879973" calcext:value-type="float">
            <text:p>-0.0230967497</text:p>
          </table:table-cell>
          <table:table-cell office:value-type="float" office:value="-0.00259480575856885" calcext:value-type="float">
            <text:p>-0.0025948058</text:p>
          </table:table-cell>
          <table:table-cell office:value-type="float" office:value="-0.0254395380675353" calcext:value-type="float">
            <text:p>-0.0254395381</text:p>
          </table:table-cell>
          <table:table-cell office:value-type="float" office:value="-0.0309979260106705" calcext:value-type="float">
            <text:p>-0.030997926</text:p>
          </table:table-cell>
          <table:table-cell office:value-type="float" office:value="0.033176780783184" calcext:value-type="float">
            <text:p>0.0331767808</text:p>
          </table:table-cell>
          <table:table-cell office:value-type="float" office:value="0.027552292669092" calcext:value-type="float">
            <text:p>0.0275522927</text:p>
          </table:table-cell>
          <table:table-cell office:value-type="float" office:value="-0.0592310495149978" calcext:value-type="float">
            <text:p>-0.0592310495</text:p>
          </table:table-cell>
          <table:table-cell office:value-type="float" office:value="0.00125070136521101" calcext:value-type="float">
            <text:p>0.0012507014</text:p>
          </table:table-cell>
          <table:table-cell office:value-type="float" office:value="-0.0321506348234248" calcext:value-type="float">
            <text:p>-0.0321506348</text:p>
          </table:table-cell>
          <table:table-cell office:value-type="float" office:value="-0.0285605976294914" calcext:value-type="float">
            <text:p>-0.0285605976</text:p>
          </table:table-cell>
          <table:table-cell office:value-type="float" office:value="-0.000390031216888656" calcext:value-type="float">
            <text:p>-0.0003900312</text:p>
          </table:table-cell>
          <table:table-cell office:value-type="float" office:value="-0.0310993834266118" calcext:value-type="float">
            <text:p>-0.0310993834</text:p>
          </table:table-cell>
          <table:table-cell office:value-type="float" office:value="-0.0045560729988419" calcext:value-type="float">
            <text:p>-0.004556073</text:p>
          </table:table-cell>
          <table:table-cell office:value-type="float" office:value="0.0919074556548281" calcext:value-type="float">
            <text:p>0.0919074557</text:p>
          </table:table-cell>
          <table:table-cell office:value-type="float" office:value="0.0215497753560778" calcext:value-type="float">
            <text:p>0.0215497754</text:p>
          </table:table-cell>
          <table:table-cell office:value-type="float" office:value="0.00876372534727097" calcext:value-type="float">
            <text:p>0.0087637253</text:p>
          </table:table-cell>
          <table:table-cell office:value-type="float" office:value="0.0163048961234909" calcext:value-type="float">
            <text:p>0.0163048961</text:p>
          </table:table-cell>
          <table:table-cell office:value-type="float" office:value="-0.0104962924373116" calcext:value-type="float">
            <text:p>-0.0104962924</text:p>
          </table:table-cell>
          <table:table-cell office:value-type="float" office:value="-0.0103451340071661" calcext:value-type="float">
            <text:p>-0.010345134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elapsed_time_content_id</text:p>
          </table:table-cell>
          <table:table-cell office:value-type="float" office:value="0.0115515506840028" calcext:value-type="float">
            <text:p>0.0115515507</text:p>
          </table:table-cell>
          <table:table-cell office:value-type="float" office:value="0.00977794335775572" calcext:value-type="float">
            <text:p>0.0097779434</text:p>
          </table:table-cell>
          <table:table-cell office:value-type="float" office:value="0.436759695158032" calcext:value-type="float">
            <text:p>0.4367596952</text:p>
          </table:table-cell>
          <table:table-cell/>
          <table:table-cell office:value-type="float" office:value="0.038788520198016" calcext:value-type="float">
            <text:p>0.0387885202</text:p>
          </table:table-cell>
          <table:table-cell office:value-type="float" office:value="0.0403610448957446" calcext:value-type="float">
            <text:p>0.0403610449</text:p>
          </table:table-cell>
          <table:table-cell office:value-type="float" office:value="-0.0600179462629619" calcext:value-type="float">
            <text:p>-0.0600179463</text:p>
          </table:table-cell>
          <table:table-cell office:value-type="float" office:value="0.272690475523649" calcext:value-type="float">
            <text:p>0.2726904755</text:p>
          </table:table-cell>
          <table:table-cell office:value-type="float" office:value="0.000749373397881071" calcext:value-type="float">
            <text:p>0.0007493734</text:p>
          </table:table-cell>
          <table:table-cell office:value-type="float" office:value="0.436759695158032" calcext:value-type="float">
            <text:p>0.4367596952</text:p>
          </table:table-cell>
          <table:table-cell office:value-type="float" office:value="0.436662366956349" calcext:value-type="float">
            <text:p>0.436662367</text:p>
          </table:table-cell>
          <table:table-cell office:value-type="float" office:value="0.0561922371585905" calcext:value-type="float">
            <text:p>0.0561922372</text:p>
          </table:table-cell>
          <table:table-cell office:value-type="float" office:value="0.663531006584757" calcext:value-type="float">
            <text:p>0.6635310066</text:p>
          </table:table-cell>
          <table:table-cell/>
          <table:table-cell office:value-type="float" office:value="0.0370794476329329" calcext:value-type="float">
            <text:p>0.0370794476</text:p>
          </table:table-cell>
          <table:table-cell office:value-type="float" office:value="-0.00138821069393689" calcext:value-type="float">
            <text:p>-0.0013882107</text:p>
          </table:table-cell>
          <table:table-cell office:value-type="float" office:value="0.413493304108595" calcext:value-type="float">
            <text:p>0.4134933041</text:p>
          </table:table-cell>
          <table:table-cell office:value-type="float" office:value="0.351224389390698" calcext:value-type="float">
            <text:p>0.3512243894</text:p>
          </table:table-cell>
          <table:table-cell office:value-type="float" office:value="0.0690336237662523" calcext:value-type="float">
            <text:p>0.0690336238</text:p>
          </table:table-cell>
          <table:table-cell office:value-type="float" office:value="0.368992721750217" calcext:value-type="float">
            <text:p>0.3689927218</text:p>
          </table:table-cell>
          <table:table-cell office:value-type="float" office:value="-0.16425864655973" calcext:value-type="float">
            <text:p>-0.1642586466</text:p>
          </table:table-cell>
          <table:table-cell office:value-type="float" office:value="-0.0167201069567373" calcext:value-type="float">
            <text:p>-0.016720107</text:p>
          </table:table-cell>
          <table:table-cell office:value-type="float" office:value="-0.0335010144179748" calcext:value-type="float">
            <text:p>-0.0335010144</text:p>
          </table:table-cell>
          <table:table-cell office:value-type="float" office:value="0.00702297120485346" calcext:value-type="float">
            <text:p>0.0070229712</text:p>
          </table:table-cell>
          <table:table-cell office:value-type="float" office:value="0.0199422947623478" calcext:value-type="float">
            <text:p>0.0199422948</text:p>
          </table:table-cell>
          <table:table-cell office:value-type="float" office:value="0.00537645152021715" calcext:value-type="float">
            <text:p>0.0053764515</text:p>
          </table:table-cell>
          <table:table-cell office:value-type="float" office:value="0.0134239034730833" calcext:value-type="float">
            <text:p>0.0134239035</text:p>
          </table:table-cell>
          <table:table-cell office:value-type="float" office:value="1" calcext:value-type="float">
            <text:p>1</text:p>
          </table:table-cell>
          <table:table-cell office:value-type="float" office:value="0.314654710646105" calcext:value-type="float">
            <text:p>0.3146547106</text:p>
          </table:table-cell>
          <table:table-cell office:value-type="float" office:value="0.0779271474629368" calcext:value-type="float">
            <text:p>0.0779271475</text:p>
          </table:table-cell>
          <table:table-cell office:value-type="float" office:value="0.090196703821777" calcext:value-type="float">
            <text:p>0.0901967038</text:p>
          </table:table-cell>
          <table:table-cell office:value-type="float" office:value="0.00241173006835556" calcext:value-type="float">
            <text:p>0.0024117301</text:p>
          </table:table-cell>
          <table:table-cell office:value-type="float" office:value="0.0333789368377356" calcext:value-type="float">
            <text:p>0.0333789368</text:p>
          </table:table-cell>
          <table:table-cell office:value-type="float" office:value="0.065130901333941" calcext:value-type="float">
            <text:p>0.0651309013</text:p>
          </table:table-cell>
          <table:table-cell office:value-type="float" office:value="0.225626085837987" calcext:value-type="float">
            <text:p>0.2256260858</text:p>
          </table:table-cell>
          <table:table-cell office:value-type="float" office:value="0.344028478209523" calcext:value-type="float">
            <text:p>0.3440284782</text:p>
          </table:table-cell>
          <table:table-cell office:value-type="float" office:value="0.216078938837055" calcext:value-type="float">
            <text:p>0.2160789388</text:p>
          </table:table-cell>
          <table:table-cell office:value-type="float" office:value="0.285477278527617" calcext:value-type="float">
            <text:p>0.2854772785</text:p>
          </table:table-cell>
          <table:table-cell office:value-type="float" office:value="0.0442580631916309" calcext:value-type="float">
            <text:p>0.0442580632</text:p>
          </table:table-cell>
          <table:table-cell office:value-type="float" office:value="0.0600897294726837" calcext:value-type="float">
            <text:p>0.0600897295</text:p>
          </table:table-cell>
          <table:table-cell office:value-type="float" office:value="0.149145465951613" calcext:value-type="float">
            <text:p>0.149145466</text:p>
          </table:table-cell>
          <table:table-cell office:value-type="float" office:value="0.0555448695761127" calcext:value-type="float">
            <text:p>0.0555448696</text:p>
          </table:table-cell>
          <table:table-cell office:value-type="float" office:value="0.0993902418816351" calcext:value-type="float">
            <text:p>0.0993902419</text:p>
          </table:table-cell>
          <table:table-cell office:value-type="float" office:value="0.195508705923834" calcext:value-type="float">
            <text:p>0.1955087059</text:p>
          </table:table-cell>
          <table:table-cell office:value-type="float" office:value="-0.0187478413258632" calcext:value-type="float">
            <text:p>-0.0187478413</text:p>
          </table:table-cell>
          <table:table-cell office:value-type="float" office:value="-0.0247705479214068" calcext:value-type="float">
            <text:p>-0.0247705479</text:p>
          </table:table-cell>
          <table:table-cell office:value-type="float" office:value="-0.166380107534439" calcext:value-type="float">
            <text:p>-0.1663801075</text:p>
          </table:table-cell>
          <table:table-cell office:value-type="float" office:value="0.0373277277670017" calcext:value-type="float">
            <text:p>0.0373277278</text:p>
          </table:table-cell>
          <table:table-cell office:value-type="float" office:value="-0.155738392109752" calcext:value-type="float">
            <text:p>-0.1557383921</text:p>
          </table:table-cell>
          <table:table-cell office:value-type="float" office:value="-0.178860627533834" calcext:value-type="float">
            <text:p>-0.1788606275</text:p>
          </table:table-cell>
          <table:table-cell office:value-type="float" office:value="-0.163962051396982" calcext:value-type="float">
            <text:p>-0.1639620514</text:p>
          </table:table-cell>
          <table:table-cell office:value-type="float" office:value="-0.144373254708177" calcext:value-type="float">
            <text:p>-0.1443732547</text:p>
          </table:table-cell>
          <table:table-cell office:value-type="float" office:value="-0.102853928609454" calcext:value-type="float">
            <text:p>-0.1028539286</text:p>
          </table:table-cell>
          <table:table-cell office:value-type="float" office:value="-0.151834358433977" calcext:value-type="float">
            <text:p>-0.1518343584</text:p>
          </table:table-cell>
          <table:table-cell office:value-type="float" office:value="-0.149225397869592" calcext:value-type="float">
            <text:p>-0.1492253979</text:p>
          </table:table-cell>
          <table:table-cell office:value-type="float" office:value="-0.151257829013651" calcext:value-type="float">
            <text:p>-0.151257829</text:p>
          </table:table-cell>
          <table:table-cell office:value-type="float" office:value="0.200315815964032" calcext:value-type="float">
            <text:p>0.200315816</text:p>
          </table:table-cell>
          <table:table-cell office:value-type="float" office:value="0.104072482511467" calcext:value-type="float">
            <text:p>0.1040724825</text:p>
          </table:table-cell>
          <table:table-cell office:value-type="float" office:value="0.127669371394682" calcext:value-type="float">
            <text:p>0.1276693714</text:p>
          </table:table-cell>
          <table:table-cell office:value-type="float" office:value="0.120907062726379" calcext:value-type="float">
            <text:p>0.1209070627</text:p>
          </table:table-cell>
          <table:table-cell office:value-type="float" office:value="0.648213640696255" calcext:value-type="float">
            <text:p>0.6482136407</text:p>
          </table:table-cell>
          <table:table-cell office:value-type="float" office:value="-0.00377222428129253" calcext:value-type="float">
            <text:p>-0.0037722243</text:p>
          </table:table-cell>
          <table:table-cell office:value-type="float" office:value="0.577844249186052" calcext:value-type="float">
            <text:p>0.5778442492</text:p>
          </table:table-cell>
          <table:table-cell office:value-type="float" office:value="-0.00119389163170835" calcext:value-type="float">
            <text:p>-0.0011938916</text:p>
          </table:table-cell>
          <table:table-cell office:value-type="float" office:value="0.0334177947784216" calcext:value-type="float">
            <text:p>0.0334177948</text:p>
          </table:table-cell>
          <table:table-cell office:value-type="float" office:value="0.13647448963204" calcext:value-type="float">
            <text:p>0.1364744896</text:p>
          </table:table-cell>
          <table:table-cell office:value-type="float" office:value="0.488058995044393" calcext:value-type="float">
            <text:p>0.488058995</text:p>
          </table:table-cell>
          <table:table-cell office:value-type="float" office:value="0.0576504805422703" calcext:value-type="float">
            <text:p>0.0576504805</text:p>
          </table:table-cell>
          <table:table-cell office:value-type="float" office:value="0.436975042569927" calcext:value-type="float">
            <text:p>0.4369750426</text:p>
          </table:table-cell>
          <table:table-cell office:value-type="float" office:value="0.0496991905329005" calcext:value-type="float">
            <text:p>0.0496991905</text:p>
          </table:table-cell>
          <table:table-cell office:value-type="float" office:value="0.596880731577583" calcext:value-type="float">
            <text:p>0.5968807316</text:p>
          </table:table-cell>
          <table:table-cell office:value-type="float" office:value="0.0612450883513743" calcext:value-type="float">
            <text:p>0.0612450884</text:p>
          </table:table-cell>
          <table:table-cell office:value-type="float" office:value="0.52430311557388" calcext:value-type="float">
            <text:p>0.5243031156</text:p>
          </table:table-cell>
          <table:table-cell office:value-type="float" office:value="0.0577881533860057" calcext:value-type="float">
            <text:p>0.0577881534</text:p>
          </table:table-cell>
          <table:table-cell office:value-type="float" office:value="-0.00277966995449781" calcext:value-type="float">
            <text:p>-0.00277967</text:p>
          </table:table-cell>
          <table:table-cell office:value-type="float" office:value="-0.0907303390924333" calcext:value-type="float">
            <text:p>-0.0907303391</text:p>
          </table:table-cell>
          <table:table-cell office:value-type="float" office:value="-0.101142152084969" calcext:value-type="float">
            <text:p>-0.1011421521</text:p>
          </table:table-cell>
          <table:table-cell office:value-type="float" office:value="-0.0818869773097749" calcext:value-type="float">
            <text:p>-0.0818869773</text:p>
          </table:table-cell>
          <table:table-cell office:value-type="float" office:value="0.00827612723596694" calcext:value-type="float">
            <text:p>0.0082761272</text:p>
          </table:table-cell>
          <table:table-cell office:value-type="float" office:value="0.00576577037447726" calcext:value-type="float">
            <text:p>0.0057657704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diff_shiftdiff_elapsed_time</text:p>
          </table:table-cell>
          <table:table-cell office:value-type="float" office:value="0.0479927155325211" calcext:value-type="float">
            <text:p>0.0479927155</text:p>
          </table:table-cell>
          <table:table-cell office:value-type="float" office:value="0.0218445352220849" calcext:value-type="float">
            <text:p>0.0218445352</text:p>
          </table:table-cell>
          <table:table-cell office:value-type="float" office:value="0.0725063310145762" calcext:value-type="float">
            <text:p>0.072506331</text:p>
          </table:table-cell>
          <table:table-cell/>
          <table:table-cell office:value-type="float" office:value="0.0254792308756225" calcext:value-type="float">
            <text:p>0.0254792309</text:p>
          </table:table-cell>
          <table:table-cell office:value-type="float" office:value="0.0241091269365592" calcext:value-type="float">
            <text:p>0.0241091269</text:p>
          </table:table-cell>
          <table:table-cell office:value-type="float" office:value="-0.0278767483180952" calcext:value-type="float">
            <text:p>-0.0278767483</text:p>
          </table:table-cell>
          <table:table-cell office:value-type="float" office:value="0.269866605033441" calcext:value-type="float">
            <text:p>0.269866605</text:p>
          </table:table-cell>
          <table:table-cell office:value-type="float" office:value="0.0573889625498631" calcext:value-type="float">
            <text:p>0.0573889625</text:p>
          </table:table-cell>
          <table:table-cell office:value-type="float" office:value="0.0725063310145762" calcext:value-type="float">
            <text:p>0.072506331</text:p>
          </table:table-cell>
          <table:table-cell office:value-type="float" office:value="0.0724020817123934" calcext:value-type="float">
            <text:p>0.0724020817</text:p>
          </table:table-cell>
          <table:table-cell office:value-type="float" office:value="0.0163571201465289" calcext:value-type="float">
            <text:p>0.0163571201</text:p>
          </table:table-cell>
          <table:table-cell office:value-type="float" office:value="0.222339373712344" calcext:value-type="float">
            <text:p>0.2223393737</text:p>
          </table:table-cell>
          <table:table-cell/>
          <table:table-cell office:value-type="float" office:value="0.0466189516948019" calcext:value-type="float">
            <text:p>0.0466189517</text:p>
          </table:table-cell>
          <table:table-cell office:value-type="float" office:value="0.0796592826195651" calcext:value-type="float">
            <text:p>0.0796592826</text:p>
          </table:table-cell>
          <table:table-cell office:value-type="float" office:value="0.994366658293826" calcext:value-type="float">
            <text:p>0.9943666583</text:p>
          </table:table-cell>
          <table:table-cell office:value-type="float" office:value="0.957106977219911" calcext:value-type="float">
            <text:p>0.9571069772</text:p>
          </table:table-cell>
          <table:table-cell office:value-type="float" office:value="0.0622350833646007" calcext:value-type="float">
            <text:p>0.0622350834</text:p>
          </table:table-cell>
          <table:table-cell office:value-type="float" office:value="0.410381285856875" calcext:value-type="float">
            <text:p>0.4103812859</text:p>
          </table:table-cell>
          <table:table-cell office:value-type="float" office:value="0.03461386230439" calcext:value-type="float">
            <text:p>0.0346138623</text:p>
          </table:table-cell>
          <table:table-cell office:value-type="float" office:value="0.0291142410543785" calcext:value-type="float">
            <text:p>0.0291142411</text:p>
          </table:table-cell>
          <table:table-cell office:value-type="float" office:value="-0.0133711602079424" calcext:value-type="float">
            <text:p>-0.0133711602</text:p>
          </table:table-cell>
          <table:table-cell office:value-type="float" office:value="0.0620659524334825" calcext:value-type="float">
            <text:p>0.0620659524</text:p>
          </table:table-cell>
          <table:table-cell office:value-type="float" office:value="0.0661727103126644" calcext:value-type="float">
            <text:p>0.0661727103</text:p>
          </table:table-cell>
          <table:table-cell office:value-type="float" office:value="-0.0510981071641539" calcext:value-type="float">
            <text:p>-0.0510981072</text:p>
          </table:table-cell>
          <table:table-cell office:value-type="float" office:value="-0.0201034664135397" calcext:value-type="float">
            <text:p>-0.0201034664</text:p>
          </table:table-cell>
          <table:table-cell office:value-type="float" office:value="0.314654710646105" calcext:value-type="float">
            <text:p>0.3146547106</text:p>
          </table:table-cell>
          <table:table-cell office:value-type="float" office:value="1" calcext:value-type="float">
            <text:p>1</text:p>
          </table:table-cell>
          <table:table-cell office:value-type="float" office:value="0.107660712300379" calcext:value-type="float">
            <text:p>0.1076607123</text:p>
          </table:table-cell>
          <table:table-cell office:value-type="float" office:value="0.159191292020922" calcext:value-type="float">
            <text:p>0.159191292</text:p>
          </table:table-cell>
          <table:table-cell office:value-type="float" office:value="0.0270826005556544" calcext:value-type="float">
            <text:p>0.0270826006</text:p>
          </table:table-cell>
          <table:table-cell office:value-type="float" office:value="0.05656247743186" calcext:value-type="float">
            <text:p>0.0565624774</text:p>
          </table:table-cell>
          <table:table-cell office:value-type="float" office:value="0.102917882799044" calcext:value-type="float">
            <text:p>0.1029178828</text:p>
          </table:table-cell>
          <table:table-cell office:value-type="float" office:value="0.486823299467589" calcext:value-type="float">
            <text:p>0.4868232995</text:p>
          </table:table-cell>
          <table:table-cell office:value-type="float" office:value="0.859674959658696" calcext:value-type="float">
            <text:p>0.8596749597</text:p>
          </table:table-cell>
          <table:table-cell office:value-type="float" office:value="0.482596290899244" calcext:value-type="float">
            <text:p>0.4825962909</text:p>
          </table:table-cell>
          <table:table-cell office:value-type="float" office:value="0.831615076693237" calcext:value-type="float">
            <text:p>0.8316150767</text:p>
          </table:table-cell>
          <table:table-cell office:value-type="float" office:value="-0.0327838861891866" calcext:value-type="float">
            <text:p>-0.0327838862</text:p>
          </table:table-cell>
          <table:table-cell office:value-type="float" office:value="0.00699961702349074" calcext:value-type="float">
            <text:p>0.006999617</text:p>
          </table:table-cell>
          <table:table-cell office:value-type="float" office:value="-0.0137204668949397" calcext:value-type="float">
            <text:p>-0.0137204669</text:p>
          </table:table-cell>
          <table:table-cell office:value-type="float" office:value="0.036032859437657" calcext:value-type="float">
            <text:p>0.0360328594</text:p>
          </table:table-cell>
          <table:table-cell office:value-type="float" office:value="0.0635302369810928" calcext:value-type="float">
            <text:p>0.063530237</text:p>
          </table:table-cell>
          <table:table-cell office:value-type="float" office:value="0.0138957851007298" calcext:value-type="float">
            <text:p>0.0138957851</text:p>
          </table:table-cell>
          <table:table-cell office:value-type="float" office:value="-0.0971327757685204" calcext:value-type="float">
            <text:p>-0.0971327758</text:p>
          </table:table-cell>
          <table:table-cell office:value-type="float" office:value="-0.122831563304722" calcext:value-type="float">
            <text:p>-0.1228315633</text:p>
          </table:table-cell>
          <table:table-cell office:value-type="float" office:value="-0.0161993405594977" calcext:value-type="float">
            <text:p>-0.0161993406</text:p>
          </table:table-cell>
          <table:table-cell office:value-type="float" office:value="0.0645751261189052" calcext:value-type="float">
            <text:p>0.0645751261</text:p>
          </table:table-cell>
          <table:table-cell office:value-type="float" office:value="-0.00986828466833884" calcext:value-type="float">
            <text:p>-0.0098682847</text:p>
          </table:table-cell>
          <table:table-cell office:value-type="float" office:value="-0.0296055705268484" calcext:value-type="float">
            <text:p>-0.0296055705</text:p>
          </table:table-cell>
          <table:table-cell office:value-type="float" office:value="-0.0215290915651715" calcext:value-type="float">
            <text:p>-0.0215290916</text:p>
          </table:table-cell>
          <table:table-cell office:value-type="float" office:value="0.0290224461235629" calcext:value-type="float">
            <text:p>0.0290224461</text:p>
          </table:table-cell>
          <table:table-cell office:value-type="float" office:value="0.0489752167449825" calcext:value-type="float">
            <text:p>0.0489752167</text:p>
          </table:table-cell>
          <table:table-cell office:value-type="float" office:value="0.0314765416148693" calcext:value-type="float">
            <text:p>0.0314765416</text:p>
          </table:table-cell>
          <table:table-cell office:value-type="float" office:value="0.0126465900582097" calcext:value-type="float">
            <text:p>0.0126465901</text:p>
          </table:table-cell>
          <table:table-cell office:value-type="float" office:value="0.0193263413299545" calcext:value-type="float">
            <text:p>0.0193263413</text:p>
          </table:table-cell>
          <table:table-cell office:value-type="float" office:value="-0.00957224432908997" calcext:value-type="float">
            <text:p>-0.0095722443</text:p>
          </table:table-cell>
          <table:table-cell office:value-type="float" office:value="0.0751822704383895" calcext:value-type="float">
            <text:p>0.0751822704</text:p>
          </table:table-cell>
          <table:table-cell office:value-type="float" office:value="-0.0498025692652874" calcext:value-type="float">
            <text:p>-0.0498025693</text:p>
          </table:table-cell>
          <table:table-cell office:value-type="float" office:value="0.193501909168627" calcext:value-type="float">
            <text:p>0.1935019092</text:p>
          </table:table-cell>
          <table:table-cell office:value-type="float" office:value="0.592692215843459" calcext:value-type="float">
            <text:p>0.5926922158</text:p>
          </table:table-cell>
          <table:table-cell office:value-type="float" office:value="0.799414165051104" calcext:value-type="float">
            <text:p>0.7994141651</text:p>
          </table:table-cell>
          <table:table-cell office:value-type="float" office:value="0.596157370740583" calcext:value-type="float">
            <text:p>0.5961573707</text:p>
          </table:table-cell>
          <table:table-cell office:value-type="float" office:value="0.749037849980031" calcext:value-type="float">
            <text:p>0.74903785</text:p>
          </table:table-cell>
          <table:table-cell office:value-type="float" office:value="-0.0288469005630262" calcext:value-type="float">
            <text:p>-0.0288469006</text:p>
          </table:table-cell>
          <table:table-cell office:value-type="float" office:value="-0.0471753778755321" calcext:value-type="float">
            <text:p>-0.0471753779</text:p>
          </table:table-cell>
          <table:table-cell office:value-type="float" office:value="0.728216330558098" calcext:value-type="float">
            <text:p>0.7282163306</text:p>
          </table:table-cell>
          <table:table-cell office:value-type="float" office:value="0.659415727484547" calcext:value-type="float">
            <text:p>0.6594157275</text:p>
          </table:table-cell>
          <table:table-cell office:value-type="float" office:value="0.718827845594513" calcext:value-type="float">
            <text:p>0.7188278456</text:p>
          </table:table-cell>
          <table:table-cell office:value-type="float" office:value="0.620143901008917" calcext:value-type="float">
            <text:p>0.620143901</text:p>
          </table:table-cell>
          <table:table-cell office:value-type="float" office:value="0.573018550693694" calcext:value-type="float">
            <text:p>0.5730185507</text:p>
          </table:table-cell>
          <table:table-cell office:value-type="float" office:value="0.817388718679772" calcext:value-type="float">
            <text:p>0.8173887187</text:p>
          </table:table-cell>
          <table:table-cell office:value-type="float" office:value="0.577695675984855" calcext:value-type="float">
            <text:p>0.577695676</text:p>
          </table:table-cell>
          <table:table-cell office:value-type="float" office:value="0.766961657138528" calcext:value-type="float">
            <text:p>0.7669616571</text:p>
          </table:table-cell>
          <table:table-cell office:value-type="float" office:value="0.0323511539690548" calcext:value-type="float">
            <text:p>0.032351154</text:p>
          </table:table-cell>
          <table:table-cell office:value-type="float" office:value="0.0531571158283334" calcext:value-type="float">
            <text:p>0.0531571158</text:p>
          </table:table-cell>
          <table:table-cell office:value-type="float" office:value="0.048751458994251" calcext:value-type="float">
            <text:p>0.048751459</text:p>
          </table:table-cell>
          <table:table-cell office:value-type="float" office:value="0.0358145852122296" calcext:value-type="float">
            <text:p>0.0358145852</text:p>
          </table:table-cell>
          <table:table-cell office:value-type="float" office:value="0.00112190828086128" calcext:value-type="float">
            <text:p>0.0011219083</text:p>
          </table:table-cell>
          <table:table-cell office:value-type="float" office:value="0.00112898625106055" calcext:value-type="float">
            <text:p>0.0011289863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content_ua_table2_mean</text:p>
          </table:table-cell>
          <table:table-cell office:value-type="float" office:value="0.135648114675682" calcext:value-type="float">
            <text:p>0.1356481147</text:p>
          </table:table-cell>
          <table:table-cell office:value-type="float" office:value="0.0229022604318488" calcext:value-type="float">
            <text:p>0.0229022604</text:p>
          </table:table-cell>
          <table:table-cell office:value-type="float" office:value="-0.0140887610668131" calcext:value-type="float">
            <text:p>-0.0140887611</text:p>
          </table:table-cell>
          <table:table-cell/>
          <table:table-cell office:value-type="float" office:value="0.211831617572941" calcext:value-type="float">
            <text:p>0.2118316176</text:p>
          </table:table-cell>
          <table:table-cell office:value-type="float" office:value="0.0138075794847054" calcext:value-type="float">
            <text:p>0.0138075795</text:p>
          </table:table-cell>
          <table:table-cell office:value-type="float" office:value="0.112423905975664" calcext:value-type="float">
            <text:p>0.112423906</text:p>
          </table:table-cell>
          <table:table-cell office:value-type="float" office:value="0.0239928015667785" calcext:value-type="float">
            <text:p>0.0239928016</text:p>
          </table:table-cell>
          <table:table-cell office:value-type="float" office:value="0.265485251141754" calcext:value-type="float">
            <text:p>0.2654852511</text:p>
          </table:table-cell>
          <table:table-cell office:value-type="float" office:value="-0.0140887610668131" calcext:value-type="float">
            <text:p>-0.0140887611</text:p>
          </table:table-cell>
          <table:table-cell office:value-type="float" office:value="-0.0141049253052977" calcext:value-type="float">
            <text:p>-0.0141049253</text:p>
          </table:table-cell>
          <table:table-cell office:value-type="float" office:value="0.00595404181500732" calcext:value-type="float">
            <text:p>0.0059540418</text:p>
          </table:table-cell>
          <table:table-cell office:value-type="float" office:value="-0.103760443021773" calcext:value-type="float">
            <text:p>-0.103760443</text:p>
          </table:table-cell>
          <table:table-cell/>
          <table:table-cell office:value-type="float" office:value="0.587739678009198" calcext:value-type="float">
            <text:p>0.587739678</text:p>
          </table:table-cell>
          <table:table-cell office:value-type="float" office:value="-0.026287481792116" calcext:value-type="float">
            <text:p>-0.0262874818</text:p>
          </table:table-cell>
          <table:table-cell office:value-type="float" office:value="0.111982518897755" calcext:value-type="float">
            <text:p>0.1119825189</text:p>
          </table:table-cell>
          <table:table-cell office:value-type="float" office:value="0.109526523385277" calcext:value-type="float">
            <text:p>0.1095265234</text:p>
          </table:table-cell>
          <table:table-cell office:value-type="float" office:value="0.229920611614019" calcext:value-type="float">
            <text:p>0.2299206116</text:p>
          </table:table-cell>
          <table:table-cell office:value-type="float" office:value="0.0801059344591096" calcext:value-type="float">
            <text:p>0.0801059345</text:p>
          </table:table-cell>
          <table:table-cell office:value-type="float" office:value="0.0973932496444354" calcext:value-type="float">
            <text:p>0.0973932496</text:p>
          </table:table-cell>
          <table:table-cell office:value-type="float" office:value="-0.0514828431060732" calcext:value-type="float">
            <text:p>-0.0514828431</text:p>
          </table:table-cell>
          <table:table-cell office:value-type="float" office:value="-0.101393338123828" calcext:value-type="float">
            <text:p>-0.1013933381</text:p>
          </table:table-cell>
          <table:table-cell office:value-type="float" office:value="0.554274404988188" calcext:value-type="float">
            <text:p>0.554274405</text:p>
          </table:table-cell>
          <table:table-cell office:value-type="float" office:value="0.576124244405637" calcext:value-type="float">
            <text:p>0.5761242444</text:p>
          </table:table-cell>
          <table:table-cell office:value-type="float" office:value="0.0289834220656739" calcext:value-type="float">
            <text:p>0.0289834221</text:p>
          </table:table-cell>
          <table:table-cell office:value-type="float" office:value="0.053912233022836" calcext:value-type="float">
            <text:p>0.053912233</text:p>
          </table:table-cell>
          <table:table-cell office:value-type="float" office:value="0.0779271474629368" calcext:value-type="float">
            <text:p>0.0779271475</text:p>
          </table:table-cell>
          <table:table-cell office:value-type="float" office:value="0.107660712300379" calcext:value-type="float">
            <text:p>0.1076607123</text:p>
          </table:table-cell>
          <table:table-cell office:value-type="float" office:value="1" calcext:value-type="float">
            <text:p>1</text:p>
          </table:table-cell>
          <table:table-cell office:value-type="float" office:value="0.426776911415356" calcext:value-type="float">
            <text:p>0.4267769114</text:p>
          </table:table-cell>
          <table:table-cell office:value-type="float" office:value="-0.095816899080906" calcext:value-type="float">
            <text:p>-0.0958168991</text:p>
          </table:table-cell>
          <table:table-cell office:value-type="float" office:value="0.743826622995412" calcext:value-type="float">
            <text:p>0.743826623</text:p>
          </table:table-cell>
          <table:table-cell office:value-type="float" office:value="0.635387667638364" calcext:value-type="float">
            <text:p>0.6353876676</text:p>
          </table:table-cell>
          <table:table-cell office:value-type="float" office:value="0.208835998445174" calcext:value-type="float">
            <text:p>0.2088359984</text:p>
          </table:table-cell>
          <table:table-cell office:value-type="float" office:value="0.0085600972700819" calcext:value-type="float">
            <text:p>0.0085600973</text:p>
          </table:table-cell>
          <table:table-cell office:value-type="float" office:value="0.207353408894261" calcext:value-type="float">
            <text:p>0.2073534089</text:p>
          </table:table-cell>
          <table:table-cell office:value-type="float" office:value="0.0189390351083512" calcext:value-type="float">
            <text:p>0.0189390351</text:p>
          </table:table-cell>
          <table:table-cell office:value-type="float" office:value="0.0312313706324814" calcext:value-type="float">
            <text:p>0.0312313706</text:p>
          </table:table-cell>
          <table:table-cell office:value-type="float" office:value="0.191319965435758" calcext:value-type="float">
            <text:p>0.1913199654</text:p>
          </table:table-cell>
          <table:table-cell office:value-type="float" office:value="0.0577209328045738" calcext:value-type="float">
            <text:p>0.0577209328</text:p>
          </table:table-cell>
          <table:table-cell office:value-type="float" office:value="0.10247072624097" calcext:value-type="float">
            <text:p>0.1024707262</text:p>
          </table:table-cell>
          <table:table-cell office:value-type="float" office:value="0.344441222888478" calcext:value-type="float">
            <text:p>0.3444412229</text:p>
          </table:table-cell>
          <table:table-cell office:value-type="float" office:value="0.155622127955438" calcext:value-type="float">
            <text:p>0.155622128</text:p>
          </table:table-cell>
          <table:table-cell office:value-type="float" office:value="0.0319745465479389" calcext:value-type="float">
            <text:p>0.0319745465</text:p>
          </table:table-cell>
          <table:table-cell office:value-type="float" office:value="0.0219906163988591" calcext:value-type="float">
            <text:p>0.0219906164</text:p>
          </table:table-cell>
          <table:table-cell office:value-type="float" office:value="-0.0483010412184906" calcext:value-type="float">
            <text:p>-0.0483010412</text:p>
          </table:table-cell>
          <table:table-cell office:value-type="float" office:value="0.227464144759621" calcext:value-type="float">
            <text:p>0.2274641448</text:p>
          </table:table-cell>
          <table:table-cell office:value-type="float" office:value="-0.0270494235118797" calcext:value-type="float">
            <text:p>-0.0270494235</text:p>
          </table:table-cell>
          <table:table-cell office:value-type="float" office:value="-0.0766938801056473" calcext:value-type="float">
            <text:p>-0.0766938801</text:p>
          </table:table-cell>
          <table:table-cell office:value-type="float" office:value="-0.0495331955706957" calcext:value-type="float">
            <text:p>-0.0495331956</text:p>
          </table:table-cell>
          <table:table-cell office:value-type="float" office:value="0.12643302350634" calcext:value-type="float">
            <text:p>0.1264330235</text:p>
          </table:table-cell>
          <table:table-cell office:value-type="float" office:value="0.104670576174246" calcext:value-type="float">
            <text:p>0.1046705762</text:p>
          </table:table-cell>
          <table:table-cell office:value-type="float" office:value="0.11343722803753" calcext:value-type="float">
            <text:p>0.113437228</text:p>
          </table:table-cell>
          <table:table-cell office:value-type="float" office:value="0.124711881957211" calcext:value-type="float">
            <text:p>0.124711882</text:p>
          </table:table-cell>
          <table:table-cell office:value-type="float" office:value="0.122592161961637" calcext:value-type="float">
            <text:p>0.122592162</text:p>
          </table:table-cell>
          <table:table-cell office:value-type="float" office:value="-0.0228830929881799" calcext:value-type="float">
            <text:p>-0.022883093</text:p>
          </table:table-cell>
          <table:table-cell office:value-type="float" office:value="0.370886200052246" calcext:value-type="float">
            <text:p>0.3708862001</text:p>
          </table:table-cell>
          <table:table-cell office:value-type="float" office:value="-0.223595131115829" calcext:value-type="float">
            <text:p>-0.2235951311</text:p>
          </table:table-cell>
          <table:table-cell office:value-type="float" office:value="0.36810229045299" calcext:value-type="float">
            <text:p>0.3681022905</text:p>
          </table:table-cell>
          <table:table-cell office:value-type="float" office:value="0.161414749053346" calcext:value-type="float">
            <text:p>0.1614147491</text:p>
          </table:table-cell>
          <table:table-cell office:value-type="float" office:value="0.0107780150240972" calcext:value-type="float">
            <text:p>0.010778015</text:p>
          </table:table-cell>
          <table:table-cell office:value-type="float" office:value="0.162440594884516" calcext:value-type="float">
            <text:p>0.1624405949</text:p>
          </table:table-cell>
          <table:table-cell office:value-type="float" office:value="0.0133265036081645" calcext:value-type="float">
            <text:p>0.0133265036</text:p>
          </table:table-cell>
          <table:table-cell office:value-type="float" office:value="0.231346863186181" calcext:value-type="float">
            <text:p>0.2313468632</text:p>
          </table:table-cell>
          <table:table-cell office:value-type="float" office:value="-0.173481751446406" calcext:value-type="float">
            <text:p>-0.1734817514</text:p>
          </table:table-cell>
          <table:table-cell office:value-type="float" office:value="0.162743274872903" calcext:value-type="float">
            <text:p>0.1627432749</text:p>
          </table:table-cell>
          <table:table-cell office:value-type="float" office:value="-0.0195254240947804" calcext:value-type="float">
            <text:p>-0.0195254241</text:p>
          </table:table-cell>
          <table:table-cell office:value-type="float" office:value="0.165597093984115" calcext:value-type="float">
            <text:p>0.165597094</text:p>
          </table:table-cell>
          <table:table-cell office:value-type="float" office:value="-0.0142821274419664" calcext:value-type="float">
            <text:p>-0.0142821274</text:p>
          </table:table-cell>
          <table:table-cell office:value-type="float" office:value="0.0724726023689082" calcext:value-type="float">
            <text:p>0.0724726024</text:p>
          </table:table-cell>
          <table:table-cell office:value-type="float" office:value="0.0856551001312758" calcext:value-type="float">
            <text:p>0.0856551001</text:p>
          </table:table-cell>
          <table:table-cell office:value-type="float" office:value="0.085439592265538" calcext:value-type="float">
            <text:p>0.0854395923</text:p>
          </table:table-cell>
          <table:table-cell office:value-type="float" office:value="0.0737871392372596" calcext:value-type="float">
            <text:p>0.0737871392</text:p>
          </table:table-cell>
          <table:table-cell office:value-type="float" office:value="0.229581525894755" calcext:value-type="float">
            <text:p>0.2295815259</text:p>
          </table:table-cell>
          <table:table-cell office:value-type="float" office:value="0.419030545787484" calcext:value-type="float">
            <text:p>0.4190305458</text:p>
          </table:table-cell>
          <table:table-cell office:value-type="float" office:value="0.287404259799301" calcext:value-type="float">
            <text:p>0.2874042598</text:p>
          </table:table-cell>
          <table:table-cell office:value-type="float" office:value="0.365820511905291" calcext:value-type="float">
            <text:p>0.3658205119</text:p>
          </table:table-cell>
          <table:table-cell office:value-type="float" office:value="-0.151793843036877" calcext:value-type="float">
            <text:p>-0.151793843</text:p>
          </table:table-cell>
          <table:table-cell office:value-type="float" office:value="-0.158469836594796" calcext:value-type="float">
            <text:p>-0.1584698366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content_ua_table2_sum</text:p>
          </table:table-cell>
          <table:table-cell office:value-type="float" office:value="0.246976590681049" calcext:value-type="float">
            <text:p>0.2469765907</text:p>
          </table:table-cell>
          <table:table-cell office:value-type="float" office:value="0.00913898929832499" calcext:value-type="float">
            <text:p>0.0091389893</text:p>
          </table:table-cell>
          <table:table-cell office:value-type="float" office:value="0.0443454120695092" calcext:value-type="float">
            <text:p>0.0443454121</text:p>
          </table:table-cell>
          <table:table-cell/>
          <table:table-cell office:value-type="float" office:value="0.271866952244879" calcext:value-type="float">
            <text:p>0.2718669522</text:p>
          </table:table-cell>
          <table:table-cell office:value-type="float" office:value="-0.00329646919747098" calcext:value-type="float">
            <text:p>-0.0032964692</text:p>
          </table:table-cell>
          <table:table-cell office:value-type="float" office:value="0.1203409137544" calcext:value-type="float">
            <text:p>0.1203409138</text:p>
          </table:table-cell>
          <table:table-cell office:value-type="float" office:value="0.0332992933040332" calcext:value-type="float">
            <text:p>0.0332992933</text:p>
          </table:table-cell>
          <table:table-cell office:value-type="float" office:value="0.664476523049216" calcext:value-type="float">
            <text:p>0.664476523</text:p>
          </table:table-cell>
          <table:table-cell office:value-type="float" office:value="0.0443454120695092" calcext:value-type="float">
            <text:p>0.0443454121</text:p>
          </table:table-cell>
          <table:table-cell office:value-type="float" office:value="0.0443330712474042" calcext:value-type="float">
            <text:p>0.0443330712</text:p>
          </table:table-cell>
          <table:table-cell office:value-type="float" office:value="-0.0196106203883633" calcext:value-type="float">
            <text:p>-0.0196106204</text:p>
          </table:table-cell>
          <table:table-cell office:value-type="float" office:value="0.0305898350321075" calcext:value-type="float">
            <text:p>0.030589835</text:p>
          </table:table-cell>
          <table:table-cell/>
          <table:table-cell office:value-type="float" office:value="0.371965360548504" calcext:value-type="float">
            <text:p>0.3719653605</text:p>
          </table:table-cell>
          <table:table-cell office:value-type="float" office:value="-0.0248913338615466" calcext:value-type="float">
            <text:p>-0.0248913339</text:p>
          </table:table-cell>
          <table:table-cell office:value-type="float" office:value="0.162778466185932" calcext:value-type="float">
            <text:p>0.1627784662</text:p>
          </table:table-cell>
          <table:table-cell office:value-type="float" office:value="0.159720798381582" calcext:value-type="float">
            <text:p>0.1597207984</text:p>
          </table:table-cell>
          <table:table-cell office:value-type="float" office:value="0.272363981735644" calcext:value-type="float">
            <text:p>0.2723639817</text:p>
          </table:table-cell>
          <table:table-cell office:value-type="float" office:value="0.0920442370958797" calcext:value-type="float">
            <text:p>0.0920442371</text:p>
          </table:table-cell>
          <table:table-cell office:value-type="float" office:value="0.201827361093849" calcext:value-type="float">
            <text:p>0.2018273611</text:p>
          </table:table-cell>
          <table:table-cell office:value-type="float" office:value="-0.0416898488276282" calcext:value-type="float">
            <text:p>-0.0416898488</text:p>
          </table:table-cell>
          <table:table-cell office:value-type="float" office:value="-0.086886973641707" calcext:value-type="float">
            <text:p>-0.0868869736</text:p>
          </table:table-cell>
          <table:table-cell office:value-type="float" office:value="0.356920201756808" calcext:value-type="float">
            <text:p>0.3569202018</text:p>
          </table:table-cell>
          <table:table-cell office:value-type="float" office:value="0.369708949639648" calcext:value-type="float">
            <text:p>0.3697089496</text:p>
          </table:table-cell>
          <table:table-cell office:value-type="float" office:value="0.0804257477625323" calcext:value-type="float">
            <text:p>0.0804257478</text:p>
          </table:table-cell>
          <table:table-cell office:value-type="float" office:value="0.144431185352587" calcext:value-type="float">
            <text:p>0.1444311854</text:p>
          </table:table-cell>
          <table:table-cell office:value-type="float" office:value="0.090196703821777" calcext:value-type="float">
            <text:p>0.0901967038</text:p>
          </table:table-cell>
          <table:table-cell office:value-type="float" office:value="0.159191292020922" calcext:value-type="float">
            <text:p>0.159191292</text:p>
          </table:table-cell>
          <table:table-cell office:value-type="float" office:value="0.426776911415356" calcext:value-type="float">
            <text:p>0.4267769114</text:p>
          </table:table-cell>
          <table:table-cell office:value-type="float" office:value="1" calcext:value-type="float">
            <text:p>1</text:p>
          </table:table-cell>
          <table:table-cell office:value-type="float" office:value="-0.227876939363565" calcext:value-type="float">
            <text:p>-0.2278769394</text:p>
          </table:table-cell>
          <table:table-cell office:value-type="float" office:value="0.270632980152786" calcext:value-type="float">
            <text:p>0.2706329802</text:p>
          </table:table-cell>
          <table:table-cell office:value-type="float" office:value="0.406436178712602" calcext:value-type="float">
            <text:p>0.4064361787</text:p>
          </table:table-cell>
          <table:table-cell office:value-type="float" office:value="0.430159048982979" calcext:value-type="float">
            <text:p>0.430159049</text:p>
          </table:table-cell>
          <table:table-cell office:value-type="float" office:value="-0.0600476530529827" calcext:value-type="float">
            <text:p>-0.0600476531</text:p>
          </table:table-cell>
          <table:table-cell office:value-type="float" office:value="0.423674345462422" calcext:value-type="float">
            <text:p>0.4236743455</text:p>
          </table:table-cell>
          <table:table-cell office:value-type="float" office:value="-0.0331394382542779" calcext:value-type="float">
            <text:p>-0.0331394383</text:p>
          </table:table-cell>
          <table:table-cell office:value-type="float" office:value="-0.0396956651759545" calcext:value-type="float">
            <text:p>-0.0396956652</text:p>
          </table:table-cell>
          <table:table-cell office:value-type="float" office:value="0.0830362951913772" calcext:value-type="float">
            <text:p>0.0830362952</text:p>
          </table:table-cell>
          <table:table-cell office:value-type="float" office:value="-0.0767175970069181" calcext:value-type="float">
            <text:p>-0.076717597</text:p>
          </table:table-cell>
          <table:table-cell office:value-type="float" office:value="0.00505032280853537" calcext:value-type="float">
            <text:p>0.0050503228</text:p>
          </table:table-cell>
          <table:table-cell office:value-type="float" office:value="0.201237957939916" calcext:value-type="float">
            <text:p>0.2012379579</text:p>
          </table:table-cell>
          <table:table-cell office:value-type="float" office:value="0.0338654533709505" calcext:value-type="float">
            <text:p>0.0338654534</text:p>
          </table:table-cell>
          <table:table-cell office:value-type="float" office:value="0.086401857920685" calcext:value-type="float">
            <text:p>0.0864018579</text:p>
          </table:table-cell>
          <table:table-cell office:value-type="float" office:value="0.0828794252396988" calcext:value-type="float">
            <text:p>0.0828794252</text:p>
          </table:table-cell>
          <table:table-cell office:value-type="float" office:value="-0.0156704294117154" calcext:value-type="float">
            <text:p>-0.0156704294</text:p>
          </table:table-cell>
          <table:table-cell office:value-type="float" office:value="0.189002334124202" calcext:value-type="float">
            <text:p>0.1890023341</text:p>
          </table:table-cell>
          <table:table-cell office:value-type="float" office:value="0.0100111140755032" calcext:value-type="float">
            <text:p>0.0100111141</text:p>
          </table:table-cell>
          <table:table-cell office:value-type="float" office:value="-0.0472032620990589" calcext:value-type="float">
            <text:p>-0.0472032621</text:p>
          </table:table-cell>
          <table:table-cell office:value-type="float" office:value="-0.0157982721867719" calcext:value-type="float">
            <text:p>-0.0157982722</text:p>
          </table:table-cell>
          <table:table-cell office:value-type="float" office:value="0.233367038484869" calcext:value-type="float">
            <text:p>0.2333670385</text:p>
          </table:table-cell>
          <table:table-cell office:value-type="float" office:value="0.414023284207618" calcext:value-type="float">
            <text:p>0.4140232842</text:p>
          </table:table-cell>
          <table:table-cell office:value-type="float" office:value="0.260574163194019" calcext:value-type="float">
            <text:p>0.2605741632</text:p>
          </table:table-cell>
          <table:table-cell office:value-type="float" office:value="0.196930873960343" calcext:value-type="float">
            <text:p>0.196930874</text:p>
          </table:table-cell>
          <table:table-cell office:value-type="float" office:value="0.224514479612799" calcext:value-type="float">
            <text:p>0.2245144796</text:p>
          </table:table-cell>
          <table:table-cell office:value-type="float" office:value="-0.117326384191782" calcext:value-type="float">
            <text:p>-0.1173263842</text:p>
          </table:table-cell>
          <table:table-cell office:value-type="float" office:value="0.193759990576256" calcext:value-type="float">
            <text:p>0.1937599906</text:p>
          </table:table-cell>
          <table:table-cell office:value-type="float" office:value="-0.213755531957854" calcext:value-type="float">
            <text:p>-0.213755532</text:p>
          </table:table-cell>
          <table:table-cell office:value-type="float" office:value="0.483027598611761" calcext:value-type="float">
            <text:p>0.4830275986</text:p>
          </table:table-cell>
          <table:table-cell office:value-type="float" office:value="0.205123766717473" calcext:value-type="float">
            <text:p>0.2051237667</text:p>
          </table:table-cell>
          <table:table-cell office:value-type="float" office:value="0.0403174695550218" calcext:value-type="float">
            <text:p>0.0403174696</text:p>
          </table:table-cell>
          <table:table-cell office:value-type="float" office:value="0.205970070416708" calcext:value-type="float">
            <text:p>0.2059700704</text:p>
          </table:table-cell>
          <table:table-cell office:value-type="float" office:value="0.0431564718785023" calcext:value-type="float">
            <text:p>0.0431564719</text:p>
          </table:table-cell>
          <table:table-cell office:value-type="float" office:value="0.0775112470755419" calcext:value-type="float">
            <text:p>0.0775112471</text:p>
          </table:table-cell>
          <table:table-cell office:value-type="float" office:value="-0.184825163895418" calcext:value-type="float">
            <text:p>-0.1848251639</text:p>
          </table:table-cell>
          <table:table-cell office:value-type="float" office:value="0.241809263439884" calcext:value-type="float">
            <text:p>0.2418092634</text:p>
          </table:table-cell>
          <table:table-cell office:value-type="float" office:value="-0.0344737424900589" calcext:value-type="float">
            <text:p>-0.0344737425</text:p>
          </table:table-cell>
          <table:table-cell office:value-type="float" office:value="0.229200064405912" calcext:value-type="float">
            <text:p>0.2292000644</text:p>
          </table:table-cell>
          <table:table-cell office:value-type="float" office:value="-0.00825812672986847" calcext:value-type="float">
            <text:p>-0.0082581267</text:p>
          </table:table-cell>
          <table:table-cell office:value-type="float" office:value="0.0704694593013217" calcext:value-type="float">
            <text:p>0.0704694593</text:p>
          </table:table-cell>
          <table:table-cell office:value-type="float" office:value="0.151664117724463" calcext:value-type="float">
            <text:p>0.1516641177</text:p>
          </table:table-cell>
          <table:table-cell office:value-type="float" office:value="0.0711190389327726" calcext:value-type="float">
            <text:p>0.0711190389</text:p>
          </table:table-cell>
          <table:table-cell office:value-type="float" office:value="0.145904195734286" calcext:value-type="float">
            <text:p>0.1459041957</text:p>
          </table:table-cell>
          <table:table-cell office:value-type="float" office:value="0.312300034527883" calcext:value-type="float">
            <text:p>0.3123000345</text:p>
          </table:table-cell>
          <table:table-cell office:value-type="float" office:value="0.408665245730946" calcext:value-type="float">
            <text:p>0.4086652457</text:p>
          </table:table-cell>
          <table:table-cell office:value-type="float" office:value="0.210370088986072" calcext:value-type="float">
            <text:p>0.210370089</text:p>
          </table:table-cell>
          <table:table-cell office:value-type="float" office:value="0.413921539405461" calcext:value-type="float">
            <text:p>0.4139215394</text:p>
          </table:table-cell>
          <table:table-cell office:value-type="float" office:value="-0.267360875213422" calcext:value-type="float">
            <text:p>-0.2673608752</text:p>
          </table:table-cell>
          <table:table-cell office:value-type="float" office:value="-0.272130986661187" calcext:value-type="float">
            <text:p>-0.2721309867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content_ua_table2_max</text:p>
          </table:table-cell>
          <table:table-cell office:value-type="float" office:value="-0.0834466256703767" calcext:value-type="float">
            <text:p>-0.0834466257</text:p>
          </table:table-cell>
          <table:table-cell office:value-type="float" office:value="0.015058493150497" calcext:value-type="float">
            <text:p>0.0150584932</text:p>
          </table:table-cell>
          <table:table-cell office:value-type="float" office:value="-0.0414130549775231" calcext:value-type="float">
            <text:p>-0.041413055</text:p>
          </table:table-cell>
          <table:table-cell/>
          <table:table-cell office:value-type="float" office:value="-0.0788772844661761" calcext:value-type="float">
            <text:p>-0.0788772845</text:p>
          </table:table-cell>
          <table:table-cell office:value-type="float" office:value="0.0153504729352521" calcext:value-type="float">
            <text:p>0.0153504729</text:p>
          </table:table-cell>
          <table:table-cell office:value-type="float" office:value="-0.0242372442027504" calcext:value-type="float">
            <text:p>-0.0242372442</text:p>
          </table:table-cell>
          <table:table-cell office:value-type="float" office:value="-0.00573884112983946" calcext:value-type="float">
            <text:p>-0.0057388411</text:p>
          </table:table-cell>
          <table:table-cell office:value-type="float" office:value="-0.354818076883057" calcext:value-type="float">
            <text:p>-0.3548180769</text:p>
          </table:table-cell>
          <table:table-cell office:value-type="float" office:value="-0.0414130549775231" calcext:value-type="float">
            <text:p>-0.041413055</text:p>
          </table:table-cell>
          <table:table-cell office:value-type="float" office:value="-0.0414404253213855" calcext:value-type="float">
            <text:p>-0.0414404253</text:p>
          </table:table-cell>
          <table:table-cell office:value-type="float" office:value="0.0238133310149815" calcext:value-type="float">
            <text:p>0.023813331</text:p>
          </table:table-cell>
          <table:table-cell office:value-type="float" office:value="-0.0737540153737304" calcext:value-type="float">
            <text:p>-0.0737540154</text:p>
          </table:table-cell>
          <table:table-cell/>
          <table:table-cell office:value-type="float" office:value="-0.0172282485141487" calcext:value-type="float">
            <text:p>-0.0172282485</text:p>
          </table:table-cell>
          <table:table-cell office:value-type="float" office:value="0.0115931573631081" calcext:value-type="float">
            <text:p>0.0115931574</text:p>
          </table:table-cell>
          <table:table-cell office:value-type="float" office:value="0.0262444058728147" calcext:value-type="float">
            <text:p>0.0262444059</text:p>
          </table:table-cell>
          <table:table-cell office:value-type="float" office:value="0.0292317531760028" calcext:value-type="float">
            <text:p>0.0292317532</text:p>
          </table:table-cell>
          <table:table-cell office:value-type="float" office:value="-0.0628684502917723" calcext:value-type="float">
            <text:p>-0.0628684503</text:p>
          </table:table-cell>
          <table:table-cell office:value-type="float" office:value="0.106627643585781" calcext:value-type="float">
            <text:p>0.1066276436</text:p>
          </table:table-cell>
          <table:table-cell office:value-type="float" office:value="-0.102140509516253" calcext:value-type="float">
            <text:p>-0.1021405095</text:p>
          </table:table-cell>
          <table:table-cell office:value-type="float" office:value="0.0109218280880549" calcext:value-type="float">
            <text:p>0.0109218281</text:p>
          </table:table-cell>
          <table:table-cell office:value-type="float" office:value="0.0187834006312295" calcext:value-type="float">
            <text:p>0.0187834006</text:p>
          </table:table-cell>
          <table:table-cell office:value-type="float" office:value="-0.00201043461996276" calcext:value-type="float">
            <text:p>-0.0020104346</text:p>
          </table:table-cell>
          <table:table-cell office:value-type="float" office:value="-0.0100469693464781" calcext:value-type="float">
            <text:p>-0.0100469693</text:p>
          </table:table-cell>
          <table:table-cell office:value-type="float" office:value="-0.0417842660020608" calcext:value-type="float">
            <text:p>-0.041784266</text:p>
          </table:table-cell>
          <table:table-cell office:value-type="float" office:value="-0.0692016179999683" calcext:value-type="float">
            <text:p>-0.069201618</text:p>
          </table:table-cell>
          <table:table-cell office:value-type="float" office:value="0.00241173006835556" calcext:value-type="float">
            <text:p>0.0024117301</text:p>
          </table:table-cell>
          <table:table-cell office:value-type="float" office:value="0.0270826005556544" calcext:value-type="float">
            <text:p>0.0270826006</text:p>
          </table:table-cell>
          <table:table-cell office:value-type="float" office:value="-0.095816899080906" calcext:value-type="float">
            <text:p>-0.0958168991</text:p>
          </table:table-cell>
          <table:table-cell office:value-type="float" office:value="-0.227876939363565" calcext:value-type="float">
            <text:p>-0.2278769394</text:p>
          </table:table-cell>
          <table:table-cell office:value-type="float" office:value="1" calcext:value-type="float">
            <text:p>1</text:p>
          </table:table-cell>
          <table:table-cell office:value-type="float" office:value="-0.176134772553147" calcext:value-type="float">
            <text:p>-0.1761347726</text:p>
          </table:table-cell>
          <table:table-cell office:value-type="float" office:value="-0.176598394108305" calcext:value-type="float">
            <text:p>-0.1765983941</text:p>
          </table:table-cell>
          <table:table-cell office:value-type="float" office:value="-0.00818579936522332" calcext:value-type="float">
            <text:p>-0.0081857994</text:p>
          </table:table-cell>
          <table:table-cell office:value-type="float" office:value="0.034719574812772" calcext:value-type="float">
            <text:p>0.0347195748</text:p>
          </table:table-cell>
          <table:table-cell office:value-type="float" office:value="0.0127366446279771" calcext:value-type="float">
            <text:p>0.0127366446</text:p>
          </table:table-cell>
          <table:table-cell office:value-type="float" office:value="0.0263957776891992" calcext:value-type="float">
            <text:p>0.0263957777</text:p>
          </table:table-cell>
          <table:table-cell office:value-type="float" office:value="0.0448433322475587" calcext:value-type="float">
            <text:p>0.0448433322</text:p>
          </table:table-cell>
          <table:table-cell office:value-type="float" office:value="0.0618010030194654" calcext:value-type="float">
            <text:p>0.061801003</text:p>
          </table:table-cell>
          <table:table-cell office:value-type="float" office:value="0.117956943673895" calcext:value-type="float">
            <text:p>0.1179569437</text:p>
          </table:table-cell>
          <table:table-cell office:value-type="float" office:value="0.0492405981110193" calcext:value-type="float">
            <text:p>0.0492405981</text:p>
          </table:table-cell>
          <table:table-cell office:value-type="float" office:value="0.0870002601446371" calcext:value-type="float">
            <text:p>0.0870002601</text:p>
          </table:table-cell>
          <table:table-cell office:value-type="float" office:value="0.0795999367900721" calcext:value-type="float">
            <text:p>0.0795999368</text:p>
          </table:table-cell>
          <table:table-cell office:value-type="float" office:value="-0.0425200764933175" calcext:value-type="float">
            <text:p>-0.0425200765</text:p>
          </table:table-cell>
          <table:table-cell office:value-type="float" office:value="-0.049769971828006" calcext:value-type="float">
            <text:p>-0.0497699718</text:p>
          </table:table-cell>
          <table:table-cell office:value-type="float" office:value="0.0479968848330713" calcext:value-type="float">
            <text:p>0.0479968848</text:p>
          </table:table-cell>
          <table:table-cell office:value-type="float" office:value="0.0413316791143264" calcext:value-type="float">
            <text:p>0.0413316791</text:p>
          </table:table-cell>
          <table:table-cell office:value-type="float" office:value="0.0498296492746158" calcext:value-type="float">
            <text:p>0.0498296493</text:p>
          </table:table-cell>
          <table:table-cell office:value-type="float" office:value="0.0424750309580571" calcext:value-type="float">
            <text:p>0.042475031</text:p>
          </table:table-cell>
          <table:table-cell office:value-type="float" office:value="0.0441721888928295" calcext:value-type="float">
            <text:p>0.0441721889</text:p>
          </table:table-cell>
          <table:table-cell office:value-type="float" office:value="-0.1099470017112" calcext:value-type="float">
            <text:p>-0.1099470017</text:p>
          </table:table-cell>
          <table:table-cell office:value-type="float" office:value="-0.105425963595925" calcext:value-type="float">
            <text:p>-0.1054259636</text:p>
          </table:table-cell>
          <table:table-cell office:value-type="float" office:value="-0.113759241555269" calcext:value-type="float">
            <text:p>-0.1137592416</text:p>
          </table:table-cell>
          <table:table-cell office:value-type="float" office:value="-0.109140750302455" calcext:value-type="float">
            <text:p>-0.1091407503</text:p>
          </table:table-cell>
          <table:table-cell office:value-type="float" office:value="-0.107931939977571" calcext:value-type="float">
            <text:p>-0.10793194</text:p>
          </table:table-cell>
          <table:table-cell office:value-type="float" office:value="0.0398041155969725" calcext:value-type="float">
            <text:p>0.0398041156</text:p>
          </table:table-cell>
          <table:table-cell office:value-type="float" office:value="0.0115797321613547" calcext:value-type="float">
            <text:p>0.0115797322</text:p>
          </table:table-cell>
          <table:table-cell office:value-type="float" office:value="0.0302968184355664" calcext:value-type="float">
            <text:p>0.0302968184</text:p>
          </table:table-cell>
          <table:table-cell office:value-type="float" office:value="-0.346556335258683" calcext:value-type="float">
            <text:p>-0.3465563353</text:p>
          </table:table-cell>
          <table:table-cell office:value-type="float" office:value="0.0409430775289941" calcext:value-type="float">
            <text:p>0.0409430775</text:p>
          </table:table-cell>
          <table:table-cell office:value-type="float" office:value="-0.0000749912357852882" calcext:value-type="float">
            <text:p>-7.49912357852882E-05</text:p>
          </table:table-cell>
          <table:table-cell office:value-type="float" office:value="0.0459529143986914" calcext:value-type="float">
            <text:p>0.0459529144</text:p>
          </table:table-cell>
          <table:table-cell office:value-type="float" office:value="0.00156249877156583" calcext:value-type="float">
            <text:p>0.0015624988</text:p>
          </table:table-cell>
          <table:table-cell office:value-type="float" office:value="0.0243124875256815" calcext:value-type="float">
            <text:p>0.0243124875</text:p>
          </table:table-cell>
          <table:table-cell office:value-type="float" office:value="0.0322650981657522" calcext:value-type="float">
            <text:p>0.0322650982</text:p>
          </table:table-cell>
          <table:table-cell office:value-type="float" office:value="0.0336971584917339" calcext:value-type="float">
            <text:p>0.0336971585</text:p>
          </table:table-cell>
          <table:table-cell office:value-type="float" office:value="0.000585086583928023" calcext:value-type="float">
            <text:p>0.0005850866</text:p>
          </table:table-cell>
          <table:table-cell office:value-type="float" office:value="0.0441082194673914" calcext:value-type="float">
            <text:p>0.0441082195</text:p>
          </table:table-cell>
          <table:table-cell office:value-type="float" office:value="-0.00372144007117581" calcext:value-type="float">
            <text:p>-0.0037214401</text:p>
          </table:table-cell>
          <table:table-cell office:value-type="float" office:value="0.136068250133571" calcext:value-type="float">
            <text:p>0.1360682501</text:p>
          </table:table-cell>
          <table:table-cell office:value-type="float" office:value="-0.072644089976014" calcext:value-type="float">
            <text:p>-0.07264409</text:p>
          </table:table-cell>
          <table:table-cell office:value-type="float" office:value="0.141267870653336" calcext:value-type="float">
            <text:p>0.1412678707</text:p>
          </table:table-cell>
          <table:table-cell office:value-type="float" office:value="-0.0651555481850005" calcext:value-type="float">
            <text:p>-0.0651555482</text:p>
          </table:table-cell>
          <table:table-cell office:value-type="float" office:value="-0.0358297617457647" calcext:value-type="float">
            <text:p>-0.0358297617</text:p>
          </table:table-cell>
          <table:table-cell office:value-type="float" office:value="-0.0861189797676995" calcext:value-type="float">
            <text:p>-0.0861189798</text:p>
          </table:table-cell>
          <table:table-cell office:value-type="float" office:value="-0.0303285106545887" calcext:value-type="float">
            <text:p>-0.0303285107</text:p>
          </table:table-cell>
          <table:table-cell office:value-type="float" office:value="-0.103351137748018" calcext:value-type="float">
            <text:p>-0.1033511377</text:p>
          </table:table-cell>
          <table:table-cell office:value-type="float" office:value="0.0864858936467831" calcext:value-type="float">
            <text:p>0.0864858936</text:p>
          </table:table-cell>
          <table:table-cell office:value-type="float" office:value="0.0858929407242336" calcext:value-type="float">
            <text:p>0.0858929407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content_ua_table2_min</text:p>
          </table:table-cell>
          <table:table-cell office:value-type="float" office:value="0.107735261394431" calcext:value-type="float">
            <text:p>0.1077352614</text:p>
          </table:table-cell>
          <table:table-cell office:value-type="float" office:value="0.016441382577287" calcext:value-type="float">
            <text:p>0.0164413826</text:p>
          </table:table-cell>
          <table:table-cell office:value-type="float" office:value="-0.0102697407658113" calcext:value-type="float">
            <text:p>-0.0102697408</text:p>
          </table:table-cell>
          <table:table-cell/>
          <table:table-cell office:value-type="float" office:value="0.16780360051419" calcext:value-type="float">
            <text:p>0.1678036005</text:p>
          </table:table-cell>
          <table:table-cell office:value-type="float" office:value="0.0079030563047684" calcext:value-type="float">
            <text:p>0.0079030563</text:p>
          </table:table-cell>
          <table:table-cell office:value-type="float" office:value="0.087196383940685" calcext:value-type="float">
            <text:p>0.0871963839</text:p>
          </table:table-cell>
          <table:table-cell office:value-type="float" office:value="0.00242164290227323" calcext:value-type="float">
            <text:p>0.0024216429</text:p>
          </table:table-cell>
          <table:table-cell office:value-type="float" office:value="0.191529064194073" calcext:value-type="float">
            <text:p>0.1915290642</text:p>
          </table:table-cell>
          <table:table-cell office:value-type="float" office:value="-0.0102697407658113" calcext:value-type="float">
            <text:p>-0.0102697408</text:p>
          </table:table-cell>
          <table:table-cell office:value-type="float" office:value="-0.0102745722656492" calcext:value-type="float">
            <text:p>-0.0102745723</text:p>
          </table:table-cell>
          <table:table-cell office:value-type="float" office:value="0.00616522650906046" calcext:value-type="float">
            <text:p>0.0061652265</text:p>
          </table:table-cell>
          <table:table-cell office:value-type="float" office:value="-0.0782332069497838" calcext:value-type="float">
            <text:p>-0.0782332069</text:p>
          </table:table-cell>
          <table:table-cell/>
          <table:table-cell office:value-type="float" office:value="0.436584390372563" calcext:value-type="float">
            <text:p>0.4365843904</text:p>
          </table:table-cell>
          <table:table-cell office:value-type="float" office:value="-0.023035696038964" calcext:value-type="float">
            <text:p>-0.023035696</text:p>
          </table:table-cell>
          <table:table-cell office:value-type="float" office:value="0.0579861116427973" calcext:value-type="float">
            <text:p>0.0579861116</text:p>
          </table:table-cell>
          <table:table-cell office:value-type="float" office:value="0.0595473085483321" calcext:value-type="float">
            <text:p>0.0595473085</text:p>
          </table:table-cell>
          <table:table-cell office:value-type="float" office:value="0.176217443290731" calcext:value-type="float">
            <text:p>0.1762174433</text:p>
          </table:table-cell>
          <table:table-cell office:value-type="float" office:value="0.030280538538091" calcext:value-type="float">
            <text:p>0.0302805385</text:p>
          </table:table-cell>
          <table:table-cell office:value-type="float" office:value="0.0658500190607544" calcext:value-type="float">
            <text:p>0.0658500191</text:p>
          </table:table-cell>
          <table:table-cell office:value-type="float" office:value="-0.0422902409947223" calcext:value-type="float">
            <text:p>-0.042290241</text:p>
          </table:table-cell>
          <table:table-cell office:value-type="float" office:value="-0.0884074698721029" calcext:value-type="float">
            <text:p>-0.0884074699</text:p>
          </table:table-cell>
          <table:table-cell office:value-type="float" office:value="0.425104140859716" calcext:value-type="float">
            <text:p>0.4251041409</text:p>
          </table:table-cell>
          <table:table-cell office:value-type="float" office:value="0.438642547408678" calcext:value-type="float">
            <text:p>0.4386425474</text:p>
          </table:table-cell>
          <table:table-cell office:value-type="float" office:value="0.020679889219971" calcext:value-type="float">
            <text:p>0.0206798892</text:p>
          </table:table-cell>
          <table:table-cell office:value-type="float" office:value="0.0393280498148731" calcext:value-type="float">
            <text:p>0.0393280498</text:p>
          </table:table-cell>
          <table:table-cell office:value-type="float" office:value="0.0333789368377356" calcext:value-type="float">
            <text:p>0.0333789368</text:p>
          </table:table-cell>
          <table:table-cell office:value-type="float" office:value="0.05656247743186" calcext:value-type="float">
            <text:p>0.0565624774</text:p>
          </table:table-cell>
          <table:table-cell office:value-type="float" office:value="0.743826622995412" calcext:value-type="float">
            <text:p>0.743826623</text:p>
          </table:table-cell>
          <table:table-cell office:value-type="float" office:value="0.270632980152786" calcext:value-type="float">
            <text:p>0.2706329802</text:p>
          </table:table-cell>
          <table:table-cell office:value-type="float" office:value="-0.176134772553147" calcext:value-type="float">
            <text:p>-0.1761347726</text:p>
          </table:table-cell>
          <table:table-cell office:value-type="float" office:value="1" calcext:value-type="float">
            <text:p>1</text:p>
          </table:table-cell>
          <table:table-cell office:value-type="float" office:value="0.46535136561707" calcext:value-type="float">
            <text:p>0.4653513656</text:p>
          </table:table-cell>
          <table:table-cell office:value-type="float" office:value="0.125495764101791" calcext:value-type="float">
            <text:p>0.1254957641</text:p>
          </table:table-cell>
          <table:table-cell office:value-type="float" office:value="-0.00550682602929064" calcext:value-type="float">
            <text:p>-0.005506826</text:p>
          </table:table-cell>
          <table:table-cell office:value-type="float" office:value="0.126539359123278" calcext:value-type="float">
            <text:p>0.1265393591</text:p>
          </table:table-cell>
          <table:table-cell office:value-type="float" office:value="0.00338134738946717" calcext:value-type="float">
            <text:p>0.0033813474</text:p>
          </table:table-cell>
          <table:table-cell office:value-type="float" office:value="0.0246626437763444" calcext:value-type="float">
            <text:p>0.0246626438</text:p>
          </table:table-cell>
          <table:table-cell office:value-type="float" office:value="0.149842326763474" calcext:value-type="float">
            <text:p>0.1498423268</text:p>
          </table:table-cell>
          <table:table-cell office:value-type="float" office:value="0.0514367079083192" calcext:value-type="float">
            <text:p>0.0514367079</text:p>
          </table:table-cell>
          <table:table-cell office:value-type="float" office:value="0.0795579890023523" calcext:value-type="float">
            <text:p>0.079557989</text:p>
          </table:table-cell>
          <table:table-cell office:value-type="float" office:value="0.257407441856907" calcext:value-type="float">
            <text:p>0.2574074419</text:p>
          </table:table-cell>
          <table:table-cell office:value-type="float" office:value="0.121526752794088" calcext:value-type="float">
            <text:p>0.1215267528</text:p>
          </table:table-cell>
          <table:table-cell office:value-type="float" office:value="0.0105424878288173" calcext:value-type="float">
            <text:p>0.0105424878</text:p>
          </table:table-cell>
          <table:table-cell office:value-type="float" office:value="0.00233288324887377" calcext:value-type="float">
            <text:p>0.0023328832</text:p>
          </table:table-cell>
          <table:table-cell office:value-type="float" office:value="-0.0150132825810054" calcext:value-type="float">
            <text:p>-0.0150132826</text:p>
          </table:table-cell>
          <table:table-cell office:value-type="float" office:value="0.102716540605543" calcext:value-type="float">
            <text:p>0.1027165406</text:p>
          </table:table-cell>
          <table:table-cell office:value-type="float" office:value="-0.00443575240029555" calcext:value-type="float">
            <text:p>-0.0044357524</text:p>
          </table:table-cell>
          <table:table-cell office:value-type="float" office:value="-0.0282733621099768" calcext:value-type="float">
            <text:p>-0.0282733621</text:p>
          </table:table-cell>
          <table:table-cell office:value-type="float" office:value="-0.0157264835188626" calcext:value-type="float">
            <text:p>-0.0157264835</text:p>
          </table:table-cell>
          <table:table-cell office:value-type="float" office:value="0.0858333890900112" calcext:value-type="float">
            <text:p>0.0858333891</text:p>
          </table:table-cell>
          <table:table-cell office:value-type="float" office:value="0.0714427476921775" calcext:value-type="float">
            <text:p>0.0714427477</text:p>
          </table:table-cell>
          <table:table-cell office:value-type="float" office:value="0.0738148158646511" calcext:value-type="float">
            <text:p>0.0738148159</text:p>
          </table:table-cell>
          <table:table-cell office:value-type="float" office:value="0.0933529967772031" calcext:value-type="float">
            <text:p>0.0933529968</text:p>
          </table:table-cell>
          <table:table-cell office:value-type="float" office:value="0.0874958631600986" calcext:value-type="float">
            <text:p>0.0874958632</text:p>
          </table:table-cell>
          <table:table-cell office:value-type="float" office:value="-0.00925832692700086" calcext:value-type="float">
            <text:p>-0.0092583269</text:p>
          </table:table-cell>
          <table:table-cell office:value-type="float" office:value="0.302389795803587" calcext:value-type="float">
            <text:p>0.3023897958</text:p>
          </table:table-cell>
          <table:table-cell office:value-type="float" office:value="-0.17365395972243" calcext:value-type="float">
            <text:p>-0.1736539597</text:p>
          </table:table-cell>
          <table:table-cell office:value-type="float" office:value="0.336000779208462" calcext:value-type="float">
            <text:p>0.3360007792</text:p>
          </table:table-cell>
          <table:table-cell office:value-type="float" office:value="0.0891489578312088" calcext:value-type="float">
            <text:p>0.0891489578</text:p>
          </table:table-cell>
          <table:table-cell office:value-type="float" office:value="0.000931407779053629" calcext:value-type="float">
            <text:p>0.0009314078</text:p>
          </table:table-cell>
          <table:table-cell office:value-type="float" office:value="0.0915440575246504" calcext:value-type="float">
            <text:p>0.0915440575</text:p>
          </table:table-cell>
          <table:table-cell office:value-type="float" office:value="0.00476794185428521" calcext:value-type="float">
            <text:p>0.0047679419</text:p>
          </table:table-cell>
          <table:table-cell office:value-type="float" office:value="0.193134829434379" calcext:value-type="float">
            <text:p>0.1931348294</text:p>
          </table:table-cell>
          <table:table-cell office:value-type="float" office:value="-0.130086585307299" calcext:value-type="float">
            <text:p>-0.1300865853</text:p>
          </table:table-cell>
          <table:table-cell office:value-type="float" office:value="0.0854071072421017" calcext:value-type="float">
            <text:p>0.0854071072</text:p>
          </table:table-cell>
          <table:table-cell office:value-type="float" office:value="-0.0114303848400367" calcext:value-type="float">
            <text:p>-0.0114303848</text:p>
          </table:table-cell>
          <table:table-cell office:value-type="float" office:value="0.090790463822605" calcext:value-type="float">
            <text:p>0.0907904638</text:p>
          </table:table-cell>
          <table:table-cell office:value-type="float" office:value="-0.00854103731700083" calcext:value-type="float">
            <text:p>-0.0085410373</text:p>
          </table:table-cell>
          <table:table-cell office:value-type="float" office:value="0.0177990805600233" calcext:value-type="float">
            <text:p>0.0177990806</text:p>
          </table:table-cell>
          <table:table-cell office:value-type="float" office:value="0.0597138151328615" calcext:value-type="float">
            <text:p>0.0597138151</text:p>
          </table:table-cell>
          <table:table-cell office:value-type="float" office:value="0.0278206855597149" calcext:value-type="float">
            <text:p>0.0278206856</text:p>
          </table:table-cell>
          <table:table-cell office:value-type="float" office:value="0.0534607834754841" calcext:value-type="float">
            <text:p>0.0534607835</text:p>
          </table:table-cell>
          <table:table-cell office:value-type="float" office:value="0.15817242469992" calcext:value-type="float">
            <text:p>0.1581724247</text:p>
          </table:table-cell>
          <table:table-cell office:value-type="float" office:value="0.303175632308212" calcext:value-type="float">
            <text:p>0.3031756323</text:p>
          </table:table-cell>
          <table:table-cell office:value-type="float" office:value="0.206099681588909" calcext:value-type="float">
            <text:p>0.2060996816</text:p>
          </table:table-cell>
          <table:table-cell office:value-type="float" office:value="0.26730867554011" calcext:value-type="float">
            <text:p>0.2673086755</text:p>
          </table:table-cell>
          <table:table-cell office:value-type="float" office:value="-0.113583829927525" calcext:value-type="float">
            <text:p>-0.1135838299</text:p>
          </table:table-cell>
          <table:table-cell office:value-type="float" office:value="-0.118955896826832" calcext:value-type="float">
            <text:p>-0.1189558968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content_ua_table2_last</text:p>
          </table:table-cell>
          <table:table-cell office:value-type="float" office:value="0.110999587321584" calcext:value-type="float">
            <text:p>0.1109995873</text:p>
          </table:table-cell>
          <table:table-cell office:value-type="float" office:value="0.0140438159077033" calcext:value-type="float">
            <text:p>0.0140438159</text:p>
          </table:table-cell>
          <table:table-cell office:value-type="float" office:value="-0.0210417893478337" calcext:value-type="float">
            <text:p>-0.0210417893</text:p>
          </table:table-cell>
          <table:table-cell/>
          <table:table-cell office:value-type="float" office:value="0.150420125779749" calcext:value-type="float">
            <text:p>0.1504201258</text:p>
          </table:table-cell>
          <table:table-cell office:value-type="float" office:value="0.00370955499270405" calcext:value-type="float">
            <text:p>0.003709555</text:p>
          </table:table-cell>
          <table:table-cell office:value-type="float" office:value="0.134580735609515" calcext:value-type="float">
            <text:p>0.1345807356</text:p>
          </table:table-cell>
          <table:table-cell office:value-type="float" office:value="0.0112824441587041" calcext:value-type="float">
            <text:p>0.0112824442</text:p>
          </table:table-cell>
          <table:table-cell office:value-type="float" office:value="0.408958636714693" calcext:value-type="float">
            <text:p>0.4089586367</text:p>
          </table:table-cell>
          <table:table-cell office:value-type="float" office:value="-0.0210417893478337" calcext:value-type="float">
            <text:p>-0.0210417893</text:p>
          </table:table-cell>
          <table:table-cell office:value-type="float" office:value="-0.0210507517451786" calcext:value-type="float">
            <text:p>-0.0210507517</text:p>
          </table:table-cell>
          <table:table-cell office:value-type="float" office:value="-0.0119600248263552" calcext:value-type="float">
            <text:p>-0.0119600248</text:p>
          </table:table-cell>
          <table:table-cell office:value-type="float" office:value="-0.122889138723592" calcext:value-type="float">
            <text:p>-0.1228891387</text:p>
          </table:table-cell>
          <table:table-cell/>
          <table:table-cell office:value-type="float" office:value="0.438393865445305" calcext:value-type="float">
            <text:p>0.4383938654</text:p>
          </table:table-cell>
          <table:table-cell office:value-type="float" office:value="-0.0208061411609048" calcext:value-type="float">
            <text:p>-0.0208061412</text:p>
          </table:table-cell>
          <table:table-cell office:value-type="float" office:value="0.106000639202333" calcext:value-type="float">
            <text:p>0.1060006392</text:p>
          </table:table-cell>
          <table:table-cell office:value-type="float" office:value="0.1070485223324" calcext:value-type="float">
            <text:p>0.1070485223</text:p>
          </table:table-cell>
          <table:table-cell office:value-type="float" office:value="0.16153497016474" calcext:value-type="float">
            <text:p>0.1615349702</text:p>
          </table:table-cell>
          <table:table-cell office:value-type="float" office:value="0.0745403933827856" calcext:value-type="float">
            <text:p>0.0745403934</text:p>
          </table:table-cell>
          <table:table-cell office:value-type="float" office:value="0.211210421513794" calcext:value-type="float">
            <text:p>0.2112104215</text:p>
          </table:table-cell>
          <table:table-cell office:value-type="float" office:value="-0.0215822624707407" calcext:value-type="float">
            <text:p>-0.0215822625</text:p>
          </table:table-cell>
          <table:table-cell office:value-type="float" office:value="-0.0430384235125268" calcext:value-type="float">
            <text:p>-0.0430384235</text:p>
          </table:table-cell>
          <table:table-cell office:value-type="float" office:value="0.412723359124982" calcext:value-type="float">
            <text:p>0.4127233591</text:p>
          </table:table-cell>
          <table:table-cell office:value-type="float" office:value="0.425369314278025" calcext:value-type="float">
            <text:p>0.4253693143</text:p>
          </table:table-cell>
          <table:table-cell office:value-type="float" office:value="0.0243579563843566" calcext:value-type="float">
            <text:p>0.0243579564</text:p>
          </table:table-cell>
          <table:table-cell office:value-type="float" office:value="0.0499977820202589" calcext:value-type="float">
            <text:p>0.049997782</text:p>
          </table:table-cell>
          <table:table-cell office:value-type="float" office:value="0.065130901333941" calcext:value-type="float">
            <text:p>0.0651309013</text:p>
          </table:table-cell>
          <table:table-cell office:value-type="float" office:value="0.102917882799044" calcext:value-type="float">
            <text:p>0.1029178828</text:p>
          </table:table-cell>
          <table:table-cell office:value-type="float" office:value="0.635387667638364" calcext:value-type="float">
            <text:p>0.6353876676</text:p>
          </table:table-cell>
          <table:table-cell office:value-type="float" office:value="0.406436178712602" calcext:value-type="float">
            <text:p>0.4064361787</text:p>
          </table:table-cell>
          <table:table-cell office:value-type="float" office:value="-0.176598394108305" calcext:value-type="float">
            <text:p>-0.1765983941</text:p>
          </table:table-cell>
          <table:table-cell office:value-type="float" office:value="0.46535136561707" calcext:value-type="float">
            <text:p>0.4653513656</text:p>
          </table:table-cell>
          <table:table-cell office:value-type="float" office:value="1" calcext:value-type="float">
            <text:p>1</text:p>
          </table:table-cell>
          <table:table-cell office:value-type="float" office:value="0.180991508069417" calcext:value-type="float">
            <text:p>0.1809915081</text:p>
          </table:table-cell>
          <table:table-cell office:value-type="float" office:value="0.0176592986403534" calcext:value-type="float">
            <text:p>0.0176592986</text:p>
          </table:table-cell>
          <table:table-cell office:value-type="float" office:value="0.175760064097991" calcext:value-type="float">
            <text:p>0.1757600641</text:p>
          </table:table-cell>
          <table:table-cell office:value-type="float" office:value="0.0319861553495307" calcext:value-type="float">
            <text:p>0.0319861553</text:p>
          </table:table-cell>
          <table:table-cell office:value-type="float" office:value="0.0175544989700198" calcext:value-type="float">
            <text:p>0.017554499</text:p>
          </table:table-cell>
          <table:table-cell office:value-type="float" office:value="0.123352067748919" calcext:value-type="float">
            <text:p>0.1233520677</text:p>
          </table:table-cell>
          <table:table-cell office:value-type="float" office:value="-0.062159222865398" calcext:value-type="float">
            <text:p>-0.0621592229</text:p>
          </table:table-cell>
          <table:table-cell office:value-type="float" office:value="0.0647063977961933" calcext:value-type="float">
            <text:p>0.0647063978</text:p>
          </table:table-cell>
          <table:table-cell office:value-type="float" office:value="0.233509294688203" calcext:value-type="float">
            <text:p>0.2335092947</text:p>
          </table:table-cell>
          <table:table-cell office:value-type="float" office:value="0.0277476669202646" calcext:value-type="float">
            <text:p>0.0277476669</text:p>
          </table:table-cell>
          <table:table-cell office:value-type="float" office:value="0.0262486350134221" calcext:value-type="float">
            <text:p>0.026248635</text:p>
          </table:table-cell>
          <table:table-cell office:value-type="float" office:value="0.0240848295119762" calcext:value-type="float">
            <text:p>0.0240848295</text:p>
          </table:table-cell>
          <table:table-cell office:value-type="float" office:value="0.0347690955059422" calcext:value-type="float">
            <text:p>0.0347690955</text:p>
          </table:table-cell>
          <table:table-cell office:value-type="float" office:value="0.113276664158869" calcext:value-type="float">
            <text:p>0.1132766642</text:p>
          </table:table-cell>
          <table:table-cell office:value-type="float" office:value="0.0399949188221063" calcext:value-type="float">
            <text:p>0.0399949188</text:p>
          </table:table-cell>
          <table:table-cell office:value-type="float" office:value="0.023481689536504" calcext:value-type="float">
            <text:p>0.0234816895</text:p>
          </table:table-cell>
          <table:table-cell office:value-type="float" office:value="0.0320377700335251" calcext:value-type="float">
            <text:p>0.03203777</text:p>
          </table:table-cell>
          <table:table-cell office:value-type="float" office:value="0.232192253895281" calcext:value-type="float">
            <text:p>0.2321922539</text:p>
          </table:table-cell>
          <table:table-cell office:value-type="float" office:value="0.180419220463516" calcext:value-type="float">
            <text:p>0.1804192205</text:p>
          </table:table-cell>
          <table:table-cell office:value-type="float" office:value="0.22242743814815" calcext:value-type="float">
            <text:p>0.2224274381</text:p>
          </table:table-cell>
          <table:table-cell office:value-type="float" office:value="0.232669265101168" calcext:value-type="float">
            <text:p>0.2326692651</text:p>
          </table:table-cell>
          <table:table-cell office:value-type="float" office:value="0.265200120394838" calcext:value-type="float">
            <text:p>0.2652001204</text:p>
          </table:table-cell>
          <table:table-cell office:value-type="float" office:value="-0.12420350406735" calcext:value-type="float">
            <text:p>-0.1242035041</text:p>
          </table:table-cell>
          <table:table-cell office:value-type="float" office:value="0.255035143823677" calcext:value-type="float">
            <text:p>0.2550351438</text:p>
          </table:table-cell>
          <table:table-cell office:value-type="float" office:value="-0.25354518898208" calcext:value-type="float">
            <text:p>-0.253545189</text:p>
          </table:table-cell>
          <table:table-cell office:value-type="float" office:value="0.537030713971883" calcext:value-type="float">
            <text:p>0.537030714</text:p>
          </table:table-cell>
          <table:table-cell office:value-type="float" office:value="0.160846810771254" calcext:value-type="float">
            <text:p>0.1608468108</text:p>
          </table:table-cell>
          <table:table-cell office:value-type="float" office:value="0.00347405834959673" calcext:value-type="float">
            <text:p>0.0034740583</text:p>
          </table:table-cell>
          <table:table-cell office:value-type="float" office:value="0.162608162788523" calcext:value-type="float">
            <text:p>0.1626081628</text:p>
          </table:table-cell>
          <table:table-cell office:value-type="float" office:value="0.0100762238539596" calcext:value-type="float">
            <text:p>0.0100762239</text:p>
          </table:table-cell>
          <table:table-cell office:value-type="float" office:value="0.164617962940675" calcext:value-type="float">
            <text:p>0.1646179629</text:p>
          </table:table-cell>
          <table:table-cell office:value-type="float" office:value="-0.238906142905338" calcext:value-type="float">
            <text:p>-0.2389061429</text:p>
          </table:table-cell>
          <table:table-cell office:value-type="float" office:value="0.152500639775427" calcext:value-type="float">
            <text:p>0.1525006398</text:p>
          </table:table-cell>
          <table:table-cell office:value-type="float" office:value="-0.0166830570431583" calcext:value-type="float">
            <text:p>-0.016683057</text:p>
          </table:table-cell>
          <table:table-cell office:value-type="float" office:value="0.156931440091422" calcext:value-type="float">
            <text:p>0.1569314401</text:p>
          </table:table-cell>
          <table:table-cell office:value-type="float" office:value="-0.00892714610697512" calcext:value-type="float">
            <text:p>-0.0089271461</text:p>
          </table:table-cell>
          <table:table-cell office:value-type="float" office:value="0.0297414371078599" calcext:value-type="float">
            <text:p>0.0297414371</text:p>
          </table:table-cell>
          <table:table-cell office:value-type="float" office:value="0.111335832304112" calcext:value-type="float">
            <text:p>0.1113358323</text:p>
          </table:table-cell>
          <table:table-cell office:value-type="float" office:value="0.040621288869618" calcext:value-type="float">
            <text:p>0.0406212889</text:p>
          </table:table-cell>
          <table:table-cell office:value-type="float" office:value="0.102833713438251" calcext:value-type="float">
            <text:p>0.1028337134</text:p>
          </table:table-cell>
          <table:table-cell office:value-type="float" office:value="0.329035293328141" calcext:value-type="float">
            <text:p>0.3290352933</text:p>
          </table:table-cell>
          <table:table-cell office:value-type="float" office:value="0.452102869842123" calcext:value-type="float">
            <text:p>0.4521028698</text:p>
          </table:table-cell>
          <table:table-cell office:value-type="float" office:value="0.33749491426703" calcext:value-type="float">
            <text:p>0.3374949143</text:p>
          </table:table-cell>
          <table:table-cell office:value-type="float" office:value="0.375611723881932" calcext:value-type="float">
            <text:p>0.3756117239</text:p>
          </table:table-cell>
          <table:table-cell office:value-type="float" office:value="-0.125406322632894" calcext:value-type="float">
            <text:p>-0.1254063226</text:p>
          </table:table-cell>
          <table:table-cell office:value-type="float" office:value="-0.12843645953501" calcext:value-type="float">
            <text:p>-0.1284364595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mean_shiftdiff_timestamp_by_user_id_cap200k_by_user_id</text:p>
          </table:table-cell>
          <table:table-cell office:value-type="float" office:value="0.137608382253826" calcext:value-type="float">
            <text:p>0.1376083823</text:p>
          </table:table-cell>
          <table:table-cell office:value-type="float" office:value="0.0354346318110888" calcext:value-type="float">
            <text:p>0.0354346318</text:p>
          </table:table-cell>
          <table:table-cell office:value-type="float" office:value="0.0923056159551369" calcext:value-type="float">
            <text:p>0.092305616</text:p>
          </table:table-cell>
          <table:table-cell/>
          <table:table-cell office:value-type="float" office:value="0.129375910231022" calcext:value-type="float">
            <text:p>0.1293759102</text:p>
          </table:table-cell>
          <table:table-cell office:value-type="float" office:value="0.0150797880788729" calcext:value-type="float">
            <text:p>0.0150797881</text:p>
          </table:table-cell>
          <table:table-cell office:value-type="float" office:value="0.0574077292798661" calcext:value-type="float">
            <text:p>0.0574077293</text:p>
          </table:table-cell>
          <table:table-cell office:value-type="float" office:value="0.227817599738434" calcext:value-type="float">
            <text:p>0.2278175997</text:p>
          </table:table-cell>
          <table:table-cell office:value-type="float" office:value="0.311234407478812" calcext:value-type="float">
            <text:p>0.3112344075</text:p>
          </table:table-cell>
          <table:table-cell office:value-type="float" office:value="0.0923056159551369" calcext:value-type="float">
            <text:p>0.092305616</text:p>
          </table:table-cell>
          <table:table-cell office:value-type="float" office:value="0.0922415174772968" calcext:value-type="float">
            <text:p>0.0922415175</text:p>
          </table:table-cell>
          <table:table-cell office:value-type="float" office:value="0.00823709725741764" calcext:value-type="float">
            <text:p>0.0082370973</text:p>
          </table:table-cell>
          <table:table-cell office:value-type="float" office:value="0.141670462710562" calcext:value-type="float">
            <text:p>0.1416704627</text:p>
          </table:table-cell>
          <table:table-cell/>
          <table:table-cell office:value-type="float" office:value="0.148345897969173" calcext:value-type="float">
            <text:p>0.148345898</text:p>
          </table:table-cell>
          <table:table-cell office:value-type="float" office:value="-0.00344734016595893" calcext:value-type="float">
            <text:p>-0.0034473402</text:p>
          </table:table-cell>
          <table:table-cell office:value-type="float" office:value="0.492170558083464" calcext:value-type="float">
            <text:p>0.4921705581</text:p>
          </table:table-cell>
          <table:table-cell office:value-type="float" office:value="0.443544264167968" calcext:value-type="float">
            <text:p>0.4435442642</text:p>
          </table:table-cell>
          <table:table-cell office:value-type="float" office:value="0.207976666633302" calcext:value-type="float">
            <text:p>0.2079766666</text:p>
          </table:table-cell>
          <table:table-cell office:value-type="float" office:value="0.295162834172533" calcext:value-type="float">
            <text:p>0.2951628342</text:p>
          </table:table-cell>
          <table:table-cell office:value-type="float" office:value="0.0674487806783999" calcext:value-type="float">
            <text:p>0.0674487807</text:p>
          </table:table-cell>
          <table:table-cell office:value-type="float" office:value="-0.0187034929003076" calcext:value-type="float">
            <text:p>-0.0187034929</text:p>
          </table:table-cell>
          <table:table-cell office:value-type="float" office:value="-0.0425369304129758" calcext:value-type="float">
            <text:p>-0.0425369304</text:p>
          </table:table-cell>
          <table:table-cell office:value-type="float" office:value="0.154296178914968" calcext:value-type="float">
            <text:p>0.1542961789</text:p>
          </table:table-cell>
          <table:table-cell office:value-type="float" office:value="0.164716335492776" calcext:value-type="float">
            <text:p>0.1647163355</text:p>
          </table:table-cell>
          <table:table-cell office:value-type="float" office:value="0.0584443828713208" calcext:value-type="float">
            <text:p>0.0584443829</text:p>
          </table:table-cell>
          <table:table-cell office:value-type="float" office:value="0.100817596700091" calcext:value-type="float">
            <text:p>0.1008175967</text:p>
          </table:table-cell>
          <table:table-cell office:value-type="float" office:value="0.225626085837987" calcext:value-type="float">
            <text:p>0.2256260858</text:p>
          </table:table-cell>
          <table:table-cell office:value-type="float" office:value="0.486823299467589" calcext:value-type="float">
            <text:p>0.4868232995</text:p>
          </table:table-cell>
          <table:table-cell office:value-type="float" office:value="0.208835998445174" calcext:value-type="float">
            <text:p>0.2088359984</text:p>
          </table:table-cell>
          <table:table-cell office:value-type="float" office:value="0.430159048982979" calcext:value-type="float">
            <text:p>0.430159049</text:p>
          </table:table-cell>
          <table:table-cell office:value-type="float" office:value="-0.00818579936522332" calcext:value-type="float">
            <text:p>-0.0081857994</text:p>
          </table:table-cell>
          <table:table-cell office:value-type="float" office:value="0.125495764101791" calcext:value-type="float">
            <text:p>0.1254957641</text:p>
          </table:table-cell>
          <table:table-cell office:value-type="float" office:value="0.180991508069417" calcext:value-type="float">
            <text:p>0.1809915081</text:p>
          </table:table-cell>
          <table:table-cell office:value-type="float" office:value="1" calcext:value-type="float">
            <text:p>1</text:p>
          </table:table-cell>
          <table:table-cell office:value-type="float" office:value="-0.0149516174174554" calcext:value-type="float">
            <text:p>-0.0149516174</text:p>
          </table:table-cell>
          <table:table-cell office:value-type="float" office:value="0.978903142580203" calcext:value-type="float">
            <text:p>0.9789031426</text:p>
          </table:table-cell>
          <table:table-cell office:value-type="float" office:value="0.00379912389975207" calcext:value-type="float">
            <text:p>0.0037991239</text:p>
          </table:table-cell>
          <table:table-cell office:value-type="float" office:value="-0.0501484259603466" calcext:value-type="float">
            <text:p>-0.050148426</text:p>
          </table:table-cell>
          <table:table-cell office:value-type="float" office:value="0.0261941075813341" calcext:value-type="float">
            <text:p>0.0261941076</text:p>
          </table:table-cell>
          <table:table-cell office:value-type="float" office:value="-0.0211219461168825" calcext:value-type="float">
            <text:p>-0.0211219461</text:p>
          </table:table-cell>
          <table:table-cell office:value-type="float" office:value="0.0921392691542681" calcext:value-type="float">
            <text:p>0.0921392692</text:p>
          </table:table-cell>
          <table:table-cell office:value-type="float" office:value="0.159701266063596" calcext:value-type="float">
            <text:p>0.1597012661</text:p>
          </table:table-cell>
          <table:table-cell office:value-type="float" office:value="0.0600836048159089" calcext:value-type="float">
            <text:p>0.0600836048</text:p>
          </table:table-cell>
          <table:table-cell office:value-type="float" office:value="0.00955700409828062" calcext:value-type="float">
            <text:p>0.0095570041</text:p>
          </table:table-cell>
          <table:table-cell office:value-type="float" office:value="0.000127200223071561" calcext:value-type="float">
            <text:p>0.0001272002</text:p>
          </table:table-cell>
          <table:table-cell office:value-type="float" office:value="-0.0137966581605218" calcext:value-type="float">
            <text:p>-0.0137966582</text:p>
          </table:table-cell>
          <table:table-cell office:value-type="float" office:value="0.155011189314444" calcext:value-type="float">
            <text:p>0.1550111893</text:p>
          </table:table-cell>
          <table:table-cell office:value-type="float" office:value="0.00678223156081683" calcext:value-type="float">
            <text:p>0.0067822316</text:p>
          </table:table-cell>
          <table:table-cell office:value-type="float" office:value="-0.0410588226567349" calcext:value-type="float">
            <text:p>-0.0410588227</text:p>
          </table:table-cell>
          <table:table-cell office:value-type="float" office:value="-0.0175925593129461" calcext:value-type="float">
            <text:p>-0.0175925593</text:p>
          </table:table-cell>
          <table:table-cell office:value-type="float" office:value="0.0915333617793685" calcext:value-type="float">
            <text:p>0.0915333618</text:p>
          </table:table-cell>
          <table:table-cell office:value-type="float" office:value="0.0701648644062075" calcext:value-type="float">
            <text:p>0.0701648644</text:p>
          </table:table-cell>
          <table:table-cell office:value-type="float" office:value="0.0920488545610684" calcext:value-type="float">
            <text:p>0.0920488546</text:p>
          </table:table-cell>
          <table:table-cell office:value-type="float" office:value="0.0804491498061174" calcext:value-type="float">
            <text:p>0.0804491498</text:p>
          </table:table-cell>
          <table:table-cell office:value-type="float" office:value="0.0801639836620488" calcext:value-type="float">
            <text:p>0.0801639837</text:p>
          </table:table-cell>
          <table:table-cell office:value-type="float" office:value="-0.0293821827730438" calcext:value-type="float">
            <text:p>-0.0293821828</text:p>
          </table:table-cell>
          <table:table-cell office:value-type="float" office:value="0.16883517470011" calcext:value-type="float">
            <text:p>0.1688351747</text:p>
          </table:table-cell>
          <table:table-cell office:value-type="float" office:value="-0.119100403494237" calcext:value-type="float">
            <text:p>-0.1191004035</text:p>
          </table:table-cell>
          <table:table-cell office:value-type="float" office:value="0.246035318775225" calcext:value-type="float">
            <text:p>0.2460353188</text:p>
          </table:table-cell>
          <table:table-cell office:value-type="float" office:value="0.412454878390285" calcext:value-type="float">
            <text:p>0.4124548784</text:p>
          </table:table-cell>
          <table:table-cell office:value-type="float" office:value="0.296013456524568" calcext:value-type="float">
            <text:p>0.2960134565</text:p>
          </table:table-cell>
          <table:table-cell office:value-type="float" office:value="0.410653308529345" calcext:value-type="float">
            <text:p>0.4106533085</text:p>
          </table:table-cell>
          <table:table-cell office:value-type="float" office:value="0.243805794278194" calcext:value-type="float">
            <text:p>0.2438057943</text:p>
          </table:table-cell>
          <table:table-cell office:value-type="float" office:value="0.0589204615870496" calcext:value-type="float">
            <text:p>0.0589204616</text:p>
          </table:table-cell>
          <table:table-cell office:value-type="float" office:value="-0.0993366917403031" calcext:value-type="float">
            <text:p>-0.0993366917</text:p>
          </table:table-cell>
          <table:table-cell office:value-type="float" office:value="0.646792626237868" calcext:value-type="float">
            <text:p>0.6467926262</text:p>
          </table:table-cell>
          <table:table-cell office:value-type="float" office:value="-0.00838456458076853" calcext:value-type="float">
            <text:p>-0.0083845646</text:p>
          </table:table-cell>
          <table:table-cell office:value-type="float" office:value="0.599095968193041" calcext:value-type="float">
            <text:p>0.5990959682</text:p>
          </table:table-cell>
          <table:table-cell office:value-type="float" office:value="0.0142239564893801" calcext:value-type="float">
            <text:p>0.0142239565</text:p>
          </table:table-cell>
          <table:table-cell office:value-type="float" office:value="0.358670174623033" calcext:value-type="float">
            <text:p>0.3586701746</text:p>
          </table:table-cell>
          <table:table-cell office:value-type="float" office:value="0.346255432429822" calcext:value-type="float">
            <text:p>0.3462554324</text:p>
          </table:table-cell>
          <table:table-cell office:value-type="float" office:value="0.360034224942658" calcext:value-type="float">
            <text:p>0.3600342249</text:p>
          </table:table-cell>
          <table:table-cell office:value-type="float" office:value="0.289313825858132" calcext:value-type="float">
            <text:p>0.2893138259</text:p>
          </table:table-cell>
          <table:table-cell office:value-type="float" office:value="0.149311051551228" calcext:value-type="float">
            <text:p>0.1493110516</text:p>
          </table:table-cell>
          <table:table-cell office:value-type="float" office:value="0.157492193409852" calcext:value-type="float">
            <text:p>0.1574921934</text:p>
          </table:table-cell>
          <table:table-cell office:value-type="float" office:value="0.0965126806982516" calcext:value-type="float">
            <text:p>0.0965126807</text:p>
          </table:table-cell>
          <table:table-cell office:value-type="float" office:value="0.140703398592855" calcext:value-type="float">
            <text:p>0.1407033986</text:p>
          </table:table-cell>
          <table:table-cell office:value-type="float" office:value="-0.0737249722339102" calcext:value-type="float">
            <text:p>-0.0737249722</text:p>
          </table:table-cell>
          <table:table-cell office:value-type="float" office:value="-0.0723867345639491" calcext:value-type="float">
            <text:p>-0.0723867346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diff_mean_shiftdiff_timestamp_by_user_id_cap200k_by_user_id</text:p>
          </table:table-cell>
          <table:table-cell office:value-type="float" office:value="-0.0254906184227019" calcext:value-type="float">
            <text:p>-0.0254906184</text:p>
          </table:table-cell>
          <table:table-cell office:value-type="float" office:value="0.00476073905336583" calcext:value-type="float">
            <text:p>0.0047607391</text:p>
          </table:table-cell>
          <table:table-cell office:value-type="float" office:value="0.0823462022562469" calcext:value-type="float">
            <text:p>0.0823462023</text:p>
          </table:table-cell>
          <table:table-cell/>
          <table:table-cell office:value-type="float" office:value="-0.0420254954491129" calcext:value-type="float">
            <text:p>-0.0420254954</text:p>
          </table:table-cell>
          <table:table-cell office:value-type="float" office:value="0.0229900865563751" calcext:value-type="float">
            <text:p>0.0229900866</text:p>
          </table:table-cell>
          <table:table-cell office:value-type="float" office:value="-0.0717254556555451" calcext:value-type="float">
            <text:p>-0.0717254557</text:p>
          </table:table-cell>
          <table:table-cell office:value-type="float" office:value="0.200671365090789" calcext:value-type="float">
            <text:p>0.2006713651</text:p>
          </table:table-cell>
          <table:table-cell office:value-type="float" office:value="-0.117274581162739" calcext:value-type="float">
            <text:p>-0.1172745812</text:p>
          </table:table-cell>
          <table:table-cell office:value-type="float" office:value="0.0823462022562469" calcext:value-type="float">
            <text:p>0.0823462023</text:p>
          </table:table-cell>
          <table:table-cell office:value-type="float" office:value="0.0822560506029639" calcext:value-type="float">
            <text:p>0.0822560506</text:p>
          </table:table-cell>
          <table:table-cell office:value-type="float" office:value="0.020450108622508" calcext:value-type="float">
            <text:p>0.0204501086</text:p>
          </table:table-cell>
          <table:table-cell office:value-type="float" office:value="0.247875023218135" calcext:value-type="float">
            <text:p>0.2478750232</text:p>
          </table:table-cell>
          <table:table-cell/>
          <table:table-cell office:value-type="float" office:value="-0.029030102617182" calcext:value-type="float">
            <text:p>-0.0290301026</text:p>
          </table:table-cell>
          <table:table-cell office:value-type="float" office:value="0.0895916216260746" calcext:value-type="float">
            <text:p>0.0895916216</text:p>
          </table:table-cell>
          <table:table-cell office:value-type="float" office:value="0.863042737357226" calcext:value-type="float">
            <text:p>0.8630427374</text:p>
          </table:table-cell>
          <table:table-cell office:value-type="float" office:value="0.842219530582785" calcext:value-type="float">
            <text:p>0.8422195306</text:p>
          </table:table-cell>
          <table:table-cell office:value-type="float" office:value="-0.0432584540481834" calcext:value-type="float">
            <text:p>-0.043258454</text:p>
          </table:table-cell>
          <table:table-cell office:value-type="float" office:value="0.32866553402098" calcext:value-type="float">
            <text:p>0.328665534</text:p>
          </table:table-cell>
          <table:table-cell office:value-type="float" office:value="-0.0220698092944474" calcext:value-type="float">
            <text:p>-0.0220698093</text:p>
          </table:table-cell>
          <table:table-cell office:value-type="float" office:value="0.0400878102381822" calcext:value-type="float">
            <text:p>0.0400878102</text:p>
          </table:table-cell>
          <table:table-cell office:value-type="float" office:value="0.00398100931891316" calcext:value-type="float">
            <text:p>0.0039810093</text:p>
          </table:table-cell>
          <table:table-cell office:value-type="float" office:value="-0.0193364003905669" calcext:value-type="float">
            <text:p>-0.0193364004</text:p>
          </table:table-cell>
          <table:table-cell office:value-type="float" office:value="-0.0191403200213137" calcext:value-type="float">
            <text:p>-0.01914032</text:p>
          </table:table-cell>
          <table:table-cell office:value-type="float" office:value="-0.0895246763360739" calcext:value-type="float">
            <text:p>-0.0895246763</text:p>
          </table:table-cell>
          <table:table-cell office:value-type="float" office:value="-0.0789305390741865" calcext:value-type="float">
            <text:p>-0.0789305391</text:p>
          </table:table-cell>
          <table:table-cell office:value-type="float" office:value="0.344028478209523" calcext:value-type="float">
            <text:p>0.3440284782</text:p>
          </table:table-cell>
          <table:table-cell office:value-type="float" office:value="0.859674959658696" calcext:value-type="float">
            <text:p>0.8596749597</text:p>
          </table:table-cell>
          <table:table-cell office:value-type="float" office:value="0.0085600972700819" calcext:value-type="float">
            <text:p>0.0085600973</text:p>
          </table:table-cell>
          <table:table-cell office:value-type="float" office:value="-0.0600476530529827" calcext:value-type="float">
            <text:p>-0.0600476531</text:p>
          </table:table-cell>
          <table:table-cell office:value-type="float" office:value="0.034719574812772" calcext:value-type="float">
            <text:p>0.0347195748</text:p>
          </table:table-cell>
          <table:table-cell office:value-type="float" office:value="-0.00550682602929064" calcext:value-type="float">
            <text:p>-0.005506826</text:p>
          </table:table-cell>
          <table:table-cell office:value-type="float" office:value="0.0176592986403534" calcext:value-type="float">
            <text:p>0.0176592986</text:p>
          </table:table-cell>
          <table:table-cell office:value-type="float" office:value="-0.0149516174174554" calcext:value-type="float">
            <text:p>-0.0149516174</text:p>
          </table:table-cell>
          <table:table-cell office:value-type="float" office:value="1" calcext:value-type="float">
            <text:p>1</text:p>
          </table:table-cell>
          <table:table-cell office:value-type="float" office:value="-0.00859150322817691" calcext:value-type="float">
            <text:p>-0.0085915032</text:p>
          </table:table-cell>
          <table:table-cell office:value-type="float" office:value="0.950692679716041" calcext:value-type="float">
            <text:p>0.9506926797</text:p>
          </table:table-cell>
          <table:table-cell office:value-type="float" office:value="-0.00159178837028066" calcext:value-type="float">
            <text:p>-0.0015917884</text:p>
          </table:table-cell>
          <table:table-cell office:value-type="float" office:value="0.0010257940569056" calcext:value-type="float">
            <text:p>0.0010257941</text:p>
          </table:table-cell>
          <table:table-cell office:value-type="float" office:value="0.0155474368764216" calcext:value-type="float">
            <text:p>0.0155474369</text:p>
          </table:table-cell>
          <table:table-cell office:value-type="float" office:value="-0.00609666813915268" calcext:value-type="float">
            <text:p>-0.0060966681</text:p>
          </table:table-cell>
          <table:table-cell office:value-type="float" office:value="-0.00686126235415391" calcext:value-type="float">
            <text:p>-0.0068612624</text:p>
          </table:table-cell>
          <table:table-cell office:value-type="float" office:value="0.00678489436875597" calcext:value-type="float">
            <text:p>0.0067848944</text:p>
          </table:table-cell>
          <table:table-cell office:value-type="float" office:value="-0.114972115364446" calcext:value-type="float">
            <text:p>-0.1149721154</text:p>
          </table:table-cell>
          <table:table-cell office:value-type="float" office:value="-0.138587854372632" calcext:value-type="float">
            <text:p>-0.1385878544</text:p>
          </table:table-cell>
          <table:table-cell office:value-type="float" office:value="-0.0319194413228521" calcext:value-type="float">
            <text:p>-0.0319194413</text:p>
          </table:table-cell>
          <table:table-cell office:value-type="float" office:value="-0.00635555058609506" calcext:value-type="float">
            <text:p>-0.0063555506</text:p>
          </table:table-cell>
          <table:table-cell office:value-type="float" office:value="-0.0344401676486831" calcext:value-type="float">
            <text:p>-0.0344401676</text:p>
          </table:table-cell>
          <table:table-cell office:value-type="float" office:value="-0.0337807192047377" calcext:value-type="float">
            <text:p>-0.0337807192</text:p>
          </table:table-cell>
          <table:table-cell office:value-type="float" office:value="-0.0353714346779959" calcext:value-type="float">
            <text:p>-0.0353714347</text:p>
          </table:table-cell>
          <table:table-cell office:value-type="float" office:value="-0.0379640750167229" calcext:value-type="float">
            <text:p>-0.037964075</text:p>
          </table:table-cell>
          <table:table-cell office:value-type="float" office:value="0.00113500368377923" calcext:value-type="float">
            <text:p>0.0011350037</text:p>
          </table:table-cell>
          <table:table-cell office:value-type="float" office:value="-0.0365127043042397" calcext:value-type="float">
            <text:p>-0.0365127043</text:p>
          </table:table-cell>
          <table:table-cell office:value-type="float" office:value="-0.0502671316955894" calcext:value-type="float">
            <text:p>-0.0502671317</text:p>
          </table:table-cell>
          <table:table-cell office:value-type="float" office:value="-0.0430547346240411" calcext:value-type="float">
            <text:p>-0.0430547346</text:p>
          </table:table-cell>
          <table:table-cell office:value-type="float" office:value="0.0321965558463391" calcext:value-type="float">
            <text:p>0.0321965558</text:p>
          </table:table-cell>
          <table:table-cell office:value-type="float" office:value="-0.00178594521304649" calcext:value-type="float">
            <text:p>-0.0017859452</text:p>
          </table:table-cell>
          <table:table-cell office:value-type="float" office:value="0.0306139173025233" calcext:value-type="float">
            <text:p>0.0306139173</text:p>
          </table:table-cell>
          <table:table-cell office:value-type="float" office:value="0.0769917893971815" calcext:value-type="float">
            <text:p>0.0769917894</text:p>
          </table:table-cell>
          <table:table-cell office:value-type="float" office:value="0.496838094043759" calcext:value-type="float">
            <text:p>0.496838094</text:p>
          </table:table-cell>
          <table:table-cell office:value-type="float" office:value="0.708547431150106" calcext:value-type="float">
            <text:p>0.7085474312</text:p>
          </table:table-cell>
          <table:table-cell office:value-type="float" office:value="0.492675509328483" calcext:value-type="float">
            <text:p>0.4926755093</text:p>
          </table:table-cell>
          <table:table-cell office:value-type="float" office:value="0.683668028598833" calcext:value-type="float">
            <text:p>0.6836680286</text:p>
          </table:table-cell>
          <table:table-cell office:value-type="float" office:value="-0.0616876441589503" calcext:value-type="float">
            <text:p>-0.0616876442</text:p>
          </table:table-cell>
          <table:table-cell office:value-type="float" office:value="0.0231695292844026" calcext:value-type="float">
            <text:p>0.0231695293</text:p>
          </table:table-cell>
          <table:table-cell office:value-type="float" office:value="0.489636526472992" calcext:value-type="float">
            <text:p>0.4896365265</text:p>
          </table:table-cell>
          <table:table-cell office:value-type="float" office:value="0.73880970093357" calcext:value-type="float">
            <text:p>0.7388097009</text:p>
          </table:table-cell>
          <table:table-cell office:value-type="float" office:value="0.500417230288381" calcext:value-type="float">
            <text:p>0.5004172303</text:p>
          </table:table-cell>
          <table:table-cell office:value-type="float" office:value="0.681400583020378" calcext:value-type="float">
            <text:p>0.681400583</text:p>
          </table:table-cell>
          <table:table-cell office:value-type="float" office:value="0.49978732380321" calcext:value-type="float">
            <text:p>0.4997873238</text:p>
          </table:table-cell>
          <table:table-cell office:value-type="float" office:value="0.707537101914154" calcext:value-type="float">
            <text:p>0.7075371019</text:p>
          </table:table-cell>
          <table:table-cell office:value-type="float" office:value="0.494839921933094" calcext:value-type="float">
            <text:p>0.4948399219</text:p>
          </table:table-cell>
          <table:table-cell office:value-type="float" office:value="0.684574674331781" calcext:value-type="float">
            <text:p>0.6845746743</text:p>
          </table:table-cell>
          <table:table-cell office:value-type="float" office:value="-0.0513535053303257" calcext:value-type="float">
            <text:p>-0.0513535053</text:p>
          </table:table-cell>
          <table:table-cell office:value-type="float" office:value="-0.0444577575806657" calcext:value-type="float">
            <text:p>-0.0444577576</text:p>
          </table:table-cell>
          <table:table-cell office:value-type="float" office:value="-0.0152623763726948" calcext:value-type="float">
            <text:p>-0.0152623764</text:p>
          </table:table-cell>
          <table:table-cell office:value-type="float" office:value="-0.0526894485984772" calcext:value-type="float">
            <text:p>-0.0526894486</text:p>
          </table:table-cell>
          <table:table-cell office:value-type="float" office:value="0.0450786121129332" calcext:value-type="float">
            <text:p>0.0450786121</text:p>
          </table:table-cell>
          <table:table-cell office:value-type="float" office:value="0.0439878704033552" calcext:value-type="float">
            <text:p>0.0439878704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mean_study_time_by_user_id</text:p>
          </table:table-cell>
          <table:table-cell office:value-type="float" office:value="0.134252587451004" calcext:value-type="float">
            <text:p>0.1342525875</text:p>
          </table:table-cell>
          <table:table-cell office:value-type="float" office:value="0.0383995702730766" calcext:value-type="float">
            <text:p>0.0383995703</text:p>
          </table:table-cell>
          <table:table-cell office:value-type="float" office:value="0.0812016666381078" calcext:value-type="float">
            <text:p>0.0812016666</text:p>
          </table:table-cell>
          <table:table-cell/>
          <table:table-cell office:value-type="float" office:value="0.124735531252169" calcext:value-type="float">
            <text:p>0.1247355313</text:p>
          </table:table-cell>
          <table:table-cell office:value-type="float" office:value="0.0140231010042101" calcext:value-type="float">
            <text:p>0.014023101</text:p>
          </table:table-cell>
          <table:table-cell office:value-type="float" office:value="0.0645336556005992" calcext:value-type="float">
            <text:p>0.0645336556</text:p>
          </table:table-cell>
          <table:table-cell office:value-type="float" office:value="0.169105984286708" calcext:value-type="float">
            <text:p>0.1691059843</text:p>
          </table:table-cell>
          <table:table-cell office:value-type="float" office:value="0.28621385218061" calcext:value-type="float">
            <text:p>0.2862138522</text:p>
          </table:table-cell>
          <table:table-cell office:value-type="float" office:value="0.0812016666381078" calcext:value-type="float">
            <text:p>0.0812016666</text:p>
          </table:table-cell>
          <table:table-cell office:value-type="float" office:value="0.0811352401630176" calcext:value-type="float">
            <text:p>0.0811352402</text:p>
          </table:table-cell>
          <table:table-cell office:value-type="float" office:value="0.00812476163108419" calcext:value-type="float">
            <text:p>0.0081247616</text:p>
          </table:table-cell>
          <table:table-cell office:value-type="float" office:value="0.130365308698825" calcext:value-type="float">
            <text:p>0.1303653087</text:p>
          </table:table-cell>
          <table:table-cell/>
          <table:table-cell office:value-type="float" office:value="0.175462415708864" calcext:value-type="float">
            <text:p>0.1754624157</text:p>
          </table:table-cell>
          <table:table-cell office:value-type="float" office:value="-0.00245902705064678" calcext:value-type="float">
            <text:p>-0.0024590271</text:p>
          </table:table-cell>
          <table:table-cell office:value-type="float" office:value="0.487049782637986" calcext:value-type="float">
            <text:p>0.4870497826</text:p>
          </table:table-cell>
          <table:table-cell office:value-type="float" office:value="0.45607516475391" calcext:value-type="float">
            <text:p>0.4560751648</text:p>
          </table:table-cell>
          <table:table-cell office:value-type="float" office:value="0.207880439830074" calcext:value-type="float">
            <text:p>0.2078804398</text:p>
          </table:table-cell>
          <table:table-cell office:value-type="float" office:value="0.303707347921167" calcext:value-type="float">
            <text:p>0.3037073479</text:p>
          </table:table-cell>
          <table:table-cell office:value-type="float" office:value="0.0681514394735024" calcext:value-type="float">
            <text:p>0.0681514395</text:p>
          </table:table-cell>
          <table:table-cell office:value-type="float" office:value="-0.0174927185820668" calcext:value-type="float">
            <text:p>-0.0174927186</text:p>
          </table:table-cell>
          <table:table-cell office:value-type="float" office:value="-0.040920540342376" calcext:value-type="float">
            <text:p>-0.0409205403</text:p>
          </table:table-cell>
          <table:table-cell office:value-type="float" office:value="0.18066140675437" calcext:value-type="float">
            <text:p>0.1806614068</text:p>
          </table:table-cell>
          <table:table-cell office:value-type="float" office:value="0.192633524279882" calcext:value-type="float">
            <text:p>0.1926335243</text:p>
          </table:table-cell>
          <table:table-cell office:value-type="float" office:value="0.0412592952622967" calcext:value-type="float">
            <text:p>0.0412592953</text:p>
          </table:table-cell>
          <table:table-cell office:value-type="float" office:value="0.0729740753708567" calcext:value-type="float">
            <text:p>0.0729740754</text:p>
          </table:table-cell>
          <table:table-cell office:value-type="float" office:value="0.216078938837055" calcext:value-type="float">
            <text:p>0.2160789388</text:p>
          </table:table-cell>
          <table:table-cell office:value-type="float" office:value="0.482596290899244" calcext:value-type="float">
            <text:p>0.4825962909</text:p>
          </table:table-cell>
          <table:table-cell office:value-type="float" office:value="0.207353408894261" calcext:value-type="float">
            <text:p>0.2073534089</text:p>
          </table:table-cell>
          <table:table-cell office:value-type="float" office:value="0.423674345462422" calcext:value-type="float">
            <text:p>0.4236743455</text:p>
          </table:table-cell>
          <table:table-cell office:value-type="float" office:value="0.0127366446279771" calcext:value-type="float">
            <text:p>0.0127366446</text:p>
          </table:table-cell>
          <table:table-cell office:value-type="float" office:value="0.126539359123278" calcext:value-type="float">
            <text:p>0.1265393591</text:p>
          </table:table-cell>
          <table:table-cell office:value-type="float" office:value="0.175760064097991" calcext:value-type="float">
            <text:p>0.1757600641</text:p>
          </table:table-cell>
          <table:table-cell office:value-type="float" office:value="0.978903142580203" calcext:value-type="float">
            <text:p>0.9789031426</text:p>
          </table:table-cell>
          <table:table-cell office:value-type="float" office:value="-0.00859150322817691" calcext:value-type="float">
            <text:p>-0.0085915032</text:p>
          </table:table-cell>
          <table:table-cell office:value-type="float" office:value="1" calcext:value-type="float">
            <text:p>1</text:p>
          </table:table-cell>
          <table:table-cell office:value-type="float" office:value="0.00722028522371859" calcext:value-type="float">
            <text:p>0.0072202852</text:p>
          </table:table-cell>
          <table:table-cell office:value-type="float" office:value="-0.0456156432423818" calcext:value-type="float">
            <text:p>-0.0456156432</text:p>
          </table:table-cell>
          <table:table-cell office:value-type="float" office:value="0.0488122938856117" calcext:value-type="float">
            <text:p>0.0488122939</text:p>
          </table:table-cell>
          <table:table-cell office:value-type="float" office:value="-0.00313018196861516" calcext:value-type="float">
            <text:p>-0.003130182</text:p>
          </table:table-cell>
          <table:table-cell office:value-type="float" office:value="0.102488114645446" calcext:value-type="float">
            <text:p>0.1024881146</text:p>
          </table:table-cell>
          <table:table-cell office:value-type="float" office:value="0.187896502453313" calcext:value-type="float">
            <text:p>0.1878965025</text:p>
          </table:table-cell>
          <table:table-cell office:value-type="float" office:value="0.0741519297223958" calcext:value-type="float">
            <text:p>0.0741519297</text:p>
          </table:table-cell>
          <table:table-cell office:value-type="float" office:value="0.00123175351042495" calcext:value-type="float">
            <text:p>0.0012317535</text:p>
          </table:table-cell>
          <table:table-cell office:value-type="float" office:value="-0.00918853032146377" calcext:value-type="float">
            <text:p>-0.0091885303</text:p>
          </table:table-cell>
          <table:table-cell office:value-type="float" office:value="-0.00671135225051122" calcext:value-type="float">
            <text:p>-0.0067113523</text:p>
          </table:table-cell>
          <table:table-cell office:value-type="float" office:value="0.125944094303526" calcext:value-type="float">
            <text:p>0.1259440943</text:p>
          </table:table-cell>
          <table:table-cell office:value-type="float" office:value="0.0104430956022876" calcext:value-type="float">
            <text:p>0.0104430956</text:p>
          </table:table-cell>
          <table:table-cell office:value-type="float" office:value="-0.029736388863907" calcext:value-type="float">
            <text:p>-0.0297363889</text:p>
          </table:table-cell>
          <table:table-cell office:value-type="float" office:value="-0.0102858455268724" calcext:value-type="float">
            <text:p>-0.0102858455</text:p>
          </table:table-cell>
          <table:table-cell office:value-type="float" office:value="0.0902163385535808" calcext:value-type="float">
            <text:p>0.0902163386</text:p>
          </table:table-cell>
          <table:table-cell office:value-type="float" office:value="0.0757079138543336" calcext:value-type="float">
            <text:p>0.0757079139</text:p>
          </table:table-cell>
          <table:table-cell office:value-type="float" office:value="0.0906858913796282" calcext:value-type="float">
            <text:p>0.0906858914</text:p>
          </table:table-cell>
          <table:table-cell office:value-type="float" office:value="0.0791789614642086" calcext:value-type="float">
            <text:p>0.0791789615</text:p>
          </table:table-cell>
          <table:table-cell office:value-type="float" office:value="0.0790657159094337" calcext:value-type="float">
            <text:p>0.0790657159</text:p>
          </table:table-cell>
          <table:table-cell office:value-type="float" office:value="-0.0326687405870203" calcext:value-type="float">
            <text:p>-0.0326687406</text:p>
          </table:table-cell>
          <table:table-cell office:value-type="float" office:value="0.195928415054683" calcext:value-type="float">
            <text:p>0.1959284151</text:p>
          </table:table-cell>
          <table:table-cell office:value-type="float" office:value="-0.136897598806657" calcext:value-type="float">
            <text:p>-0.1368975988</text:p>
          </table:table-cell>
          <table:table-cell office:value-type="float" office:value="0.239809454948197" calcext:value-type="float">
            <text:p>0.2398094549</text:p>
          </table:table-cell>
          <table:table-cell office:value-type="float" office:value="0.417809856348291" calcext:value-type="float">
            <text:p>0.4178098563</text:p>
          </table:table-cell>
          <table:table-cell office:value-type="float" office:value="0.284861233501495" calcext:value-type="float">
            <text:p>0.2848612335</text:p>
          </table:table-cell>
          <table:table-cell office:value-type="float" office:value="0.418663079618599" calcext:value-type="float">
            <text:p>0.4186630796</text:p>
          </table:table-cell>
          <table:table-cell office:value-type="float" office:value="0.253455258293988" calcext:value-type="float">
            <text:p>0.2534552583</text:p>
          </table:table-cell>
          <table:table-cell office:value-type="float" office:value="0.0829973816810257" calcext:value-type="float">
            <text:p>0.0829973817</text:p>
          </table:table-cell>
          <table:table-cell office:value-type="float" office:value="-0.114943823651875" calcext:value-type="float">
            <text:p>-0.1149438237</text:p>
          </table:table-cell>
          <table:table-cell office:value-type="float" office:value="0.637874026730457" calcext:value-type="float">
            <text:p>0.6378740267</text:p>
          </table:table-cell>
          <table:table-cell office:value-type="float" office:value="-0.00573817094438324" calcext:value-type="float">
            <text:p>-0.0057381709</text:p>
          </table:table-cell>
          <table:table-cell office:value-type="float" office:value="0.616467239966696" calcext:value-type="float">
            <text:p>0.61646724</text:p>
          </table:table-cell>
          <table:table-cell office:value-type="float" office:value="0.0141679962637152" calcext:value-type="float">
            <text:p>0.0141679963</text:p>
          </table:table-cell>
          <table:table-cell office:value-type="float" office:value="0.369368624307686" calcext:value-type="float">
            <text:p>0.3693686243</text:p>
          </table:table-cell>
          <table:table-cell office:value-type="float" office:value="0.33143961901086" calcext:value-type="float">
            <text:p>0.331439619</text:p>
          </table:table-cell>
          <table:table-cell office:value-type="float" office:value="0.373029708994364" calcext:value-type="float">
            <text:p>0.373029709</text:p>
          </table:table-cell>
          <table:table-cell office:value-type="float" office:value="0.295465125371165" calcext:value-type="float">
            <text:p>0.2954651254</text:p>
          </table:table-cell>
          <table:table-cell office:value-type="float" office:value="0.160563222648918" calcext:value-type="float">
            <text:p>0.1605632226</text:p>
          </table:table-cell>
          <table:table-cell office:value-type="float" office:value="0.175403597252466" calcext:value-type="float">
            <text:p>0.1754035973</text:p>
          </table:table-cell>
          <table:table-cell office:value-type="float" office:value="0.111807391047832" calcext:value-type="float">
            <text:p>0.111807391</text:p>
          </table:table-cell>
          <table:table-cell office:value-type="float" office:value="0.151959678882221" calcext:value-type="float">
            <text:p>0.1519596789</text:p>
          </table:table-cell>
          <table:table-cell office:value-type="float" office:value="-0.0723597569535369" calcext:value-type="float">
            <text:p>-0.072359757</text:p>
          </table:table-cell>
          <table:table-cell office:value-type="float" office:value="-0.0720541697639275" calcext:value-type="float">
            <text:p>-0.0720541698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diff_mean_study_time_by_user_id</text:p>
          </table:table-cell>
          <table:table-cell office:value-type="float" office:value="-0.014143556976262" calcext:value-type="float">
            <text:p>-0.014143557</text:p>
          </table:table-cell>
          <table:table-cell office:value-type="float" office:value="0.00599569620363386" calcext:value-type="float">
            <text:p>0.0059956962</text:p>
          </table:table-cell>
          <table:table-cell office:value-type="float" office:value="0.0470563250626325" calcext:value-type="float">
            <text:p>0.0470563251</text:p>
          </table:table-cell>
          <table:table-cell/>
          <table:table-cell office:value-type="float" office:value="-0.024913712695887" calcext:value-type="float">
            <text:p>-0.0249137127</text:p>
          </table:table-cell>
          <table:table-cell office:value-type="float" office:value="0.019974040576127" calcext:value-type="float">
            <text:p>0.0199740406</text:p>
          </table:table-cell>
          <table:table-cell office:value-type="float" office:value="-0.068812535230163" calcext:value-type="float">
            <text:p>-0.0688125352</text:p>
          </table:table-cell>
          <table:table-cell office:value-type="float" office:value="-0.0758851033572455" calcext:value-type="float">
            <text:p>-0.0758851034</text:p>
          </table:table-cell>
          <table:table-cell office:value-type="float" office:value="-0.0896164191194938" calcext:value-type="float">
            <text:p>-0.0896164191</text:p>
          </table:table-cell>
          <table:table-cell office:value-type="float" office:value="0.0470563250626325" calcext:value-type="float">
            <text:p>0.0470563251</text:p>
          </table:table-cell>
          <table:table-cell office:value-type="float" office:value="0.0469711310848891" calcext:value-type="float">
            <text:p>0.0469711311</text:p>
          </table:table-cell>
          <table:table-cell office:value-type="float" office:value="0.0168131335698255" calcext:value-type="float">
            <text:p>0.0168131336</text:p>
          </table:table-cell>
          <table:table-cell office:value-type="float" office:value="0.192411451701036" calcext:value-type="float">
            <text:p>0.1924114517</text:p>
          </table:table-cell>
          <table:table-cell/>
          <table:table-cell office:value-type="float" office:value="-0.0238658832406917" calcext:value-type="float">
            <text:p>-0.0238658832</text:p>
          </table:table-cell>
          <table:table-cell office:value-type="float" office:value="0.0892009725647062" calcext:value-type="float">
            <text:p>0.0892009726</text:p>
          </table:table-cell>
          <table:table-cell office:value-type="float" office:value="0.829588614177989" calcext:value-type="float">
            <text:p>0.8295886142</text:p>
          </table:table-cell>
          <table:table-cell office:value-type="float" office:value="0.893211053819823" calcext:value-type="float">
            <text:p>0.8932110538</text:p>
          </table:table-cell>
          <table:table-cell office:value-type="float" office:value="-0.0251414871940449" calcext:value-type="float">
            <text:p>-0.0251414872</text:p>
          </table:table-cell>
          <table:table-cell office:value-type="float" office:value="0.316547578205296" calcext:value-type="float">
            <text:p>0.3165475782</text:p>
          </table:table-cell>
          <table:table-cell office:value-type="float" office:value="-0.00961967206044295" calcext:value-type="float">
            <text:p>-0.0096196721</text:p>
          </table:table-cell>
          <table:table-cell office:value-type="float" office:value="0.0393609573050762" calcext:value-type="float">
            <text:p>0.0393609573</text:p>
          </table:table-cell>
          <table:table-cell office:value-type="float" office:value="0.00220422412678432" calcext:value-type="float">
            <text:p>0.0022042241</text:p>
          </table:table-cell>
          <table:table-cell office:value-type="float" office:value="-0.013301020770948" calcext:value-type="float">
            <text:p>-0.0133010208</text:p>
          </table:table-cell>
          <table:table-cell office:value-type="float" office:value="-0.0152366688874073" calcext:value-type="float">
            <text:p>-0.0152366689</text:p>
          </table:table-cell>
          <table:table-cell office:value-type="float" office:value="-0.0768279274172334" calcext:value-type="float">
            <text:p>-0.0768279274</text:p>
          </table:table-cell>
          <table:table-cell office:value-type="float" office:value="-0.0613064086944743" calcext:value-type="float">
            <text:p>-0.0613064087</text:p>
          </table:table-cell>
          <table:table-cell office:value-type="float" office:value="0.285477278527617" calcext:value-type="float">
            <text:p>0.2854772785</text:p>
          </table:table-cell>
          <table:table-cell office:value-type="float" office:value="0.831615076693237" calcext:value-type="float">
            <text:p>0.8316150767</text:p>
          </table:table-cell>
          <table:table-cell office:value-type="float" office:value="0.0189390351083512" calcext:value-type="float">
            <text:p>0.0189390351</text:p>
          </table:table-cell>
          <table:table-cell office:value-type="float" office:value="-0.0331394382542779" calcext:value-type="float">
            <text:p>-0.0331394383</text:p>
          </table:table-cell>
          <table:table-cell office:value-type="float" office:value="0.0263957776891992" calcext:value-type="float">
            <text:p>0.0263957777</text:p>
          </table:table-cell>
          <table:table-cell office:value-type="float" office:value="0.00338134738946717" calcext:value-type="float">
            <text:p>0.0033813474</text:p>
          </table:table-cell>
          <table:table-cell office:value-type="float" office:value="0.0319861553495307" calcext:value-type="float">
            <text:p>0.0319861553</text:p>
          </table:table-cell>
          <table:table-cell office:value-type="float" office:value="0.00379912389975207" calcext:value-type="float">
            <text:p>0.0037991239</text:p>
          </table:table-cell>
          <table:table-cell office:value-type="float" office:value="0.950692679716041" calcext:value-type="float">
            <text:p>0.9506926797</text:p>
          </table:table-cell>
          <table:table-cell office:value-type="float" office:value="0.00722028522371859" calcext:value-type="float">
            <text:p>0.0072202852</text:p>
          </table:table-cell>
          <table:table-cell office:value-type="float" office:value="1" calcext:value-type="float">
            <text:p>1</text:p>
          </table:table-cell>
          <table:table-cell office:value-type="float" office:value="-0.00965211882037426" calcext:value-type="float">
            <text:p>-0.0096521188</text:p>
          </table:table-cell>
          <table:table-cell office:value-type="float" office:value="-0.00410707159827171" calcext:value-type="float">
            <text:p>-0.0041070716</text:p>
          </table:table-cell>
          <table:table-cell office:value-type="float" office:value="0.00435823630051067" calcext:value-type="float">
            <text:p>0.0043582363</text:p>
          </table:table-cell>
          <table:table-cell office:value-type="float" office:value="-0.00772479341899566" calcext:value-type="float">
            <text:p>-0.0077247934</text:p>
          </table:table-cell>
          <table:table-cell office:value-type="float" office:value="-0.00463359265204468" calcext:value-type="float">
            <text:p>-0.0046335927</text:p>
          </table:table-cell>
          <table:table-cell office:value-type="float" office:value="0.000758480011930622" calcext:value-type="float">
            <text:p>0.00075848</text:p>
          </table:table-cell>
          <table:table-cell office:value-type="float" office:value="-0.0983856108348201" calcext:value-type="float">
            <text:p>-0.0983856108</text:p>
          </table:table-cell>
          <table:table-cell office:value-type="float" office:value="-0.120673774878527" calcext:value-type="float">
            <text:p>-0.1206737749</text:p>
          </table:table-cell>
          <table:table-cell office:value-type="float" office:value="-0.0236894103642193" calcext:value-type="float">
            <text:p>-0.0236894104</text:p>
          </table:table-cell>
          <table:table-cell office:value-type="float" office:value="0.0172740928897883" calcext:value-type="float">
            <text:p>0.0172740929</text:p>
          </table:table-cell>
          <table:table-cell office:value-type="float" office:value="-0.0244512358271" calcext:value-type="float">
            <text:p>-0.0244512358</text:p>
          </table:table-cell>
          <table:table-cell office:value-type="float" office:value="-0.0276268828103765" calcext:value-type="float">
            <text:p>-0.0276268828</text:p>
          </table:table-cell>
          <table:table-cell office:value-type="float" office:value="-0.0274676199435665" calcext:value-type="float">
            <text:p>-0.0274676199</text:p>
          </table:table-cell>
          <table:table-cell office:value-type="float" office:value="-0.0231807204214592" calcext:value-type="float">
            <text:p>-0.0231807204</text:p>
          </table:table-cell>
          <table:table-cell office:value-type="float" office:value="0.0128519964748251" calcext:value-type="float">
            <text:p>0.0128519965</text:p>
          </table:table-cell>
          <table:table-cell office:value-type="float" office:value="-0.021005705069855" calcext:value-type="float">
            <text:p>-0.0210057051</text:p>
          </table:table-cell>
          <table:table-cell office:value-type="float" office:value="-0.0357335811347984" calcext:value-type="float">
            <text:p>-0.0357335811</text:p>
          </table:table-cell>
          <table:table-cell office:value-type="float" office:value="-0.0288438469540545" calcext:value-type="float">
            <text:p>-0.028843847</text:p>
          </table:table-cell>
          <table:table-cell office:value-type="float" office:value="0.0216076510704098" calcext:value-type="float">
            <text:p>0.0216076511</text:p>
          </table:table-cell>
          <table:table-cell office:value-type="float" office:value="-0.00640201560992868" calcext:value-type="float">
            <text:p>-0.0064020156</text:p>
          </table:table-cell>
          <table:table-cell office:value-type="float" office:value="0.0233824972604338" calcext:value-type="float">
            <text:p>0.0233824973</text:p>
          </table:table-cell>
          <table:table-cell office:value-type="float" office:value="0.0922850168879722" calcext:value-type="float">
            <text:p>0.0922850169</text:p>
          </table:table-cell>
          <table:table-cell office:value-type="float" office:value="0.470047589621623" calcext:value-type="float">
            <text:p>0.4700475896</text:p>
          </table:table-cell>
          <table:table-cell office:value-type="float" office:value="0.687384654012535" calcext:value-type="float">
            <text:p>0.687384654</text:p>
          </table:table-cell>
          <table:table-cell office:value-type="float" office:value="0.473432508113593" calcext:value-type="float">
            <text:p>0.4734325081</text:p>
          </table:table-cell>
          <table:table-cell office:value-type="float" office:value="0.762787414453589" calcext:value-type="float">
            <text:p>0.7627874145</text:p>
          </table:table-cell>
          <table:table-cell office:value-type="float" office:value="-0.0688427269141908" calcext:value-type="float">
            <text:p>-0.0688427269</text:p>
          </table:table-cell>
          <table:table-cell office:value-type="float" office:value="0.0167494275961534" calcext:value-type="float">
            <text:p>0.0167494276</text:p>
          </table:table-cell>
          <table:table-cell office:value-type="float" office:value="0.462209074813033" calcext:value-type="float">
            <text:p>0.4622090748</text:p>
          </table:table-cell>
          <table:table-cell office:value-type="float" office:value="0.720047100178961" calcext:value-type="float">
            <text:p>0.7200471002</text:p>
          </table:table-cell>
          <table:table-cell office:value-type="float" office:value="0.486044293875999" calcext:value-type="float">
            <text:p>0.4860442939</text:p>
          </table:table-cell>
          <table:table-cell office:value-type="float" office:value="0.768533108328357" calcext:value-type="float">
            <text:p>0.7685331083</text:p>
          </table:table-cell>
          <table:table-cell office:value-type="float" office:value="0.467196722303791" calcext:value-type="float">
            <text:p>0.4671967223</text:p>
          </table:table-cell>
          <table:table-cell office:value-type="float" office:value="0.69038156809253" calcext:value-type="float">
            <text:p>0.6903815681</text:p>
          </table:table-cell>
          <table:table-cell office:value-type="float" office:value="0.469491314870204" calcext:value-type="float">
            <text:p>0.4694913149</text:p>
          </table:table-cell>
          <table:table-cell office:value-type="float" office:value="0.765630642068492" calcext:value-type="float">
            <text:p>0.7656306421</text:p>
          </table:table-cell>
          <table:table-cell office:value-type="float" office:value="-0.0294495824510542" calcext:value-type="float">
            <text:p>-0.0294495825</text:p>
          </table:table-cell>
          <table:table-cell office:value-type="float" office:value="-0.0270913212589561" calcext:value-type="float">
            <text:p>-0.0270913213</text:p>
          </table:table-cell>
          <table:table-cell office:value-type="float" office:value="-0.00526205444015651" calcext:value-type="float">
            <text:p>-0.0052620544</text:p>
          </table:table-cell>
          <table:table-cell office:value-type="float" office:value="-0.0356624085437785" calcext:value-type="float">
            <text:p>-0.0356624085</text:p>
          </table:table-cell>
          <table:table-cell office:value-type="float" office:value="0.0349724954352185" calcext:value-type="float">
            <text:p>0.0349724954</text:p>
          </table:table-cell>
          <table:table-cell office:value-type="float" office:value="0.0338705431754625" calcext:value-type="float">
            <text:p>0.0338705432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user_rate_sum_part_2</text:p>
          </table:table-cell>
          <table:table-cell office:value-type="float" office:value="-0.183434871028842" calcext:value-type="float">
            <text:p>-0.183434871</text:p>
          </table:table-cell>
          <table:table-cell office:value-type="float" office:value="-0.140286019972788" calcext:value-type="float">
            <text:p>-0.14028602</text:p>
          </table:table-cell>
          <table:table-cell office:value-type="float" office:value="0.0204688319295268" calcext:value-type="float">
            <text:p>0.0204688319</text:p>
          </table:table-cell>
          <table:table-cell/>
          <table:table-cell office:value-type="float" office:value="-0.396185941698168" calcext:value-type="float">
            <text:p>-0.3961859417</text:p>
          </table:table-cell>
          <table:table-cell office:value-type="float" office:value="0.000997226068612882" calcext:value-type="float">
            <text:p>0.0009972261</text:p>
          </table:table-cell>
          <table:table-cell office:value-type="float" office:value="0.0515688161565069" calcext:value-type="float">
            <text:p>0.0515688162</text:p>
          </table:table-cell>
          <table:table-cell office:value-type="float" office:value="0.012621699759216" calcext:value-type="float">
            <text:p>0.0126216998</text:p>
          </table:table-cell>
          <table:table-cell office:value-type="float" office:value="-0.0357649072789403" calcext:value-type="float">
            <text:p>-0.0357649073</text:p>
          </table:table-cell>
          <table:table-cell office:value-type="float" office:value="0.0204688319295268" calcext:value-type="float">
            <text:p>0.0204688319</text:p>
          </table:table-cell>
          <table:table-cell office:value-type="float" office:value="0.0204720748977917" calcext:value-type="float">
            <text:p>0.0204720749</text:p>
          </table:table-cell>
          <table:table-cell office:value-type="float" office:value="0.0050280580848197" calcext:value-type="float">
            <text:p>0.0050280581</text:p>
          </table:table-cell>
          <table:table-cell office:value-type="float" office:value="0.0649958309979176" calcext:value-type="float">
            <text:p>0.064995831</text:p>
          </table:table-cell>
          <table:table-cell/>
          <table:table-cell office:value-type="float" office:value="0.235217857917051" calcext:value-type="float">
            <text:p>0.2352178579</text:p>
          </table:table-cell>
          <table:table-cell office:value-type="float" office:value="0.00544677664932693" calcext:value-type="float">
            <text:p>0.0054467766</text:p>
          </table:table-cell>
          <table:table-cell office:value-type="float" office:value="-0.0264855087413269" calcext:value-type="float">
            <text:p>-0.0264855087</text:p>
          </table:table-cell>
          <table:table-cell office:value-type="float" office:value="-0.0289873363797229" calcext:value-type="float">
            <text:p>-0.0289873364</text:p>
          </table:table-cell>
          <table:table-cell office:value-type="float" office:value="-0.392847752795349" calcext:value-type="float">
            <text:p>-0.3928477528</text:p>
          </table:table-cell>
          <table:table-cell office:value-type="float" office:value="-0.0122662541844268" calcext:value-type="float">
            <text:p>-0.0122662542</text:p>
          </table:table-cell>
          <table:table-cell office:value-type="float" office:value="-0.0760872106535749" calcext:value-type="float">
            <text:p>-0.0760872107</text:p>
          </table:table-cell>
          <table:table-cell office:value-type="float" office:value="0.00954327608609025" calcext:value-type="float">
            <text:p>0.0095432761</text:p>
          </table:table-cell>
          <table:table-cell office:value-type="float" office:value="0.0194354336325802" calcext:value-type="float">
            <text:p>0.0194354336</text:p>
          </table:table-cell>
          <table:table-cell office:value-type="float" office:value="0.168717058294925" calcext:value-type="float">
            <text:p>0.1687170583</text:p>
          </table:table-cell>
          <table:table-cell office:value-type="float" office:value="0.178285248195115" calcext:value-type="float">
            <text:p>0.1782852482</text:p>
          </table:table-cell>
          <table:table-cell office:value-type="float" office:value="-0.000797796133647595" calcext:value-type="float">
            <text:p>-0.0007977961</text:p>
          </table:table-cell>
          <table:table-cell office:value-type="float" office:value="-0.00207064209755899" calcext:value-type="float">
            <text:p>-0.0020706421</text:p>
          </table:table-cell>
          <table:table-cell office:value-type="float" office:value="0.0442580631916309" calcext:value-type="float">
            <text:p>0.0442580632</text:p>
          </table:table-cell>
          <table:table-cell office:value-type="float" office:value="-0.0327838861891866" calcext:value-type="float">
            <text:p>-0.0327838862</text:p>
          </table:table-cell>
          <table:table-cell office:value-type="float" office:value="0.0312313706324814" calcext:value-type="float">
            <text:p>0.0312313706</text:p>
          </table:table-cell>
          <table:table-cell office:value-type="float" office:value="-0.0396956651759545" calcext:value-type="float">
            <text:p>-0.0396956652</text:p>
          </table:table-cell>
          <table:table-cell office:value-type="float" office:value="0.0448433322475587" calcext:value-type="float">
            <text:p>0.0448433322</text:p>
          </table:table-cell>
          <table:table-cell office:value-type="float" office:value="0.0246626437763444" calcext:value-type="float">
            <text:p>0.0246626438</text:p>
          </table:table-cell>
          <table:table-cell office:value-type="float" office:value="0.0175544989700198" calcext:value-type="float">
            <text:p>0.017554499</text:p>
          </table:table-cell>
          <table:table-cell office:value-type="float" office:value="-0.0501484259603466" calcext:value-type="float">
            <text:p>-0.050148426</text:p>
          </table:table-cell>
          <table:table-cell office:value-type="float" office:value="-0.00159178837028066" calcext:value-type="float">
            <text:p>-0.0015917884</text:p>
          </table:table-cell>
          <table:table-cell office:value-type="float" office:value="-0.0456156432423818" calcext:value-type="float">
            <text:p>-0.0456156432</text:p>
          </table:table-cell>
          <table:table-cell office:value-type="float" office:value="-0.00965211882037426" calcext:value-type="float">
            <text:p>-0.0096521188</text:p>
          </table:table-cell>
          <table:table-cell office:value-type="float" office:value="1" calcext:value-type="float">
            <text:p>1</text:p>
          </table:table-cell>
          <table:table-cell office:value-type="float" office:value="0.286133961567688" calcext:value-type="float">
            <text:p>0.2861339616</text:p>
          </table:table-cell>
          <table:table-cell office:value-type="float" office:value="0.255833000186527" calcext:value-type="float">
            <text:p>0.2558330002</text:p>
          </table:table-cell>
          <table:table-cell office:value-type="float" office:value="0.642552404925417" calcext:value-type="float">
            <text:p>0.6425524049</text:p>
          </table:table-cell>
          <table:table-cell office:value-type="float" office:value="0.26213887350391" calcext:value-type="float">
            <text:p>0.2621388735</text:p>
          </table:table-cell>
          <table:table-cell office:value-type="float" office:value="0.213345306265778" calcext:value-type="float">
            <text:p>0.2133453063</text:p>
          </table:table-cell>
          <table:table-cell office:value-type="float" office:value="-0.00251548068640687" calcext:value-type="float">
            <text:p>-0.0025154807</text:p>
          </table:table-cell>
          <table:table-cell office:value-type="float" office:value="-0.00227870854131123" calcext:value-type="float">
            <text:p>-0.0022787085</text:p>
          </table:table-cell>
          <table:table-cell office:value-type="float" office:value="-0.0656367091646258" calcext:value-type="float">
            <text:p>-0.0656367092</text:p>
          </table:table-cell>
          <table:table-cell office:value-type="float" office:value="-0.149146259692869" calcext:value-type="float">
            <text:p>-0.1491462597</text:p>
          </table:table-cell>
          <table:table-cell office:value-type="float" office:value="-0.0814223218723476" calcext:value-type="float">
            <text:p>-0.0814223219</text:p>
          </table:table-cell>
          <table:table-cell office:value-type="float" office:value="-0.0420829313268303" calcext:value-type="float">
            <text:p>-0.0420829313</text:p>
          </table:table-cell>
          <table:table-cell office:value-type="float" office:value="-0.0626798428772578" calcext:value-type="float">
            <text:p>-0.0626798429</text:p>
          </table:table-cell>
          <table:table-cell office:value-type="float" office:value="-0.0606334184754724" calcext:value-type="float">
            <text:p>-0.0606334185</text:p>
          </table:table-cell>
          <table:table-cell office:value-type="float" office:value="0.0848875392569536" calcext:value-type="float">
            <text:p>0.0848875393</text:p>
          </table:table-cell>
          <table:table-cell office:value-type="float" office:value="-0.0568798283519653" calcext:value-type="float">
            <text:p>-0.0568798284</text:p>
          </table:table-cell>
          <table:table-cell office:value-type="float" office:value="-0.0624600607947811" calcext:value-type="float">
            <text:p>-0.0624600608</text:p>
          </table:table-cell>
          <table:table-cell office:value-type="float" office:value="-0.0571351427693864" calcext:value-type="float">
            <text:p>-0.0571351428</text:p>
          </table:table-cell>
          <table:table-cell office:value-type="float" office:value="0.0769115361599258" calcext:value-type="float">
            <text:p>0.0769115362</text:p>
          </table:table-cell>
          <table:table-cell office:value-type="float" office:value="0.369355549028011" calcext:value-type="float">
            <text:p>0.369355549</text:p>
          </table:table-cell>
          <table:table-cell office:value-type="float" office:value="-0.130946134470471" calcext:value-type="float">
            <text:p>-0.1309461345</text:p>
          </table:table-cell>
          <table:table-cell office:value-type="float" office:value="-0.0347034613303991" calcext:value-type="float">
            <text:p>-0.0347034613</text:p>
          </table:table-cell>
          <table:table-cell office:value-type="float" office:value="-0.016472165427911" calcext:value-type="float">
            <text:p>-0.0164721654</text:p>
          </table:table-cell>
          <table:table-cell office:value-type="float" office:value="-0.0206799449502527" calcext:value-type="float">
            <text:p>-0.020679945</text:p>
          </table:table-cell>
          <table:table-cell office:value-type="float" office:value="-0.0234790810151996" calcext:value-type="float">
            <text:p>-0.023479081</text:p>
          </table:table-cell>
          <table:table-cell office:value-type="float" office:value="-0.0185002044264053" calcext:value-type="float">
            <text:p>-0.0185002044</text:p>
          </table:table-cell>
          <table:table-cell office:value-type="float" office:value="0.398517635482111" calcext:value-type="float">
            <text:p>0.3985176355</text:p>
          </table:table-cell>
          <table:table-cell office:value-type="float" office:value="-0.122020883021124" calcext:value-type="float">
            <text:p>-0.122020883</text:p>
          </table:table-cell>
          <table:table-cell office:value-type="float" office:value="-0.0450122476300254" calcext:value-type="float">
            <text:p>-0.0450122476</text:p>
          </table:table-cell>
          <table:table-cell office:value-type="float" office:value="0.0121921081728045" calcext:value-type="float">
            <text:p>0.0121921082</text:p>
          </table:table-cell>
          <table:table-cell office:value-type="float" office:value="-0.0405949840637828" calcext:value-type="float">
            <text:p>-0.0405949841</text:p>
          </table:table-cell>
          <table:table-cell office:value-type="float" office:value="0.000473836984278855" calcext:value-type="float">
            <text:p>0.000473837</text:p>
          </table:table-cell>
          <table:table-cell office:value-type="float" office:value="-0.0123916297290219" calcext:value-type="float">
            <text:p>-0.0123916297</text:p>
          </table:table-cell>
          <table:table-cell office:value-type="float" office:value="-0.0239564294388779" calcext:value-type="float">
            <text:p>-0.0239564294</text:p>
          </table:table-cell>
          <table:table-cell office:value-type="float" office:value="-0.020473674983251" calcext:value-type="float">
            <text:p>-0.020473675</text:p>
          </table:table-cell>
          <table:table-cell office:value-type="float" office:value="-0.0210604421158565" calcext:value-type="float">
            <text:p>-0.0210604421</text:p>
          </table:table-cell>
          <table:table-cell office:value-type="float" office:value="0.0854771712012247" calcext:value-type="float">
            <text:p>0.0854771712</text:p>
          </table:table-cell>
          <table:table-cell office:value-type="float" office:value="0.0906415826705244" calcext:value-type="float">
            <text:p>0.0906415827</text:p>
          </table:table-cell>
          <table:table-cell office:value-type="float" office:value="0.0410281170156805" calcext:value-type="float">
            <text:p>0.041028117</text:p>
          </table:table-cell>
          <table:table-cell office:value-type="float" office:value="0.0589353006463893" calcext:value-type="float">
            <text:p>0.0589353006</text:p>
          </table:table-cell>
          <table:table-cell office:value-type="float" office:value="-0.027410079008352" calcext:value-type="float">
            <text:p>-0.027410079</text:p>
          </table:table-cell>
          <table:table-cell office:value-type="float" office:value="-0.0297936855876332" calcext:value-type="float">
            <text:p>-0.0297936856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user_rate_mean_part_2</text:p>
          </table:table-cell>
          <table:table-cell office:value-type="float" office:value="-0.0173347881500352" calcext:value-type="float">
            <text:p>-0.0173347882</text:p>
          </table:table-cell>
          <table:table-cell office:value-type="float" office:value="-0.0209996556669371" calcext:value-type="float">
            <text:p>-0.0209996557</text:p>
          </table:table-cell>
          <table:table-cell office:value-type="float" office:value="0.0382859830707159" calcext:value-type="float">
            <text:p>0.0382859831</text:p>
          </table:table-cell>
          <table:table-cell/>
          <table:table-cell office:value-type="float" office:value="-0.0198550798095289" calcext:value-type="float">
            <text:p>-0.0198550798</text:p>
          </table:table-cell>
          <table:table-cell office:value-type="float" office:value="0.00480216579870407" calcext:value-type="float">
            <text:p>0.0048021658</text:p>
          </table:table-cell>
          <table:table-cell office:value-type="float" office:value="0.0891719035273975" calcext:value-type="float">
            <text:p>0.0891719035</text:p>
          </table:table-cell>
          <table:table-cell office:value-type="float" office:value="-0.00850000363699549" calcext:value-type="float">
            <text:p>-0.0085000036</text:p>
          </table:table-cell>
          <table:table-cell office:value-type="float" office:value="0.00972106089593439" calcext:value-type="float">
            <text:p>0.0097210609</text:p>
          </table:table-cell>
          <table:table-cell office:value-type="float" office:value="0.0382859830707159" calcext:value-type="float">
            <text:p>0.0382859831</text:p>
          </table:table-cell>
          <table:table-cell office:value-type="float" office:value="0.0382809121686331" calcext:value-type="float">
            <text:p>0.0382809122</text:p>
          </table:table-cell>
          <table:table-cell office:value-type="float" office:value="0.00781101762763429" calcext:value-type="float">
            <text:p>0.0078110176</text:p>
          </table:table-cell>
          <table:table-cell office:value-type="float" office:value="0.0741524646858269" calcext:value-type="float">
            <text:p>0.0741524647</text:p>
          </table:table-cell>
          <table:table-cell/>
          <table:table-cell office:value-type="float" office:value="0.477648670828277" calcext:value-type="float">
            <text:p>0.4776486708</text:p>
          </table:table-cell>
          <table:table-cell office:value-type="float" office:value="-0.00865184245343204" calcext:value-type="float">
            <text:p>-0.0086518425</text:p>
          </table:table-cell>
          <table:table-cell office:value-type="float" office:value="0.0134588741777418" calcext:value-type="float">
            <text:p>0.0134588742</text:p>
          </table:table-cell>
          <table:table-cell office:value-type="float" office:value="0.0172312863569298" calcext:value-type="float">
            <text:p>0.0172312864</text:p>
          </table:table-cell>
          <table:table-cell office:value-type="float" office:value="-0.0153950254667624" calcext:value-type="float">
            <text:p>-0.0153950255</text:p>
          </table:table-cell>
          <table:table-cell office:value-type="float" office:value="0.0283736042290152" calcext:value-type="float">
            <text:p>0.0283736042</text:p>
          </table:table-cell>
          <table:table-cell office:value-type="float" office:value="-0.0608261699295705" calcext:value-type="float">
            <text:p>-0.0608261699</text:p>
          </table:table-cell>
          <table:table-cell office:value-type="float" office:value="-0.0141649127540145" calcext:value-type="float">
            <text:p>-0.0141649128</text:p>
          </table:table-cell>
          <table:table-cell office:value-type="float" office:value="-0.0198669178234902" calcext:value-type="float">
            <text:p>-0.0198669178</text:p>
          </table:table-cell>
          <table:table-cell office:value-type="float" office:value="0.382965365631538" calcext:value-type="float">
            <text:p>0.3829653656</text:p>
          </table:table-cell>
          <table:table-cell office:value-type="float" office:value="0.414163554799783" calcext:value-type="float">
            <text:p>0.4141635548</text:p>
          </table:table-cell>
          <table:table-cell office:value-type="float" office:value="-0.0211291861868334" calcext:value-type="float">
            <text:p>-0.0211291862</text:p>
          </table:table-cell>
          <table:table-cell office:value-type="float" office:value="-0.0308792957229914" calcext:value-type="float">
            <text:p>-0.0308792957</text:p>
          </table:table-cell>
          <table:table-cell office:value-type="float" office:value="0.0600897294726837" calcext:value-type="float">
            <text:p>0.0600897295</text:p>
          </table:table-cell>
          <table:table-cell office:value-type="float" office:value="0.00699961702349074" calcext:value-type="float">
            <text:p>0.006999617</text:p>
          </table:table-cell>
          <table:table-cell office:value-type="float" office:value="0.191319965435758" calcext:value-type="float">
            <text:p>0.1913199654</text:p>
          </table:table-cell>
          <table:table-cell office:value-type="float" office:value="0.0830362951913772" calcext:value-type="float">
            <text:p>0.0830362952</text:p>
          </table:table-cell>
          <table:table-cell office:value-type="float" office:value="0.0618010030194654" calcext:value-type="float">
            <text:p>0.061801003</text:p>
          </table:table-cell>
          <table:table-cell office:value-type="float" office:value="0.149842326763474" calcext:value-type="float">
            <text:p>0.1498423268</text:p>
          </table:table-cell>
          <table:table-cell office:value-type="float" office:value="0.123352067748919" calcext:value-type="float">
            <text:p>0.1233520677</text:p>
          </table:table-cell>
          <table:table-cell office:value-type="float" office:value="0.0261941075813341" calcext:value-type="float">
            <text:p>0.0261941076</text:p>
          </table:table-cell>
          <table:table-cell office:value-type="float" office:value="0.0010257940569056" calcext:value-type="float">
            <text:p>0.0010257941</text:p>
          </table:table-cell>
          <table:table-cell office:value-type="float" office:value="0.0488122938856117" calcext:value-type="float">
            <text:p>0.0488122939</text:p>
          </table:table-cell>
          <table:table-cell office:value-type="float" office:value="-0.00410707159827171" calcext:value-type="float">
            <text:p>-0.0041070716</text:p>
          </table:table-cell>
          <table:table-cell office:value-type="float" office:value="0.286133961567688" calcext:value-type="float">
            <text:p>0.2861339616</text:p>
          </table:table-cell>
          <table:table-cell office:value-type="float" office:value="1" calcext:value-type="float">
            <text:p>1</text:p>
          </table:table-cell>
          <table:table-cell office:value-type="float" office:value="0.759704343947031" calcext:value-type="float">
            <text:p>0.7597043439</text:p>
          </table:table-cell>
          <table:table-cell office:value-type="float" office:value="0.207026505076865" calcext:value-type="float">
            <text:p>0.2070265051</text:p>
          </table:table-cell>
          <table:table-cell office:value-type="float" office:value="0.370398162848712" calcext:value-type="float">
            <text:p>0.3703981628</text:p>
          </table:table-cell>
          <table:table-cell office:value-type="float" office:value="0.271136853051445" calcext:value-type="float">
            <text:p>0.2711368531</text:p>
          </table:table-cell>
          <table:table-cell office:value-type="float" office:value="-0.0148151572030302" calcext:value-type="float">
            <text:p>-0.0148151572</text:p>
          </table:table-cell>
          <table:table-cell office:value-type="float" office:value="-0.0212582502896028" calcext:value-type="float">
            <text:p>-0.0212582503</text:p>
          </table:table-cell>
          <table:table-cell office:value-type="float" office:value="-0.0766428964782232" calcext:value-type="float">
            <text:p>-0.0766428965</text:p>
          </table:table-cell>
          <table:table-cell office:value-type="float" office:value="-0.0457902089840685" calcext:value-type="float">
            <text:p>-0.045790209</text:p>
          </table:table-cell>
          <table:table-cell office:value-type="float" office:value="-0.0840265744937994" calcext:value-type="float">
            <text:p>-0.0840265745</text:p>
          </table:table-cell>
          <table:table-cell office:value-type="float" office:value="-0.0648133827984116" calcext:value-type="float">
            <text:p>-0.0648133828</text:p>
          </table:table-cell>
          <table:table-cell office:value-type="float" office:value="-0.0748651895638805" calcext:value-type="float">
            <text:p>-0.0748651896</text:p>
          </table:table-cell>
          <table:table-cell office:value-type="float" office:value="-0.0388689546492983" calcext:value-type="float">
            <text:p>-0.0388689546</text:p>
          </table:table-cell>
          <table:table-cell office:value-type="float" office:value="0.0706265281675177" calcext:value-type="float">
            <text:p>0.0706265282</text:p>
          </table:table-cell>
          <table:table-cell office:value-type="float" office:value="-0.0424811534378124" calcext:value-type="float">
            <text:p>-0.0424811534</text:p>
          </table:table-cell>
          <table:table-cell office:value-type="float" office:value="-0.0371897697873171" calcext:value-type="float">
            <text:p>-0.0371897698</text:p>
          </table:table-cell>
          <table:table-cell office:value-type="float" office:value="-0.0351130636012014" calcext:value-type="float">
            <text:p>-0.0351130636</text:p>
          </table:table-cell>
          <table:table-cell office:value-type="float" office:value="0.0775284778460543" calcext:value-type="float">
            <text:p>0.0775284778</text:p>
          </table:table-cell>
          <table:table-cell office:value-type="float" office:value="0.43342383974748" calcext:value-type="float">
            <text:p>0.4334238397</text:p>
          </table:table-cell>
          <table:table-cell office:value-type="float" office:value="-0.169656916167111" calcext:value-type="float">
            <text:p>-0.1696569162</text:p>
          </table:table-cell>
          <table:table-cell office:value-type="float" office:value="0.0445691451998414" calcext:value-type="float">
            <text:p>0.0445691452</text:p>
          </table:table-cell>
          <table:table-cell office:value-type="float" office:value="0.0406101232595589" calcext:value-type="float">
            <text:p>0.0406101233</text:p>
          </table:table-cell>
          <table:table-cell office:value-type="float" office:value="-0.016334450090731" calcext:value-type="float">
            <text:p>-0.0163344501</text:p>
          </table:table-cell>
          <table:table-cell office:value-type="float" office:value="0.036278026129602" calcext:value-type="float">
            <text:p>0.0362780261</text:p>
          </table:table-cell>
          <table:table-cell office:value-type="float" office:value="-0.00607390202275061" calcext:value-type="float">
            <text:p>-0.006073902</text:p>
          </table:table-cell>
          <table:table-cell office:value-type="float" office:value="0.344605907279647" calcext:value-type="float">
            <text:p>0.3446059073</text:p>
          </table:table-cell>
          <table:table-cell office:value-type="float" office:value="-0.1075956326955" calcext:value-type="float">
            <text:p>-0.1075956327</text:p>
          </table:table-cell>
          <table:table-cell office:value-type="float" office:value="0.0107938853998261" calcext:value-type="float">
            <text:p>0.0107938854</text:p>
          </table:table-cell>
          <table:table-cell office:value-type="float" office:value="0.0079362479792639" calcext:value-type="float">
            <text:p>0.007936248</text:p>
          </table:table-cell>
          <table:table-cell office:value-type="float" office:value="0.0225380974404226" calcext:value-type="float">
            <text:p>0.0225380974</text:p>
          </table:table-cell>
          <table:table-cell office:value-type="float" office:value="0.00160962963064797" calcext:value-type="float">
            <text:p>0.0016096296</text:p>
          </table:table-cell>
          <table:table-cell office:value-type="float" office:value="0.0363805019618315" calcext:value-type="float">
            <text:p>0.036380502</text:p>
          </table:table-cell>
          <table:table-cell office:value-type="float" office:value="-0.0113986666156906" calcext:value-type="float">
            <text:p>-0.0113986666</text:p>
          </table:table-cell>
          <table:table-cell office:value-type="float" office:value="0.0314809212775884" calcext:value-type="float">
            <text:p>0.0314809213</text:p>
          </table:table-cell>
          <table:table-cell office:value-type="float" office:value="-0.0014608763063457" calcext:value-type="float">
            <text:p>-0.0014608763</text:p>
          </table:table-cell>
          <table:table-cell office:value-type="float" office:value="0.194420263061964" calcext:value-type="float">
            <text:p>0.1944202631</text:p>
          </table:table-cell>
          <table:table-cell office:value-type="float" office:value="0.240593166140541" calcext:value-type="float">
            <text:p>0.2405931661</text:p>
          </table:table-cell>
          <table:table-cell office:value-type="float" office:value="0.120480979197677" calcext:value-type="float">
            <text:p>0.1204809792</text:p>
          </table:table-cell>
          <table:table-cell office:value-type="float" office:value="0.206640092309344" calcext:value-type="float">
            <text:p>0.2066400923</text:p>
          </table:table-cell>
          <table:table-cell office:value-type="float" office:value="-0.119220469121757" calcext:value-type="float">
            <text:p>-0.1192204691</text:p>
          </table:table-cell>
          <table:table-cell office:value-type="float" office:value="-0.125160764797812" calcext:value-type="float">
            <text:p>-0.1251607648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diff_rate_mean_target_enc_part_2</text:p>
          </table:table-cell>
          <table:table-cell office:value-type="float" office:value="-0.0520356449390864" calcext:value-type="float">
            <text:p>-0.0520356449</text:p>
          </table:table-cell>
          <table:table-cell office:value-type="float" office:value="-0.0124337416964037" calcext:value-type="float">
            <text:p>-0.0124337417</text:p>
          </table:table-cell>
          <table:table-cell office:value-type="float" office:value="0.0698896650438623" calcext:value-type="float">
            <text:p>0.069889665</text:p>
          </table:table-cell>
          <table:table-cell/>
          <table:table-cell office:value-type="float" office:value="-0.055356013806176" calcext:value-type="float">
            <text:p>-0.0553560138</text:p>
          </table:table-cell>
          <table:table-cell office:value-type="float" office:value="0.0102608106507641" calcext:value-type="float">
            <text:p>0.0102608107</text:p>
          </table:table-cell>
          <table:table-cell office:value-type="float" office:value="-0.170533612174075" calcext:value-type="float">
            <text:p>-0.1705336122</text:p>
          </table:table-cell>
          <table:table-cell office:value-type="float" office:value="0.00678010039033366" calcext:value-type="float">
            <text:p>0.0067801004</text:p>
          </table:table-cell>
          <table:table-cell office:value-type="float" office:value="-0.155778482218552" calcext:value-type="float">
            <text:p>-0.1557784822</text:p>
          </table:table-cell>
          <table:table-cell office:value-type="float" office:value="0.0698896650438623" calcext:value-type="float">
            <text:p>0.069889665</text:p>
          </table:table-cell>
          <table:table-cell office:value-type="float" office:value="0.0698856239527785" calcext:value-type="float">
            <text:p>0.069885624</text:p>
          </table:table-cell>
          <table:table-cell office:value-type="float" office:value="0.0330218497767635" calcext:value-type="float">
            <text:p>0.0330218498</text:p>
          </table:table-cell>
          <table:table-cell office:value-type="float" office:value="0.196826262757007" calcext:value-type="float">
            <text:p>0.1968262628</text:p>
          </table:table-cell>
          <table:table-cell/>
          <table:table-cell office:value-type="float" office:value="0.284222148373605" calcext:value-type="float">
            <text:p>0.2842221484</text:p>
          </table:table-cell>
          <table:table-cell office:value-type="float" office:value="-0.0048047542076011" calcext:value-type="float">
            <text:p>-0.0048047542</text:p>
          </table:table-cell>
          <table:table-cell office:value-type="float" office:value="0.00360092384901864" calcext:value-type="float">
            <text:p>0.0036009238</text:p>
          </table:table-cell>
          <table:table-cell office:value-type="float" office:value="0.00258257587503304" calcext:value-type="float">
            <text:p>0.0025825759</text:p>
          </table:table-cell>
          <table:table-cell office:value-type="float" office:value="-0.0535739475830492" calcext:value-type="float">
            <text:p>-0.0535739476</text:p>
          </table:table-cell>
          <table:table-cell office:value-type="float" office:value="0.0149896913245044" calcext:value-type="float">
            <text:p>0.0149896913</text:p>
          </table:table-cell>
          <table:table-cell office:value-type="float" office:value="-0.695274495687528" calcext:value-type="float">
            <text:p>-0.6952744957</text:p>
          </table:table-cell>
          <table:table-cell office:value-type="float" office:value="-0.0112713591143324" calcext:value-type="float">
            <text:p>-0.0112713591</text:p>
          </table:table-cell>
          <table:table-cell office:value-type="float" office:value="-0.0124901592878921" calcext:value-type="float">
            <text:p>-0.0124901593</text:p>
          </table:table-cell>
          <table:table-cell office:value-type="float" office:value="0.191305369518982" calcext:value-type="float">
            <text:p>0.1913053695</text:p>
          </table:table-cell>
          <table:table-cell office:value-type="float" office:value="0.222563348786126" calcext:value-type="float">
            <text:p>0.2225633488</text:p>
          </table:table-cell>
          <table:table-cell office:value-type="float" office:value="0.00626116703317917" calcext:value-type="float">
            <text:p>0.006261167</text:p>
          </table:table-cell>
          <table:table-cell office:value-type="float" office:value="-0.0130453660544809" calcext:value-type="float">
            <text:p>-0.0130453661</text:p>
          </table:table-cell>
          <table:table-cell office:value-type="float" office:value="0.149145465951613" calcext:value-type="float">
            <text:p>0.149145466</text:p>
          </table:table-cell>
          <table:table-cell office:value-type="float" office:value="-0.0137204668949397" calcext:value-type="float">
            <text:p>-0.0137204669</text:p>
          </table:table-cell>
          <table:table-cell office:value-type="float" office:value="0.0577209328045738" calcext:value-type="float">
            <text:p>0.0577209328</text:p>
          </table:table-cell>
          <table:table-cell office:value-type="float" office:value="-0.0767175970069181" calcext:value-type="float">
            <text:p>-0.076717597</text:p>
          </table:table-cell>
          <table:table-cell office:value-type="float" office:value="0.117956943673895" calcext:value-type="float">
            <text:p>0.1179569437</text:p>
          </table:table-cell>
          <table:table-cell office:value-type="float" office:value="0.0514367079083192" calcext:value-type="float">
            <text:p>0.0514367079</text:p>
          </table:table-cell>
          <table:table-cell office:value-type="float" office:value="-0.062159222865398" calcext:value-type="float">
            <text:p>-0.0621592229</text:p>
          </table:table-cell>
          <table:table-cell office:value-type="float" office:value="-0.0211219461168825" calcext:value-type="float">
            <text:p>-0.0211219461</text:p>
          </table:table-cell>
          <table:table-cell office:value-type="float" office:value="0.0155474368764216" calcext:value-type="float">
            <text:p>0.0155474369</text:p>
          </table:table-cell>
          <table:table-cell office:value-type="float" office:value="-0.00313018196861516" calcext:value-type="float">
            <text:p>-0.003130182</text:p>
          </table:table-cell>
          <table:table-cell office:value-type="float" office:value="0.00435823630051067" calcext:value-type="float">
            <text:p>0.0043582363</text:p>
          </table:table-cell>
          <table:table-cell office:value-type="float" office:value="0.255833000186527" calcext:value-type="float">
            <text:p>0.2558330002</text:p>
          </table:table-cell>
          <table:table-cell office:value-type="float" office:value="0.759704343947031" calcext:value-type="float">
            <text:p>0.7597043439</text:p>
          </table:table-cell>
          <table:table-cell office:value-type="float" office:value="1" calcext:value-type="float">
            <text:p>1</text:p>
          </table:table-cell>
          <table:table-cell office:value-type="float" office:value="0.198563095179722" calcext:value-type="float">
            <text:p>0.1985630952</text:p>
          </table:table-cell>
          <table:table-cell office:value-type="float" office:value="0.32873129000529" calcext:value-type="float">
            <text:p>0.32873129</text:p>
          </table:table-cell>
          <table:table-cell office:value-type="float" office:value="0.726988570987959" calcext:value-type="float">
            <text:p>0.726988571</text:p>
          </table:table-cell>
          <table:table-cell office:value-type="float" office:value="0.0273914792140577" calcext:value-type="float">
            <text:p>0.0273914792</text:p>
          </table:table-cell>
          <table:table-cell office:value-type="float" office:value="0.0273171337359398" calcext:value-type="float">
            <text:p>0.0273171337</text:p>
          </table:table-cell>
          <table:table-cell office:value-type="float" office:value="-0.741890211685682" calcext:value-type="float">
            <text:p>-0.7418902117</text:p>
          </table:table-cell>
          <table:table-cell office:value-type="float" office:value="-0.188362465517572" calcext:value-type="float">
            <text:p>-0.1883624655</text:p>
          </table:table-cell>
          <table:table-cell office:value-type="float" office:value="-0.737240087414046" calcext:value-type="float">
            <text:p>-0.7372400874</text:p>
          </table:table-cell>
          <table:table-cell office:value-type="float" office:value="-0.725946362153856" calcext:value-type="float">
            <text:p>-0.7259463622</text:p>
          </table:table-cell>
          <table:table-cell office:value-type="float" office:value="-0.730162546490162" calcext:value-type="float">
            <text:p>-0.7301625465</text:p>
          </table:table-cell>
          <table:table-cell office:value-type="float" office:value="-0.654379621227883" calcext:value-type="float">
            <text:p>-0.6543796212</text:p>
          </table:table-cell>
          <table:table-cell office:value-type="float" office:value="-0.168318383544697" calcext:value-type="float">
            <text:p>-0.1683183835</text:p>
          </table:table-cell>
          <table:table-cell office:value-type="float" office:value="-0.65047701477988" calcext:value-type="float">
            <text:p>-0.6504770148</text:p>
          </table:table-cell>
          <table:table-cell office:value-type="float" office:value="-0.642686503147586" calcext:value-type="float">
            <text:p>-0.6426865031</text:p>
          </table:table-cell>
          <table:table-cell office:value-type="float" office:value="-0.639243616408979" calcext:value-type="float">
            <text:p>-0.6392436164</text:p>
          </table:table-cell>
          <table:table-cell office:value-type="float" office:value="0.668751350285569" calcext:value-type="float">
            <text:p>0.6687513503</text:p>
          </table:table-cell>
          <table:table-cell office:value-type="float" office:value="0.381151989560821" calcext:value-type="float">
            <text:p>0.3811519896</text:p>
          </table:table-cell>
          <table:table-cell office:value-type="float" office:value="0.402885363794702" calcext:value-type="float">
            <text:p>0.4028853638</text:p>
          </table:table-cell>
          <table:table-cell office:value-type="float" office:value="-0.566411169132897" calcext:value-type="float">
            <text:p>-0.5664111691</text:p>
          </table:table-cell>
          <table:table-cell office:value-type="float" office:value="0.0147242517450689" calcext:value-type="float">
            <text:p>0.0147242517</text:p>
          </table:table-cell>
          <table:table-cell office:value-type="float" office:value="-0.00757938377560475" calcext:value-type="float">
            <text:p>-0.0075793838</text:p>
          </table:table-cell>
          <table:table-cell office:value-type="float" office:value="0.00617541912437737" calcext:value-type="float">
            <text:p>0.0061754191</text:p>
          </table:table-cell>
          <table:table-cell office:value-type="float" office:value="-0.00147382947628297" calcext:value-type="float">
            <text:p>-0.0014738295</text:p>
          </table:table-cell>
          <table:table-cell office:value-type="float" office:value="0.33521189693745" calcext:value-type="float">
            <text:p>0.3352118969</text:p>
          </table:table-cell>
          <table:table-cell office:value-type="float" office:value="0.46348117045936" calcext:value-type="float">
            <text:p>0.4634811705</text:p>
          </table:table-cell>
          <table:table-cell office:value-type="float" office:value="-0.0358554958179239" calcext:value-type="float">
            <text:p>-0.0358554958</text:p>
          </table:table-cell>
          <table:table-cell office:value-type="float" office:value="0.0461030534158893" calcext:value-type="float">
            <text:p>0.0461030534</text:p>
          </table:table-cell>
          <table:table-cell office:value-type="float" office:value="-0.0358991153270784" calcext:value-type="float">
            <text:p>-0.0358991153</text:p>
          </table:table-cell>
          <table:table-cell office:value-type="float" office:value="0.0395794651549074" calcext:value-type="float">
            <text:p>0.0395794652</text:p>
          </table:table-cell>
          <table:table-cell office:value-type="float" office:value="0.029397357438491" calcext:value-type="float">
            <text:p>0.0293973574</text:p>
          </table:table-cell>
          <table:table-cell office:value-type="float" office:value="-0.0184186896349962" calcext:value-type="float">
            <text:p>-0.0184186896</text:p>
          </table:table-cell>
          <table:table-cell office:value-type="float" office:value="0.0164315324629285" calcext:value-type="float">
            <text:p>0.0164315325</text:p>
          </table:table-cell>
          <table:table-cell office:value-type="float" office:value="-0.00864424407555923" calcext:value-type="float">
            <text:p>-0.0086442441</text:p>
          </table:table-cell>
          <table:table-cell office:value-type="float" office:value="0.0495321698951852" calcext:value-type="float">
            <text:p>0.0495321699</text:p>
          </table:table-cell>
          <table:table-cell office:value-type="float" office:value="-0.319404486802558" calcext:value-type="float">
            <text:p>-0.3194044868</text:p>
          </table:table-cell>
          <table:table-cell office:value-type="float" office:value="-0.374711997949761" calcext:value-type="float">
            <text:p>-0.3747119979</text:p>
          </table:table-cell>
          <table:table-cell office:value-type="float" office:value="-0.305584942953533" calcext:value-type="float">
            <text:p>-0.305584943</text:p>
          </table:table-cell>
          <table:table-cell office:value-type="float" office:value="0.0381468566149695" calcext:value-type="float">
            <text:p>0.0381468566</text:p>
          </table:table-cell>
          <table:table-cell office:value-type="float" office:value="0.0255228403611405" calcext:value-type="float">
            <text:p>0.0255228404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user_rate_sum_part_5</text:p>
          </table:table-cell>
          <table:table-cell office:value-type="float" office:value="-0.0647676499651543" calcext:value-type="float">
            <text:p>-0.06476765</text:p>
          </table:table-cell>
          <table:table-cell office:value-type="float" office:value="-0.0420766130111804" calcext:value-type="float">
            <text:p>-0.042076613</text:p>
          </table:table-cell>
          <table:table-cell office:value-type="float" office:value="0.0296243780564321" calcext:value-type="float">
            <text:p>0.0296243781</text:p>
          </table:table-cell>
          <table:table-cell/>
          <table:table-cell office:value-type="float" office:value="-0.285079039112355" calcext:value-type="float">
            <text:p>-0.2850790391</text:p>
          </table:table-cell>
          <table:table-cell office:value-type="float" office:value="0.00166327513989181" calcext:value-type="float">
            <text:p>0.0016632751</text:p>
          </table:table-cell>
          <table:table-cell office:value-type="float" office:value="0.0706517971934385" calcext:value-type="float">
            <text:p>0.0706517972</text:p>
          </table:table-cell>
          <table:table-cell office:value-type="float" office:value="0.0163520714585681" calcext:value-type="float">
            <text:p>0.0163520715</text:p>
          </table:table-cell>
          <table:table-cell office:value-type="float" office:value="-0.0217543698001655" calcext:value-type="float">
            <text:p>-0.0217543698</text:p>
          </table:table-cell>
          <table:table-cell office:value-type="float" office:value="0.0296243780564321" calcext:value-type="float">
            <text:p>0.0296243781</text:p>
          </table:table-cell>
          <table:table-cell office:value-type="float" office:value="0.0296217497334305" calcext:value-type="float">
            <text:p>0.0296217497</text:p>
          </table:table-cell>
          <table:table-cell office:value-type="float" office:value="0.00568390264136806" calcext:value-type="float">
            <text:p>0.0056839026</text:p>
          </table:table-cell>
          <table:table-cell office:value-type="float" office:value="0.0578475146241584" calcext:value-type="float">
            <text:p>0.0578475146</text:p>
          </table:table-cell>
          <table:table-cell/>
          <table:table-cell office:value-type="float" office:value="0.298818109310656" calcext:value-type="float">
            <text:p>0.2988181093</text:p>
          </table:table-cell>
          <table:table-cell office:value-type="float" office:value="0.00235943258632999" calcext:value-type="float">
            <text:p>0.0023594326</text:p>
          </table:table-cell>
          <table:table-cell office:value-type="float" office:value="0.0407791520696854" calcext:value-type="float">
            <text:p>0.0407791521</text:p>
          </table:table-cell>
          <table:table-cell office:value-type="float" office:value="0.0388972850986429" calcext:value-type="float">
            <text:p>0.0388972851</text:p>
          </table:table-cell>
          <table:table-cell office:value-type="float" office:value="-0.260637742491998" calcext:value-type="float">
            <text:p>-0.2606377425</text:p>
          </table:table-cell>
          <table:table-cell office:value-type="float" office:value="0.0157666130700661" calcext:value-type="float">
            <text:p>0.0157666131</text:p>
          </table:table-cell>
          <table:table-cell office:value-type="float" office:value="-0.0745855349451199" calcext:value-type="float">
            <text:p>-0.0745855349</text:p>
          </table:table-cell>
          <table:table-cell office:value-type="float" office:value="0.00354357011719751" calcext:value-type="float">
            <text:p>0.0035435701</text:p>
          </table:table-cell>
          <table:table-cell office:value-type="float" office:value="0.00749432944061931" calcext:value-type="float">
            <text:p>0.0074943294</text:p>
          </table:table-cell>
          <table:table-cell office:value-type="float" office:value="0.231977897973083" calcext:value-type="float">
            <text:p>0.231977898</text:p>
          </table:table-cell>
          <table:table-cell office:value-type="float" office:value="0.247037298008723" calcext:value-type="float">
            <text:p>0.247037298</text:p>
          </table:table-cell>
          <table:table-cell office:value-type="float" office:value="-0.00292572812383662" calcext:value-type="float">
            <text:p>-0.0029257281</text:p>
          </table:table-cell>
          <table:table-cell office:value-type="float" office:value="-0.00476142826832605" calcext:value-type="float">
            <text:p>-0.0047614283</text:p>
          </table:table-cell>
          <table:table-cell office:value-type="float" office:value="0.0555448695761127" calcext:value-type="float">
            <text:p>0.0555448696</text:p>
          </table:table-cell>
          <table:table-cell office:value-type="float" office:value="0.036032859437657" calcext:value-type="float">
            <text:p>0.0360328594</text:p>
          </table:table-cell>
          <table:table-cell office:value-type="float" office:value="0.10247072624097" calcext:value-type="float">
            <text:p>0.1024707262</text:p>
          </table:table-cell>
          <table:table-cell office:value-type="float" office:value="0.00505032280853537" calcext:value-type="float">
            <text:p>0.0050503228</text:p>
          </table:table-cell>
          <table:table-cell office:value-type="float" office:value="0.0492405981110193" calcext:value-type="float">
            <text:p>0.0492405981</text:p>
          </table:table-cell>
          <table:table-cell office:value-type="float" office:value="0.0795579890023523" calcext:value-type="float">
            <text:p>0.079557989</text:p>
          </table:table-cell>
          <table:table-cell office:value-type="float" office:value="0.0647063977961933" calcext:value-type="float">
            <text:p>0.0647063978</text:p>
          </table:table-cell>
          <table:table-cell office:value-type="float" office:value="0.0921392691542681" calcext:value-type="float">
            <text:p>0.0921392692</text:p>
          </table:table-cell>
          <table:table-cell office:value-type="float" office:value="-0.00609666813915268" calcext:value-type="float">
            <text:p>-0.0060966681</text:p>
          </table:table-cell>
          <table:table-cell office:value-type="float" office:value="0.102488114645446" calcext:value-type="float">
            <text:p>0.1024881146</text:p>
          </table:table-cell>
          <table:table-cell office:value-type="float" office:value="-0.00772479341899566" calcext:value-type="float">
            <text:p>-0.0077247934</text:p>
          </table:table-cell>
          <table:table-cell office:value-type="float" office:value="0.642552404925417" calcext:value-type="float">
            <text:p>0.6425524049</text:p>
          </table:table-cell>
          <table:table-cell office:value-type="float" office:value="0.207026505076865" calcext:value-type="float">
            <text:p>0.2070265051</text:p>
          </table:table-cell>
          <table:table-cell office:value-type="float" office:value="0.198563095179722" calcext:value-type="float">
            <text:p>0.1985630952</text:p>
          </table:table-cell>
          <table:table-cell office:value-type="float" office:value="1" calcext:value-type="float">
            <text:p>1</text:p>
          </table:table-cell>
          <table:table-cell office:value-type="float" office:value="0.41972837858037" calcext:value-type="float">
            <text:p>0.4197283786</text:p>
          </table:table-cell>
          <table:table-cell office:value-type="float" office:value="0.309431163214465" calcext:value-type="float">
            <text:p>0.3094311632</text:p>
          </table:table-cell>
          <table:table-cell office:value-type="float" office:value="0.0166074415483208" calcext:value-type="float">
            <text:p>0.0166074415</text:p>
          </table:table-cell>
          <table:table-cell office:value-type="float" office:value="0.0165038678656493" calcext:value-type="float">
            <text:p>0.0165038679</text:p>
          </table:table-cell>
          <table:table-cell office:value-type="float" office:value="-0.0662852822725277" calcext:value-type="float">
            <text:p>-0.0662852823</text:p>
          </table:table-cell>
          <table:table-cell office:value-type="float" office:value="-0.0933025360737856" calcext:value-type="float">
            <text:p>-0.0933025361</text:p>
          </table:table-cell>
          <table:table-cell office:value-type="float" office:value="-0.0752097630470552" calcext:value-type="float">
            <text:p>-0.075209763</text:p>
          </table:table-cell>
          <table:table-cell office:value-type="float" office:value="-0.0525014044144617" calcext:value-type="float">
            <text:p>-0.0525014044</text:p>
          </table:table-cell>
          <table:table-cell office:value-type="float" office:value="-0.0664025278040852" calcext:value-type="float">
            <text:p>-0.0664025278</text:p>
          </table:table-cell>
          <table:table-cell office:value-type="float" office:value="-0.0532127419622252" calcext:value-type="float">
            <text:p>-0.053212742</text:p>
          </table:table-cell>
          <table:table-cell office:value-type="float" office:value="0.045468660769531" calcext:value-type="float">
            <text:p>0.0454686608</text:p>
          </table:table-cell>
          <table:table-cell office:value-type="float" office:value="-0.0529580330957672" calcext:value-type="float">
            <text:p>-0.0529580331</text:p>
          </table:table-cell>
          <table:table-cell office:value-type="float" office:value="-0.0527017788181805" calcext:value-type="float">
            <text:p>-0.0527017788</text:p>
          </table:table-cell>
          <table:table-cell office:value-type="float" office:value="-0.0501645766180764" calcext:value-type="float">
            <text:p>-0.0501645766</text:p>
          </table:table-cell>
          <table:table-cell office:value-type="float" office:value="0.0855430941685606" calcext:value-type="float">
            <text:p>0.0855430942</text:p>
          </table:table-cell>
          <table:table-cell office:value-type="float" office:value="0.459884722960836" calcext:value-type="float">
            <text:p>0.459884723</text:p>
          </table:table-cell>
          <table:table-cell office:value-type="float" office:value="-0.172443200142094" calcext:value-type="float">
            <text:p>-0.1724432001</text:p>
          </table:table-cell>
          <table:table-cell office:value-type="float" office:value="0.00283461052594112" calcext:value-type="float">
            <text:p>0.0028346105</text:p>
          </table:table-cell>
          <table:table-cell office:value-type="float" office:value="0.0194340987468877" calcext:value-type="float">
            <text:p>0.0194340987</text:p>
          </table:table-cell>
          <table:table-cell office:value-type="float" office:value="0.0367920929713687" calcext:value-type="float">
            <text:p>0.036792093</text:p>
          </table:table-cell>
          <table:table-cell office:value-type="float" office:value="0.014780163325301" calcext:value-type="float">
            <text:p>0.0147801633</text:p>
          </table:table-cell>
          <table:table-cell office:value-type="float" office:value="0.0376596182559121" calcext:value-type="float">
            <text:p>0.0376596183</text:p>
          </table:table-cell>
          <table:table-cell office:value-type="float" office:value="0.476372543374275" calcext:value-type="float">
            <text:p>0.4763725434</text:p>
          </table:table-cell>
          <table:table-cell office:value-type="float" office:value="-0.157348498771239" calcext:value-type="float">
            <text:p>-0.1573484988</text:p>
          </table:table-cell>
          <table:table-cell office:value-type="float" office:value="0.0396470306788566" calcext:value-type="float">
            <text:p>0.0396470307</text:p>
          </table:table-cell>
          <table:table-cell office:value-type="float" office:value="0.0156740118090377" calcext:value-type="float">
            <text:p>0.0156740118</text:p>
          </table:table-cell>
          <table:table-cell office:value-type="float" office:value="0.0470570475420584" calcext:value-type="float">
            <text:p>0.0470570475</text:p>
          </table:table-cell>
          <table:table-cell office:value-type="float" office:value="0.00695042562916693" calcext:value-type="float">
            <text:p>0.0069504256</text:p>
          </table:table-cell>
          <table:table-cell office:value-type="float" office:value="0.0191954666871915" calcext:value-type="float">
            <text:p>0.0191954667</text:p>
          </table:table-cell>
          <table:table-cell office:value-type="float" office:value="0.0367945960803511" calcext:value-type="float">
            <text:p>0.0367945961</text:p>
          </table:table-cell>
          <table:table-cell office:value-type="float" office:value="0.0136721330660941" calcext:value-type="float">
            <text:p>0.0136721331</text:p>
          </table:table-cell>
          <table:table-cell office:value-type="float" office:value="0.0381451230278034" calcext:value-type="float">
            <text:p>0.038145123</text:p>
          </table:table-cell>
          <table:table-cell office:value-type="float" office:value="0.12096658533475" calcext:value-type="float">
            <text:p>0.1209665853</text:p>
          </table:table-cell>
          <table:table-cell office:value-type="float" office:value="0.133406245628916" calcext:value-type="float">
            <text:p>0.1334062456</text:p>
          </table:table-cell>
          <table:table-cell office:value-type="float" office:value="0.0656327856240934" calcext:value-type="float">
            <text:p>0.0656327856</text:p>
          </table:table-cell>
          <table:table-cell office:value-type="float" office:value="0.0941840990134237" calcext:value-type="float">
            <text:p>0.094184099</text:p>
          </table:table-cell>
          <table:table-cell office:value-type="float" office:value="-0.0435578912585338" calcext:value-type="float">
            <text:p>-0.0435578913</text:p>
          </table:table-cell>
          <table:table-cell office:value-type="float" office:value="-0.0475597025951537" calcext:value-type="float">
            <text:p>-0.0475597026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user_rate_mean_part_5</text:p>
          </table:table-cell>
          <table:table-cell office:value-type="float" office:value="0.00585902923492675" calcext:value-type="float">
            <text:p>0.0058590292</text:p>
          </table:table-cell>
          <table:table-cell office:value-type="float" office:value="0.00169712760995591" calcext:value-type="float">
            <text:p>0.0016971276</text:p>
          </table:table-cell>
          <table:table-cell office:value-type="float" office:value="0.0453715031580257" calcext:value-type="float">
            <text:p>0.0453715032</text:p>
          </table:table-cell>
          <table:table-cell/>
          <table:table-cell office:value-type="float" office:value="0.00259000304516589" calcext:value-type="float">
            <text:p>0.002590003</text:p>
          </table:table-cell>
          <table:table-cell office:value-type="float" office:value="0.00622581738723425" calcext:value-type="float">
            <text:p>0.0062258174</text:p>
          </table:table-cell>
          <table:table-cell office:value-type="float" office:value="0.120773252230538" calcext:value-type="float">
            <text:p>0.1207732522</text:p>
          </table:table-cell>
          <table:table-cell office:value-type="float" office:value="-0.00615361079624947" calcext:value-type="float">
            <text:p>-0.0061536108</text:p>
          </table:table-cell>
          <table:table-cell office:value-type="float" office:value="0.0564304369916182" calcext:value-type="float">
            <text:p>0.056430437</text:p>
          </table:table-cell>
          <table:table-cell office:value-type="float" office:value="0.0453715031580257" calcext:value-type="float">
            <text:p>0.0453715032</text:p>
          </table:table-cell>
          <table:table-cell office:value-type="float" office:value="0.0453560561328878" calcext:value-type="float">
            <text:p>0.0453560561</text:p>
          </table:table-cell>
          <table:table-cell office:value-type="float" office:value="0.0118388872596767" calcext:value-type="float">
            <text:p>0.0118388873</text:p>
          </table:table-cell>
          <table:table-cell office:value-type="float" office:value="0.0907649149679168" calcext:value-type="float">
            <text:p>0.090764915</text:p>
          </table:table-cell>
          <table:table-cell/>
          <table:table-cell office:value-type="float" office:value="0.697915367872682" calcext:value-type="float">
            <text:p>0.6979153679</text:p>
          </table:table-cell>
          <table:table-cell office:value-type="float" office:value="-0.010843626984414" calcext:value-type="float">
            <text:p>-0.010843627</text:p>
          </table:table-cell>
          <table:table-cell office:value-type="float" office:value="0.0721051720701083" calcext:value-type="float">
            <text:p>0.0721051721</text:p>
          </table:table-cell>
          <table:table-cell office:value-type="float" office:value="0.078111533187084" calcext:value-type="float">
            <text:p>0.0781115332</text:p>
          </table:table-cell>
          <table:table-cell office:value-type="float" office:value="0.0227149617620598" calcext:value-type="float">
            <text:p>0.0227149618</text:p>
          </table:table-cell>
          <table:table-cell office:value-type="float" office:value="0.0837205889734458" calcext:value-type="float">
            <text:p>0.083720589</text:p>
          </table:table-cell>
          <table:table-cell office:value-type="float" office:value="-0.0983276107010012" calcext:value-type="float">
            <text:p>-0.0983276107</text:p>
          </table:table-cell>
          <table:table-cell office:value-type="float" office:value="-0.0203513994158613" calcext:value-type="float">
            <text:p>-0.0203513994</text:p>
          </table:table-cell>
          <table:table-cell office:value-type="float" office:value="-0.0330894909899218" calcext:value-type="float">
            <text:p>-0.033089491</text:p>
          </table:table-cell>
          <table:table-cell office:value-type="float" office:value="0.569010219932866" calcext:value-type="float">
            <text:p>0.5690102199</text:p>
          </table:table-cell>
          <table:table-cell office:value-type="float" office:value="0.616029532975154" calcext:value-type="float">
            <text:p>0.616029533</text:p>
          </table:table-cell>
          <table:table-cell office:value-type="float" office:value="-0.0128396122854588" calcext:value-type="float">
            <text:p>-0.0128396123</text:p>
          </table:table-cell>
          <table:table-cell office:value-type="float" office:value="-0.0165742653843601" calcext:value-type="float">
            <text:p>-0.0165742654</text:p>
          </table:table-cell>
          <table:table-cell office:value-type="float" office:value="0.0993902418816351" calcext:value-type="float">
            <text:p>0.0993902419</text:p>
          </table:table-cell>
          <table:table-cell office:value-type="float" office:value="0.0635302369810928" calcext:value-type="float">
            <text:p>0.063530237</text:p>
          </table:table-cell>
          <table:table-cell office:value-type="float" office:value="0.344441222888478" calcext:value-type="float">
            <text:p>0.3444412229</text:p>
          </table:table-cell>
          <table:table-cell office:value-type="float" office:value="0.201237957939916" calcext:value-type="float">
            <text:p>0.2012379579</text:p>
          </table:table-cell>
          <table:table-cell office:value-type="float" office:value="0.0870002601446371" calcext:value-type="float">
            <text:p>0.0870002601</text:p>
          </table:table-cell>
          <table:table-cell office:value-type="float" office:value="0.257407441856907" calcext:value-type="float">
            <text:p>0.2574074419</text:p>
          </table:table-cell>
          <table:table-cell office:value-type="float" office:value="0.233509294688203" calcext:value-type="float">
            <text:p>0.2335092947</text:p>
          </table:table-cell>
          <table:table-cell office:value-type="float" office:value="0.159701266063596" calcext:value-type="float">
            <text:p>0.1597012661</text:p>
          </table:table-cell>
          <table:table-cell office:value-type="float" office:value="-0.00686126235415391" calcext:value-type="float">
            <text:p>-0.0068612624</text:p>
          </table:table-cell>
          <table:table-cell office:value-type="float" office:value="0.187896502453313" calcext:value-type="float">
            <text:p>0.1878965025</text:p>
          </table:table-cell>
          <table:table-cell office:value-type="float" office:value="-0.00463359265204468" calcext:value-type="float">
            <text:p>-0.0046335927</text:p>
          </table:table-cell>
          <table:table-cell office:value-type="float" office:value="0.26213887350391" calcext:value-type="float">
            <text:p>0.2621388735</text:p>
          </table:table-cell>
          <table:table-cell office:value-type="float" office:value="0.370398162848712" calcext:value-type="float">
            <text:p>0.3703981628</text:p>
          </table:table-cell>
          <table:table-cell office:value-type="float" office:value="0.32873129000529" calcext:value-type="float">
            <text:p>0.32873129</text:p>
          </table:table-cell>
          <table:table-cell office:value-type="float" office:value="0.41972837858037" calcext:value-type="float">
            <text:p>0.4197283786</text:p>
          </table:table-cell>
          <table:table-cell office:value-type="float" office:value="1" calcext:value-type="float">
            <text:p>1</text:p>
          </table:table-cell>
          <table:table-cell office:value-type="float" office:value="0.676192422997868" calcext:value-type="float">
            <text:p>0.676192423</text:p>
          </table:table-cell>
          <table:table-cell office:value-type="float" office:value="0.0103802213752427" calcext:value-type="float">
            <text:p>0.0103802214</text:p>
          </table:table-cell>
          <table:table-cell office:value-type="float" office:value="0.00346532856120552" calcext:value-type="float">
            <text:p>0.0034653286</text:p>
          </table:table-cell>
          <table:table-cell office:value-type="float" office:value="-0.098469102113656" calcext:value-type="float">
            <text:p>-0.0984691021</text:p>
          </table:table-cell>
          <table:table-cell office:value-type="float" office:value="0.00254360594482276" calcext:value-type="float">
            <text:p>0.0025436059</text:p>
          </table:table-cell>
          <table:table-cell office:value-type="float" office:value="-0.0996490288418269" calcext:value-type="float">
            <text:p>-0.0996490288</text:p>
          </table:table-cell>
          <table:table-cell office:value-type="float" office:value="-0.0943590377265752" calcext:value-type="float">
            <text:p>-0.0943590377</text:p>
          </table:table-cell>
          <table:table-cell office:value-type="float" office:value="-0.097603263594797" calcext:value-type="float">
            <text:p>-0.0976032636</text:p>
          </table:table-cell>
          <table:table-cell office:value-type="float" office:value="-0.0691893350264621" calcext:value-type="float">
            <text:p>-0.069189335</text:p>
          </table:table-cell>
          <table:table-cell office:value-type="float" office:value="0.0897265272051868" calcext:value-type="float">
            <text:p>0.0897265272</text:p>
          </table:table-cell>
          <table:table-cell office:value-type="float" office:value="-0.0705811769651037" calcext:value-type="float">
            <text:p>-0.070581177</text:p>
          </table:table-cell>
          <table:table-cell office:value-type="float" office:value="-0.0697778984982777" calcext:value-type="float">
            <text:p>-0.0697778985</text:p>
          </table:table-cell>
          <table:table-cell office:value-type="float" office:value="-0.0631642609445898" calcext:value-type="float">
            <text:p>-0.0631642609</text:p>
          </table:table-cell>
          <table:table-cell office:value-type="float" office:value="0.126198874128087" calcext:value-type="float">
            <text:p>0.1261988741</text:p>
          </table:table-cell>
          <table:table-cell office:value-type="float" office:value="0.651622114686572" calcext:value-type="float">
            <text:p>0.6516221147</text:p>
          </table:table-cell>
          <table:table-cell office:value-type="float" office:value="-0.247143991384384" calcext:value-type="float">
            <text:p>-0.2471439914</text:p>
          </table:table-cell>
          <table:table-cell office:value-type="float" office:value="0.0767404787241398" calcext:value-type="float">
            <text:p>0.0767404787</text:p>
          </table:table-cell>
          <table:table-cell office:value-type="float" office:value="0.103187350172741" calcext:value-type="float">
            <text:p>0.1031873502</text:p>
          </table:table-cell>
          <table:table-cell office:value-type="float" office:value="0.00755201372774153" calcext:value-type="float">
            <text:p>0.0075520137</text:p>
          </table:table-cell>
          <table:table-cell office:value-type="float" office:value="0.0999334420610694" calcext:value-type="float">
            <text:p>0.0999334421</text:p>
          </table:table-cell>
          <table:table-cell office:value-type="float" office:value="0.0217676477714186" calcext:value-type="float">
            <text:p>0.0217676478</text:p>
          </table:table-cell>
          <table:table-cell office:value-type="float" office:value="0.537311326423261" calcext:value-type="float">
            <text:p>0.5373113264</text:p>
          </table:table-cell>
          <table:table-cell office:value-type="float" office:value="-0.168519987781838" calcext:value-type="float">
            <text:p>-0.1685199878</text:p>
          </table:table-cell>
          <table:table-cell office:value-type="float" office:value="0.0941360721757539" calcext:value-type="float">
            <text:p>0.0941360722</text:p>
          </table:table-cell>
          <table:table-cell office:value-type="float" office:value="0.00058743968640092" calcext:value-type="float">
            <text:p>0.0005874397</text:p>
          </table:table-cell>
          <table:table-cell office:value-type="float" office:value="0.107910264431835" calcext:value-type="float">
            <text:p>0.1079102644</text:p>
          </table:table-cell>
          <table:table-cell office:value-type="float" office:value="0.00102041597307594" calcext:value-type="float">
            <text:p>0.001020416</text:p>
          </table:table-cell>
          <table:table-cell office:value-type="float" office:value="0.0938753610564018" calcext:value-type="float">
            <text:p>0.0938753611</text:p>
          </table:table-cell>
          <table:table-cell office:value-type="float" office:value="0.0189207440299594" calcext:value-type="float">
            <text:p>0.018920744</text:p>
          </table:table-cell>
          <table:table-cell office:value-type="float" office:value="0.0909437965396603" calcext:value-type="float">
            <text:p>0.0909437965</text:p>
          </table:table-cell>
          <table:table-cell office:value-type="float" office:value="0.0319646174668767" calcext:value-type="float">
            <text:p>0.0319646175</text:p>
          </table:table-cell>
          <table:table-cell office:value-type="float" office:value="0.288468490521176" calcext:value-type="float">
            <text:p>0.2884684905</text:p>
          </table:table-cell>
          <table:table-cell office:value-type="float" office:value="0.362098642643678" calcext:value-type="float">
            <text:p>0.3620986426</text:p>
          </table:table-cell>
          <table:table-cell office:value-type="float" office:value="0.198457929305398" calcext:value-type="float">
            <text:p>0.1984579293</text:p>
          </table:table-cell>
          <table:table-cell office:value-type="float" office:value="0.304678582456494" calcext:value-type="float">
            <text:p>0.3046785825</text:p>
          </table:table-cell>
          <table:table-cell office:value-type="float" office:value="-0.152431102764519" calcext:value-type="float">
            <text:p>-0.1524311028</text:p>
          </table:table-cell>
          <table:table-cell office:value-type="float" office:value="-0.161377616694881" calcext:value-type="float">
            <text:p>-0.1613776167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diff_rate_mean_target_enc_part_5</text:p>
          </table:table-cell>
          <table:table-cell office:value-type="float" office:value="-0.0319216191294116" calcext:value-type="float">
            <text:p>-0.0319216191</text:p>
          </table:table-cell>
          <table:table-cell office:value-type="float" office:value="0.00356557863904875" calcext:value-type="float">
            <text:p>0.0035655786</text:p>
          </table:table-cell>
          <table:table-cell office:value-type="float" office:value="0.0944511956311691" calcext:value-type="float">
            <text:p>0.0944511956</text:p>
          </table:table-cell>
          <table:table-cell/>
          <table:table-cell office:value-type="float" office:value="-0.0355042257125424" calcext:value-type="float">
            <text:p>-0.0355042257</text:p>
          </table:table-cell>
          <table:table-cell office:value-type="float" office:value="0.00990756320226977" calcext:value-type="float">
            <text:p>0.0099075632</text:p>
          </table:table-cell>
          <table:table-cell office:value-type="float" office:value="-0.18912692201934" calcext:value-type="float">
            <text:p>-0.189126922</text:p>
          </table:table-cell>
          <table:table-cell office:value-type="float" office:value="0.0157726929252857" calcext:value-type="float">
            <text:p>0.0157726929</text:p>
          </table:table-cell>
          <table:table-cell office:value-type="float" office:value="-0.0894420125258374" calcext:value-type="float">
            <text:p>-0.0894420125</text:p>
          </table:table-cell>
          <table:table-cell office:value-type="float" office:value="0.0944511956311691" calcext:value-type="float">
            <text:p>0.0944511956</text:p>
          </table:table-cell>
          <table:table-cell office:value-type="float" office:value="0.0944467029700488" calcext:value-type="float">
            <text:p>0.094446703</text:p>
          </table:table-cell>
          <table:table-cell office:value-type="float" office:value="0.0407213931236211" calcext:value-type="float">
            <text:p>0.0407213931</text:p>
          </table:table-cell>
          <table:table-cell office:value-type="float" office:value="0.227583659814865" calcext:value-type="float">
            <text:p>0.2275836598</text:p>
          </table:table-cell>
          <table:table-cell/>
          <table:table-cell office:value-type="float" office:value="0.386210569005842" calcext:value-type="float">
            <text:p>0.386210569</text:p>
          </table:table-cell>
          <table:table-cell office:value-type="float" office:value="-0.00763762345544575" calcext:value-type="float">
            <text:p>-0.0076376235</text:p>
          </table:table-cell>
          <table:table-cell office:value-type="float" office:value="0.0353430877175313" calcext:value-type="float">
            <text:p>0.0353430877</text:p>
          </table:table-cell>
          <table:table-cell office:value-type="float" office:value="0.0331416317909953" calcext:value-type="float">
            <text:p>0.0331416318</text:p>
          </table:table-cell>
          <table:table-cell office:value-type="float" office:value="-0.0251943620388254" calcext:value-type="float">
            <text:p>-0.025194362</text:p>
          </table:table-cell>
          <table:table-cell office:value-type="float" office:value="0.0168997319714097" calcext:value-type="float">
            <text:p>0.016899732</text:p>
          </table:table-cell>
          <table:table-cell office:value-type="float" office:value="-0.799643344007915" calcext:value-type="float">
            <text:p>-0.799643344</text:p>
          </table:table-cell>
          <table:table-cell office:value-type="float" office:value="-0.0142697641010506" calcext:value-type="float">
            <text:p>-0.0142697641</text:p>
          </table:table-cell>
          <table:table-cell office:value-type="float" office:value="-0.0185081065410149" calcext:value-type="float">
            <text:p>-0.0185081065</text:p>
          </table:table-cell>
          <table:table-cell office:value-type="float" office:value="0.275551636186749" calcext:value-type="float">
            <text:p>0.2755516362</text:p>
          </table:table-cell>
          <table:table-cell office:value-type="float" office:value="0.315951458931141" calcext:value-type="float">
            <text:p>0.3159514589</text:p>
          </table:table-cell>
          <table:table-cell office:value-type="float" office:value="0.0226229457167078" calcext:value-type="float">
            <text:p>0.0226229457</text:p>
          </table:table-cell>
          <table:table-cell office:value-type="float" office:value="0.00963587760495208" calcext:value-type="float">
            <text:p>0.0096358776</text:p>
          </table:table-cell>
          <table:table-cell office:value-type="float" office:value="0.195508705923834" calcext:value-type="float">
            <text:p>0.1955087059</text:p>
          </table:table-cell>
          <table:table-cell office:value-type="float" office:value="0.0138957851007298" calcext:value-type="float">
            <text:p>0.0138957851</text:p>
          </table:table-cell>
          <table:table-cell office:value-type="float" office:value="0.155622127955438" calcext:value-type="float">
            <text:p>0.155622128</text:p>
          </table:table-cell>
          <table:table-cell office:value-type="float" office:value="0.0338654533709505" calcext:value-type="float">
            <text:p>0.0338654534</text:p>
          </table:table-cell>
          <table:table-cell office:value-type="float" office:value="0.0795999367900721" calcext:value-type="float">
            <text:p>0.0795999368</text:p>
          </table:table-cell>
          <table:table-cell office:value-type="float" office:value="0.121526752794088" calcext:value-type="float">
            <text:p>0.1215267528</text:p>
          </table:table-cell>
          <table:table-cell office:value-type="float" office:value="0.0277476669202646" calcext:value-type="float">
            <text:p>0.0277476669</text:p>
          </table:table-cell>
          <table:table-cell office:value-type="float" office:value="0.0600836048159089" calcext:value-type="float">
            <text:p>0.0600836048</text:p>
          </table:table-cell>
          <table:table-cell office:value-type="float" office:value="0.00678489436875597" calcext:value-type="float">
            <text:p>0.0067848944</text:p>
          </table:table-cell>
          <table:table-cell office:value-type="float" office:value="0.0741519297223958" calcext:value-type="float">
            <text:p>0.0741519297</text:p>
          </table:table-cell>
          <table:table-cell office:value-type="float" office:value="0.000758480011930622" calcext:value-type="float">
            <text:p>0.00075848</text:p>
          </table:table-cell>
          <table:table-cell office:value-type="float" office:value="0.213345306265778" calcext:value-type="float">
            <text:p>0.2133453063</text:p>
          </table:table-cell>
          <table:table-cell office:value-type="float" office:value="0.271136853051445" calcext:value-type="float">
            <text:p>0.2711368531</text:p>
          </table:table-cell>
          <table:table-cell office:value-type="float" office:value="0.726988570987959" calcext:value-type="float">
            <text:p>0.726988571</text:p>
          </table:table-cell>
          <table:table-cell office:value-type="float" office:value="0.309431163214465" calcext:value-type="float">
            <text:p>0.3094311632</text:p>
          </table:table-cell>
          <table:table-cell office:value-type="float" office:value="0.676192422997868" calcext:value-type="float">
            <text:p>0.676192423</text:p>
          </table:table-cell>
          <table:table-cell office:value-type="float" office:value="1" calcext:value-type="float">
            <text:p>1</text:p>
          </table:table-cell>
          <table:table-cell office:value-type="float" office:value="0.0559795108306064" calcext:value-type="float">
            <text:p>0.0559795108</text:p>
          </table:table-cell>
          <table:table-cell office:value-type="float" office:value="0.0579411686628601" calcext:value-type="float">
            <text:p>0.0579411687</text:p>
          </table:table-cell>
          <table:table-cell office:value-type="float" office:value="-0.787015987779503" calcext:value-type="float">
            <text:p>-0.7870159878</text:p>
          </table:table-cell>
          <table:table-cell office:value-type="float" office:value="-0.168748364498884" calcext:value-type="float">
            <text:p>-0.1687483645</text:p>
          </table:table-cell>
          <table:table-cell office:value-type="float" office:value="-0.778038703493489" calcext:value-type="float">
            <text:p>-0.7780387035</text:p>
          </table:table-cell>
          <table:table-cell office:value-type="float" office:value="-0.775603472200325" calcext:value-type="float">
            <text:p>-0.7756034722</text:p>
          </table:table-cell>
          <table:table-cell office:value-type="float" office:value="-0.775393455006707" calcext:value-type="float">
            <text:p>-0.775393455</text:p>
          </table:table-cell>
          <table:table-cell office:value-type="float" office:value="-0.758351162144042" calcext:value-type="float">
            <text:p>-0.7583511621</text:p>
          </table:table-cell>
          <table:table-cell office:value-type="float" office:value="-0.17792688319565" calcext:value-type="float">
            <text:p>-0.1779268832</text:p>
          </table:table-cell>
          <table:table-cell office:value-type="float" office:value="-0.750974446440702" calcext:value-type="float">
            <text:p>-0.7509744464</text:p>
          </table:table-cell>
          <table:table-cell office:value-type="float" office:value="-0.746599820662965" calcext:value-type="float">
            <text:p>-0.7465998207</text:p>
          </table:table-cell>
          <table:table-cell office:value-type="float" office:value="-0.740587801065888" calcext:value-type="float">
            <text:p>-0.7405878011</text:p>
          </table:table-cell>
          <table:table-cell office:value-type="float" office:value="0.774363944908305" calcext:value-type="float">
            <text:p>0.7743639449</text:p>
          </table:table-cell>
          <table:table-cell office:value-type="float" office:value="0.479546460286645" calcext:value-type="float">
            <text:p>0.4795464603</text:p>
          </table:table-cell>
          <table:table-cell office:value-type="float" office:value="0.445802953759421" calcext:value-type="float">
            <text:p>0.4458029538</text:p>
          </table:table-cell>
          <table:table-cell office:value-type="float" office:value="-0.703268364319794" calcext:value-type="float">
            <text:p>-0.7032683643</text:p>
          </table:table-cell>
          <table:table-cell office:value-type="float" office:value="0.0457093449494421" calcext:value-type="float">
            <text:p>0.0457093449</text:p>
          </table:table-cell>
          <table:table-cell office:value-type="float" office:value="0.0077647335481674" calcext:value-type="float">
            <text:p>0.0077647335</text:p>
          </table:table-cell>
          <table:table-cell office:value-type="float" office:value="0.0354075342696618" calcext:value-type="float">
            <text:p>0.0354075343</text:p>
          </table:table-cell>
          <table:table-cell office:value-type="float" office:value="0.0145880292908664" calcext:value-type="float">
            <text:p>0.0145880293</text:p>
          </table:table-cell>
          <table:table-cell office:value-type="float" office:value="0.42638342270706" calcext:value-type="float">
            <text:p>0.4263834227</text:p>
          </table:table-cell>
          <table:table-cell office:value-type="float" office:value="0.511997095605344" calcext:value-type="float">
            <text:p>0.5119970956</text:p>
          </table:table-cell>
          <table:table-cell office:value-type="float" office:value="0.00289480174103715" calcext:value-type="float">
            <text:p>0.0028948017</text:p>
          </table:table-cell>
          <table:table-cell office:value-type="float" office:value="0.0498371340115109" calcext:value-type="float">
            <text:p>0.049837134</text:p>
          </table:table-cell>
          <table:table-cell office:value-type="float" office:value="-0.000439324279056245" calcext:value-type="float">
            <text:p>-0.0004393243</text:p>
          </table:table-cell>
          <table:table-cell office:value-type="float" office:value="0.0470750221879395" calcext:value-type="float">
            <text:p>0.0470750222</text:p>
          </table:table-cell>
          <table:table-cell office:value-type="float" office:value="0.0312526901560103" calcext:value-type="float">
            <text:p>0.0312526902</text:p>
          </table:table-cell>
          <table:table-cell office:value-type="float" office:value="0.0208139228741424" calcext:value-type="float">
            <text:p>0.0208139229</text:p>
          </table:table-cell>
          <table:table-cell office:value-type="float" office:value="0.0141194529636483" calcext:value-type="float">
            <text:p>0.014119453</text:p>
          </table:table-cell>
          <table:table-cell office:value-type="float" office:value="0.0310817920831836" calcext:value-type="float">
            <text:p>0.0310817921</text:p>
          </table:table-cell>
          <table:table-cell office:value-type="float" office:value="0.0883596679464955" calcext:value-type="float">
            <text:p>0.0883596679</text:p>
          </table:table-cell>
          <table:table-cell office:value-type="float" office:value="-0.326803564201304" calcext:value-type="float">
            <text:p>-0.3268035642</text:p>
          </table:table-cell>
          <table:table-cell office:value-type="float" office:value="-0.396781927599747" calcext:value-type="float">
            <text:p>-0.3967819276</text:p>
          </table:table-cell>
          <table:table-cell office:value-type="float" office:value="-0.306109142043941" calcext:value-type="float">
            <text:p>-0.306109142</text:p>
          </table:table-cell>
          <table:table-cell office:value-type="float" office:value="0.0213793473380812" calcext:value-type="float">
            <text:p>0.0213793473</text:p>
          </table:table-cell>
          <table:table-cell office:value-type="float" office:value="0.0060382131696846" calcext:value-type="float">
            <text:p>0.0060382132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previous_answer_index_content_id</text:p>
          </table:table-cell>
          <table:table-cell office:value-type="float" office:value="0.00314964576646164" calcext:value-type="float">
            <text:p>0.0031496458</text:p>
          </table:table-cell>
          <table:table-cell office:value-type="float" office:value="-0.00534524278137951" calcext:value-type="float">
            <text:p>-0.0053452428</text:p>
          </table:table-cell>
          <table:table-cell office:value-type="float" office:value="-0.0373696110451409" calcext:value-type="float">
            <text:p>-0.037369611</text:p>
          </table:table-cell>
          <table:table-cell/>
          <table:table-cell office:value-type="float" office:value="-0.00339879804632976" calcext:value-type="float">
            <text:p>-0.003398798</text:p>
          </table:table-cell>
          <table:table-cell office:value-type="float" office:value="-0.000228384561317897" calcext:value-type="float">
            <text:p>-0.0002283846</text:p>
          </table:table-cell>
          <table:table-cell office:value-type="float" office:value="0.0526818552316733" calcext:value-type="float">
            <text:p>0.0526818552</text:p>
          </table:table-cell>
          <table:table-cell office:value-type="float" office:value="-0.0445934928990653" calcext:value-type="float">
            <text:p>-0.0445934929</text:p>
          </table:table-cell>
          <table:table-cell office:value-type="float" office:value="0.072686401696193" calcext:value-type="float">
            <text:p>0.0726864017</text:p>
          </table:table-cell>
          <table:table-cell office:value-type="float" office:value="-0.0373696110451409" calcext:value-type="float">
            <text:p>-0.037369611</text:p>
          </table:table-cell>
          <table:table-cell office:value-type="float" office:value="-0.0373625302682409" calcext:value-type="float">
            <text:p>-0.0373625303</text:p>
          </table:table-cell>
          <table:table-cell office:value-type="float" office:value="0.000120748665860661" calcext:value-type="float">
            <text:p>0.0001207487</text:p>
          </table:table-cell>
          <table:table-cell office:value-type="float" office:value="-0.00720333557200833" calcext:value-type="float">
            <text:p>-0.0072033356</text:p>
          </table:table-cell>
          <table:table-cell/>
          <table:table-cell office:value-type="float" office:value="0.0149838169768597" calcext:value-type="float">
            <text:p>0.014983817</text:p>
          </table:table-cell>
          <table:table-cell office:value-type="float" office:value="-0.0088611782203409" calcext:value-type="float">
            <text:p>-0.0088611782</text:p>
          </table:table-cell>
          <table:table-cell office:value-type="float" office:value="-0.0952661980439196" calcext:value-type="float">
            <text:p>-0.095266198</text:p>
          </table:table-cell>
          <table:table-cell office:value-type="float" office:value="-0.0870058395275431" calcext:value-type="float">
            <text:p>-0.0870058395</text:p>
          </table:table-cell>
          <table:table-cell office:value-type="float" office:value="-0.00612646120245823" calcext:value-type="float">
            <text:p>-0.0061264612</text:p>
          </table:table-cell>
          <table:table-cell office:value-type="float" office:value="0.0623244765399728" calcext:value-type="float">
            <text:p>0.0623244765</text:p>
          </table:table-cell>
          <table:table-cell office:value-type="float" office:value="-0.055164064425954" calcext:value-type="float">
            <text:p>-0.0551640644</text:p>
          </table:table-cell>
          <table:table-cell office:value-type="float" office:value="-0.0140906915426177" calcext:value-type="float">
            <text:p>-0.0140906915</text:p>
          </table:table-cell>
          <table:table-cell office:value-type="float" office:value="-0.0228325285899591" calcext:value-type="float">
            <text:p>-0.0228325286</text:p>
          </table:table-cell>
          <table:table-cell office:value-type="float" office:value="0.0246941539179309" calcext:value-type="float">
            <text:p>0.0246941539</text:p>
          </table:table-cell>
          <table:table-cell office:value-type="float" office:value="0.0228031702217783" calcext:value-type="float">
            <text:p>0.0228031702</text:p>
          </table:table-cell>
          <table:table-cell office:value-type="float" office:value="0.270461015063248" calcext:value-type="float">
            <text:p>0.2704610151</text:p>
          </table:table-cell>
          <table:table-cell office:value-type="float" office:value="0.191349465018252" calcext:value-type="float">
            <text:p>0.191349465</text:p>
          </table:table-cell>
          <table:table-cell office:value-type="float" office:value="-0.0187478413258632" calcext:value-type="float">
            <text:p>-0.0187478413</text:p>
          </table:table-cell>
          <table:table-cell office:value-type="float" office:value="-0.0971327757685204" calcext:value-type="float">
            <text:p>-0.0971327758</text:p>
          </table:table-cell>
          <table:table-cell office:value-type="float" office:value="0.0319745465479389" calcext:value-type="float">
            <text:p>0.0319745465</text:p>
          </table:table-cell>
          <table:table-cell office:value-type="float" office:value="0.086401857920685" calcext:value-type="float">
            <text:p>0.0864018579</text:p>
          </table:table-cell>
          <table:table-cell office:value-type="float" office:value="-0.0425200764933175" calcext:value-type="float">
            <text:p>-0.0425200765</text:p>
          </table:table-cell>
          <table:table-cell office:value-type="float" office:value="0.0105424878288173" calcext:value-type="float">
            <text:p>0.0105424878</text:p>
          </table:table-cell>
          <table:table-cell office:value-type="float" office:value="0.0262486350134221" calcext:value-type="float">
            <text:p>0.026248635</text:p>
          </table:table-cell>
          <table:table-cell office:value-type="float" office:value="0.00955700409828062" calcext:value-type="float">
            <text:p>0.0095570041</text:p>
          </table:table-cell>
          <table:table-cell office:value-type="float" office:value="-0.114972115364446" calcext:value-type="float">
            <text:p>-0.1149721154</text:p>
          </table:table-cell>
          <table:table-cell office:value-type="float" office:value="0.00123175351042495" calcext:value-type="float">
            <text:p>0.0012317535</text:p>
          </table:table-cell>
          <table:table-cell office:value-type="float" office:value="-0.0983856108348201" calcext:value-type="float">
            <text:p>-0.0983856108</text:p>
          </table:table-cell>
          <table:table-cell office:value-type="float" office:value="-0.00251548068640687" calcext:value-type="float">
            <text:p>-0.0025154807</text:p>
          </table:table-cell>
          <table:table-cell office:value-type="float" office:value="-0.0148151572030302" calcext:value-type="float">
            <text:p>-0.0148151572</text:p>
          </table:table-cell>
          <table:table-cell office:value-type="float" office:value="0.0273914792140577" calcext:value-type="float">
            <text:p>0.0273914792</text:p>
          </table:table-cell>
          <table:table-cell office:value-type="float" office:value="0.0166074415483208" calcext:value-type="float">
            <text:p>0.0166074415</text:p>
          </table:table-cell>
          <table:table-cell office:value-type="float" office:value="0.0103802213752427" calcext:value-type="float">
            <text:p>0.0103802214</text:p>
          </table:table-cell>
          <table:table-cell office:value-type="float" office:value="0.0559795108306064" calcext:value-type="float">
            <text:p>0.0559795108</text:p>
          </table:table-cell>
          <table:table-cell office:value-type="float" office:value="1" calcext:value-type="float">
            <text:p>1</text:p>
          </table:table-cell>
          <table:table-cell office:value-type="float" office:value="0.903643603509554" calcext:value-type="float">
            <text:p>0.9036436035</text:p>
          </table:table-cell>
          <table:table-cell office:value-type="float" office:value="0.080640476836941" calcext:value-type="float">
            <text:p>0.0806404768</text:p>
          </table:table-cell>
          <table:table-cell office:value-type="float" office:value="-0.044032559572774" calcext:value-type="float">
            <text:p>-0.0440325596</text:p>
          </table:table-cell>
          <table:table-cell office:value-type="float" office:value="0.0825620536674957" calcext:value-type="float">
            <text:p>0.0825620537</text:p>
          </table:table-cell>
          <table:table-cell office:value-type="float" office:value="0.0885902060977486" calcext:value-type="float">
            <text:p>0.0885902061</text:p>
          </table:table-cell>
          <table:table-cell office:value-type="float" office:value="0.0919499240814108" calcext:value-type="float">
            <text:p>0.0919499241</text:p>
          </table:table-cell>
          <table:table-cell office:value-type="float" office:value="0.0615667891053419" calcext:value-type="float">
            <text:p>0.0615667891</text:p>
          </table:table-cell>
          <table:table-cell office:value-type="float" office:value="-0.0595042097375975" calcext:value-type="float">
            <text:p>-0.0595042097</text:p>
          </table:table-cell>
          <table:table-cell office:value-type="float" office:value="0.0442605101308505" calcext:value-type="float">
            <text:p>0.0442605101</text:p>
          </table:table-cell>
          <table:table-cell office:value-type="float" office:value="0.0802338710002215" calcext:value-type="float">
            <text:p>0.080233871</text:p>
          </table:table-cell>
          <table:table-cell office:value-type="float" office:value="0.0672178863066184" calcext:value-type="float">
            <text:p>0.0672178863</text:p>
          </table:table-cell>
          <table:table-cell office:value-type="float" office:value="0.0605318850626505" calcext:value-type="float">
            <text:p>0.0605318851</text:p>
          </table:table-cell>
          <table:table-cell office:value-type="float" office:value="0.0381402753703902" calcext:value-type="float">
            <text:p>0.0381402754</text:p>
          </table:table-cell>
          <table:table-cell office:value-type="float" office:value="0.0349311709539323" calcext:value-type="float">
            <text:p>0.034931171</text:p>
          </table:table-cell>
          <table:table-cell office:value-type="float" office:value="0.0808512417679601" calcext:value-type="float">
            <text:p>0.0808512418</text:p>
          </table:table-cell>
          <table:table-cell office:value-type="float" office:value="-0.0291756611861123" calcext:value-type="float">
            <text:p>-0.0291756612</text:p>
          </table:table-cell>
          <table:table-cell office:value-type="float" office:value="-0.0996915960140612" calcext:value-type="float">
            <text:p>-0.099691596</text:p>
          </table:table-cell>
          <table:table-cell office:value-type="float" office:value="-0.0281441994066467" calcext:value-type="float">
            <text:p>-0.0281441994</text:p>
          </table:table-cell>
          <table:table-cell office:value-type="float" office:value="-0.0881186732694269" calcext:value-type="float">
            <text:p>-0.0881186733</text:p>
          </table:table-cell>
          <table:table-cell office:value-type="float" office:value="0.0316655263411741" calcext:value-type="float">
            <text:p>0.0316655263</text:p>
          </table:table-cell>
          <table:table-cell office:value-type="float" office:value="0.0419342773934419" calcext:value-type="float">
            <text:p>0.0419342774</text:p>
          </table:table-cell>
          <table:table-cell office:value-type="float" office:value="-0.0305540818846469" calcext:value-type="float">
            <text:p>-0.0305540819</text:p>
          </table:table-cell>
          <table:table-cell office:value-type="float" office:value="-0.109018865272517" calcext:value-type="float">
            <text:p>-0.1090188653</text:p>
          </table:table-cell>
          <table:table-cell office:value-type="float" office:value="-0.0374885328003263" calcext:value-type="float">
            <text:p>-0.0374885328</text:p>
          </table:table-cell>
          <table:table-cell office:value-type="float" office:value="-0.084983644440023" calcext:value-type="float">
            <text:p>-0.0849836444</text:p>
          </table:table-cell>
          <table:table-cell office:value-type="float" office:value="-0.0439494185403967" calcext:value-type="float">
            <text:p>-0.0439494185</text:p>
          </table:table-cell>
          <table:table-cell office:value-type="float" office:value="-0.0868188511889706" calcext:value-type="float">
            <text:p>-0.0868188512</text:p>
          </table:table-cell>
          <table:table-cell office:value-type="float" office:value="-0.0429231812747601" calcext:value-type="float">
            <text:p>-0.0429231813</text:p>
          </table:table-cell>
          <table:table-cell office:value-type="float" office:value="-0.0765901522871583" calcext:value-type="float">
            <text:p>-0.0765901523</text:p>
          </table:table-cell>
          <table:table-cell office:value-type="float" office:value="0.104776653465476" calcext:value-type="float">
            <text:p>0.1047766535</text:p>
          </table:table-cell>
          <table:table-cell office:value-type="float" office:value="0.00345644455483115" calcext:value-type="float">
            <text:p>0.0034564446</text:p>
          </table:table-cell>
          <table:table-cell office:value-type="float" office:value="-0.0108037616328405" calcext:value-type="float">
            <text:p>-0.0108037616</text:p>
          </table:table-cell>
          <table:table-cell office:value-type="float" office:value="-0.00457280387043042" calcext:value-type="float">
            <text:p>-0.0045728039</text:p>
          </table:table-cell>
          <table:table-cell office:value-type="float" office:value="-0.00261825321080948" calcext:value-type="float">
            <text:p>-0.0026182532</text:p>
          </table:table-cell>
          <table:table-cell office:value-type="float" office:value="-0.00384652292476703" calcext:value-type="float">
            <text:p>-0.0038465229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previous_answer_content_id</text:p>
          </table:table-cell>
          <table:table-cell office:value-type="float" office:value="-0.00740592009009849" calcext:value-type="float">
            <text:p>-0.0074059201</text:p>
          </table:table-cell>
          <table:table-cell office:value-type="float" office:value="-0.00343495275794159" calcext:value-type="float">
            <text:p>-0.0034349528</text:p>
          </table:table-cell>
          <table:table-cell office:value-type="float" office:value="-0.048173193636549" calcext:value-type="float">
            <text:p>-0.0481731936</text:p>
          </table:table-cell>
          <table:table-cell/>
          <table:table-cell office:value-type="float" office:value="-0.019314481619415" calcext:value-type="float">
            <text:p>-0.0193144816</text:p>
          </table:table-cell>
          <table:table-cell office:value-type="float" office:value="0.0000544897559418746" calcext:value-type="float">
            <text:p>5.44897559418746E-05</text:p>
          </table:table-cell>
          <table:table-cell office:value-type="float" office:value="0.0720050662407146" calcext:value-type="float">
            <text:p>0.0720050662</text:p>
          </table:table-cell>
          <table:table-cell office:value-type="float" office:value="-0.0514934326189787" calcext:value-type="float">
            <text:p>-0.0514934326</text:p>
          </table:table-cell>
          <table:table-cell office:value-type="float" office:value="0.0781203421806754" calcext:value-type="float">
            <text:p>0.0781203422</text:p>
          </table:table-cell>
          <table:table-cell office:value-type="float" office:value="-0.048173193636549" calcext:value-type="float">
            <text:p>-0.0481731936</text:p>
          </table:table-cell>
          <table:table-cell office:value-type="float" office:value="-0.0481644483682523" calcext:value-type="float">
            <text:p>-0.0481644484</text:p>
          </table:table-cell>
          <table:table-cell office:value-type="float" office:value="-0.000476401306545694" calcext:value-type="float">
            <text:p>-0.0004764013</text:p>
          </table:table-cell>
          <table:table-cell office:value-type="float" office:value="-0.0139089117106784" calcext:value-type="float">
            <text:p>-0.0139089117</text:p>
          </table:table-cell>
          <table:table-cell/>
          <table:table-cell office:value-type="float" office:value="0.00563686477037294" calcext:value-type="float">
            <text:p>0.0056368648</text:p>
          </table:table-cell>
          <table:table-cell office:value-type="float" office:value="-0.00919220084769416" calcext:value-type="float">
            <text:p>-0.0091922008</text:p>
          </table:table-cell>
          <table:table-cell office:value-type="float" office:value="-0.120589786363627" calcext:value-type="float">
            <text:p>-0.1205897864</text:p>
          </table:table-cell>
          <table:table-cell office:value-type="float" office:value="-0.111526987360842" calcext:value-type="float">
            <text:p>-0.1115269874</text:p>
          </table:table-cell>
          <table:table-cell office:value-type="float" office:value="-0.0218275746232942" calcext:value-type="float">
            <text:p>-0.0218275746</text:p>
          </table:table-cell>
          <table:table-cell office:value-type="float" office:value="0.0866853022168738" calcext:value-type="float">
            <text:p>0.0866853022</text:p>
          </table:table-cell>
          <table:table-cell office:value-type="float" office:value="-0.062153554933637" calcext:value-type="float">
            <text:p>-0.0621535549</text:p>
          </table:table-cell>
          <table:table-cell office:value-type="float" office:value="-0.0138609734665358" calcext:value-type="float">
            <text:p>-0.0138609735</text:p>
          </table:table-cell>
          <table:table-cell office:value-type="float" office:value="-0.0196785067502529" calcext:value-type="float">
            <text:p>-0.0196785068</text:p>
          </table:table-cell>
          <table:table-cell office:value-type="float" office:value="0.01219652487867" calcext:value-type="float">
            <text:p>0.0121965249</text:p>
          </table:table-cell>
          <table:table-cell office:value-type="float" office:value="0.0105212203419113" calcext:value-type="float">
            <text:p>0.0105212203</text:p>
          </table:table-cell>
          <table:table-cell office:value-type="float" office:value="0.335126295699712" calcext:value-type="float">
            <text:p>0.3351262957</text:p>
          </table:table-cell>
          <table:table-cell office:value-type="float" office:value="0.223946326885185" calcext:value-type="float">
            <text:p>0.2239463269</text:p>
          </table:table-cell>
          <table:table-cell office:value-type="float" office:value="-0.0247705479214068" calcext:value-type="float">
            <text:p>-0.0247705479</text:p>
          </table:table-cell>
          <table:table-cell office:value-type="float" office:value="-0.122831563304722" calcext:value-type="float">
            <text:p>-0.1228315633</text:p>
          </table:table-cell>
          <table:table-cell office:value-type="float" office:value="0.0219906163988591" calcext:value-type="float">
            <text:p>0.0219906164</text:p>
          </table:table-cell>
          <table:table-cell office:value-type="float" office:value="0.0828794252396988" calcext:value-type="float">
            <text:p>0.0828794252</text:p>
          </table:table-cell>
          <table:table-cell office:value-type="float" office:value="-0.049769971828006" calcext:value-type="float">
            <text:p>-0.0497699718</text:p>
          </table:table-cell>
          <table:table-cell office:value-type="float" office:value="0.00233288324887377" calcext:value-type="float">
            <text:p>0.0023328832</text:p>
          </table:table-cell>
          <table:table-cell office:value-type="float" office:value="0.0240848295119762" calcext:value-type="float">
            <text:p>0.0240848295</text:p>
          </table:table-cell>
          <table:table-cell office:value-type="float" office:value="0.000127200223071561" calcext:value-type="float">
            <text:p>0.0001272002</text:p>
          </table:table-cell>
          <table:table-cell office:value-type="float" office:value="-0.138587854372632" calcext:value-type="float">
            <text:p>-0.1385878544</text:p>
          </table:table-cell>
          <table:table-cell office:value-type="float" office:value="-0.00918853032146377" calcext:value-type="float">
            <text:p>-0.0091885303</text:p>
          </table:table-cell>
          <table:table-cell office:value-type="float" office:value="-0.120673774878527" calcext:value-type="float">
            <text:p>-0.1206737749</text:p>
          </table:table-cell>
          <table:table-cell office:value-type="float" office:value="-0.00227870854131123" calcext:value-type="float">
            <text:p>-0.0022787085</text:p>
          </table:table-cell>
          <table:table-cell office:value-type="float" office:value="-0.0212582502896028" calcext:value-type="float">
            <text:p>-0.0212582503</text:p>
          </table:table-cell>
          <table:table-cell office:value-type="float" office:value="0.0273171337359398" calcext:value-type="float">
            <text:p>0.0273171337</text:p>
          </table:table-cell>
          <table:table-cell office:value-type="float" office:value="0.0165038678656493" calcext:value-type="float">
            <text:p>0.0165038679</text:p>
          </table:table-cell>
          <table:table-cell office:value-type="float" office:value="0.00346532856120552" calcext:value-type="float">
            <text:p>0.0034653286</text:p>
          </table:table-cell>
          <table:table-cell office:value-type="float" office:value="0.0579411686628601" calcext:value-type="float">
            <text:p>0.0579411687</text:p>
          </table:table-cell>
          <table:table-cell office:value-type="float" office:value="0.903643603509554" calcext:value-type="float">
            <text:p>0.9036436035</text:p>
          </table:table-cell>
          <table:table-cell office:value-type="float" office:value="1" calcext:value-type="float">
            <text:p>1</text:p>
          </table:table-cell>
          <table:table-cell office:value-type="float" office:value="0.0918226006014789" calcext:value-type="float">
            <text:p>0.0918226006</text:p>
          </table:table-cell>
          <table:table-cell office:value-type="float" office:value="-0.0586316876587981" calcext:value-type="float">
            <text:p>-0.0586316877</text:p>
          </table:table-cell>
          <table:table-cell office:value-type="float" office:value="0.0932697456671238" calcext:value-type="float">
            <text:p>0.0932697457</text:p>
          </table:table-cell>
          <table:table-cell office:value-type="float" office:value="0.10207456107604" calcext:value-type="float">
            <text:p>0.1020745611</text:p>
          </table:table-cell>
          <table:table-cell office:value-type="float" office:value="0.106703977587157" calcext:value-type="float">
            <text:p>0.1067039776</text:p>
          </table:table-cell>
          <table:table-cell office:value-type="float" office:value="0.0689551420587865" calcext:value-type="float">
            <text:p>0.0689551421</text:p>
          </table:table-cell>
          <table:table-cell office:value-type="float" office:value="-0.0647415963186561" calcext:value-type="float">
            <text:p>-0.0647415963</text:p>
          </table:table-cell>
          <table:table-cell office:value-type="float" office:value="0.0503634460276323" calcext:value-type="float">
            <text:p>0.050363446</text:p>
          </table:table-cell>
          <table:table-cell office:value-type="float" office:value="0.0891737465676959" calcext:value-type="float">
            <text:p>0.0891737466</text:p>
          </table:table-cell>
          <table:table-cell office:value-type="float" office:value="0.0762553997809062" calcext:value-type="float">
            <text:p>0.0762553998</text:p>
          </table:table-cell>
          <table:table-cell office:value-type="float" office:value="0.0681328386956646" calcext:value-type="float">
            <text:p>0.0681328387</text:p>
          </table:table-cell>
          <table:table-cell office:value-type="float" office:value="0.0246775623876759" calcext:value-type="float">
            <text:p>0.0246775624</text:p>
          </table:table-cell>
          <table:table-cell office:value-type="float" office:value="0.04926866547175" calcext:value-type="float">
            <text:p>0.0492686655</text:p>
          </table:table-cell>
          <table:table-cell office:value-type="float" office:value="0.097752313584163" calcext:value-type="float">
            <text:p>0.0977523136</text:p>
          </table:table-cell>
          <table:table-cell office:value-type="float" office:value="-0.0388848556108791" calcext:value-type="float">
            <text:p>-0.0388848556</text:p>
          </table:table-cell>
          <table:table-cell office:value-type="float" office:value="-0.124556589895862" calcext:value-type="float">
            <text:p>-0.1245565899</text:p>
          </table:table-cell>
          <table:table-cell office:value-type="float" office:value="-0.0369100342942877" calcext:value-type="float">
            <text:p>-0.0369100343</text:p>
          </table:table-cell>
          <table:table-cell office:value-type="float" office:value="-0.11231236653712" calcext:value-type="float">
            <text:p>-0.1123123665</text:p>
          </table:table-cell>
          <table:table-cell office:value-type="float" office:value="0.0217034389073736" calcext:value-type="float">
            <text:p>0.0217034389</text:p>
          </table:table-cell>
          <table:table-cell office:value-type="float" office:value="0.054459610285857" calcext:value-type="float">
            <text:p>0.0544596103</text:p>
          </table:table-cell>
          <table:table-cell office:value-type="float" office:value="-0.0398725897015715" calcext:value-type="float">
            <text:p>-0.0398725897</text:p>
          </table:table-cell>
          <table:table-cell office:value-type="float" office:value="-0.136599221402567" calcext:value-type="float">
            <text:p>-0.1365992214</text:p>
          </table:table-cell>
          <table:table-cell office:value-type="float" office:value="-0.0476080120663296" calcext:value-type="float">
            <text:p>-0.0476080121</text:p>
          </table:table-cell>
          <table:table-cell office:value-type="float" office:value="-0.109392965597318" calcext:value-type="float">
            <text:p>-0.1093929656</text:p>
          </table:table-cell>
          <table:table-cell office:value-type="float" office:value="-0.0554559210763374" calcext:value-type="float">
            <text:p>-0.0554559211</text:p>
          </table:table-cell>
          <table:table-cell office:value-type="float" office:value="-0.110033811975045" calcext:value-type="float">
            <text:p>-0.110033812</text:p>
          </table:table-cell>
          <table:table-cell office:value-type="float" office:value="-0.0542659479076348" calcext:value-type="float">
            <text:p>-0.0542659479</text:p>
          </table:table-cell>
          <table:table-cell office:value-type="float" office:value="-0.0987160866886972" calcext:value-type="float">
            <text:p>-0.0987160867</text:p>
          </table:table-cell>
          <table:table-cell office:value-type="float" office:value="0.128134946955295" calcext:value-type="float">
            <text:p>0.128134947</text:p>
          </table:table-cell>
          <table:table-cell office:value-type="float" office:value="0.00161771426936698" calcext:value-type="float">
            <text:p>0.0016177143</text:p>
          </table:table-cell>
          <table:table-cell office:value-type="float" office:value="-0.00924663691546175" calcext:value-type="float">
            <text:p>-0.0092466369</text:p>
          </table:table-cell>
          <table:table-cell office:value-type="float" office:value="-0.0109814675021842" calcext:value-type="float">
            <text:p>-0.0109814675</text:p>
          </table:table-cell>
          <table:table-cell office:value-type="float" office:value="0.00541236577471963" calcext:value-type="float">
            <text:p>0.0054123658</text:p>
          </table:table-cell>
          <table:table-cell office:value-type="float" office:value="0.0042636564463194" calcext:value-type="float">
            <text:p>0.0042636564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ql_table2_mean</text:p>
          </table:table-cell>
          <table:table-cell office:value-type="float" office:value="0.0226954525508815" calcext:value-type="float">
            <text:p>0.0226954526</text:p>
          </table:table-cell>
          <table:table-cell office:value-type="float" office:value="-0.00394155215009359" calcext:value-type="float">
            <text:p>-0.0039415522</text:p>
          </table:table-cell>
          <table:table-cell office:value-type="float" office:value="-0.0799463423010473" calcext:value-type="float">
            <text:p>-0.0799463423</text:p>
          </table:table-cell>
          <table:table-cell/>
          <table:table-cell office:value-type="float" office:value="0.0291489424035217" calcext:value-type="float">
            <text:p>0.0291489424</text:p>
          </table:table-cell>
          <table:table-cell office:value-type="float" office:value="-0.0066101312452649" calcext:value-type="float">
            <text:p>-0.0066101312</text:p>
          </table:table-cell>
          <table:table-cell office:value-type="float" office:value="0.369899126586548" calcext:value-type="float">
            <text:p>0.3698991266</text:p>
          </table:table-cell>
          <table:table-cell office:value-type="float" office:value="-0.0409823282524421" calcext:value-type="float">
            <text:p>-0.0409823283</text:p>
          </table:table-cell>
          <table:table-cell office:value-type="float" office:value="-0.0140480753542859" calcext:value-type="float">
            <text:p>-0.0140480754</text:p>
          </table:table-cell>
          <table:table-cell office:value-type="float" office:value="-0.0799463423010473" calcext:value-type="float">
            <text:p>-0.0799463423</text:p>
          </table:table-cell>
          <table:table-cell office:value-type="float" office:value="-0.0799546182351427" calcext:value-type="float">
            <text:p>-0.0799546182</text:p>
          </table:table-cell>
          <table:table-cell office:value-type="float" office:value="-0.0340712836545292" calcext:value-type="float">
            <text:p>-0.0340712837</text:p>
          </table:table-cell>
          <table:table-cell office:value-type="float" office:value="-0.199059063547068" calcext:value-type="float">
            <text:p>-0.1990590635</text:p>
          </table:table-cell>
          <table:table-cell/>
          <table:table-cell office:value-type="float" office:value="-0.0010508945030317" calcext:value-type="float">
            <text:p>-0.0010508945</text:p>
          </table:table-cell>
          <table:table-cell office:value-type="float" office:value="-0.00109807754273056" calcext:value-type="float">
            <text:p>-0.0010980775</text:p>
          </table:table-cell>
          <table:table-cell office:value-type="float" office:value="-0.0346848733589639" calcext:value-type="float">
            <text:p>-0.0346848734</text:p>
          </table:table-cell>
          <table:table-cell office:value-type="float" office:value="-0.0242348382747507" calcext:value-type="float">
            <text:p>-0.0242348383</text:p>
          </table:table-cell>
          <table:table-cell office:value-type="float" office:value="0.0317159737039126" calcext:value-type="float">
            <text:p>0.0317159737</text:p>
          </table:table-cell>
          <table:table-cell office:value-type="float" office:value="0.0692664557294952" calcext:value-type="float">
            <text:p>0.0692664557</text:p>
          </table:table-cell>
          <table:table-cell office:value-type="float" office:value="0.944356249234739" calcext:value-type="float">
            <text:p>0.9443562492</text:p>
          </table:table-cell>
          <table:table-cell office:value-type="float" office:value="-0.00288400272274805" calcext:value-type="float">
            <text:p>-0.0028840027</text:p>
          </table:table-cell>
          <table:table-cell office:value-type="float" office:value="-0.00568440303250552" calcext:value-type="float">
            <text:p>-0.005684403</text:p>
          </table:table-cell>
          <table:table-cell office:value-type="float" office:value="0.0591956008112659" calcext:value-type="float">
            <text:p>0.0591956008</text:p>
          </table:table-cell>
          <table:table-cell office:value-type="float" office:value="0.0394508115536812" calcext:value-type="float">
            <text:p>0.0394508116</text:p>
          </table:table-cell>
          <table:table-cell office:value-type="float" office:value="0.00584055175849637" calcext:value-type="float">
            <text:p>0.0058405518</text:p>
          </table:table-cell>
          <table:table-cell office:value-type="float" office:value="-0.017543802886567" calcext:value-type="float">
            <text:p>-0.0175438029</text:p>
          </table:table-cell>
          <table:table-cell office:value-type="float" office:value="-0.166380107534439" calcext:value-type="float">
            <text:p>-0.1663801075</text:p>
          </table:table-cell>
          <table:table-cell office:value-type="float" office:value="-0.0161993405594977" calcext:value-type="float">
            <text:p>-0.0161993406</text:p>
          </table:table-cell>
          <table:table-cell office:value-type="float" office:value="-0.0483010412184906" calcext:value-type="float">
            <text:p>-0.0483010412</text:p>
          </table:table-cell>
          <table:table-cell office:value-type="float" office:value="-0.0156704294117154" calcext:value-type="float">
            <text:p>-0.0156704294</text:p>
          </table:table-cell>
          <table:table-cell office:value-type="float" office:value="0.0479968848330713" calcext:value-type="float">
            <text:p>0.0479968848</text:p>
          </table:table-cell>
          <table:table-cell office:value-type="float" office:value="-0.0150132825810054" calcext:value-type="float">
            <text:p>-0.0150132826</text:p>
          </table:table-cell>
          <table:table-cell office:value-type="float" office:value="0.0347690955059422" calcext:value-type="float">
            <text:p>0.0347690955</text:p>
          </table:table-cell>
          <table:table-cell office:value-type="float" office:value="-0.0137966581605218" calcext:value-type="float">
            <text:p>-0.0137966582</text:p>
          </table:table-cell>
          <table:table-cell office:value-type="float" office:value="-0.0319194413228521" calcext:value-type="float">
            <text:p>-0.0319194413</text:p>
          </table:table-cell>
          <table:table-cell office:value-type="float" office:value="-0.00671135225051122" calcext:value-type="float">
            <text:p>-0.0067113523</text:p>
          </table:table-cell>
          <table:table-cell office:value-type="float" office:value="-0.0236894103642193" calcext:value-type="float">
            <text:p>-0.0236894104</text:p>
          </table:table-cell>
          <table:table-cell office:value-type="float" office:value="-0.0656367091646258" calcext:value-type="float">
            <text:p>-0.0656367092</text:p>
          </table:table-cell>
          <table:table-cell office:value-type="float" office:value="-0.0766428964782232" calcext:value-type="float">
            <text:p>-0.0766428965</text:p>
          </table:table-cell>
          <table:table-cell office:value-type="float" office:value="-0.741890211685682" calcext:value-type="float">
            <text:p>-0.7418902117</text:p>
          </table:table-cell>
          <table:table-cell office:value-type="float" office:value="-0.0662852822725277" calcext:value-type="float">
            <text:p>-0.0662852823</text:p>
          </table:table-cell>
          <table:table-cell office:value-type="float" office:value="-0.098469102113656" calcext:value-type="float">
            <text:p>-0.0984691021</text:p>
          </table:table-cell>
          <table:table-cell office:value-type="float" office:value="-0.787015987779503" calcext:value-type="float">
            <text:p>-0.7870159878</text:p>
          </table:table-cell>
          <table:table-cell office:value-type="float" office:value="0.080640476836941" calcext:value-type="float">
            <text:p>0.0806404768</text:p>
          </table:table-cell>
          <table:table-cell office:value-type="float" office:value="0.0918226006014789" calcext:value-type="float">
            <text:p>0.0918226006</text:p>
          </table:table-cell>
          <table:table-cell office:value-type="float" office:value="1" calcext:value-type="float">
            <text:p>1</text:p>
          </table:table-cell>
          <table:table-cell office:value-type="float" office:value="0.224581262913383" calcext:value-type="float">
            <text:p>0.2245812629</text:p>
          </table:table-cell>
          <table:table-cell office:value-type="float" office:value="0.99190830946195" calcext:value-type="float">
            <text:p>0.9919083095</text:p>
          </table:table-cell>
          <table:table-cell office:value-type="float" office:value="0.988196524539509" calcext:value-type="float">
            <text:p>0.9881965245</text:p>
          </table:table-cell>
          <table:table-cell office:value-type="float" office:value="0.991408226852198" calcext:value-type="float">
            <text:p>0.9914082269</text:p>
          </table:table-cell>
          <table:table-cell office:value-type="float" office:value="0.990293028382975" calcext:value-type="float">
            <text:p>0.9902930284</text:p>
          </table:table-cell>
          <table:table-cell office:value-type="float" office:value="0.250556800143959" calcext:value-type="float">
            <text:p>0.2505568001</text:p>
          </table:table-cell>
          <table:table-cell office:value-type="float" office:value="0.972704963978737" calcext:value-type="float">
            <text:p>0.972704964</text:p>
          </table:table-cell>
          <table:table-cell office:value-type="float" office:value="0.979917715174901" calcext:value-type="float">
            <text:p>0.9799177152</text:p>
          </table:table-cell>
          <table:table-cell office:value-type="float" office:value="0.971246185505468" calcext:value-type="float">
            <text:p>0.9712461855</text:p>
          </table:table-cell>
          <table:table-cell office:value-type="float" office:value="-0.907393828375484" calcext:value-type="float">
            <text:p>-0.9073938284</text:p>
          </table:table-cell>
          <table:table-cell office:value-type="float" office:value="-0.118618910670782" calcext:value-type="float">
            <text:p>-0.1186189107</text:p>
          </table:table-cell>
          <table:table-cell office:value-type="float" office:value="-0.75976768479401" calcext:value-type="float">
            <text:p>-0.7597676848</text:p>
          </table:table-cell>
          <table:table-cell office:value-type="float" office:value="0.924757801760479" calcext:value-type="float">
            <text:p>0.9247578018</text:p>
          </table:table-cell>
          <table:table-cell office:value-type="float" office:value="0.00210459646620523" calcext:value-type="float">
            <text:p>0.0021045965</text:p>
          </table:table-cell>
          <table:table-cell office:value-type="float" office:value="-0.0470253738699968" calcext:value-type="float">
            <text:p>-0.0470253739</text:p>
          </table:table-cell>
          <table:table-cell office:value-type="float" office:value="0.0118277127461204" calcext:value-type="float">
            <text:p>0.0118277127</text:p>
          </table:table-cell>
          <table:table-cell office:value-type="float" office:value="-0.0397012454594587" calcext:value-type="float">
            <text:p>-0.0397012455</text:p>
          </table:table-cell>
          <table:table-cell office:value-type="float" office:value="-0.126142195387501" calcext:value-type="float">
            <text:p>-0.1261421954</text:p>
          </table:table-cell>
          <table:table-cell office:value-type="float" office:value="-0.780578679805643" calcext:value-type="float">
            <text:p>-0.7805786798</text:p>
          </table:table-cell>
          <table:table-cell office:value-type="float" office:value="0.0367972586808414" calcext:value-type="float">
            <text:p>0.0367972587</text:p>
          </table:table-cell>
          <table:table-cell office:value-type="float" office:value="-0.0927422620701297" calcext:value-type="float">
            <text:p>-0.0927422621</text:p>
          </table:table-cell>
          <table:table-cell office:value-type="float" office:value="0.0559618970333031" calcext:value-type="float">
            <text:p>0.055961897</text:p>
          </table:table-cell>
          <table:table-cell office:value-type="float" office:value="-0.0882648566373255" calcext:value-type="float">
            <text:p>-0.0882648566</text:p>
          </table:table-cell>
          <table:table-cell office:value-type="float" office:value="0.0484566615571806" calcext:value-type="float">
            <text:p>0.0484566616</text:p>
          </table:table-cell>
          <table:table-cell office:value-type="float" office:value="-0.0839636189767967" calcext:value-type="float">
            <text:p>-0.083963619</text:p>
          </table:table-cell>
          <table:table-cell office:value-type="float" office:value="0.0642085322891687" calcext:value-type="float">
            <text:p>0.0642085323</text:p>
          </table:table-cell>
          <table:table-cell office:value-type="float" office:value="-0.0775804636240058" calcext:value-type="float">
            <text:p>-0.0775804636</text:p>
          </table:table-cell>
          <table:table-cell office:value-type="float" office:value="0.10514334608164" calcext:value-type="float">
            <text:p>0.1051433461</text:p>
          </table:table-cell>
          <table:table-cell office:value-type="float" office:value="0.743714669891479" calcext:value-type="float">
            <text:p>0.7437146699</text:p>
          </table:table-cell>
          <table:table-cell office:value-type="float" office:value="0.687700478839439" calcext:value-type="float">
            <text:p>0.6877004788</text:p>
          </table:table-cell>
          <table:table-cell office:value-type="float" office:value="0.668763649933253" calcext:value-type="float">
            <text:p>0.6687636499</text:p>
          </table:table-cell>
          <table:table-cell office:value-type="float" office:value="-0.154634617824993" calcext:value-type="float">
            <text:p>-0.1546346178</text:p>
          </table:table-cell>
          <table:table-cell office:value-type="float" office:value="-0.142683658357201" calcext:value-type="float">
            <text:p>-0.1426836584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ql_table2_sum</text:p>
          </table:table-cell>
          <table:table-cell office:value-type="float" office:value="0.332435247035342" calcext:value-type="float">
            <text:p>0.332435247</text:p>
          </table:table-cell>
          <table:table-cell office:value-type="float" office:value="-0.00276243118547164" calcext:value-type="float">
            <text:p>-0.0027624312</text:p>
          </table:table-cell>
          <table:table-cell office:value-type="float" office:value="0.0170110080310805" calcext:value-type="float">
            <text:p>0.017011008</text:p>
          </table:table-cell>
          <table:table-cell/>
          <table:table-cell office:value-type="float" office:value="0.55264473849548" calcext:value-type="float">
            <text:p>0.5526447385</text:p>
          </table:table-cell>
          <table:table-cell office:value-type="float" office:value="0.00460207037982712" calcext:value-type="float">
            <text:p>0.0046020704</text:p>
          </table:table-cell>
          <table:table-cell office:value-type="float" office:value="0.0627543348093248" calcext:value-type="float">
            <text:p>0.0627543348</text:p>
          </table:table-cell>
          <table:table-cell office:value-type="float" office:value="-0.00511071374606062" calcext:value-type="float">
            <text:p>-0.0051107137</text:p>
          </table:table-cell>
          <table:table-cell office:value-type="float" office:value="-0.0283910980207144" calcext:value-type="float">
            <text:p>-0.028391098</text:p>
          </table:table-cell>
          <table:table-cell office:value-type="float" office:value="0.0170110080310805" calcext:value-type="float">
            <text:p>0.017011008</text:p>
          </table:table-cell>
          <table:table-cell office:value-type="float" office:value="0.0169837412457055" calcext:value-type="float">
            <text:p>0.0169837412</text:p>
          </table:table-cell>
          <table:table-cell office:value-type="float" office:value="0.000453752798631603" calcext:value-type="float">
            <text:p>0.0004537528</text:p>
          </table:table-cell>
          <table:table-cell office:value-type="float" office:value="0.0123492309253875" calcext:value-type="float">
            <text:p>0.0123492309</text:p>
          </table:table-cell>
          <table:table-cell/>
          <table:table-cell office:value-type="float" office:value="0.0155953752847612" calcext:value-type="float">
            <text:p>0.0155953753</text:p>
          </table:table-cell>
          <table:table-cell office:value-type="float" office:value="-0.0152524203352189" calcext:value-type="float">
            <text:p>-0.0152524203</text:p>
          </table:table-cell>
          <table:table-cell office:value-type="float" office:value="0.0660426802505797" calcext:value-type="float">
            <text:p>0.0660426803</text:p>
          </table:table-cell>
          <table:table-cell office:value-type="float" office:value="0.0678049370701948" calcext:value-type="float">
            <text:p>0.0678049371</text:p>
          </table:table-cell>
          <table:table-cell office:value-type="float" office:value="0.562412353051345" calcext:value-type="float">
            <text:p>0.5624123531</text:p>
          </table:table-cell>
          <table:table-cell office:value-type="float" office:value="0.118731405163893" calcext:value-type="float">
            <text:p>0.1187314052</text:p>
          </table:table-cell>
          <table:table-cell office:value-type="float" office:value="0.21920551004794" calcext:value-type="float">
            <text:p>0.21920551</text:p>
          </table:table-cell>
          <table:table-cell office:value-type="float" office:value="-0.0277585877966598" calcext:value-type="float">
            <text:p>-0.0277585878</text:p>
          </table:table-cell>
          <table:table-cell office:value-type="float" office:value="-0.0573405699340423" calcext:value-type="float">
            <text:p>-0.0573405699</text:p>
          </table:table-cell>
          <table:table-cell office:value-type="float" office:value="-0.0151438215649775" calcext:value-type="float">
            <text:p>-0.0151438216</text:p>
          </table:table-cell>
          <table:table-cell office:value-type="float" office:value="-0.00882018043810031" calcext:value-type="float">
            <text:p>-0.0088201804</text:p>
          </table:table-cell>
          <table:table-cell office:value-type="float" office:value="-0.0150347751413625" calcext:value-type="float">
            <text:p>-0.0150347751</text:p>
          </table:table-cell>
          <table:table-cell office:value-type="float" office:value="-0.00253035189720395" calcext:value-type="float">
            <text:p>-0.0025303519</text:p>
          </table:table-cell>
          <table:table-cell office:value-type="float" office:value="0.0373277277670017" calcext:value-type="float">
            <text:p>0.0373277278</text:p>
          </table:table-cell>
          <table:table-cell office:value-type="float" office:value="0.0645751261189052" calcext:value-type="float">
            <text:p>0.0645751261</text:p>
          </table:table-cell>
          <table:table-cell office:value-type="float" office:value="0.227464144759621" calcext:value-type="float">
            <text:p>0.2274641448</text:p>
          </table:table-cell>
          <table:table-cell office:value-type="float" office:value="0.189002334124202" calcext:value-type="float">
            <text:p>0.1890023341</text:p>
          </table:table-cell>
          <table:table-cell office:value-type="float" office:value="0.0413316791143264" calcext:value-type="float">
            <text:p>0.0413316791</text:p>
          </table:table-cell>
          <table:table-cell office:value-type="float" office:value="0.102716540605543" calcext:value-type="float">
            <text:p>0.1027165406</text:p>
          </table:table-cell>
          <table:table-cell office:value-type="float" office:value="0.113276664158869" calcext:value-type="float">
            <text:p>0.1132766642</text:p>
          </table:table-cell>
          <table:table-cell office:value-type="float" office:value="0.155011189314444" calcext:value-type="float">
            <text:p>0.1550111893</text:p>
          </table:table-cell>
          <table:table-cell office:value-type="float" office:value="-0.00635555058609506" calcext:value-type="float">
            <text:p>-0.0063555506</text:p>
          </table:table-cell>
          <table:table-cell office:value-type="float" office:value="0.125944094303526" calcext:value-type="float">
            <text:p>0.1259440943</text:p>
          </table:table-cell>
          <table:table-cell office:value-type="float" office:value="0.0172740928897883" calcext:value-type="float">
            <text:p>0.0172740929</text:p>
          </table:table-cell>
          <table:table-cell office:value-type="float" office:value="-0.149146259692869" calcext:value-type="float">
            <text:p>-0.1491462597</text:p>
          </table:table-cell>
          <table:table-cell office:value-type="float" office:value="-0.0457902089840685" calcext:value-type="float">
            <text:p>-0.045790209</text:p>
          </table:table-cell>
          <table:table-cell office:value-type="float" office:value="-0.188362465517572" calcext:value-type="float">
            <text:p>-0.1883624655</text:p>
          </table:table-cell>
          <table:table-cell office:value-type="float" office:value="-0.0933025360737856" calcext:value-type="float">
            <text:p>-0.0933025361</text:p>
          </table:table-cell>
          <table:table-cell office:value-type="float" office:value="0.00254360594482276" calcext:value-type="float">
            <text:p>0.0025436059</text:p>
          </table:table-cell>
          <table:table-cell office:value-type="float" office:value="-0.168748364498884" calcext:value-type="float">
            <text:p>-0.1687483645</text:p>
          </table:table-cell>
          <table:table-cell office:value-type="float" office:value="-0.044032559572774" calcext:value-type="float">
            <text:p>-0.0440325596</text:p>
          </table:table-cell>
          <table:table-cell office:value-type="float" office:value="-0.0586316876587981" calcext:value-type="float">
            <text:p>-0.0586316877</text:p>
          </table:table-cell>
          <table:table-cell office:value-type="float" office:value="0.224581262913383" calcext:value-type="float">
            <text:p>0.2245812629</text:p>
          </table:table-cell>
          <table:table-cell office:value-type="float" office:value="1" calcext:value-type="float">
            <text:p>1</text:p>
          </table:table-cell>
          <table:table-cell office:value-type="float" office:value="0.286241678967542" calcext:value-type="float">
            <text:p>0.286241679</text:p>
          </table:table-cell>
          <table:table-cell office:value-type="float" office:value="0.1327073596298" calcext:value-type="float">
            <text:p>0.1327073596</text:p>
          </table:table-cell>
          <table:table-cell office:value-type="float" office:value="0.220430970059716" calcext:value-type="float">
            <text:p>0.2204309701</text:p>
          </table:table-cell>
          <table:table-cell office:value-type="float" office:value="0.241801900355182" calcext:value-type="float">
            <text:p>0.2418019004</text:p>
          </table:table-cell>
          <table:table-cell office:value-type="float" office:value="-0.150255709378865" calcext:value-type="float">
            <text:p>-0.1502557094</text:p>
          </table:table-cell>
          <table:table-cell office:value-type="float" office:value="0.222599135535772" calcext:value-type="float">
            <text:p>0.2225991355</text:p>
          </table:table-cell>
          <table:table-cell office:value-type="float" office:value="0.251180967132715" calcext:value-type="float">
            <text:p>0.2511809671</text:p>
          </table:table-cell>
          <table:table-cell office:value-type="float" office:value="0.231952351936073" calcext:value-type="float">
            <text:p>0.2319523519</text:p>
          </table:table-cell>
          <table:table-cell office:value-type="float" office:value="-0.188160262352708" calcext:value-type="float">
            <text:p>-0.1881602624</text:p>
          </table:table-cell>
          <table:table-cell office:value-type="float" office:value="-0.0281320884318331" calcext:value-type="float">
            <text:p>-0.0281320884</text:p>
          </table:table-cell>
          <table:table-cell office:value-type="float" office:value="-0.155465417990355" calcext:value-type="float">
            <text:p>-0.155465418</text:p>
          </table:table-cell>
          <table:table-cell office:value-type="float" office:value="0.262428541946854" calcext:value-type="float">
            <text:p>0.2624285419</text:p>
          </table:table-cell>
          <table:table-cell office:value-type="float" office:value="0.142855652125778" calcext:value-type="float">
            <text:p>0.1428556521</text:p>
          </table:table-cell>
          <table:table-cell office:value-type="float" office:value="-0.0359292321930309" calcext:value-type="float">
            <text:p>-0.0359292322</text:p>
          </table:table-cell>
          <table:table-cell office:value-type="float" office:value="0.148512728757844" calcext:value-type="float">
            <text:p>0.1485127288</text:p>
          </table:table-cell>
          <table:table-cell office:value-type="float" office:value="-0.0303647219223515" calcext:value-type="float">
            <text:p>-0.0303647219</text:p>
          </table:table-cell>
          <table:table-cell office:value-type="float" office:value="-0.0640137543788094" calcext:value-type="float">
            <text:p>-0.0640137544</text:p>
          </table:table-cell>
          <table:table-cell office:value-type="float" office:value="-0.156334202766087" calcext:value-type="float">
            <text:p>-0.1563342028</text:p>
          </table:table-cell>
          <table:table-cell office:value-type="float" office:value="0.119890584292313" calcext:value-type="float">
            <text:p>0.1198905843</text:p>
          </table:table-cell>
          <table:table-cell office:value-type="float" office:value="-0.0351302428460922" calcext:value-type="float">
            <text:p>-0.0351302428</text:p>
          </table:table-cell>
          <table:table-cell office:value-type="float" office:value="0.10764801151899" calcext:value-type="float">
            <text:p>0.1076480115</text:p>
          </table:table-cell>
          <table:table-cell office:value-type="float" office:value="-0.010784502826799" calcext:value-type="float">
            <text:p>-0.0107845028</text:p>
          </table:table-cell>
          <table:table-cell office:value-type="float" office:value="0.154142863529774" calcext:value-type="float">
            <text:p>0.1541428635</text:p>
          </table:table-cell>
          <table:table-cell office:value-type="float" office:value="-0.0383615505182936" calcext:value-type="float">
            <text:p>-0.0383615505</text:p>
          </table:table-cell>
          <table:table-cell office:value-type="float" office:value="0.160342057917865" calcext:value-type="float">
            <text:p>0.1603420579</text:p>
          </table:table-cell>
          <table:table-cell office:value-type="float" office:value="-0.0330204652106294" calcext:value-type="float">
            <text:p>-0.0330204652</text:p>
          </table:table-cell>
          <table:table-cell office:value-type="float" office:value="-0.00518582128670077" calcext:value-type="float">
            <text:p>-0.0051858213</text:p>
          </table:table-cell>
          <table:table-cell office:value-type="float" office:value="0.169275812838474" calcext:value-type="float">
            <text:p>0.1692758128</text:p>
          </table:table-cell>
          <table:table-cell office:value-type="float" office:value="0.15310171199447" calcext:value-type="float">
            <text:p>0.153101712</text:p>
          </table:table-cell>
          <table:table-cell office:value-type="float" office:value="0.163749449154648" calcext:value-type="float">
            <text:p>0.1637494492</text:p>
          </table:table-cell>
          <table:table-cell office:value-type="float" office:value="-0.0483884024214893" calcext:value-type="float">
            <text:p>-0.0483884024</text:p>
          </table:table-cell>
          <table:table-cell office:value-type="float" office:value="-0.0468455009824443" calcext:value-type="float">
            <text:p>-0.046845501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ql_table2_max</text:p>
          </table:table-cell>
          <table:table-cell office:value-type="float" office:value="0.0507807513773683" calcext:value-type="float">
            <text:p>0.0507807514</text:p>
          </table:table-cell>
          <table:table-cell office:value-type="float" office:value="-0.000183740509641126" calcext:value-type="float">
            <text:p>-0.0001837405</text:p>
          </table:table-cell>
          <table:table-cell office:value-type="float" office:value="-0.0724761444518022" calcext:value-type="float">
            <text:p>-0.0724761445</text:p>
          </table:table-cell>
          <table:table-cell/>
          <table:table-cell office:value-type="float" office:value="0.0733315045643336" calcext:value-type="float">
            <text:p>0.0733315046</text:p>
          </table:table-cell>
          <table:table-cell office:value-type="float" office:value="-0.00555677572713507" calcext:value-type="float">
            <text:p>-0.0055567757</text:p>
          </table:table-cell>
          <table:table-cell office:value-type="float" office:value="0.364919164198712" calcext:value-type="float">
            <text:p>0.3649191642</text:p>
          </table:table-cell>
          <table:table-cell office:value-type="float" office:value="-0.0375763200696801" calcext:value-type="float">
            <text:p>-0.0375763201</text:p>
          </table:table-cell>
          <table:table-cell office:value-type="float" office:value="-0.0158172267374107" calcext:value-type="float">
            <text:p>-0.0158172267</text:p>
          </table:table-cell>
          <table:table-cell office:value-type="float" office:value="-0.0724761444518022" calcext:value-type="float">
            <text:p>-0.0724761445</text:p>
          </table:table-cell>
          <table:table-cell office:value-type="float" office:value="-0.0724869326589977" calcext:value-type="float">
            <text:p>-0.0724869327</text:p>
          </table:table-cell>
          <table:table-cell office:value-type="float" office:value="-0.0330060692069427" calcext:value-type="float">
            <text:p>-0.0330060692</text:p>
          </table:table-cell>
          <table:table-cell office:value-type="float" office:value="-0.188861290338956" calcext:value-type="float">
            <text:p>-0.1888612903</text:p>
          </table:table-cell>
          <table:table-cell/>
          <table:table-cell office:value-type="float" office:value="-0.00198854268867543" calcext:value-type="float">
            <text:p>-0.0019885427</text:p>
          </table:table-cell>
          <table:table-cell office:value-type="float" office:value="-0.0032060659560869" calcext:value-type="float">
            <text:p>-0.003206066</text:p>
          </table:table-cell>
          <table:table-cell office:value-type="float" office:value="-0.027404309419724" calcext:value-type="float">
            <text:p>-0.0274043094</text:p>
          </table:table-cell>
          <table:table-cell office:value-type="float" office:value="-0.0178202797504439" calcext:value-type="float">
            <text:p>-0.0178202798</text:p>
          </table:table-cell>
          <table:table-cell office:value-type="float" office:value="0.0771839602884248" calcext:value-type="float">
            <text:p>0.0771839603</text:p>
          </table:table-cell>
          <table:table-cell office:value-type="float" office:value="0.0817184771017362" calcext:value-type="float">
            <text:p>0.0817184771</text:p>
          </table:table-cell>
          <table:table-cell office:value-type="float" office:value="0.931970605950264" calcext:value-type="float">
            <text:p>0.931970606</text:p>
          </table:table-cell>
          <table:table-cell office:value-type="float" office:value="-0.00642939269070685" calcext:value-type="float">
            <text:p>-0.0064293927</text:p>
          </table:table-cell>
          <table:table-cell office:value-type="float" office:value="-0.0130147539272746" calcext:value-type="float">
            <text:p>-0.0130147539</text:p>
          </table:table-cell>
          <table:table-cell office:value-type="float" office:value="0.0547445050424991" calcext:value-type="float">
            <text:p>0.054744505</text:p>
          </table:table-cell>
          <table:table-cell office:value-type="float" office:value="0.0369982710844761" calcext:value-type="float">
            <text:p>0.0369982711</text:p>
          </table:table-cell>
          <table:table-cell office:value-type="float" office:value="0.0156040052032857" calcext:value-type="float">
            <text:p>0.0156040052</text:p>
          </table:table-cell>
          <table:table-cell office:value-type="float" office:value="-0.00749666419903339" calcext:value-type="float">
            <text:p>-0.0074966642</text:p>
          </table:table-cell>
          <table:table-cell office:value-type="float" office:value="-0.155738392109752" calcext:value-type="float">
            <text:p>-0.1557383921</text:p>
          </table:table-cell>
          <table:table-cell office:value-type="float" office:value="-0.00986828466833884" calcext:value-type="float">
            <text:p>-0.0098682847</text:p>
          </table:table-cell>
          <table:table-cell office:value-type="float" office:value="-0.0270494235118797" calcext:value-type="float">
            <text:p>-0.0270494235</text:p>
          </table:table-cell>
          <table:table-cell office:value-type="float" office:value="0.0100111140755032" calcext:value-type="float">
            <text:p>0.0100111141</text:p>
          </table:table-cell>
          <table:table-cell office:value-type="float" office:value="0.0498296492746158" calcext:value-type="float">
            <text:p>0.0498296493</text:p>
          </table:table-cell>
          <table:table-cell office:value-type="float" office:value="-0.00443575240029555" calcext:value-type="float">
            <text:p>-0.0044357524</text:p>
          </table:table-cell>
          <table:table-cell office:value-type="float" office:value="0.0399949188221063" calcext:value-type="float">
            <text:p>0.0399949188</text:p>
          </table:table-cell>
          <table:table-cell office:value-type="float" office:value="0.00678223156081683" calcext:value-type="float">
            <text:p>0.0067822316</text:p>
          </table:table-cell>
          <table:table-cell office:value-type="float" office:value="-0.0344401676486831" calcext:value-type="float">
            <text:p>-0.0344401676</text:p>
          </table:table-cell>
          <table:table-cell office:value-type="float" office:value="0.0104430956022876" calcext:value-type="float">
            <text:p>0.0104430956</text:p>
          </table:table-cell>
          <table:table-cell office:value-type="float" office:value="-0.0244512358271" calcext:value-type="float">
            <text:p>-0.0244512358</text:p>
          </table:table-cell>
          <table:table-cell office:value-type="float" office:value="-0.0814223218723476" calcext:value-type="float">
            <text:p>-0.0814223219</text:p>
          </table:table-cell>
          <table:table-cell office:value-type="float" office:value="-0.0840265744937994" calcext:value-type="float">
            <text:p>-0.0840265745</text:p>
          </table:table-cell>
          <table:table-cell office:value-type="float" office:value="-0.737240087414046" calcext:value-type="float">
            <text:p>-0.7372400874</text:p>
          </table:table-cell>
          <table:table-cell office:value-type="float" office:value="-0.0752097630470552" calcext:value-type="float">
            <text:p>-0.075209763</text:p>
          </table:table-cell>
          <table:table-cell office:value-type="float" office:value="-0.0996490288418269" calcext:value-type="float">
            <text:p>-0.0996490288</text:p>
          </table:table-cell>
          <table:table-cell office:value-type="float" office:value="-0.778038703493489" calcext:value-type="float">
            <text:p>-0.7780387035</text:p>
          </table:table-cell>
          <table:table-cell office:value-type="float" office:value="0.0825620536674957" calcext:value-type="float">
            <text:p>0.0825620537</text:p>
          </table:table-cell>
          <table:table-cell office:value-type="float" office:value="0.0932697456671238" calcext:value-type="float">
            <text:p>0.0932697457</text:p>
          </table:table-cell>
          <table:table-cell office:value-type="float" office:value="0.99190830946195" calcext:value-type="float">
            <text:p>0.9919083095</text:p>
          </table:table-cell>
          <table:table-cell office:value-type="float" office:value="0.286241678967542" calcext:value-type="float">
            <text:p>0.286241679</text:p>
          </table:table-cell>
          <table:table-cell office:value-type="float" office:value="1" calcext:value-type="float">
            <text:p>1</text:p>
          </table:table-cell>
          <table:table-cell office:value-type="float" office:value="0.96505968366247" calcext:value-type="float">
            <text:p>0.9650596837</text:p>
          </table:table-cell>
          <table:table-cell office:value-type="float" office:value="0.985370456671991" calcext:value-type="float">
            <text:p>0.9853704567</text:p>
          </table:table-cell>
          <table:table-cell office:value-type="float" office:value="0.984632981739817" calcext:value-type="float">
            <text:p>0.9846329817</text:p>
          </table:table-cell>
          <table:table-cell office:value-type="float" office:value="0.235025372294908" calcext:value-type="float">
            <text:p>0.2350253723</text:p>
          </table:table-cell>
          <table:table-cell office:value-type="float" office:value="0.969805974472362" calcext:value-type="float">
            <text:p>0.9698059745</text:p>
          </table:table-cell>
          <table:table-cell office:value-type="float" office:value="0.970967366519493" calcext:value-type="float">
            <text:p>0.9709673665</text:p>
          </table:table-cell>
          <table:table-cell office:value-type="float" office:value="0.964911796927111" calcext:value-type="float">
            <text:p>0.9649117969</text:p>
          </table:table-cell>
          <table:table-cell office:value-type="float" office:value="-0.892642598584163" calcext:value-type="float">
            <text:p>-0.8926425986</text:p>
          </table:table-cell>
          <table:table-cell office:value-type="float" office:value="-0.120274361972412" calcext:value-type="float">
            <text:p>-0.120274362</text:p>
          </table:table-cell>
          <table:table-cell office:value-type="float" office:value="-0.745304952446546" calcext:value-type="float">
            <text:p>-0.7453049524</text:p>
          </table:table-cell>
          <table:table-cell office:value-type="float" office:value="0.923082310938354" calcext:value-type="float">
            <text:p>0.9230823109</text:p>
          </table:table-cell>
          <table:table-cell office:value-type="float" office:value="0.0154204962755614" calcext:value-type="float">
            <text:p>0.0154204963</text:p>
          </table:table-cell>
          <table:table-cell office:value-type="float" office:value="-0.0489080281508879" calcext:value-type="float">
            <text:p>-0.0489080282</text:p>
          </table:table-cell>
          <table:table-cell office:value-type="float" office:value="0.0248280377728433" calcext:value-type="float">
            <text:p>0.0248280378</text:p>
          </table:table-cell>
          <table:table-cell office:value-type="float" office:value="-0.0417564890788247" calcext:value-type="float">
            <text:p>-0.0417564891</text:p>
          </table:table-cell>
          <table:table-cell office:value-type="float" office:value="-0.131075832353831" calcext:value-type="float">
            <text:p>-0.1310758324</text:p>
          </table:table-cell>
          <table:table-cell office:value-type="float" office:value="-0.765092779851527" calcext:value-type="float">
            <text:p>-0.7650927799</text:p>
          </table:table-cell>
          <table:table-cell office:value-type="float" office:value="0.0498301891422316" calcext:value-type="float">
            <text:p>0.0498301891</text:p>
          </table:table-cell>
          <table:table-cell office:value-type="float" office:value="-0.0964101254547363" calcext:value-type="float">
            <text:p>-0.0964101255</text:p>
          </table:table-cell>
          <table:table-cell office:value-type="float" office:value="0.0658167664278509" calcext:value-type="float">
            <text:p>0.0658167664</text:p>
          </table:table-cell>
          <table:table-cell office:value-type="float" office:value="-0.0889642106093019" calcext:value-type="float">
            <text:p>-0.0889642106</text:p>
          </table:table-cell>
          <table:table-cell office:value-type="float" office:value="0.0617039940599686" calcext:value-type="float">
            <text:p>0.0617039941</text:p>
          </table:table-cell>
          <table:table-cell office:value-type="float" office:value="-0.085179424417515" calcext:value-type="float">
            <text:p>-0.0851794244</text:p>
          </table:table-cell>
          <table:table-cell office:value-type="float" office:value="0.0770848180988246" calcext:value-type="float">
            <text:p>0.0770848181</text:p>
          </table:table-cell>
          <table:table-cell office:value-type="float" office:value="-0.0790179990122129" calcext:value-type="float">
            <text:p>-0.079017999</text:p>
          </table:table-cell>
          <table:table-cell office:value-type="float" office:value="0.104186153507961" calcext:value-type="float">
            <text:p>0.1041861535</text:p>
          </table:table-cell>
          <table:table-cell office:value-type="float" office:value="0.733691588246944" calcext:value-type="float">
            <text:p>0.7336915882</text:p>
          </table:table-cell>
          <table:table-cell office:value-type="float" office:value="0.67189928319799" calcext:value-type="float">
            <text:p>0.6718992832</text:p>
          </table:table-cell>
          <table:table-cell office:value-type="float" office:value="0.666034256828817" calcext:value-type="float">
            <text:p>0.6660342568</text:p>
          </table:table-cell>
          <table:table-cell office:value-type="float" office:value="-0.164221746085682" calcext:value-type="float">
            <text:p>-0.1642217461</text:p>
          </table:table-cell>
          <table:table-cell office:value-type="float" office:value="-0.152225942583325" calcext:value-type="float">
            <text:p>-0.1522259426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ql_table2_min</text:p>
          </table:table-cell>
          <table:table-cell office:value-type="float" office:value="-0.0144665848275299" calcext:value-type="float">
            <text:p>-0.0144665848</text:p>
          </table:table-cell>
          <table:table-cell office:value-type="float" office:value="-0.00869913181335802" calcext:value-type="float">
            <text:p>-0.0086991318</text:p>
          </table:table-cell>
          <table:table-cell office:value-type="float" office:value="-0.0848839644846154" calcext:value-type="float">
            <text:p>-0.0848839645</text:p>
          </table:table-cell>
          <table:table-cell/>
          <table:table-cell office:value-type="float" office:value="-0.0288571653168893" calcext:value-type="float">
            <text:p>-0.0288571653</text:p>
          </table:table-cell>
          <table:table-cell office:value-type="float" office:value="-0.00786099679484693" calcext:value-type="float">
            <text:p>-0.0078609968</text:p>
          </table:table-cell>
          <table:table-cell office:value-type="float" office:value="0.37089669882959" calcext:value-type="float">
            <text:p>0.3708966988</text:p>
          </table:table-cell>
          <table:table-cell office:value-type="float" office:value="-0.0461282411729183" calcext:value-type="float">
            <text:p>-0.0461282412</text:p>
          </table:table-cell>
          <table:table-cell office:value-type="float" office:value="-0.0111375990993092" calcext:value-type="float">
            <text:p>-0.0111375991</text:p>
          </table:table-cell>
          <table:table-cell office:value-type="float" office:value="-0.0848839644846154" calcext:value-type="float">
            <text:p>-0.0848839645</text:p>
          </table:table-cell>
          <table:table-cell office:value-type="float" office:value="-0.0848875853724452" calcext:value-type="float">
            <text:p>-0.0848875854</text:p>
          </table:table-cell>
          <table:table-cell office:value-type="float" office:value="-0.0349729935921022" calcext:value-type="float">
            <text:p>-0.0349729936</text:p>
          </table:table-cell>
          <table:table-cell office:value-type="float" office:value="-0.206318452733564" calcext:value-type="float">
            <text:p>-0.2063184527</text:p>
          </table:table-cell>
          <table:table-cell/>
          <table:table-cell office:value-type="float" office:value="0.00075385338691402" calcext:value-type="float">
            <text:p>0.0007538534</text:p>
          </table:table-cell>
          <table:table-cell office:value-type="float" office:value="0.00144838150200075" calcext:value-type="float">
            <text:p>0.0014483815</text:p>
          </table:table-cell>
          <table:table-cell office:value-type="float" office:value="-0.0489416701792251" calcext:value-type="float">
            <text:p>-0.0489416702</text:p>
          </table:table-cell>
          <table:table-cell office:value-type="float" office:value="-0.0373368283131871" calcext:value-type="float">
            <text:p>-0.0373368283</text:p>
          </table:table-cell>
          <table:table-cell office:value-type="float" office:value="-0.0278182482208407" calcext:value-type="float">
            <text:p>-0.0278182482</text:p>
          </table:table-cell>
          <table:table-cell office:value-type="float" office:value="0.0520987120607322" calcext:value-type="float">
            <text:p>0.0520987121</text:p>
          </table:table-cell>
          <table:table-cell office:value-type="float" office:value="0.932559302624731" calcext:value-type="float">
            <text:p>0.9325593026</text:p>
          </table:table-cell>
          <table:table-cell office:value-type="float" office:value="0.00156725970685741" calcext:value-type="float">
            <text:p>0.0015672597</text:p>
          </table:table-cell>
          <table:table-cell office:value-type="float" office:value="0.00345627406455027" calcext:value-type="float">
            <text:p>0.0034562741</text:p>
          </table:table-cell>
          <table:table-cell office:value-type="float" office:value="0.0648671905220741" calcext:value-type="float">
            <text:p>0.0648671905</text:p>
          </table:table-cell>
          <table:table-cell office:value-type="float" office:value="0.043190363675578" calcext:value-type="float">
            <text:p>0.0431903637</text:p>
          </table:table-cell>
          <table:table-cell office:value-type="float" office:value="0.00442175370298987" calcext:value-type="float">
            <text:p>0.0044217537</text:p>
          </table:table-cell>
          <table:table-cell office:value-type="float" office:value="-0.0220549090033487" calcext:value-type="float">
            <text:p>-0.022054909</text:p>
          </table:table-cell>
          <table:table-cell office:value-type="float" office:value="-0.178860627533834" calcext:value-type="float">
            <text:p>-0.1788606275</text:p>
          </table:table-cell>
          <table:table-cell office:value-type="float" office:value="-0.0296055705268484" calcext:value-type="float">
            <text:p>-0.0296055705</text:p>
          </table:table-cell>
          <table:table-cell office:value-type="float" office:value="-0.0766938801056473" calcext:value-type="float">
            <text:p>-0.0766938801</text:p>
          </table:table-cell>
          <table:table-cell office:value-type="float" office:value="-0.0472032620990589" calcext:value-type="float">
            <text:p>-0.0472032621</text:p>
          </table:table-cell>
          <table:table-cell office:value-type="float" office:value="0.0424750309580571" calcext:value-type="float">
            <text:p>0.042475031</text:p>
          </table:table-cell>
          <table:table-cell office:value-type="float" office:value="-0.0282733621099768" calcext:value-type="float">
            <text:p>-0.0282733621</text:p>
          </table:table-cell>
          <table:table-cell office:value-type="float" office:value="0.023481689536504" calcext:value-type="float">
            <text:p>0.0234816895</text:p>
          </table:table-cell>
          <table:table-cell office:value-type="float" office:value="-0.0410588226567349" calcext:value-type="float">
            <text:p>-0.0410588227</text:p>
          </table:table-cell>
          <table:table-cell office:value-type="float" office:value="-0.0337807192047377" calcext:value-type="float">
            <text:p>-0.0337807192</text:p>
          </table:table-cell>
          <table:table-cell office:value-type="float" office:value="-0.029736388863907" calcext:value-type="float">
            <text:p>-0.0297363889</text:p>
          </table:table-cell>
          <table:table-cell office:value-type="float" office:value="-0.0276268828103765" calcext:value-type="float">
            <text:p>-0.0276268828</text:p>
          </table:table-cell>
          <table:table-cell office:value-type="float" office:value="-0.0420829313268303" calcext:value-type="float">
            <text:p>-0.0420829313</text:p>
          </table:table-cell>
          <table:table-cell office:value-type="float" office:value="-0.0648133827984116" calcext:value-type="float">
            <text:p>-0.0648133828</text:p>
          </table:table-cell>
          <table:table-cell office:value-type="float" office:value="-0.725946362153856" calcext:value-type="float">
            <text:p>-0.7259463622</text:p>
          </table:table-cell>
          <table:table-cell office:value-type="float" office:value="-0.0525014044144617" calcext:value-type="float">
            <text:p>-0.0525014044</text:p>
          </table:table-cell>
          <table:table-cell office:value-type="float" office:value="-0.0943590377265752" calcext:value-type="float">
            <text:p>-0.0943590377</text:p>
          </table:table-cell>
          <table:table-cell office:value-type="float" office:value="-0.775603472200325" calcext:value-type="float">
            <text:p>-0.7756034722</text:p>
          </table:table-cell>
          <table:table-cell office:value-type="float" office:value="0.0885902060977486" calcext:value-type="float">
            <text:p>0.0885902061</text:p>
          </table:table-cell>
          <table:table-cell office:value-type="float" office:value="0.10207456107604" calcext:value-type="float">
            <text:p>0.1020745611</text:p>
          </table:table-cell>
          <table:table-cell office:value-type="float" office:value="0.988196524539509" calcext:value-type="float">
            <text:p>0.9881965245</text:p>
          </table:table-cell>
          <table:table-cell office:value-type="float" office:value="0.1327073596298" calcext:value-type="float">
            <text:p>0.1327073596</text:p>
          </table:table-cell>
          <table:table-cell office:value-type="float" office:value="0.96505968366247" calcext:value-type="float">
            <text:p>0.9650596837</text:p>
          </table:table-cell>
          <table:table-cell office:value-type="float" office:value="1" calcext:value-type="float">
            <text:p>1</text:p>
          </table:table-cell>
          <table:table-cell office:value-type="float" office:value="0.979418062389563" calcext:value-type="float">
            <text:p>0.9794180624</text:p>
          </table:table-cell>
          <table:table-cell office:value-type="float" office:value="0.974251848146716" calcext:value-type="float">
            <text:p>0.9742518481</text:p>
          </table:table-cell>
          <table:table-cell office:value-type="float" office:value="0.261078430446243" calcext:value-type="float">
            <text:p>0.2610784304</text:p>
          </table:table-cell>
          <table:table-cell office:value-type="float" office:value="0.953405886543922" calcext:value-type="float">
            <text:p>0.9534058865</text:p>
          </table:table-cell>
          <table:table-cell office:value-type="float" office:value="0.969090291349734" calcext:value-type="float">
            <text:p>0.9690902913</text:p>
          </table:table-cell>
          <table:table-cell office:value-type="float" office:value="0.956858209742075" calcext:value-type="float">
            <text:p>0.9568582097</text:p>
          </table:table-cell>
          <table:table-cell office:value-type="float" office:value="-0.901921271530749" calcext:value-type="float">
            <text:p>-0.9019212715</text:p>
          </table:table-cell>
          <table:table-cell office:value-type="float" office:value="-0.112841320265104" calcext:value-type="float">
            <text:p>-0.1128413203</text:p>
          </table:table-cell>
          <table:table-cell office:value-type="float" office:value="-0.758167888287638" calcext:value-type="float">
            <text:p>-0.7581678883</text:p>
          </table:table-cell>
          <table:table-cell office:value-type="float" office:value="0.910707208869871" calcext:value-type="float">
            <text:p>0.9107072089</text:p>
          </table:table-cell>
          <table:table-cell office:value-type="float" office:value="-0.0199541058364804" calcext:value-type="float">
            <text:p>-0.0199541058</text:p>
          </table:table-cell>
          <table:table-cell office:value-type="float" office:value="-0.0467701588371389" calcext:value-type="float">
            <text:p>-0.0467701588</text:p>
          </table:table-cell>
          <table:table-cell office:value-type="float" office:value="-0.0102648797598119" calcext:value-type="float">
            <text:p>-0.0102648798</text:p>
          </table:table-cell>
          <table:table-cell office:value-type="float" office:value="-0.038977827668366" calcext:value-type="float">
            <text:p>-0.0389778277</text:p>
          </table:table-cell>
          <table:table-cell office:value-type="float" office:value="-0.114859679821702" calcext:value-type="float">
            <text:p>-0.1148596798</text:p>
          </table:table-cell>
          <table:table-cell office:value-type="float" office:value="-0.779622466376957" calcext:value-type="float">
            <text:p>-0.7796224664</text:p>
          </table:table-cell>
          <table:table-cell office:value-type="float" office:value="0.015112955685414" calcext:value-type="float">
            <text:p>0.0151129557</text:p>
          </table:table-cell>
          <table:table-cell office:value-type="float" office:value="-0.0898362098811715" calcext:value-type="float">
            <text:p>-0.0898362099</text:p>
          </table:table-cell>
          <table:table-cell office:value-type="float" office:value="0.0374835348385895" calcext:value-type="float">
            <text:p>0.0374835348</text:p>
          </table:table-cell>
          <table:table-cell office:value-type="float" office:value="-0.0884464831820985" calcext:value-type="float">
            <text:p>-0.0884464832</text:p>
          </table:table-cell>
          <table:table-cell office:value-type="float" office:value="0.0253905561576511" calcext:value-type="float">
            <text:p>0.0253905562</text:p>
          </table:table-cell>
          <table:table-cell office:value-type="float" office:value="-0.0838956115479593" calcext:value-type="float">
            <text:p>-0.0838956115</text:p>
          </table:table-cell>
          <table:table-cell office:value-type="float" office:value="0.0410168936306817" calcext:value-type="float">
            <text:p>0.0410168936</text:p>
          </table:table-cell>
          <table:table-cell office:value-type="float" office:value="-0.0769308363562989" calcext:value-type="float">
            <text:p>-0.0769308364</text:p>
          </table:table-cell>
          <table:table-cell office:value-type="float" office:value="0.108925326408151" calcext:value-type="float">
            <text:p>0.1089253264</text:p>
          </table:table-cell>
          <table:table-cell office:value-type="float" office:value="0.736974850194086" calcext:value-type="float">
            <text:p>0.7369748502</text:p>
          </table:table-cell>
          <table:table-cell office:value-type="float" office:value="0.691033076501571" calcext:value-type="float">
            <text:p>0.6910330765</text:p>
          </table:table-cell>
          <table:table-cell office:value-type="float" office:value="0.653109781490429" calcext:value-type="float">
            <text:p>0.6531097815</text:p>
          </table:table-cell>
          <table:table-cell office:value-type="float" office:value="-0.135812411958072" calcext:value-type="float">
            <text:p>-0.135812412</text:p>
          </table:table-cell>
          <table:table-cell office:value-type="float" office:value="-0.124205265287575" calcext:value-type="float">
            <text:p>-0.1242052653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ql_table2_last</text:p>
          </table:table-cell>
          <table:table-cell office:value-type="float" office:value="0.0216651395195814" calcext:value-type="float">
            <text:p>0.0216651395</text:p>
          </table:table-cell>
          <table:table-cell office:value-type="float" office:value="-0.00454872497354666" calcext:value-type="float">
            <text:p>-0.004548725</text:p>
          </table:table-cell>
          <table:table-cell office:value-type="float" office:value="-0.0776373255699577" calcext:value-type="float">
            <text:p>-0.0776373256</text:p>
          </table:table-cell>
          <table:table-cell/>
          <table:table-cell office:value-type="float" office:value="0.0302758274916533" calcext:value-type="float">
            <text:p>0.0302758275</text:p>
          </table:table-cell>
          <table:table-cell office:value-type="float" office:value="-0.00641249944456071" calcext:value-type="float">
            <text:p>-0.0064124994</text:p>
          </table:table-cell>
          <table:table-cell office:value-type="float" office:value="0.368618915355258" calcext:value-type="float">
            <text:p>0.3686189154</text:p>
          </table:table-cell>
          <table:table-cell office:value-type="float" office:value="-0.0413167433787414" calcext:value-type="float">
            <text:p>-0.0413167434</text:p>
          </table:table-cell>
          <table:table-cell office:value-type="float" office:value="-0.014402028021316" calcext:value-type="float">
            <text:p>-0.014402028</text:p>
          </table:table-cell>
          <table:table-cell office:value-type="float" office:value="-0.0776373255699577" calcext:value-type="float">
            <text:p>-0.0776373256</text:p>
          </table:table-cell>
          <table:table-cell office:value-type="float" office:value="-0.0776448357874121" calcext:value-type="float">
            <text:p>-0.0776448358</text:p>
          </table:table-cell>
          <table:table-cell office:value-type="float" office:value="-0.0335556720835432" calcext:value-type="float">
            <text:p>-0.0335556721</text:p>
          </table:table-cell>
          <table:table-cell office:value-type="float" office:value="-0.193579635886778" calcext:value-type="float">
            <text:p>-0.1935796359</text:p>
          </table:table-cell>
          <table:table-cell/>
          <table:table-cell office:value-type="float" office:value="-0.0012463253529222" calcext:value-type="float">
            <text:p>-0.0012463254</text:p>
          </table:table-cell>
          <table:table-cell office:value-type="float" office:value="-0.00128788502702763" calcext:value-type="float">
            <text:p>-0.001287885</text:p>
          </table:table-cell>
          <table:table-cell office:value-type="float" office:value="-0.039501253534791" calcext:value-type="float">
            <text:p>-0.0395012535</text:p>
          </table:table-cell>
          <table:table-cell office:value-type="float" office:value="-0.029137115848029" calcext:value-type="float">
            <text:p>-0.0291371158</text:p>
          </table:table-cell>
          <table:table-cell office:value-type="float" office:value="0.0320138567959009" calcext:value-type="float">
            <text:p>0.0320138568</text:p>
          </table:table-cell>
          <table:table-cell office:value-type="float" office:value="0.0708081340859168" calcext:value-type="float">
            <text:p>0.0708081341</text:p>
          </table:table-cell>
          <table:table-cell office:value-type="float" office:value="0.930007417008137" calcext:value-type="float">
            <text:p>0.930007417</text:p>
          </table:table-cell>
          <table:table-cell office:value-type="float" office:value="-0.00266472111419404" calcext:value-type="float">
            <text:p>-0.0026647211</text:p>
          </table:table-cell>
          <table:table-cell office:value-type="float" office:value="-0.00548925185688092" calcext:value-type="float">
            <text:p>-0.0054892519</text:p>
          </table:table-cell>
          <table:table-cell office:value-type="float" office:value="0.0573287029799108" calcext:value-type="float">
            <text:p>0.057328703</text:p>
          </table:table-cell>
          <table:table-cell office:value-type="float" office:value="0.0379055277601611" calcext:value-type="float">
            <text:p>0.0379055278</text:p>
          </table:table-cell>
          <table:table-cell office:value-type="float" office:value="0.0179262568644116" calcext:value-type="float">
            <text:p>0.0179262569</text:p>
          </table:table-cell>
          <table:table-cell office:value-type="float" office:value="-0.0118245514977114" calcext:value-type="float">
            <text:p>-0.0118245515</text:p>
          </table:table-cell>
          <table:table-cell office:value-type="float" office:value="-0.163962051396982" calcext:value-type="float">
            <text:p>-0.1639620514</text:p>
          </table:table-cell>
          <table:table-cell office:value-type="float" office:value="-0.0215290915651715" calcext:value-type="float">
            <text:p>-0.0215290916</text:p>
          </table:table-cell>
          <table:table-cell office:value-type="float" office:value="-0.0495331955706957" calcext:value-type="float">
            <text:p>-0.0495331956</text:p>
          </table:table-cell>
          <table:table-cell office:value-type="float" office:value="-0.0157982721867719" calcext:value-type="float">
            <text:p>-0.0157982722</text:p>
          </table:table-cell>
          <table:table-cell office:value-type="float" office:value="0.0441721888928295" calcext:value-type="float">
            <text:p>0.0441721889</text:p>
          </table:table-cell>
          <table:table-cell office:value-type="float" office:value="-0.0157264835188626" calcext:value-type="float">
            <text:p>-0.0157264835</text:p>
          </table:table-cell>
          <table:table-cell office:value-type="float" office:value="0.0320377700335251" calcext:value-type="float">
            <text:p>0.03203777</text:p>
          </table:table-cell>
          <table:table-cell office:value-type="float" office:value="-0.0175925593129461" calcext:value-type="float">
            <text:p>-0.0175925593</text:p>
          </table:table-cell>
          <table:table-cell office:value-type="float" office:value="-0.0353714346779959" calcext:value-type="float">
            <text:p>-0.0353714347</text:p>
          </table:table-cell>
          <table:table-cell office:value-type="float" office:value="-0.0102858455268724" calcext:value-type="float">
            <text:p>-0.0102858455</text:p>
          </table:table-cell>
          <table:table-cell office:value-type="float" office:value="-0.0274676199435665" calcext:value-type="float">
            <text:p>-0.0274676199</text:p>
          </table:table-cell>
          <table:table-cell office:value-type="float" office:value="-0.0626798428772578" calcext:value-type="float">
            <text:p>-0.0626798429</text:p>
          </table:table-cell>
          <table:table-cell office:value-type="float" office:value="-0.0748651895638805" calcext:value-type="float">
            <text:p>-0.0748651896</text:p>
          </table:table-cell>
          <table:table-cell office:value-type="float" office:value="-0.730162546490162" calcext:value-type="float">
            <text:p>-0.7301625465</text:p>
          </table:table-cell>
          <table:table-cell office:value-type="float" office:value="-0.0664025278040852" calcext:value-type="float">
            <text:p>-0.0664025278</text:p>
          </table:table-cell>
          <table:table-cell office:value-type="float" office:value="-0.097603263594797" calcext:value-type="float">
            <text:p>-0.0976032636</text:p>
          </table:table-cell>
          <table:table-cell office:value-type="float" office:value="-0.775393455006707" calcext:value-type="float">
            <text:p>-0.775393455</text:p>
          </table:table-cell>
          <table:table-cell office:value-type="float" office:value="0.0919499240814108" calcext:value-type="float">
            <text:p>0.0919499241</text:p>
          </table:table-cell>
          <table:table-cell office:value-type="float" office:value="0.106703977587157" calcext:value-type="float">
            <text:p>0.1067039776</text:p>
          </table:table-cell>
          <table:table-cell office:value-type="float" office:value="0.991408226852198" calcext:value-type="float">
            <text:p>0.9914082269</text:p>
          </table:table-cell>
          <table:table-cell office:value-type="float" office:value="0.220430970059716" calcext:value-type="float">
            <text:p>0.2204309701</text:p>
          </table:table-cell>
          <table:table-cell office:value-type="float" office:value="0.985370456671991" calcext:value-type="float">
            <text:p>0.9853704567</text:p>
          </table:table-cell>
          <table:table-cell office:value-type="float" office:value="0.979418062389563" calcext:value-type="float">
            <text:p>0.9794180624</text:p>
          </table:table-cell>
          <table:table-cell office:value-type="float" office:value="1" calcext:value-type="float">
            <text:p>1</text:p>
          </table:table-cell>
          <table:table-cell office:value-type="float" office:value="0.981304404017758" calcext:value-type="float">
            <text:p>0.981304404</text:p>
          </table:table-cell>
          <table:table-cell office:value-type="float" office:value="0.243371572320856" calcext:value-type="float">
            <text:p>0.2433715723</text:p>
          </table:table-cell>
          <table:table-cell office:value-type="float" office:value="0.963587705391891" calcext:value-type="float">
            <text:p>0.9635877054</text:p>
          </table:table-cell>
          <table:table-cell office:value-type="float" office:value="0.971605660355755" calcext:value-type="float">
            <text:p>0.9716056604</text:p>
          </table:table-cell>
          <table:table-cell office:value-type="float" office:value="0.962856158883814" calcext:value-type="float">
            <text:p>0.9628561589</text:p>
          </table:table-cell>
          <table:table-cell office:value-type="float" office:value="-0.894306715652279" calcext:value-type="float">
            <text:p>-0.8943067157</text:p>
          </table:table-cell>
          <table:table-cell office:value-type="float" office:value="-0.117536623992887" calcext:value-type="float">
            <text:p>-0.117536624</text:p>
          </table:table-cell>
          <table:table-cell office:value-type="float" office:value="-0.748439448557745" calcext:value-type="float">
            <text:p>-0.7484394486</text:p>
          </table:table-cell>
          <table:table-cell office:value-type="float" office:value="0.920048708908105" calcext:value-type="float">
            <text:p>0.9200487089</text:p>
          </table:table-cell>
          <table:table-cell office:value-type="float" office:value="-0.00121680658638709" calcext:value-type="float">
            <text:p>-0.0012168066</text:p>
          </table:table-cell>
          <table:table-cell office:value-type="float" office:value="-0.0504681267490038" calcext:value-type="float">
            <text:p>-0.0504681267</text:p>
          </table:table-cell>
          <table:table-cell office:value-type="float" office:value="0.00796279773506559" calcext:value-type="float">
            <text:p>0.0079627977</text:p>
          </table:table-cell>
          <table:table-cell office:value-type="float" office:value="-0.0428585127453683" calcext:value-type="float">
            <text:p>-0.0428585127</text:p>
          </table:table-cell>
          <table:table-cell office:value-type="float" office:value="-0.123150603284196" calcext:value-type="float">
            <text:p>-0.1231506033</text:p>
          </table:table-cell>
          <table:table-cell office:value-type="float" office:value="-0.769420441934742" calcext:value-type="float">
            <text:p>-0.7694204419</text:p>
          </table:table-cell>
          <table:table-cell office:value-type="float" office:value="0.0331817133967888" calcext:value-type="float">
            <text:p>0.0331817134</text:p>
          </table:table-cell>
          <table:table-cell office:value-type="float" office:value="-0.0958956464008623" calcext:value-type="float">
            <text:p>-0.0958956464</text:p>
          </table:table-cell>
          <table:table-cell office:value-type="float" office:value="0.0519278018756021" calcext:value-type="float">
            <text:p>0.0519278019</text:p>
          </table:table-cell>
          <table:table-cell office:value-type="float" office:value="-0.0911419495484619" calcext:value-type="float">
            <text:p>-0.0911419495</text:p>
          </table:table-cell>
          <table:table-cell office:value-type="float" office:value="0.0446925286392206" calcext:value-type="float">
            <text:p>0.0446925286</text:p>
          </table:table-cell>
          <table:table-cell office:value-type="float" office:value="-0.0871814025427771" calcext:value-type="float">
            <text:p>-0.0871814025</text:p>
          </table:table-cell>
          <table:table-cell office:value-type="float" office:value="0.0598301351912341" calcext:value-type="float">
            <text:p>0.0598301352</text:p>
          </table:table-cell>
          <table:table-cell office:value-type="float" office:value="-0.0804995678204195" calcext:value-type="float">
            <text:p>-0.0804995678</text:p>
          </table:table-cell>
          <table:table-cell office:value-type="float" office:value="0.108601386998056" calcext:value-type="float">
            <text:p>0.108601387</text:p>
          </table:table-cell>
          <table:table-cell office:value-type="float" office:value="0.734076891826596" calcext:value-type="float">
            <text:p>0.7340768918</text:p>
          </table:table-cell>
          <table:table-cell office:value-type="float" office:value="0.680107556203802" calcext:value-type="float">
            <text:p>0.6801075562</text:p>
          </table:table-cell>
          <table:table-cell office:value-type="float" office:value="0.658862670029905" calcext:value-type="float">
            <text:p>0.65886267</text:p>
          </table:table-cell>
          <table:table-cell office:value-type="float" office:value="-0.150393765417097" calcext:value-type="float">
            <text:p>-0.1503937654</text:p>
          </table:table-cell>
          <table:table-cell office:value-type="float" office:value="-0.138554490211242" calcext:value-type="float">
            <text:p>-0.1385544902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qq_table2_mean</text:p>
          </table:table-cell>
          <table:table-cell office:value-type="float" office:value="0.0715191739467807" calcext:value-type="float">
            <text:p>0.0715191739</text:p>
          </table:table-cell>
          <table:table-cell office:value-type="float" office:value="-0.00188866504311445" calcext:value-type="float">
            <text:p>-0.001888665</text:p>
          </table:table-cell>
          <table:table-cell office:value-type="float" office:value="-0.0783774999405807" calcext:value-type="float">
            <text:p>-0.0783774999</text:p>
          </table:table-cell>
          <table:table-cell/>
          <table:table-cell office:value-type="float" office:value="0.0803419914228213" calcext:value-type="float">
            <text:p>0.0803419914</text:p>
          </table:table-cell>
          <table:table-cell office:value-type="float" office:value="-0.00787701868999707" calcext:value-type="float">
            <text:p>-0.0078770187</text:p>
          </table:table-cell>
          <table:table-cell office:value-type="float" office:value="0.390594617193885" calcext:value-type="float">
            <text:p>0.3905946172</text:p>
          </table:table-cell>
          <table:table-cell office:value-type="float" office:value="-0.0236571803873537" calcext:value-type="float">
            <text:p>-0.0236571804</text:p>
          </table:table-cell>
          <table:table-cell office:value-type="float" office:value="0.261013797663516" calcext:value-type="float">
            <text:p>0.2610137977</text:p>
          </table:table-cell>
          <table:table-cell office:value-type="float" office:value="-0.0783774999405807" calcext:value-type="float">
            <text:p>-0.0783774999</text:p>
          </table:table-cell>
          <table:table-cell office:value-type="float" office:value="-0.0783820400328398" calcext:value-type="float">
            <text:p>-0.07838204</text:p>
          </table:table-cell>
          <table:table-cell office:value-type="float" office:value="-0.045601386406809" calcext:value-type="float">
            <text:p>-0.0456013864</text:p>
          </table:table-cell>
          <table:table-cell office:value-type="float" office:value="-0.210062840319935" calcext:value-type="float">
            <text:p>-0.2100628403</text:p>
          </table:table-cell>
          <table:table-cell/>
          <table:table-cell office:value-type="float" office:value="0.124446064800894" calcext:value-type="float">
            <text:p>0.1244460648</text:p>
          </table:table-cell>
          <table:table-cell office:value-type="float" office:value="-0.00366652202115768" calcext:value-type="float">
            <text:p>-0.003666522</text:p>
          </table:table-cell>
          <table:table-cell office:value-type="float" office:value="0.0118145404995982" calcext:value-type="float">
            <text:p>0.0118145405</text:p>
          </table:table-cell>
          <table:table-cell office:value-type="float" office:value="0.0188485120502744" calcext:value-type="float">
            <text:p>0.0188485121</text:p>
          </table:table-cell>
          <table:table-cell office:value-type="float" office:value="0.0837436843652186" calcext:value-type="float">
            <text:p>0.0837436844</text:p>
          </table:table-cell>
          <table:table-cell office:value-type="float" office:value="0.0427805320055594" calcext:value-type="float">
            <text:p>0.042780532</text:p>
          </table:table-cell>
          <table:table-cell office:value-type="float" office:value="0.961604008717693" calcext:value-type="float">
            <text:p>0.9616040087</text:p>
          </table:table-cell>
          <table:table-cell office:value-type="float" office:value="-0.00110645491644775" calcext:value-type="float">
            <text:p>-0.0011064549</text:p>
          </table:table-cell>
          <table:table-cell office:value-type="float" office:value="-0.0060547120766751" calcext:value-type="float">
            <text:p>-0.0060547121</text:p>
          </table:table-cell>
          <table:table-cell office:value-type="float" office:value="0.158581639404049" calcext:value-type="float">
            <text:p>0.1585816394</text:p>
          </table:table-cell>
          <table:table-cell office:value-type="float" office:value="0.146374432398596" calcext:value-type="float">
            <text:p>0.1463744324</text:p>
          </table:table-cell>
          <table:table-cell office:value-type="float" office:value="0.0174462370837598" calcext:value-type="float">
            <text:p>0.0174462371</text:p>
          </table:table-cell>
          <table:table-cell office:value-type="float" office:value="0.0235284429611854" calcext:value-type="float">
            <text:p>0.023528443</text:p>
          </table:table-cell>
          <table:table-cell office:value-type="float" office:value="-0.144373254708177" calcext:value-type="float">
            <text:p>-0.1443732547</text:p>
          </table:table-cell>
          <table:table-cell office:value-type="float" office:value="0.0290224461235629" calcext:value-type="float">
            <text:p>0.0290224461</text:p>
          </table:table-cell>
          <table:table-cell office:value-type="float" office:value="0.12643302350634" calcext:value-type="float">
            <text:p>0.1264330235</text:p>
          </table:table-cell>
          <table:table-cell office:value-type="float" office:value="0.233367038484869" calcext:value-type="float">
            <text:p>0.2333670385</text:p>
          </table:table-cell>
          <table:table-cell office:value-type="float" office:value="-0.1099470017112" calcext:value-type="float">
            <text:p>-0.1099470017</text:p>
          </table:table-cell>
          <table:table-cell office:value-type="float" office:value="0.0858333890900112" calcext:value-type="float">
            <text:p>0.0858333891</text:p>
          </table:table-cell>
          <table:table-cell office:value-type="float" office:value="0.232192253895281" calcext:value-type="float">
            <text:p>0.2321922539</text:p>
          </table:table-cell>
          <table:table-cell office:value-type="float" office:value="0.0915333617793685" calcext:value-type="float">
            <text:p>0.0915333618</text:p>
          </table:table-cell>
          <table:table-cell office:value-type="float" office:value="-0.0379640750167229" calcext:value-type="float">
            <text:p>-0.037964075</text:p>
          </table:table-cell>
          <table:table-cell office:value-type="float" office:value="0.0902163385535808" calcext:value-type="float">
            <text:p>0.0902163386</text:p>
          </table:table-cell>
          <table:table-cell office:value-type="float" office:value="-0.0231807204214592" calcext:value-type="float">
            <text:p>-0.0231807204</text:p>
          </table:table-cell>
          <table:table-cell office:value-type="float" office:value="-0.0606334184754724" calcext:value-type="float">
            <text:p>-0.0606334185</text:p>
          </table:table-cell>
          <table:table-cell office:value-type="float" office:value="-0.0388689546492983" calcext:value-type="float">
            <text:p>-0.0388689546</text:p>
          </table:table-cell>
          <table:table-cell office:value-type="float" office:value="-0.654379621227883" calcext:value-type="float">
            <text:p>-0.6543796212</text:p>
          </table:table-cell>
          <table:table-cell office:value-type="float" office:value="-0.0532127419622252" calcext:value-type="float">
            <text:p>-0.053212742</text:p>
          </table:table-cell>
          <table:table-cell office:value-type="float" office:value="-0.0691893350264621" calcext:value-type="float">
            <text:p>-0.069189335</text:p>
          </table:table-cell>
          <table:table-cell office:value-type="float" office:value="-0.758351162144042" calcext:value-type="float">
            <text:p>-0.7583511621</text:p>
          </table:table-cell>
          <table:table-cell office:value-type="float" office:value="0.0615667891053419" calcext:value-type="float">
            <text:p>0.0615667891</text:p>
          </table:table-cell>
          <table:table-cell office:value-type="float" office:value="0.0689551420587865" calcext:value-type="float">
            <text:p>0.0689551421</text:p>
          </table:table-cell>
          <table:table-cell office:value-type="float" office:value="0.990293028382975" calcext:value-type="float">
            <text:p>0.9902930284</text:p>
          </table:table-cell>
          <table:table-cell office:value-type="float" office:value="0.241801900355182" calcext:value-type="float">
            <text:p>0.2418019004</text:p>
          </table:table-cell>
          <table:table-cell office:value-type="float" office:value="0.984632981739817" calcext:value-type="float">
            <text:p>0.9846329817</text:p>
          </table:table-cell>
          <table:table-cell office:value-type="float" office:value="0.974251848146716" calcext:value-type="float">
            <text:p>0.9742518481</text:p>
          </table:table-cell>
          <table:table-cell office:value-type="float" office:value="0.981304404017758" calcext:value-type="float">
            <text:p>0.981304404</text:p>
          </table:table-cell>
          <table:table-cell office:value-type="float" office:value="1" calcext:value-type="float">
            <text:p>1</text:p>
          </table:table-cell>
          <table:table-cell office:value-type="float" office:value="0.323929412668987" calcext:value-type="float">
            <text:p>0.3239294127</text:p>
          </table:table-cell>
          <table:table-cell office:value-type="float" office:value="0.986007990508087" calcext:value-type="float">
            <text:p>0.9860079905</text:p>
          </table:table-cell>
          <table:table-cell office:value-type="float" office:value="0.983711095120629" calcext:value-type="float">
            <text:p>0.9837110951</text:p>
          </table:table-cell>
          <table:table-cell office:value-type="float" office:value="0.97998315057104" calcext:value-type="float">
            <text:p>0.9799831506</text:p>
          </table:table-cell>
          <table:table-cell office:value-type="float" office:value="-0.910560632068227" calcext:value-type="float">
            <text:p>-0.9105606321</text:p>
          </table:table-cell>
          <table:table-cell office:value-type="float" office:value="-0.0599484443146301" calcext:value-type="float">
            <text:p>-0.0599484443</text:p>
          </table:table-cell>
          <table:table-cell office:value-type="float" office:value="-0.806341867260131" calcext:value-type="float">
            <text:p>-0.8063418673</text:p>
          </table:table-cell>
          <table:table-cell office:value-type="float" office:value="0.94999810546302" calcext:value-type="float">
            <text:p>0.9499981055</text:p>
          </table:table-cell>
          <table:table-cell office:value-type="float" office:value="0.0400278852587929" calcext:value-type="float">
            <text:p>0.0400278853</text:p>
          </table:table-cell>
          <table:table-cell office:value-type="float" office:value="-0.0181949309072965" calcext:value-type="float">
            <text:p>-0.0181949309</text:p>
          </table:table-cell>
          <table:table-cell office:value-type="float" office:value="0.0486600123084192" calcext:value-type="float">
            <text:p>0.0486600123</text:p>
          </table:table-cell>
          <table:table-cell office:value-type="float" office:value="-0.0137058183321054" calcext:value-type="float">
            <text:p>-0.0137058183</text:p>
          </table:table-cell>
          <table:table-cell office:value-type="float" office:value="-0.0978792138049358" calcext:value-type="float">
            <text:p>-0.0978792138</text:p>
          </table:table-cell>
          <table:table-cell office:value-type="float" office:value="-0.824407244427418" calcext:value-type="float">
            <text:p>-0.8244072444</text:p>
          </table:table-cell>
          <table:table-cell office:value-type="float" office:value="0.0879106663746529" calcext:value-type="float">
            <text:p>0.0879106664</text:p>
          </table:table-cell>
          <table:table-cell office:value-type="float" office:value="-0.0845690845787374" calcext:value-type="float">
            <text:p>-0.0845690846</text:p>
          </table:table-cell>
          <table:table-cell office:value-type="float" office:value="0.0996636940697868" calcext:value-type="float">
            <text:p>0.0996636941</text:p>
          </table:table-cell>
          <table:table-cell office:value-type="float" office:value="-0.0754581165554374" calcext:value-type="float">
            <text:p>-0.0754581166</text:p>
          </table:table-cell>
          <table:table-cell office:value-type="float" office:value="0.0102011498330852" calcext:value-type="float">
            <text:p>0.0102011498</text:p>
          </table:table-cell>
          <table:table-cell office:value-type="float" office:value="0.00704091554037621" calcext:value-type="float">
            <text:p>0.0070409155</text:p>
          </table:table-cell>
          <table:table-cell office:value-type="float" office:value="0.0246254806603589" calcext:value-type="float">
            <text:p>0.0246254807</text:p>
          </table:table-cell>
          <table:table-cell office:value-type="float" office:value="0.00551987621152833" calcext:value-type="float">
            <text:p>0.0055198762</text:p>
          </table:table-cell>
          <table:table-cell office:value-type="float" office:value="0.191190968012856" calcext:value-type="float">
            <text:p>0.191190968</text:p>
          </table:table-cell>
          <table:table-cell office:value-type="float" office:value="0.748464749613984" calcext:value-type="float">
            <text:p>0.7484647496</text:p>
          </table:table-cell>
          <table:table-cell office:value-type="float" office:value="0.673913044398951" calcext:value-type="float">
            <text:p>0.6739130444</text:p>
          </table:table-cell>
          <table:table-cell office:value-type="float" office:value="0.695136413586503" calcext:value-type="float">
            <text:p>0.6951364136</text:p>
          </table:table-cell>
          <table:table-cell office:value-type="float" office:value="-0.211402744531312" calcext:value-type="float">
            <text:p>-0.2114027445</text:p>
          </table:table-cell>
          <table:table-cell office:value-type="float" office:value="-0.199570720332814" calcext:value-type="float">
            <text:p>-0.1995707203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qq_table2_sum</text:p>
          </table:table-cell>
          <table:table-cell office:value-type="float" office:value="-0.0352001329873578" calcext:value-type="float">
            <text:p>-0.035200133</text:p>
          </table:table-cell>
          <table:table-cell office:value-type="float" office:value="0.000688295581074801" calcext:value-type="float">
            <text:p>0.0006882956</text:p>
          </table:table-cell>
          <table:table-cell office:value-type="float" office:value="-0.255338635501836" calcext:value-type="float">
            <text:p>-0.2553386355</text:p>
          </table:table-cell>
          <table:table-cell/>
          <table:table-cell office:value-type="float" office:value="-0.133799142721684" calcext:value-type="float">
            <text:p>-0.1337991427</text:p>
          </table:table-cell>
          <table:table-cell office:value-type="float" office:value="-0.0110889166041091" calcext:value-type="float">
            <text:p>-0.0110889166</text:p>
          </table:table-cell>
          <table:table-cell office:value-type="float" office:value="0.160266096124181" calcext:value-type="float">
            <text:p>0.1602660961</text:p>
          </table:table-cell>
          <table:table-cell office:value-type="float" office:value="-0.0245988310509019" calcext:value-type="float">
            <text:p>-0.0245988311</text:p>
          </table:table-cell>
          <table:table-cell office:value-type="float" office:value="0.238567854250767" calcext:value-type="float">
            <text:p>0.2385678543</text:p>
          </table:table-cell>
          <table:table-cell office:value-type="float" office:value="-0.255338635501836" calcext:value-type="float">
            <text:p>-0.2553386355</text:p>
          </table:table-cell>
          <table:table-cell office:value-type="float" office:value="-0.255345326502694" calcext:value-type="float">
            <text:p>-0.2553453265</text:p>
          </table:table-cell>
          <table:table-cell office:value-type="float" office:value="-0.030281022837147" calcext:value-type="float">
            <text:p>-0.0302810228</text:p>
          </table:table-cell>
          <table:table-cell office:value-type="float" office:value="-0.203447800740488" calcext:value-type="float">
            <text:p>-0.2034478007</text:p>
          </table:table-cell>
          <table:table-cell/>
          <table:table-cell office:value-type="float" office:value="0.200026830408359" calcext:value-type="float">
            <text:p>0.2000268304</text:p>
          </table:table-cell>
          <table:table-cell office:value-type="float" office:value="-0.00249091968855066" calcext:value-type="float">
            <text:p>-0.0024909197</text:p>
          </table:table-cell>
          <table:table-cell office:value-type="float" office:value="0.0355451749872936" calcext:value-type="float">
            <text:p>0.035545175</text:p>
          </table:table-cell>
          <table:table-cell office:value-type="float" office:value="0.0447272652293483" calcext:value-type="float">
            <text:p>0.0447272652</text:p>
          </table:table-cell>
          <table:table-cell office:value-type="float" office:value="-0.150183049656258" calcext:value-type="float">
            <text:p>-0.1501830497</text:p>
          </table:table-cell>
          <table:table-cell office:value-type="float" office:value="-0.00154347809394433" calcext:value-type="float">
            <text:p>-0.0015434781</text:p>
          </table:table-cell>
          <table:table-cell office:value-type="float" office:value="0.338472485243747" calcext:value-type="float">
            <text:p>0.3384724852</text:p>
          </table:table-cell>
          <table:table-cell office:value-type="float" office:value="-0.00707296564217953" calcext:value-type="float">
            <text:p>-0.0070729656</text:p>
          </table:table-cell>
          <table:table-cell office:value-type="float" office:value="-0.00422812994750528" calcext:value-type="float">
            <text:p>-0.0042281299</text:p>
          </table:table-cell>
          <table:table-cell office:value-type="float" office:value="0.210433290801983" calcext:value-type="float">
            <text:p>0.2104332908</text:p>
          </table:table-cell>
          <table:table-cell office:value-type="float" office:value="0.205110692595523" calcext:value-type="float">
            <text:p>0.2051106926</text:p>
          </table:table-cell>
          <table:table-cell office:value-type="float" office:value="-0.0122705730294235" calcext:value-type="float">
            <text:p>-0.012270573</text:p>
          </table:table-cell>
          <table:table-cell office:value-type="float" office:value="0.0414427266728345" calcext:value-type="float">
            <text:p>0.0414427267</text:p>
          </table:table-cell>
          <table:table-cell office:value-type="float" office:value="-0.102853928609454" calcext:value-type="float">
            <text:p>-0.1028539286</text:p>
          </table:table-cell>
          <table:table-cell office:value-type="float" office:value="0.0489752167449825" calcext:value-type="float">
            <text:p>0.0489752167</text:p>
          </table:table-cell>
          <table:table-cell office:value-type="float" office:value="0.104670576174246" calcext:value-type="float">
            <text:p>0.1046705762</text:p>
          </table:table-cell>
          <table:table-cell office:value-type="float" office:value="0.414023284207618" calcext:value-type="float">
            <text:p>0.4140232842</text:p>
          </table:table-cell>
          <table:table-cell office:value-type="float" office:value="-0.105425963595925" calcext:value-type="float">
            <text:p>-0.1054259636</text:p>
          </table:table-cell>
          <table:table-cell office:value-type="float" office:value="0.0714427476921775" calcext:value-type="float">
            <text:p>0.0714427477</text:p>
          </table:table-cell>
          <table:table-cell office:value-type="float" office:value="0.180419220463516" calcext:value-type="float">
            <text:p>0.1804192205</text:p>
          </table:table-cell>
          <table:table-cell office:value-type="float" office:value="0.0701648644062075" calcext:value-type="float">
            <text:p>0.0701648644</text:p>
          </table:table-cell>
          <table:table-cell office:value-type="float" office:value="0.00113500368377923" calcext:value-type="float">
            <text:p>0.0011350037</text:p>
          </table:table-cell>
          <table:table-cell office:value-type="float" office:value="0.0757079138543336" calcext:value-type="float">
            <text:p>0.0757079139</text:p>
          </table:table-cell>
          <table:table-cell office:value-type="float" office:value="0.0128519964748251" calcext:value-type="float">
            <text:p>0.0128519965</text:p>
          </table:table-cell>
          <table:table-cell office:value-type="float" office:value="0.0848875392569536" calcext:value-type="float">
            <text:p>0.0848875393</text:p>
          </table:table-cell>
          <table:table-cell office:value-type="float" office:value="0.0706265281675177" calcext:value-type="float">
            <text:p>0.0706265282</text:p>
          </table:table-cell>
          <table:table-cell office:value-type="float" office:value="-0.168318383544697" calcext:value-type="float">
            <text:p>-0.1683183835</text:p>
          </table:table-cell>
          <table:table-cell office:value-type="float" office:value="0.045468660769531" calcext:value-type="float">
            <text:p>0.0454686608</text:p>
          </table:table-cell>
          <table:table-cell office:value-type="float" office:value="0.0897265272051868" calcext:value-type="float">
            <text:p>0.0897265272</text:p>
          </table:table-cell>
          <table:table-cell office:value-type="float" office:value="-0.17792688319565" calcext:value-type="float">
            <text:p>-0.1779268832</text:p>
          </table:table-cell>
          <table:table-cell office:value-type="float" office:value="-0.0595042097375975" calcext:value-type="float">
            <text:p>-0.0595042097</text:p>
          </table:table-cell>
          <table:table-cell office:value-type="float" office:value="-0.0647415963186561" calcext:value-type="float">
            <text:p>-0.0647415963</text:p>
          </table:table-cell>
          <table:table-cell office:value-type="float" office:value="0.250556800143959" calcext:value-type="float">
            <text:p>0.2505568001</text:p>
          </table:table-cell>
          <table:table-cell office:value-type="float" office:value="-0.150255709378865" calcext:value-type="float">
            <text:p>-0.1502557094</text:p>
          </table:table-cell>
          <table:table-cell office:value-type="float" office:value="0.235025372294908" calcext:value-type="float">
            <text:p>0.2350253723</text:p>
          </table:table-cell>
          <table:table-cell office:value-type="float" office:value="0.261078430446243" calcext:value-type="float">
            <text:p>0.2610784304</text:p>
          </table:table-cell>
          <table:table-cell office:value-type="float" office:value="0.243371572320856" calcext:value-type="float">
            <text:p>0.2433715723</text:p>
          </table:table-cell>
          <table:table-cell office:value-type="float" office:value="0.323929412668987" calcext:value-type="float">
            <text:p>0.3239294127</text:p>
          </table:table-cell>
          <table:table-cell office:value-type="float" office:value="1" calcext:value-type="float">
            <text:p>1</text:p>
          </table:table-cell>
          <table:table-cell office:value-type="float" office:value="0.388178920721145" calcext:value-type="float">
            <text:p>0.3881789207</text:p>
          </table:table-cell>
          <table:table-cell office:value-type="float" office:value="0.240687843069253" calcext:value-type="float">
            <text:p>0.2406878431</text:p>
          </table:table-cell>
          <table:table-cell office:value-type="float" office:value="0.316658307682093" calcext:value-type="float">
            <text:p>0.3166583077</text:p>
          </table:table-cell>
          <table:table-cell office:value-type="float" office:value="-0.286811256797424" calcext:value-type="float">
            <text:p>-0.2868112568</text:p>
          </table:table-cell>
          <table:table-cell office:value-type="float" office:value="0.121934439050775" calcext:value-type="float">
            <text:p>0.1219344391</text:p>
          </table:table-cell>
          <table:table-cell office:value-type="float" office:value="-0.330372655033997" calcext:value-type="float">
            <text:p>-0.330372655</text:p>
          </table:table-cell>
          <table:table-cell office:value-type="float" office:value="0.492207929311189" calcext:value-type="float">
            <text:p>0.4922079293</text:p>
          </table:table-cell>
          <table:table-cell office:value-type="float" office:value="0.0273495128474199" calcext:value-type="float">
            <text:p>0.0273495128</text:p>
          </table:table-cell>
          <table:table-cell office:value-type="float" office:value="0.0234296754802791" calcext:value-type="float">
            <text:p>0.0234296755</text:p>
          </table:table-cell>
          <table:table-cell office:value-type="float" office:value="0.0446716758539101" calcext:value-type="float">
            <text:p>0.0446716759</text:p>
          </table:table-cell>
          <table:table-cell office:value-type="float" office:value="0.0220503107635263" calcext:value-type="float">
            <text:p>0.0220503108</text:p>
          </table:table-cell>
          <table:table-cell office:value-type="float" office:value="0.0674594116873637" calcext:value-type="float">
            <text:p>0.0674594117</text:p>
          </table:table-cell>
          <table:table-cell office:value-type="float" office:value="-0.321061783800421" calcext:value-type="float">
            <text:p>-0.3210617838</text:p>
          </table:table-cell>
          <table:table-cell office:value-type="float" office:value="0.0430370877333725" calcext:value-type="float">
            <text:p>0.0430370877</text:p>
          </table:table-cell>
          <table:table-cell office:value-type="float" office:value="0.00391757259660017" calcext:value-type="float">
            <text:p>0.0039175726</text:p>
          </table:table-cell>
          <table:table-cell office:value-type="float" office:value="0.0582946147479596" calcext:value-type="float">
            <text:p>0.0582946147</text:p>
          </table:table-cell>
          <table:table-cell office:value-type="float" office:value="0.00374653548439084" calcext:value-type="float">
            <text:p>0.0037465355</text:p>
          </table:table-cell>
          <table:table-cell office:value-type="float" office:value="-0.0298640292477303" calcext:value-type="float">
            <text:p>-0.0298640292</text:p>
          </table:table-cell>
          <table:table-cell office:value-type="float" office:value="0.0686446178224251" calcext:value-type="float">
            <text:p>0.0686446178</text:p>
          </table:table-cell>
          <table:table-cell office:value-type="float" office:value="-0.011935044720054" calcext:value-type="float">
            <text:p>-0.0119350447</text:p>
          </table:table-cell>
          <table:table-cell office:value-type="float" office:value="0.0638373712475748" calcext:value-type="float">
            <text:p>0.0638373712</text:p>
          </table:table-cell>
          <table:table-cell office:value-type="float" office:value="0.167100994102648" calcext:value-type="float">
            <text:p>0.1671009941</text:p>
          </table:table-cell>
          <table:table-cell office:value-type="float" office:value="0.368217050969839" calcext:value-type="float">
            <text:p>0.368217051</text:p>
          </table:table-cell>
          <table:table-cell office:value-type="float" office:value="0.222535608265001" calcext:value-type="float">
            <text:p>0.2225356083</text:p>
          </table:table-cell>
          <table:table-cell office:value-type="float" office:value="0.393999729989789" calcext:value-type="float">
            <text:p>0.39399973</text:p>
          </table:table-cell>
          <table:table-cell office:value-type="float" office:value="-0.246456458003703" calcext:value-type="float">
            <text:p>-0.246456458</text:p>
          </table:table-cell>
          <table:table-cell office:value-type="float" office:value="-0.243377607236044" calcext:value-type="float">
            <text:p>-0.2433776072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qq_table2_max</text:p>
          </table:table-cell>
          <table:table-cell office:value-type="float" office:value="0.0664237822412984" calcext:value-type="float">
            <text:p>0.0664237822</text:p>
          </table:table-cell>
          <table:table-cell office:value-type="float" office:value="-0.00134222891788378" calcext:value-type="float">
            <text:p>-0.0013422289</text:p>
          </table:table-cell>
          <table:table-cell office:value-type="float" office:value="-0.101151081160963" calcext:value-type="float">
            <text:p>-0.1011510812</text:p>
          </table:table-cell>
          <table:table-cell/>
          <table:table-cell office:value-type="float" office:value="0.0657324056992433" calcext:value-type="float">
            <text:p>0.0657324057</text:p>
          </table:table-cell>
          <table:table-cell office:value-type="float" office:value="-0.00900044401729896" calcext:value-type="float">
            <text:p>-0.009000444</text:p>
          </table:table-cell>
          <table:table-cell office:value-type="float" office:value="0.384887635530198" calcext:value-type="float">
            <text:p>0.3848876355</text:p>
          </table:table-cell>
          <table:table-cell office:value-type="float" office:value="-0.0253391600145885" calcext:value-type="float">
            <text:p>-0.02533916</text:p>
          </table:table-cell>
          <table:table-cell office:value-type="float" office:value="0.273181093892914" calcext:value-type="float">
            <text:p>0.2731810939</text:p>
          </table:table-cell>
          <table:table-cell office:value-type="float" office:value="-0.101151081160963" calcext:value-type="float">
            <text:p>-0.1011510812</text:p>
          </table:table-cell>
          <table:table-cell office:value-type="float" office:value="-0.101156044319847" calcext:value-type="float">
            <text:p>-0.1011560443</text:p>
          </table:table-cell>
          <table:table-cell office:value-type="float" office:value="-0.0471291869694842" calcext:value-type="float">
            <text:p>-0.047129187</text:p>
          </table:table-cell>
          <table:table-cell office:value-type="float" office:value="-0.216362002288909" calcext:value-type="float">
            <text:p>-0.2163620023</text:p>
          </table:table-cell>
          <table:table-cell/>
          <table:table-cell office:value-type="float" office:value="0.119949389989553" calcext:value-type="float">
            <text:p>0.11994939</text:p>
          </table:table-cell>
          <table:table-cell office:value-type="float" office:value="-0.00366061687337638" calcext:value-type="float">
            <text:p>-0.0036606169</text:p>
          </table:table-cell>
          <table:table-cell office:value-type="float" office:value="0.0133398637302206" calcext:value-type="float">
            <text:p>0.0133398637</text:p>
          </table:table-cell>
          <table:table-cell office:value-type="float" office:value="0.0210010283633438" calcext:value-type="float">
            <text:p>0.0210010284</text:p>
          </table:table-cell>
          <table:table-cell office:value-type="float" office:value="0.066695998967525" calcext:value-type="float">
            <text:p>0.066695999</text:p>
          </table:table-cell>
          <table:table-cell office:value-type="float" office:value="0.0398661760058492" calcext:value-type="float">
            <text:p>0.039866176</text:p>
          </table:table-cell>
          <table:table-cell office:value-type="float" office:value="0.951167116385061" calcext:value-type="float">
            <text:p>0.9511671164</text:p>
          </table:table-cell>
          <table:table-cell office:value-type="float" office:value="-0.00136283133614477" calcext:value-type="float">
            <text:p>-0.0013628313</text:p>
          </table:table-cell>
          <table:table-cell office:value-type="float" office:value="-0.00489673080880299" calcext:value-type="float">
            <text:p>-0.0048967308</text:p>
          </table:table-cell>
          <table:table-cell office:value-type="float" office:value="0.153496708232887" calcext:value-type="float">
            <text:p>0.1534967082</text:p>
          </table:table-cell>
          <table:table-cell office:value-type="float" office:value="0.140755961663086" calcext:value-type="float">
            <text:p>0.1407559617</text:p>
          </table:table-cell>
          <table:table-cell office:value-type="float" office:value="0.0136277668015422" calcext:value-type="float">
            <text:p>0.0136277668</text:p>
          </table:table-cell>
          <table:table-cell office:value-type="float" office:value="0.0253175013608002" calcext:value-type="float">
            <text:p>0.0253175014</text:p>
          </table:table-cell>
          <table:table-cell office:value-type="float" office:value="-0.151834358433977" calcext:value-type="float">
            <text:p>-0.1518343584</text:p>
          </table:table-cell>
          <table:table-cell office:value-type="float" office:value="0.0314765416148693" calcext:value-type="float">
            <text:p>0.0314765416</text:p>
          </table:table-cell>
          <table:table-cell office:value-type="float" office:value="0.11343722803753" calcext:value-type="float">
            <text:p>0.113437228</text:p>
          </table:table-cell>
          <table:table-cell office:value-type="float" office:value="0.260574163194019" calcext:value-type="float">
            <text:p>0.2605741632</text:p>
          </table:table-cell>
          <table:table-cell office:value-type="float" office:value="-0.113759241555269" calcext:value-type="float">
            <text:p>-0.1137592416</text:p>
          </table:table-cell>
          <table:table-cell office:value-type="float" office:value="0.0738148158646511" calcext:value-type="float">
            <text:p>0.0738148159</text:p>
          </table:table-cell>
          <table:table-cell office:value-type="float" office:value="0.22242743814815" calcext:value-type="float">
            <text:p>0.2224274381</text:p>
          </table:table-cell>
          <table:table-cell office:value-type="float" office:value="0.0920488545610684" calcext:value-type="float">
            <text:p>0.0920488546</text:p>
          </table:table-cell>
          <table:table-cell office:value-type="float" office:value="-0.0365127043042397" calcext:value-type="float">
            <text:p>-0.0365127043</text:p>
          </table:table-cell>
          <table:table-cell office:value-type="float" office:value="0.0906858913796282" calcext:value-type="float">
            <text:p>0.0906858914</text:p>
          </table:table-cell>
          <table:table-cell office:value-type="float" office:value="-0.021005705069855" calcext:value-type="float">
            <text:p>-0.0210057051</text:p>
          </table:table-cell>
          <table:table-cell office:value-type="float" office:value="-0.0568798283519653" calcext:value-type="float">
            <text:p>-0.0568798284</text:p>
          </table:table-cell>
          <table:table-cell office:value-type="float" office:value="-0.0424811534378124" calcext:value-type="float">
            <text:p>-0.0424811534</text:p>
          </table:table-cell>
          <table:table-cell office:value-type="float" office:value="-0.65047701477988" calcext:value-type="float">
            <text:p>-0.6504770148</text:p>
          </table:table-cell>
          <table:table-cell office:value-type="float" office:value="-0.0529580330957672" calcext:value-type="float">
            <text:p>-0.0529580331</text:p>
          </table:table-cell>
          <table:table-cell office:value-type="float" office:value="-0.0705811769651037" calcext:value-type="float">
            <text:p>-0.070581177</text:p>
          </table:table-cell>
          <table:table-cell office:value-type="float" office:value="-0.750974446440702" calcext:value-type="float">
            <text:p>-0.7509744464</text:p>
          </table:table-cell>
          <table:table-cell office:value-type="float" office:value="0.0442605101308505" calcext:value-type="float">
            <text:p>0.0442605101</text:p>
          </table:table-cell>
          <table:table-cell office:value-type="float" office:value="0.0503634460276323" calcext:value-type="float">
            <text:p>0.050363446</text:p>
          </table:table-cell>
          <table:table-cell office:value-type="float" office:value="0.972704963978737" calcext:value-type="float">
            <text:p>0.972704964</text:p>
          </table:table-cell>
          <table:table-cell office:value-type="float" office:value="0.222599135535772" calcext:value-type="float">
            <text:p>0.2225991355</text:p>
          </table:table-cell>
          <table:table-cell office:value-type="float" office:value="0.969805974472362" calcext:value-type="float">
            <text:p>0.9698059745</text:p>
          </table:table-cell>
          <table:table-cell office:value-type="float" office:value="0.953405886543922" calcext:value-type="float">
            <text:p>0.9534058865</text:p>
          </table:table-cell>
          <table:table-cell office:value-type="float" office:value="0.963587705391891" calcext:value-type="float">
            <text:p>0.9635877054</text:p>
          </table:table-cell>
          <table:table-cell office:value-type="float" office:value="0.986007990508087" calcext:value-type="float">
            <text:p>0.9860079905</text:p>
          </table:table-cell>
          <table:table-cell office:value-type="float" office:value="0.388178920721145" calcext:value-type="float">
            <text:p>0.3881789207</text:p>
          </table:table-cell>
          <table:table-cell office:value-type="float" office:value="1" calcext:value-type="float">
            <text:p>1</text:p>
          </table:table-cell>
          <table:table-cell office:value-type="float" office:value="0.948814908138122" calcext:value-type="float">
            <text:p>0.9488149081</text:p>
          </table:table-cell>
          <table:table-cell office:value-type="float" office:value="0.966990121578803" calcext:value-type="float">
            <text:p>0.9669901216</text:p>
          </table:table-cell>
          <table:table-cell office:value-type="float" office:value="-0.895996744744773" calcext:value-type="float">
            <text:p>-0.8959967447</text:p>
          </table:table-cell>
          <table:table-cell office:value-type="float" office:value="-0.0618268260860813" calcext:value-type="float">
            <text:p>-0.0618268261</text:p>
          </table:table-cell>
          <table:table-cell office:value-type="float" office:value="-0.791905801496059" calcext:value-type="float">
            <text:p>-0.7919058015</text:p>
          </table:table-cell>
          <table:table-cell office:value-type="float" office:value="0.942566746451164" calcext:value-type="float">
            <text:p>0.9425667465</text:p>
          </table:table-cell>
          <table:table-cell office:value-type="float" office:value="0.0374797396525989" calcext:value-type="float">
            <text:p>0.0374797397</text:p>
          </table:table-cell>
          <table:table-cell office:value-type="float" office:value="-0.0140638132618614" calcext:value-type="float">
            <text:p>-0.0140638133</text:p>
          </table:table-cell>
          <table:table-cell office:value-type="float" office:value="0.0475821594385339" calcext:value-type="float">
            <text:p>0.0475821594</text:p>
          </table:table-cell>
          <table:table-cell office:value-type="float" office:value="-0.010156594346054" calcext:value-type="float">
            <text:p>-0.0101565943</text:p>
          </table:table-cell>
          <table:table-cell office:value-type="float" office:value="-0.0981107153642351" calcext:value-type="float">
            <text:p>-0.0981107154</text:p>
          </table:table-cell>
          <table:table-cell office:value-type="float" office:value="-0.810330694311932" calcext:value-type="float">
            <text:p>-0.8103306943</text:p>
          </table:table-cell>
          <table:table-cell office:value-type="float" office:value="0.0870886498184751" calcext:value-type="float">
            <text:p>0.0870886498</text:p>
          </table:table-cell>
          <table:table-cell office:value-type="float" office:value="-0.0812874196009749" calcext:value-type="float">
            <text:p>-0.0812874196</text:p>
          </table:table-cell>
          <table:table-cell office:value-type="float" office:value="0.0994589652141804" calcext:value-type="float">
            <text:p>0.0994589652</text:p>
          </table:table-cell>
          <table:table-cell office:value-type="float" office:value="-0.0721899052717687" calcext:value-type="float">
            <text:p>-0.0721899053</text:p>
          </table:table-cell>
          <table:table-cell office:value-type="float" office:value="0.00569115263907851" calcext:value-type="float">
            <text:p>0.0056911526</text:p>
          </table:table-cell>
          <table:table-cell office:value-type="float" office:value="0.012516985477221" calcext:value-type="float">
            <text:p>0.0125169855</text:p>
          </table:table-cell>
          <table:table-cell office:value-type="float" office:value="0.0206484550562939" calcext:value-type="float">
            <text:p>0.0206484551</text:p>
          </table:table-cell>
          <table:table-cell office:value-type="float" office:value="0.0110454451213603" calcext:value-type="float">
            <text:p>0.0110454451</text:p>
          </table:table-cell>
          <table:table-cell office:value-type="float" office:value="0.191835186051691" calcext:value-type="float">
            <text:p>0.1918351861</text:p>
          </table:table-cell>
          <table:table-cell office:value-type="float" office:value="0.739693557337209" calcext:value-type="float">
            <text:p>0.7396935573</text:p>
          </table:table-cell>
          <table:table-cell office:value-type="float" office:value="0.641411253353932" calcext:value-type="float">
            <text:p>0.6414112534</text:p>
          </table:table-cell>
          <table:table-cell office:value-type="float" office:value="0.704653215324307" calcext:value-type="float">
            <text:p>0.7046532153</text:p>
          </table:table-cell>
          <table:table-cell office:value-type="float" office:value="-0.248532864560184" calcext:value-type="float">
            <text:p>-0.2485328646</text:p>
          </table:table-cell>
          <table:table-cell office:value-type="float" office:value="-0.236395725550056" calcext:value-type="float">
            <text:p>-0.2363957256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qq_table2_min</text:p>
          </table:table-cell>
          <table:table-cell office:value-type="float" office:value="0.0764246398450077" calcext:value-type="float">
            <text:p>0.0764246398</text:p>
          </table:table-cell>
          <table:table-cell office:value-type="float" office:value="-0.00281766219233336" calcext:value-type="float">
            <text:p>-0.0028176622</text:p>
          </table:table-cell>
          <table:table-cell office:value-type="float" office:value="-0.0594467367349537" calcext:value-type="float">
            <text:p>-0.0594467367</text:p>
          </table:table-cell>
          <table:table-cell/>
          <table:table-cell office:value-type="float" office:value="0.0936051575413726" calcext:value-type="float">
            <text:p>0.0936051575</text:p>
          </table:table-cell>
          <table:table-cell office:value-type="float" office:value="-0.00795953322133535" calcext:value-type="float">
            <text:p>-0.0079595332</text:p>
          </table:table-cell>
          <table:table-cell office:value-type="float" office:value="0.387467888516032" calcext:value-type="float">
            <text:p>0.3874678885</text:p>
          </table:table-cell>
          <table:table-cell office:value-type="float" office:value="-0.0267814510058015" calcext:value-type="float">
            <text:p>-0.026781451</text:p>
          </table:table-cell>
          <table:table-cell office:value-type="float" office:value="0.248088412531401" calcext:value-type="float">
            <text:p>0.2480884125</text:p>
          </table:table-cell>
          <table:table-cell office:value-type="float" office:value="-0.0594467367349537" calcext:value-type="float">
            <text:p>-0.0594467367</text:p>
          </table:table-cell>
          <table:table-cell office:value-type="float" office:value="-0.0594464958279681" calcext:value-type="float">
            <text:p>-0.0594464958</text:p>
          </table:table-cell>
          <table:table-cell office:value-type="float" office:value="-0.0441525364395842" calcext:value-type="float">
            <text:p>-0.0441525364</text:p>
          </table:table-cell>
          <table:table-cell office:value-type="float" office:value="-0.203414240429884" calcext:value-type="float">
            <text:p>-0.2034142404</text:p>
          </table:table-cell>
          <table:table-cell/>
          <table:table-cell office:value-type="float" office:value="0.121227467518272" calcext:value-type="float">
            <text:p>0.1212274675</text:p>
          </table:table-cell>
          <table:table-cell office:value-type="float" office:value="-0.00359902524450164" calcext:value-type="float">
            <text:p>-0.0035990252</text:p>
          </table:table-cell>
          <table:table-cell office:value-type="float" office:value="-0.00442175832451719" calcext:value-type="float">
            <text:p>-0.0044217583</text:p>
          </table:table-cell>
          <table:table-cell office:value-type="float" office:value="0.00277085971499883" calcext:value-type="float">
            <text:p>0.0027708597</text:p>
          </table:table-cell>
          <table:table-cell office:value-type="float" office:value="0.0980795628103915" calcext:value-type="float">
            <text:p>0.0980795628</text:p>
          </table:table-cell>
          <table:table-cell office:value-type="float" office:value="0.0271674945195206" calcext:value-type="float">
            <text:p>0.0271674945</text:p>
          </table:table-cell>
          <table:table-cell office:value-type="float" office:value="0.944883960612948" calcext:value-type="float">
            <text:p>0.9448839606</text:p>
          </table:table-cell>
          <table:table-cell office:value-type="float" office:value="-0.000172585893466739" calcext:value-type="float">
            <text:p>-0.0001725859</text:p>
          </table:table-cell>
          <table:table-cell office:value-type="float" office:value="-0.00575887400785225" calcext:value-type="float">
            <text:p>-0.005758874</text:p>
          </table:table-cell>
          <table:table-cell office:value-type="float" office:value="0.157707871241829" calcext:value-type="float">
            <text:p>0.1577078712</text:p>
          </table:table-cell>
          <table:table-cell office:value-type="float" office:value="0.145448884009567" calcext:value-type="float">
            <text:p>0.145448884</text:p>
          </table:table-cell>
          <table:table-cell office:value-type="float" office:value="0.0217979252475345" calcext:value-type="float">
            <text:p>0.0217979252</text:p>
          </table:table-cell>
          <table:table-cell office:value-type="float" office:value="0.0214190188728251" calcext:value-type="float">
            <text:p>0.0214190189</text:p>
          </table:table-cell>
          <table:table-cell office:value-type="float" office:value="-0.149225397869592" calcext:value-type="float">
            <text:p>-0.1492253979</text:p>
          </table:table-cell>
          <table:table-cell office:value-type="float" office:value="0.0126465900582097" calcext:value-type="float">
            <text:p>0.0126465901</text:p>
          </table:table-cell>
          <table:table-cell office:value-type="float" office:value="0.124711881957211" calcext:value-type="float">
            <text:p>0.124711882</text:p>
          </table:table-cell>
          <table:table-cell office:value-type="float" office:value="0.196930873960343" calcext:value-type="float">
            <text:p>0.196930874</text:p>
          </table:table-cell>
          <table:table-cell office:value-type="float" office:value="-0.109140750302455" calcext:value-type="float">
            <text:p>-0.1091407503</text:p>
          </table:table-cell>
          <table:table-cell office:value-type="float" office:value="0.0933529967772031" calcext:value-type="float">
            <text:p>0.0933529968</text:p>
          </table:table-cell>
          <table:table-cell office:value-type="float" office:value="0.232669265101168" calcext:value-type="float">
            <text:p>0.2326692651</text:p>
          </table:table-cell>
          <table:table-cell office:value-type="float" office:value="0.0804491498061174" calcext:value-type="float">
            <text:p>0.0804491498</text:p>
          </table:table-cell>
          <table:table-cell office:value-type="float" office:value="-0.0502671316955894" calcext:value-type="float">
            <text:p>-0.0502671317</text:p>
          </table:table-cell>
          <table:table-cell office:value-type="float" office:value="0.0791789614642086" calcext:value-type="float">
            <text:p>0.0791789615</text:p>
          </table:table-cell>
          <table:table-cell office:value-type="float" office:value="-0.0357335811347984" calcext:value-type="float">
            <text:p>-0.0357335811</text:p>
          </table:table-cell>
          <table:table-cell office:value-type="float" office:value="-0.0624600607947811" calcext:value-type="float">
            <text:p>-0.0624600608</text:p>
          </table:table-cell>
          <table:table-cell office:value-type="float" office:value="-0.0371897697873171" calcext:value-type="float">
            <text:p>-0.0371897698</text:p>
          </table:table-cell>
          <table:table-cell office:value-type="float" office:value="-0.642686503147586" calcext:value-type="float">
            <text:p>-0.6426865031</text:p>
          </table:table-cell>
          <table:table-cell office:value-type="float" office:value="-0.0527017788181805" calcext:value-type="float">
            <text:p>-0.0527017788</text:p>
          </table:table-cell>
          <table:table-cell office:value-type="float" office:value="-0.0697778984982777" calcext:value-type="float">
            <text:p>-0.0697778985</text:p>
          </table:table-cell>
          <table:table-cell office:value-type="float" office:value="-0.746599820662965" calcext:value-type="float">
            <text:p>-0.7465998207</text:p>
          </table:table-cell>
          <table:table-cell office:value-type="float" office:value="0.0802338710002215" calcext:value-type="float">
            <text:p>0.080233871</text:p>
          </table:table-cell>
          <table:table-cell office:value-type="float" office:value="0.0891737465676959" calcext:value-type="float">
            <text:p>0.0891737466</text:p>
          </table:table-cell>
          <table:table-cell office:value-type="float" office:value="0.979917715174901" calcext:value-type="float">
            <text:p>0.9799177152</text:p>
          </table:table-cell>
          <table:table-cell office:value-type="float" office:value="0.251180967132715" calcext:value-type="float">
            <text:p>0.2511809671</text:p>
          </table:table-cell>
          <table:table-cell office:value-type="float" office:value="0.970967366519493" calcext:value-type="float">
            <text:p>0.9709673665</text:p>
          </table:table-cell>
          <table:table-cell office:value-type="float" office:value="0.969090291349734" calcext:value-type="float">
            <text:p>0.9690902913</text:p>
          </table:table-cell>
          <table:table-cell office:value-type="float" office:value="0.971605660355755" calcext:value-type="float">
            <text:p>0.9716056604</text:p>
          </table:table-cell>
          <table:table-cell office:value-type="float" office:value="0.983711095120629" calcext:value-type="float">
            <text:p>0.9837110951</text:p>
          </table:table-cell>
          <table:table-cell office:value-type="float" office:value="0.240687843069253" calcext:value-type="float">
            <text:p>0.2406878431</text:p>
          </table:table-cell>
          <table:table-cell office:value-type="float" office:value="0.948814908138122" calcext:value-type="float">
            <text:p>0.9488149081</text:p>
          </table:table-cell>
          <table:table-cell office:value-type="float" office:value="1" calcext:value-type="float">
            <text:p>1</text:p>
          </table:table-cell>
          <table:table-cell office:value-type="float" office:value="0.968632512497138" calcext:value-type="float">
            <text:p>0.9686325125</text:p>
          </table:table-cell>
          <table:table-cell office:value-type="float" office:value="-0.902675412468123" calcext:value-type="float">
            <text:p>-0.9026754125</text:p>
          </table:table-cell>
          <table:table-cell office:value-type="float" office:value="-0.0584722776082473" calcext:value-type="float">
            <text:p>-0.0584722776</text:p>
          </table:table-cell>
          <table:table-cell office:value-type="float" office:value="-0.799878310840797" calcext:value-type="float">
            <text:p>-0.7998783108</text:p>
          </table:table-cell>
          <table:table-cell office:value-type="float" office:value="0.93930539950571" calcext:value-type="float">
            <text:p>0.9393053995</text:p>
          </table:table-cell>
          <table:table-cell office:value-type="float" office:value="0.0209091142545926" calcext:value-type="float">
            <text:p>0.0209091143</text:p>
          </table:table-cell>
          <table:table-cell office:value-type="float" office:value="-0.0233322687118866" calcext:value-type="float">
            <text:p>-0.0233322687</text:p>
          </table:table-cell>
          <table:table-cell office:value-type="float" office:value="0.0281141298303386" calcext:value-type="float">
            <text:p>0.0281141298</text:p>
          </table:table-cell>
          <table:table-cell office:value-type="float" office:value="-0.0181723118614666" calcext:value-type="float">
            <text:p>-0.0181723119</text:p>
          </table:table-cell>
          <table:table-cell office:value-type="float" office:value="-0.0910231136429005" calcext:value-type="float">
            <text:p>-0.0910231136</text:p>
          </table:table-cell>
          <table:table-cell office:value-type="float" office:value="-0.818389592993448" calcext:value-type="float">
            <text:p>-0.818389593</text:p>
          </table:table-cell>
          <table:table-cell office:value-type="float" office:value="0.0684702822987941" calcext:value-type="float">
            <text:p>0.0684702823</text:p>
          </table:table-cell>
          <table:table-cell office:value-type="float" office:value="-0.0866129527092552" calcext:value-type="float">
            <text:p>-0.0866129527</text:p>
          </table:table-cell>
          <table:table-cell office:value-type="float" office:value="0.0793547044550048" calcext:value-type="float">
            <text:p>0.0793547045</text:p>
          </table:table-cell>
          <table:table-cell office:value-type="float" office:value="-0.0774670944878384" calcext:value-type="float">
            <text:p>-0.0774670945</text:p>
          </table:table-cell>
          <table:table-cell office:value-type="float" office:value="-0.00659564442260128" calcext:value-type="float">
            <text:p>-0.0065956444</text:p>
          </table:table-cell>
          <table:table-cell office:value-type="float" office:value="-0.000458066594335539" calcext:value-type="float">
            <text:p>-0.0004580666</text:p>
          </table:table-cell>
          <table:table-cell office:value-type="float" office:value="0.00711825621784319" calcext:value-type="float">
            <text:p>0.0071182562</text:p>
          </table:table-cell>
          <table:table-cell office:value-type="float" office:value="-0.00171076631218047" calcext:value-type="float">
            <text:p>-0.0017107663</text:p>
          </table:table-cell>
          <table:table-cell office:value-type="float" office:value="0.184915483516733" calcext:value-type="float">
            <text:p>0.1849154835</text:p>
          </table:table-cell>
          <table:table-cell office:value-type="float" office:value="0.734039417618193" calcext:value-type="float">
            <text:p>0.7340394176</text:p>
          </table:table-cell>
          <table:table-cell office:value-type="float" office:value="0.687579947134759" calcext:value-type="float">
            <text:p>0.6875799471</text:p>
          </table:table-cell>
          <table:table-cell office:value-type="float" office:value="0.66332191585231" calcext:value-type="float">
            <text:p>0.6633219159</text:p>
          </table:table-cell>
          <table:table-cell office:value-type="float" office:value="-0.165267566120764" calcext:value-type="float">
            <text:p>-0.1652675661</text:p>
          </table:table-cell>
          <table:table-cell office:value-type="float" office:value="-0.154071156614515" calcext:value-type="float">
            <text:p>-0.1540711566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qq_table2_last</text:p>
          </table:table-cell>
          <table:table-cell office:value-type="float" office:value="0.068515051912671" calcext:value-type="float">
            <text:p>0.0685150519</text:p>
          </table:table-cell>
          <table:table-cell office:value-type="float" office:value="-0.00204825600357511" calcext:value-type="float">
            <text:p>-0.002048256</text:p>
          </table:table-cell>
          <table:table-cell office:value-type="float" office:value="-0.0812268018745562" calcext:value-type="float">
            <text:p>-0.0812268019</text:p>
          </table:table-cell>
          <table:table-cell/>
          <table:table-cell office:value-type="float" office:value="0.075322590653332" calcext:value-type="float">
            <text:p>0.0753225907</text:p>
          </table:table-cell>
          <table:table-cell office:value-type="float" office:value="-0.00845638708248672" calcext:value-type="float">
            <text:p>-0.0084563871</text:p>
          </table:table-cell>
          <table:table-cell office:value-type="float" office:value="0.388396247350618" calcext:value-type="float">
            <text:p>0.3883962474</text:p>
          </table:table-cell>
          <table:table-cell office:value-type="float" office:value="-0.0254462688046275" calcext:value-type="float">
            <text:p>-0.0254462688</text:p>
          </table:table-cell>
          <table:table-cell office:value-type="float" office:value="0.254198835380125" calcext:value-type="float">
            <text:p>0.2541988354</text:p>
          </table:table-cell>
          <table:table-cell office:value-type="float" office:value="-0.0812268018745562" calcext:value-type="float">
            <text:p>-0.0812268019</text:p>
          </table:table-cell>
          <table:table-cell office:value-type="float" office:value="-0.0812288383534639" calcext:value-type="float">
            <text:p>-0.0812288384</text:p>
          </table:table-cell>
          <table:table-cell office:value-type="float" office:value="-0.0461751766305386" calcext:value-type="float">
            <text:p>-0.0461751766</text:p>
          </table:table-cell>
          <table:table-cell office:value-type="float" office:value="-0.211492698263739" calcext:value-type="float">
            <text:p>-0.2114926983</text:p>
          </table:table-cell>
          <table:table-cell/>
          <table:table-cell office:value-type="float" office:value="0.127994557031011" calcext:value-type="float">
            <text:p>0.127994557</text:p>
          </table:table-cell>
          <table:table-cell office:value-type="float" office:value="-0.00408267613742381" calcext:value-type="float">
            <text:p>-0.0040826761</text:p>
          </table:table-cell>
          <table:table-cell office:value-type="float" office:value="0.00175628434161919" calcext:value-type="float">
            <text:p>0.0017562843</text:p>
          </table:table-cell>
          <table:table-cell office:value-type="float" office:value="0.00888685492689651" calcext:value-type="float">
            <text:p>0.0088868549</text:p>
          </table:table-cell>
          <table:table-cell office:value-type="float" office:value="0.0775964148679629" calcext:value-type="float">
            <text:p>0.0775964149</text:p>
          </table:table-cell>
          <table:table-cell office:value-type="float" office:value="0.029333862465634" calcext:value-type="float">
            <text:p>0.0293338625</text:p>
          </table:table-cell>
          <table:table-cell office:value-type="float" office:value="0.942849839240514" calcext:value-type="float">
            <text:p>0.9428498392</text:p>
          </table:table-cell>
          <table:table-cell office:value-type="float" office:value="-0.00137319895632678" calcext:value-type="float">
            <text:p>-0.001373199</text:p>
          </table:table-cell>
          <table:table-cell office:value-type="float" office:value="-0.0068373039506216" calcext:value-type="float">
            <text:p>-0.006837304</text:p>
          </table:table-cell>
          <table:table-cell office:value-type="float" office:value="0.16377076667944" calcext:value-type="float">
            <text:p>0.1637707667</text:p>
          </table:table-cell>
          <table:table-cell office:value-type="float" office:value="0.150738503022774" calcext:value-type="float">
            <text:p>0.150738503</text:p>
          </table:table-cell>
          <table:table-cell office:value-type="float" office:value="0.0228632487383271" calcext:value-type="float">
            <text:p>0.0228632487</text:p>
          </table:table-cell>
          <table:table-cell office:value-type="float" office:value="0.026366872939786" calcext:value-type="float">
            <text:p>0.0263668729</text:p>
          </table:table-cell>
          <table:table-cell office:value-type="float" office:value="-0.151257829013651" calcext:value-type="float">
            <text:p>-0.151257829</text:p>
          </table:table-cell>
          <table:table-cell office:value-type="float" office:value="0.0193263413299545" calcext:value-type="float">
            <text:p>0.0193263413</text:p>
          </table:table-cell>
          <table:table-cell office:value-type="float" office:value="0.122592161961637" calcext:value-type="float">
            <text:p>0.122592162</text:p>
          </table:table-cell>
          <table:table-cell office:value-type="float" office:value="0.224514479612799" calcext:value-type="float">
            <text:p>0.2245144796</text:p>
          </table:table-cell>
          <table:table-cell office:value-type="float" office:value="-0.107931939977571" calcext:value-type="float">
            <text:p>-0.10793194</text:p>
          </table:table-cell>
          <table:table-cell office:value-type="float" office:value="0.0874958631600986" calcext:value-type="float">
            <text:p>0.0874958632</text:p>
          </table:table-cell>
          <table:table-cell office:value-type="float" office:value="0.265200120394838" calcext:value-type="float">
            <text:p>0.2652001204</text:p>
          </table:table-cell>
          <table:table-cell office:value-type="float" office:value="0.0801639836620488" calcext:value-type="float">
            <text:p>0.0801639837</text:p>
          </table:table-cell>
          <table:table-cell office:value-type="float" office:value="-0.0430547346240411" calcext:value-type="float">
            <text:p>-0.0430547346</text:p>
          </table:table-cell>
          <table:table-cell office:value-type="float" office:value="0.0790657159094337" calcext:value-type="float">
            <text:p>0.0790657159</text:p>
          </table:table-cell>
          <table:table-cell office:value-type="float" office:value="-0.0288438469540545" calcext:value-type="float">
            <text:p>-0.028843847</text:p>
          </table:table-cell>
          <table:table-cell office:value-type="float" office:value="-0.0571351427693864" calcext:value-type="float">
            <text:p>-0.0571351428</text:p>
          </table:table-cell>
          <table:table-cell office:value-type="float" office:value="-0.0351130636012014" calcext:value-type="float">
            <text:p>-0.0351130636</text:p>
          </table:table-cell>
          <table:table-cell office:value-type="float" office:value="-0.639243616408979" calcext:value-type="float">
            <text:p>-0.6392436164</text:p>
          </table:table-cell>
          <table:table-cell office:value-type="float" office:value="-0.0501645766180764" calcext:value-type="float">
            <text:p>-0.0501645766</text:p>
          </table:table-cell>
          <table:table-cell office:value-type="float" office:value="-0.0631642609445898" calcext:value-type="float">
            <text:p>-0.0631642609</text:p>
          </table:table-cell>
          <table:table-cell office:value-type="float" office:value="-0.740587801065888" calcext:value-type="float">
            <text:p>-0.7405878011</text:p>
          </table:table-cell>
          <table:table-cell office:value-type="float" office:value="0.0672178863066184" calcext:value-type="float">
            <text:p>0.0672178863</text:p>
          </table:table-cell>
          <table:table-cell office:value-type="float" office:value="0.0762553997809062" calcext:value-type="float">
            <text:p>0.0762553998</text:p>
          </table:table-cell>
          <table:table-cell office:value-type="float" office:value="0.971246185505468" calcext:value-type="float">
            <text:p>0.9712461855</text:p>
          </table:table-cell>
          <table:table-cell office:value-type="float" office:value="0.231952351936073" calcext:value-type="float">
            <text:p>0.2319523519</text:p>
          </table:table-cell>
          <table:table-cell office:value-type="float" office:value="0.964911796927111" calcext:value-type="float">
            <text:p>0.9649117969</text:p>
          </table:table-cell>
          <table:table-cell office:value-type="float" office:value="0.956858209742075" calcext:value-type="float">
            <text:p>0.9568582097</text:p>
          </table:table-cell>
          <table:table-cell office:value-type="float" office:value="0.962856158883814" calcext:value-type="float">
            <text:p>0.9628561589</text:p>
          </table:table-cell>
          <table:table-cell office:value-type="float" office:value="0.97998315057104" calcext:value-type="float">
            <text:p>0.9799831506</text:p>
          </table:table-cell>
          <table:table-cell office:value-type="float" office:value="0.316658307682093" calcext:value-type="float">
            <text:p>0.3166583077</text:p>
          </table:table-cell>
          <table:table-cell office:value-type="float" office:value="0.966990121578803" calcext:value-type="float">
            <text:p>0.9669901216</text:p>
          </table:table-cell>
          <table:table-cell office:value-type="float" office:value="0.968632512497138" calcext:value-type="float">
            <text:p>0.9686325125</text:p>
          </table:table-cell>
          <table:table-cell office:value-type="float" office:value="1" calcext:value-type="float">
            <text:p>1</text:p>
          </table:table-cell>
          <table:table-cell office:value-type="float" office:value="-0.894248985277936" calcext:value-type="float">
            <text:p>-0.8942489853</text:p>
          </table:table-cell>
          <table:table-cell office:value-type="float" office:value="-0.0522974411184043" calcext:value-type="float">
            <text:p>-0.0522974411</text:p>
          </table:table-cell>
          <table:table-cell office:value-type="float" office:value="-0.795465031377431" calcext:value-type="float">
            <text:p>-0.7954650314</text:p>
          </table:table-cell>
          <table:table-cell office:value-type="float" office:value="0.971270082002778" calcext:value-type="float">
            <text:p>0.971270082</text:p>
          </table:table-cell>
          <table:table-cell office:value-type="float" office:value="0.0254582083172953" calcext:value-type="float">
            <text:p>0.0254582083</text:p>
          </table:table-cell>
          <table:table-cell office:value-type="float" office:value="-0.0190882724056807" calcext:value-type="float">
            <text:p>-0.0190882724</text:p>
          </table:table-cell>
          <table:table-cell office:value-type="float" office:value="0.0340608357417711" calcext:value-type="float">
            <text:p>0.0340608357</text:p>
          </table:table-cell>
          <table:table-cell office:value-type="float" office:value="-0.0150325217541805" calcext:value-type="float">
            <text:p>-0.0150325218</text:p>
          </table:table-cell>
          <table:table-cell office:value-type="float" office:value="-0.0847636374047442" calcext:value-type="float">
            <text:p>-0.0847636374</text:p>
          </table:table-cell>
          <table:table-cell office:value-type="float" office:value="-0.814254832280636" calcext:value-type="float">
            <text:p>-0.8142548323</text:p>
          </table:table-cell>
          <table:table-cell office:value-type="float" office:value="0.0753705464844943" calcext:value-type="float">
            <text:p>0.0753705465</text:p>
          </table:table-cell>
          <table:table-cell office:value-type="float" office:value="-0.0852554754210432" calcext:value-type="float">
            <text:p>-0.0852554754</text:p>
          </table:table-cell>
          <table:table-cell office:value-type="float" office:value="0.0870167047672707" calcext:value-type="float">
            <text:p>0.0870167048</text:p>
          </table:table-cell>
          <table:table-cell office:value-type="float" office:value="-0.076637619286268" calcext:value-type="float">
            <text:p>-0.0766376193</text:p>
          </table:table-cell>
          <table:table-cell office:value-type="float" office:value="-0.00343642529225082" calcext:value-type="float">
            <text:p>-0.0034364253</text:p>
          </table:table-cell>
          <table:table-cell office:value-type="float" office:value="0.00492857848931625" calcext:value-type="float">
            <text:p>0.0049285785</text:p>
          </table:table-cell>
          <table:table-cell office:value-type="float" office:value="0.0107436944398438" calcext:value-type="float">
            <text:p>0.0107436944</text:p>
          </table:table-cell>
          <table:table-cell office:value-type="float" office:value="0.00322763327331179" calcext:value-type="float">
            <text:p>0.0032276333</text:p>
          </table:table-cell>
          <table:table-cell office:value-type="float" office:value="0.201748450015011" calcext:value-type="float">
            <text:p>0.20174845</text:p>
          </table:table-cell>
          <table:table-cell office:value-type="float" office:value="0.741112370205056" calcext:value-type="float">
            <text:p>0.7411123702</text:p>
          </table:table-cell>
          <table:table-cell office:value-type="float" office:value="0.667813657144527" calcext:value-type="float">
            <text:p>0.6678136571</text:p>
          </table:table-cell>
          <table:table-cell office:value-type="float" office:value="0.685638787073331" calcext:value-type="float">
            <text:p>0.6856387871</text:p>
          </table:table-cell>
          <table:table-cell office:value-type="float" office:value="-0.205853809606116" calcext:value-type="float">
            <text:p>-0.2058538096</text:p>
          </table:table-cell>
          <table:table-cell office:value-type="float" office:value="-0.194304467270946" calcext:value-type="float">
            <text:p>-0.1943044673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content_rating</text:p>
          </table:table-cell>
          <table:table-cell office:value-type="float" office:value="-0.0405619248364194" calcext:value-type="float">
            <text:p>-0.0405619248</text:p>
          </table:table-cell>
          <table:table-cell office:value-type="float" office:value="0.00352540800997075" calcext:value-type="float">
            <text:p>0.003525408</text:p>
          </table:table-cell>
          <table:table-cell office:value-type="float" office:value="0.0830382160380094" calcext:value-type="float">
            <text:p>0.083038216</text:p>
          </table:table-cell>
          <table:table-cell/>
          <table:table-cell office:value-type="float" office:value="-0.031296932357644" calcext:value-type="float">
            <text:p>-0.0312969324</text:p>
          </table:table-cell>
          <table:table-cell office:value-type="float" office:value="0.0151091531003971" calcext:value-type="float">
            <text:p>0.0151091531</text:p>
          </table:table-cell>
          <table:table-cell office:value-type="float" office:value="-0.347794421620783" calcext:value-type="float">
            <text:p>-0.3477944216</text:p>
          </table:table-cell>
          <table:table-cell office:value-type="float" office:value="0.029681912706342" calcext:value-type="float">
            <text:p>0.0296819127</text:p>
          </table:table-cell>
          <table:table-cell office:value-type="float" office:value="-0.130245101675385" calcext:value-type="float">
            <text:p>-0.1302451017</text:p>
          </table:table-cell>
          <table:table-cell office:value-type="float" office:value="0.0830382160380094" calcext:value-type="float">
            <text:p>0.083038216</text:p>
          </table:table-cell>
          <table:table-cell office:value-type="float" office:value="0.0830359234033628" calcext:value-type="float">
            <text:p>0.0830359234</text:p>
          </table:table-cell>
          <table:table-cell office:value-type="float" office:value="0.0410839220945264" calcext:value-type="float">
            <text:p>0.0410839221</text:p>
          </table:table-cell>
          <table:table-cell office:value-type="float" office:value="0.241301773545162" calcext:value-type="float">
            <text:p>0.2413017735</text:p>
          </table:table-cell>
          <table:table-cell/>
          <table:table-cell office:value-type="float" office:value="-0.038737835960562" calcext:value-type="float">
            <text:p>-0.038737836</text:p>
          </table:table-cell>
          <table:table-cell office:value-type="float" office:value="-0.000147612015329203" calcext:value-type="float">
            <text:p>-0.000147612</text:p>
          </table:table-cell>
          <table:table-cell office:value-type="float" office:value="0.0131866882693562" calcext:value-type="float">
            <text:p>0.0131866883</text:p>
          </table:table-cell>
          <table:table-cell office:value-type="float" office:value="0.00454056294116294" calcext:value-type="float">
            <text:p>0.0045405629</text:p>
          </table:table-cell>
          <table:table-cell office:value-type="float" office:value="-0.0326373642161144" calcext:value-type="float">
            <text:p>-0.0326373642</text:p>
          </table:table-cell>
          <table:table-cell office:value-type="float" office:value="-0.00722865760730129" calcext:value-type="float">
            <text:p>-0.0072286576</text:p>
          </table:table-cell>
          <table:table-cell office:value-type="float" office:value="-0.941470994819428" calcext:value-type="float">
            <text:p>-0.9414709948</text:p>
          </table:table-cell>
          <table:table-cell office:value-type="float" office:value="-0.00460614316638236" calcext:value-type="float">
            <text:p>-0.0046061432</text:p>
          </table:table-cell>
          <table:table-cell office:value-type="float" office:value="-0.00498341566935203" calcext:value-type="float">
            <text:p>-0.0049834157</text:p>
          </table:table-cell>
          <table:table-cell office:value-type="float" office:value="-0.0859828660373833" calcext:value-type="float">
            <text:p>-0.085982866</text:p>
          </table:table-cell>
          <table:table-cell office:value-type="float" office:value="-0.0682183710933385" calcext:value-type="float">
            <text:p>-0.0682183711</text:p>
          </table:table-cell>
          <table:table-cell office:value-type="float" office:value="0.0359881778299172" calcext:value-type="float">
            <text:p>0.0359881778</text:p>
          </table:table-cell>
          <table:table-cell office:value-type="float" office:value="0.0221432103376729" calcext:value-type="float">
            <text:p>0.0221432103</text:p>
          </table:table-cell>
          <table:table-cell office:value-type="float" office:value="0.200315815964032" calcext:value-type="float">
            <text:p>0.200315816</text:p>
          </table:table-cell>
          <table:table-cell office:value-type="float" office:value="-0.00957224432908997" calcext:value-type="float">
            <text:p>-0.0095722443</text:p>
          </table:table-cell>
          <table:table-cell office:value-type="float" office:value="-0.0228830929881799" calcext:value-type="float">
            <text:p>-0.022883093</text:p>
          </table:table-cell>
          <table:table-cell office:value-type="float" office:value="-0.117326384191782" calcext:value-type="float">
            <text:p>-0.1173263842</text:p>
          </table:table-cell>
          <table:table-cell office:value-type="float" office:value="0.0398041155969725" calcext:value-type="float">
            <text:p>0.0398041156</text:p>
          </table:table-cell>
          <table:table-cell office:value-type="float" office:value="-0.00925832692700086" calcext:value-type="float">
            <text:p>-0.0092583269</text:p>
          </table:table-cell>
          <table:table-cell office:value-type="float" office:value="-0.12420350406735" calcext:value-type="float">
            <text:p>-0.1242035041</text:p>
          </table:table-cell>
          <table:table-cell office:value-type="float" office:value="-0.0293821827730438" calcext:value-type="float">
            <text:p>-0.0293821828</text:p>
          </table:table-cell>
          <table:table-cell office:value-type="float" office:value="0.0321965558463391" calcext:value-type="float">
            <text:p>0.0321965558</text:p>
          </table:table-cell>
          <table:table-cell office:value-type="float" office:value="-0.0326687405870203" calcext:value-type="float">
            <text:p>-0.0326687406</text:p>
          </table:table-cell>
          <table:table-cell office:value-type="float" office:value="0.0216076510704098" calcext:value-type="float">
            <text:p>0.0216076511</text:p>
          </table:table-cell>
          <table:table-cell office:value-type="float" office:value="0.0769115361599258" calcext:value-type="float">
            <text:p>0.0769115362</text:p>
          </table:table-cell>
          <table:table-cell office:value-type="float" office:value="0.0775284778460543" calcext:value-type="float">
            <text:p>0.0775284778</text:p>
          </table:table-cell>
          <table:table-cell office:value-type="float" office:value="0.668751350285569" calcext:value-type="float">
            <text:p>0.6687513503</text:p>
          </table:table-cell>
          <table:table-cell office:value-type="float" office:value="0.0855430941685606" calcext:value-type="float">
            <text:p>0.0855430942</text:p>
          </table:table-cell>
          <table:table-cell office:value-type="float" office:value="0.126198874128087" calcext:value-type="float">
            <text:p>0.1261988741</text:p>
          </table:table-cell>
          <table:table-cell office:value-type="float" office:value="0.774363944908305" calcext:value-type="float">
            <text:p>0.7743639449</text:p>
          </table:table-cell>
          <table:table-cell office:value-type="float" office:value="0.0605318850626505" calcext:value-type="float">
            <text:p>0.0605318851</text:p>
          </table:table-cell>
          <table:table-cell office:value-type="float" office:value="0.0681328386956646" calcext:value-type="float">
            <text:p>0.0681328387</text:p>
          </table:table-cell>
          <table:table-cell office:value-type="float" office:value="-0.907393828375484" calcext:value-type="float">
            <text:p>-0.9073938284</text:p>
          </table:table-cell>
          <table:table-cell office:value-type="float" office:value="-0.188160262352708" calcext:value-type="float">
            <text:p>-0.1881602624</text:p>
          </table:table-cell>
          <table:table-cell office:value-type="float" office:value="-0.892642598584163" calcext:value-type="float">
            <text:p>-0.8926425986</text:p>
          </table:table-cell>
          <table:table-cell office:value-type="float" office:value="-0.901921271530749" calcext:value-type="float">
            <text:p>-0.9019212715</text:p>
          </table:table-cell>
          <table:table-cell office:value-type="float" office:value="-0.894306715652279" calcext:value-type="float">
            <text:p>-0.8943067157</text:p>
          </table:table-cell>
          <table:table-cell office:value-type="float" office:value="-0.910560632068227" calcext:value-type="float">
            <text:p>-0.9105606321</text:p>
          </table:table-cell>
          <table:table-cell office:value-type="float" office:value="-0.286811256797424" calcext:value-type="float">
            <text:p>-0.2868112568</text:p>
          </table:table-cell>
          <table:table-cell office:value-type="float" office:value="-0.895996744744773" calcext:value-type="float">
            <text:p>-0.8959967447</text:p>
          </table:table-cell>
          <table:table-cell office:value-type="float" office:value="-0.902675412468123" calcext:value-type="float">
            <text:p>-0.9026754125</text:p>
          </table:table-cell>
          <table:table-cell office:value-type="float" office:value="-0.894248985277936" calcext:value-type="float">
            <text:p>-0.8942489853</text:p>
          </table:table-cell>
          <table:table-cell office:value-type="float" office:value="1" calcext:value-type="float">
            <text:p>1</text:p>
          </table:table-cell>
          <table:table-cell office:value-type="float" office:value="0.144209361238622" calcext:value-type="float">
            <text:p>0.1442093612</text:p>
          </table:table-cell>
          <table:table-cell office:value-type="float" office:value="0.84197666625739" calcext:value-type="float">
            <text:p>0.8419766663</text:p>
          </table:table-cell>
          <table:table-cell office:value-type="float" office:value="-0.874770906895346" calcext:value-type="float">
            <text:p>-0.8747709069</text:p>
          </table:table-cell>
          <table:table-cell office:value-type="float" office:value="0.0166578411298375" calcext:value-type="float">
            <text:p>0.0166578411</text:p>
          </table:table-cell>
          <table:table-cell office:value-type="float" office:value="0.00323898577521005" calcext:value-type="float">
            <text:p>0.0032389858</text:p>
          </table:table-cell>
          <table:table-cell office:value-type="float" office:value="0.00625221737566072" calcext:value-type="float">
            <text:p>0.0062522174</text:p>
          </table:table-cell>
          <table:table-cell office:value-type="float" office:value="0.000921021815884883" calcext:value-type="float">
            <text:p>0.0009210218</text:p>
          </table:table-cell>
          <table:table-cell office:value-type="float" office:value="0.158294982509879" calcext:value-type="float">
            <text:p>0.1582949825</text:p>
          </table:table-cell>
          <table:table-cell office:value-type="float" office:value="0.868383307112151" calcext:value-type="float">
            <text:p>0.8683833071</text:p>
          </table:table-cell>
          <table:table-cell office:value-type="float" office:value="-0.0394688840327402" calcext:value-type="float">
            <text:p>-0.039468884</text:p>
          </table:table-cell>
          <table:table-cell office:value-type="float" office:value="0.0661763120331792" calcext:value-type="float">
            <text:p>0.066176312</text:p>
          </table:table-cell>
          <table:table-cell office:value-type="float" office:value="-0.0549899424043664" calcext:value-type="float">
            <text:p>-0.0549899424</text:p>
          </table:table-cell>
          <table:table-cell office:value-type="float" office:value="0.0629205338662741" calcext:value-type="float">
            <text:p>0.0629205339</text:p>
          </table:table-cell>
          <table:table-cell office:value-type="float" office:value="0.0125938519827845" calcext:value-type="float">
            <text:p>0.012593852</text:p>
          </table:table-cell>
          <table:table-cell office:value-type="float" office:value="0.00695841353242843" calcext:value-type="float">
            <text:p>0.0069584135</text:p>
          </table:table-cell>
          <table:table-cell office:value-type="float" office:value="-0.00299894350701298" calcext:value-type="float">
            <text:p>-0.0029989435</text:p>
          </table:table-cell>
          <table:table-cell office:value-type="float" office:value="0.00774887867161324" calcext:value-type="float">
            <text:p>0.0077488787</text:p>
          </table:table-cell>
          <table:table-cell office:value-type="float" office:value="-0.125929456831527" calcext:value-type="float">
            <text:p>-0.1259294568</text:p>
          </table:table-cell>
          <table:table-cell office:value-type="float" office:value="-0.6732222200745" calcext:value-type="float">
            <text:p>-0.6732222201</text:p>
          </table:table-cell>
          <table:table-cell office:value-type="float" office:value="-0.695173139584445" calcext:value-type="float">
            <text:p>-0.6951731396</text:p>
          </table:table-cell>
          <table:table-cell office:value-type="float" office:value="-0.574844545150981" calcext:value-type="float">
            <text:p>-0.5748445452</text:p>
          </table:table-cell>
          <table:table-cell office:value-type="float" office:value="0.0625627777180515" calcext:value-type="float">
            <text:p>0.0625627777</text:p>
          </table:table-cell>
          <table:table-cell office:value-type="float" office:value="0.0524758776610107" calcext:value-type="float">
            <text:p>0.0524758777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user_id_rating</text:p>
          </table:table-cell>
          <table:table-cell office:value-type="float" office:value="-0.0148505679151773" calcext:value-type="float">
            <text:p>-0.0148505679</text:p>
          </table:table-cell>
          <table:table-cell office:value-type="float" office:value="0.0312870199169558" calcext:value-type="float">
            <text:p>0.0312870199</text:p>
          </table:table-cell>
          <table:table-cell office:value-type="float" office:value="0.0775826163642306" calcext:value-type="float">
            <text:p>0.0775826164</text:p>
          </table:table-cell>
          <table:table-cell/>
          <table:table-cell office:value-type="float" office:value="0.0187204877606209" calcext:value-type="float">
            <text:p>0.0187204878</text:p>
          </table:table-cell>
          <table:table-cell office:value-type="float" office:value="0.0110330459163478" calcext:value-type="float">
            <text:p>0.0110330459</text:p>
          </table:table-cell>
          <table:table-cell office:value-type="float" office:value="0.167567571688573" calcext:value-type="float">
            <text:p>0.1675675717</text:p>
          </table:table-cell>
          <table:table-cell office:value-type="float" office:value="0.0198086456108292" calcext:value-type="float">
            <text:p>0.0198086456</text:p>
          </table:table-cell>
          <table:table-cell office:value-type="float" office:value="0.0758596159364115" calcext:value-type="float">
            <text:p>0.0758596159</text:p>
          </table:table-cell>
          <table:table-cell office:value-type="float" office:value="0.0775826163642306" calcext:value-type="float">
            <text:p>0.0775826164</text:p>
          </table:table-cell>
          <table:table-cell office:value-type="float" office:value="0.0775725350840657" calcext:value-type="float">
            <text:p>0.0775725351</text:p>
          </table:table-cell>
          <table:table-cell office:value-type="float" office:value="0.0104572858869758" calcext:value-type="float">
            <text:p>0.0104572859</text:p>
          </table:table-cell>
          <table:table-cell office:value-type="float" office:value="0.107651637480467" calcext:value-type="float">
            <text:p>0.1076516375</text:p>
          </table:table-cell>
          <table:table-cell/>
          <table:table-cell office:value-type="float" office:value="0.614915385948498" calcext:value-type="float">
            <text:p>0.6149153859</text:p>
          </table:table-cell>
          <table:table-cell office:value-type="float" office:value="-0.0109688828041286" calcext:value-type="float">
            <text:p>-0.0109688828</text:p>
          </table:table-cell>
          <table:table-cell office:value-type="float" office:value="0.0837385622840514" calcext:value-type="float">
            <text:p>0.0837385623</text:p>
          </table:table-cell>
          <table:table-cell office:value-type="float" office:value="0.0824015215631537" calcext:value-type="float">
            <text:p>0.0824015216</text:p>
          </table:table-cell>
          <table:table-cell office:value-type="float" office:value="0.040072842064736" calcext:value-type="float">
            <text:p>0.0400728421</text:p>
          </table:table-cell>
          <table:table-cell office:value-type="float" office:value="0.0616059448753176" calcext:value-type="float">
            <text:p>0.0616059449</text:p>
          </table:table-cell>
          <table:table-cell office:value-type="float" office:value="-0.099825625219448" calcext:value-type="float">
            <text:p>-0.0998256252</text:p>
          </table:table-cell>
          <table:table-cell office:value-type="float" office:value="-0.0199880004628112" calcext:value-type="float">
            <text:p>-0.0199880005</text:p>
          </table:table-cell>
          <table:table-cell office:value-type="float" office:value="-0.0390844581502683" calcext:value-type="float">
            <text:p>-0.0390844582</text:p>
          </table:table-cell>
          <table:table-cell office:value-type="float" office:value="0.66743662453637" calcext:value-type="float">
            <text:p>0.6674366245</text:p>
          </table:table-cell>
          <table:table-cell office:value-type="float" office:value="0.681573746323399" calcext:value-type="float">
            <text:p>0.6815737463</text:p>
          </table:table-cell>
          <table:table-cell office:value-type="float" office:value="-0.0164563353008222" calcext:value-type="float">
            <text:p>-0.0164563353</text:p>
          </table:table-cell>
          <table:table-cell office:value-type="float" office:value="-0.017626940400305" calcext:value-type="float">
            <text:p>-0.0176269404</text:p>
          </table:table-cell>
          <table:table-cell office:value-type="float" office:value="0.104072482511467" calcext:value-type="float">
            <text:p>0.1040724825</text:p>
          </table:table-cell>
          <table:table-cell office:value-type="float" office:value="0.0751822704383895" calcext:value-type="float">
            <text:p>0.0751822704</text:p>
          </table:table-cell>
          <table:table-cell office:value-type="float" office:value="0.370886200052246" calcext:value-type="float">
            <text:p>0.3708862001</text:p>
          </table:table-cell>
          <table:table-cell office:value-type="float" office:value="0.193759990576256" calcext:value-type="float">
            <text:p>0.1937599906</text:p>
          </table:table-cell>
          <table:table-cell office:value-type="float" office:value="0.0115797321613547" calcext:value-type="float">
            <text:p>0.0115797322</text:p>
          </table:table-cell>
          <table:table-cell office:value-type="float" office:value="0.302389795803587" calcext:value-type="float">
            <text:p>0.3023897958</text:p>
          </table:table-cell>
          <table:table-cell office:value-type="float" office:value="0.255035143823677" calcext:value-type="float">
            <text:p>0.2550351438</text:p>
          </table:table-cell>
          <table:table-cell office:value-type="float" office:value="0.16883517470011" calcext:value-type="float">
            <text:p>0.1688351747</text:p>
          </table:table-cell>
          <table:table-cell office:value-type="float" office:value="-0.00178594521304649" calcext:value-type="float">
            <text:p>-0.0017859452</text:p>
          </table:table-cell>
          <table:table-cell office:value-type="float" office:value="0.195928415054683" calcext:value-type="float">
            <text:p>0.1959284151</text:p>
          </table:table-cell>
          <table:table-cell office:value-type="float" office:value="-0.00640201560992868" calcext:value-type="float">
            <text:p>-0.0064020156</text:p>
          </table:table-cell>
          <table:table-cell office:value-type="float" office:value="0.369355549028011" calcext:value-type="float">
            <text:p>0.369355549</text:p>
          </table:table-cell>
          <table:table-cell office:value-type="float" office:value="0.43342383974748" calcext:value-type="float">
            <text:p>0.4334238397</text:p>
          </table:table-cell>
          <table:table-cell office:value-type="float" office:value="0.381151989560821" calcext:value-type="float">
            <text:p>0.3811519896</text:p>
          </table:table-cell>
          <table:table-cell office:value-type="float" office:value="0.459884722960836" calcext:value-type="float">
            <text:p>0.459884723</text:p>
          </table:table-cell>
          <table:table-cell office:value-type="float" office:value="0.651622114686572" calcext:value-type="float">
            <text:p>0.6516221147</text:p>
          </table:table-cell>
          <table:table-cell office:value-type="float" office:value="0.479546460286645" calcext:value-type="float">
            <text:p>0.4795464603</text:p>
          </table:table-cell>
          <table:table-cell office:value-type="float" office:value="0.0381402753703902" calcext:value-type="float">
            <text:p>0.0381402754</text:p>
          </table:table-cell>
          <table:table-cell office:value-type="float" office:value="0.0246775623876759" calcext:value-type="float">
            <text:p>0.0246775624</text:p>
          </table:table-cell>
          <table:table-cell office:value-type="float" office:value="-0.118618910670782" calcext:value-type="float">
            <text:p>-0.1186189107</text:p>
          </table:table-cell>
          <table:table-cell office:value-type="float" office:value="-0.0281320884318331" calcext:value-type="float">
            <text:p>-0.0281320884</text:p>
          </table:table-cell>
          <table:table-cell office:value-type="float" office:value="-0.120274361972412" calcext:value-type="float">
            <text:p>-0.120274362</text:p>
          </table:table-cell>
          <table:table-cell office:value-type="float" office:value="-0.112841320265104" calcext:value-type="float">
            <text:p>-0.1128413203</text:p>
          </table:table-cell>
          <table:table-cell office:value-type="float" office:value="-0.117536623992887" calcext:value-type="float">
            <text:p>-0.117536624</text:p>
          </table:table-cell>
          <table:table-cell office:value-type="float" office:value="-0.0599484443146301" calcext:value-type="float">
            <text:p>-0.0599484443</text:p>
          </table:table-cell>
          <table:table-cell office:value-type="float" office:value="0.121934439050775" calcext:value-type="float">
            <text:p>0.1219344391</text:p>
          </table:table-cell>
          <table:table-cell office:value-type="float" office:value="-0.0618268260860813" calcext:value-type="float">
            <text:p>-0.0618268261</text:p>
          </table:table-cell>
          <table:table-cell office:value-type="float" office:value="-0.0584722776082473" calcext:value-type="float">
            <text:p>-0.0584722776</text:p>
          </table:table-cell>
          <table:table-cell office:value-type="float" office:value="-0.0522974411184043" calcext:value-type="float">
            <text:p>-0.0522974411</text:p>
          </table:table-cell>
          <table:table-cell office:value-type="float" office:value="0.144209361238622" calcext:value-type="float">
            <text:p>0.1442093612</text:p>
          </table:table-cell>
          <table:table-cell office:value-type="float" office:value="1" calcext:value-type="float">
            <text:p>1</text:p>
          </table:table-cell>
          <table:table-cell office:value-type="float" office:value="-0.412453593080811" calcext:value-type="float">
            <text:p>-0.4124535931</text:p>
          </table:table-cell>
          <table:table-cell office:value-type="float" office:value="0.146114769601656" calcext:value-type="float">
            <text:p>0.1461147696</text:p>
          </table:table-cell>
          <table:table-cell office:value-type="float" office:value="0.0917558281816779" calcext:value-type="float">
            <text:p>0.0917558282</text:p>
          </table:table-cell>
          <table:table-cell office:value-type="float" office:value="0.0323051690347698" calcext:value-type="float">
            <text:p>0.032305169</text:p>
          </table:table-cell>
          <table:table-cell office:value-type="float" office:value="0.0865381295295411" calcext:value-type="float">
            <text:p>0.0865381295</text:p>
          </table:table-cell>
          <table:table-cell office:value-type="float" office:value="0.0374160142944319" calcext:value-type="float">
            <text:p>0.0374160143</text:p>
          </table:table-cell>
          <table:table-cell office:value-type="float" office:value="0.852059642058965" calcext:value-type="float">
            <text:p>0.8520596421</text:p>
          </table:table-cell>
          <table:table-cell office:value-type="float" office:value="-0.300791583420174" calcext:value-type="float">
            <text:p>-0.3007915834</text:p>
          </table:table-cell>
          <table:table-cell office:value-type="float" office:value="0.106841179044321" calcext:value-type="float">
            <text:p>0.106841179</text:p>
          </table:table-cell>
          <table:table-cell office:value-type="float" office:value="0.00232028073246212" calcext:value-type="float">
            <text:p>0.0023202807</text:p>
          </table:table-cell>
          <table:table-cell office:value-type="float" office:value="0.112501109608984" calcext:value-type="float">
            <text:p>0.1125011096</text:p>
          </table:table-cell>
          <table:table-cell office:value-type="float" office:value="0.00140881648360602" calcext:value-type="float">
            <text:p>0.0014088165</text:p>
          </table:table-cell>
          <table:table-cell office:value-type="float" office:value="0.0683178420697904" calcext:value-type="float">
            <text:p>0.0683178421</text:p>
          </table:table-cell>
          <table:table-cell office:value-type="float" office:value="0.0532450710258026" calcext:value-type="float">
            <text:p>0.053245071</text:p>
          </table:table-cell>
          <table:table-cell office:value-type="float" office:value="0.0627021212771148" calcext:value-type="float">
            <text:p>0.0627021213</text:p>
          </table:table-cell>
          <table:table-cell office:value-type="float" office:value="0.0567456656864928" calcext:value-type="float">
            <text:p>0.0567456657</text:p>
          </table:table-cell>
          <table:table-cell office:value-type="float" office:value="0.370797820910774" calcext:value-type="float">
            <text:p>0.3707978209</text:p>
          </table:table-cell>
          <table:table-cell office:value-type="float" office:value="0.346092206656391" calcext:value-type="float">
            <text:p>0.3460922067</text:p>
          </table:table-cell>
          <table:table-cell office:value-type="float" office:value="0.175530840653999" calcext:value-type="float">
            <text:p>0.1755308407</text:p>
          </table:table-cell>
          <table:table-cell office:value-type="float" office:value="0.280174570027298" calcext:value-type="float">
            <text:p>0.28017457</text:p>
          </table:table-cell>
          <table:table-cell office:value-type="float" office:value="-0.15063169467068" calcext:value-type="float">
            <text:p>-0.1506316947</text:p>
          </table:table-cell>
          <table:table-cell office:value-type="float" office:value="-0.15760088782219" calcext:value-type="float">
            <text:p>-0.1576008878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rating_diff_content_user_id</text:p>
          </table:table-cell>
          <table:table-cell office:value-type="float" office:value="-0.0292446460472325" calcext:value-type="float">
            <text:p>-0.029244646</text:p>
          </table:table-cell>
          <table:table-cell office:value-type="float" office:value="-0.0138125924176313" calcext:value-type="float">
            <text:p>-0.0138125924</text:p>
          </table:table-cell>
          <table:table-cell office:value-type="float" office:value="0.0341460576329227" calcext:value-type="float">
            <text:p>0.0341460576</text:p>
          </table:table-cell>
          <table:table-cell/>
          <table:table-cell office:value-type="float" office:value="-0.0390186543877797" calcext:value-type="float">
            <text:p>-0.0390186544</text:p>
          </table:table-cell>
          <table:table-cell office:value-type="float" office:value="0.00789414920996991" calcext:value-type="float">
            <text:p>0.0078941492</text:p>
          </table:table-cell>
          <table:table-cell office:value-type="float" office:value="-0.411540067190585" calcext:value-type="float">
            <text:p>-0.4115400672</text:p>
          </table:table-cell>
          <table:table-cell office:value-type="float" office:value="0.0164904559534949" calcext:value-type="float">
            <text:p>0.016490456</text:p>
          </table:table-cell>
          <table:table-cell office:value-type="float" office:value="-0.161263477462738" calcext:value-type="float">
            <text:p>-0.1612634775</text:p>
          </table:table-cell>
          <table:table-cell office:value-type="float" office:value="0.0341460576329227" calcext:value-type="float">
            <text:p>0.0341460576</text:p>
          </table:table-cell>
          <table:table-cell office:value-type="float" office:value="0.0341494434745116" calcext:value-type="float">
            <text:p>0.0341494435</text:p>
          </table:table-cell>
          <table:table-cell office:value-type="float" office:value="0.0321204717221957" calcext:value-type="float">
            <text:p>0.0321204717</text:p>
          </table:table-cell>
          <table:table-cell office:value-type="float" office:value="0.163449702848177" calcext:value-type="float">
            <text:p>0.1634497028</text:p>
          </table:table-cell>
          <table:table-cell/>
          <table:table-cell office:value-type="float" office:value="-0.371446987804152" calcext:value-type="float">
            <text:p>-0.3714469878</text:p>
          </table:table-cell>
          <table:table-cell office:value-type="float" office:value="0.00584448504656691" calcext:value-type="float">
            <text:p>0.005844485</text:p>
          </table:table-cell>
          <table:table-cell office:value-type="float" office:value="-0.0335156633749705" calcext:value-type="float">
            <text:p>-0.0335156634</text:p>
          </table:table-cell>
          <table:table-cell office:value-type="float" office:value="-0.0407463272117296" calcext:value-type="float">
            <text:p>-0.0407463272</text:p>
          </table:table-cell>
          <table:table-cell office:value-type="float" office:value="-0.0518942378871649" calcext:value-type="float">
            <text:p>-0.0518942379</text:p>
          </table:table-cell>
          <table:table-cell office:value-type="float" office:value="-0.0402937012258036" calcext:value-type="float">
            <text:p>-0.0402937012</text:p>
          </table:table-cell>
          <table:table-cell office:value-type="float" office:value="-0.812293365041224" calcext:value-type="float">
            <text:p>-0.812293365</text:p>
          </table:table-cell>
          <table:table-cell office:value-type="float" office:value="0.00674773498941018" calcext:value-type="float">
            <text:p>0.006747735</text:p>
          </table:table-cell>
          <table:table-cell office:value-type="float" office:value="0.0175762363305633" calcext:value-type="float">
            <text:p>0.0175762363</text:p>
          </table:table-cell>
          <table:table-cell office:value-type="float" office:value="-0.443595353908385" calcext:value-type="float">
            <text:p>-0.4435953539</text:p>
          </table:table-cell>
          <table:table-cell office:value-type="float" office:value="-0.434972008982942" calcext:value-type="float">
            <text:p>-0.434972009</text:p>
          </table:table-cell>
          <table:table-cell office:value-type="float" office:value="0.0421029766686347" calcext:value-type="float">
            <text:p>0.0421029767</text:p>
          </table:table-cell>
          <table:table-cell office:value-type="float" office:value="0.0299955082036642" calcext:value-type="float">
            <text:p>0.0299955082</text:p>
          </table:table-cell>
          <table:table-cell office:value-type="float" office:value="0.127669371394682" calcext:value-type="float">
            <text:p>0.1276693714</text:p>
          </table:table-cell>
          <table:table-cell office:value-type="float" office:value="-0.0498025692652874" calcext:value-type="float">
            <text:p>-0.0498025693</text:p>
          </table:table-cell>
          <table:table-cell office:value-type="float" office:value="-0.223595131115829" calcext:value-type="float">
            <text:p>-0.2235951311</text:p>
          </table:table-cell>
          <table:table-cell office:value-type="float" office:value="-0.213755531957854" calcext:value-type="float">
            <text:p>-0.213755532</text:p>
          </table:table-cell>
          <table:table-cell office:value-type="float" office:value="0.0302968184355664" calcext:value-type="float">
            <text:p>0.0302968184</text:p>
          </table:table-cell>
          <table:table-cell office:value-type="float" office:value="-0.17365395972243" calcext:value-type="float">
            <text:p>-0.1736539597</text:p>
          </table:table-cell>
          <table:table-cell office:value-type="float" office:value="-0.25354518898208" calcext:value-type="float">
            <text:p>-0.253545189</text:p>
          </table:table-cell>
          <table:table-cell office:value-type="float" office:value="-0.119100403494237" calcext:value-type="float">
            <text:p>-0.1191004035</text:p>
          </table:table-cell>
          <table:table-cell office:value-type="float" office:value="0.0306139173025233" calcext:value-type="float">
            <text:p>0.0306139173</text:p>
          </table:table-cell>
          <table:table-cell office:value-type="float" office:value="-0.136897598806657" calcext:value-type="float">
            <text:p>-0.1368975988</text:p>
          </table:table-cell>
          <table:table-cell office:value-type="float" office:value="0.0233824972604338" calcext:value-type="float">
            <text:p>0.0233824973</text:p>
          </table:table-cell>
          <table:table-cell office:value-type="float" office:value="-0.130946134470471" calcext:value-type="float">
            <text:p>-0.1309461345</text:p>
          </table:table-cell>
          <table:table-cell office:value-type="float" office:value="-0.169656916167111" calcext:value-type="float">
            <text:p>-0.1696569162</text:p>
          </table:table-cell>
          <table:table-cell office:value-type="float" office:value="0.402885363794702" calcext:value-type="float">
            <text:p>0.4028853638</text:p>
          </table:table-cell>
          <table:table-cell office:value-type="float" office:value="-0.172443200142094" calcext:value-type="float">
            <text:p>-0.1724432001</text:p>
          </table:table-cell>
          <table:table-cell office:value-type="float" office:value="-0.247143991384384" calcext:value-type="float">
            <text:p>-0.2471439914</text:p>
          </table:table-cell>
          <table:table-cell office:value-type="float" office:value="0.445802953759421" calcext:value-type="float">
            <text:p>0.4458029538</text:p>
          </table:table-cell>
          <table:table-cell office:value-type="float" office:value="0.0349311709539323" calcext:value-type="float">
            <text:p>0.034931171</text:p>
          </table:table-cell>
          <table:table-cell office:value-type="float" office:value="0.04926866547175" calcext:value-type="float">
            <text:p>0.0492686655</text:p>
          </table:table-cell>
          <table:table-cell office:value-type="float" office:value="-0.75976768479401" calcext:value-type="float">
            <text:p>-0.7597676848</text:p>
          </table:table-cell>
          <table:table-cell office:value-type="float" office:value="-0.155465417990355" calcext:value-type="float">
            <text:p>-0.155465418</text:p>
          </table:table-cell>
          <table:table-cell office:value-type="float" office:value="-0.745304952446546" calcext:value-type="float">
            <text:p>-0.7453049524</text:p>
          </table:table-cell>
          <table:table-cell office:value-type="float" office:value="-0.758167888287638" calcext:value-type="float">
            <text:p>-0.7581678883</text:p>
          </table:table-cell>
          <table:table-cell office:value-type="float" office:value="-0.748439448557745" calcext:value-type="float">
            <text:p>-0.7484394486</text:p>
          </table:table-cell>
          <table:table-cell office:value-type="float" office:value="-0.806341867260131" calcext:value-type="float">
            <text:p>-0.8063418673</text:p>
          </table:table-cell>
          <table:table-cell office:value-type="float" office:value="-0.330372655033997" calcext:value-type="float">
            <text:p>-0.330372655</text:p>
          </table:table-cell>
          <table:table-cell office:value-type="float" office:value="-0.791905801496059" calcext:value-type="float">
            <text:p>-0.7919058015</text:p>
          </table:table-cell>
          <table:table-cell office:value-type="float" office:value="-0.799878310840797" calcext:value-type="float">
            <text:p>-0.7998783108</text:p>
          </table:table-cell>
          <table:table-cell office:value-type="float" office:value="-0.795465031377431" calcext:value-type="float">
            <text:p>-0.7954650314</text:p>
          </table:table-cell>
          <table:table-cell office:value-type="float" office:value="0.84197666625739" calcext:value-type="float">
            <text:p>0.8419766663</text:p>
          </table:table-cell>
          <table:table-cell office:value-type="float" office:value="-0.412453593080811" calcext:value-type="float">
            <text:p>-0.4124535931</text:p>
          </table:table-cell>
          <table:table-cell office:value-type="float" office:value="1" calcext:value-type="float">
            <text:p>1</text:p>
          </table:table-cell>
          <table:table-cell office:value-type="float" office:value="-0.825212820143497" calcext:value-type="float">
            <text:p>-0.8252128201</text:p>
          </table:table-cell>
          <table:table-cell office:value-type="float" office:value="-0.034691232068692" calcext:value-type="float">
            <text:p>-0.0346912321</text:p>
          </table:table-cell>
          <table:table-cell office:value-type="float" office:value="-0.0146313812278339" calcext:value-type="float">
            <text:p>-0.0146313812</text:p>
          </table:table-cell>
          <table:table-cell office:value-type="float" office:value="-0.0414259078192801" calcext:value-type="float">
            <text:p>-0.0414259078</text:p>
          </table:table-cell>
          <table:table-cell office:value-type="float" office:value="-0.0195518012618724" calcext:value-type="float">
            <text:p>-0.0195518013</text:p>
          </table:table-cell>
          <table:table-cell office:value-type="float" office:value="-0.318827351251984" calcext:value-type="float">
            <text:p>-0.3188273513</text:p>
          </table:table-cell>
          <table:table-cell office:value-type="float" office:value="0.963430419546008" calcext:value-type="float">
            <text:p>0.9634304195</text:p>
          </table:table-cell>
          <table:table-cell office:value-type="float" office:value="-0.094586306687634" calcext:value-type="float">
            <text:p>-0.0945863067</text:p>
          </table:table-cell>
          <table:table-cell office:value-type="float" office:value="0.0596569634878637" calcext:value-type="float">
            <text:p>0.0596569635</text:p>
          </table:table-cell>
          <table:table-cell office:value-type="float" office:value="-0.111960883349586" calcext:value-type="float">
            <text:p>-0.1119608833</text:p>
          </table:table-cell>
          <table:table-cell office:value-type="float" office:value="0.0571566314062299" calcext:value-type="float">
            <text:p>0.0571566314</text:p>
          </table:table-cell>
          <table:table-cell office:value-type="float" office:value="-0.0256538530694418" calcext:value-type="float">
            <text:p>-0.0256538531</text:p>
          </table:table-cell>
          <table:table-cell office:value-type="float" office:value="-0.0226239761535123" calcext:value-type="float">
            <text:p>-0.0226239762</text:p>
          </table:table-cell>
          <table:table-cell office:value-type="float" office:value="-0.0369468399564559" calcext:value-type="float">
            <text:p>-0.03694684</text:p>
          </table:table-cell>
          <table:table-cell office:value-type="float" office:value="-0.0238048422997896" calcext:value-type="float">
            <text:p>-0.0238048423</text:p>
          </table:table-cell>
          <table:table-cell office:value-type="float" office:value="-0.318094959344948" calcext:value-type="float">
            <text:p>-0.3180949593</text:p>
          </table:table-cell>
          <table:table-cell office:value-type="float" office:value="-0.808463320793828" calcext:value-type="float">
            <text:p>-0.8084633208</text:p>
          </table:table-cell>
          <table:table-cell office:value-type="float" office:value="-0.735679105220434" calcext:value-type="float">
            <text:p>-0.7356791052</text:p>
          </table:table-cell>
          <table:table-cell office:value-type="float" office:value="-0.681957539263134" calcext:value-type="float">
            <text:p>-0.6819575393</text:p>
          </table:table-cell>
          <table:table-cell office:value-type="float" office:value="0.139721735259088" calcext:value-type="float">
            <text:p>0.1397217353</text:p>
          </table:table-cell>
          <table:table-cell office:value-type="float" office:value="0.134235414487099" calcext:value-type="float">
            <text:p>0.1342354145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prev_ans_te</text:p>
          </table:table-cell>
          <table:table-cell office:value-type="float" office:value="0.174984196933166" calcext:value-type="float">
            <text:p>0.1749841969</text:p>
          </table:table-cell>
          <table:table-cell office:value-type="float" office:value="0.00687961851756264" calcext:value-type="float">
            <text:p>0.0068796185</text:p>
          </table:table-cell>
          <table:table-cell office:value-type="float" office:value="0.0396092957010602" calcext:value-type="float">
            <text:p>0.0396092957</text:p>
          </table:table-cell>
          <table:table-cell/>
          <table:table-cell office:value-type="float" office:value="0.201790469545734" calcext:value-type="float">
            <text:p>0.2017904695</text:p>
          </table:table-cell>
          <table:table-cell office:value-type="float" office:value="-0.00935119713533757" calcext:value-type="float">
            <text:p>-0.0093511971</text:p>
          </table:table-cell>
          <table:table-cell office:value-type="float" office:value="0.457407139666187" calcext:value-type="float">
            <text:p>0.4574071397</text:p>
          </table:table-cell>
          <table:table-cell office:value-type="float" office:value="0.0626646926564745" calcext:value-type="float">
            <text:p>0.0626646927</text:p>
          </table:table-cell>
          <table:table-cell office:value-type="float" office:value="0.41395081558876" calcext:value-type="float">
            <text:p>0.4139508156</text:p>
          </table:table-cell>
          <table:table-cell office:value-type="float" office:value="0.0396092957010602" calcext:value-type="float">
            <text:p>0.0396092957</text:p>
          </table:table-cell>
          <table:table-cell office:value-type="float" office:value="0.0395948122002944" calcext:value-type="float">
            <text:p>0.0395948122</text:p>
          </table:table-cell>
          <table:table-cell office:value-type="float" office:value="-0.0431651639323936" calcext:value-type="float">
            <text:p>-0.0431651639</text:p>
          </table:table-cell>
          <table:table-cell office:value-type="float" office:value="-0.00255841329373817" calcext:value-type="float">
            <text:p>-0.0025584133</text:p>
          </table:table-cell>
          <table:table-cell/>
          <table:table-cell office:value-type="float" office:value="0.339632567837982" calcext:value-type="float">
            <text:p>0.3396325678</text:p>
          </table:table-cell>
          <table:table-cell office:value-type="float" office:value="-0.0139010046126484" calcext:value-type="float">
            <text:p>-0.0139010046</text:p>
          </table:table-cell>
          <table:table-cell office:value-type="float" office:value="0.198144540022501" calcext:value-type="float">
            <text:p>0.19814454</text:p>
          </table:table-cell>
          <table:table-cell office:value-type="float" office:value="0.19499760890403" calcext:value-type="float">
            <text:p>0.1949976089</text:p>
          </table:table-cell>
          <table:table-cell office:value-type="float" office:value="0.210135489100219" calcext:value-type="float">
            <text:p>0.2101354891</text:p>
          </table:table-cell>
          <table:table-cell office:value-type="float" office:value="0.330553791477046" calcext:value-type="float">
            <text:p>0.3305537915</text:p>
          </table:table-cell>
          <table:table-cell office:value-type="float" office:value="0.933075666933494" calcext:value-type="float">
            <text:p>0.9330756669</text:p>
          </table:table-cell>
          <table:table-cell office:value-type="float" office:value="-0.0181511140368217" calcext:value-type="float">
            <text:p>-0.018151114</text:p>
          </table:table-cell>
          <table:table-cell office:value-type="float" office:value="-0.0425776032758345" calcext:value-type="float">
            <text:p>-0.0425776033</text:p>
          </table:table-cell>
          <table:table-cell office:value-type="float" office:value="0.342771402865977" calcext:value-type="float">
            <text:p>0.3427714029</text:p>
          </table:table-cell>
          <table:table-cell office:value-type="float" office:value="0.344280092900185" calcext:value-type="float">
            <text:p>0.3442800929</text:p>
          </table:table-cell>
          <table:table-cell office:value-type="float" office:value="0.110423203768909" calcext:value-type="float">
            <text:p>0.1104232038</text:p>
          </table:table-cell>
          <table:table-cell office:value-type="float" office:value="0.132361404774981" calcext:value-type="float">
            <text:p>0.1323614048</text:p>
          </table:table-cell>
          <table:table-cell office:value-type="float" office:value="0.120907062726379" calcext:value-type="float">
            <text:p>0.1209070627</text:p>
          </table:table-cell>
          <table:table-cell office:value-type="float" office:value="0.193501909168627" calcext:value-type="float">
            <text:p>0.1935019092</text:p>
          </table:table-cell>
          <table:table-cell office:value-type="float" office:value="0.36810229045299" calcext:value-type="float">
            <text:p>0.3681022905</text:p>
          </table:table-cell>
          <table:table-cell office:value-type="float" office:value="0.483027598611761" calcext:value-type="float">
            <text:p>0.4830275986</text:p>
          </table:table-cell>
          <table:table-cell office:value-type="float" office:value="-0.346556335258683" calcext:value-type="float">
            <text:p>-0.3465563353</text:p>
          </table:table-cell>
          <table:table-cell office:value-type="float" office:value="0.336000779208462" calcext:value-type="float">
            <text:p>0.3360007792</text:p>
          </table:table-cell>
          <table:table-cell office:value-type="float" office:value="0.537030713971883" calcext:value-type="float">
            <text:p>0.537030714</text:p>
          </table:table-cell>
          <table:table-cell office:value-type="float" office:value="0.246035318775225" calcext:value-type="float">
            <text:p>0.2460353188</text:p>
          </table:table-cell>
          <table:table-cell office:value-type="float" office:value="0.0769917893971815" calcext:value-type="float">
            <text:p>0.0769917894</text:p>
          </table:table-cell>
          <table:table-cell office:value-type="float" office:value="0.239809454948197" calcext:value-type="float">
            <text:p>0.2398094549</text:p>
          </table:table-cell>
          <table:table-cell office:value-type="float" office:value="0.0922850168879722" calcext:value-type="float">
            <text:p>0.0922850169</text:p>
          </table:table-cell>
          <table:table-cell office:value-type="float" office:value="-0.0347034613303991" calcext:value-type="float">
            <text:p>-0.0347034613</text:p>
          </table:table-cell>
          <table:table-cell office:value-type="float" office:value="0.0445691451998414" calcext:value-type="float">
            <text:p>0.0445691452</text:p>
          </table:table-cell>
          <table:table-cell office:value-type="float" office:value="-0.566411169132897" calcext:value-type="float">
            <text:p>-0.5664111691</text:p>
          </table:table-cell>
          <table:table-cell office:value-type="float" office:value="0.00283461052594112" calcext:value-type="float">
            <text:p>0.0028346105</text:p>
          </table:table-cell>
          <table:table-cell office:value-type="float" office:value="0.0767404787241398" calcext:value-type="float">
            <text:p>0.0767404787</text:p>
          </table:table-cell>
          <table:table-cell office:value-type="float" office:value="-0.703268364319794" calcext:value-type="float">
            <text:p>-0.7032683643</text:p>
          </table:table-cell>
          <table:table-cell office:value-type="float" office:value="0.0808512417679601" calcext:value-type="float">
            <text:p>0.0808512418</text:p>
          </table:table-cell>
          <table:table-cell office:value-type="float" office:value="0.097752313584163" calcext:value-type="float">
            <text:p>0.0977523136</text:p>
          </table:table-cell>
          <table:table-cell office:value-type="float" office:value="0.924757801760479" calcext:value-type="float">
            <text:p>0.9247578018</text:p>
          </table:table-cell>
          <table:table-cell office:value-type="float" office:value="0.262428541946854" calcext:value-type="float">
            <text:p>0.2624285419</text:p>
          </table:table-cell>
          <table:table-cell office:value-type="float" office:value="0.923082310938354" calcext:value-type="float">
            <text:p>0.9230823109</text:p>
          </table:table-cell>
          <table:table-cell office:value-type="float" office:value="0.910707208869871" calcext:value-type="float">
            <text:p>0.9107072089</text:p>
          </table:table-cell>
          <table:table-cell office:value-type="float" office:value="0.920048708908105" calcext:value-type="float">
            <text:p>0.9200487089</text:p>
          </table:table-cell>
          <table:table-cell office:value-type="float" office:value="0.94999810546302" calcext:value-type="float">
            <text:p>0.9499981055</text:p>
          </table:table-cell>
          <table:table-cell office:value-type="float" office:value="0.492207929311189" calcext:value-type="float">
            <text:p>0.4922079293</text:p>
          </table:table-cell>
          <table:table-cell office:value-type="float" office:value="0.942566746451164" calcext:value-type="float">
            <text:p>0.9425667465</text:p>
          </table:table-cell>
          <table:table-cell office:value-type="float" office:value="0.93930539950571" calcext:value-type="float">
            <text:p>0.9393053995</text:p>
          </table:table-cell>
          <table:table-cell office:value-type="float" office:value="0.971270082002778" calcext:value-type="float">
            <text:p>0.971270082</text:p>
          </table:table-cell>
          <table:table-cell office:value-type="float" office:value="-0.874770906895346" calcext:value-type="float">
            <text:p>-0.8747709069</text:p>
          </table:table-cell>
          <table:table-cell office:value-type="float" office:value="0.146114769601656" calcext:value-type="float">
            <text:p>0.1461147696</text:p>
          </table:table-cell>
          <table:table-cell office:value-type="float" office:value="-0.825212820143497" calcext:value-type="float">
            <text:p>-0.8252128201</text:p>
          </table:table-cell>
          <table:table-cell office:value-type="float" office:value="1" calcext:value-type="float">
            <text:p>1</text:p>
          </table:table-cell>
          <table:table-cell office:value-type="float" office:value="0.287571164894745" calcext:value-type="float">
            <text:p>0.2875711649</text:p>
          </table:table-cell>
          <table:table-cell office:value-type="float" office:value="-0.0000202808703053971" calcext:value-type="float">
            <text:p>-2.02808703053971E-05</text:p>
          </table:table-cell>
          <table:table-cell office:value-type="float" office:value="0.294652401740516" calcext:value-type="float">
            <text:p>0.2946524017</text:p>
          </table:table-cell>
          <table:table-cell office:value-type="float" office:value="0.00254370719400816" calcext:value-type="float">
            <text:p>0.0025437072</text:p>
          </table:table-cell>
          <table:table-cell office:value-type="float" office:value="0.0229516278011359" calcext:value-type="float">
            <text:p>0.0229516278</text:p>
          </table:table-cell>
          <table:table-cell office:value-type="float" office:value="-0.840424113034282" calcext:value-type="float">
            <text:p>-0.840424113</text:p>
          </table:table-cell>
          <table:table-cell office:value-type="float" office:value="0.27422077608179" calcext:value-type="float">
            <text:p>0.2742207761</text:p>
          </table:table-cell>
          <table:table-cell office:value-type="float" office:value="-0.074143177282094" calcext:value-type="float">
            <text:p>-0.0741431773</text:p>
          </table:table-cell>
          <table:table-cell office:value-type="float" office:value="0.280296165046396" calcext:value-type="float">
            <text:p>0.280296165</text:p>
          </table:table-cell>
          <table:table-cell office:value-type="float" office:value="-0.0571704717682658" calcext:value-type="float">
            <text:p>-0.0571704718</text:p>
          </table:table-cell>
          <table:table-cell office:value-type="float" office:value="0.13779217131231" calcext:value-type="float">
            <text:p>0.1377921713</text:p>
          </table:table-cell>
          <table:table-cell office:value-type="float" office:value="0.17038973536611" calcext:value-type="float">
            <text:p>0.1703897354</text:p>
          </table:table-cell>
          <table:table-cell office:value-type="float" office:value="0.147412814056332" calcext:value-type="float">
            <text:p>0.1474128141</text:p>
          </table:table-cell>
          <table:table-cell office:value-type="float" office:value="0.159361609347823" calcext:value-type="float">
            <text:p>0.1593616093</text:p>
          </table:table-cell>
          <table:table-cell office:value-type="float" office:value="0.329971087088976" calcext:value-type="float">
            <text:p>0.3299710871</text:p>
          </table:table-cell>
          <table:table-cell office:value-type="float" office:value="0.799229402003961" calcext:value-type="float">
            <text:p>0.799229402</text:p>
          </table:table-cell>
          <table:table-cell office:value-type="float" office:value="0.681539656828783" calcext:value-type="float">
            <text:p>0.6815396568</text:p>
          </table:table-cell>
          <table:table-cell office:value-type="float" office:value="0.785704453768703" calcext:value-type="float">
            <text:p>0.7857044538</text:p>
          </table:table-cell>
          <table:table-cell office:value-type="float" office:value="-0.34968865271269" calcext:value-type="float">
            <text:p>-0.3496886527</text:p>
          </table:table-cell>
          <table:table-cell office:value-type="float" office:value="-0.343830256073591" calcext:value-type="float">
            <text:p>-0.3438302561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mean_shiftdiff_timestamp_by_user_id_cap200k_by_content_id</text:p>
          </table:table-cell>
          <table:table-cell office:value-type="float" office:value="0.0450758963419136" calcext:value-type="float">
            <text:p>0.0450758963</text:p>
          </table:table-cell>
          <table:table-cell office:value-type="float" office:value="0.0252849129121931" calcext:value-type="float">
            <text:p>0.0252849129</text:p>
          </table:table-cell>
          <table:table-cell office:value-type="float" office:value="0.182522000841519" calcext:value-type="float">
            <text:p>0.1825220008</text:p>
          </table:table-cell>
          <table:table-cell/>
          <table:table-cell office:value-type="float" office:value="0.0986486787978123" calcext:value-type="float">
            <text:p>0.0986486788</text:p>
          </table:table-cell>
          <table:table-cell office:value-type="float" office:value="0.0340996405609153" calcext:value-type="float">
            <text:p>0.0340996406</text:p>
          </table:table-cell>
          <table:table-cell office:value-type="float" office:value="0.00535280214420041" calcext:value-type="float">
            <text:p>0.0053528021</text:p>
          </table:table-cell>
          <table:table-cell office:value-type="float" office:value="0.208330309770182" calcext:value-type="float">
            <text:p>0.2083303098</text:p>
          </table:table-cell>
          <table:table-cell office:value-type="float" office:value="0.0693643174462521" calcext:value-type="float">
            <text:p>0.0693643174</text:p>
          </table:table-cell>
          <table:table-cell office:value-type="float" office:value="0.182522000841519" calcext:value-type="float">
            <text:p>0.1825220008</text:p>
          </table:table-cell>
          <table:table-cell office:value-type="float" office:value="0.182350009429449" calcext:value-type="float">
            <text:p>0.1823500094</text:p>
          </table:table-cell>
          <table:table-cell office:value-type="float" office:value="0.0340035899159561" calcext:value-type="float">
            <text:p>0.0340035899</text:p>
          </table:table-cell>
          <table:table-cell office:value-type="float" office:value="0.44715599965809" calcext:value-type="float">
            <text:p>0.4471559997</text:p>
          </table:table-cell>
          <table:table-cell/>
          <table:table-cell office:value-type="float" office:value="0.0682163872802295" calcext:value-type="float">
            <text:p>0.0682163873</text:p>
          </table:table-cell>
          <table:table-cell office:value-type="float" office:value="-0.00172651581616255" calcext:value-type="float">
            <text:p>-0.0017265158</text:p>
          </table:table-cell>
          <table:table-cell office:value-type="float" office:value="0.640912308418946" calcext:value-type="float">
            <text:p>0.6409123084</text:p>
          </table:table-cell>
          <table:table-cell office:value-type="float" office:value="0.606193585559492" calcext:value-type="float">
            <text:p>0.6061935856</text:p>
          </table:table-cell>
          <table:table-cell office:value-type="float" office:value="0.150692244252914" calcext:value-type="float">
            <text:p>0.1506922443</text:p>
          </table:table-cell>
          <table:table-cell office:value-type="float" office:value="0.709756683019687" calcext:value-type="float">
            <text:p>0.709756683</text:p>
          </table:table-cell>
          <table:table-cell office:value-type="float" office:value="0.026784305227358" calcext:value-type="float">
            <text:p>0.0267843052</text:p>
          </table:table-cell>
          <table:table-cell office:value-type="float" office:value="-0.0322828214106349" calcext:value-type="float">
            <text:p>-0.0322828214</text:p>
          </table:table-cell>
          <table:table-cell office:value-type="float" office:value="-0.0685393074399892" calcext:value-type="float">
            <text:p>-0.0685393074</text:p>
          </table:table-cell>
          <table:table-cell office:value-type="float" office:value="0.0610367684670544" calcext:value-type="float">
            <text:p>0.0610367685</text:p>
          </table:table-cell>
          <table:table-cell office:value-type="float" office:value="0.0674578694395035" calcext:value-type="float">
            <text:p>0.0674578694</text:p>
          </table:table-cell>
          <table:table-cell office:value-type="float" office:value="-0.0127283731711327" calcext:value-type="float">
            <text:p>-0.0127283732</text:p>
          </table:table-cell>
          <table:table-cell office:value-type="float" office:value="-0.0000862751421267103" calcext:value-type="float">
            <text:p>-8.62751421267103E-05</text:p>
          </table:table-cell>
          <table:table-cell office:value-type="float" office:value="0.648213640696255" calcext:value-type="float">
            <text:p>0.6482136407</text:p>
          </table:table-cell>
          <table:table-cell office:value-type="float" office:value="0.592692215843459" calcext:value-type="float">
            <text:p>0.5926922158</text:p>
          </table:table-cell>
          <table:table-cell office:value-type="float" office:value="0.161414749053346" calcext:value-type="float">
            <text:p>0.1614147491</text:p>
          </table:table-cell>
          <table:table-cell office:value-type="float" office:value="0.205123766717473" calcext:value-type="float">
            <text:p>0.2051237667</text:p>
          </table:table-cell>
          <table:table-cell office:value-type="float" office:value="0.0409430775289941" calcext:value-type="float">
            <text:p>0.0409430775</text:p>
          </table:table-cell>
          <table:table-cell office:value-type="float" office:value="0.0891489578312088" calcext:value-type="float">
            <text:p>0.0891489578</text:p>
          </table:table-cell>
          <table:table-cell office:value-type="float" office:value="0.160846810771254" calcext:value-type="float">
            <text:p>0.1608468108</text:p>
          </table:table-cell>
          <table:table-cell office:value-type="float" office:value="0.412454878390285" calcext:value-type="float">
            <text:p>0.4124548784</text:p>
          </table:table-cell>
          <table:table-cell office:value-type="float" office:value="0.496838094043759" calcext:value-type="float">
            <text:p>0.496838094</text:p>
          </table:table-cell>
          <table:table-cell office:value-type="float" office:value="0.417809856348291" calcext:value-type="float">
            <text:p>0.4178098563</text:p>
          </table:table-cell>
          <table:table-cell office:value-type="float" office:value="0.470047589621623" calcext:value-type="float">
            <text:p>0.4700475896</text:p>
          </table:table-cell>
          <table:table-cell office:value-type="float" office:value="-0.016472165427911" calcext:value-type="float">
            <text:p>-0.0164721654</text:p>
          </table:table-cell>
          <table:table-cell office:value-type="float" office:value="0.0406101232595589" calcext:value-type="float">
            <text:p>0.0406101233</text:p>
          </table:table-cell>
          <table:table-cell office:value-type="float" office:value="0.0147242517450689" calcext:value-type="float">
            <text:p>0.0147242517</text:p>
          </table:table-cell>
          <table:table-cell office:value-type="float" office:value="0.0194340987468877" calcext:value-type="float">
            <text:p>0.0194340987</text:p>
          </table:table-cell>
          <table:table-cell office:value-type="float" office:value="0.103187350172741" calcext:value-type="float">
            <text:p>0.1031873502</text:p>
          </table:table-cell>
          <table:table-cell office:value-type="float" office:value="0.0457093449494421" calcext:value-type="float">
            <text:p>0.0457093449</text:p>
          </table:table-cell>
          <table:table-cell office:value-type="float" office:value="-0.0291756611861123" calcext:value-type="float">
            <text:p>-0.0291756612</text:p>
          </table:table-cell>
          <table:table-cell office:value-type="float" office:value="-0.0388848556108791" calcext:value-type="float">
            <text:p>-0.0388848556</text:p>
          </table:table-cell>
          <table:table-cell office:value-type="float" office:value="0.00210459646620523" calcext:value-type="float">
            <text:p>0.0021045965</text:p>
          </table:table-cell>
          <table:table-cell office:value-type="float" office:value="0.142855652125778" calcext:value-type="float">
            <text:p>0.1428556521</text:p>
          </table:table-cell>
          <table:table-cell office:value-type="float" office:value="0.0154204962755614" calcext:value-type="float">
            <text:p>0.0154204963</text:p>
          </table:table-cell>
          <table:table-cell office:value-type="float" office:value="-0.0199541058364804" calcext:value-type="float">
            <text:p>-0.0199541058</text:p>
          </table:table-cell>
          <table:table-cell office:value-type="float" office:value="-0.00121680658638709" calcext:value-type="float">
            <text:p>-0.0012168066</text:p>
          </table:table-cell>
          <table:table-cell office:value-type="float" office:value="0.0400278852587929" calcext:value-type="float">
            <text:p>0.0400278853</text:p>
          </table:table-cell>
          <table:table-cell office:value-type="float" office:value="0.0273495128474199" calcext:value-type="float">
            <text:p>0.0273495128</text:p>
          </table:table-cell>
          <table:table-cell office:value-type="float" office:value="0.0374797396525989" calcext:value-type="float">
            <text:p>0.0374797397</text:p>
          </table:table-cell>
          <table:table-cell office:value-type="float" office:value="0.0209091142545926" calcext:value-type="float">
            <text:p>0.0209091143</text:p>
          </table:table-cell>
          <table:table-cell office:value-type="float" office:value="0.0254582083172953" calcext:value-type="float">
            <text:p>0.0254582083</text:p>
          </table:table-cell>
          <table:table-cell office:value-type="float" office:value="0.0166578411298375" calcext:value-type="float">
            <text:p>0.0166578411</text:p>
          </table:table-cell>
          <table:table-cell office:value-type="float" office:value="0.0917558281816779" calcext:value-type="float">
            <text:p>0.0917558282</text:p>
          </table:table-cell>
          <table:table-cell office:value-type="float" office:value="-0.034691232068692" calcext:value-type="float">
            <text:p>-0.0346912321</text:p>
          </table:table-cell>
          <table:table-cell office:value-type="float" office:value="0.287571164894745" calcext:value-type="float">
            <text:p>0.2875711649</text:p>
          </table:table-cell>
          <table:table-cell office:value-type="float" office:value="1" calcext:value-type="float">
            <text:p>1</text:p>
          </table:table-cell>
          <table:table-cell office:value-type="float" office:value="-0.00189079808161063" calcext:value-type="float">
            <text:p>-0.0018907981</text:p>
          </table:table-cell>
          <table:table-cell office:value-type="float" office:value="0.988500956569937" calcext:value-type="float">
            <text:p>0.9885009566</text:p>
          </table:table-cell>
          <table:table-cell office:value-type="float" office:value="0.00472484812189169" calcext:value-type="float">
            <text:p>0.0047248481</text:p>
          </table:table-cell>
          <table:table-cell office:value-type="float" office:value="-0.07208590123013" calcext:value-type="float">
            <text:p>-0.0720859012</text:p>
          </table:table-cell>
          <table:table-cell office:value-type="float" office:value="-0.032733194542876" calcext:value-type="float">
            <text:p>-0.0327331945</text:p>
          </table:table-cell>
          <table:table-cell office:value-type="float" office:value="0.829382800035408" calcext:value-type="float">
            <text:p>0.8293828</text:p>
          </table:table-cell>
          <table:table-cell office:value-type="float" office:value="0.00414000016075795" calcext:value-type="float">
            <text:p>0.0041400002</text:p>
          </table:table-cell>
          <table:table-cell office:value-type="float" office:value="0.831707375075348" calcext:value-type="float">
            <text:p>0.8317073751</text:p>
          </table:table-cell>
          <table:table-cell office:value-type="float" office:value="0.00617001156441777" calcext:value-type="float">
            <text:p>0.0061700116</text:p>
          </table:table-cell>
          <table:table-cell office:value-type="float" office:value="0.95826036026429" calcext:value-type="float">
            <text:p>0.9582603603</text:p>
          </table:table-cell>
          <table:table-cell office:value-type="float" office:value="0.0692098398921903" calcext:value-type="float">
            <text:p>0.0692098399</text:p>
          </table:table-cell>
          <table:table-cell office:value-type="float" office:value="0.952068634470085" calcext:value-type="float">
            <text:p>0.9520686345</text:p>
          </table:table-cell>
          <table:table-cell office:value-type="float" office:value="0.0659721022685418" calcext:value-type="float">
            <text:p>0.0659721023</text:p>
          </table:table-cell>
          <table:table-cell office:value-type="float" office:value="0.0703384557436685" calcext:value-type="float">
            <text:p>0.0703384557</text:p>
          </table:table-cell>
          <table:table-cell office:value-type="float" office:value="0.0700754032985134" calcext:value-type="float">
            <text:p>0.0700754033</text:p>
          </table:table-cell>
          <table:table-cell office:value-type="float" office:value="0.0723581915990084" calcext:value-type="float">
            <text:p>0.0723581916</text:p>
          </table:table-cell>
          <table:table-cell office:value-type="float" office:value="0.03526962485142" calcext:value-type="float">
            <text:p>0.0352696249</text:p>
          </table:table-cell>
          <table:table-cell office:value-type="float" office:value="0.0216916044577725" calcext:value-type="float">
            <text:p>0.0216916045</text:p>
          </table:table-cell>
          <table:table-cell office:value-type="float" office:value="0.0207981810427869" calcext:value-type="float">
            <text:p>0.020798181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diff_mean_shiftdiff_timestamp_by_user_id_cap200k_by_content_id</text:p>
          </table:table-cell>
          <table:table-cell office:value-type="float" office:value="0.0239323789221522" calcext:value-type="float">
            <text:p>0.0239323789</text:p>
          </table:table-cell>
          <table:table-cell office:value-type="float" office:value="0.00756068527671863" calcext:value-type="float">
            <text:p>0.0075606853</text:p>
          </table:table-cell>
          <table:table-cell office:value-type="float" office:value="0.00140227071295226" calcext:value-type="float">
            <text:p>0.0014022707</text:p>
          </table:table-cell>
          <table:table-cell/>
          <table:table-cell office:value-type="float" office:value="-0.0450700756279047" calcext:value-type="float">
            <text:p>-0.0450700756</text:p>
          </table:table-cell>
          <table:table-cell office:value-type="float" office:value="0.00746314637549736" calcext:value-type="float">
            <text:p>0.0074631464</text:p>
          </table:table-cell>
          <table:table-cell office:value-type="float" office:value="-0.0480457848740649" calcext:value-type="float">
            <text:p>-0.0480457849</text:p>
          </table:table-cell>
          <table:table-cell office:value-type="float" office:value="0.20223344441676" calcext:value-type="float">
            <text:p>0.2022334444</text:p>
          </table:table-cell>
          <table:table-cell office:value-type="float" office:value="0.0137774450170553" calcext:value-type="float">
            <text:p>0.013777445</text:p>
          </table:table-cell>
          <table:table-cell office:value-type="float" office:value="0.00140227071295226" calcext:value-type="float">
            <text:p>0.0014022707</text:p>
          </table:table-cell>
          <table:table-cell office:value-type="float" office:value="0.00140176736466136" calcext:value-type="float">
            <text:p>0.0014017674</text:p>
          </table:table-cell>
          <table:table-cell office:value-type="float" office:value="0.000159441980331125" calcext:value-type="float">
            <text:p>0.000159442</text:p>
          </table:table-cell>
          <table:table-cell office:value-type="float" office:value="0.000172444012143163" calcext:value-type="float">
            <text:p>0.000172444</text:p>
          </table:table-cell>
          <table:table-cell/>
          <table:table-cell office:value-type="float" office:value="0.00655536607714625" calcext:value-type="float">
            <text:p>0.0065553661</text:p>
          </table:table-cell>
          <table:table-cell office:value-type="float" office:value="0.100786940488861" calcext:value-type="float">
            <text:p>0.1007869405</text:p>
          </table:table-cell>
          <table:table-cell office:value-type="float" office:value="0.766400896249848" calcext:value-type="float">
            <text:p>0.7664008962</text:p>
          </table:table-cell>
          <table:table-cell office:value-type="float" office:value="0.739835583908366" calcext:value-type="float">
            <text:p>0.7398355839</text:p>
          </table:table-cell>
          <table:table-cell office:value-type="float" office:value="-0.0382908961779191" calcext:value-type="float">
            <text:p>-0.0382908962</text:p>
          </table:table-cell>
          <table:table-cell office:value-type="float" office:value="-0.0273565047959217" calcext:value-type="float">
            <text:p>-0.0273565048</text:p>
          </table:table-cell>
          <table:table-cell office:value-type="float" office:value="-0.0030547627961139" calcext:value-type="float">
            <text:p>-0.0030547628</text:p>
          </table:table-cell>
          <table:table-cell office:value-type="float" office:value="0.0606172303772366" calcext:value-type="float">
            <text:p>0.0606172304</text:p>
          </table:table-cell>
          <table:table-cell office:value-type="float" office:value="0.0358047536621504" calcext:value-type="float">
            <text:p>0.0358047537</text:p>
          </table:table-cell>
          <table:table-cell office:value-type="float" office:value="0.0274396689636733" calcext:value-type="float">
            <text:p>0.027439669</text:p>
          </table:table-cell>
          <table:table-cell office:value-type="float" office:value="0.0290789455046146" calcext:value-type="float">
            <text:p>0.0290789455</text:p>
          </table:table-cell>
          <table:table-cell office:value-type="float" office:value="-0.0524197676637502" calcext:value-type="float">
            <text:p>-0.0524197677</text:p>
          </table:table-cell>
          <table:table-cell office:value-type="float" office:value="-0.0230967496879973" calcext:value-type="float">
            <text:p>-0.0230967497</text:p>
          </table:table-cell>
          <table:table-cell office:value-type="float" office:value="-0.00377222428129253" calcext:value-type="float">
            <text:p>-0.0037722243</text:p>
          </table:table-cell>
          <table:table-cell office:value-type="float" office:value="0.799414165051104" calcext:value-type="float">
            <text:p>0.7994141651</text:p>
          </table:table-cell>
          <table:table-cell office:value-type="float" office:value="0.0107780150240972" calcext:value-type="float">
            <text:p>0.010778015</text:p>
          </table:table-cell>
          <table:table-cell office:value-type="float" office:value="0.0403174695550218" calcext:value-type="float">
            <text:p>0.0403174696</text:p>
          </table:table-cell>
          <table:table-cell office:value-type="float" office:value="-0.0000749912357852882" calcext:value-type="float">
            <text:p>-7.49912357852882E-05</text:p>
          </table:table-cell>
          <table:table-cell office:value-type="float" office:value="0.000931407779053629" calcext:value-type="float">
            <text:p>0.0009314078</text:p>
          </table:table-cell>
          <table:table-cell office:value-type="float" office:value="0.00347405834959673" calcext:value-type="float">
            <text:p>0.0034740583</text:p>
          </table:table-cell>
          <table:table-cell office:value-type="float" office:value="0.296013456524568" calcext:value-type="float">
            <text:p>0.2960134565</text:p>
          </table:table-cell>
          <table:table-cell office:value-type="float" office:value="0.708547431150106" calcext:value-type="float">
            <text:p>0.7085474312</text:p>
          </table:table-cell>
          <table:table-cell office:value-type="float" office:value="0.284861233501495" calcext:value-type="float">
            <text:p>0.2848612335</text:p>
          </table:table-cell>
          <table:table-cell office:value-type="float" office:value="0.687384654012535" calcext:value-type="float">
            <text:p>0.687384654</text:p>
          </table:table-cell>
          <table:table-cell office:value-type="float" office:value="-0.0206799449502527" calcext:value-type="float">
            <text:p>-0.020679945</text:p>
          </table:table-cell>
          <table:table-cell office:value-type="float" office:value="-0.016334450090731" calcext:value-type="float">
            <text:p>-0.0163344501</text:p>
          </table:table-cell>
          <table:table-cell office:value-type="float" office:value="-0.00757938377560475" calcext:value-type="float">
            <text:p>-0.0075793838</text:p>
          </table:table-cell>
          <table:table-cell office:value-type="float" office:value="0.0367920929713687" calcext:value-type="float">
            <text:p>0.036792093</text:p>
          </table:table-cell>
          <table:table-cell office:value-type="float" office:value="0.00755201372774153" calcext:value-type="float">
            <text:p>0.0075520137</text:p>
          </table:table-cell>
          <table:table-cell office:value-type="float" office:value="0.0077647335481674" calcext:value-type="float">
            <text:p>0.0077647335</text:p>
          </table:table-cell>
          <table:table-cell office:value-type="float" office:value="-0.0996915960140612" calcext:value-type="float">
            <text:p>-0.099691596</text:p>
          </table:table-cell>
          <table:table-cell office:value-type="float" office:value="-0.124556589895862" calcext:value-type="float">
            <text:p>-0.1245565899</text:p>
          </table:table-cell>
          <table:table-cell office:value-type="float" office:value="-0.0470253738699968" calcext:value-type="float">
            <text:p>-0.0470253739</text:p>
          </table:table-cell>
          <table:table-cell office:value-type="float" office:value="-0.0359292321930309" calcext:value-type="float">
            <text:p>-0.0359292322</text:p>
          </table:table-cell>
          <table:table-cell office:value-type="float" office:value="-0.0489080281508879" calcext:value-type="float">
            <text:p>-0.0489080282</text:p>
          </table:table-cell>
          <table:table-cell office:value-type="float" office:value="-0.0467701588371389" calcext:value-type="float">
            <text:p>-0.0467701588</text:p>
          </table:table-cell>
          <table:table-cell office:value-type="float" office:value="-0.0504681267490038" calcext:value-type="float">
            <text:p>-0.0504681267</text:p>
          </table:table-cell>
          <table:table-cell office:value-type="float" office:value="-0.0181949309072965" calcext:value-type="float">
            <text:p>-0.0181949309</text:p>
          </table:table-cell>
          <table:table-cell office:value-type="float" office:value="0.0234296754802791" calcext:value-type="float">
            <text:p>0.0234296755</text:p>
          </table:table-cell>
          <table:table-cell office:value-type="float" office:value="-0.0140638132618614" calcext:value-type="float">
            <text:p>-0.0140638133</text:p>
          </table:table-cell>
          <table:table-cell office:value-type="float" office:value="-0.0233322687118866" calcext:value-type="float">
            <text:p>-0.0233322687</text:p>
          </table:table-cell>
          <table:table-cell office:value-type="float" office:value="-0.0190882724056807" calcext:value-type="float">
            <text:p>-0.0190882724</text:p>
          </table:table-cell>
          <table:table-cell office:value-type="float" office:value="0.00323898577521005" calcext:value-type="float">
            <text:p>0.0032389858</text:p>
          </table:table-cell>
          <table:table-cell office:value-type="float" office:value="0.0323051690347698" calcext:value-type="float">
            <text:p>0.032305169</text:p>
          </table:table-cell>
          <table:table-cell office:value-type="float" office:value="-0.0146313812278339" calcext:value-type="float">
            <text:p>-0.0146313812</text:p>
          </table:table-cell>
          <table:table-cell office:value-type="float" office:value="-0.0000202808703053971" calcext:value-type="float">
            <text:p>-2.02808703053971E-05</text:p>
          </table:table-cell>
          <table:table-cell office:value-type="float" office:value="-0.00189079808161063" calcext:value-type="float">
            <text:p>-0.0018907981</text:p>
          </table:table-cell>
          <table:table-cell office:value-type="float" office:value="1" calcext:value-type="float">
            <text:p>1</text:p>
          </table:table-cell>
          <table:table-cell office:value-type="float" office:value="0.00182526540335219" calcext:value-type="float">
            <text:p>0.0018252654</text:p>
          </table:table-cell>
          <table:table-cell office:value-type="float" office:value="0.931887493599174" calcext:value-type="float">
            <text:p>0.9318874936</text:p>
          </table:table-cell>
          <table:table-cell office:value-type="float" office:value="0.0291372682067224" calcext:value-type="float">
            <text:p>0.0291372682</text:p>
          </table:table-cell>
          <table:table-cell office:value-type="float" office:value="-0.0117060229865155" calcext:value-type="float">
            <text:p>-0.011706023</text:p>
          </table:table-cell>
          <table:table-cell office:value-type="float" office:value="0.286942766242233" calcext:value-type="float">
            <text:p>0.2869427662</text:p>
          </table:table-cell>
          <table:table-cell office:value-type="float" office:value="0.82894327434669" calcext:value-type="float">
            <text:p>0.8289432743</text:p>
          </table:table-cell>
          <table:table-cell office:value-type="float" office:value="0.265834106985127" calcext:value-type="float">
            <text:p>0.265834107</text:p>
          </table:table-cell>
          <table:table-cell office:value-type="float" office:value="0.777012819723769" calcext:value-type="float">
            <text:p>0.7770128197</text:p>
          </table:table-cell>
          <table:table-cell office:value-type="float" office:value="0.000985986650473833" calcext:value-type="float">
            <text:p>0.0009859867</text:p>
          </table:table-cell>
          <table:table-cell office:value-type="float" office:value="0.972420505873708" calcext:value-type="float">
            <text:p>0.9724205059</text:p>
          </table:table-cell>
          <table:table-cell office:value-type="float" office:value="0.00145399724584491" calcext:value-type="float">
            <text:p>0.0014539972</text:p>
          </table:table-cell>
          <table:table-cell office:value-type="float" office:value="0.911612227207824" calcext:value-type="float">
            <text:p>0.9116122272</text:p>
          </table:table-cell>
          <table:table-cell office:value-type="float" office:value="-0.0188388675045811" calcext:value-type="float">
            <text:p>-0.0188388675</text:p>
          </table:table-cell>
          <table:table-cell office:value-type="float" office:value="-0.00541362035511109" calcext:value-type="float">
            <text:p>-0.0054136204</text:p>
          </table:table-cell>
          <table:table-cell office:value-type="float" office:value="-0.014343970934218" calcext:value-type="float">
            <text:p>-0.0143439709</text:p>
          </table:table-cell>
          <table:table-cell office:value-type="float" office:value="0.00332774032473288" calcext:value-type="float">
            <text:p>0.0033277403</text:p>
          </table:table-cell>
          <table:table-cell office:value-type="float" office:value="-0.0155462744234057" calcext:value-type="float">
            <text:p>-0.0155462744</text:p>
          </table:table-cell>
          <table:table-cell office:value-type="float" office:value="-0.0151549742316145" calcext:value-type="float">
            <text:p>-0.0151549742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mean_study_time_by_content_id</text:p>
          </table:table-cell>
          <table:table-cell office:value-type="float" office:value="0.0455464784631176" calcext:value-type="float">
            <text:p>0.0455464785</text:p>
          </table:table-cell>
          <table:table-cell office:value-type="float" office:value="0.0264488689492025" calcext:value-type="float">
            <text:p>0.0264488689</text:p>
          </table:table-cell>
          <table:table-cell office:value-type="float" office:value="0.12679837154502" calcext:value-type="float">
            <text:p>0.1267983715</text:p>
          </table:table-cell>
          <table:table-cell/>
          <table:table-cell office:value-type="float" office:value="0.100120664089343" calcext:value-type="float">
            <text:p>0.1001206641</text:p>
          </table:table-cell>
          <table:table-cell office:value-type="float" office:value="0.0321468938946167" calcext:value-type="float">
            <text:p>0.0321468939</text:p>
          </table:table-cell>
          <table:table-cell office:value-type="float" office:value="0.00828657971892759" calcext:value-type="float">
            <text:p>0.0082865797</text:p>
          </table:table-cell>
          <table:table-cell office:value-type="float" office:value="0.181193589984336" calcext:value-type="float">
            <text:p>0.18119359</text:p>
          </table:table-cell>
          <table:table-cell office:value-type="float" office:value="0.0667237979267583" calcext:value-type="float">
            <text:p>0.0667237979</text:p>
          </table:table-cell>
          <table:table-cell office:value-type="float" office:value="0.12679837154502" calcext:value-type="float">
            <text:p>0.1267983715</text:p>
          </table:table-cell>
          <table:table-cell office:value-type="float" office:value="0.126626152406322" calcext:value-type="float">
            <text:p>0.1266261524</text:p>
          </table:table-cell>
          <table:table-cell office:value-type="float" office:value="0.0311324930948217" calcext:value-type="float">
            <text:p>0.0311324931</text:p>
          </table:table-cell>
          <table:table-cell office:value-type="float" office:value="0.377640862727685" calcext:value-type="float">
            <text:p>0.3776408627</text:p>
          </table:table-cell>
          <table:table-cell/>
          <table:table-cell office:value-type="float" office:value="0.0679950807954864" calcext:value-type="float">
            <text:p>0.0679950808</text:p>
          </table:table-cell>
          <table:table-cell office:value-type="float" office:value="-0.00154775665618136" calcext:value-type="float">
            <text:p>-0.0015477567</text:p>
          </table:table-cell>
          <table:table-cell office:value-type="float" office:value="0.636378248020103" calcext:value-type="float">
            <text:p>0.636378248</text:p>
          </table:table-cell>
          <table:table-cell office:value-type="float" office:value="0.60958969400798" calcext:value-type="float">
            <text:p>0.609589694</text:p>
          </table:table-cell>
          <table:table-cell office:value-type="float" office:value="0.151922154032328" calcext:value-type="float">
            <text:p>0.151922154</text:p>
          </table:table-cell>
          <table:table-cell office:value-type="float" office:value="0.715112686871013" calcext:value-type="float">
            <text:p>0.7151126869</text:p>
          </table:table-cell>
          <table:table-cell office:value-type="float" office:value="0.036538386866748" calcext:value-type="float">
            <text:p>0.0365383869</text:p>
          </table:table-cell>
          <table:table-cell office:value-type="float" office:value="-0.0326725692412039" calcext:value-type="float">
            <text:p>-0.0326725692</text:p>
          </table:table-cell>
          <table:table-cell office:value-type="float" office:value="-0.0699456304847713" calcext:value-type="float">
            <text:p>-0.0699456305</text:p>
          </table:table-cell>
          <table:table-cell office:value-type="float" office:value="0.0640930447091203" calcext:value-type="float">
            <text:p>0.0640930447</text:p>
          </table:table-cell>
          <table:table-cell office:value-type="float" office:value="0.0692563780061319" calcext:value-type="float">
            <text:p>0.069256378</text:p>
          </table:table-cell>
          <table:table-cell office:value-type="float" office:value="-0.0142751526256212" calcext:value-type="float">
            <text:p>-0.0142751526</text:p>
          </table:table-cell>
          <table:table-cell office:value-type="float" office:value="-0.00259480575856885" calcext:value-type="float">
            <text:p>-0.0025948058</text:p>
          </table:table-cell>
          <table:table-cell office:value-type="float" office:value="0.577844249186052" calcext:value-type="float">
            <text:p>0.5778442492</text:p>
          </table:table-cell>
          <table:table-cell office:value-type="float" office:value="0.596157370740583" calcext:value-type="float">
            <text:p>0.5961573707</text:p>
          </table:table-cell>
          <table:table-cell office:value-type="float" office:value="0.162440594884516" calcext:value-type="float">
            <text:p>0.1624405949</text:p>
          </table:table-cell>
          <table:table-cell office:value-type="float" office:value="0.205970070416708" calcext:value-type="float">
            <text:p>0.2059700704</text:p>
          </table:table-cell>
          <table:table-cell office:value-type="float" office:value="0.0459529143986914" calcext:value-type="float">
            <text:p>0.0459529144</text:p>
          </table:table-cell>
          <table:table-cell office:value-type="float" office:value="0.0915440575246504" calcext:value-type="float">
            <text:p>0.0915440575</text:p>
          </table:table-cell>
          <table:table-cell office:value-type="float" office:value="0.162608162788523" calcext:value-type="float">
            <text:p>0.1626081628</text:p>
          </table:table-cell>
          <table:table-cell office:value-type="float" office:value="0.410653308529345" calcext:value-type="float">
            <text:p>0.4106533085</text:p>
          </table:table-cell>
          <table:table-cell office:value-type="float" office:value="0.492675509328483" calcext:value-type="float">
            <text:p>0.4926755093</text:p>
          </table:table-cell>
          <table:table-cell office:value-type="float" office:value="0.418663079618599" calcext:value-type="float">
            <text:p>0.4186630796</text:p>
          </table:table-cell>
          <table:table-cell office:value-type="float" office:value="0.473432508113593" calcext:value-type="float">
            <text:p>0.4734325081</text:p>
          </table:table-cell>
          <table:table-cell office:value-type="float" office:value="-0.0234790810151996" calcext:value-type="float">
            <text:p>-0.023479081</text:p>
          </table:table-cell>
          <table:table-cell office:value-type="float" office:value="0.036278026129602" calcext:value-type="float">
            <text:p>0.0362780261</text:p>
          </table:table-cell>
          <table:table-cell office:value-type="float" office:value="0.00617541912437737" calcext:value-type="float">
            <text:p>0.0061754191</text:p>
          </table:table-cell>
          <table:table-cell office:value-type="float" office:value="0.014780163325301" calcext:value-type="float">
            <text:p>0.0147801633</text:p>
          </table:table-cell>
          <table:table-cell office:value-type="float" office:value="0.0999334420610694" calcext:value-type="float">
            <text:p>0.0999334421</text:p>
          </table:table-cell>
          <table:table-cell office:value-type="float" office:value="0.0354075342696618" calcext:value-type="float">
            <text:p>0.0354075343</text:p>
          </table:table-cell>
          <table:table-cell office:value-type="float" office:value="-0.0281441994066467" calcext:value-type="float">
            <text:p>-0.0281441994</text:p>
          </table:table-cell>
          <table:table-cell office:value-type="float" office:value="-0.0369100342942877" calcext:value-type="float">
            <text:p>-0.0369100343</text:p>
          </table:table-cell>
          <table:table-cell office:value-type="float" office:value="0.0118277127461204" calcext:value-type="float">
            <text:p>0.0118277127</text:p>
          </table:table-cell>
          <table:table-cell office:value-type="float" office:value="0.148512728757844" calcext:value-type="float">
            <text:p>0.1485127288</text:p>
          </table:table-cell>
          <table:table-cell office:value-type="float" office:value="0.0248280377728433" calcext:value-type="float">
            <text:p>0.0248280378</text:p>
          </table:table-cell>
          <table:table-cell office:value-type="float" office:value="-0.0102648797598119" calcext:value-type="float">
            <text:p>-0.0102648798</text:p>
          </table:table-cell>
          <table:table-cell office:value-type="float" office:value="0.00796279773506559" calcext:value-type="float">
            <text:p>0.0079627977</text:p>
          </table:table-cell>
          <table:table-cell office:value-type="float" office:value="0.0486600123084192" calcext:value-type="float">
            <text:p>0.0486600123</text:p>
          </table:table-cell>
          <table:table-cell office:value-type="float" office:value="0.0446716758539101" calcext:value-type="float">
            <text:p>0.0446716759</text:p>
          </table:table-cell>
          <table:table-cell office:value-type="float" office:value="0.0475821594385339" calcext:value-type="float">
            <text:p>0.0475821594</text:p>
          </table:table-cell>
          <table:table-cell office:value-type="float" office:value="0.0281141298303386" calcext:value-type="float">
            <text:p>0.0281141298</text:p>
          </table:table-cell>
          <table:table-cell office:value-type="float" office:value="0.0340608357417711" calcext:value-type="float">
            <text:p>0.0340608357</text:p>
          </table:table-cell>
          <table:table-cell office:value-type="float" office:value="0.00625221737566072" calcext:value-type="float">
            <text:p>0.0062522174</text:p>
          </table:table-cell>
          <table:table-cell office:value-type="float" office:value="0.0865381295295411" calcext:value-type="float">
            <text:p>0.0865381295</text:p>
          </table:table-cell>
          <table:table-cell office:value-type="float" office:value="-0.0414259078192801" calcext:value-type="float">
            <text:p>-0.0414259078</text:p>
          </table:table-cell>
          <table:table-cell office:value-type="float" office:value="0.294652401740516" calcext:value-type="float">
            <text:p>0.2946524017</text:p>
          </table:table-cell>
          <table:table-cell office:value-type="float" office:value="0.988500956569937" calcext:value-type="float">
            <text:p>0.9885009566</text:p>
          </table:table-cell>
          <table:table-cell office:value-type="float" office:value="0.00182526540335219" calcext:value-type="float">
            <text:p>0.0018252654</text:p>
          </table:table-cell>
          <table:table-cell office:value-type="float" office:value="1" calcext:value-type="float">
            <text:p>1</text:p>
          </table:table-cell>
          <table:table-cell office:value-type="float" office:value="0.000168297336099801" calcext:value-type="float">
            <text:p>0.0001682973</text:p>
          </table:table-cell>
          <table:table-cell office:value-type="float" office:value="-0.0802080894419203" calcext:value-type="float">
            <text:p>-0.0802080894</text:p>
          </table:table-cell>
          <table:table-cell office:value-type="float" office:value="-0.040212344258591" calcext:value-type="float">
            <text:p>-0.0402123443</text:p>
          </table:table-cell>
          <table:table-cell office:value-type="float" office:value="0.824511974743436" calcext:value-type="float">
            <text:p>0.8245119747</text:p>
          </table:table-cell>
          <table:table-cell office:value-type="float" office:value="0.00294568297038182" calcext:value-type="float">
            <text:p>0.002945683</text:p>
          </table:table-cell>
          <table:table-cell office:value-type="float" office:value="0.836235760851194" calcext:value-type="float">
            <text:p>0.8362357609</text:p>
          </table:table-cell>
          <table:table-cell office:value-type="float" office:value="0.00633925208749841" calcext:value-type="float">
            <text:p>0.0063392521</text:p>
          </table:table-cell>
          <table:table-cell office:value-type="float" office:value="0.949370300210076" calcext:value-type="float">
            <text:p>0.9493703002</text:p>
          </table:table-cell>
          <table:table-cell office:value-type="float" office:value="0.0703605718806545" calcext:value-type="float">
            <text:p>0.0703605719</text:p>
          </table:table-cell>
          <table:table-cell office:value-type="float" office:value="0.954680088566918" calcext:value-type="float">
            <text:p>0.9546800886</text:p>
          </table:table-cell>
          <table:table-cell office:value-type="float" office:value="0.0682913188855285" calcext:value-type="float">
            <text:p>0.0682913189</text:p>
          </table:table-cell>
          <table:table-cell office:value-type="float" office:value="0.075506592049475" calcext:value-type="float">
            <text:p>0.075506592</text:p>
          </table:table-cell>
          <table:table-cell office:value-type="float" office:value="0.0782606780767939" calcext:value-type="float">
            <text:p>0.0782606781</text:p>
          </table:table-cell>
          <table:table-cell office:value-type="float" office:value="0.079574862918391" calcext:value-type="float">
            <text:p>0.0795748629</text:p>
          </table:table-cell>
          <table:table-cell office:value-type="float" office:value="0.0423873273274532" calcext:value-type="float">
            <text:p>0.0423873273</text:p>
          </table:table-cell>
          <table:table-cell office:value-type="float" office:value="0.0201141826873579" calcext:value-type="float">
            <text:p>0.0201141827</text:p>
          </table:table-cell>
          <table:table-cell office:value-type="float" office:value="0.0190238228276678" calcext:value-type="float">
            <text:p>0.0190238228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diff_mean_study_time_by_content_id</text:p>
          </table:table-cell>
          <table:table-cell office:value-type="float" office:value="0.0252558451371756" calcext:value-type="float">
            <text:p>0.0252558451</text:p>
          </table:table-cell>
          <table:table-cell office:value-type="float" office:value="0.00817803677347675" calcext:value-type="float">
            <text:p>0.0081780368</text:p>
          </table:table-cell>
          <table:table-cell office:value-type="float" office:value="0.00140361638831601" calcext:value-type="float">
            <text:p>0.0014036164</text:p>
          </table:table-cell>
          <table:table-cell/>
          <table:table-cell office:value-type="float" office:value="-0.0341915586421427" calcext:value-type="float">
            <text:p>-0.0341915586</text:p>
          </table:table-cell>
          <table:table-cell office:value-type="float" office:value="0.00566348096383003" calcext:value-type="float">
            <text:p>0.005663481</text:p>
          </table:table-cell>
          <table:table-cell office:value-type="float" office:value="-0.0470199274759259" calcext:value-type="float">
            <text:p>-0.0470199275</text:p>
          </table:table-cell>
          <table:table-cell office:value-type="float" office:value="-0.129113587814169" calcext:value-type="float">
            <text:p>-0.1291135878</text:p>
          </table:table-cell>
          <table:table-cell office:value-type="float" office:value="0.0104390480906224" calcext:value-type="float">
            <text:p>0.0104390481</text:p>
          </table:table-cell>
          <table:table-cell office:value-type="float" office:value="0.00140361638831601" calcext:value-type="float">
            <text:p>0.0014036164</text:p>
          </table:table-cell>
          <table:table-cell office:value-type="float" office:value="0.001402697777247" calcext:value-type="float">
            <text:p>0.0014026978</text:p>
          </table:table-cell>
          <table:table-cell office:value-type="float" office:value="-0.000450990920013864" calcext:value-type="float">
            <text:p>-0.0004509909</text:p>
          </table:table-cell>
          <table:table-cell office:value-type="float" office:value="-0.000375372726213747" calcext:value-type="float">
            <text:p>-0.0003753727</text:p>
          </table:table-cell>
          <table:table-cell/>
          <table:table-cell office:value-type="float" office:value="0.0197589366397784" calcext:value-type="float">
            <text:p>0.0197589366</text:p>
          </table:table-cell>
          <table:table-cell office:value-type="float" office:value="0.0999389109817463" calcext:value-type="float">
            <text:p>0.099938911</text:p>
          </table:table-cell>
          <table:table-cell office:value-type="float" office:value="0.718366333276204" calcext:value-type="float">
            <text:p>0.7183663333</text:p>
          </table:table-cell>
          <table:table-cell office:value-type="float" office:value="0.792819683824242" calcext:value-type="float">
            <text:p>0.7928196838</text:p>
          </table:table-cell>
          <table:table-cell office:value-type="float" office:value="-0.02711135208124" calcext:value-type="float">
            <text:p>-0.0271113521</text:p>
          </table:table-cell>
          <table:table-cell office:value-type="float" office:value="-0.0221680216807156" calcext:value-type="float">
            <text:p>-0.0221680217</text:p>
          </table:table-cell>
          <table:table-cell office:value-type="float" office:value="-0.000233959868213045" calcext:value-type="float">
            <text:p>-0.0002339599</text:p>
          </table:table-cell>
          <table:table-cell office:value-type="float" office:value="0.0596735459506161" calcext:value-type="float">
            <text:p>0.059673546</text:p>
          </table:table-cell>
          <table:table-cell office:value-type="float" office:value="0.0344442056862766" calcext:value-type="float">
            <text:p>0.0344442057</text:p>
          </table:table-cell>
          <table:table-cell office:value-type="float" office:value="0.0375493293229755" calcext:value-type="float">
            <text:p>0.0375493293</text:p>
          </table:table-cell>
          <table:table-cell office:value-type="float" office:value="0.0381502970139466" calcext:value-type="float">
            <text:p>0.038150297</text:p>
          </table:table-cell>
          <table:table-cell office:value-type="float" office:value="-0.0518745294254381" calcext:value-type="float">
            <text:p>-0.0518745294</text:p>
          </table:table-cell>
          <table:table-cell office:value-type="float" office:value="-0.0254395380675353" calcext:value-type="float">
            <text:p>-0.0254395381</text:p>
          </table:table-cell>
          <table:table-cell office:value-type="float" office:value="-0.00119389163170835" calcext:value-type="float">
            <text:p>-0.0011938916</text:p>
          </table:table-cell>
          <table:table-cell office:value-type="float" office:value="0.749037849980031" calcext:value-type="float">
            <text:p>0.74903785</text:p>
          </table:table-cell>
          <table:table-cell office:value-type="float" office:value="0.0133265036081645" calcext:value-type="float">
            <text:p>0.0133265036</text:p>
          </table:table-cell>
          <table:table-cell office:value-type="float" office:value="0.0431564718785023" calcext:value-type="float">
            <text:p>0.0431564719</text:p>
          </table:table-cell>
          <table:table-cell office:value-type="float" office:value="0.00156249877156583" calcext:value-type="float">
            <text:p>0.0015624988</text:p>
          </table:table-cell>
          <table:table-cell office:value-type="float" office:value="0.00476794185428521" calcext:value-type="float">
            <text:p>0.0047679419</text:p>
          </table:table-cell>
          <table:table-cell office:value-type="float" office:value="0.0100762238539596" calcext:value-type="float">
            <text:p>0.0100762239</text:p>
          </table:table-cell>
          <table:table-cell office:value-type="float" office:value="0.243805794278194" calcext:value-type="float">
            <text:p>0.2438057943</text:p>
          </table:table-cell>
          <table:table-cell office:value-type="float" office:value="0.683668028598833" calcext:value-type="float">
            <text:p>0.6836680286</text:p>
          </table:table-cell>
          <table:table-cell office:value-type="float" office:value="0.253455258293988" calcext:value-type="float">
            <text:p>0.2534552583</text:p>
          </table:table-cell>
          <table:table-cell office:value-type="float" office:value="0.762787414453589" calcext:value-type="float">
            <text:p>0.7627874145</text:p>
          </table:table-cell>
          <table:table-cell office:value-type="float" office:value="-0.0185002044264053" calcext:value-type="float">
            <text:p>-0.0185002044</text:p>
          </table:table-cell>
          <table:table-cell office:value-type="float" office:value="-0.00607390202275061" calcext:value-type="float">
            <text:p>-0.006073902</text:p>
          </table:table-cell>
          <table:table-cell office:value-type="float" office:value="-0.00147382947628297" calcext:value-type="float">
            <text:p>-0.0014738295</text:p>
          </table:table-cell>
          <table:table-cell office:value-type="float" office:value="0.0376596182559121" calcext:value-type="float">
            <text:p>0.0376596183</text:p>
          </table:table-cell>
          <table:table-cell office:value-type="float" office:value="0.0217676477714186" calcext:value-type="float">
            <text:p>0.0217676478</text:p>
          </table:table-cell>
          <table:table-cell office:value-type="float" office:value="0.0145880292908664" calcext:value-type="float">
            <text:p>0.0145880293</text:p>
          </table:table-cell>
          <table:table-cell office:value-type="float" office:value="-0.0881186732694269" calcext:value-type="float">
            <text:p>-0.0881186733</text:p>
          </table:table-cell>
          <table:table-cell office:value-type="float" office:value="-0.11231236653712" calcext:value-type="float">
            <text:p>-0.1123123665</text:p>
          </table:table-cell>
          <table:table-cell office:value-type="float" office:value="-0.0397012454594587" calcext:value-type="float">
            <text:p>-0.0397012455</text:p>
          </table:table-cell>
          <table:table-cell office:value-type="float" office:value="-0.0303647219223515" calcext:value-type="float">
            <text:p>-0.0303647219</text:p>
          </table:table-cell>
          <table:table-cell office:value-type="float" office:value="-0.0417564890788247" calcext:value-type="float">
            <text:p>-0.0417564891</text:p>
          </table:table-cell>
          <table:table-cell office:value-type="float" office:value="-0.038977827668366" calcext:value-type="float">
            <text:p>-0.0389778277</text:p>
          </table:table-cell>
          <table:table-cell office:value-type="float" office:value="-0.0428585127453683" calcext:value-type="float">
            <text:p>-0.0428585127</text:p>
          </table:table-cell>
          <table:table-cell office:value-type="float" office:value="-0.0137058183321054" calcext:value-type="float">
            <text:p>-0.0137058183</text:p>
          </table:table-cell>
          <table:table-cell office:value-type="float" office:value="0.0220503107635263" calcext:value-type="float">
            <text:p>0.0220503108</text:p>
          </table:table-cell>
          <table:table-cell office:value-type="float" office:value="-0.010156594346054" calcext:value-type="float">
            <text:p>-0.0101565943</text:p>
          </table:table-cell>
          <table:table-cell office:value-type="float" office:value="-0.0181723118614666" calcext:value-type="float">
            <text:p>-0.0181723119</text:p>
          </table:table-cell>
          <table:table-cell office:value-type="float" office:value="-0.0150325217541805" calcext:value-type="float">
            <text:p>-0.0150325218</text:p>
          </table:table-cell>
          <table:table-cell office:value-type="float" office:value="0.000921021815884883" calcext:value-type="float">
            <text:p>0.0009210218</text:p>
          </table:table-cell>
          <table:table-cell office:value-type="float" office:value="0.0374160142944319" calcext:value-type="float">
            <text:p>0.0374160143</text:p>
          </table:table-cell>
          <table:table-cell office:value-type="float" office:value="-0.0195518012618724" calcext:value-type="float">
            <text:p>-0.0195518013</text:p>
          </table:table-cell>
          <table:table-cell office:value-type="float" office:value="0.00254370719400816" calcext:value-type="float">
            <text:p>0.0025437072</text:p>
          </table:table-cell>
          <table:table-cell office:value-type="float" office:value="0.00472484812189169" calcext:value-type="float">
            <text:p>0.0047248481</text:p>
          </table:table-cell>
          <table:table-cell office:value-type="float" office:value="0.931887493599174" calcext:value-type="float">
            <text:p>0.9318874936</text:p>
          </table:table-cell>
          <table:table-cell office:value-type="float" office:value="0.000168297336099801" calcext:value-type="float">
            <text:p>0.0001682973</text:p>
          </table:table-cell>
          <table:table-cell office:value-type="float" office:value="1" calcext:value-type="float">
            <text:p>1</text:p>
          </table:table-cell>
          <table:table-cell office:value-type="float" office:value="0.0314556902393278" calcext:value-type="float">
            <text:p>0.0314556902</text:p>
          </table:table-cell>
          <table:table-cell office:value-type="float" office:value="-0.0154788591001727" calcext:value-type="float">
            <text:p>-0.0154788591</text:p>
          </table:table-cell>
          <table:table-cell office:value-type="float" office:value="0.246828654373301" calcext:value-type="float">
            <text:p>0.2468286544</text:p>
          </table:table-cell>
          <table:table-cell office:value-type="float" office:value="0.802860043641148" calcext:value-type="float">
            <text:p>0.8028600436</text:p>
          </table:table-cell>
          <table:table-cell office:value-type="float" office:value="0.252431932665369" calcext:value-type="float">
            <text:p>0.2524319327</text:p>
          </table:table-cell>
          <table:table-cell office:value-type="float" office:value="0.865976364125439" calcext:value-type="float">
            <text:p>0.8659763641</text:p>
          </table:table-cell>
          <table:table-cell office:value-type="float" office:value="0.00413155247878875" calcext:value-type="float">
            <text:p>0.0041315525</text:p>
          </table:table-cell>
          <table:table-cell office:value-type="float" office:value="0.908981233422193" calcext:value-type="float">
            <text:p>0.9089812334</text:p>
          </table:table-cell>
          <table:table-cell office:value-type="float" office:value="0.00470202885683037" calcext:value-type="float">
            <text:p>0.0047020289</text:p>
          </table:table-cell>
          <table:table-cell office:value-type="float" office:value="0.97464679217424" calcext:value-type="float">
            <text:p>0.9746467922</text:p>
          </table:table-cell>
          <table:table-cell office:value-type="float" office:value="-0.0000376783815668015" calcext:value-type="float">
            <text:p>-3.76783815668015E-05</text:p>
          </table:table-cell>
          <table:table-cell office:value-type="float" office:value="0.00891029288584618" calcext:value-type="float">
            <text:p>0.0089102929</text:p>
          </table:table-cell>
          <table:table-cell office:value-type="float" office:value="-0.00366627489761955" calcext:value-type="float">
            <text:p>-0.0036662749</text:p>
          </table:table-cell>
          <table:table-cell office:value-type="float" office:value="0.0135698780136688" calcext:value-type="float">
            <text:p>0.013569878</text:p>
          </table:table-cell>
          <table:table-cell office:value-type="float" office:value="-0.0172456930885932" calcext:value-type="float">
            <text:p>-0.0172456931</text:p>
          </table:table-cell>
          <table:table-cell office:value-type="float" office:value="-0.0174712017670807" calcext:value-type="float">
            <text:p>-0.0174712018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['user_id', 'part']_rating</text:p>
          </table:table-cell>
          <table:table-cell office:value-type="float" office:value="-0.0358845309975571" calcext:value-type="float">
            <text:p>-0.035884531</text:p>
          </table:table-cell>
          <table:table-cell office:value-type="float" office:value="0.0239462337959077" calcext:value-type="float">
            <text:p>0.0239462338</text:p>
          </table:table-cell>
          <table:table-cell office:value-type="float" office:value="0.0866517748734672" calcext:value-type="float">
            <text:p>0.0866517749</text:p>
          </table:table-cell>
          <table:table-cell/>
          <table:table-cell office:value-type="float" office:value="-0.0253100400562167" calcext:value-type="float">
            <text:p>-0.0253100401</text:p>
          </table:table-cell>
          <table:table-cell office:value-type="float" office:value="0.00799229952003494" calcext:value-type="float">
            <text:p>0.0079922995</text:p>
          </table:table-cell>
          <table:table-cell office:value-type="float" office:value="0.14848965228352" calcext:value-type="float">
            <text:p>0.1484896523</text:p>
          </table:table-cell>
          <table:table-cell office:value-type="float" office:value="0.00174398574643721" calcext:value-type="float">
            <text:p>0.0017439857</text:p>
          </table:table-cell>
          <table:table-cell office:value-type="float" office:value="0.0105596987400481" calcext:value-type="float">
            <text:p>0.0105596987</text:p>
          </table:table-cell>
          <table:table-cell office:value-type="float" office:value="0.0866517748734672" calcext:value-type="float">
            <text:p>0.0866517749</text:p>
          </table:table-cell>
          <table:table-cell office:value-type="float" office:value="0.0866695895887024" calcext:value-type="float">
            <text:p>0.0866695896</text:p>
          </table:table-cell>
          <table:table-cell office:value-type="float" office:value="0.00930196396158781" calcext:value-type="float">
            <text:p>0.009301964</text:p>
          </table:table-cell>
          <table:table-cell office:value-type="float" office:value="0.0821971873280769" calcext:value-type="float">
            <text:p>0.0821971873</text:p>
          </table:table-cell>
          <table:table-cell/>
          <table:table-cell office:value-type="float" office:value="0.478396145753155" calcext:value-type="float">
            <text:p>0.4783961458</text:p>
          </table:table-cell>
          <table:table-cell office:value-type="float" office:value="-0.00383078818455086" calcext:value-type="float">
            <text:p>-0.0038307882</text:p>
          </table:table-cell>
          <table:table-cell office:value-type="float" office:value="-0.0239391492610403" calcext:value-type="float">
            <text:p>-0.0239391493</text:p>
          </table:table-cell>
          <table:table-cell office:value-type="float" office:value="-0.0239478598975191" calcext:value-type="float">
            <text:p>-0.0239478599</text:p>
          </table:table-cell>
          <table:table-cell office:value-type="float" office:value="-0.0134014038274423" calcext:value-type="float">
            <text:p>-0.0134014038</text:p>
          </table:table-cell>
          <table:table-cell office:value-type="float" office:value="-0.0573457448434677" calcext:value-type="float">
            <text:p>-0.0573457448</text:p>
          </table:table-cell>
          <table:table-cell office:value-type="float" office:value="-0.129199766607126" calcext:value-type="float">
            <text:p>-0.1291997666</text:p>
          </table:table-cell>
          <table:table-cell office:value-type="float" office:value="-0.00515672872070537" calcext:value-type="float">
            <text:p>-0.0051567287</text:p>
          </table:table-cell>
          <table:table-cell office:value-type="float" office:value="-0.0117759849875761" calcext:value-type="float">
            <text:p>-0.011775985</text:p>
          </table:table-cell>
          <table:table-cell office:value-type="float" office:value="0.510665195529305" calcext:value-type="float">
            <text:p>0.5106651955</text:p>
          </table:table-cell>
          <table:table-cell office:value-type="float" office:value="0.523947968966795" calcext:value-type="float">
            <text:p>0.523947969</text:p>
          </table:table-cell>
          <table:table-cell office:value-type="float" office:value="-0.0244625253650759" calcext:value-type="float">
            <text:p>-0.0244625254</text:p>
          </table:table-cell>
          <table:table-cell office:value-type="float" office:value="-0.0309979260106705" calcext:value-type="float">
            <text:p>-0.030997926</text:p>
          </table:table-cell>
          <table:table-cell office:value-type="float" office:value="0.0334177947784216" calcext:value-type="float">
            <text:p>0.0334177948</text:p>
          </table:table-cell>
          <table:table-cell office:value-type="float" office:value="-0.0288469005630262" calcext:value-type="float">
            <text:p>-0.0288469006</text:p>
          </table:table-cell>
          <table:table-cell office:value-type="float" office:value="0.231346863186181" calcext:value-type="float">
            <text:p>0.2313468632</text:p>
          </table:table-cell>
          <table:table-cell office:value-type="float" office:value="0.0775112470755419" calcext:value-type="float">
            <text:p>0.0775112471</text:p>
          </table:table-cell>
          <table:table-cell office:value-type="float" office:value="0.0243124875256815" calcext:value-type="float">
            <text:p>0.0243124875</text:p>
          </table:table-cell>
          <table:table-cell office:value-type="float" office:value="0.193134829434379" calcext:value-type="float">
            <text:p>0.1931348294</text:p>
          </table:table-cell>
          <table:table-cell office:value-type="float" office:value="0.164617962940675" calcext:value-type="float">
            <text:p>0.1646179629</text:p>
          </table:table-cell>
          <table:table-cell office:value-type="float" office:value="0.0589204615870496" calcext:value-type="float">
            <text:p>0.0589204616</text:p>
          </table:table-cell>
          <table:table-cell office:value-type="float" office:value="-0.0616876441589503" calcext:value-type="float">
            <text:p>-0.0616876442</text:p>
          </table:table-cell>
          <table:table-cell office:value-type="float" office:value="0.0829973816810257" calcext:value-type="float">
            <text:p>0.0829973817</text:p>
          </table:table-cell>
          <table:table-cell office:value-type="float" office:value="-0.0688427269141908" calcext:value-type="float">
            <text:p>-0.0688427269</text:p>
          </table:table-cell>
          <table:table-cell office:value-type="float" office:value="0.398517635482111" calcext:value-type="float">
            <text:p>0.3985176355</text:p>
          </table:table-cell>
          <table:table-cell office:value-type="float" office:value="0.344605907279647" calcext:value-type="float">
            <text:p>0.3446059073</text:p>
          </table:table-cell>
          <table:table-cell office:value-type="float" office:value="0.33521189693745" calcext:value-type="float">
            <text:p>0.3352118969</text:p>
          </table:table-cell>
          <table:table-cell office:value-type="float" office:value="0.476372543374275" calcext:value-type="float">
            <text:p>0.4763725434</text:p>
          </table:table-cell>
          <table:table-cell office:value-type="float" office:value="0.537311326423261" calcext:value-type="float">
            <text:p>0.5373113264</text:p>
          </table:table-cell>
          <table:table-cell office:value-type="float" office:value="0.42638342270706" calcext:value-type="float">
            <text:p>0.4263834227</text:p>
          </table:table-cell>
          <table:table-cell office:value-type="float" office:value="0.0316655263411741" calcext:value-type="float">
            <text:p>0.0316655263</text:p>
          </table:table-cell>
          <table:table-cell office:value-type="float" office:value="0.0217034389073736" calcext:value-type="float">
            <text:p>0.0217034389</text:p>
          </table:table-cell>
          <table:table-cell office:value-type="float" office:value="-0.126142195387501" calcext:value-type="float">
            <text:p>-0.1261421954</text:p>
          </table:table-cell>
          <table:table-cell office:value-type="float" office:value="-0.0640137543788094" calcext:value-type="float">
            <text:p>-0.0640137544</text:p>
          </table:table-cell>
          <table:table-cell office:value-type="float" office:value="-0.131075832353831" calcext:value-type="float">
            <text:p>-0.1310758324</text:p>
          </table:table-cell>
          <table:table-cell office:value-type="float" office:value="-0.114859679821702" calcext:value-type="float">
            <text:p>-0.1148596798</text:p>
          </table:table-cell>
          <table:table-cell office:value-type="float" office:value="-0.123150603284196" calcext:value-type="float">
            <text:p>-0.1231506033</text:p>
          </table:table-cell>
          <table:table-cell office:value-type="float" office:value="-0.0978792138049358" calcext:value-type="float">
            <text:p>-0.0978792138</text:p>
          </table:table-cell>
          <table:table-cell office:value-type="float" office:value="0.0674594116873637" calcext:value-type="float">
            <text:p>0.0674594117</text:p>
          </table:table-cell>
          <table:table-cell office:value-type="float" office:value="-0.0981107153642351" calcext:value-type="float">
            <text:p>-0.0981107154</text:p>
          </table:table-cell>
          <table:table-cell office:value-type="float" office:value="-0.0910231136429005" calcext:value-type="float">
            <text:p>-0.0910231136</text:p>
          </table:table-cell>
          <table:table-cell office:value-type="float" office:value="-0.0847636374047442" calcext:value-type="float">
            <text:p>-0.0847636374</text:p>
          </table:table-cell>
          <table:table-cell office:value-type="float" office:value="0.158294982509879" calcext:value-type="float">
            <text:p>0.1582949825</text:p>
          </table:table-cell>
          <table:table-cell office:value-type="float" office:value="0.852059642058965" calcext:value-type="float">
            <text:p>0.8520596421</text:p>
          </table:table-cell>
          <table:table-cell office:value-type="float" office:value="-0.318827351251984" calcext:value-type="float">
            <text:p>-0.3188273513</text:p>
          </table:table-cell>
          <table:table-cell office:value-type="float" office:value="0.0229516278011359" calcext:value-type="float">
            <text:p>0.0229516278</text:p>
          </table:table-cell>
          <table:table-cell office:value-type="float" office:value="-0.07208590123013" calcext:value-type="float">
            <text:p>-0.0720859012</text:p>
          </table:table-cell>
          <table:table-cell office:value-type="float" office:value="0.0291372682067224" calcext:value-type="float">
            <text:p>0.0291372682</text:p>
          </table:table-cell>
          <table:table-cell office:value-type="float" office:value="-0.0802080894419203" calcext:value-type="float">
            <text:p>-0.0802080894</text:p>
          </table:table-cell>
          <table:table-cell office:value-type="float" office:value="0.0314556902393278" calcext:value-type="float">
            <text:p>0.0314556902</text:p>
          </table:table-cell>
          <table:table-cell office:value-type="float" office:value="1" calcext:value-type="float">
            <text:p>1</text:p>
          </table:table-cell>
          <table:table-cell office:value-type="float" office:value="-0.340744709219206" calcext:value-type="float">
            <text:p>-0.3407447092</text:p>
          </table:table-cell>
          <table:table-cell office:value-type="float" office:value="-0.0366778624041961" calcext:value-type="float">
            <text:p>-0.0366778624</text:p>
          </table:table-cell>
          <table:table-cell office:value-type="float" office:value="0.00650789352312753" calcext:value-type="float">
            <text:p>0.0065078935</text:p>
          </table:table-cell>
          <table:table-cell office:value-type="float" office:value="-0.0350088839489793" calcext:value-type="float">
            <text:p>-0.0350088839</text:p>
          </table:table-cell>
          <table:table-cell office:value-type="float" office:value="0.00196645118981174" calcext:value-type="float">
            <text:p>0.0019664512</text:p>
          </table:table-cell>
          <table:table-cell office:value-type="float" office:value="-0.0793915698732971" calcext:value-type="float">
            <text:p>-0.0793915699</text:p>
          </table:table-cell>
          <table:table-cell office:value-type="float" office:value="0.0312940637015967" calcext:value-type="float">
            <text:p>0.0312940637</text:p>
          </table:table-cell>
          <table:table-cell office:value-type="float" office:value="-0.0900668116163701" calcext:value-type="float">
            <text:p>-0.0900668116</text:p>
          </table:table-cell>
          <table:table-cell office:value-type="float" office:value="0.034959332551836" calcext:value-type="float">
            <text:p>0.0349593326</text:p>
          </table:table-cell>
          <table:table-cell office:value-type="float" office:value="0.31267598659798" calcext:value-type="float">
            <text:p>0.3126759866</text:p>
          </table:table-cell>
          <table:table-cell office:value-type="float" office:value="0.243463335718056" calcext:value-type="float">
            <text:p>0.2434633357</text:p>
          </table:table-cell>
          <table:table-cell office:value-type="float" office:value="0.109291482732478" calcext:value-type="float">
            <text:p>0.1092914827</text:p>
          </table:table-cell>
          <table:table-cell office:value-type="float" office:value="0.187419085484641" calcext:value-type="float">
            <text:p>0.1874190855</text:p>
          </table:table-cell>
          <table:table-cell office:value-type="float" office:value="-0.106525474333246" calcext:value-type="float">
            <text:p>-0.1065254743</text:p>
          </table:table-cell>
          <table:table-cell office:value-type="float" office:value="-0.11199636095003" calcext:value-type="float">
            <text:p>-0.111996361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rating_diff_content_['user_id', 'part']</text:p>
          </table:table-cell>
          <table:table-cell office:value-type="float" office:value="-0.0282462868095644" calcext:value-type="float">
            <text:p>-0.0282462868</text:p>
          </table:table-cell>
          <table:table-cell office:value-type="float" office:value="-0.0113655990376576" calcext:value-type="float">
            <text:p>-0.011365599</text:p>
          </table:table-cell>
          <table:table-cell office:value-type="float" office:value="0.0408029930776271" calcext:value-type="float">
            <text:p>0.0408029931</text:p>
          </table:table-cell>
          <table:table-cell/>
          <table:table-cell office:value-type="float" office:value="-0.0305293544674261" calcext:value-type="float">
            <text:p>-0.0305293545</text:p>
          </table:table-cell>
          <table:table-cell office:value-type="float" office:value="0.00870755853251814" calcext:value-type="float">
            <text:p>0.0087075585</text:p>
          </table:table-cell>
          <table:table-cell office:value-type="float" office:value="-0.405969534447237" calcext:value-type="float">
            <text:p>-0.4059695344</text:p>
          </table:table-cell>
          <table:table-cell office:value-type="float" office:value="0.0147973397362347" calcext:value-type="float">
            <text:p>0.0147973397</text:p>
          </table:table-cell>
          <table:table-cell office:value-type="float" office:value="-0.151810278341489" calcext:value-type="float">
            <text:p>-0.1518102783</text:p>
          </table:table-cell>
          <table:table-cell office:value-type="float" office:value="0.0408029930776271" calcext:value-type="float">
            <text:p>0.0408029931</text:p>
          </table:table-cell>
          <table:table-cell office:value-type="float" office:value="0.0408065258245085" calcext:value-type="float">
            <text:p>0.0408065258</text:p>
          </table:table-cell>
          <table:table-cell office:value-type="float" office:value="0.0336990295286272" calcext:value-type="float">
            <text:p>0.0336990295</text:p>
          </table:table-cell>
          <table:table-cell office:value-type="float" office:value="0.175383870486382" calcext:value-type="float">
            <text:p>0.1753838705</text:p>
          </table:table-cell>
          <table:table-cell/>
          <table:table-cell office:value-type="float" office:value="-0.293191038842386" calcext:value-type="float">
            <text:p>-0.2931910388</text:p>
          </table:table-cell>
          <table:table-cell office:value-type="float" office:value="0.00257783311668105" calcext:value-type="float">
            <text:p>0.0025778331</text:p>
          </table:table-cell>
          <table:table-cell office:value-type="float" office:value="-0.0300123408730049" calcext:value-type="float">
            <text:p>-0.0300123409</text:p>
          </table:table-cell>
          <table:table-cell office:value-type="float" office:value="-0.036778022340117" calcext:value-type="float">
            <text:p>-0.0367780223</text:p>
          </table:table-cell>
          <table:table-cell office:value-type="float" office:value="-0.0425652202032435" calcext:value-type="float">
            <text:p>-0.0425652202</text:p>
          </table:table-cell>
          <table:table-cell office:value-type="float" office:value="-0.0385905176799031" calcext:value-type="float">
            <text:p>-0.0385905177</text:p>
          </table:table-cell>
          <table:table-cell office:value-type="float" office:value="-0.83636987782985" calcext:value-type="float">
            <text:p>-0.8363698778</text:p>
          </table:table-cell>
          <table:table-cell office:value-type="float" office:value="0.00170904932522184" calcext:value-type="float">
            <text:p>0.0017090493</text:p>
          </table:table-cell>
          <table:table-cell office:value-type="float" office:value="0.00884847820038772" calcext:value-type="float">
            <text:p>0.0088484782</text:p>
          </table:table-cell>
          <table:table-cell office:value-type="float" office:value="-0.351898911436607" calcext:value-type="float">
            <text:p>-0.3518989114</text:p>
          </table:table-cell>
          <table:table-cell office:value-type="float" office:value="-0.342778355427331" calcext:value-type="float">
            <text:p>-0.3427783554</text:p>
          </table:table-cell>
          <table:table-cell office:value-type="float" office:value="0.0453706820655326" calcext:value-type="float">
            <text:p>0.0453706821</text:p>
          </table:table-cell>
          <table:table-cell office:value-type="float" office:value="0.033176780783184" calcext:value-type="float">
            <text:p>0.0331767808</text:p>
          </table:table-cell>
          <table:table-cell office:value-type="float" office:value="0.13647448963204" calcext:value-type="float">
            <text:p>0.1364744896</text:p>
          </table:table-cell>
          <table:table-cell office:value-type="float" office:value="-0.0471753778755321" calcext:value-type="float">
            <text:p>-0.0471753779</text:p>
          </table:table-cell>
          <table:table-cell office:value-type="float" office:value="-0.173481751446406" calcext:value-type="float">
            <text:p>-0.1734817514</text:p>
          </table:table-cell>
          <table:table-cell office:value-type="float" office:value="-0.184825163895418" calcext:value-type="float">
            <text:p>-0.1848251639</text:p>
          </table:table-cell>
          <table:table-cell office:value-type="float" office:value="0.0322650981657522" calcext:value-type="float">
            <text:p>0.0322650982</text:p>
          </table:table-cell>
          <table:table-cell office:value-type="float" office:value="-0.130086585307299" calcext:value-type="float">
            <text:p>-0.1300865853</text:p>
          </table:table-cell>
          <table:table-cell office:value-type="float" office:value="-0.238906142905338" calcext:value-type="float">
            <text:p>-0.2389061429</text:p>
          </table:table-cell>
          <table:table-cell office:value-type="float" office:value="-0.0993366917403031" calcext:value-type="float">
            <text:p>-0.0993366917</text:p>
          </table:table-cell>
          <table:table-cell office:value-type="float" office:value="0.0231695292844026" calcext:value-type="float">
            <text:p>0.0231695293</text:p>
          </table:table-cell>
          <table:table-cell office:value-type="float" office:value="-0.114943823651875" calcext:value-type="float">
            <text:p>-0.1149438237</text:p>
          </table:table-cell>
          <table:table-cell office:value-type="float" office:value="0.0167494275961534" calcext:value-type="float">
            <text:p>0.0167494276</text:p>
          </table:table-cell>
          <table:table-cell office:value-type="float" office:value="-0.122020883021124" calcext:value-type="float">
            <text:p>-0.122020883</text:p>
          </table:table-cell>
          <table:table-cell office:value-type="float" office:value="-0.1075956326955" calcext:value-type="float">
            <text:p>-0.1075956327</text:p>
          </table:table-cell>
          <table:table-cell office:value-type="float" office:value="0.46348117045936" calcext:value-type="float">
            <text:p>0.4634811705</text:p>
          </table:table-cell>
          <table:table-cell office:value-type="float" office:value="-0.157348498771239" calcext:value-type="float">
            <text:p>-0.1573484988</text:p>
          </table:table-cell>
          <table:table-cell office:value-type="float" office:value="-0.168519987781838" calcext:value-type="float">
            <text:p>-0.1685199878</text:p>
          </table:table-cell>
          <table:table-cell office:value-type="float" office:value="0.511997095605344" calcext:value-type="float">
            <text:p>0.5119970956</text:p>
          </table:table-cell>
          <table:table-cell office:value-type="float" office:value="0.0419342773934419" calcext:value-type="float">
            <text:p>0.0419342774</text:p>
          </table:table-cell>
          <table:table-cell office:value-type="float" office:value="0.054459610285857" calcext:value-type="float">
            <text:p>0.0544596103</text:p>
          </table:table-cell>
          <table:table-cell office:value-type="float" office:value="-0.780578679805643" calcext:value-type="float">
            <text:p>-0.7805786798</text:p>
          </table:table-cell>
          <table:table-cell office:value-type="float" office:value="-0.156334202766087" calcext:value-type="float">
            <text:p>-0.1563342028</text:p>
          </table:table-cell>
          <table:table-cell office:value-type="float" office:value="-0.765092779851527" calcext:value-type="float">
            <text:p>-0.7650927799</text:p>
          </table:table-cell>
          <table:table-cell office:value-type="float" office:value="-0.779622466376957" calcext:value-type="float">
            <text:p>-0.7796224664</text:p>
          </table:table-cell>
          <table:table-cell office:value-type="float" office:value="-0.769420441934742" calcext:value-type="float">
            <text:p>-0.7694204419</text:p>
          </table:table-cell>
          <table:table-cell office:value-type="float" office:value="-0.824407244427418" calcext:value-type="float">
            <text:p>-0.8244072444</text:p>
          </table:table-cell>
          <table:table-cell office:value-type="float" office:value="-0.321061783800421" calcext:value-type="float">
            <text:p>-0.3210617838</text:p>
          </table:table-cell>
          <table:table-cell office:value-type="float" office:value="-0.810330694311932" calcext:value-type="float">
            <text:p>-0.8103306943</text:p>
          </table:table-cell>
          <table:table-cell office:value-type="float" office:value="-0.818389592993448" calcext:value-type="float">
            <text:p>-0.818389593</text:p>
          </table:table-cell>
          <table:table-cell office:value-type="float" office:value="-0.814254832280636" calcext:value-type="float">
            <text:p>-0.8142548323</text:p>
          </table:table-cell>
          <table:table-cell office:value-type="float" office:value="0.868383307112151" calcext:value-type="float">
            <text:p>0.8683833071</text:p>
          </table:table-cell>
          <table:table-cell office:value-type="float" office:value="-0.300791583420174" calcext:value-type="float">
            <text:p>-0.3007915834</text:p>
          </table:table-cell>
          <table:table-cell office:value-type="float" office:value="0.963430419546008" calcext:value-type="float">
            <text:p>0.9634304195</text:p>
          </table:table-cell>
          <table:table-cell office:value-type="float" office:value="-0.840424113034282" calcext:value-type="float">
            <text:p>-0.840424113</text:p>
          </table:table-cell>
          <table:table-cell office:value-type="float" office:value="-0.032733194542876" calcext:value-type="float">
            <text:p>-0.0327331945</text:p>
          </table:table-cell>
          <table:table-cell office:value-type="float" office:value="-0.0117060229865155" calcext:value-type="float">
            <text:p>-0.011706023</text:p>
          </table:table-cell>
          <table:table-cell office:value-type="float" office:value="-0.040212344258591" calcext:value-type="float">
            <text:p>-0.0402123443</text:p>
          </table:table-cell>
          <table:table-cell office:value-type="float" office:value="-0.0154788591001727" calcext:value-type="float">
            <text:p>-0.0154788591</text:p>
          </table:table-cell>
          <table:table-cell office:value-type="float" office:value="-0.340744709219206" calcext:value-type="float">
            <text:p>-0.3407447092</text:p>
          </table:table-cell>
          <table:table-cell office:value-type="float" office:value="1" calcext:value-type="float">
            <text:p>1</text:p>
          </table:table-cell>
          <table:table-cell office:value-type="float" office:value="-0.091181810051999" calcext:value-type="float">
            <text:p>-0.0911818101</text:p>
          </table:table-cell>
          <table:table-cell office:value-type="float" office:value="0.0609995071227683" calcext:value-type="float">
            <text:p>0.0609995071</text:p>
          </table:table-cell>
          <table:table-cell office:value-type="float" office:value="-0.10874008779929" calcext:value-type="float">
            <text:p>-0.1087400878</text:p>
          </table:table-cell>
          <table:table-cell office:value-type="float" office:value="0.0594809092568319" calcext:value-type="float">
            <text:p>0.0594809093</text:p>
          </table:table-cell>
          <table:table-cell office:value-type="float" office:value="-0.0244698113924102" calcext:value-type="float">
            <text:p>-0.0244698114</text:p>
          </table:table-cell>
          <table:table-cell office:value-type="float" office:value="-0.0190954839914936" calcext:value-type="float">
            <text:p>-0.019095484</text:p>
          </table:table-cell>
          <table:table-cell office:value-type="float" office:value="-0.0365698797576019" calcext:value-type="float">
            <text:p>-0.0365698798</text:p>
          </table:table-cell>
          <table:table-cell office:value-type="float" office:value="-0.0191795418518354" calcext:value-type="float">
            <text:p>-0.0191795419</text:p>
          </table:table-cell>
          <table:table-cell office:value-type="float" office:value="-0.288132898950325" calcext:value-type="float">
            <text:p>-0.288132899</text:p>
          </table:table-cell>
          <table:table-cell office:value-type="float" office:value="-0.77727143850773" calcext:value-type="float">
            <text:p>-0.7772714385</text:p>
          </table:table-cell>
          <table:table-cell office:value-type="float" office:value="-0.726834455252978" calcext:value-type="float">
            <text:p>-0.7268344553</text:p>
          </table:table-cell>
          <table:table-cell office:value-type="float" office:value="-0.652827502579531" calcext:value-type="float">
            <text:p>-0.6528275026</text:p>
          </table:table-cell>
          <table:table-cell office:value-type="float" office:value="0.116857564589189" calcext:value-type="float">
            <text:p>0.1168575646</text:p>
          </table:table-cell>
          <table:table-cell office:value-type="float" office:value="0.110244942699359" calcext:value-type="float">
            <text:p>0.1102449427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mean_shiftdiff_timestamp_by_user_id_cap200k_by_['user_id', 'part']</text:p>
          </table:table-cell>
          <table:table-cell office:value-type="float" office:value="0.0698232084878859" calcext:value-type="float">
            <text:p>0.0698232085</text:p>
          </table:table-cell>
          <table:table-cell office:value-type="float" office:value="0.0268074063738472" calcext:value-type="float">
            <text:p>0.0268074064</text:p>
          </table:table-cell>
          <table:table-cell office:value-type="float" office:value="0.149641199878094" calcext:value-type="float">
            <text:p>0.1496411999</text:p>
          </table:table-cell>
          <table:table-cell/>
          <table:table-cell office:value-type="float" office:value="0.0745974196372755" calcext:value-type="float">
            <text:p>0.0745974196</text:p>
          </table:table-cell>
          <table:table-cell office:value-type="float" office:value="0.0327972276207316" calcext:value-type="float">
            <text:p>0.0327972276</text:p>
          </table:table-cell>
          <table:table-cell office:value-type="float" office:value="0.0364086541909732" calcext:value-type="float">
            <text:p>0.0364086542</text:p>
          </table:table-cell>
          <table:table-cell office:value-type="float" office:value="0.29142698994476" calcext:value-type="float">
            <text:p>0.2914269899</text:p>
          </table:table-cell>
          <table:table-cell office:value-type="float" office:value="0.122906260395426" calcext:value-type="float">
            <text:p>0.1229062604</text:p>
          </table:table-cell>
          <table:table-cell office:value-type="float" office:value="0.149641199878094" calcext:value-type="float">
            <text:p>0.1496411999</text:p>
          </table:table-cell>
          <table:table-cell office:value-type="float" office:value="0.149494602146133" calcext:value-type="float">
            <text:p>0.1494946021</text:p>
          </table:table-cell>
          <table:table-cell office:value-type="float" office:value="0.0235475369748385" calcext:value-type="float">
            <text:p>0.023547537</text:p>
          </table:table-cell>
          <table:table-cell office:value-type="float" office:value="0.347598366959374" calcext:value-type="float">
            <text:p>0.347598367</text:p>
          </table:table-cell>
          <table:table-cell/>
          <table:table-cell office:value-type="float" office:value="0.0709386570875655" calcext:value-type="float">
            <text:p>0.0709386571</text:p>
          </table:table-cell>
          <table:table-cell office:value-type="float" office:value="0.0170310514777742" calcext:value-type="float">
            <text:p>0.0170310515</text:p>
          </table:table-cell>
          <table:table-cell office:value-type="float" office:value="0.753027124148392" calcext:value-type="float">
            <text:p>0.7530271241</text:p>
          </table:table-cell>
          <table:table-cell office:value-type="float" office:value="0.698169301013072" calcext:value-type="float">
            <text:p>0.698169301</text:p>
          </table:table-cell>
          <table:table-cell office:value-type="float" office:value="0.124587284271397" calcext:value-type="float">
            <text:p>0.1245872843</text:p>
          </table:table-cell>
          <table:table-cell office:value-type="float" office:value="0.611923555255079" calcext:value-type="float">
            <text:p>0.6119235553</text:p>
          </table:table-cell>
          <table:table-cell office:value-type="float" office:value="0.0744351850128752" calcext:value-type="float">
            <text:p>0.074435185</text:p>
          </table:table-cell>
          <table:table-cell office:value-type="float" office:value="-0.0118509431542379" calcext:value-type="float">
            <text:p>-0.0118509432</text:p>
          </table:table-cell>
          <table:table-cell office:value-type="float" office:value="-0.0497001615485291" calcext:value-type="float">
            <text:p>-0.0497001615</text:p>
          </table:table-cell>
          <table:table-cell office:value-type="float" office:value="0.0856543590263197" calcext:value-type="float">
            <text:p>0.085654359</text:p>
          </table:table-cell>
          <table:table-cell office:value-type="float" office:value="0.0922902917147682" calcext:value-type="float">
            <text:p>0.0922902917</text:p>
          </table:table-cell>
          <table:table-cell office:value-type="float" office:value="0.00686835700625668" calcext:value-type="float">
            <text:p>0.006868357</text:p>
          </table:table-cell>
          <table:table-cell office:value-type="float" office:value="0.027552292669092" calcext:value-type="float">
            <text:p>0.0275522927</text:p>
          </table:table-cell>
          <table:table-cell office:value-type="float" office:value="0.488058995044393" calcext:value-type="float">
            <text:p>0.488058995</text:p>
          </table:table-cell>
          <table:table-cell office:value-type="float" office:value="0.728216330558098" calcext:value-type="float">
            <text:p>0.7282163306</text:p>
          </table:table-cell>
          <table:table-cell office:value-type="float" office:value="0.162743274872903" calcext:value-type="float">
            <text:p>0.1627432749</text:p>
          </table:table-cell>
          <table:table-cell office:value-type="float" office:value="0.241809263439884" calcext:value-type="float">
            <text:p>0.2418092634</text:p>
          </table:table-cell>
          <table:table-cell office:value-type="float" office:value="0.0336971584917339" calcext:value-type="float">
            <text:p>0.0336971585</text:p>
          </table:table-cell>
          <table:table-cell office:value-type="float" office:value="0.0854071072421017" calcext:value-type="float">
            <text:p>0.0854071072</text:p>
          </table:table-cell>
          <table:table-cell office:value-type="float" office:value="0.152500639775427" calcext:value-type="float">
            <text:p>0.1525006398</text:p>
          </table:table-cell>
          <table:table-cell office:value-type="float" office:value="0.646792626237868" calcext:value-type="float">
            <text:p>0.6467926262</text:p>
          </table:table-cell>
          <table:table-cell office:value-type="float" office:value="0.489636526472992" calcext:value-type="float">
            <text:p>0.4896365265</text:p>
          </table:table-cell>
          <table:table-cell office:value-type="float" office:value="0.637874026730457" calcext:value-type="float">
            <text:p>0.6378740267</text:p>
          </table:table-cell>
          <table:table-cell office:value-type="float" office:value="0.462209074813033" calcext:value-type="float">
            <text:p>0.4622090748</text:p>
          </table:table-cell>
          <table:table-cell office:value-type="float" office:value="-0.0450122476300254" calcext:value-type="float">
            <text:p>-0.0450122476</text:p>
          </table:table-cell>
          <table:table-cell office:value-type="float" office:value="0.0107938853998261" calcext:value-type="float">
            <text:p>0.0107938854</text:p>
          </table:table-cell>
          <table:table-cell office:value-type="float" office:value="-0.0358554958179239" calcext:value-type="float">
            <text:p>-0.0358554958</text:p>
          </table:table-cell>
          <table:table-cell office:value-type="float" office:value="0.0396470306788566" calcext:value-type="float">
            <text:p>0.0396470307</text:p>
          </table:table-cell>
          <table:table-cell office:value-type="float" office:value="0.0941360721757539" calcext:value-type="float">
            <text:p>0.0941360722</text:p>
          </table:table-cell>
          <table:table-cell office:value-type="float" office:value="0.00289480174103715" calcext:value-type="float">
            <text:p>0.0028948017</text:p>
          </table:table-cell>
          <table:table-cell office:value-type="float" office:value="-0.0305540818846469" calcext:value-type="float">
            <text:p>-0.0305540819</text:p>
          </table:table-cell>
          <table:table-cell office:value-type="float" office:value="-0.0398725897015715" calcext:value-type="float">
            <text:p>-0.0398725897</text:p>
          </table:table-cell>
          <table:table-cell office:value-type="float" office:value="0.0367972586808414" calcext:value-type="float">
            <text:p>0.0367972587</text:p>
          </table:table-cell>
          <table:table-cell office:value-type="float" office:value="0.119890584292313" calcext:value-type="float">
            <text:p>0.1198905843</text:p>
          </table:table-cell>
          <table:table-cell office:value-type="float" office:value="0.0498301891422316" calcext:value-type="float">
            <text:p>0.0498301891</text:p>
          </table:table-cell>
          <table:table-cell office:value-type="float" office:value="0.015112955685414" calcext:value-type="float">
            <text:p>0.0151129557</text:p>
          </table:table-cell>
          <table:table-cell office:value-type="float" office:value="0.0331817133967888" calcext:value-type="float">
            <text:p>0.0331817134</text:p>
          </table:table-cell>
          <table:table-cell office:value-type="float" office:value="0.0879106663746529" calcext:value-type="float">
            <text:p>0.0879106664</text:p>
          </table:table-cell>
          <table:table-cell office:value-type="float" office:value="0.0430370877333725" calcext:value-type="float">
            <text:p>0.0430370877</text:p>
          </table:table-cell>
          <table:table-cell office:value-type="float" office:value="0.0870886498184751" calcext:value-type="float">
            <text:p>0.0870886498</text:p>
          </table:table-cell>
          <table:table-cell office:value-type="float" office:value="0.0684702822987941" calcext:value-type="float">
            <text:p>0.0684702823</text:p>
          </table:table-cell>
          <table:table-cell office:value-type="float" office:value="0.0753705464844943" calcext:value-type="float">
            <text:p>0.0753705465</text:p>
          </table:table-cell>
          <table:table-cell office:value-type="float" office:value="-0.0394688840327402" calcext:value-type="float">
            <text:p>-0.039468884</text:p>
          </table:table-cell>
          <table:table-cell office:value-type="float" office:value="0.106841179044321" calcext:value-type="float">
            <text:p>0.106841179</text:p>
          </table:table-cell>
          <table:table-cell office:value-type="float" office:value="-0.094586306687634" calcext:value-type="float">
            <text:p>-0.0945863067</text:p>
          </table:table-cell>
          <table:table-cell office:value-type="float" office:value="0.27422077608179" calcext:value-type="float">
            <text:p>0.2742207761</text:p>
          </table:table-cell>
          <table:table-cell office:value-type="float" office:value="0.829382800035408" calcext:value-type="float">
            <text:p>0.8293828</text:p>
          </table:table-cell>
          <table:table-cell office:value-type="float" office:value="0.286942766242233" calcext:value-type="float">
            <text:p>0.2869427662</text:p>
          </table:table-cell>
          <table:table-cell office:value-type="float" office:value="0.824511974743436" calcext:value-type="float">
            <text:p>0.8245119747</text:p>
          </table:table-cell>
          <table:table-cell office:value-type="float" office:value="0.246828654373301" calcext:value-type="float">
            <text:p>0.2468286544</text:p>
          </table:table-cell>
          <table:table-cell office:value-type="float" office:value="-0.0366778624041961" calcext:value-type="float">
            <text:p>-0.0366778624</text:p>
          </table:table-cell>
          <table:table-cell office:value-type="float" office:value="-0.091181810051999" calcext:value-type="float">
            <text:p>-0.0911818101</text:p>
          </table:table-cell>
          <table:table-cell office:value-type="float" office:value="1" calcext:value-type="float">
            <text:p>1</text:p>
          </table:table-cell>
          <table:table-cell office:value-type="float" office:value="-0.0249857975843756" calcext:value-type="float">
            <text:p>-0.0249857976</text:p>
          </table:table-cell>
          <table:table-cell office:value-type="float" office:value="0.979793152901442" calcext:value-type="float">
            <text:p>0.9797931529</text:p>
          </table:table-cell>
          <table:table-cell office:value-type="float" office:value="-0.0153791888733297" calcext:value-type="float">
            <text:p>-0.0153791889</text:p>
          </table:table-cell>
          <table:table-cell office:value-type="float" office:value="0.814539958705424" calcext:value-type="float">
            <text:p>0.8145399587</text:p>
          </table:table-cell>
          <table:table-cell office:value-type="float" office:value="0.323254770888102" calcext:value-type="float">
            <text:p>0.3232547709</text:p>
          </table:table-cell>
          <table:table-cell office:value-type="float" office:value="0.812600503349292" calcext:value-type="float">
            <text:p>0.8126005033</text:p>
          </table:table-cell>
          <table:table-cell office:value-type="float" office:value="0.279312209887422" calcext:value-type="float">
            <text:p>0.2793122099</text:p>
          </table:table-cell>
          <table:table-cell office:value-type="float" office:value="0.0944656778355312" calcext:value-type="float">
            <text:p>0.0944656778</text:p>
          </table:table-cell>
          <table:table-cell office:value-type="float" office:value="0.109438421338301" calcext:value-type="float">
            <text:p>0.1094384213</text:p>
          </table:table-cell>
          <table:table-cell office:value-type="float" office:value="0.0986829988216753" calcext:value-type="float">
            <text:p>0.0986829988</text:p>
          </table:table-cell>
          <table:table-cell office:value-type="float" office:value="0.0790766787514339" calcext:value-type="float">
            <text:p>0.0790766788</text:p>
          </table:table-cell>
          <table:table-cell office:value-type="float" office:value="-0.00497861889285806" calcext:value-type="float">
            <text:p>-0.0049786189</text:p>
          </table:table-cell>
          <table:table-cell office:value-type="float" office:value="-0.00474969264978864" calcext:value-type="float">
            <text:p>-0.0047496926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diff_mean_shiftdiff_timestamp_by_user_id_cap200k_by_['user_id', 'part']</text:p>
          </table:table-cell>
          <table:table-cell office:value-type="float" office:value="-0.00972518019301411" calcext:value-type="float">
            <text:p>-0.0097251802</text:p>
          </table:table-cell>
          <table:table-cell office:value-type="float" office:value="0.00215474693806962" calcext:value-type="float">
            <text:p>0.0021547469</text:p>
          </table:table-cell>
          <table:table-cell office:value-type="float" office:value="0.00482699605663677" calcext:value-type="float">
            <text:p>0.0048269961</text:p>
          </table:table-cell>
          <table:table-cell/>
          <table:table-cell office:value-type="float" office:value="-0.0434959726389172" calcext:value-type="float">
            <text:p>-0.0434959726</text:p>
          </table:table-cell>
          <table:table-cell office:value-type="float" office:value="0.00364121406022453" calcext:value-type="float">
            <text:p>0.0036412141</text:p>
          </table:table-cell>
          <table:table-cell office:value-type="float" office:value="-0.0933731029826506" calcext:value-type="float">
            <text:p>-0.093373103</text:p>
          </table:table-cell>
          <table:table-cell office:value-type="float" office:value="0.0994926630512752" calcext:value-type="float">
            <text:p>0.0994926631</text:p>
          </table:table-cell>
          <table:table-cell office:value-type="float" office:value="-0.0599216155267981" calcext:value-type="float">
            <text:p>-0.0599216155</text:p>
          </table:table-cell>
          <table:table-cell office:value-type="float" office:value="0.00482699605663677" calcext:value-type="float">
            <text:p>0.0048269961</text:p>
          </table:table-cell>
          <table:table-cell office:value-type="float" office:value="0.00482993671285142" calcext:value-type="float">
            <text:p>0.0048299367</text:p>
          </table:table-cell>
          <table:table-cell office:value-type="float" office:value="0.0058430662926123" calcext:value-type="float">
            <text:p>0.0058430663</text:p>
          </table:table-cell>
          <table:table-cell office:value-type="float" office:value="0.0302368205543748" calcext:value-type="float">
            <text:p>0.0302368206</text:p>
          </table:table-cell>
          <table:table-cell/>
          <table:table-cell office:value-type="float" office:value="-0.00843296663889956" calcext:value-type="float">
            <text:p>-0.0084329666</text:p>
          </table:table-cell>
          <table:table-cell office:value-type="float" office:value="0.0959467023034872" calcext:value-type="float">
            <text:p>0.0959467023</text:p>
          </table:table-cell>
          <table:table-cell office:value-type="float" office:value="0.638969072310902" calcext:value-type="float">
            <text:p>0.6389690723</text:p>
          </table:table-cell>
          <table:table-cell office:value-type="float" office:value="0.638236161664417" calcext:value-type="float">
            <text:p>0.6382361617</text:p>
          </table:table-cell>
          <table:table-cell office:value-type="float" office:value="-0.04323941118665" calcext:value-type="float">
            <text:p>-0.0432394112</text:p>
          </table:table-cell>
          <table:table-cell office:value-type="float" office:value="-0.0524499089311713" calcext:value-type="float">
            <text:p>-0.0524499089</text:p>
          </table:table-cell>
          <table:table-cell office:value-type="float" office:value="-0.0644420863462916" calcext:value-type="float">
            <text:p>-0.0644420863</text:p>
          </table:table-cell>
          <table:table-cell office:value-type="float" office:value="0.0528219140800176" calcext:value-type="float">
            <text:p>0.0528219141</text:p>
          </table:table-cell>
          <table:table-cell office:value-type="float" office:value="0.031262538581762" calcext:value-type="float">
            <text:p>0.0312625386</text:p>
          </table:table-cell>
          <table:table-cell office:value-type="float" office:value="-0.00819625937503257" calcext:value-type="float">
            <text:p>-0.0081962594</text:p>
          </table:table-cell>
          <table:table-cell office:value-type="float" office:value="-0.00775206297347553" calcext:value-type="float">
            <text:p>-0.007752063</text:p>
          </table:table-cell>
          <table:table-cell office:value-type="float" office:value="-0.0815859831048189" calcext:value-type="float">
            <text:p>-0.0815859831</text:p>
          </table:table-cell>
          <table:table-cell office:value-type="float" office:value="-0.0592310495149978" calcext:value-type="float">
            <text:p>-0.0592310495</text:p>
          </table:table-cell>
          <table:table-cell office:value-type="float" office:value="0.0576504805422703" calcext:value-type="float">
            <text:p>0.0576504805</text:p>
          </table:table-cell>
          <table:table-cell office:value-type="float" office:value="0.659415727484547" calcext:value-type="float">
            <text:p>0.6594157275</text:p>
          </table:table-cell>
          <table:table-cell office:value-type="float" office:value="-0.0195254240947804" calcext:value-type="float">
            <text:p>-0.0195254241</text:p>
          </table:table-cell>
          <table:table-cell office:value-type="float" office:value="-0.0344737424900589" calcext:value-type="float">
            <text:p>-0.0344737425</text:p>
          </table:table-cell>
          <table:table-cell office:value-type="float" office:value="0.000585086583928023" calcext:value-type="float">
            <text:p>0.0005850866</text:p>
          </table:table-cell>
          <table:table-cell office:value-type="float" office:value="-0.0114303848400367" calcext:value-type="float">
            <text:p>-0.0114303848</text:p>
          </table:table-cell>
          <table:table-cell office:value-type="float" office:value="-0.0166830570431583" calcext:value-type="float">
            <text:p>-0.016683057</text:p>
          </table:table-cell>
          <table:table-cell office:value-type="float" office:value="-0.00838456458076853" calcext:value-type="float">
            <text:p>-0.0083845646</text:p>
          </table:table-cell>
          <table:table-cell office:value-type="float" office:value="0.73880970093357" calcext:value-type="float">
            <text:p>0.7388097009</text:p>
          </table:table-cell>
          <table:table-cell office:value-type="float" office:value="-0.00573817094438324" calcext:value-type="float">
            <text:p>-0.0057381709</text:p>
          </table:table-cell>
          <table:table-cell office:value-type="float" office:value="0.720047100178961" calcext:value-type="float">
            <text:p>0.7200471002</text:p>
          </table:table-cell>
          <table:table-cell office:value-type="float" office:value="0.0121921081728045" calcext:value-type="float">
            <text:p>0.0121921082</text:p>
          </table:table-cell>
          <table:table-cell office:value-type="float" office:value="0.0079362479792639" calcext:value-type="float">
            <text:p>0.007936248</text:p>
          </table:table-cell>
          <table:table-cell office:value-type="float" office:value="0.0461030534158893" calcext:value-type="float">
            <text:p>0.0461030534</text:p>
          </table:table-cell>
          <table:table-cell office:value-type="float" office:value="0.0156740118090377" calcext:value-type="float">
            <text:p>0.0156740118</text:p>
          </table:table-cell>
          <table:table-cell office:value-type="float" office:value="0.00058743968640092" calcext:value-type="float">
            <text:p>0.0005874397</text:p>
          </table:table-cell>
          <table:table-cell office:value-type="float" office:value="0.0498371340115109" calcext:value-type="float">
            <text:p>0.049837134</text:p>
          </table:table-cell>
          <table:table-cell office:value-type="float" office:value="-0.109018865272517" calcext:value-type="float">
            <text:p>-0.1090188653</text:p>
          </table:table-cell>
          <table:table-cell office:value-type="float" office:value="-0.136599221402567" calcext:value-type="float">
            <text:p>-0.1365992214</text:p>
          </table:table-cell>
          <table:table-cell office:value-type="float" office:value="-0.0927422620701297" calcext:value-type="float">
            <text:p>-0.0927422621</text:p>
          </table:table-cell>
          <table:table-cell office:value-type="float" office:value="-0.0351302428460922" calcext:value-type="float">
            <text:p>-0.0351302428</text:p>
          </table:table-cell>
          <table:table-cell office:value-type="float" office:value="-0.0964101254547363" calcext:value-type="float">
            <text:p>-0.0964101255</text:p>
          </table:table-cell>
          <table:table-cell office:value-type="float" office:value="-0.0898362098811715" calcext:value-type="float">
            <text:p>-0.0898362099</text:p>
          </table:table-cell>
          <table:table-cell office:value-type="float" office:value="-0.0958956464008623" calcext:value-type="float">
            <text:p>-0.0958956464</text:p>
          </table:table-cell>
          <table:table-cell office:value-type="float" office:value="-0.0845690845787374" calcext:value-type="float">
            <text:p>-0.0845690846</text:p>
          </table:table-cell>
          <table:table-cell office:value-type="float" office:value="0.00391757259660017" calcext:value-type="float">
            <text:p>0.0039175726</text:p>
          </table:table-cell>
          <table:table-cell office:value-type="float" office:value="-0.0812874196009749" calcext:value-type="float">
            <text:p>-0.0812874196</text:p>
          </table:table-cell>
          <table:table-cell office:value-type="float" office:value="-0.0866129527092552" calcext:value-type="float">
            <text:p>-0.0866129527</text:p>
          </table:table-cell>
          <table:table-cell office:value-type="float" office:value="-0.0852554754210432" calcext:value-type="float">
            <text:p>-0.0852554754</text:p>
          </table:table-cell>
          <table:table-cell office:value-type="float" office:value="0.0661763120331792" calcext:value-type="float">
            <text:p>0.066176312</text:p>
          </table:table-cell>
          <table:table-cell office:value-type="float" office:value="0.00232028073246212" calcext:value-type="float">
            <text:p>0.0023202807</text:p>
          </table:table-cell>
          <table:table-cell office:value-type="float" office:value="0.0596569634878637" calcext:value-type="float">
            <text:p>0.0596569635</text:p>
          </table:table-cell>
          <table:table-cell office:value-type="float" office:value="-0.074143177282094" calcext:value-type="float">
            <text:p>-0.0741431773</text:p>
          </table:table-cell>
          <table:table-cell office:value-type="float" office:value="0.00414000016075795" calcext:value-type="float">
            <text:p>0.0041400002</text:p>
          </table:table-cell>
          <table:table-cell office:value-type="float" office:value="0.82894327434669" calcext:value-type="float">
            <text:p>0.8289432743</text:p>
          </table:table-cell>
          <table:table-cell office:value-type="float" office:value="0.00294568297038182" calcext:value-type="float">
            <text:p>0.002945683</text:p>
          </table:table-cell>
          <table:table-cell office:value-type="float" office:value="0.802860043641148" calcext:value-type="float">
            <text:p>0.8028600436</text:p>
          </table:table-cell>
          <table:table-cell office:value-type="float" office:value="0.00650789352312753" calcext:value-type="float">
            <text:p>0.0065078935</text:p>
          </table:table-cell>
          <table:table-cell office:value-type="float" office:value="0.0609995071227683" calcext:value-type="float">
            <text:p>0.0609995071</text:p>
          </table:table-cell>
          <table:table-cell office:value-type="float" office:value="-0.0249857975843756" calcext:value-type="float">
            <text:p>-0.0249857976</text:p>
          </table:table-cell>
          <table:table-cell office:value-type="float" office:value="1" calcext:value-type="float">
            <text:p>1</text:p>
          </table:table-cell>
          <table:table-cell office:value-type="float" office:value="-0.0237118508402734" calcext:value-type="float">
            <text:p>-0.0237118508</text:p>
          </table:table-cell>
          <table:table-cell office:value-type="float" office:value="0.930186889238301" calcext:value-type="float">
            <text:p>0.9301868892</text:p>
          </table:table-cell>
          <table:table-cell office:value-type="float" office:value="-0.0158884197802982" calcext:value-type="float">
            <text:p>-0.0158884198</text:p>
          </table:table-cell>
          <table:table-cell office:value-type="float" office:value="0.823718270678796" calcext:value-type="float">
            <text:p>0.8237182707</text:p>
          </table:table-cell>
          <table:table-cell office:value-type="float" office:value="-0.0191180554916431" calcext:value-type="float">
            <text:p>-0.0191180555</text:p>
          </table:table-cell>
          <table:table-cell office:value-type="float" office:value="0.801012867296985" calcext:value-type="float">
            <text:p>0.8010128673</text:p>
          </table:table-cell>
          <table:table-cell office:value-type="float" office:value="-0.0637606121533943" calcext:value-type="float">
            <text:p>-0.0637606122</text:p>
          </table:table-cell>
          <table:table-cell office:value-type="float" office:value="-0.0658643063740358" calcext:value-type="float">
            <text:p>-0.0658643064</text:p>
          </table:table-cell>
          <table:table-cell office:value-type="float" office:value="-0.0614775991794783" calcext:value-type="float">
            <text:p>-0.0614775992</text:p>
          </table:table-cell>
          <table:table-cell office:value-type="float" office:value="-0.0541435160279797" calcext:value-type="float">
            <text:p>-0.054143516</text:p>
          </table:table-cell>
          <table:table-cell office:value-type="float" office:value="0.00885945691580405" calcext:value-type="float">
            <text:p>0.0088594569</text:p>
          </table:table-cell>
          <table:table-cell office:value-type="float" office:value="0.008176244162969" calcext:value-type="float">
            <text:p>0.0081762442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mean_study_time_by_['user_id', 'part']</text:p>
          </table:table-cell>
          <table:table-cell office:value-type="float" office:value="0.0635040196719912" calcext:value-type="float">
            <text:p>0.0635040197</text:p>
          </table:table-cell>
          <table:table-cell office:value-type="float" office:value="0.0276836141974894" calcext:value-type="float">
            <text:p>0.0276836142</text:p>
          </table:table-cell>
          <table:table-cell office:value-type="float" office:value="0.103010709011407" calcext:value-type="float">
            <text:p>0.103010709</text:p>
          </table:table-cell>
          <table:table-cell/>
          <table:table-cell office:value-type="float" office:value="0.0669687600359961" calcext:value-type="float">
            <text:p>0.06696876</text:p>
          </table:table-cell>
          <table:table-cell office:value-type="float" office:value="0.0302094332306676" calcext:value-type="float">
            <text:p>0.0302094332</text:p>
          </table:table-cell>
          <table:table-cell office:value-type="float" office:value="0.0423115018191626" calcext:value-type="float">
            <text:p>0.0423115018</text:p>
          </table:table-cell>
          <table:table-cell office:value-type="float" office:value="0.202466522769757" calcext:value-type="float">
            <text:p>0.2024665228</text:p>
          </table:table-cell>
          <table:table-cell office:value-type="float" office:value="0.102366216517421" calcext:value-type="float">
            <text:p>0.1023662165</text:p>
          </table:table-cell>
          <table:table-cell office:value-type="float" office:value="0.103010709011407" calcext:value-type="float">
            <text:p>0.103010709</text:p>
          </table:table-cell>
          <table:table-cell office:value-type="float" office:value="0.102861845143754" calcext:value-type="float">
            <text:p>0.1028618451</text:p>
          </table:table-cell>
          <table:table-cell office:value-type="float" office:value="0.0206940647285669" calcext:value-type="float">
            <text:p>0.0206940647</text:p>
          </table:table-cell>
          <table:table-cell office:value-type="float" office:value="0.291139163572238" calcext:value-type="float">
            <text:p>0.2911391636</text:p>
          </table:table-cell>
          <table:table-cell/>
          <table:table-cell office:value-type="float" office:value="0.0882746316483433" calcext:value-type="float">
            <text:p>0.0882746316</text:p>
          </table:table-cell>
          <table:table-cell office:value-type="float" office:value="0.01913970185763" calcext:value-type="float">
            <text:p>0.0191397019</text:p>
          </table:table-cell>
          <table:table-cell office:value-type="float" office:value="0.738317013291062" calcext:value-type="float">
            <text:p>0.7383170133</text:p>
          </table:table-cell>
          <table:table-cell office:value-type="float" office:value="0.709756250689537" calcext:value-type="float">
            <text:p>0.7097562507</text:p>
          </table:table-cell>
          <table:table-cell office:value-type="float" office:value="0.116667377195322" calcext:value-type="float">
            <text:p>0.1166673772</text:p>
          </table:table-cell>
          <table:table-cell office:value-type="float" office:value="0.621153064967056" calcext:value-type="float">
            <text:p>0.621153065</text:p>
          </table:table-cell>
          <table:table-cell office:value-type="float" office:value="0.0880351209658238" calcext:value-type="float">
            <text:p>0.088035121</text:p>
          </table:table-cell>
          <table:table-cell office:value-type="float" office:value="-0.0103767216010826" calcext:value-type="float">
            <text:p>-0.0103767216</text:p>
          </table:table-cell>
          <table:table-cell office:value-type="float" office:value="-0.0490458291078618" calcext:value-type="float">
            <text:p>-0.0490458291</text:p>
          </table:table-cell>
          <table:table-cell office:value-type="float" office:value="0.101122376235142" calcext:value-type="float">
            <text:p>0.1011223762</text:p>
          </table:table-cell>
          <table:table-cell office:value-type="float" office:value="0.106886380332991" calcext:value-type="float">
            <text:p>0.1068863803</text:p>
          </table:table-cell>
          <table:table-cell office:value-type="float" office:value="-0.0121932059641204" calcext:value-type="float">
            <text:p>-0.012193206</text:p>
          </table:table-cell>
          <table:table-cell office:value-type="float" office:value="0.00125070136521101" calcext:value-type="float">
            <text:p>0.0012507014</text:p>
          </table:table-cell>
          <table:table-cell office:value-type="float" office:value="0.436975042569927" calcext:value-type="float">
            <text:p>0.4369750426</text:p>
          </table:table-cell>
          <table:table-cell office:value-type="float" office:value="0.718827845594513" calcext:value-type="float">
            <text:p>0.7188278456</text:p>
          </table:table-cell>
          <table:table-cell office:value-type="float" office:value="0.165597093984115" calcext:value-type="float">
            <text:p>0.165597094</text:p>
          </table:table-cell>
          <table:table-cell office:value-type="float" office:value="0.229200064405912" calcext:value-type="float">
            <text:p>0.2292000644</text:p>
          </table:table-cell>
          <table:table-cell office:value-type="float" office:value="0.0441082194673914" calcext:value-type="float">
            <text:p>0.0441082195</text:p>
          </table:table-cell>
          <table:table-cell office:value-type="float" office:value="0.090790463822605" calcext:value-type="float">
            <text:p>0.0907904638</text:p>
          </table:table-cell>
          <table:table-cell office:value-type="float" office:value="0.156931440091422" calcext:value-type="float">
            <text:p>0.1569314401</text:p>
          </table:table-cell>
          <table:table-cell office:value-type="float" office:value="0.599095968193041" calcext:value-type="float">
            <text:p>0.5990959682</text:p>
          </table:table-cell>
          <table:table-cell office:value-type="float" office:value="0.500417230288381" calcext:value-type="float">
            <text:p>0.5004172303</text:p>
          </table:table-cell>
          <table:table-cell office:value-type="float" office:value="0.616467239966696" calcext:value-type="float">
            <text:p>0.61646724</text:p>
          </table:table-cell>
          <table:table-cell office:value-type="float" office:value="0.486044293875999" calcext:value-type="float">
            <text:p>0.4860442939</text:p>
          </table:table-cell>
          <table:table-cell office:value-type="float" office:value="-0.0405949840637828" calcext:value-type="float">
            <text:p>-0.0405949841</text:p>
          </table:table-cell>
          <table:table-cell office:value-type="float" office:value="0.0225380974404226" calcext:value-type="float">
            <text:p>0.0225380974</text:p>
          </table:table-cell>
          <table:table-cell office:value-type="float" office:value="-0.0358991153270784" calcext:value-type="float">
            <text:p>-0.0358991153</text:p>
          </table:table-cell>
          <table:table-cell office:value-type="float" office:value="0.0470570475420584" calcext:value-type="float">
            <text:p>0.0470570475</text:p>
          </table:table-cell>
          <table:table-cell office:value-type="float" office:value="0.107910264431835" calcext:value-type="float">
            <text:p>0.1079102644</text:p>
          </table:table-cell>
          <table:table-cell office:value-type="float" office:value="-0.000439324279056245" calcext:value-type="float">
            <text:p>-0.0004393243</text:p>
          </table:table-cell>
          <table:table-cell office:value-type="float" office:value="-0.0374885328003263" calcext:value-type="float">
            <text:p>-0.0374885328</text:p>
          </table:table-cell>
          <table:table-cell office:value-type="float" office:value="-0.0476080120663296" calcext:value-type="float">
            <text:p>-0.0476080121</text:p>
          </table:table-cell>
          <table:table-cell office:value-type="float" office:value="0.0559618970333031" calcext:value-type="float">
            <text:p>0.055961897</text:p>
          </table:table-cell>
          <table:table-cell office:value-type="float" office:value="0.10764801151899" calcext:value-type="float">
            <text:p>0.1076480115</text:p>
          </table:table-cell>
          <table:table-cell office:value-type="float" office:value="0.0658167664278509" calcext:value-type="float">
            <text:p>0.0658167664</text:p>
          </table:table-cell>
          <table:table-cell office:value-type="float" office:value="0.0374835348385895" calcext:value-type="float">
            <text:p>0.0374835348</text:p>
          </table:table-cell>
          <table:table-cell office:value-type="float" office:value="0.0519278018756021" calcext:value-type="float">
            <text:p>0.0519278019</text:p>
          </table:table-cell>
          <table:table-cell office:value-type="float" office:value="0.0996636940697868" calcext:value-type="float">
            <text:p>0.0996636941</text:p>
          </table:table-cell>
          <table:table-cell office:value-type="float" office:value="0.0582946147479596" calcext:value-type="float">
            <text:p>0.0582946147</text:p>
          </table:table-cell>
          <table:table-cell office:value-type="float" office:value="0.0994589652141804" calcext:value-type="float">
            <text:p>0.0994589652</text:p>
          </table:table-cell>
          <table:table-cell office:value-type="float" office:value="0.0793547044550048" calcext:value-type="float">
            <text:p>0.0793547045</text:p>
          </table:table-cell>
          <table:table-cell office:value-type="float" office:value="0.0870167047672707" calcext:value-type="float">
            <text:p>0.0870167048</text:p>
          </table:table-cell>
          <table:table-cell office:value-type="float" office:value="-0.0549899424043664" calcext:value-type="float">
            <text:p>-0.0549899424</text:p>
          </table:table-cell>
          <table:table-cell office:value-type="float" office:value="0.112501109608984" calcext:value-type="float">
            <text:p>0.1125011096</text:p>
          </table:table-cell>
          <table:table-cell office:value-type="float" office:value="-0.111960883349586" calcext:value-type="float">
            <text:p>-0.1119608833</text:p>
          </table:table-cell>
          <table:table-cell office:value-type="float" office:value="0.280296165046396" calcext:value-type="float">
            <text:p>0.280296165</text:p>
          </table:table-cell>
          <table:table-cell office:value-type="float" office:value="0.831707375075348" calcext:value-type="float">
            <text:p>0.8317073751</text:p>
          </table:table-cell>
          <table:table-cell office:value-type="float" office:value="0.265834106985127" calcext:value-type="float">
            <text:p>0.265834107</text:p>
          </table:table-cell>
          <table:table-cell office:value-type="float" office:value="0.836235760851194" calcext:value-type="float">
            <text:p>0.8362357609</text:p>
          </table:table-cell>
          <table:table-cell office:value-type="float" office:value="0.252431932665369" calcext:value-type="float">
            <text:p>0.2524319327</text:p>
          </table:table-cell>
          <table:table-cell office:value-type="float" office:value="-0.0350088839489793" calcext:value-type="float">
            <text:p>-0.0350088839</text:p>
          </table:table-cell>
          <table:table-cell office:value-type="float" office:value="-0.10874008779929" calcext:value-type="float">
            <text:p>-0.1087400878</text:p>
          </table:table-cell>
          <table:table-cell office:value-type="float" office:value="0.979793152901442" calcext:value-type="float">
            <text:p>0.9797931529</text:p>
          </table:table-cell>
          <table:table-cell office:value-type="float" office:value="-0.0237118508402734" calcext:value-type="float">
            <text:p>-0.0237118508</text:p>
          </table:table-cell>
          <table:table-cell office:value-type="float" office:value="1" calcext:value-type="float">
            <text:p>1</text:p>
          </table:table-cell>
          <table:table-cell office:value-type="float" office:value="-0.0196870927967033" calcext:value-type="float">
            <text:p>-0.0196870928</text:p>
          </table:table-cell>
          <table:table-cell office:value-type="float" office:value="0.81907197617497" calcext:value-type="float">
            <text:p>0.8190719762</text:p>
          </table:table-cell>
          <table:table-cell office:value-type="float" office:value="0.301053996626344" calcext:value-type="float">
            <text:p>0.3010539966</text:p>
          </table:table-cell>
          <table:table-cell office:value-type="float" office:value="0.826311489988621" calcext:value-type="float">
            <text:p>0.82631149</text:p>
          </table:table-cell>
          <table:table-cell office:value-type="float" office:value="0.283786655621724" calcext:value-type="float">
            <text:p>0.2837866556</text:p>
          </table:table-cell>
          <table:table-cell office:value-type="float" office:value="0.101209382821857" calcext:value-type="float">
            <text:p>0.1012093828</text:p>
          </table:table-cell>
          <table:table-cell office:value-type="float" office:value="0.129335804248796" calcext:value-type="float">
            <text:p>0.1293358042</text:p>
          </table:table-cell>
          <table:table-cell office:value-type="float" office:value="0.118762856314686" calcext:value-type="float">
            <text:p>0.1187628563</text:p>
          </table:table-cell>
          <table:table-cell office:value-type="float" office:value="0.0927545631762876" calcext:value-type="float">
            <text:p>0.0927545632</text:p>
          </table:table-cell>
          <table:table-cell office:value-type="float" office:value="-0.00266859444395867" calcext:value-type="float">
            <text:p>-0.0026685944</text:p>
          </table:table-cell>
          <table:table-cell office:value-type="float" office:value="-0.00313704851277231" calcext:value-type="float">
            <text:p>-0.0031370485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diff_mean_study_time_by_['user_id', 'part']</text:p>
          </table:table-cell>
          <table:table-cell office:value-type="float" office:value="0.00259170791089986" calcext:value-type="float">
            <text:p>0.0025917079</text:p>
          </table:table-cell>
          <table:table-cell office:value-type="float" office:value="0.0036470824865741" calcext:value-type="float">
            <text:p>0.0036470825</text:p>
          </table:table-cell>
          <table:table-cell office:value-type="float" office:value="0.00546330564263989" calcext:value-type="float">
            <text:p>0.0054633056</text:p>
          </table:table-cell>
          <table:table-cell/>
          <table:table-cell office:value-type="float" office:value="-0.0206440988129496" calcext:value-type="float">
            <text:p>-0.0206440988</text:p>
          </table:table-cell>
          <table:table-cell office:value-type="float" office:value="0.00315262554668256" calcext:value-type="float">
            <text:p>0.0031526255</text:p>
          </table:table-cell>
          <table:table-cell office:value-type="float" office:value="-0.0891887502954317" calcext:value-type="float">
            <text:p>-0.0891887503</text:p>
          </table:table-cell>
          <table:table-cell office:value-type="float" office:value="-0.195963316781466" calcext:value-type="float">
            <text:p>-0.1959633168</text:p>
          </table:table-cell>
          <table:table-cell office:value-type="float" office:value="-0.0356729060614692" calcext:value-type="float">
            <text:p>-0.0356729061</text:p>
          </table:table-cell>
          <table:table-cell office:value-type="float" office:value="0.00546330564263989" calcext:value-type="float">
            <text:p>0.0054633056</text:p>
          </table:table-cell>
          <table:table-cell office:value-type="float" office:value="0.00546619209473491" calcext:value-type="float">
            <text:p>0.0054661921</text:p>
          </table:table-cell>
          <table:table-cell office:value-type="float" office:value="0.0051684287663173" calcext:value-type="float">
            <text:p>0.0051684288</text:p>
          </table:table-cell>
          <table:table-cell office:value-type="float" office:value="0.0272242077683089" calcext:value-type="float">
            <text:p>0.0272242078</text:p>
          </table:table-cell>
          <table:table-cell/>
          <table:table-cell office:value-type="float" office:value="-0.00942958266035046" calcext:value-type="float">
            <text:p>-0.0094295827</text:p>
          </table:table-cell>
          <table:table-cell office:value-type="float" office:value="0.0914440154451826" calcext:value-type="float">
            <text:p>0.0914440154</text:p>
          </table:table-cell>
          <table:table-cell office:value-type="float" office:value="0.600410457304061" calcext:value-type="float">
            <text:p>0.6004104573</text:p>
          </table:table-cell>
          <table:table-cell office:value-type="float" office:value="0.690337781113772" calcext:value-type="float">
            <text:p>0.6903377811</text:p>
          </table:table-cell>
          <table:table-cell office:value-type="float" office:value="-0.0189124948556975" calcext:value-type="float">
            <text:p>-0.0189124949</text:p>
          </table:table-cell>
          <table:table-cell office:value-type="float" office:value="-0.0434205650556841" calcext:value-type="float">
            <text:p>-0.0434205651</text:p>
          </table:table-cell>
          <table:table-cell office:value-type="float" office:value="-0.059072518438053" calcext:value-type="float">
            <text:p>-0.0590725184</text:p>
          </table:table-cell>
          <table:table-cell office:value-type="float" office:value="0.0493991349124157" calcext:value-type="float">
            <text:p>0.0493991349</text:p>
          </table:table-cell>
          <table:table-cell office:value-type="float" office:value="0.0273205228134431" calcext:value-type="float">
            <text:p>0.0273205228</text:p>
          </table:table-cell>
          <table:table-cell office:value-type="float" office:value="-0.00593838435801913" calcext:value-type="float">
            <text:p>-0.0059383844</text:p>
          </table:table-cell>
          <table:table-cell office:value-type="float" office:value="-0.00670476740033668" calcext:value-type="float">
            <text:p>-0.0067047674</text:p>
          </table:table-cell>
          <table:table-cell office:value-type="float" office:value="-0.0581883433283388" calcext:value-type="float">
            <text:p>-0.0581883433</text:p>
          </table:table-cell>
          <table:table-cell office:value-type="float" office:value="-0.0321506348234248" calcext:value-type="float">
            <text:p>-0.0321506348</text:p>
          </table:table-cell>
          <table:table-cell office:value-type="float" office:value="0.0496991905329005" calcext:value-type="float">
            <text:p>0.0496991905</text:p>
          </table:table-cell>
          <table:table-cell office:value-type="float" office:value="0.620143901008917" calcext:value-type="float">
            <text:p>0.620143901</text:p>
          </table:table-cell>
          <table:table-cell office:value-type="float" office:value="-0.0142821274419664" calcext:value-type="float">
            <text:p>-0.0142821274</text:p>
          </table:table-cell>
          <table:table-cell office:value-type="float" office:value="-0.00825812672986847" calcext:value-type="float">
            <text:p>-0.0082581267</text:p>
          </table:table-cell>
          <table:table-cell office:value-type="float" office:value="-0.00372144007117581" calcext:value-type="float">
            <text:p>-0.0037214401</text:p>
          </table:table-cell>
          <table:table-cell office:value-type="float" office:value="-0.00854103731700083" calcext:value-type="float">
            <text:p>-0.0085410373</text:p>
          </table:table-cell>
          <table:table-cell office:value-type="float" office:value="-0.00892714610697512" calcext:value-type="float">
            <text:p>-0.0089271461</text:p>
          </table:table-cell>
          <table:table-cell office:value-type="float" office:value="0.0142239564893801" calcext:value-type="float">
            <text:p>0.0142239565</text:p>
          </table:table-cell>
          <table:table-cell office:value-type="float" office:value="0.681400583020378" calcext:value-type="float">
            <text:p>0.681400583</text:p>
          </table:table-cell>
          <table:table-cell office:value-type="float" office:value="0.0141679962637152" calcext:value-type="float">
            <text:p>0.0141679963</text:p>
          </table:table-cell>
          <table:table-cell office:value-type="float" office:value="0.768533108328357" calcext:value-type="float">
            <text:p>0.7685331083</text:p>
          </table:table-cell>
          <table:table-cell office:value-type="float" office:value="0.000473836984278855" calcext:value-type="float">
            <text:p>0.000473837</text:p>
          </table:table-cell>
          <table:table-cell office:value-type="float" office:value="0.00160962963064797" calcext:value-type="float">
            <text:p>0.0016096296</text:p>
          </table:table-cell>
          <table:table-cell office:value-type="float" office:value="0.0395794651549074" calcext:value-type="float">
            <text:p>0.0395794652</text:p>
          </table:table-cell>
          <table:table-cell office:value-type="float" office:value="0.00695042562916693" calcext:value-type="float">
            <text:p>0.0069504256</text:p>
          </table:table-cell>
          <table:table-cell office:value-type="float" office:value="0.00102041597307594" calcext:value-type="float">
            <text:p>0.001020416</text:p>
          </table:table-cell>
          <table:table-cell office:value-type="float" office:value="0.0470750221879395" calcext:value-type="float">
            <text:p>0.0470750222</text:p>
          </table:table-cell>
          <table:table-cell office:value-type="float" office:value="-0.084983644440023" calcext:value-type="float">
            <text:p>-0.0849836444</text:p>
          </table:table-cell>
          <table:table-cell office:value-type="float" office:value="-0.109392965597318" calcext:value-type="float">
            <text:p>-0.1093929656</text:p>
          </table:table-cell>
          <table:table-cell office:value-type="float" office:value="-0.0882648566373255" calcext:value-type="float">
            <text:p>-0.0882648566</text:p>
          </table:table-cell>
          <table:table-cell office:value-type="float" office:value="-0.010784502826799" calcext:value-type="float">
            <text:p>-0.0107845028</text:p>
          </table:table-cell>
          <table:table-cell office:value-type="float" office:value="-0.0889642106093019" calcext:value-type="float">
            <text:p>-0.0889642106</text:p>
          </table:table-cell>
          <table:table-cell office:value-type="float" office:value="-0.0884464831820985" calcext:value-type="float">
            <text:p>-0.0884464832</text:p>
          </table:table-cell>
          <table:table-cell office:value-type="float" office:value="-0.0911419495484619" calcext:value-type="float">
            <text:p>-0.0911419495</text:p>
          </table:table-cell>
          <table:table-cell office:value-type="float" office:value="-0.0754581165554374" calcext:value-type="float">
            <text:p>-0.0754581166</text:p>
          </table:table-cell>
          <table:table-cell office:value-type="float" office:value="0.00374653548439084" calcext:value-type="float">
            <text:p>0.0037465355</text:p>
          </table:table-cell>
          <table:table-cell office:value-type="float" office:value="-0.0721899052717687" calcext:value-type="float">
            <text:p>-0.0721899053</text:p>
          </table:table-cell>
          <table:table-cell office:value-type="float" office:value="-0.0774670944878384" calcext:value-type="float">
            <text:p>-0.0774670945</text:p>
          </table:table-cell>
          <table:table-cell office:value-type="float" office:value="-0.076637619286268" calcext:value-type="float">
            <text:p>-0.0766376193</text:p>
          </table:table-cell>
          <table:table-cell office:value-type="float" office:value="0.0629205338662741" calcext:value-type="float">
            <text:p>0.0629205339</text:p>
          </table:table-cell>
          <table:table-cell office:value-type="float" office:value="0.00140881648360602" calcext:value-type="float">
            <text:p>0.0014088165</text:p>
          </table:table-cell>
          <table:table-cell office:value-type="float" office:value="0.0571566314062299" calcext:value-type="float">
            <text:p>0.0571566314</text:p>
          </table:table-cell>
          <table:table-cell office:value-type="float" office:value="-0.0571704717682658" calcext:value-type="float">
            <text:p>-0.0571704718</text:p>
          </table:table-cell>
          <table:table-cell office:value-type="float" office:value="0.00617001156441777" calcext:value-type="float">
            <text:p>0.0061700116</text:p>
          </table:table-cell>
          <table:table-cell office:value-type="float" office:value="0.777012819723769" calcext:value-type="float">
            <text:p>0.7770128197</text:p>
          </table:table-cell>
          <table:table-cell office:value-type="float" office:value="0.00633925208749841" calcext:value-type="float">
            <text:p>0.0063392521</text:p>
          </table:table-cell>
          <table:table-cell office:value-type="float" office:value="0.865976364125439" calcext:value-type="float">
            <text:p>0.8659763641</text:p>
          </table:table-cell>
          <table:table-cell office:value-type="float" office:value="0.00196645118981174" calcext:value-type="float">
            <text:p>0.0019664512</text:p>
          </table:table-cell>
          <table:table-cell office:value-type="float" office:value="0.0594809092568319" calcext:value-type="float">
            <text:p>0.0594809093</text:p>
          </table:table-cell>
          <table:table-cell office:value-type="float" office:value="-0.0153791888733297" calcext:value-type="float">
            <text:p>-0.0153791889</text:p>
          </table:table-cell>
          <table:table-cell office:value-type="float" office:value="0.930186889238301" calcext:value-type="float">
            <text:p>0.9301868892</text:p>
          </table:table-cell>
          <table:table-cell office:value-type="float" office:value="-0.0196870927967033" calcext:value-type="float">
            <text:p>-0.0196870928</text:p>
          </table:table-cell>
          <table:table-cell office:value-type="float" office:value="1" calcext:value-type="float">
            <text:p>1</text:p>
          </table:table-cell>
          <table:table-cell office:value-type="float" office:value="-0.015368116518084" calcext:value-type="float">
            <text:p>-0.0153681165</text:p>
          </table:table-cell>
          <table:table-cell office:value-type="float" office:value="0.774351687871148" calcext:value-type="float">
            <text:p>0.7743516879</text:p>
          </table:table-cell>
          <table:table-cell office:value-type="float" office:value="-0.0175685652509512" calcext:value-type="float">
            <text:p>-0.0175685653</text:p>
          </table:table-cell>
          <table:table-cell office:value-type="float" office:value="0.864175220457437" calcext:value-type="float">
            <text:p>0.8641752205</text:p>
          </table:table-cell>
          <table:table-cell office:value-type="float" office:value="-0.0386751009112685" calcext:value-type="float">
            <text:p>-0.0386751009</text:p>
          </table:table-cell>
          <table:table-cell office:value-type="float" office:value="-0.0551121531434239" calcext:value-type="float">
            <text:p>-0.0551121531</text:p>
          </table:table-cell>
          <table:table-cell office:value-type="float" office:value="-0.057266398841761" calcext:value-type="float">
            <text:p>-0.0572663988</text:p>
          </table:table-cell>
          <table:table-cell office:value-type="float" office:value="-0.0433297601722482" calcext:value-type="float">
            <text:p>-0.0433297602</text:p>
          </table:table-cell>
          <table:table-cell office:value-type="float" office:value="0.000736359732317914" calcext:value-type="float">
            <text:p>0.0007363597</text:p>
          </table:table-cell>
          <table:table-cell office:value-type="float" office:value="0.0000206110060256007" calcext:value-type="float">
            <text:p>0.000020611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mean_shiftdiff_timestamp_by_user_id_cap200k_by_part</text:p>
          </table:table-cell>
          <table:table-cell office:value-type="float" office:value="0.015050948704487" calcext:value-type="float">
            <text:p>0.0150509487</text:p>
          </table:table-cell>
          <table:table-cell office:value-type="float" office:value="0.0249862133812874" calcext:value-type="float">
            <text:p>0.0249862134</text:p>
          </table:table-cell>
          <table:table-cell office:value-type="float" office:value="0.185797433816985" calcext:value-type="float">
            <text:p>0.1857974338</text:p>
          </table:table-cell>
          <table:table-cell/>
          <table:table-cell office:value-type="float" office:value="0.0699823855744746" calcext:value-type="float">
            <text:p>0.0699823856</text:p>
          </table:table-cell>
          <table:table-cell office:value-type="float" office:value="0.0339871511860104" calcext:value-type="float">
            <text:p>0.0339871512</text:p>
          </table:table-cell>
          <table:table-cell office:value-type="float" office:value="-0.00349062509713911" calcext:value-type="float">
            <text:p>-0.0034906251</text:p>
          </table:table-cell>
          <table:table-cell office:value-type="float" office:value="0.205837204497404" calcext:value-type="float">
            <text:p>0.2058372045</text:p>
          </table:table-cell>
          <table:table-cell office:value-type="float" office:value="-0.0918478902848925" calcext:value-type="float">
            <text:p>-0.0918478903</text:p>
          </table:table-cell>
          <table:table-cell office:value-type="float" office:value="0.185797433816985" calcext:value-type="float">
            <text:p>0.1857974338</text:p>
          </table:table-cell>
          <table:table-cell office:value-type="float" office:value="0.185619033976955" calcext:value-type="float">
            <text:p>0.185619034</text:p>
          </table:table-cell>
          <table:table-cell office:value-type="float" office:value="0.0356196339792575" calcext:value-type="float">
            <text:p>0.035619634</text:p>
          </table:table-cell>
          <table:table-cell office:value-type="float" office:value="0.468029711058568" calcext:value-type="float">
            <text:p>0.4680297111</text:p>
          </table:table-cell>
          <table:table-cell/>
          <table:table-cell office:value-type="float" office:value="0.00753025332062724" calcext:value-type="float">
            <text:p>0.0075302533</text:p>
          </table:table-cell>
          <table:table-cell office:value-type="float" office:value="0.00151385909189987" calcext:value-type="float">
            <text:p>0.0015138591</text:p>
          </table:table-cell>
          <table:table-cell office:value-type="float" office:value="0.616308542894479" calcext:value-type="float">
            <text:p>0.6163085429</text:p>
          </table:table-cell>
          <table:table-cell office:value-type="float" office:value="0.581874845622933" calcext:value-type="float">
            <text:p>0.5818748456</text:p>
          </table:table-cell>
          <table:table-cell office:value-type="float" office:value="0.122479339549791" calcext:value-type="float">
            <text:p>0.1224793395</text:p>
          </table:table-cell>
          <table:table-cell office:value-type="float" office:value="0.731554160499103" calcext:value-type="float">
            <text:p>0.7315541605</text:p>
          </table:table-cell>
          <table:table-cell office:value-type="float" office:value="0.0024258303570226" calcext:value-type="float">
            <text:p>0.0024258304</text:p>
          </table:table-cell>
          <table:table-cell office:value-type="float" office:value="-0.0311367524278671" calcext:value-type="float">
            <text:p>-0.0311367524</text:p>
          </table:table-cell>
          <table:table-cell office:value-type="float" office:value="-0.0659556915924298" calcext:value-type="float">
            <text:p>-0.0659556916</text:p>
          </table:table-cell>
          <table:table-cell office:value-type="float" office:value="0.00562686776570494" calcext:value-type="float">
            <text:p>0.0056268678</text:p>
          </table:table-cell>
          <table:table-cell office:value-type="float" office:value="0.00953906055937176" calcext:value-type="float">
            <text:p>0.0095390606</text:p>
          </table:table-cell>
          <table:table-cell office:value-type="float" office:value="-0.031510617303267" calcext:value-type="float">
            <text:p>-0.0315106173</text:p>
          </table:table-cell>
          <table:table-cell office:value-type="float" office:value="-0.0285605976294914" calcext:value-type="float">
            <text:p>-0.0285605976</text:p>
          </table:table-cell>
          <table:table-cell office:value-type="float" office:value="0.596880731577583" calcext:value-type="float">
            <text:p>0.5968807316</text:p>
          </table:table-cell>
          <table:table-cell office:value-type="float" office:value="0.573018550693694" calcext:value-type="float">
            <text:p>0.5730185507</text:p>
          </table:table-cell>
          <table:table-cell office:value-type="float" office:value="0.0724726023689082" calcext:value-type="float">
            <text:p>0.0724726024</text:p>
          </table:table-cell>
          <table:table-cell office:value-type="float" office:value="0.0704694593013217" calcext:value-type="float">
            <text:p>0.0704694593</text:p>
          </table:table-cell>
          <table:table-cell office:value-type="float" office:value="0.136068250133571" calcext:value-type="float">
            <text:p>0.1360682501</text:p>
          </table:table-cell>
          <table:table-cell office:value-type="float" office:value="0.0177990805600233" calcext:value-type="float">
            <text:p>0.0177990806</text:p>
          </table:table-cell>
          <table:table-cell office:value-type="float" office:value="0.0297414371078599" calcext:value-type="float">
            <text:p>0.0297414371</text:p>
          </table:table-cell>
          <table:table-cell office:value-type="float" office:value="0.358670174623033" calcext:value-type="float">
            <text:p>0.3586701746</text:p>
          </table:table-cell>
          <table:table-cell office:value-type="float" office:value="0.49978732380321" calcext:value-type="float">
            <text:p>0.4997873238</text:p>
          </table:table-cell>
          <table:table-cell office:value-type="float" office:value="0.369368624307686" calcext:value-type="float">
            <text:p>0.3693686243</text:p>
          </table:table-cell>
          <table:table-cell office:value-type="float" office:value="0.467196722303791" calcext:value-type="float">
            <text:p>0.4671967223</text:p>
          </table:table-cell>
          <table:table-cell office:value-type="float" office:value="-0.0123916297290219" calcext:value-type="float">
            <text:p>-0.0123916297</text:p>
          </table:table-cell>
          <table:table-cell office:value-type="float" office:value="0.0363805019618315" calcext:value-type="float">
            <text:p>0.036380502</text:p>
          </table:table-cell>
          <table:table-cell office:value-type="float" office:value="0.029397357438491" calcext:value-type="float">
            <text:p>0.0293973574</text:p>
          </table:table-cell>
          <table:table-cell office:value-type="float" office:value="0.0191954666871915" calcext:value-type="float">
            <text:p>0.0191954667</text:p>
          </table:table-cell>
          <table:table-cell office:value-type="float" office:value="0.0938753610564018" calcext:value-type="float">
            <text:p>0.0938753611</text:p>
          </table:table-cell>
          <table:table-cell office:value-type="float" office:value="0.0312526901560103" calcext:value-type="float">
            <text:p>0.0312526902</text:p>
          </table:table-cell>
          <table:table-cell office:value-type="float" office:value="-0.0439494185403967" calcext:value-type="float">
            <text:p>-0.0439494185</text:p>
          </table:table-cell>
          <table:table-cell office:value-type="float" office:value="-0.0554559210763374" calcext:value-type="float">
            <text:p>-0.0554559211</text:p>
          </table:table-cell>
          <table:table-cell office:value-type="float" office:value="0.0484566615571806" calcext:value-type="float">
            <text:p>0.0484566616</text:p>
          </table:table-cell>
          <table:table-cell office:value-type="float" office:value="0.154142863529774" calcext:value-type="float">
            <text:p>0.1541428635</text:p>
          </table:table-cell>
          <table:table-cell office:value-type="float" office:value="0.0617039940599686" calcext:value-type="float">
            <text:p>0.0617039941</text:p>
          </table:table-cell>
          <table:table-cell office:value-type="float" office:value="0.0253905561576511" calcext:value-type="float">
            <text:p>0.0253905562</text:p>
          </table:table-cell>
          <table:table-cell office:value-type="float" office:value="0.0446925286392206" calcext:value-type="float">
            <text:p>0.0446925286</text:p>
          </table:table-cell>
          <table:table-cell office:value-type="float" office:value="0.0102011498330852" calcext:value-type="float">
            <text:p>0.0102011498</text:p>
          </table:table-cell>
          <table:table-cell office:value-type="float" office:value="-0.0298640292477303" calcext:value-type="float">
            <text:p>-0.0298640292</text:p>
          </table:table-cell>
          <table:table-cell office:value-type="float" office:value="0.00569115263907851" calcext:value-type="float">
            <text:p>0.0056911526</text:p>
          </table:table-cell>
          <table:table-cell office:value-type="float" office:value="-0.00659564442260128" calcext:value-type="float">
            <text:p>-0.0065956444</text:p>
          </table:table-cell>
          <table:table-cell office:value-type="float" office:value="-0.00343642529225082" calcext:value-type="float">
            <text:p>-0.0034364253</text:p>
          </table:table-cell>
          <table:table-cell office:value-type="float" office:value="0.0125938519827845" calcext:value-type="float">
            <text:p>0.012593852</text:p>
          </table:table-cell>
          <table:table-cell office:value-type="float" office:value="0.0683178420697904" calcext:value-type="float">
            <text:p>0.0683178421</text:p>
          </table:table-cell>
          <table:table-cell office:value-type="float" office:value="-0.0256538530694418" calcext:value-type="float">
            <text:p>-0.0256538531</text:p>
          </table:table-cell>
          <table:table-cell office:value-type="float" office:value="0.13779217131231" calcext:value-type="float">
            <text:p>0.1377921713</text:p>
          </table:table-cell>
          <table:table-cell office:value-type="float" office:value="0.95826036026429" calcext:value-type="float">
            <text:p>0.9582603603</text:p>
          </table:table-cell>
          <table:table-cell office:value-type="float" office:value="0.000985986650473833" calcext:value-type="float">
            <text:p>0.0009859867</text:p>
          </table:table-cell>
          <table:table-cell office:value-type="float" office:value="0.949370300210076" calcext:value-type="float">
            <text:p>0.9493703002</text:p>
          </table:table-cell>
          <table:table-cell office:value-type="float" office:value="0.00413155247878875" calcext:value-type="float">
            <text:p>0.0041315525</text:p>
          </table:table-cell>
          <table:table-cell office:value-type="float" office:value="-0.0793915698732971" calcext:value-type="float">
            <text:p>-0.0793915699</text:p>
          </table:table-cell>
          <table:table-cell office:value-type="float" office:value="-0.0244698113924102" calcext:value-type="float">
            <text:p>-0.0244698114</text:p>
          </table:table-cell>
          <table:table-cell office:value-type="float" office:value="0.814539958705424" calcext:value-type="float">
            <text:p>0.8145399587</text:p>
          </table:table-cell>
          <table:table-cell office:value-type="float" office:value="-0.0158884197802982" calcext:value-type="float">
            <text:p>-0.0158884198</text:p>
          </table:table-cell>
          <table:table-cell office:value-type="float" office:value="0.81907197617497" calcext:value-type="float">
            <text:p>0.8190719762</text:p>
          </table:table-cell>
          <table:table-cell office:value-type="float" office:value="-0.015368116518084" calcext:value-type="float">
            <text:p>-0.0153681165</text:p>
          </table:table-cell>
          <table:table-cell office:value-type="float" office:value="1" calcext:value-type="float">
            <text:p>1</text:p>
          </table:table-cell>
          <table:table-cell office:value-type="float" office:value="0.00553325819836814" calcext:value-type="float">
            <text:p>0.0055332582</text:p>
          </table:table-cell>
          <table:table-cell office:value-type="float" office:value="0.993615380638585" calcext:value-type="float">
            <text:p>0.9936153806</text:p>
          </table:table-cell>
          <table:table-cell office:value-type="float" office:value="0.00621913897569034" calcext:value-type="float">
            <text:p>0.006219139</text:p>
          </table:table-cell>
          <table:table-cell office:value-type="float" office:value="0.0197155679282801" calcext:value-type="float">
            <text:p>0.0197155679</text:p>
          </table:table-cell>
          <table:table-cell office:value-type="float" office:value="0.0103413615758745" calcext:value-type="float">
            <text:p>0.0103413616</text:p>
          </table:table-cell>
          <table:table-cell office:value-type="float" office:value="0.0468736580685032" calcext:value-type="float">
            <text:p>0.0468736581</text:p>
          </table:table-cell>
          <table:table-cell office:value-type="float" office:value="-0.0243829176031304" calcext:value-type="float">
            <text:p>-0.0243829176</text:p>
          </table:table-cell>
          <table:table-cell office:value-type="float" office:value="0.0655250383569033" calcext:value-type="float">
            <text:p>0.0655250384</text:p>
          </table:table-cell>
          <table:table-cell office:value-type="float" office:value="0.0639651181425604" calcext:value-type="float">
            <text:p>0.0639651181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diff_mean_shiftdiff_timestamp_by_user_id_cap200k_by_part</text:p>
          </table:table-cell>
          <table:table-cell office:value-type="float" office:value="0.0483996528988383" calcext:value-type="float">
            <text:p>0.0483996529</text:p>
          </table:table-cell>
          <table:table-cell office:value-type="float" office:value="0.00857819263476293" calcext:value-type="float">
            <text:p>0.0085781926</text:p>
          </table:table-cell>
          <table:table-cell office:value-type="float" office:value="0.00587033554139718" calcext:value-type="float">
            <text:p>0.0058703355</text:p>
          </table:table-cell>
          <table:table-cell/>
          <table:table-cell office:value-type="float" office:value="-0.0178459006982745" calcext:value-type="float">
            <text:p>-0.0178459007</text:p>
          </table:table-cell>
          <table:table-cell office:value-type="float" office:value="0.00867883278537841" calcext:value-type="float">
            <text:p>0.0086788328</text:p>
          </table:table-cell>
          <table:table-cell office:value-type="float" office:value="-0.0397529921174653" calcext:value-type="float">
            <text:p>-0.0397529921</text:p>
          </table:table-cell>
          <table:table-cell office:value-type="float" office:value="0.206867142915799" calcext:value-type="float">
            <text:p>0.2068671429</text:p>
          </table:table-cell>
          <table:table-cell office:value-type="float" office:value="0.141380227672347" calcext:value-type="float">
            <text:p>0.1413802277</text:p>
          </table:table-cell>
          <table:table-cell office:value-type="float" office:value="0.00587033554139718" calcext:value-type="float">
            <text:p>0.0058703355</text:p>
          </table:table-cell>
          <table:table-cell office:value-type="float" office:value="0.00586818262473085" calcext:value-type="float">
            <text:p>0.0058681826</text:p>
          </table:table-cell>
          <table:table-cell office:value-type="float" office:value="0.000212810036059322" calcext:value-type="float">
            <text:p>0.00021281</text:p>
          </table:table-cell>
          <table:table-cell office:value-type="float" office:value="0.00121636213895011" calcext:value-type="float">
            <text:p>0.0012163621</text:p>
          </table:table-cell>
          <table:table-cell/>
          <table:table-cell office:value-type="float" office:value="0.0561350195440199" calcext:value-type="float">
            <text:p>0.0561350195</text:p>
          </table:table-cell>
          <table:table-cell office:value-type="float" office:value="0.0956552966528804" calcext:value-type="float">
            <text:p>0.0956552967</text:p>
          </table:table-cell>
          <table:table-cell office:value-type="float" office:value="0.790902919621022" calcext:value-type="float">
            <text:p>0.7909029196</text:p>
          </table:table-cell>
          <table:table-cell office:value-type="float" office:value="0.763446672506954" calcext:value-type="float">
            <text:p>0.7634466725</text:p>
          </table:table-cell>
          <table:table-cell office:value-type="float" office:value="-0.0095805064657831" calcext:value-type="float">
            <text:p>-0.0095805065</text:p>
          </table:table-cell>
          <table:table-cell office:value-type="float" office:value="-0.0177740969088017" calcext:value-type="float">
            <text:p>-0.0177740969</text:p>
          </table:table-cell>
          <table:table-cell office:value-type="float" office:value="0.0169848982439328" calcext:value-type="float">
            <text:p>0.0169848982</text:p>
          </table:table-cell>
          <table:table-cell office:value-type="float" office:value="0.0572323674955096" calcext:value-type="float">
            <text:p>0.0572323675</text:p>
          </table:table-cell>
          <table:table-cell office:value-type="float" office:value="0.0308091453306694" calcext:value-type="float">
            <text:p>0.0308091453</text:p>
          </table:table-cell>
          <table:table-cell office:value-type="float" office:value="0.0721428961473977" calcext:value-type="float">
            <text:p>0.0721428961</text:p>
          </table:table-cell>
          <table:table-cell office:value-type="float" office:value="0.075930085134922" calcext:value-type="float">
            <text:p>0.0759300851</text:p>
          </table:table-cell>
          <table:table-cell office:value-type="float" office:value="-0.0369916104411189" calcext:value-type="float">
            <text:p>-0.0369916104</text:p>
          </table:table-cell>
          <table:table-cell office:value-type="float" office:value="-0.000390031216888656" calcext:value-type="float">
            <text:p>-0.0003900312</text:p>
          </table:table-cell>
          <table:table-cell office:value-type="float" office:value="0.0612450883513743" calcext:value-type="float">
            <text:p>0.0612450884</text:p>
          </table:table-cell>
          <table:table-cell office:value-type="float" office:value="0.817388718679772" calcext:value-type="float">
            <text:p>0.8173887187</text:p>
          </table:table-cell>
          <table:table-cell office:value-type="float" office:value="0.0856551001312758" calcext:value-type="float">
            <text:p>0.0856551001</text:p>
          </table:table-cell>
          <table:table-cell office:value-type="float" office:value="0.151664117724463" calcext:value-type="float">
            <text:p>0.1516641177</text:p>
          </table:table-cell>
          <table:table-cell office:value-type="float" office:value="-0.072644089976014" calcext:value-type="float">
            <text:p>-0.07264409</text:p>
          </table:table-cell>
          <table:table-cell office:value-type="float" office:value="0.0597138151328615" calcext:value-type="float">
            <text:p>0.0597138151</text:p>
          </table:table-cell>
          <table:table-cell office:value-type="float" office:value="0.111335832304112" calcext:value-type="float">
            <text:p>0.1113358323</text:p>
          </table:table-cell>
          <table:table-cell office:value-type="float" office:value="0.346255432429822" calcext:value-type="float">
            <text:p>0.3462554324</text:p>
          </table:table-cell>
          <table:table-cell office:value-type="float" office:value="0.707537101914154" calcext:value-type="float">
            <text:p>0.7075371019</text:p>
          </table:table-cell>
          <table:table-cell office:value-type="float" office:value="0.33143961901086" calcext:value-type="float">
            <text:p>0.331439619</text:p>
          </table:table-cell>
          <table:table-cell office:value-type="float" office:value="0.69038156809253" calcext:value-type="float">
            <text:p>0.6903815681</text:p>
          </table:table-cell>
          <table:table-cell office:value-type="float" office:value="-0.0239564294388779" calcext:value-type="float">
            <text:p>-0.0239564294</text:p>
          </table:table-cell>
          <table:table-cell office:value-type="float" office:value="-0.0113986666156906" calcext:value-type="float">
            <text:p>-0.0113986666</text:p>
          </table:table-cell>
          <table:table-cell office:value-type="float" office:value="-0.0184186896349962" calcext:value-type="float">
            <text:p>-0.0184186896</text:p>
          </table:table-cell>
          <table:table-cell office:value-type="float" office:value="0.0367945960803511" calcext:value-type="float">
            <text:p>0.0367945961</text:p>
          </table:table-cell>
          <table:table-cell office:value-type="float" office:value="0.0189207440299594" calcext:value-type="float">
            <text:p>0.018920744</text:p>
          </table:table-cell>
          <table:table-cell office:value-type="float" office:value="0.0208139228741424" calcext:value-type="float">
            <text:p>0.0208139229</text:p>
          </table:table-cell>
          <table:table-cell office:value-type="float" office:value="-0.0868188511889706" calcext:value-type="float">
            <text:p>-0.0868188512</text:p>
          </table:table-cell>
          <table:table-cell office:value-type="float" office:value="-0.110033811975045" calcext:value-type="float">
            <text:p>-0.110033812</text:p>
          </table:table-cell>
          <table:table-cell office:value-type="float" office:value="-0.0839636189767967" calcext:value-type="float">
            <text:p>-0.083963619</text:p>
          </table:table-cell>
          <table:table-cell office:value-type="float" office:value="-0.0383615505182936" calcext:value-type="float">
            <text:p>-0.0383615505</text:p>
          </table:table-cell>
          <table:table-cell office:value-type="float" office:value="-0.085179424417515" calcext:value-type="float">
            <text:p>-0.0851794244</text:p>
          </table:table-cell>
          <table:table-cell office:value-type="float" office:value="-0.0838956115479593" calcext:value-type="float">
            <text:p>-0.0838956115</text:p>
          </table:table-cell>
          <table:table-cell office:value-type="float" office:value="-0.0871814025427771" calcext:value-type="float">
            <text:p>-0.0871814025</text:p>
          </table:table-cell>
          <table:table-cell office:value-type="float" office:value="0.00704091554037621" calcext:value-type="float">
            <text:p>0.0070409155</text:p>
          </table:table-cell>
          <table:table-cell office:value-type="float" office:value="0.0686446178224251" calcext:value-type="float">
            <text:p>0.0686446178</text:p>
          </table:table-cell>
          <table:table-cell office:value-type="float" office:value="0.012516985477221" calcext:value-type="float">
            <text:p>0.0125169855</text:p>
          </table:table-cell>
          <table:table-cell office:value-type="float" office:value="-0.000458066594335539" calcext:value-type="float">
            <text:p>-0.0004580666</text:p>
          </table:table-cell>
          <table:table-cell office:value-type="float" office:value="0.00492857848931625" calcext:value-type="float">
            <text:p>0.0049285785</text:p>
          </table:table-cell>
          <table:table-cell office:value-type="float" office:value="0.00695841353242843" calcext:value-type="float">
            <text:p>0.0069584135</text:p>
          </table:table-cell>
          <table:table-cell office:value-type="float" office:value="0.0532450710258026" calcext:value-type="float">
            <text:p>0.053245071</text:p>
          </table:table-cell>
          <table:table-cell office:value-type="float" office:value="-0.0226239761535123" calcext:value-type="float">
            <text:p>-0.0226239762</text:p>
          </table:table-cell>
          <table:table-cell office:value-type="float" office:value="0.17038973536611" calcext:value-type="float">
            <text:p>0.1703897354</text:p>
          </table:table-cell>
          <table:table-cell office:value-type="float" office:value="0.0692098398921903" calcext:value-type="float">
            <text:p>0.0692098399</text:p>
          </table:table-cell>
          <table:table-cell office:value-type="float" office:value="0.972420505873708" calcext:value-type="float">
            <text:p>0.9724205059</text:p>
          </table:table-cell>
          <table:table-cell office:value-type="float" office:value="0.0703605718806545" calcext:value-type="float">
            <text:p>0.0703605719</text:p>
          </table:table-cell>
          <table:table-cell office:value-type="float" office:value="0.908981233422193" calcext:value-type="float">
            <text:p>0.9089812334</text:p>
          </table:table-cell>
          <table:table-cell office:value-type="float" office:value="0.0312940637015967" calcext:value-type="float">
            <text:p>0.0312940637</text:p>
          </table:table-cell>
          <table:table-cell office:value-type="float" office:value="-0.0190954839914936" calcext:value-type="float">
            <text:p>-0.019095484</text:p>
          </table:table-cell>
          <table:table-cell office:value-type="float" office:value="0.323254770888102" calcext:value-type="float">
            <text:p>0.3232547709</text:p>
          </table:table-cell>
          <table:table-cell office:value-type="float" office:value="0.823718270678796" calcext:value-type="float">
            <text:p>0.8237182707</text:p>
          </table:table-cell>
          <table:table-cell office:value-type="float" office:value="0.301053996626344" calcext:value-type="float">
            <text:p>0.3010539966</text:p>
          </table:table-cell>
          <table:table-cell office:value-type="float" office:value="0.774351687871148" calcext:value-type="float">
            <text:p>0.7743516879</text:p>
          </table:table-cell>
          <table:table-cell office:value-type="float" office:value="0.00553325819836814" calcext:value-type="float">
            <text:p>0.0055332582</text:p>
          </table:table-cell>
          <table:table-cell office:value-type="float" office:value="1" calcext:value-type="float">
            <text:p>1</text:p>
          </table:table-cell>
          <table:table-cell office:value-type="float" office:value="0.00590021728591546" calcext:value-type="float">
            <text:p>0.0059002173</text:p>
          </table:table-cell>
          <table:table-cell office:value-type="float" office:value="0.937554469815122" calcext:value-type="float">
            <text:p>0.9375544698</text:p>
          </table:table-cell>
          <table:table-cell office:value-type="float" office:value="0.0236907619949169" calcext:value-type="float">
            <text:p>0.023690762</text:p>
          </table:table-cell>
          <table:table-cell office:value-type="float" office:value="0.0438465685603797" calcext:value-type="float">
            <text:p>0.0438465686</text:p>
          </table:table-cell>
          <table:table-cell office:value-type="float" office:value="0.00861599394648844" calcext:value-type="float">
            <text:p>0.0086159939</text:p>
          </table:table-cell>
          <table:table-cell office:value-type="float" office:value="0.050959549590019" calcext:value-type="float">
            <text:p>0.0509595496</text:p>
          </table:table-cell>
          <table:table-cell office:value-type="float" office:value="-0.0483770922220982" calcext:value-type="float">
            <text:p>-0.0483770922</text:p>
          </table:table-cell>
          <table:table-cell office:value-type="float" office:value="-0.0475122725550752" calcext:value-type="float">
            <text:p>-0.0475122726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mean_study_time_by_part</text:p>
          </table:table-cell>
          <table:table-cell office:value-type="float" office:value="0.0165806269782838" calcext:value-type="float">
            <text:p>0.016580627</text:p>
          </table:table-cell>
          <table:table-cell office:value-type="float" office:value="0.0266320555707138" calcext:value-type="float">
            <text:p>0.0266320556</text:p>
          </table:table-cell>
          <table:table-cell office:value-type="float" office:value="0.124360462397839" calcext:value-type="float">
            <text:p>0.1243604624</text:p>
          </table:table-cell>
          <table:table-cell/>
          <table:table-cell office:value-type="float" office:value="0.0727461850300214" calcext:value-type="float">
            <text:p>0.072746185</text:p>
          </table:table-cell>
          <table:table-cell office:value-type="float" office:value="0.0320109324934194" calcext:value-type="float">
            <text:p>0.0320109325</text:p>
          </table:table-cell>
          <table:table-cell office:value-type="float" office:value="0.00119974174869217" calcext:value-type="float">
            <text:p>0.0011997417</text:p>
          </table:table-cell>
          <table:table-cell office:value-type="float" office:value="0.180237303562349" calcext:value-type="float">
            <text:p>0.1802373036</text:p>
          </table:table-cell>
          <table:table-cell office:value-type="float" office:value="-0.0894185364458126" calcext:value-type="float">
            <text:p>-0.0894185364</text:p>
          </table:table-cell>
          <table:table-cell office:value-type="float" office:value="0.124360462397839" calcext:value-type="float">
            <text:p>0.1243604624</text:p>
          </table:table-cell>
          <table:table-cell office:value-type="float" office:value="0.12418121683354" calcext:value-type="float">
            <text:p>0.1241812168</text:p>
          </table:table-cell>
          <table:table-cell office:value-type="float" office:value="0.0309062359881171" calcext:value-type="float">
            <text:p>0.030906236</text:p>
          </table:table-cell>
          <table:table-cell office:value-type="float" office:value="0.390407285205938" calcext:value-type="float">
            <text:p>0.3904072852</text:p>
          </table:table-cell>
          <table:table-cell/>
          <table:table-cell office:value-type="float" office:value="0.0102489084747188" calcext:value-type="float">
            <text:p>0.0102489085</text:p>
          </table:table-cell>
          <table:table-cell office:value-type="float" office:value="0.00179151697160063" calcext:value-type="float">
            <text:p>0.001791517</text:p>
          </table:table-cell>
          <table:table-cell office:value-type="float" office:value="0.612690455096716" calcext:value-type="float">
            <text:p>0.6126904551</text:p>
          </table:table-cell>
          <table:table-cell office:value-type="float" office:value="0.585563155860526" calcext:value-type="float">
            <text:p>0.5855631559</text:p>
          </table:table-cell>
          <table:table-cell office:value-type="float" office:value="0.12543768937894" calcext:value-type="float">
            <text:p>0.1254376894</text:p>
          </table:table-cell>
          <table:table-cell office:value-type="float" office:value="0.740531494343309" calcext:value-type="float">
            <text:p>0.7405314943</text:p>
          </table:table-cell>
          <table:table-cell office:value-type="float" office:value="0.0169266742909429" calcext:value-type="float">
            <text:p>0.0169266743</text:p>
          </table:table-cell>
          <table:table-cell office:value-type="float" office:value="-0.0313823823062875" calcext:value-type="float">
            <text:p>-0.0313823823</text:p>
          </table:table-cell>
          <table:table-cell office:value-type="float" office:value="-0.0674606077603667" calcext:value-type="float">
            <text:p>-0.0674606078</text:p>
          </table:table-cell>
          <table:table-cell office:value-type="float" office:value="0.0116671633023915" calcext:value-type="float">
            <text:p>0.0116671633</text:p>
          </table:table-cell>
          <table:table-cell office:value-type="float" office:value="0.0143178310012502" calcext:value-type="float">
            <text:p>0.014317831</text:p>
          </table:table-cell>
          <table:table-cell office:value-type="float" office:value="-0.0335988244482992" calcext:value-type="float">
            <text:p>-0.0335988244</text:p>
          </table:table-cell>
          <table:table-cell office:value-type="float" office:value="-0.0310993834266118" calcext:value-type="float">
            <text:p>-0.0310993834</text:p>
          </table:table-cell>
          <table:table-cell office:value-type="float" office:value="0.52430311557388" calcext:value-type="float">
            <text:p>0.5243031156</text:p>
          </table:table-cell>
          <table:table-cell office:value-type="float" office:value="0.577695675984855" calcext:value-type="float">
            <text:p>0.577695676</text:p>
          </table:table-cell>
          <table:table-cell office:value-type="float" office:value="0.085439592265538" calcext:value-type="float">
            <text:p>0.0854395923</text:p>
          </table:table-cell>
          <table:table-cell office:value-type="float" office:value="0.0711190389327726" calcext:value-type="float">
            <text:p>0.0711190389</text:p>
          </table:table-cell>
          <table:table-cell office:value-type="float" office:value="0.141267870653336" calcext:value-type="float">
            <text:p>0.1412678707</text:p>
          </table:table-cell>
          <table:table-cell office:value-type="float" office:value="0.0278206855597149" calcext:value-type="float">
            <text:p>0.0278206856</text:p>
          </table:table-cell>
          <table:table-cell office:value-type="float" office:value="0.040621288869618" calcext:value-type="float">
            <text:p>0.0406212889</text:p>
          </table:table-cell>
          <table:table-cell office:value-type="float" office:value="0.360034224942658" calcext:value-type="float">
            <text:p>0.3600342249</text:p>
          </table:table-cell>
          <table:table-cell office:value-type="float" office:value="0.494839921933094" calcext:value-type="float">
            <text:p>0.4948399219</text:p>
          </table:table-cell>
          <table:table-cell office:value-type="float" office:value="0.373029708994364" calcext:value-type="float">
            <text:p>0.373029709</text:p>
          </table:table-cell>
          <table:table-cell office:value-type="float" office:value="0.469491314870204" calcext:value-type="float">
            <text:p>0.4694913149</text:p>
          </table:table-cell>
          <table:table-cell office:value-type="float" office:value="-0.020473674983251" calcext:value-type="float">
            <text:p>-0.020473675</text:p>
          </table:table-cell>
          <table:table-cell office:value-type="float" office:value="0.0314809212775884" calcext:value-type="float">
            <text:p>0.0314809213</text:p>
          </table:table-cell>
          <table:table-cell office:value-type="float" office:value="0.0164315324629285" calcext:value-type="float">
            <text:p>0.0164315325</text:p>
          </table:table-cell>
          <table:table-cell office:value-type="float" office:value="0.0136721330660941" calcext:value-type="float">
            <text:p>0.0136721331</text:p>
          </table:table-cell>
          <table:table-cell office:value-type="float" office:value="0.0909437965396603" calcext:value-type="float">
            <text:p>0.0909437965</text:p>
          </table:table-cell>
          <table:table-cell office:value-type="float" office:value="0.0141194529636483" calcext:value-type="float">
            <text:p>0.014119453</text:p>
          </table:table-cell>
          <table:table-cell office:value-type="float" office:value="-0.0429231812747601" calcext:value-type="float">
            <text:p>-0.0429231813</text:p>
          </table:table-cell>
          <table:table-cell office:value-type="float" office:value="-0.0542659479076348" calcext:value-type="float">
            <text:p>-0.0542659479</text:p>
          </table:table-cell>
          <table:table-cell office:value-type="float" office:value="0.0642085322891687" calcext:value-type="float">
            <text:p>0.0642085323</text:p>
          </table:table-cell>
          <table:table-cell office:value-type="float" office:value="0.160342057917865" calcext:value-type="float">
            <text:p>0.1603420579</text:p>
          </table:table-cell>
          <table:table-cell office:value-type="float" office:value="0.0770848180988246" calcext:value-type="float">
            <text:p>0.0770848181</text:p>
          </table:table-cell>
          <table:table-cell office:value-type="float" office:value="0.0410168936306817" calcext:value-type="float">
            <text:p>0.0410168936</text:p>
          </table:table-cell>
          <table:table-cell office:value-type="float" office:value="0.0598301351912341" calcext:value-type="float">
            <text:p>0.0598301352</text:p>
          </table:table-cell>
          <table:table-cell office:value-type="float" office:value="0.0246254806603589" calcext:value-type="float">
            <text:p>0.0246254807</text:p>
          </table:table-cell>
          <table:table-cell office:value-type="float" office:value="-0.011935044720054" calcext:value-type="float">
            <text:p>-0.0119350447</text:p>
          </table:table-cell>
          <table:table-cell office:value-type="float" office:value="0.0206484550562939" calcext:value-type="float">
            <text:p>0.0206484551</text:p>
          </table:table-cell>
          <table:table-cell office:value-type="float" office:value="0.00711825621784319" calcext:value-type="float">
            <text:p>0.0071182562</text:p>
          </table:table-cell>
          <table:table-cell office:value-type="float" office:value="0.0107436944398438" calcext:value-type="float">
            <text:p>0.0107436944</text:p>
          </table:table-cell>
          <table:table-cell office:value-type="float" office:value="-0.00299894350701298" calcext:value-type="float">
            <text:p>-0.0029989435</text:p>
          </table:table-cell>
          <table:table-cell office:value-type="float" office:value="0.0627021212771148" calcext:value-type="float">
            <text:p>0.0627021213</text:p>
          </table:table-cell>
          <table:table-cell office:value-type="float" office:value="-0.0369468399564559" calcext:value-type="float">
            <text:p>-0.03694684</text:p>
          </table:table-cell>
          <table:table-cell office:value-type="float" office:value="0.147412814056332" calcext:value-type="float">
            <text:p>0.1474128141</text:p>
          </table:table-cell>
          <table:table-cell office:value-type="float" office:value="0.952068634470085" calcext:value-type="float">
            <text:p>0.9520686345</text:p>
          </table:table-cell>
          <table:table-cell office:value-type="float" office:value="0.00145399724584491" calcext:value-type="float">
            <text:p>0.0014539972</text:p>
          </table:table-cell>
          <table:table-cell office:value-type="float" office:value="0.954680088566918" calcext:value-type="float">
            <text:p>0.9546800886</text:p>
          </table:table-cell>
          <table:table-cell office:value-type="float" office:value="0.00470202885683037" calcext:value-type="float">
            <text:p>0.0047020289</text:p>
          </table:table-cell>
          <table:table-cell office:value-type="float" office:value="-0.0900668116163701" calcext:value-type="float">
            <text:p>-0.0900668116</text:p>
          </table:table-cell>
          <table:table-cell office:value-type="float" office:value="-0.0365698797576019" calcext:value-type="float">
            <text:p>-0.0365698798</text:p>
          </table:table-cell>
          <table:table-cell office:value-type="float" office:value="0.812600503349292" calcext:value-type="float">
            <text:p>0.8126005033</text:p>
          </table:table-cell>
          <table:table-cell office:value-type="float" office:value="-0.0191180554916431" calcext:value-type="float">
            <text:p>-0.0191180555</text:p>
          </table:table-cell>
          <table:table-cell office:value-type="float" office:value="0.826311489988621" calcext:value-type="float">
            <text:p>0.82631149</text:p>
          </table:table-cell>
          <table:table-cell office:value-type="float" office:value="-0.0175685652509512" calcext:value-type="float">
            <text:p>-0.0175685653</text:p>
          </table:table-cell>
          <table:table-cell office:value-type="float" office:value="0.993615380638585" calcext:value-type="float">
            <text:p>0.9936153806</text:p>
          </table:table-cell>
          <table:table-cell office:value-type="float" office:value="0.00590021728591546" calcext:value-type="float">
            <text:p>0.0059002173</text:p>
          </table:table-cell>
          <table:table-cell office:value-type="float" office:value="1" calcext:value-type="float">
            <text:p>1</text:p>
          </table:table-cell>
          <table:table-cell office:value-type="float" office:value="0.00619666804866811" calcext:value-type="float">
            <text:p>0.006196668</text:p>
          </table:table-cell>
          <table:table-cell office:value-type="float" office:value="0.0249973879028985" calcext:value-type="float">
            <text:p>0.0249973879</text:p>
          </table:table-cell>
          <table:table-cell office:value-type="float" office:value="0.0227115693510666" calcext:value-type="float">
            <text:p>0.0227115694</text:p>
          </table:table-cell>
          <table:table-cell office:value-type="float" office:value="0.060337330438573" calcext:value-type="float">
            <text:p>0.0603373304</text:p>
          </table:table-cell>
          <table:table-cell office:value-type="float" office:value="-0.015248680170373" calcext:value-type="float">
            <text:p>-0.0152486802</text:p>
          </table:table-cell>
          <table:table-cell office:value-type="float" office:value="0.0665367908206859" calcext:value-type="float">
            <text:p>0.0665367908</text:p>
          </table:table-cell>
          <table:table-cell office:value-type="float" office:value="0.0650858236412993" calcext:value-type="float">
            <text:p>0.0650858236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diff_mean_study_time_by_part</text:p>
          </table:table-cell>
          <table:table-cell office:value-type="float" office:value="0.0470659012863067" calcext:value-type="float">
            <text:p>0.0470659013</text:p>
          </table:table-cell>
          <table:table-cell office:value-type="float" office:value="0.00880946918209147" calcext:value-type="float">
            <text:p>0.0088094692</text:p>
          </table:table-cell>
          <table:table-cell office:value-type="float" office:value="0.00764150504972884" calcext:value-type="float">
            <text:p>0.007641505</text:p>
          </table:table-cell>
          <table:table-cell/>
          <table:table-cell office:value-type="float" office:value="-0.0102599217540675" calcext:value-type="float">
            <text:p>-0.0102599218</text:p>
          </table:table-cell>
          <table:table-cell office:value-type="float" office:value="0.00678232749916787" calcext:value-type="float">
            <text:p>0.0067823275</text:p>
          </table:table-cell>
          <table:table-cell office:value-type="float" office:value="-0.0406093895732863" calcext:value-type="float">
            <text:p>-0.0406093896</text:p>
          </table:table-cell>
          <table:table-cell office:value-type="float" office:value="-0.119379859402372" calcext:value-type="float">
            <text:p>-0.1193798594</text:p>
          </table:table-cell>
          <table:table-cell office:value-type="float" office:value="0.124409334673507" calcext:value-type="float">
            <text:p>0.1244093347</text:p>
          </table:table-cell>
          <table:table-cell office:value-type="float" office:value="0.00764150504972884" calcext:value-type="float">
            <text:p>0.007641505</text:p>
          </table:table-cell>
          <table:table-cell office:value-type="float" office:value="0.00763949548624854" calcext:value-type="float">
            <text:p>0.0076394955</text:p>
          </table:table-cell>
          <table:table-cell office:value-type="float" office:value="0.0008315416078829" calcext:value-type="float">
            <text:p>0.0008315416</text:p>
          </table:table-cell>
          <table:table-cell office:value-type="float" office:value="0.00396110008907163" calcext:value-type="float">
            <text:p>0.0039611001</text:p>
          </table:table-cell>
          <table:table-cell/>
          <table:table-cell office:value-type="float" office:value="0.0630335577068409" calcext:value-type="float">
            <text:p>0.0630335577</text:p>
          </table:table-cell>
          <table:table-cell office:value-type="float" office:value="0.0952823989036802" calcext:value-type="float">
            <text:p>0.0952823989</text:p>
          </table:table-cell>
          <table:table-cell office:value-type="float" office:value="0.742145738668202" calcext:value-type="float">
            <text:p>0.7421457387</text:p>
          </table:table-cell>
          <table:table-cell office:value-type="float" office:value="0.814239765506915" calcext:value-type="float">
            <text:p>0.8142397655</text:p>
          </table:table-cell>
          <table:table-cell office:value-type="float" office:value="-0.00212584756672771" calcext:value-type="float">
            <text:p>-0.0021258476</text:p>
          </table:table-cell>
          <table:table-cell office:value-type="float" office:value="-0.0152441713913683" calcext:value-type="float">
            <text:p>-0.0152441714</text:p>
          </table:table-cell>
          <table:table-cell office:value-type="float" office:value="0.015119461736998" calcext:value-type="float">
            <text:p>0.0151194617</text:p>
          </table:table-cell>
          <table:table-cell office:value-type="float" office:value="0.0564971702960974" calcext:value-type="float">
            <text:p>0.0564971703</text:p>
          </table:table-cell>
          <table:table-cell office:value-type="float" office:value="0.0298025902190225" calcext:value-type="float">
            <text:p>0.0298025902</text:p>
          </table:table-cell>
          <table:table-cell office:value-type="float" office:value="0.0764926523194369" calcext:value-type="float">
            <text:p>0.0764926523</text:p>
          </table:table-cell>
          <table:table-cell office:value-type="float" office:value="0.0790582064609784" calcext:value-type="float">
            <text:p>0.0790582065</text:p>
          </table:table-cell>
          <table:table-cell office:value-type="float" office:value="-0.0373980600165301" calcext:value-type="float">
            <text:p>-0.03739806</text:p>
          </table:table-cell>
          <table:table-cell office:value-type="float" office:value="-0.0045560729988419" calcext:value-type="float">
            <text:p>-0.004556073</text:p>
          </table:table-cell>
          <table:table-cell office:value-type="float" office:value="0.0577881533860057" calcext:value-type="float">
            <text:p>0.0577881534</text:p>
          </table:table-cell>
          <table:table-cell office:value-type="float" office:value="0.766961657138528" calcext:value-type="float">
            <text:p>0.7669616571</text:p>
          </table:table-cell>
          <table:table-cell office:value-type="float" office:value="0.0737871392372596" calcext:value-type="float">
            <text:p>0.0737871392</text:p>
          </table:table-cell>
          <table:table-cell office:value-type="float" office:value="0.145904195734286" calcext:value-type="float">
            <text:p>0.1459041957</text:p>
          </table:table-cell>
          <table:table-cell office:value-type="float" office:value="-0.0651555481850005" calcext:value-type="float">
            <text:p>-0.0651555482</text:p>
          </table:table-cell>
          <table:table-cell office:value-type="float" office:value="0.0534607834754841" calcext:value-type="float">
            <text:p>0.0534607835</text:p>
          </table:table-cell>
          <table:table-cell office:value-type="float" office:value="0.102833713438251" calcext:value-type="float">
            <text:p>0.1028337134</text:p>
          </table:table-cell>
          <table:table-cell office:value-type="float" office:value="0.289313825858132" calcext:value-type="float">
            <text:p>0.2893138259</text:p>
          </table:table-cell>
          <table:table-cell office:value-type="float" office:value="0.684574674331781" calcext:value-type="float">
            <text:p>0.6845746743</text:p>
          </table:table-cell>
          <table:table-cell office:value-type="float" office:value="0.295465125371165" calcext:value-type="float">
            <text:p>0.2954651254</text:p>
          </table:table-cell>
          <table:table-cell office:value-type="float" office:value="0.765630642068492" calcext:value-type="float">
            <text:p>0.7656306421</text:p>
          </table:table-cell>
          <table:table-cell office:value-type="float" office:value="-0.0210604421158565" calcext:value-type="float">
            <text:p>-0.0210604421</text:p>
          </table:table-cell>
          <table:table-cell office:value-type="float" office:value="-0.0014608763063457" calcext:value-type="float">
            <text:p>-0.0014608763</text:p>
          </table:table-cell>
          <table:table-cell office:value-type="float" office:value="-0.00864424407555923" calcext:value-type="float">
            <text:p>-0.0086442441</text:p>
          </table:table-cell>
          <table:table-cell office:value-type="float" office:value="0.0381451230278034" calcext:value-type="float">
            <text:p>0.038145123</text:p>
          </table:table-cell>
          <table:table-cell office:value-type="float" office:value="0.0319646174668767" calcext:value-type="float">
            <text:p>0.0319646175</text:p>
          </table:table-cell>
          <table:table-cell office:value-type="float" office:value="0.0310817920831836" calcext:value-type="float">
            <text:p>0.0310817921</text:p>
          </table:table-cell>
          <table:table-cell office:value-type="float" office:value="-0.0765901522871583" calcext:value-type="float">
            <text:p>-0.0765901523</text:p>
          </table:table-cell>
          <table:table-cell office:value-type="float" office:value="-0.0987160866886972" calcext:value-type="float">
            <text:p>-0.0987160867</text:p>
          </table:table-cell>
          <table:table-cell office:value-type="float" office:value="-0.0775804636240058" calcext:value-type="float">
            <text:p>-0.0775804636</text:p>
          </table:table-cell>
          <table:table-cell office:value-type="float" office:value="-0.0330204652106294" calcext:value-type="float">
            <text:p>-0.0330204652</text:p>
          </table:table-cell>
          <table:table-cell office:value-type="float" office:value="-0.0790179990122129" calcext:value-type="float">
            <text:p>-0.079017999</text:p>
          </table:table-cell>
          <table:table-cell office:value-type="float" office:value="-0.0769308363562989" calcext:value-type="float">
            <text:p>-0.0769308364</text:p>
          </table:table-cell>
          <table:table-cell office:value-type="float" office:value="-0.0804995678204195" calcext:value-type="float">
            <text:p>-0.0804995678</text:p>
          </table:table-cell>
          <table:table-cell office:value-type="float" office:value="0.00551987621152833" calcext:value-type="float">
            <text:p>0.0055198762</text:p>
          </table:table-cell>
          <table:table-cell office:value-type="float" office:value="0.0638373712475748" calcext:value-type="float">
            <text:p>0.0638373712</text:p>
          </table:table-cell>
          <table:table-cell office:value-type="float" office:value="0.0110454451213603" calcext:value-type="float">
            <text:p>0.0110454451</text:p>
          </table:table-cell>
          <table:table-cell office:value-type="float" office:value="-0.00171076631218047" calcext:value-type="float">
            <text:p>-0.0017107663</text:p>
          </table:table-cell>
          <table:table-cell office:value-type="float" office:value="0.00322763327331179" calcext:value-type="float">
            <text:p>0.0032276333</text:p>
          </table:table-cell>
          <table:table-cell office:value-type="float" office:value="0.00774887867161324" calcext:value-type="float">
            <text:p>0.0077488787</text:p>
          </table:table-cell>
          <table:table-cell office:value-type="float" office:value="0.0567456656864928" calcext:value-type="float">
            <text:p>0.0567456657</text:p>
          </table:table-cell>
          <table:table-cell office:value-type="float" office:value="-0.0238048422997896" calcext:value-type="float">
            <text:p>-0.0238048423</text:p>
          </table:table-cell>
          <table:table-cell office:value-type="float" office:value="0.159361609347823" calcext:value-type="float">
            <text:p>0.1593616093</text:p>
          </table:table-cell>
          <table:table-cell office:value-type="float" office:value="0.0659721022685418" calcext:value-type="float">
            <text:p>0.0659721023</text:p>
          </table:table-cell>
          <table:table-cell office:value-type="float" office:value="0.911612227207824" calcext:value-type="float">
            <text:p>0.9116122272</text:p>
          </table:table-cell>
          <table:table-cell office:value-type="float" office:value="0.0682913188855285" calcext:value-type="float">
            <text:p>0.0682913189</text:p>
          </table:table-cell>
          <table:table-cell office:value-type="float" office:value="0.97464679217424" calcext:value-type="float">
            <text:p>0.9746467922</text:p>
          </table:table-cell>
          <table:table-cell office:value-type="float" office:value="0.034959332551836" calcext:value-type="float">
            <text:p>0.0349593326</text:p>
          </table:table-cell>
          <table:table-cell office:value-type="float" office:value="-0.0191795418518354" calcext:value-type="float">
            <text:p>-0.0191795419</text:p>
          </table:table-cell>
          <table:table-cell office:value-type="float" office:value="0.279312209887422" calcext:value-type="float">
            <text:p>0.2793122099</text:p>
          </table:table-cell>
          <table:table-cell office:value-type="float" office:value="0.801012867296985" calcext:value-type="float">
            <text:p>0.8010128673</text:p>
          </table:table-cell>
          <table:table-cell office:value-type="float" office:value="0.283786655621724" calcext:value-type="float">
            <text:p>0.2837866556</text:p>
          </table:table-cell>
          <table:table-cell office:value-type="float" office:value="0.864175220457437" calcext:value-type="float">
            <text:p>0.8641752205</text:p>
          </table:table-cell>
          <table:table-cell office:value-type="float" office:value="0.00621913897569034" calcext:value-type="float">
            <text:p>0.006219139</text:p>
          </table:table-cell>
          <table:table-cell office:value-type="float" office:value="0.937554469815122" calcext:value-type="float">
            <text:p>0.9375544698</text:p>
          </table:table-cell>
          <table:table-cell office:value-type="float" office:value="0.00619666804866811" calcext:value-type="float">
            <text:p>0.006196668</text:p>
          </table:table-cell>
          <table:table-cell office:value-type="float" office:value="1" calcext:value-type="float">
            <text:p>1</text:p>
          </table:table-cell>
          <table:table-cell office:value-type="float" office:value="0.0388285390132488" calcext:value-type="float">
            <text:p>0.038828539</text:p>
          </table:table-cell>
          <table:table-cell office:value-type="float" office:value="0.0512862815423032" calcext:value-type="float">
            <text:p>0.0512862815</text:p>
          </table:table-cell>
          <table:table-cell office:value-type="float" office:value="0.0130302284058766" calcext:value-type="float">
            <text:p>0.0130302284</text:p>
          </table:table-cell>
          <table:table-cell office:value-type="float" office:value="0.0560577227990658" calcext:value-type="float">
            <text:p>0.0560577228</text:p>
          </table:table-cell>
          <table:table-cell office:value-type="float" office:value="-0.0493923134837956" calcext:value-type="float">
            <text:p>-0.0493923135</text:p>
          </table:table-cell>
          <table:table-cell office:value-type="float" office:value="-0.0493934816346156" calcext:value-type="float">
            <text:p>-0.0493934816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target_enc_previous_5_ans</text:p>
          </table:table-cell>
          <table:table-cell office:value-type="float" office:value="0.0451153938699835" calcext:value-type="float">
            <text:p>0.0451153939</text:p>
          </table:table-cell>
          <table:table-cell office:value-type="float" office:value="0.00671240507021667" calcext:value-type="float">
            <text:p>0.0067124051</text:p>
          </table:table-cell>
          <table:table-cell office:value-type="float" office:value="-0.0210718498458639" calcext:value-type="float">
            <text:p>-0.0210718498</text:p>
          </table:table-cell>
          <table:table-cell/>
          <table:table-cell office:value-type="float" office:value="0.0441049240042694" calcext:value-type="float">
            <text:p>0.044104924</text:p>
          </table:table-cell>
          <table:table-cell office:value-type="float" office:value="-0.000343181670076707" calcext:value-type="float">
            <text:p>-0.0003431817</text:p>
          </table:table-cell>
          <table:table-cell office:value-type="float" office:value="0.17344784351456" calcext:value-type="float">
            <text:p>0.1734478435</text:p>
          </table:table-cell>
          <table:table-cell office:value-type="float" office:value="-0.0450029564987113" calcext:value-type="float">
            <text:p>-0.0450029565</text:p>
          </table:table-cell>
          <table:table-cell office:value-type="float" office:value="0.236088712971702" calcext:value-type="float">
            <text:p>0.236088713</text:p>
          </table:table-cell>
          <table:table-cell office:value-type="float" office:value="-0.0210718498458639" calcext:value-type="float">
            <text:p>-0.0210718498</text:p>
          </table:table-cell>
          <table:table-cell office:value-type="float" office:value="-0.0210779641631353" calcext:value-type="float">
            <text:p>-0.0210779642</text:p>
          </table:table-cell>
          <table:table-cell office:value-type="float" office:value="-0.0140265827412697" calcext:value-type="float">
            <text:p>-0.0140265827</text:p>
          </table:table-cell>
          <table:table-cell office:value-type="float" office:value="-0.0722644455497717" calcext:value-type="float">
            <text:p>-0.0722644455</text:p>
          </table:table-cell>
          <table:table-cell/>
          <table:table-cell office:value-type="float" office:value="0.422332103260571" calcext:value-type="float">
            <text:p>0.4223321033</text:p>
          </table:table-cell>
          <table:table-cell office:value-type="float" office:value="-0.0186827457448892" calcext:value-type="float">
            <text:p>-0.0186827457</text:p>
          </table:table-cell>
          <table:table-cell office:value-type="float" office:value="0.0307218028768084" calcext:value-type="float">
            <text:p>0.0307218029</text:p>
          </table:table-cell>
          <table:table-cell office:value-type="float" office:value="0.0459880086914808" calcext:value-type="float">
            <text:p>0.0459880087</text:p>
          </table:table-cell>
          <table:table-cell office:value-type="float" office:value="0.0522015202266808" calcext:value-type="float">
            <text:p>0.0522015202</text:p>
          </table:table-cell>
          <table:table-cell office:value-type="float" office:value="0.155841120763073" calcext:value-type="float">
            <text:p>0.1558411208</text:p>
          </table:table-cell>
          <table:table-cell office:value-type="float" office:value="0.153249560296022" calcext:value-type="float">
            <text:p>0.1532495603</text:p>
          </table:table-cell>
          <table:table-cell office:value-type="float" office:value="-0.0260947106562054" calcext:value-type="float">
            <text:p>-0.0260947107</text:p>
          </table:table-cell>
          <table:table-cell office:value-type="float" office:value="-0.0265043800086999" calcext:value-type="float">
            <text:p>-0.02650438</text:p>
          </table:table-cell>
          <table:table-cell office:value-type="float" office:value="0.501391865751916" calcext:value-type="float">
            <text:p>0.5013918658</text:p>
          </table:table-cell>
          <table:table-cell office:value-type="float" office:value="0.468444432210901" calcext:value-type="float">
            <text:p>0.4684444322</text:p>
          </table:table-cell>
          <table:table-cell office:value-type="float" office:value="0.129593775710327" calcext:value-type="float">
            <text:p>0.1295937757</text:p>
          </table:table-cell>
          <table:table-cell office:value-type="float" office:value="0.0919074556548281" calcext:value-type="float">
            <text:p>0.0919074557</text:p>
          </table:table-cell>
          <table:table-cell office:value-type="float" office:value="-0.00277966995449781" calcext:value-type="float">
            <text:p>-0.00277967</text:p>
          </table:table-cell>
          <table:table-cell office:value-type="float" office:value="0.0323511539690548" calcext:value-type="float">
            <text:p>0.032351154</text:p>
          </table:table-cell>
          <table:table-cell office:value-type="float" office:value="0.229581525894755" calcext:value-type="float">
            <text:p>0.2295815259</text:p>
          </table:table-cell>
          <table:table-cell office:value-type="float" office:value="0.312300034527883" calcext:value-type="float">
            <text:p>0.3123000345</text:p>
          </table:table-cell>
          <table:table-cell office:value-type="float" office:value="-0.0358297617457647" calcext:value-type="float">
            <text:p>-0.0358297617</text:p>
          </table:table-cell>
          <table:table-cell office:value-type="float" office:value="0.15817242469992" calcext:value-type="float">
            <text:p>0.1581724247</text:p>
          </table:table-cell>
          <table:table-cell office:value-type="float" office:value="0.329035293328141" calcext:value-type="float">
            <text:p>0.3290352933</text:p>
          </table:table-cell>
          <table:table-cell office:value-type="float" office:value="0.149311051551228" calcext:value-type="float">
            <text:p>0.1493110516</text:p>
          </table:table-cell>
          <table:table-cell office:value-type="float" office:value="-0.0513535053303257" calcext:value-type="float">
            <text:p>-0.0513535053</text:p>
          </table:table-cell>
          <table:table-cell office:value-type="float" office:value="0.160563222648918" calcext:value-type="float">
            <text:p>0.1605632226</text:p>
          </table:table-cell>
          <table:table-cell office:value-type="float" office:value="-0.0294495824510542" calcext:value-type="float">
            <text:p>-0.0294495825</text:p>
          </table:table-cell>
          <table:table-cell office:value-type="float" office:value="0.0854771712012247" calcext:value-type="float">
            <text:p>0.0854771712</text:p>
          </table:table-cell>
          <table:table-cell office:value-type="float" office:value="0.194420263061964" calcext:value-type="float">
            <text:p>0.1944202631</text:p>
          </table:table-cell>
          <table:table-cell office:value-type="float" office:value="0.0495321698951852" calcext:value-type="float">
            <text:p>0.0495321699</text:p>
          </table:table-cell>
          <table:table-cell office:value-type="float" office:value="0.12096658533475" calcext:value-type="float">
            <text:p>0.1209665853</text:p>
          </table:table-cell>
          <table:table-cell office:value-type="float" office:value="0.288468490521176" calcext:value-type="float">
            <text:p>0.2884684905</text:p>
          </table:table-cell>
          <table:table-cell office:value-type="float" office:value="0.0883596679464955" calcext:value-type="float">
            <text:p>0.0883596679</text:p>
          </table:table-cell>
          <table:table-cell office:value-type="float" office:value="0.104776653465476" calcext:value-type="float">
            <text:p>0.1047766535</text:p>
          </table:table-cell>
          <table:table-cell office:value-type="float" office:value="0.128134946955295" calcext:value-type="float">
            <text:p>0.128134947</text:p>
          </table:table-cell>
          <table:table-cell office:value-type="float" office:value="0.10514334608164" calcext:value-type="float">
            <text:p>0.1051433461</text:p>
          </table:table-cell>
          <table:table-cell office:value-type="float" office:value="-0.00518582128670077" calcext:value-type="float">
            <text:p>-0.0051858213</text:p>
          </table:table-cell>
          <table:table-cell office:value-type="float" office:value="0.104186153507961" calcext:value-type="float">
            <text:p>0.1041861535</text:p>
          </table:table-cell>
          <table:table-cell office:value-type="float" office:value="0.108925326408151" calcext:value-type="float">
            <text:p>0.1089253264</text:p>
          </table:table-cell>
          <table:table-cell office:value-type="float" office:value="0.108601386998056" calcext:value-type="float">
            <text:p>0.108601387</text:p>
          </table:table-cell>
          <table:table-cell office:value-type="float" office:value="0.191190968012856" calcext:value-type="float">
            <text:p>0.191190968</text:p>
          </table:table-cell>
          <table:table-cell office:value-type="float" office:value="0.167100994102648" calcext:value-type="float">
            <text:p>0.1671009941</text:p>
          </table:table-cell>
          <table:table-cell office:value-type="float" office:value="0.191835186051691" calcext:value-type="float">
            <text:p>0.1918351861</text:p>
          </table:table-cell>
          <table:table-cell office:value-type="float" office:value="0.184915483516733" calcext:value-type="float">
            <text:p>0.1849154835</text:p>
          </table:table-cell>
          <table:table-cell office:value-type="float" office:value="0.201748450015011" calcext:value-type="float">
            <text:p>0.20174845</text:p>
          </table:table-cell>
          <table:table-cell office:value-type="float" office:value="-0.125929456831527" calcext:value-type="float">
            <text:p>-0.1259294568</text:p>
          </table:table-cell>
          <table:table-cell office:value-type="float" office:value="0.370797820910774" calcext:value-type="float">
            <text:p>0.3707978209</text:p>
          </table:table-cell>
          <table:table-cell office:value-type="float" office:value="-0.318094959344948" calcext:value-type="float">
            <text:p>-0.3180949593</text:p>
          </table:table-cell>
          <table:table-cell office:value-type="float" office:value="0.329971087088976" calcext:value-type="float">
            <text:p>0.3299710871</text:p>
          </table:table-cell>
          <table:table-cell office:value-type="float" office:value="0.0703384557436685" calcext:value-type="float">
            <text:p>0.0703384557</text:p>
          </table:table-cell>
          <table:table-cell office:value-type="float" office:value="-0.0188388675045811" calcext:value-type="float">
            <text:p>-0.0188388675</text:p>
          </table:table-cell>
          <table:table-cell office:value-type="float" office:value="0.075506592049475" calcext:value-type="float">
            <text:p>0.075506592</text:p>
          </table:table-cell>
          <table:table-cell office:value-type="float" office:value="-0.0000376783815668015" calcext:value-type="float">
            <text:p>-3.76783815668015E-05</text:p>
          </table:table-cell>
          <table:table-cell office:value-type="float" office:value="0.31267598659798" calcext:value-type="float">
            <text:p>0.3126759866</text:p>
          </table:table-cell>
          <table:table-cell office:value-type="float" office:value="-0.288132898950325" calcext:value-type="float">
            <text:p>-0.288132899</text:p>
          </table:table-cell>
          <table:table-cell office:value-type="float" office:value="0.0944656778355312" calcext:value-type="float">
            <text:p>0.0944656778</text:p>
          </table:table-cell>
          <table:table-cell office:value-type="float" office:value="-0.0637606121533943" calcext:value-type="float">
            <text:p>-0.0637606122</text:p>
          </table:table-cell>
          <table:table-cell office:value-type="float" office:value="0.101209382821857" calcext:value-type="float">
            <text:p>0.1012093828</text:p>
          </table:table-cell>
          <table:table-cell office:value-type="float" office:value="-0.0386751009112685" calcext:value-type="float">
            <text:p>-0.0386751009</text:p>
          </table:table-cell>
          <table:table-cell office:value-type="float" office:value="0.0197155679282801" calcext:value-type="float">
            <text:p>0.0197155679</text:p>
          </table:table-cell>
          <table:table-cell office:value-type="float" office:value="0.0236907619949169" calcext:value-type="float">
            <text:p>0.023690762</text:p>
          </table:table-cell>
          <table:table-cell office:value-type="float" office:value="0.0249973879028985" calcext:value-type="float">
            <text:p>0.0249973879</text:p>
          </table:table-cell>
          <table:table-cell office:value-type="float" office:value="0.0388285390132488" calcext:value-type="float">
            <text:p>0.038828539</text:p>
          </table:table-cell>
          <table:table-cell office:value-type="float" office:value="1" calcext:value-type="float">
            <text:p>1</text:p>
          </table:table-cell>
          <table:table-cell office:value-type="float" office:value="0.6146775980362" calcext:value-type="float">
            <text:p>0.614677598</text:p>
          </table:table-cell>
          <table:table-cell office:value-type="float" office:value="0.412932753203517" calcext:value-type="float">
            <text:p>0.4129327532</text:p>
          </table:table-cell>
          <table:table-cell office:value-type="float" office:value="0.476724012951148" calcext:value-type="float">
            <text:p>0.476724013</text:p>
          </table:table-cell>
          <table:table-cell office:value-type="float" office:value="-0.17035732371623" calcext:value-type="float">
            <text:p>-0.1703573237</text:p>
          </table:table-cell>
          <table:table-cell office:value-type="float" office:value="-0.175776358035851" calcext:value-type="float">
            <text:p>-0.175776358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te_mean</text:p>
          </table:table-cell>
          <table:table-cell office:value-type="float" office:value="0.0929284291155108" calcext:value-type="float">
            <text:p>0.0929284291</text:p>
          </table:table-cell>
          <table:table-cell office:value-type="float" office:value="-0.00367565296231758" calcext:value-type="float">
            <text:p>-0.003675653</text:p>
          </table:table-cell>
          <table:table-cell office:value-type="float" office:value="-0.0424611261146232" calcext:value-type="float">
            <text:p>-0.0424611261</text:p>
          </table:table-cell>
          <table:table-cell/>
          <table:table-cell office:value-type="float" office:value="0.0958263985987731" calcext:value-type="float">
            <text:p>0.0958263986</text:p>
          </table:table-cell>
          <table:table-cell office:value-type="float" office:value="-0.00714671324775457" calcext:value-type="float">
            <text:p>-0.0071467132</text:p>
          </table:table-cell>
          <table:table-cell office:value-type="float" office:value="0.38062078138587" calcext:value-type="float">
            <text:p>0.3806207814</text:p>
          </table:table-cell>
          <table:table-cell office:value-type="float" office:value="-0.0364527365902943" calcext:value-type="float">
            <text:p>-0.0364527366</text:p>
          </table:table-cell>
          <table:table-cell office:value-type="float" office:value="0.302551883359405" calcext:value-type="float">
            <text:p>0.3025518834</text:p>
          </table:table-cell>
          <table:table-cell office:value-type="float" office:value="-0.0424611261146232" calcext:value-type="float">
            <text:p>-0.0424611261</text:p>
          </table:table-cell>
          <table:table-cell office:value-type="float" office:value="-0.0424643901331858" calcext:value-type="float">
            <text:p>-0.0424643901</text:p>
          </table:table-cell>
          <table:table-cell office:value-type="float" office:value="-0.0390992078257209" calcext:value-type="float">
            <text:p>-0.0390992078</text:p>
          </table:table-cell>
          <table:table-cell office:value-type="float" office:value="-0.177284203778245" calcext:value-type="float">
            <text:p>-0.1772842038</text:p>
          </table:table-cell>
          <table:table-cell/>
          <table:table-cell office:value-type="float" office:value="0.671362460639564" calcext:value-type="float">
            <text:p>0.6713624606</text:p>
          </table:table-cell>
          <table:table-cell office:value-type="float" office:value="-0.017300602849876" calcext:value-type="float">
            <text:p>-0.0173006028</text:p>
          </table:table-cell>
          <table:table-cell office:value-type="float" office:value="0.0408583176078289" calcext:value-type="float">
            <text:p>0.0408583176</text:p>
          </table:table-cell>
          <table:table-cell office:value-type="float" office:value="0.0547598035443461" calcext:value-type="float">
            <text:p>0.0547598035</text:p>
          </table:table-cell>
          <table:table-cell office:value-type="float" office:value="0.104158779652619" calcext:value-type="float">
            <text:p>0.1041587797</text:p>
          </table:table-cell>
          <table:table-cell office:value-type="float" office:value="0.0748161921759458" calcext:value-type="float">
            <text:p>0.0748161922</text:p>
          </table:table-cell>
          <table:table-cell office:value-type="float" office:value="0.742922841267409" calcext:value-type="float">
            <text:p>0.7429228413</text:p>
          </table:table-cell>
          <table:table-cell office:value-type="float" office:value="-0.0228958095899381" calcext:value-type="float">
            <text:p>-0.0228958096</text:p>
          </table:table-cell>
          <table:table-cell office:value-type="float" office:value="-0.0343977489050309" calcext:value-type="float">
            <text:p>-0.0343977489</text:p>
          </table:table-cell>
          <table:table-cell office:value-type="float" office:value="0.647457454853287" calcext:value-type="float">
            <text:p>0.6474574549</text:p>
          </table:table-cell>
          <table:table-cell office:value-type="float" office:value="0.656898034994238" calcext:value-type="float">
            <text:p>0.656898035</text:p>
          </table:table-cell>
          <table:table-cell office:value-type="float" office:value="0.0184605514986538" calcext:value-type="float">
            <text:p>0.0184605515</text:p>
          </table:table-cell>
          <table:table-cell office:value-type="float" office:value="0.0215497753560778" calcext:value-type="float">
            <text:p>0.0215497754</text:p>
          </table:table-cell>
          <table:table-cell office:value-type="float" office:value="-0.0907303390924333" calcext:value-type="float">
            <text:p>-0.0907303391</text:p>
          </table:table-cell>
          <table:table-cell office:value-type="float" office:value="0.0531571158283334" calcext:value-type="float">
            <text:p>0.0531571158</text:p>
          </table:table-cell>
          <table:table-cell office:value-type="float" office:value="0.419030545787484" calcext:value-type="float">
            <text:p>0.4190305458</text:p>
          </table:table-cell>
          <table:table-cell office:value-type="float" office:value="0.408665245730946" calcext:value-type="float">
            <text:p>0.4086652457</text:p>
          </table:table-cell>
          <table:table-cell office:value-type="float" office:value="-0.0861189797676995" calcext:value-type="float">
            <text:p>-0.0861189798</text:p>
          </table:table-cell>
          <table:table-cell office:value-type="float" office:value="0.303175632308212" calcext:value-type="float">
            <text:p>0.3031756323</text:p>
          </table:table-cell>
          <table:table-cell office:value-type="float" office:value="0.452102869842123" calcext:value-type="float">
            <text:p>0.4521028698</text:p>
          </table:table-cell>
          <table:table-cell office:value-type="float" office:value="0.157492193409852" calcext:value-type="float">
            <text:p>0.1574921934</text:p>
          </table:table-cell>
          <table:table-cell office:value-type="float" office:value="-0.0444577575806657" calcext:value-type="float">
            <text:p>-0.0444577576</text:p>
          </table:table-cell>
          <table:table-cell office:value-type="float" office:value="0.175403597252466" calcext:value-type="float">
            <text:p>0.1754035973</text:p>
          </table:table-cell>
          <table:table-cell office:value-type="float" office:value="-0.0270913212589561" calcext:value-type="float">
            <text:p>-0.0270913213</text:p>
          </table:table-cell>
          <table:table-cell office:value-type="float" office:value="0.0906415826705244" calcext:value-type="float">
            <text:p>0.0906415827</text:p>
          </table:table-cell>
          <table:table-cell office:value-type="float" office:value="0.240593166140541" calcext:value-type="float">
            <text:p>0.2405931661</text:p>
          </table:table-cell>
          <table:table-cell office:value-type="float" office:value="-0.319404486802558" calcext:value-type="float">
            <text:p>-0.3194044868</text:p>
          </table:table-cell>
          <table:table-cell office:value-type="float" office:value="0.133406245628916" calcext:value-type="float">
            <text:p>0.1334062456</text:p>
          </table:table-cell>
          <table:table-cell office:value-type="float" office:value="0.362098642643678" calcext:value-type="float">
            <text:p>0.3620986426</text:p>
          </table:table-cell>
          <table:table-cell office:value-type="float" office:value="-0.326803564201304" calcext:value-type="float">
            <text:p>-0.3268035642</text:p>
          </table:table-cell>
          <table:table-cell office:value-type="float" office:value="0.00345644455483115" calcext:value-type="float">
            <text:p>0.0034564446</text:p>
          </table:table-cell>
          <table:table-cell office:value-type="float" office:value="0.00161771426936698" calcext:value-type="float">
            <text:p>0.0016177143</text:p>
          </table:table-cell>
          <table:table-cell office:value-type="float" office:value="0.743714669891479" calcext:value-type="float">
            <text:p>0.7437146699</text:p>
          </table:table-cell>
          <table:table-cell office:value-type="float" office:value="0.169275812838474" calcext:value-type="float">
            <text:p>0.1692758128</text:p>
          </table:table-cell>
          <table:table-cell office:value-type="float" office:value="0.733691588246944" calcext:value-type="float">
            <text:p>0.7336915882</text:p>
          </table:table-cell>
          <table:table-cell office:value-type="float" office:value="0.736974850194086" calcext:value-type="float">
            <text:p>0.7369748502</text:p>
          </table:table-cell>
          <table:table-cell office:value-type="float" office:value="0.734076891826596" calcext:value-type="float">
            <text:p>0.7340768918</text:p>
          </table:table-cell>
          <table:table-cell office:value-type="float" office:value="0.748464749613984" calcext:value-type="float">
            <text:p>0.7484647496</text:p>
          </table:table-cell>
          <table:table-cell office:value-type="float" office:value="0.368217050969839" calcext:value-type="float">
            <text:p>0.368217051</text:p>
          </table:table-cell>
          <table:table-cell office:value-type="float" office:value="0.739693557337209" calcext:value-type="float">
            <text:p>0.7396935573</text:p>
          </table:table-cell>
          <table:table-cell office:value-type="float" office:value="0.734039417618193" calcext:value-type="float">
            <text:p>0.7340394176</text:p>
          </table:table-cell>
          <table:table-cell office:value-type="float" office:value="0.741112370205056" calcext:value-type="float">
            <text:p>0.7411123702</text:p>
          </table:table-cell>
          <table:table-cell office:value-type="float" office:value="-0.6732222200745" calcext:value-type="float">
            <text:p>-0.6732222201</text:p>
          </table:table-cell>
          <table:table-cell office:value-type="float" office:value="0.346092206656391" calcext:value-type="float">
            <text:p>0.3460922067</text:p>
          </table:table-cell>
          <table:table-cell office:value-type="float" office:value="-0.808463320793828" calcext:value-type="float">
            <text:p>-0.8084633208</text:p>
          </table:table-cell>
          <table:table-cell office:value-type="float" office:value="0.799229402003961" calcext:value-type="float">
            <text:p>0.799229402</text:p>
          </table:table-cell>
          <table:table-cell office:value-type="float" office:value="0.0700754032985134" calcext:value-type="float">
            <text:p>0.0700754033</text:p>
          </table:table-cell>
          <table:table-cell office:value-type="float" office:value="-0.00541362035511109" calcext:value-type="float">
            <text:p>-0.0054136204</text:p>
          </table:table-cell>
          <table:table-cell office:value-type="float" office:value="0.0782606780767939" calcext:value-type="float">
            <text:p>0.0782606781</text:p>
          </table:table-cell>
          <table:table-cell office:value-type="float" office:value="0.00891029288584618" calcext:value-type="float">
            <text:p>0.0089102929</text:p>
          </table:table-cell>
          <table:table-cell office:value-type="float" office:value="0.243463335718056" calcext:value-type="float">
            <text:p>0.2434633357</text:p>
          </table:table-cell>
          <table:table-cell office:value-type="float" office:value="-0.77727143850773" calcext:value-type="float">
            <text:p>-0.7772714385</text:p>
          </table:table-cell>
          <table:table-cell office:value-type="float" office:value="0.109438421338301" calcext:value-type="float">
            <text:p>0.1094384213</text:p>
          </table:table-cell>
          <table:table-cell office:value-type="float" office:value="-0.0658643063740358" calcext:value-type="float">
            <text:p>-0.0658643064</text:p>
          </table:table-cell>
          <table:table-cell office:value-type="float" office:value="0.129335804248796" calcext:value-type="float">
            <text:p>0.1293358042</text:p>
          </table:table-cell>
          <table:table-cell office:value-type="float" office:value="-0.0551121531434239" calcext:value-type="float">
            <text:p>-0.0551121531</text:p>
          </table:table-cell>
          <table:table-cell office:value-type="float" office:value="0.0103413615758745" calcext:value-type="float">
            <text:p>0.0103413616</text:p>
          </table:table-cell>
          <table:table-cell office:value-type="float" office:value="0.0438465685603797" calcext:value-type="float">
            <text:p>0.0438465686</text:p>
          </table:table-cell>
          <table:table-cell office:value-type="float" office:value="0.0227115693510666" calcext:value-type="float">
            <text:p>0.0227115694</text:p>
          </table:table-cell>
          <table:table-cell office:value-type="float" office:value="0.0512862815423032" calcext:value-type="float">
            <text:p>0.0512862815</text:p>
          </table:table-cell>
          <table:table-cell office:value-type="float" office:value="0.6146775980362" calcext:value-type="float">
            <text:p>0.614677598</text:p>
          </table:table-cell>
          <table:table-cell office:value-type="float" office:value="1" calcext:value-type="float">
            <text:p>1</text:p>
          </table:table-cell>
          <table:table-cell office:value-type="float" office:value="0.792853854149357" calcext:value-type="float">
            <text:p>0.7928538541</text:p>
          </table:table-cell>
          <table:table-cell office:value-type="float" office:value="0.871367358918548" calcext:value-type="float">
            <text:p>0.8713673589</text:p>
          </table:table-cell>
          <table:table-cell office:value-type="float" office:value="-0.291001996475253" calcext:value-type="float">
            <text:p>-0.2910019965</text:p>
          </table:table-cell>
          <table:table-cell office:value-type="float" office:value="-0.290497592165989" calcext:value-type="float">
            <text:p>-0.2904975922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te_max</text:p>
          </table:table-cell>
          <table:table-cell office:value-type="float" office:value="0.055622569704359" calcext:value-type="float">
            <text:p>0.0556225697</text:p>
          </table:table-cell>
          <table:table-cell office:value-type="float" office:value="-0.00138165665276625" calcext:value-type="float">
            <text:p>-0.0013816567</text:p>
          </table:table-cell>
          <table:table-cell office:value-type="float" office:value="-0.00655511254969141" calcext:value-type="float">
            <text:p>-0.0065551125</text:p>
          </table:table-cell>
          <table:table-cell/>
          <table:table-cell office:value-type="float" office:value="0.0610283795818005" calcext:value-type="float">
            <text:p>0.0610283796</text:p>
          </table:table-cell>
          <table:table-cell office:value-type="float" office:value="-0.0062288511942436" calcext:value-type="float">
            <text:p>-0.0062288512</text:p>
          </table:table-cell>
          <table:table-cell office:value-type="float" office:value="0.323345340176466" calcext:value-type="float">
            <text:p>0.3233453402</text:p>
          </table:table-cell>
          <table:table-cell office:value-type="float" office:value="-0.0279131675308535" calcext:value-type="float">
            <text:p>-0.0279131675</text:p>
          </table:table-cell>
          <table:table-cell office:value-type="float" office:value="0.170637752390484" calcext:value-type="float">
            <text:p>0.1706377524</text:p>
          </table:table-cell>
          <table:table-cell office:value-type="float" office:value="-0.00655511254969141" calcext:value-type="float">
            <text:p>-0.0065551125</text:p>
          </table:table-cell>
          <table:table-cell office:value-type="float" office:value="-0.00656144734507103" calcext:value-type="float">
            <text:p>-0.0065614473</text:p>
          </table:table-cell>
          <table:table-cell office:value-type="float" office:value="-0.0234264306818425" calcext:value-type="float">
            <text:p>-0.0234264307</text:p>
          </table:table-cell>
          <table:table-cell office:value-type="float" office:value="-0.188851231583815" calcext:value-type="float">
            <text:p>-0.1888512316</text:p>
          </table:table-cell>
          <table:table-cell/>
          <table:table-cell office:value-type="float" office:value="0.451987952005662" calcext:value-type="float">
            <text:p>0.451987952</text:p>
          </table:table-cell>
          <table:table-cell office:value-type="float" office:value="-0.00804932736770158" calcext:value-type="float">
            <text:p>-0.0080493274</text:p>
          </table:table-cell>
          <table:table-cell office:value-type="float" office:value="0.0354696226813265" calcext:value-type="float">
            <text:p>0.0354696227</text:p>
          </table:table-cell>
          <table:table-cell office:value-type="float" office:value="0.0455910812372817" calcext:value-type="float">
            <text:p>0.0455910812</text:p>
          </table:table-cell>
          <table:table-cell office:value-type="float" office:value="0.0746492441007298" calcext:value-type="float">
            <text:p>0.0746492441</text:p>
          </table:table-cell>
          <table:table-cell office:value-type="float" office:value="0.0888628410193078" calcext:value-type="float">
            <text:p>0.088862841</text:p>
          </table:table-cell>
          <table:table-cell office:value-type="float" office:value="0.683765077178988" calcext:value-type="float">
            <text:p>0.6837650772</text:p>
          </table:table-cell>
          <table:table-cell office:value-type="float" office:value="-0.00868457474040403" calcext:value-type="float">
            <text:p>-0.0086845747</text:p>
          </table:table-cell>
          <table:table-cell office:value-type="float" office:value="-0.0153677423394188" calcext:value-type="float">
            <text:p>-0.0153677423</text:p>
          </table:table-cell>
          <table:table-cell office:value-type="float" office:value="0.443630980976745" calcext:value-type="float">
            <text:p>0.443630981</text:p>
          </table:table-cell>
          <table:table-cell office:value-type="float" office:value="0.446673942611048" calcext:value-type="float">
            <text:p>0.4466739426</text:p>
          </table:table-cell>
          <table:table-cell office:value-type="float" office:value="0.0174742441248992" calcext:value-type="float">
            <text:p>0.0174742441</text:p>
          </table:table-cell>
          <table:table-cell office:value-type="float" office:value="0.00876372534727097" calcext:value-type="float">
            <text:p>0.0087637253</text:p>
          </table:table-cell>
          <table:table-cell office:value-type="float" office:value="-0.101142152084969" calcext:value-type="float">
            <text:p>-0.1011421521</text:p>
          </table:table-cell>
          <table:table-cell office:value-type="float" office:value="0.048751458994251" calcext:value-type="float">
            <text:p>0.048751459</text:p>
          </table:table-cell>
          <table:table-cell office:value-type="float" office:value="0.287404259799301" calcext:value-type="float">
            <text:p>0.2874042598</text:p>
          </table:table-cell>
          <table:table-cell office:value-type="float" office:value="0.210370088986072" calcext:value-type="float">
            <text:p>0.210370089</text:p>
          </table:table-cell>
          <table:table-cell office:value-type="float" office:value="-0.0303285106545887" calcext:value-type="float">
            <text:p>-0.0303285107</text:p>
          </table:table-cell>
          <table:table-cell office:value-type="float" office:value="0.206099681588909" calcext:value-type="float">
            <text:p>0.2060996816</text:p>
          </table:table-cell>
          <table:table-cell office:value-type="float" office:value="0.33749491426703" calcext:value-type="float">
            <text:p>0.3374949143</text:p>
          </table:table-cell>
          <table:table-cell office:value-type="float" office:value="0.0965126806982516" calcext:value-type="float">
            <text:p>0.0965126807</text:p>
          </table:table-cell>
          <table:table-cell office:value-type="float" office:value="-0.0152623763726948" calcext:value-type="float">
            <text:p>-0.0152623764</text:p>
          </table:table-cell>
          <table:table-cell office:value-type="float" office:value="0.111807391047832" calcext:value-type="float">
            <text:p>0.111807391</text:p>
          </table:table-cell>
          <table:table-cell office:value-type="float" office:value="-0.00526205444015651" calcext:value-type="float">
            <text:p>-0.0052620544</text:p>
          </table:table-cell>
          <table:table-cell office:value-type="float" office:value="0.0410281170156805" calcext:value-type="float">
            <text:p>0.041028117</text:p>
          </table:table-cell>
          <table:table-cell office:value-type="float" office:value="0.120480979197677" calcext:value-type="float">
            <text:p>0.1204809792</text:p>
          </table:table-cell>
          <table:table-cell office:value-type="float" office:value="-0.374711997949761" calcext:value-type="float">
            <text:p>-0.3747119979</text:p>
          </table:table-cell>
          <table:table-cell office:value-type="float" office:value="0.0656327856240934" calcext:value-type="float">
            <text:p>0.0656327856</text:p>
          </table:table-cell>
          <table:table-cell office:value-type="float" office:value="0.198457929305398" calcext:value-type="float">
            <text:p>0.1984579293</text:p>
          </table:table-cell>
          <table:table-cell office:value-type="float" office:value="-0.396781927599747" calcext:value-type="float">
            <text:p>-0.3967819276</text:p>
          </table:table-cell>
          <table:table-cell office:value-type="float" office:value="-0.0108037616328405" calcext:value-type="float">
            <text:p>-0.0108037616</text:p>
          </table:table-cell>
          <table:table-cell office:value-type="float" office:value="-0.00924663691546175" calcext:value-type="float">
            <text:p>-0.0092466369</text:p>
          </table:table-cell>
          <table:table-cell office:value-type="float" office:value="0.687700478839439" calcext:value-type="float">
            <text:p>0.6877004788</text:p>
          </table:table-cell>
          <table:table-cell office:value-type="float" office:value="0.15310171199447" calcext:value-type="float">
            <text:p>0.153101712</text:p>
          </table:table-cell>
          <table:table-cell office:value-type="float" office:value="0.67189928319799" calcext:value-type="float">
            <text:p>0.6718992832</text:p>
          </table:table-cell>
          <table:table-cell office:value-type="float" office:value="0.691033076501571" calcext:value-type="float">
            <text:p>0.6910330765</text:p>
          </table:table-cell>
          <table:table-cell office:value-type="float" office:value="0.680107556203802" calcext:value-type="float">
            <text:p>0.6801075562</text:p>
          </table:table-cell>
          <table:table-cell office:value-type="float" office:value="0.673913044398951" calcext:value-type="float">
            <text:p>0.6739130444</text:p>
          </table:table-cell>
          <table:table-cell office:value-type="float" office:value="0.222535608265001" calcext:value-type="float">
            <text:p>0.2225356083</text:p>
          </table:table-cell>
          <table:table-cell office:value-type="float" office:value="0.641411253353932" calcext:value-type="float">
            <text:p>0.6414112534</text:p>
          </table:table-cell>
          <table:table-cell office:value-type="float" office:value="0.687579947134759" calcext:value-type="float">
            <text:p>0.6875799471</text:p>
          </table:table-cell>
          <table:table-cell office:value-type="float" office:value="0.667813657144527" calcext:value-type="float">
            <text:p>0.6678136571</text:p>
          </table:table-cell>
          <table:table-cell office:value-type="float" office:value="-0.695173139584445" calcext:value-type="float">
            <text:p>-0.6951731396</text:p>
          </table:table-cell>
          <table:table-cell office:value-type="float" office:value="0.175530840653999" calcext:value-type="float">
            <text:p>0.1755308407</text:p>
          </table:table-cell>
          <table:table-cell office:value-type="float" office:value="-0.735679105220434" calcext:value-type="float">
            <text:p>-0.7356791052</text:p>
          </table:table-cell>
          <table:table-cell office:value-type="float" office:value="0.681539656828783" calcext:value-type="float">
            <text:p>0.6815396568</text:p>
          </table:table-cell>
          <table:table-cell office:value-type="float" office:value="0.0723581915990084" calcext:value-type="float">
            <text:p>0.0723581916</text:p>
          </table:table-cell>
          <table:table-cell office:value-type="float" office:value="-0.014343970934218" calcext:value-type="float">
            <text:p>-0.0143439709</text:p>
          </table:table-cell>
          <table:table-cell office:value-type="float" office:value="0.079574862918391" calcext:value-type="float">
            <text:p>0.0795748629</text:p>
          </table:table-cell>
          <table:table-cell office:value-type="float" office:value="-0.00366627489761955" calcext:value-type="float">
            <text:p>-0.0036662749</text:p>
          </table:table-cell>
          <table:table-cell office:value-type="float" office:value="0.109291482732478" calcext:value-type="float">
            <text:p>0.1092914827</text:p>
          </table:table-cell>
          <table:table-cell office:value-type="float" office:value="-0.726834455252978" calcext:value-type="float">
            <text:p>-0.7268344553</text:p>
          </table:table-cell>
          <table:table-cell office:value-type="float" office:value="0.0986829988216753" calcext:value-type="float">
            <text:p>0.0986829988</text:p>
          </table:table-cell>
          <table:table-cell office:value-type="float" office:value="-0.0614775991794783" calcext:value-type="float">
            <text:p>-0.0614775992</text:p>
          </table:table-cell>
          <table:table-cell office:value-type="float" office:value="0.118762856314686" calcext:value-type="float">
            <text:p>0.1187628563</text:p>
          </table:table-cell>
          <table:table-cell office:value-type="float" office:value="-0.057266398841761" calcext:value-type="float">
            <text:p>-0.0572663988</text:p>
          </table:table-cell>
          <table:table-cell office:value-type="float" office:value="0.0468736580685032" calcext:value-type="float">
            <text:p>0.0468736581</text:p>
          </table:table-cell>
          <table:table-cell office:value-type="float" office:value="0.00861599394648844" calcext:value-type="float">
            <text:p>0.0086159939</text:p>
          </table:table-cell>
          <table:table-cell office:value-type="float" office:value="0.060337330438573" calcext:value-type="float">
            <text:p>0.0603373304</text:p>
          </table:table-cell>
          <table:table-cell office:value-type="float" office:value="0.0130302284058766" calcext:value-type="float">
            <text:p>0.0130302284</text:p>
          </table:table-cell>
          <table:table-cell office:value-type="float" office:value="0.412932753203517" calcext:value-type="float">
            <text:p>0.4129327532</text:p>
          </table:table-cell>
          <table:table-cell office:value-type="float" office:value="0.792853854149357" calcext:value-type="float">
            <text:p>0.7928538541</text:p>
          </table:table-cell>
          <table:table-cell office:value-type="float" office:value="1" calcext:value-type="float">
            <text:p>1</text:p>
          </table:table-cell>
          <table:table-cell office:value-type="float" office:value="0.460798231309605" calcext:value-type="float">
            <text:p>0.4607982313</text:p>
          </table:table-cell>
          <table:table-cell office:value-type="float" office:value="0.310346929351697" calcext:value-type="float">
            <text:p>0.3103469294</text:p>
          </table:table-cell>
          <table:table-cell office:value-type="float" office:value="0.315905526172514" calcext:value-type="float">
            <text:p>0.3159055262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te_min</text:p>
          </table:table-cell>
          <table:table-cell office:value-type="float" office:value="0.0945770315082777" calcext:value-type="float">
            <text:p>0.0945770315</text:p>
          </table:table-cell>
          <table:table-cell office:value-type="float" office:value="-0.0062385597856249" calcext:value-type="float">
            <text:p>-0.0062385598</text:p>
          </table:table-cell>
          <table:table-cell office:value-type="float" office:value="-0.0623028355788885" calcext:value-type="float">
            <text:p>-0.0623028356</text:p>
          </table:table-cell>
          <table:table-cell/>
          <table:table-cell office:value-type="float" office:value="0.0998127690340429" calcext:value-type="float">
            <text:p>0.099812769</text:p>
          </table:table-cell>
          <table:table-cell office:value-type="float" office:value="-0.00644561713140379" calcext:value-type="float">
            <text:p>-0.0064456171</text:p>
          </table:table-cell>
          <table:table-cell office:value-type="float" office:value="0.33491970310043" calcext:value-type="float">
            <text:p>0.3349197031</text:p>
          </table:table-cell>
          <table:table-cell office:value-type="float" office:value="-0.0295135648956987" calcext:value-type="float">
            <text:p>-0.0295135649</text:p>
          </table:table-cell>
          <table:table-cell office:value-type="float" office:value="0.299943781899272" calcext:value-type="float">
            <text:p>0.2999437819</text:p>
          </table:table-cell>
          <table:table-cell office:value-type="float" office:value="-0.0623028355788885" calcext:value-type="float">
            <text:p>-0.0623028356</text:p>
          </table:table-cell>
          <table:table-cell office:value-type="float" office:value="-0.0623014928746313" calcext:value-type="float">
            <text:p>-0.0623014929</text:p>
          </table:table-cell>
          <table:table-cell office:value-type="float" office:value="-0.041828949670047" calcext:value-type="float">
            <text:p>-0.0418289497</text:p>
          </table:table-cell>
          <table:table-cell office:value-type="float" office:value="-0.137948507818159" calcext:value-type="float">
            <text:p>-0.1379485078</text:p>
          </table:table-cell>
          <table:table-cell/>
          <table:table-cell office:value-type="float" office:value="0.576361148081723" calcext:value-type="float">
            <text:p>0.5763611481</text:p>
          </table:table-cell>
          <table:table-cell office:value-type="float" office:value="-0.0178317381884711" calcext:value-type="float">
            <text:p>-0.0178317382</text:p>
          </table:table-cell>
          <table:table-cell office:value-type="float" office:value="0.0252103522197923" calcext:value-type="float">
            <text:p>0.0252103522</text:p>
          </table:table-cell>
          <table:table-cell office:value-type="float" office:value="0.0365902974304267" calcext:value-type="float">
            <text:p>0.0365902974</text:p>
          </table:table-cell>
          <table:table-cell office:value-type="float" office:value="0.0997746658466155" calcext:value-type="float">
            <text:p>0.0997746658</text:p>
          </table:table-cell>
          <table:table-cell office:value-type="float" office:value="0.0240597297320692" calcext:value-type="float">
            <text:p>0.0240597297</text:p>
          </table:table-cell>
          <table:table-cell office:value-type="float" office:value="0.681592478620773" calcext:value-type="float">
            <text:p>0.6815924786</text:p>
          </table:table-cell>
          <table:table-cell office:value-type="float" office:value="-0.0246868687841967" calcext:value-type="float">
            <text:p>-0.0246868688</text:p>
          </table:table-cell>
          <table:table-cell office:value-type="float" office:value="-0.0360849404616316" calcext:value-type="float">
            <text:p>-0.0360849405</text:p>
          </table:table-cell>
          <table:table-cell office:value-type="float" office:value="0.548995851159079" calcext:value-type="float">
            <text:p>0.5489958512</text:p>
          </table:table-cell>
          <table:table-cell office:value-type="float" office:value="0.560396786394834" calcext:value-type="float">
            <text:p>0.5603967864</text:p>
          </table:table-cell>
          <table:table-cell office:value-type="float" office:value="-0.00077442941393158" calcext:value-type="float">
            <text:p>-0.0007744294</text:p>
          </table:table-cell>
          <table:table-cell office:value-type="float" office:value="0.0163048961234909" calcext:value-type="float">
            <text:p>0.0163048961</text:p>
          </table:table-cell>
          <table:table-cell office:value-type="float" office:value="-0.0818869773097749" calcext:value-type="float">
            <text:p>-0.0818869773</text:p>
          </table:table-cell>
          <table:table-cell office:value-type="float" office:value="0.0358145852122296" calcext:value-type="float">
            <text:p>0.0358145852</text:p>
          </table:table-cell>
          <table:table-cell office:value-type="float" office:value="0.365820511905291" calcext:value-type="float">
            <text:p>0.3658205119</text:p>
          </table:table-cell>
          <table:table-cell office:value-type="float" office:value="0.413921539405461" calcext:value-type="float">
            <text:p>0.4139215394</text:p>
          </table:table-cell>
          <table:table-cell office:value-type="float" office:value="-0.103351137748018" calcext:value-type="float">
            <text:p>-0.1033511377</text:p>
          </table:table-cell>
          <table:table-cell office:value-type="float" office:value="0.26730867554011" calcext:value-type="float">
            <text:p>0.2673086755</text:p>
          </table:table-cell>
          <table:table-cell office:value-type="float" office:value="0.375611723881932" calcext:value-type="float">
            <text:p>0.3756117239</text:p>
          </table:table-cell>
          <table:table-cell office:value-type="float" office:value="0.140703398592855" calcext:value-type="float">
            <text:p>0.1407033986</text:p>
          </table:table-cell>
          <table:table-cell office:value-type="float" office:value="-0.0526894485984772" calcext:value-type="float">
            <text:p>-0.0526894486</text:p>
          </table:table-cell>
          <table:table-cell office:value-type="float" office:value="0.151959678882221" calcext:value-type="float">
            <text:p>0.1519596789</text:p>
          </table:table-cell>
          <table:table-cell office:value-type="float" office:value="-0.0356624085437785" calcext:value-type="float">
            <text:p>-0.0356624085</text:p>
          </table:table-cell>
          <table:table-cell office:value-type="float" office:value="0.0589353006463893" calcext:value-type="float">
            <text:p>0.0589353006</text:p>
          </table:table-cell>
          <table:table-cell office:value-type="float" office:value="0.206640092309344" calcext:value-type="float">
            <text:p>0.2066400923</text:p>
          </table:table-cell>
          <table:table-cell office:value-type="float" office:value="-0.305584942953533" calcext:value-type="float">
            <text:p>-0.305584943</text:p>
          </table:table-cell>
          <table:table-cell office:value-type="float" office:value="0.0941840990134237" calcext:value-type="float">
            <text:p>0.094184099</text:p>
          </table:table-cell>
          <table:table-cell office:value-type="float" office:value="0.304678582456494" calcext:value-type="float">
            <text:p>0.3046785825</text:p>
          </table:table-cell>
          <table:table-cell office:value-type="float" office:value="-0.306109142043941" calcext:value-type="float">
            <text:p>-0.306109142</text:p>
          </table:table-cell>
          <table:table-cell office:value-type="float" office:value="-0.00457280387043042" calcext:value-type="float">
            <text:p>-0.0045728039</text:p>
          </table:table-cell>
          <table:table-cell office:value-type="float" office:value="-0.0109814675021842" calcext:value-type="float">
            <text:p>-0.0109814675</text:p>
          </table:table-cell>
          <table:table-cell office:value-type="float" office:value="0.668763649933253" calcext:value-type="float">
            <text:p>0.6687636499</text:p>
          </table:table-cell>
          <table:table-cell office:value-type="float" office:value="0.163749449154648" calcext:value-type="float">
            <text:p>0.1637494492</text:p>
          </table:table-cell>
          <table:table-cell office:value-type="float" office:value="0.666034256828817" calcext:value-type="float">
            <text:p>0.6660342568</text:p>
          </table:table-cell>
          <table:table-cell office:value-type="float" office:value="0.653109781490429" calcext:value-type="float">
            <text:p>0.6531097815</text:p>
          </table:table-cell>
          <table:table-cell office:value-type="float" office:value="0.658862670029905" calcext:value-type="float">
            <text:p>0.65886267</text:p>
          </table:table-cell>
          <table:table-cell office:value-type="float" office:value="0.695136413586503" calcext:value-type="float">
            <text:p>0.6951364136</text:p>
          </table:table-cell>
          <table:table-cell office:value-type="float" office:value="0.393999729989789" calcext:value-type="float">
            <text:p>0.39399973</text:p>
          </table:table-cell>
          <table:table-cell office:value-type="float" office:value="0.704653215324307" calcext:value-type="float">
            <text:p>0.7046532153</text:p>
          </table:table-cell>
          <table:table-cell office:value-type="float" office:value="0.66332191585231" calcext:value-type="float">
            <text:p>0.6633219159</text:p>
          </table:table-cell>
          <table:table-cell office:value-type="float" office:value="0.685638787073331" calcext:value-type="float">
            <text:p>0.6856387871</text:p>
          </table:table-cell>
          <table:table-cell office:value-type="float" office:value="-0.574844545150981" calcext:value-type="float">
            <text:p>-0.5748445452</text:p>
          </table:table-cell>
          <table:table-cell office:value-type="float" office:value="0.280174570027298" calcext:value-type="float">
            <text:p>0.28017457</text:p>
          </table:table-cell>
          <table:table-cell office:value-type="float" office:value="-0.681957539263134" calcext:value-type="float">
            <text:p>-0.6819575393</text:p>
          </table:table-cell>
          <table:table-cell office:value-type="float" office:value="0.785704453768703" calcext:value-type="float">
            <text:p>0.7857044538</text:p>
          </table:table-cell>
          <table:table-cell office:value-type="float" office:value="0.03526962485142" calcext:value-type="float">
            <text:p>0.0352696249</text:p>
          </table:table-cell>
          <table:table-cell office:value-type="float" office:value="0.00332774032473288" calcext:value-type="float">
            <text:p>0.0033277403</text:p>
          </table:table-cell>
          <table:table-cell office:value-type="float" office:value="0.0423873273274532" calcext:value-type="float">
            <text:p>0.0423873273</text:p>
          </table:table-cell>
          <table:table-cell office:value-type="float" office:value="0.0135698780136688" calcext:value-type="float">
            <text:p>0.013569878</text:p>
          </table:table-cell>
          <table:table-cell office:value-type="float" office:value="0.187419085484641" calcext:value-type="float">
            <text:p>0.1874190855</text:p>
          </table:table-cell>
          <table:table-cell office:value-type="float" office:value="-0.652827502579531" calcext:value-type="float">
            <text:p>-0.6528275026</text:p>
          </table:table-cell>
          <table:table-cell office:value-type="float" office:value="0.0790766787514339" calcext:value-type="float">
            <text:p>0.0790766788</text:p>
          </table:table-cell>
          <table:table-cell office:value-type="float" office:value="-0.0541435160279797" calcext:value-type="float">
            <text:p>-0.054143516</text:p>
          </table:table-cell>
          <table:table-cell office:value-type="float" office:value="0.0927545631762876" calcext:value-type="float">
            <text:p>0.0927545632</text:p>
          </table:table-cell>
          <table:table-cell office:value-type="float" office:value="-0.0433297601722482" calcext:value-type="float">
            <text:p>-0.0433297602</text:p>
          </table:table-cell>
          <table:table-cell office:value-type="float" office:value="-0.0243829176031304" calcext:value-type="float">
            <text:p>-0.0243829176</text:p>
          </table:table-cell>
          <table:table-cell office:value-type="float" office:value="0.050959549590019" calcext:value-type="float">
            <text:p>0.0509595496</text:p>
          </table:table-cell>
          <table:table-cell office:value-type="float" office:value="-0.015248680170373" calcext:value-type="float">
            <text:p>-0.0152486802</text:p>
          </table:table-cell>
          <table:table-cell office:value-type="float" office:value="0.0560577227990658" calcext:value-type="float">
            <text:p>0.0560577228</text:p>
          </table:table-cell>
          <table:table-cell office:value-type="float" office:value="0.476724012951148" calcext:value-type="float">
            <text:p>0.476724013</text:p>
          </table:table-cell>
          <table:table-cell office:value-type="float" office:value="0.871367358918548" calcext:value-type="float">
            <text:p>0.8713673589</text:p>
          </table:table-cell>
          <table:table-cell office:value-type="float" office:value="0.460798231309605" calcext:value-type="float">
            <text:p>0.4607982313</text:p>
          </table:table-cell>
          <table:table-cell office:value-type="float" office:value="1" calcext:value-type="float">
            <text:p>1</text:p>
          </table:table-cell>
          <table:table-cell office:value-type="float" office:value="-0.697068067006592" calcext:value-type="float">
            <text:p>-0.697068067</text:p>
          </table:table-cell>
          <table:table-cell office:value-type="float" office:value="-0.69648766641498" calcext:value-type="float">
            <text:p>-0.6964876664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te_std</text:p>
          </table:table-cell>
          <table:table-cell office:value-type="float" office:value="-0.0559418966768648" calcext:value-type="float">
            <text:p>-0.0559418967</text:p>
          </table:table-cell>
          <table:table-cell office:value-type="float" office:value="0.00558394188101034" calcext:value-type="float">
            <text:p>0.0055839419</text:p>
          </table:table-cell>
          <table:table-cell office:value-type="float" office:value="0.0641060282894701" calcext:value-type="float">
            <text:p>0.0641060283</text:p>
          </table:table-cell>
          <table:table-cell/>
          <table:table-cell office:value-type="float" office:value="-0.0574221942223825" calcext:value-type="float">
            <text:p>-0.0574221942</text:p>
          </table:table-cell>
          <table:table-cell office:value-type="float" office:value="0.00115121735577509" calcext:value-type="float">
            <text:p>0.0011512174</text:p>
          </table:table-cell>
          <table:table-cell office:value-type="float" office:value="-0.0994644759622643" calcext:value-type="float">
            <text:p>-0.099464476</text:p>
          </table:table-cell>
          <table:table-cell office:value-type="float" office:value="0.00921310177440036" calcext:value-type="float">
            <text:p>0.0092131018</text:p>
          </table:table-cell>
          <table:table-cell office:value-type="float" office:value="-0.190868998196863" calcext:value-type="float">
            <text:p>-0.1908689982</text:p>
          </table:table-cell>
          <table:table-cell office:value-type="float" office:value="0.0641060282894701" calcext:value-type="float">
            <text:p>0.0641060283</text:p>
          </table:table-cell>
          <table:table-cell office:value-type="float" office:value="0.0640992613400809" calcext:value-type="float">
            <text:p>0.0640992613</text:p>
          </table:table-cell>
          <table:table-cell office:value-type="float" office:value="0.0254861489593219" calcext:value-type="float">
            <text:p>0.025486149</text:p>
          </table:table-cell>
          <table:table-cell office:value-type="float" office:value="-0.00335941746164975" calcext:value-type="float">
            <text:p>-0.0033594175</text:p>
          </table:table-cell>
          <table:table-cell/>
          <table:table-cell office:value-type="float" office:value="-0.240081098071849" calcext:value-type="float">
            <text:p>-0.2400810981</text:p>
          </table:table-cell>
          <table:table-cell office:value-type="float" office:value="0.0122194095027509" calcext:value-type="float">
            <text:p>0.0122194095</text:p>
          </table:table-cell>
          <table:table-cell office:value-type="float" office:value="0.00200033877869003" calcext:value-type="float">
            <text:p>0.0020003388</text:p>
          </table:table-cell>
          <table:table-cell office:value-type="float" office:value="-0.00141224103298672" calcext:value-type="float">
            <text:p>-0.001412241</text:p>
          </table:table-cell>
          <table:table-cell office:value-type="float" office:value="-0.0463574599858078" calcext:value-type="float">
            <text:p>-0.04635746</text:p>
          </table:table-cell>
          <table:table-cell office:value-type="float" office:value="0.048737439473701" calcext:value-type="float">
            <text:p>0.0487374395</text:p>
          </table:table-cell>
          <table:table-cell office:value-type="float" office:value="-0.187582484594266" calcext:value-type="float">
            <text:p>-0.1875824846</text:p>
          </table:table-cell>
          <table:table-cell office:value-type="float" office:value="0.0189534215830946" calcext:value-type="float">
            <text:p>0.0189534216</text:p>
          </table:table-cell>
          <table:table-cell office:value-type="float" office:value="0.0239886037416299" calcext:value-type="float">
            <text:p>0.0239886037</text:p>
          </table:table-cell>
          <table:table-cell office:value-type="float" office:value="-0.219312243888641" calcext:value-type="float">
            <text:p>-0.2193122439</text:p>
          </table:table-cell>
          <table:table-cell office:value-type="float" office:value="-0.22841914817796" calcext:value-type="float">
            <text:p>-0.2284191482</text:p>
          </table:table-cell>
          <table:table-cell office:value-type="float" office:value="0.0148496251015926" calcext:value-type="float">
            <text:p>0.0148496251</text:p>
          </table:table-cell>
          <table:table-cell office:value-type="float" office:value="-0.0104962924373116" calcext:value-type="float">
            <text:p>-0.0104962924</text:p>
          </table:table-cell>
          <table:table-cell office:value-type="float" office:value="0.00827612723596694" calcext:value-type="float">
            <text:p>0.0082761272</text:p>
          </table:table-cell>
          <table:table-cell office:value-type="float" office:value="0.00112190828086128" calcext:value-type="float">
            <text:p>0.0011219083</text:p>
          </table:table-cell>
          <table:table-cell office:value-type="float" office:value="-0.151793843036877" calcext:value-type="float">
            <text:p>-0.151793843</text:p>
          </table:table-cell>
          <table:table-cell office:value-type="float" office:value="-0.267360875213422" calcext:value-type="float">
            <text:p>-0.2673608752</text:p>
          </table:table-cell>
          <table:table-cell office:value-type="float" office:value="0.0864858936467831" calcext:value-type="float">
            <text:p>0.0864858936</text:p>
          </table:table-cell>
          <table:table-cell office:value-type="float" office:value="-0.113583829927525" calcext:value-type="float">
            <text:p>-0.1135838299</text:p>
          </table:table-cell>
          <table:table-cell office:value-type="float" office:value="-0.125406322632894" calcext:value-type="float">
            <text:p>-0.1254063226</text:p>
          </table:table-cell>
          <table:table-cell office:value-type="float" office:value="-0.0737249722339102" calcext:value-type="float">
            <text:p>-0.0737249722</text:p>
          </table:table-cell>
          <table:table-cell office:value-type="float" office:value="0.0450786121129332" calcext:value-type="float">
            <text:p>0.0450786121</text:p>
          </table:table-cell>
          <table:table-cell office:value-type="float" office:value="-0.0723597569535369" calcext:value-type="float">
            <text:p>-0.072359757</text:p>
          </table:table-cell>
          <table:table-cell office:value-type="float" office:value="0.0349724954352185" calcext:value-type="float">
            <text:p>0.0349724954</text:p>
          </table:table-cell>
          <table:table-cell office:value-type="float" office:value="-0.027410079008352" calcext:value-type="float">
            <text:p>-0.027410079</text:p>
          </table:table-cell>
          <table:table-cell office:value-type="float" office:value="-0.119220469121757" calcext:value-type="float">
            <text:p>-0.1192204691</text:p>
          </table:table-cell>
          <table:table-cell office:value-type="float" office:value="0.0381468566149695" calcext:value-type="float">
            <text:p>0.0381468566</text:p>
          </table:table-cell>
          <table:table-cell office:value-type="float" office:value="-0.0435578912585338" calcext:value-type="float">
            <text:p>-0.0435578913</text:p>
          </table:table-cell>
          <table:table-cell office:value-type="float" office:value="-0.152431102764519" calcext:value-type="float">
            <text:p>-0.1524311028</text:p>
          </table:table-cell>
          <table:table-cell office:value-type="float" office:value="0.0213793473380812" calcext:value-type="float">
            <text:p>0.0213793473</text:p>
          </table:table-cell>
          <table:table-cell office:value-type="float" office:value="-0.00261825321080948" calcext:value-type="float">
            <text:p>-0.0026182532</text:p>
          </table:table-cell>
          <table:table-cell office:value-type="float" office:value="0.00541236577471963" calcext:value-type="float">
            <text:p>0.0054123658</text:p>
          </table:table-cell>
          <table:table-cell office:value-type="float" office:value="-0.154634617824993" calcext:value-type="float">
            <text:p>-0.1546346178</text:p>
          </table:table-cell>
          <table:table-cell office:value-type="float" office:value="-0.0483884024214893" calcext:value-type="float">
            <text:p>-0.0483884024</text:p>
          </table:table-cell>
          <table:table-cell office:value-type="float" office:value="-0.164221746085682" calcext:value-type="float">
            <text:p>-0.1642217461</text:p>
          </table:table-cell>
          <table:table-cell office:value-type="float" office:value="-0.135812411958072" calcext:value-type="float">
            <text:p>-0.135812412</text:p>
          </table:table-cell>
          <table:table-cell office:value-type="float" office:value="-0.150393765417097" calcext:value-type="float">
            <text:p>-0.1503937654</text:p>
          </table:table-cell>
          <table:table-cell office:value-type="float" office:value="-0.211402744531312" calcext:value-type="float">
            <text:p>-0.2114027445</text:p>
          </table:table-cell>
          <table:table-cell office:value-type="float" office:value="-0.246456458003703" calcext:value-type="float">
            <text:p>-0.246456458</text:p>
          </table:table-cell>
          <table:table-cell office:value-type="float" office:value="-0.248532864560184" calcext:value-type="float">
            <text:p>-0.2485328646</text:p>
          </table:table-cell>
          <table:table-cell office:value-type="float" office:value="-0.165267566120764" calcext:value-type="float">
            <text:p>-0.1652675661</text:p>
          </table:table-cell>
          <table:table-cell office:value-type="float" office:value="-0.205853809606116" calcext:value-type="float">
            <text:p>-0.2058538096</text:p>
          </table:table-cell>
          <table:table-cell office:value-type="float" office:value="0.0625627777180515" calcext:value-type="float">
            <text:p>0.0625627777</text:p>
          </table:table-cell>
          <table:table-cell office:value-type="float" office:value="-0.15063169467068" calcext:value-type="float">
            <text:p>-0.1506316947</text:p>
          </table:table-cell>
          <table:table-cell office:value-type="float" office:value="0.139721735259088" calcext:value-type="float">
            <text:p>0.1397217353</text:p>
          </table:table-cell>
          <table:table-cell office:value-type="float" office:value="-0.34968865271269" calcext:value-type="float">
            <text:p>-0.3496886527</text:p>
          </table:table-cell>
          <table:table-cell office:value-type="float" office:value="0.0216916044577725" calcext:value-type="float">
            <text:p>0.0216916045</text:p>
          </table:table-cell>
          <table:table-cell office:value-type="float" office:value="-0.0155462744234057" calcext:value-type="float">
            <text:p>-0.0155462744</text:p>
          </table:table-cell>
          <table:table-cell office:value-type="float" office:value="0.0201141826873579" calcext:value-type="float">
            <text:p>0.0201141827</text:p>
          </table:table-cell>
          <table:table-cell office:value-type="float" office:value="-0.0172456930885932" calcext:value-type="float">
            <text:p>-0.0172456931</text:p>
          </table:table-cell>
          <table:table-cell office:value-type="float" office:value="-0.106525474333246" calcext:value-type="float">
            <text:p>-0.1065254743</text:p>
          </table:table-cell>
          <table:table-cell office:value-type="float" office:value="0.116857564589189" calcext:value-type="float">
            <text:p>0.1168575646</text:p>
          </table:table-cell>
          <table:table-cell office:value-type="float" office:value="-0.00497861889285806" calcext:value-type="float">
            <text:p>-0.0049786189</text:p>
          </table:table-cell>
          <table:table-cell office:value-type="float" office:value="0.00885945691580405" calcext:value-type="float">
            <text:p>0.0088594569</text:p>
          </table:table-cell>
          <table:table-cell office:value-type="float" office:value="-0.00266859444395867" calcext:value-type="float">
            <text:p>-0.0026685944</text:p>
          </table:table-cell>
          <table:table-cell office:value-type="float" office:value="0.000736359732317914" calcext:value-type="float">
            <text:p>0.0007363597</text:p>
          </table:table-cell>
          <table:table-cell office:value-type="float" office:value="0.0655250383569033" calcext:value-type="float">
            <text:p>0.0655250384</text:p>
          </table:table-cell>
          <table:table-cell office:value-type="float" office:value="-0.0483770922220982" calcext:value-type="float">
            <text:p>-0.0483770922</text:p>
          </table:table-cell>
          <table:table-cell office:value-type="float" office:value="0.0665367908206859" calcext:value-type="float">
            <text:p>0.0665367908</text:p>
          </table:table-cell>
          <table:table-cell office:value-type="float" office:value="-0.0493923134837956" calcext:value-type="float">
            <text:p>-0.0493923135</text:p>
          </table:table-cell>
          <table:table-cell office:value-type="float" office:value="-0.17035732371623" calcext:value-type="float">
            <text:p>-0.1703573237</text:p>
          </table:table-cell>
          <table:table-cell office:value-type="float" office:value="-0.291001996475253" calcext:value-type="float">
            <text:p>-0.2910019965</text:p>
          </table:table-cell>
          <table:table-cell office:value-type="float" office:value="0.310346929351697" calcext:value-type="float">
            <text:p>0.3103469294</text:p>
          </table:table-cell>
          <table:table-cell office:value-type="float" office:value="-0.697068067006592" calcext:value-type="float">
            <text:p>-0.697068067</text:p>
          </table:table-cell>
          <table:table-cell office:value-type="float" office:value="1" calcext:value-type="float">
            <text:p>1</text:p>
          </table:table-cell>
          <table:table-cell office:value-type="float" office:value="0.996126222299004" calcext:value-type="float">
            <text:p>0.9961262223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te_peak</text:p>
          </table:table-cell>
          <table:table-cell office:value-type="float" office:value="-0.0561357835087682" calcext:value-type="float">
            <text:p>-0.0561357835</text:p>
          </table:table-cell>
          <table:table-cell office:value-type="float" office:value="0.00555225503890355" calcext:value-type="float">
            <text:p>0.005552255</text:p>
          </table:table-cell>
          <table:table-cell office:value-type="float" office:value="0.0613051291082364" calcext:value-type="float">
            <text:p>0.0613051291</text:p>
          </table:table-cell>
          <table:table-cell/>
          <table:table-cell office:value-type="float" office:value="-0.0573623440117483" calcext:value-type="float">
            <text:p>-0.057362344</text:p>
          </table:table-cell>
          <table:table-cell office:value-type="float" office:value="0.00185453863508898" calcext:value-type="float">
            <text:p>0.0018545386</text:p>
          </table:table-cell>
          <table:table-cell office:value-type="float" office:value="-0.0966148633915505" calcext:value-type="float">
            <text:p>-0.0966148634</text:p>
          </table:table-cell>
          <table:table-cell office:value-type="float" office:value="0.00896492817270821" calcext:value-type="float">
            <text:p>0.0089649282</text:p>
          </table:table-cell>
          <table:table-cell office:value-type="float" office:value="-0.182691419117394" calcext:value-type="float">
            <text:p>-0.1826914191</text:p>
          </table:table-cell>
          <table:table-cell office:value-type="float" office:value="0.0613051291082364" calcext:value-type="float">
            <text:p>0.0613051291</text:p>
          </table:table-cell>
          <table:table-cell office:value-type="float" office:value="0.0612985718526799" calcext:value-type="float">
            <text:p>0.0612985719</text:p>
          </table:table-cell>
          <table:table-cell office:value-type="float" office:value="0.0257765795452228" calcext:value-type="float">
            <text:p>0.0257765795</text:p>
          </table:table-cell>
          <table:table-cell office:value-type="float" office:value="-0.00521629790203131" calcext:value-type="float">
            <text:p>-0.0052162979</text:p>
          </table:table-cell>
          <table:table-cell/>
          <table:table-cell office:value-type="float" office:value="-0.250341740948036" calcext:value-type="float">
            <text:p>-0.2503417409</text:p>
          </table:table-cell>
          <table:table-cell office:value-type="float" office:value="0.01255501842096" calcext:value-type="float">
            <text:p>0.0125550184</text:p>
          </table:table-cell>
          <table:table-cell office:value-type="float" office:value="0.00172680407423325" calcext:value-type="float">
            <text:p>0.0017268041</text:p>
          </table:table-cell>
          <table:table-cell office:value-type="float" office:value="-0.00225553228988359" calcext:value-type="float">
            <text:p>-0.0022555323</text:p>
          </table:table-cell>
          <table:table-cell office:value-type="float" office:value="-0.0463088178649314" calcext:value-type="float">
            <text:p>-0.0463088179</text:p>
          </table:table-cell>
          <table:table-cell office:value-type="float" office:value="0.0461337612005406" calcext:value-type="float">
            <text:p>0.0461337612</text:p>
          </table:table-cell>
          <table:table-cell office:value-type="float" office:value="-0.17581886706903" calcext:value-type="float">
            <text:p>-0.1758188671</text:p>
          </table:table-cell>
          <table:table-cell office:value-type="float" office:value="0.0196077245690612" calcext:value-type="float">
            <text:p>0.0196077246</text:p>
          </table:table-cell>
          <table:table-cell office:value-type="float" office:value="0.0253196428769954" calcext:value-type="float">
            <text:p>0.0253196429</text:p>
          </table:table-cell>
          <table:table-cell office:value-type="float" office:value="-0.227863040902138" calcext:value-type="float">
            <text:p>-0.2278630409</text:p>
          </table:table-cell>
          <table:table-cell office:value-type="float" office:value="-0.237582784227899" calcext:value-type="float">
            <text:p>-0.2375827842</text:p>
          </table:table-cell>
          <table:table-cell office:value-type="float" office:value="0.0149562473519715" calcext:value-type="float">
            <text:p>0.0149562474</text:p>
          </table:table-cell>
          <table:table-cell office:value-type="float" office:value="-0.0103451340071661" calcext:value-type="float">
            <text:p>-0.010345134</text:p>
          </table:table-cell>
          <table:table-cell office:value-type="float" office:value="0.00576577037447726" calcext:value-type="float">
            <text:p>0.0057657704</text:p>
          </table:table-cell>
          <table:table-cell office:value-type="float" office:value="0.00112898625106055" calcext:value-type="float">
            <text:p>0.0011289863</text:p>
          </table:table-cell>
          <table:table-cell office:value-type="float" office:value="-0.158469836594796" calcext:value-type="float">
            <text:p>-0.1584698366</text:p>
          </table:table-cell>
          <table:table-cell office:value-type="float" office:value="-0.272130986661187" calcext:value-type="float">
            <text:p>-0.2721309867</text:p>
          </table:table-cell>
          <table:table-cell office:value-type="float" office:value="0.0858929407242336" calcext:value-type="float">
            <text:p>0.0858929407</text:p>
          </table:table-cell>
          <table:table-cell office:value-type="float" office:value="-0.118955896826832" calcext:value-type="float">
            <text:p>-0.1189558968</text:p>
          </table:table-cell>
          <table:table-cell office:value-type="float" office:value="-0.12843645953501" calcext:value-type="float">
            <text:p>-0.1284364595</text:p>
          </table:table-cell>
          <table:table-cell office:value-type="float" office:value="-0.0723867345639491" calcext:value-type="float">
            <text:p>-0.0723867346</text:p>
          </table:table-cell>
          <table:table-cell office:value-type="float" office:value="0.0439878704033552" calcext:value-type="float">
            <text:p>0.0439878704</text:p>
          </table:table-cell>
          <table:table-cell office:value-type="float" office:value="-0.0720541697639275" calcext:value-type="float">
            <text:p>-0.0720541698</text:p>
          </table:table-cell>
          <table:table-cell office:value-type="float" office:value="0.0338705431754625" calcext:value-type="float">
            <text:p>0.0338705432</text:p>
          </table:table-cell>
          <table:table-cell office:value-type="float" office:value="-0.0297936855876332" calcext:value-type="float">
            <text:p>-0.0297936856</text:p>
          </table:table-cell>
          <table:table-cell office:value-type="float" office:value="-0.125160764797812" calcext:value-type="float">
            <text:p>-0.1251607648</text:p>
          </table:table-cell>
          <table:table-cell office:value-type="float" office:value="0.0255228403611405" calcext:value-type="float">
            <text:p>0.0255228404</text:p>
          </table:table-cell>
          <table:table-cell office:value-type="float" office:value="-0.0475597025951537" calcext:value-type="float">
            <text:p>-0.0475597026</text:p>
          </table:table-cell>
          <table:table-cell office:value-type="float" office:value="-0.161377616694881" calcext:value-type="float">
            <text:p>-0.1613776167</text:p>
          </table:table-cell>
          <table:table-cell office:value-type="float" office:value="0.0060382131696846" calcext:value-type="float">
            <text:p>0.0060382132</text:p>
          </table:table-cell>
          <table:table-cell office:value-type="float" office:value="-0.00384652292476703" calcext:value-type="float">
            <text:p>-0.0038465229</text:p>
          </table:table-cell>
          <table:table-cell office:value-type="float" office:value="0.0042636564463194" calcext:value-type="float">
            <text:p>0.0042636564</text:p>
          </table:table-cell>
          <table:table-cell office:value-type="float" office:value="-0.142683658357201" calcext:value-type="float">
            <text:p>-0.1426836584</text:p>
          </table:table-cell>
          <table:table-cell office:value-type="float" office:value="-0.0468455009824443" calcext:value-type="float">
            <text:p>-0.046845501</text:p>
          </table:table-cell>
          <table:table-cell office:value-type="float" office:value="-0.152225942583325" calcext:value-type="float">
            <text:p>-0.1522259426</text:p>
          </table:table-cell>
          <table:table-cell office:value-type="float" office:value="-0.124205265287575" calcext:value-type="float">
            <text:p>-0.1242052653</text:p>
          </table:table-cell>
          <table:table-cell office:value-type="float" office:value="-0.138554490211242" calcext:value-type="float">
            <text:p>-0.1385544902</text:p>
          </table:table-cell>
          <table:table-cell office:value-type="float" office:value="-0.199570720332814" calcext:value-type="float">
            <text:p>-0.1995707203</text:p>
          </table:table-cell>
          <table:table-cell office:value-type="float" office:value="-0.243377607236044" calcext:value-type="float">
            <text:p>-0.2433776072</text:p>
          </table:table-cell>
          <table:table-cell office:value-type="float" office:value="-0.236395725550056" calcext:value-type="float">
            <text:p>-0.2363957256</text:p>
          </table:table-cell>
          <table:table-cell office:value-type="float" office:value="-0.154071156614515" calcext:value-type="float">
            <text:p>-0.1540711566</text:p>
          </table:table-cell>
          <table:table-cell office:value-type="float" office:value="-0.194304467270946" calcext:value-type="float">
            <text:p>-0.1943044673</text:p>
          </table:table-cell>
          <table:table-cell office:value-type="float" office:value="0.0524758776610107" calcext:value-type="float">
            <text:p>0.0524758777</text:p>
          </table:table-cell>
          <table:table-cell office:value-type="float" office:value="-0.15760088782219" calcext:value-type="float">
            <text:p>-0.1576008878</text:p>
          </table:table-cell>
          <table:table-cell office:value-type="float" office:value="0.134235414487099" calcext:value-type="float">
            <text:p>0.1342354145</text:p>
          </table:table-cell>
          <table:table-cell office:value-type="float" office:value="-0.343830256073591" calcext:value-type="float">
            <text:p>-0.3438302561</text:p>
          </table:table-cell>
          <table:table-cell office:value-type="float" office:value="0.0207981810427869" calcext:value-type="float">
            <text:p>0.020798181</text:p>
          </table:table-cell>
          <table:table-cell office:value-type="float" office:value="-0.0151549742316145" calcext:value-type="float">
            <text:p>-0.0151549742</text:p>
          </table:table-cell>
          <table:table-cell office:value-type="float" office:value="0.0190238228276678" calcext:value-type="float">
            <text:p>0.0190238228</text:p>
          </table:table-cell>
          <table:table-cell office:value-type="float" office:value="-0.0174712017670807" calcext:value-type="float">
            <text:p>-0.0174712018</text:p>
          </table:table-cell>
          <table:table-cell office:value-type="float" office:value="-0.11199636095003" calcext:value-type="float">
            <text:p>-0.111996361</text:p>
          </table:table-cell>
          <table:table-cell office:value-type="float" office:value="0.110244942699359" calcext:value-type="float">
            <text:p>0.1102449427</text:p>
          </table:table-cell>
          <table:table-cell office:value-type="float" office:value="-0.00474969264978864" calcext:value-type="float">
            <text:p>-0.0047496926</text:p>
          </table:table-cell>
          <table:table-cell office:value-type="float" office:value="0.008176244162969" calcext:value-type="float">
            <text:p>0.0081762442</text:p>
          </table:table-cell>
          <table:table-cell office:value-type="float" office:value="-0.00313704851277231" calcext:value-type="float">
            <text:p>-0.0031370485</text:p>
          </table:table-cell>
          <table:table-cell office:value-type="float" office:value="0.0000206110060256007" calcext:value-type="float">
            <text:p>0.000020611</text:p>
          </table:table-cell>
          <table:table-cell office:value-type="float" office:value="0.0639651181425604" calcext:value-type="float">
            <text:p>0.0639651181</text:p>
          </table:table-cell>
          <table:table-cell office:value-type="float" office:value="-0.0475122725550752" calcext:value-type="float">
            <text:p>-0.0475122726</text:p>
          </table:table-cell>
          <table:table-cell office:value-type="float" office:value="0.0650858236412993" calcext:value-type="float">
            <text:p>0.0650858236</text:p>
          </table:table-cell>
          <table:table-cell office:value-type="float" office:value="-0.0493934816346156" calcext:value-type="float">
            <text:p>-0.0493934816</text:p>
          </table:table-cell>
          <table:table-cell office:value-type="float" office:value="-0.175776358035851" calcext:value-type="float">
            <text:p>-0.175776358</text:p>
          </table:table-cell>
          <table:table-cell office:value-type="float" office:value="-0.290497592165989" calcext:value-type="float">
            <text:p>-0.2904975922</text:p>
          </table:table-cell>
          <table:table-cell office:value-type="float" office:value="0.315905526172514" calcext:value-type="float">
            <text:p>0.3159055262</text:p>
          </table:table-cell>
          <table:table-cell office:value-type="float" office:value="-0.69648766641498" calcext:value-type="float">
            <text:p>-0.6964876664</text:p>
          </table:table-cell>
          <table:table-cell office:value-type="float" office:value="0.996126222299004" calcext:value-type="float">
            <text:p>0.9961262223</text:p>
          </table:table-cell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xp028corr.A1:exp028corr.AMJ1048576">
            <calcext:color-scale>
              <calcext:color-scale-entry calcext:value="0" calcext:type="minimum" calcext:color="#ff9999"/>
              <calcext:color-scale-entry calcext:value="0" calcext:type="maximum" calcext:color="#99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9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9T08:57:19.625738596</dc:date>
    <meta:editing-duration>PT5M44S</meta:editing-duration>
    <meta:editing-cycles>1</meta:editing-cycles>
    <meta:document-statistic meta:table-count="1" meta:cell-count="6244" meta:object-count="0"/>
    <meta:generator>LibreOffice/5.1.6.2$Linux_X86_64 LibreOffice_project/10m0$Build-2</meta:generator>
  </office:meta>
</office:document-meta>
</file>